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1.89mm" svg:height="102.24mm" svg:x="314.44mm" svg:y="4.27mm">
            <draw:object draw:notify-on-update-of-ranges="Sheet1.A6:Sheet1.A47 Sheet1.A5:Sheet1.A5 Sheet1.B6:Sheet1.B47 Sheet1.E7:Sheet1.E1007 Sheet1.F5:Sheet1.F5 Sheet1.G7:Sheet1.G1007 Sheet1.E7:Sheet1.E1007 Sheet1.H5:Sheet1.H5 Sheet1.I7:Sheet1.I10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4.89mm" svg:y="109.37mm">
            <draw:object draw:notify-on-update-of-ranges="Sheet1.K7:Sheet1.K59 Sheet1.L6:Sheet1.L6 Sheet1.L7:Sheet1.L59 Sheet1.M7:Sheet1.M47 Sheet1.O6:Sheet1.O6 Sheet1.O7:Sheet1.O47 Sheet1.M7:Sheet1.M47 Sheet1.N6:Sheet1.N6 Sheet1.N7:Sheet1.N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 [m2/s]</text:p>
          </table:table-cell>
          <table:table-cell table:style-name="ce1" office:value-type="float" office:value="0.00001783" calcext:value-type="float">
            <text:p>1.78E-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ngth [m]</text:p>
          </table:table-cell>
          <table:table-cell table:style-name="ce1" table:formula="of:=0.000004" office:value-type="float" office:value="0.000004" calcext:value-type="float">
            <text:p>4.00E-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 density</text:p>
          </table:table-cell>
          <table:table-cell table:style-name="ce1" office:value-type="float" office:value="5.37332E+024" calcext:value-type="float">
            <text:p>5.37E+24</text:p>
          </table:table-cell>
          <table:table-cell office:value-type="string" calcext:value-type="string">
            <text:p>(second species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alytical</text:p>
          </table:table-cell>
          <table:table-cell office:value-type="string" calcext:value-type="string">
            <text:p>Time [s]</text:p>
          </table:table-cell>
          <table:table-cell table:number-columns-repeated="3"/>
          <table:table-cell table:style-name="ce3" office:value-type="string" calcext:value-type="string">
            <text:p>VHS</text:p>
          </table:table-cell>
          <table:table-cell/>
          <table:table-cell table:style-name="ce3" office:value-type="string" calcext:value-type="string">
            <text:p>VSS</text:p>
          </table:table-cell>
          <table:table-cell table:number-columns-repeated="3"/>
          <table:table-cell office:value-type="string" calcext:value-type="string">
            <text:p>Total density [1/m³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[m]</text:p>
          </table:table-cell>
          <table:table-cell table:style-name="ce1" office:value-type="float" office:value="0.00000004" calcext:value-type="float">
            <text:p>4.00E-08</text:p>
          </table:table-cell>
          <table:table-cell table:style-name="ce1" office:value-type="float" office:value="0.00000008" calcext:value-type="float">
            <text:p>8.00E-08</text:p>
          </table:table-cell>
          <table:table-cell table:style-name="ce1" office:value-type="float" office:value="0.00000016" calcext:value-type="float">
            <text:p>1.60E-07</text:p>
          </table:table-cell>
          <table:table-cell office:value-type="string" calcext:value-type="string">
            <text:p>x [m]</text:p>
          </table:table-cell>
          <table:table-cell office:value-type="string" calcext:value-type="string">
            <text:p>n_Spec2</text:p>
          </table:table-cell>
          <table:table-cell office:value-type="string" calcext:value-type="string">
            <text:p>n/n_0</text:p>
          </table:table-cell>
          <table:table-cell office:value-type="string" calcext:value-type="string">
            <text:p>n_Spec2</text:p>
          </table:table-cell>
          <table:table-cell office:value-type="string" calcext:value-type="string">
            <text:p>n/n_0</text:p>
          </table:table-cell>
          <table:table-cell/>
          <table:table-cell office:value-type="string" calcext:value-type="string">
            <text:p>Time [s]</text:p>
          </table:table-cell>
          <table:table-cell office:value-type="string" calcext:value-type="string">
            <text:p>Analytical</text:p>
          </table:table-cell>
          <table:table-cell/>
          <table:table-cell office:value-type="string" calcext:value-type="string">
            <text:p>VSS</text:p>
          </table:table-cell>
          <table:table-cell office:value-type="string" calcext:value-type="string">
            <text:p>VH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ERFC([.$A7]/(2*SQRT([.$B$2]*[.B$6])))" office:value-type="float" office:value="1" calcext:value-type="float">
            <text:p>1</text:p>
          </table:table-cell>
          <table:table-cell table:formula="of:=ERFC([.$A7]/(2*SQRT([.$B$2]*[.C$6])))" office:value-type="float" office:value="1" calcext:value-type="float">
            <text:p>1</text:p>
          </table:table-cell>
          <table:table-cell table:formula="of:=ERFC([.$A7]/(2*SQRT([.$B$2]*[.D$6])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1E+024" calcext:value-type="float">
            <text:p>5.11E+024</text:p>
          </table:table-cell>
          <table:table-cell table:formula="of:=[.F7]/[.$F$7]" office:value-type="float" office:value="1" calcext:value-type="float">
            <text:p>1</text:p>
          </table:table-cell>
          <table:table-cell office:value-type="float" office:value="5.15E+024" calcext:value-type="float">
            <text:p>5.15E+024</text:p>
          </table:table-cell>
          <table:table-cell table:formula="of:=[.H7]/[.$H$7]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0000001" calcext:value-type="float">
            <text:p>1.00E-07</text:p>
          </table:table-cell>
          <table:table-cell table:formula="of:=ERFC([.$A8]/(2*SQRT([.$B$2]*[.B$6])))" office:value-type="float" office:value="0.933271373561079" calcext:value-type="float">
            <text:p>0.933271373561079</text:p>
          </table:table-cell>
          <table:table-cell table:formula="of:=ERFC([.$A8]/(2*SQRT([.$B$2]*[.C$6])))" office:value-type="float" office:value="0.952788180969197" calcext:value-type="float">
            <text:p>0.952788180969197</text:p>
          </table:table-cell>
          <table:table-cell table:formula="of:=ERFC([.$A8]/(2*SQRT([.$B$2]*[.D$6])))" office:value-type="float" office:value="0.966606452842013" calcext:value-type="float">
            <text:p>0.966606452842013</text:p>
          </table:table-cell>
          <table:table-cell office:value-type="float" office:value="0.000000004" calcext:value-type="float">
            <text:p>4E-09</text:p>
          </table:table-cell>
          <table:table-cell office:value-type="float" office:value="5.142E+024" calcext:value-type="float">
            <text:p>5.142E+024</text:p>
          </table:table-cell>
          <table:table-cell table:formula="of:=[.F8]/[.$F$7]" office:value-type="float" office:value="1.00626223091977" calcext:value-type="float">
            <text:p>1.00626223091977</text:p>
          </table:table-cell>
          <table:table-cell office:value-type="float" office:value="5.048E+024" calcext:value-type="float">
            <text:p>5.048E+024</text:p>
          </table:table-cell>
          <table:table-cell table:formula="of:=[.H8]/[.$H$7]" office:value-type="float" office:value="0.980194174757282" calcext:value-type="float">
            <text:p>0.980194174757282</text:p>
          </table:table-cell>
          <table:table-cell/>
          <table:table-cell table:style-name="ce1" office:value-type="float" office:value="0.000000001" calcext:value-type="float">
            <text:p>1.00E-09</text:p>
          </table:table-cell>
          <table:table-cell table:formula="of:=[.$B$4]/[.$B$3]*(ERFC(1/(500000*SQRT([.$B$2]*[.K8])))/250000+(2*SQRT([.$B$2]*[.K8])*(1-EXP(-1/(250000000000*[.$B$2]*[.K8]))))/SQRT(PI()))" office:value-type="float" office:value="2.02401368542013E+023" calcext:value-type="float">
            <text:p>2.02401368542013E+023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.11925000000001E+023" calcext:value-type="float">
            <text:p>1.11925000000001E+023</text:p>
          </table:table-cell>
          <table:table-cell office:value-type="float" office:value="1.06050000000001E+023" calcext:value-type="float">
            <text:p>1.06050000000001E+023</text:p>
          </table:table-cell>
        </table:table-row>
        <table:table-row table:style-name="ro1">
          <table:table-cell office:value-type="float" office:value="0.0000002" calcext:value-type="float">
            <text:p>2E-07</text:p>
          </table:table-cell>
          <table:table-cell table:formula="of:=ERFC([.$A9]/(2*SQRT([.$B$2]*[.B$6])))" office:value-type="float" office:value="0.867008651240438" calcext:value-type="float">
            <text:p>0.867008651240438</text:p>
          </table:table-cell>
          <table:table-cell table:formula="of:=ERFC([.$A9]/(2*SQRT([.$B$2]*[.C$6])))" office:value-type="float" office:value="0.905741516971891" calcext:value-type="float">
            <text:p>0.905741516971891</text:p>
          </table:table-cell>
          <table:table-cell table:formula="of:=ERFC([.$A9]/(2*SQRT([.$B$2]*[.D$6])))" office:value-type="float" office:value="0.933271373561079" calcext:value-type="float">
            <text:p>0.933271373561079</text:p>
          </table:table-cell>
          <table:table-cell office:value-type="float" office:value="0.000000008" calcext:value-type="float">
            <text:p>8E-09</text:p>
          </table:table-cell>
          <table:table-cell office:value-type="float" office:value="5.174E+024" calcext:value-type="float">
            <text:p>5.174E+024</text:p>
          </table:table-cell>
          <table:table-cell table:formula="of:=[.F9]/[.$F$7]" office:value-type="float" office:value="1.01252446183953" calcext:value-type="float">
            <text:p>1.01252446183953</text:p>
          </table:table-cell>
          <table:table-cell office:value-type="float" office:value="4.946E+024" calcext:value-type="float">
            <text:p>4.946E+024</text:p>
          </table:table-cell>
          <table:table-cell table:formula="of:=[.H9]/[.$H$7]" office:value-type="float" office:value="0.960388349514563" calcext:value-type="float">
            <text:p>0.960388349514563</text:p>
          </table:table-cell>
          <table:table-cell/>
          <table:table-cell office:value-type="float" office:value="0.000000002" calcext:value-type="float">
            <text:p>2E-09</text:p>
          </table:table-cell>
          <table:table-cell table:formula="of:=[.$B$4]/[.$B$3]*(ERFC(1/(500000*SQRT([.$B$2]*[.K9])))/250000+(2*SQRT([.$B$2]*[.K9])*(1-EXP(-1/(250000000000*[.$B$2]*[.K9]))))/SQRT(PI()))" office:value-type="float" office:value="2.8623876043499E+023" calcext:value-type="float">
            <text:p>2.8623876043499E+023</text:p>
          </table:table-cell>
          <table:table-cell office:value-type="float" office:value="0.000000002" calcext:value-type="float">
            <text:p>2E-09</text:p>
          </table:table-cell>
          <table:table-cell office:value-type="float" office:value="1.85650000000002E+023" calcext:value-type="float">
            <text:p>1.85650000000002E+023</text:p>
          </table:table-cell>
          <table:table-cell office:value-type="float" office:value="1.77325000000002E+023" calcext:value-type="float">
            <text:p>1.77325000000002E+023</text:p>
          </table:table-cell>
        </table:table-row>
        <table:table-row table:style-name="ro1">
          <table:table-cell table:style-name="ce1" office:value-type="float" office:value="0.0000003" calcext:value-type="float">
            <text:p>3.00E-07</text:p>
          </table:table-cell>
          <table:table-cell table:formula="of:=ERFC([.$A10]/(2*SQRT([.$B$2]*[.B$6])))" office:value-type="float" office:value="0.80166800094097" calcext:value-type="float">
            <text:p>0.80166800094097</text:p>
          </table:table-cell>
          <table:table-cell table:formula="of:=ERFC([.$A10]/(2*SQRT([.$B$2]*[.C$6])))" office:value-type="float" office:value="0.859023431840847" calcext:value-type="float">
            <text:p>0.859023431840847</text:p>
          </table:table-cell>
          <table:table-cell table:formula="of:=ERFC([.$A10]/(2*SQRT([.$B$2]*[.D$6])))" office:value-type="float" office:value="0.900052923103919" calcext:value-type="float">
            <text:p>0.900052923103919</text:p>
          </table:table-cell>
          <table:table-cell office:value-type="float" office:value="0.000000012" calcext:value-type="float">
            <text:p>1.2E-08</text:p>
          </table:table-cell>
          <table:table-cell office:value-type="float" office:value="5.15E+024" calcext:value-type="float">
            <text:p>5.15E+024</text:p>
          </table:table-cell>
          <table:table-cell table:formula="of:=[.F10]/[.$F$7]" office:value-type="float" office:value="1.00782778864971" calcext:value-type="float">
            <text:p>1.00782778864971</text:p>
          </table:table-cell>
          <table:table-cell office:value-type="float" office:value="4.915E+024" calcext:value-type="float">
            <text:p>4.915E+024</text:p>
          </table:table-cell>
          <table:table-cell table:formula="of:=[.H10]/[.$H$7]" office:value-type="float" office:value="0.954368932038835" calcext:value-type="float">
            <text:p>0.954368932038835</text:p>
          </table:table-cell>
          <table:table-cell/>
          <table:table-cell table:style-name="ce1" office:value-type="float" office:value="0.000000003" calcext:value-type="float">
            <text:p>3.00E-09</text:p>
          </table:table-cell>
          <table:table-cell table:formula="of:=[.$B$4]/[.$B$3]*(ERFC(1/(500000*SQRT([.$B$2]*[.K10])))/250000+(2*SQRT([.$B$2]*[.K10])*(1-EXP(-1/(250000000000*[.$B$2]*[.K10]))))/SQRT(PI()))" office:value-type="float" office:value="3.5056945383624E+023" calcext:value-type="float">
            <text:p>3.5056945383624E+023</text:p>
          </table:table-cell>
          <table:table-cell office:value-type="float" office:value="0.00000000300000000000002" calcext:value-type="float">
            <text:p>3.00000000000002E-09</text:p>
          </table:table-cell>
          <table:table-cell office:value-type="float" office:value="2.42825000000002E+023" calcext:value-type="float">
            <text:p>2.42825000000002E+023</text:p>
          </table:table-cell>
          <table:table-cell office:value-type="float" office:value="2.29875000000002E+023" calcext:value-type="float">
            <text:p>2.29875000000002E+023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table:formula="of:=ERFC([.$A11]/(2*SQRT([.$B$2]*[.B$6])))" office:value-type="float" office:value="0.737686456450352" calcext:value-type="float">
            <text:p>0.737686456450352</text:p>
          </table:table-cell>
          <table:table-cell table:formula="of:=ERFC([.$A11]/(2*SQRT([.$B$2]*[.C$6])))" office:value-type="float" office:value="0.812793917216994" calcext:value-type="float">
            <text:p>0.812793917216994</text:p>
          </table:table-cell>
          <table:table-cell table:formula="of:=ERFC([.$A11]/(2*SQRT([.$B$2]*[.D$6])))" office:value-type="float" office:value="0.867008651240438" calcext:value-type="float">
            <text:p>0.867008651240438</text:p>
          </table:table-cell>
          <table:table-cell office:value-type="float" office:value="0.000000016" calcext:value-type="float">
            <text:p>1.6E-08</text:p>
          </table:table-cell>
          <table:table-cell office:value-type="float" office:value="5.07E+024" calcext:value-type="float">
            <text:p>5.07E+024</text:p>
          </table:table-cell>
          <table:table-cell table:formula="of:=[.F11]/[.$F$7]" office:value-type="float" office:value="0.992172211350293" calcext:value-type="float">
            <text:p>0.992172211350293</text:p>
          </table:table-cell>
          <table:table-cell office:value-type="float" office:value="4.955E+024" calcext:value-type="float">
            <text:p>4.955E+024</text:p>
          </table:table-cell>
          <table:table-cell table:formula="of:=[.H11]/[.$H$7]" office:value-type="float" office:value="0.962135922330097" calcext:value-type="float">
            <text:p>0.962135922330097</text:p>
          </table:table-cell>
          <table:table-cell/>
          <table:table-cell office:value-type="float" office:value="0.000000004" calcext:value-type="float">
            <text:p>4E-09</text:p>
          </table:table-cell>
          <table:table-cell table:formula="of:=[.$B$4]/[.$B$3]*(ERFC(1/(500000*SQRT([.$B$2]*[.K11])))/250000+(2*SQRT([.$B$2]*[.K11])*(1-EXP(-1/(250000000000*[.$B$2]*[.K11]))))/SQRT(PI()))" office:value-type="float" office:value="4.04802737084027E+023" calcext:value-type="float">
            <text:p>4.04802737084027E+023</text:p>
          </table:table-cell>
          <table:table-cell office:value-type="float" office:value="0.00000000400000000000002" calcext:value-type="float">
            <text:p>4.00000000000002E-09</text:p>
          </table:table-cell>
          <table:table-cell office:value-type="float" office:value="2.93675000000003E+023" calcext:value-type="float">
            <text:p>2.93675000000003E+023</text:p>
          </table:table-cell>
          <table:table-cell office:value-type="float" office:value="2.76725000000002E+023" calcext:value-type="float">
            <text:p>2.76725000000002E+023</text:p>
          </table:table-cell>
        </table:table-row>
        <table:table-row table:style-name="ro1">
          <table:table-cell table:style-name="ce1" office:value-type="float" office:value="0.0000005" calcext:value-type="float">
            <text:p>5.00E-07</text:p>
          </table:table-cell>
          <table:table-cell table:formula="of:=ERFC([.$A12]/(2*SQRT([.$B$2]*[.B$6])))" office:value-type="float" office:value="0.675473179752345" calcext:value-type="float">
            <text:p>0.675473179752345</text:p>
          </table:table-cell>
          <table:table-cell table:formula="of:=ERFC([.$A12]/(2*SQRT([.$B$2]*[.C$6])))" office:value-type="float" office:value="0.767207891240419" calcext:value-type="float">
            <text:p>0.767207891240419</text:p>
          </table:table-cell>
          <table:table-cell table:formula="of:=ERFC([.$A12]/(2*SQRT([.$B$2]*[.D$6])))" office:value-type="float" office:value="0.834195197652091" calcext:value-type="float">
            <text:p>0.834195197652091</text:p>
          </table:table-cell>
          <table:table-cell office:value-type="float" office:value="0.00000002" calcext:value-type="float">
            <text:p>2E-08</text:p>
          </table:table-cell>
          <table:table-cell office:value-type="float" office:value="4.99E+024" calcext:value-type="float">
            <text:p>4.99E+024</text:p>
          </table:table-cell>
          <table:table-cell table:formula="of:=[.F12]/[.$F$7]" office:value-type="float" office:value="0.976516634050881" calcext:value-type="float">
            <text:p>0.976516634050881</text:p>
          </table:table-cell>
          <table:table-cell office:value-type="float" office:value="4.995E+024" calcext:value-type="float">
            <text:p>4.995E+024</text:p>
          </table:table-cell>
          <table:table-cell table:formula="of:=[.H12]/[.$H$7]" office:value-type="float" office:value="0.969902912621359" calcext:value-type="float">
            <text:p>0.969902912621359</text:p>
          </table:table-cell>
          <table:table-cell/>
          <table:table-cell table:style-name="ce1" office:value-type="float" office:value="0.000000005" calcext:value-type="float">
            <text:p>5.00E-09</text:p>
          </table:table-cell>
          <table:table-cell table:formula="of:=[.$B$4]/[.$B$3]*(ERFC(1/(500000*SQRT([.$B$2]*[.K12])))/250000+(2*SQRT([.$B$2]*[.K12])*(1-EXP(-1/(250000000000*[.$B$2]*[.K12]))))/SQRT(PI()))" office:value-type="float" office:value="4.52583218798929E+023" calcext:value-type="float">
            <text:p>4.52583218798929E+023</text:p>
          </table:table-cell>
          <table:table-cell office:value-type="float" office:value="0.000000005" calcext:value-type="float">
            <text:p>5E-09</text:p>
          </table:table-cell>
          <table:table-cell office:value-type="float" office:value="3.41250000000003E+023" calcext:value-type="float">
            <text:p>3.41250000000003E+023</text:p>
          </table:table-cell>
          <table:table-cell office:value-type="float" office:value="3.20000000000003E+023" calcext:value-type="float">
            <text:p>3.20000000000003E+023</text:p>
          </table:table-cell>
        </table:table-row>
        <table:table-row table:style-name="ro1">
          <table:table-cell office:value-type="float" office:value="0.0000006" calcext:value-type="float">
            <text:p>6E-07</text:p>
          </table:table-cell>
          <table:table-cell table:formula="of:=ERFC([.$A13]/(2*SQRT([.$B$2]*[.B$6])))" office:value-type="float" office:value="0.615401673627104" calcext:value-type="float">
            <text:p>0.615401673627104</text:p>
          </table:table-cell>
          <table:table-cell table:formula="of:=ERFC([.$A13]/(2*SQRT([.$B$2]*[.C$6])))" office:value-type="float" office:value="0.722413644944692" calcext:value-type="float">
            <text:p>0.722413644944692</text:p>
          </table:table-cell>
          <table:table-cell table:formula="of:=ERFC([.$A13]/(2*SQRT([.$B$2]*[.D$6])))" office:value-type="float" office:value="0.80166800094097" calcext:value-type="float">
            <text:p>0.80166800094097</text:p>
          </table:table-cell>
          <table:table-cell office:value-type="float" office:value="0.000000024" calcext:value-type="float">
            <text:p>2.4E-08</text:p>
          </table:table-cell>
          <table:table-cell office:value-type="float" office:value="4.918E+024" calcext:value-type="float">
            <text:p>4.918E+024</text:p>
          </table:table-cell>
          <table:table-cell table:formula="of:=[.F13]/[.$F$7]" office:value-type="float" office:value="0.962426614481409" calcext:value-type="float">
            <text:p>0.962426614481409</text:p>
          </table:table-cell>
          <table:table-cell office:value-type="float" office:value="4.995E+024" calcext:value-type="float">
            <text:p>4.995E+024</text:p>
          </table:table-cell>
          <table:table-cell table:formula="of:=[.H13]/[.$H$7]" office:value-type="float" office:value="0.969902912621359" calcext:value-type="float">
            <text:p>0.969902912621359</text:p>
          </table:table-cell>
          <table:table-cell/>
          <table:table-cell office:value-type="float" office:value="0.000000006" calcext:value-type="float">
            <text:p>6E-09</text:p>
          </table:table-cell>
          <table:table-cell table:formula="of:=[.$B$4]/[.$B$3]*(ERFC(1/(500000*SQRT([.$B$2]*[.K13])))/250000+(2*SQRT([.$B$2]*[.K13])*(1-EXP(-1/(250000000000*[.$B$2]*[.K13]))))/SQRT(PI()))" office:value-type="float" office:value="4.95780076168939E+023" calcext:value-type="float">
            <text:p>4.95780076168939E+023</text:p>
          </table:table-cell>
          <table:table-cell office:value-type="float" office:value="0.00000000599999999999997" calcext:value-type="float">
            <text:p>5.99999999999997E-09</text:p>
          </table:table-cell>
          <table:table-cell office:value-type="float" office:value="3.83550000000003E+023" calcext:value-type="float">
            <text:p>3.83550000000003E+023</text:p>
          </table:table-cell>
          <table:table-cell office:value-type="float" office:value="3.55350000000003E+023" calcext:value-type="float">
            <text:p>3.55350000000003E+023</text:p>
          </table:table-cell>
        </table:table-row>
        <table:table-row table:style-name="ro1">
          <table:table-cell table:style-name="ce1" office:value-type="float" office:value="0.0000007" calcext:value-type="float">
            <text:p>7.00E-07</text:p>
          </table:table-cell>
          <table:table-cell table:formula="of:=ERFC([.$A14]/(2*SQRT([.$B$2]*[.B$6])))" office:value-type="float" office:value="0.557803189369839" calcext:value-type="float">
            <text:p>0.557803189369839</text:p>
          </table:table-cell>
          <table:table-cell table:formula="of:=ERFC([.$A14]/(2*SQRT([.$B$2]*[.C$6])))" office:value-type="float" office:value="0.678551402255768" calcext:value-type="float">
            <text:p>0.678551402255768</text:p>
          </table:table-cell>
          <table:table-cell table:formula="of:=ERFC([.$A14]/(2*SQRT([.$B$2]*[.D$6])))" office:value-type="float" office:value="0.769481018048989" calcext:value-type="float">
            <text:p>0.769481018048989</text:p>
          </table:table-cell>
          <table:table-cell office:value-type="float" office:value="0.000000028" calcext:value-type="float">
            <text:p>2.8E-08</text:p>
          </table:table-cell>
          <table:table-cell office:value-type="float" office:value="4.846E+024" calcext:value-type="float">
            <text:p>4.846E+024</text:p>
          </table:table-cell>
          <table:table-cell table:formula="of:=[.F14]/[.$F$7]" office:value-type="float" office:value="0.948336594911937" calcext:value-type="float">
            <text:p>0.948336594911937</text:p>
          </table:table-cell>
          <table:table-cell office:value-type="float" office:value="4.995E+024" calcext:value-type="float">
            <text:p>4.995E+024</text:p>
          </table:table-cell>
          <table:table-cell table:formula="of:=[.H14]/[.$H$7]" office:value-type="float" office:value="0.969902912621359" calcext:value-type="float">
            <text:p>0.969902912621359</text:p>
          </table:table-cell>
          <table:table-cell/>
          <table:table-cell table:style-name="ce1" office:value-type="float" office:value="0.000000007" calcext:value-type="float">
            <text:p>7.00E-09</text:p>
          </table:table-cell>
          <table:table-cell table:formula="of:=[.$B$4]/[.$B$3]*(ERFC(1/(500000*SQRT([.$B$2]*[.K14])))/250000+(2*SQRT([.$B$2]*[.K14])*(1-EXP(-1/(250000000000*[.$B$2]*[.K14]))))/SQRT(PI()))" office:value-type="float" office:value="5.35503686181299E+023" calcext:value-type="float">
            <text:p>5.35503686181299E+023</text:p>
          </table:table-cell>
          <table:table-cell office:value-type="float" office:value="0.00000000699999999999995" calcext:value-type="float">
            <text:p>6.99999999999995E-09</text:p>
          </table:table-cell>
          <table:table-cell office:value-type="float" office:value="4.20975000000004E+023" calcext:value-type="float">
            <text:p>4.20975000000004E+023</text:p>
          </table:table-cell>
          <table:table-cell office:value-type="float" office:value="3.89275000000003E+023" calcext:value-type="float">
            <text:p>3.89275000000003E+023</text:p>
          </table:table-cell>
        </table:table-row>
        <table:table-row table:style-name="ro1">
          <table:table-cell office:value-type="float" office:value="0.0000008" calcext:value-type="float">
            <text:p>8E-07</text:p>
          </table:table-cell>
          <table:table-cell table:formula="of:=ERFC([.$A15]/(2*SQRT([.$B$2]*[.B$6])))" office:value-type="float" office:value="0.502961518541155" calcext:value-type="float">
            <text:p>0.502961518541155</text:p>
          </table:table-cell>
          <table:table-cell table:formula="of:=ERFC([.$A15]/(2*SQRT([.$B$2]*[.C$6])))" office:value-type="float" office:value="0.63575201677381" calcext:value-type="float">
            <text:p>0.63575201677381</text:p>
          </table:table-cell>
          <table:table-cell table:formula="of:=ERFC([.$A15]/(2*SQRT([.$B$2]*[.D$6])))" office:value-type="float" office:value="0.737686456450352" calcext:value-type="float">
            <text:p>0.737686456450352</text:p>
          </table:table-cell>
          <table:table-cell office:value-type="float" office:value="0.000000032" calcext:value-type="float">
            <text:p>3.2E-08</text:p>
          </table:table-cell>
          <table:table-cell office:value-type="float" office:value="4.864E+024" calcext:value-type="float">
            <text:p>4.864E+024</text:p>
          </table:table-cell>
          <table:table-cell table:formula="of:=[.F15]/[.$F$7]" office:value-type="float" office:value="0.951859099804305" calcext:value-type="float">
            <text:p>0.951859099804305</text:p>
          </table:table-cell>
          <table:table-cell office:value-type="float" office:value="4.916E+024" calcext:value-type="float">
            <text:p>4.916E+024</text:p>
          </table:table-cell>
          <table:table-cell table:formula="of:=[.H15]/[.$H$7]" office:value-type="float" office:value="0.954563106796117" calcext:value-type="float">
            <text:p>0.954563106796117</text:p>
          </table:table-cell>
          <table:table-cell/>
          <table:table-cell office:value-type="float" office:value="0.000000008" calcext:value-type="float">
            <text:p>8E-09</text:p>
          </table:table-cell>
          <table:table-cell table:formula="of:=[.$B$4]/[.$B$3]*(ERFC(1/(500000*SQRT([.$B$2]*[.K15])))/250000+(2*SQRT([.$B$2]*[.K15])*(1-EXP(-1/(250000000000*[.$B$2]*[.K15]))))/SQRT(PI()))" office:value-type="float" office:value="5.72477520869974E+023" calcext:value-type="float">
            <text:p>5.72477520869974E+023</text:p>
          </table:table-cell>
          <table:table-cell office:value-type="float" office:value="0.00000000799999999999992" calcext:value-type="float">
            <text:p>7.99999999999992E-09</text:p>
          </table:table-cell>
          <table:table-cell office:value-type="float" office:value="4.59175000000004E+023" calcext:value-type="float">
            <text:p>4.59175000000004E+023</text:p>
          </table:table-cell>
          <table:table-cell office:value-type="float" office:value="4.24175000000004E+023" calcext:value-type="float">
            <text:p>4.24175000000004E+023</text:p>
          </table:table-cell>
        </table:table-row>
        <table:table-row table:style-name="ro1">
          <table:table-cell table:style-name="ce1" office:value-type="float" office:value="0.0000009" calcext:value-type="float">
            <text:p>9.00E-07</text:p>
          </table:table-cell>
          <table:table-cell table:formula="of:=ERFC([.$A16]/(2*SQRT([.$B$2]*[.B$6])))" office:value-type="float" office:value="0.45110929443275" calcext:value-type="float">
            <text:p>0.45110929443275</text:p>
          </table:table-cell>
          <table:table-cell table:formula="of:=ERFC([.$A16]/(2*SQRT([.$B$2]*[.C$6])))" office:value-type="float" office:value="0.594135825274193" calcext:value-type="float">
            <text:p>0.594135825274193</text:p>
          </table:table-cell>
          <table:table-cell table:formula="of:=ERFC([.$A16]/(2*SQRT([.$B$2]*[.D$6])))" office:value-type="float" office:value="0.706334521326386" calcext:value-type="float">
            <text:p>0.706334521326386</text:p>
          </table:table-cell>
          <table:table-cell office:value-type="float" office:value="0.000000036" calcext:value-type="float">
            <text:p>3.6E-08</text:p>
          </table:table-cell>
          <table:table-cell office:value-type="float" office:value="4.972E+024" calcext:value-type="float">
            <text:p>4.972E+024</text:p>
          </table:table-cell>
          <table:table-cell table:formula="of:=[.F16]/[.$F$7]" office:value-type="float" office:value="0.972994129158513" calcext:value-type="float">
            <text:p>0.972994129158513</text:p>
          </table:table-cell>
          <table:table-cell office:value-type="float" office:value="4.758E+024" calcext:value-type="float">
            <text:p>4.758E+024</text:p>
          </table:table-cell>
          <table:table-cell table:formula="of:=[.H16]/[.$H$7]" office:value-type="float" office:value="0.923883495145631" calcext:value-type="float">
            <text:p>0.923883495145631</text:p>
          </table:table-cell>
          <table:table-cell/>
          <table:table-cell table:style-name="ce1" office:value-type="float" office:value="0.000000009" calcext:value-type="float">
            <text:p>9.00E-09</text:p>
          </table:table-cell>
          <table:table-cell table:formula="of:=[.$B$4]/[.$B$3]*(ERFC(1/(500000*SQRT([.$B$2]*[.K16])))/250000+(2*SQRT([.$B$2]*[.K16])*(1-EXP(-1/(250000000000*[.$B$2]*[.K16]))))/SQRT(PI()))" office:value-type="float" office:value="6.07204105625868E+023" calcext:value-type="float">
            <text:p>6.07204105625868E+023</text:p>
          </table:table-cell>
          <table:table-cell office:value-type="float" office:value="0.0000000089999999999999" calcext:value-type="float">
            <text:p>8.9999999999999E-09</text:p>
          </table:table-cell>
          <table:table-cell office:value-type="float" office:value="4.92550000000004E+023" calcext:value-type="float">
            <text:p>4.92550000000004E+023</text:p>
          </table:table-cell>
          <table:table-cell office:value-type="float" office:value="4.53725000000004E+023" calcext:value-type="float">
            <text:p>4.53725000000004E+023</text:p>
          </table:table-cell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formula="of:=ERFC([.$A17]/(2*SQRT([.$B$2]*[.B$6])))" office:value-type="float" office:value="0.402425862088391" calcext:value-type="float">
            <text:p>0.402425862088391</text:p>
          </table:table-cell>
          <table:table-cell table:formula="of:=ERFC([.$A17]/(2*SQRT([.$B$2]*[.C$6])))" office:value-type="float" office:value="0.553811674201425" calcext:value-type="float">
            <text:p>0.553811674201425</text:p>
          </table:table-cell>
          <table:table-cell table:formula="of:=ERFC([.$A17]/(2*SQRT([.$B$2]*[.D$6])))" office:value-type="float" office:value="0.675473179752345" calcext:value-type="float">
            <text:p>0.675473179752345</text:p>
          </table:table-cell>
          <table:table-cell office:value-type="float" office:value="0.00000004" calcext:value-type="float">
            <text:p>4E-08</text:p>
          </table:table-cell>
          <table:table-cell office:value-type="float" office:value="5.08E+024" calcext:value-type="float">
            <text:p>5.08E+024</text:p>
          </table:table-cell>
          <table:table-cell table:formula="of:=[.F17]/[.$F$7]" office:value-type="float" office:value="0.99412915851272" calcext:value-type="float">
            <text:p>0.99412915851272</text:p>
          </table:table-cell>
          <table:table-cell office:value-type="float" office:value="4.6E+024" calcext:value-type="float">
            <text:p>4.6E+024</text:p>
          </table:table-cell>
          <table:table-cell table:formula="of:=[.H17]/[.$H$7]" office:value-type="float" office:value="0.893203883495145" calcext:value-type="float">
            <text:p>0.893203883495145</text:p>
          </table:table-cell>
          <table:table-cell/>
          <table:table-cell office:value-type="float" office:value="0.00000001" calcext:value-type="float">
            <text:p>1E-08</text:p>
          </table:table-cell>
          <table:table-cell table:formula="of:=[.$B$4]/[.$B$3]*(ERFC(1/(500000*SQRT([.$B$2]*[.K17])))/250000+(2*SQRT([.$B$2]*[.K17])*(1-EXP(-1/(250000000000*[.$B$2]*[.K17]))))/SQRT(PI()))" office:value-type="float" office:value="6.40049326125494E+023" calcext:value-type="float">
            <text:p>6.40049326125494E+02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5.25425000000005E+023" calcext:value-type="float">
            <text:p>5.25425000000005E+023</text:p>
          </table:table-cell>
          <table:table-cell office:value-type="float" office:value="4.83250000000004E+023" calcext:value-type="float">
            <text:p>4.83250000000004E+023</text:p>
          </table:table-cell>
        </table:table-row>
        <table:table-row table:style-name="ro1">
          <table:table-cell table:style-name="ce1" office:value-type="float" office:value="0.0000011" calcext:value-type="float">
            <text:p>1.10E-06</text:p>
          </table:table-cell>
          <table:table-cell table:formula="of:=ERFC([.$A18]/(2*SQRT([.$B$2]*[.B$6])))" office:value-type="float" office:value="0.357036709043523" calcext:value-type="float">
            <text:p>0.357036709043523</text:p>
          </table:table-cell>
          <table:table-cell table:formula="of:=ERFC([.$A18]/(2*SQRT([.$B$2]*[.C$6])))" office:value-type="float" office:value="0.514876131456495" calcext:value-type="float">
            <text:p>0.514876131456495</text:p>
          </table:table-cell>
          <table:table-cell table:formula="of:=ERFC([.$A18]/(2*SQRT([.$B$2]*[.D$6])))" office:value-type="float" office:value="0.645147943723632" calcext:value-type="float">
            <text:p>0.645147943723632</text:p>
          </table:table-cell>
          <table:table-cell office:value-type="float" office:value="0.000000044" calcext:value-type="float">
            <text:p>4.4E-08</text:p>
          </table:table-cell>
          <table:table-cell office:value-type="float" office:value="5.04E+024" calcext:value-type="float">
            <text:p>5.04E+024</text:p>
          </table:table-cell>
          <table:table-cell table:formula="of:=[.F18]/[.$F$7]" office:value-type="float" office:value="0.986301369863014" calcext:value-type="float">
            <text:p>0.986301369863014</text:p>
          </table:table-cell>
          <table:table-cell office:value-type="float" office:value="4.53E+024" calcext:value-type="float">
            <text:p>4.53E+024</text:p>
          </table:table-cell>
          <table:table-cell table:formula="of:=[.H18]/[.$H$7]" office:value-type="float" office:value="0.879611650485437" calcext:value-type="float">
            <text:p>0.879611650485437</text:p>
          </table:table-cell>
          <table:table-cell/>
          <table:table-cell table:style-name="ce1" office:value-type="float" office:value="0.000000011" calcext:value-type="float">
            <text:p>1.10E-08</text:p>
          </table:table-cell>
          <table:table-cell table:formula="of:=[.$B$4]/[.$B$3]*(ERFC(1/(500000*SQRT([.$B$2]*[.K18])))/250000+(2*SQRT([.$B$2]*[.K18])*(1-EXP(-1/(250000000000*[.$B$2]*[.K18]))))/SQRT(PI()))" office:value-type="float" office:value="6.71289396486945E+023" calcext:value-type="float">
            <text:p>6.71289396486945E+023</text:p>
          </table:table-cell>
          <table:table-cell office:value-type="float" office:value="0.000000011" calcext:value-type="float">
            <text:p>1.1E-08</text:p>
          </table:table-cell>
          <table:table-cell office:value-type="float" office:value="5.55450000000005E+023" calcext:value-type="float">
            <text:p>5.55450000000005E+023</text:p>
          </table:table-cell>
          <table:table-cell office:value-type="float" office:value="5.08375000000005E+023" calcext:value-type="float">
            <text:p>5.08375000000005E+023</text:p>
          </table:table-cell>
        </table:table-row>
        <table:table-row table:style-name="ro1">
          <table:table-cell office:value-type="float" office:value="0.0000012" calcext:value-type="float">
            <text:p>1.2E-06</text:p>
          </table:table-cell>
          <table:table-cell table:formula="of:=ERFC([.$A19]/(2*SQRT([.$B$2]*[.B$6])))" office:value-type="float" office:value="0.315014386041318" calcext:value-type="float">
            <text:p>0.315014386041318</text:p>
          </table:table-cell>
          <table:table-cell table:formula="of:=ERFC([.$A19]/(2*SQRT([.$B$2]*[.C$6])))" office:value-type="float" office:value="0.477412891611322" calcext:value-type="float">
            <text:p>0.477412891611322</text:p>
          </table:table-cell>
          <table:table-cell table:formula="of:=ERFC([.$A19]/(2*SQRT([.$B$2]*[.D$6])))" office:value-type="float" office:value="0.615401673627104" calcext:value-type="float">
            <text:p>0.615401673627104</text:p>
          </table:table-cell>
          <table:table-cell office:value-type="float" office:value="0.000000048" calcext:value-type="float">
            <text:p>4.8E-08</text:p>
          </table:table-cell>
          <table:table-cell office:value-type="float" office:value="5E+024" calcext:value-type="float">
            <text:p>5E+024</text:p>
          </table:table-cell>
          <table:table-cell table:formula="of:=[.F19]/[.$F$7]" office:value-type="float" office:value="0.978473581213307" calcext:value-type="float">
            <text:p>0.978473581213307</text:p>
          </table:table-cell>
          <table:table-cell office:value-type="float" office:value="4.46E+024" calcext:value-type="float">
            <text:p>4.46E+024</text:p>
          </table:table-cell>
          <table:table-cell table:formula="of:=[.H19]/[.$H$7]" office:value-type="float" office:value="0.866019417475728" calcext:value-type="float">
            <text:p>0.866019417475728</text:p>
          </table:table-cell>
          <table:table-cell/>
          <table:table-cell office:value-type="float" office:value="0.000000012" calcext:value-type="float">
            <text:p>1.2E-08</text:p>
          </table:table-cell>
          <table:table-cell table:formula="of:=[.$B$4]/[.$B$3]*(ERFC(1/(500000*SQRT([.$B$2]*[.K19])))/250000+(2*SQRT([.$B$2]*[.K19])*(1-EXP(-1/(250000000000*[.$B$2]*[.K19]))))/SQRT(PI()))" office:value-type="float" office:value="7.01138907540099E+023" calcext:value-type="float">
            <text:p>7.01138907540099E+023</text:p>
          </table:table-cell>
          <table:table-cell office:value-type="float" office:value="0.000000012" calcext:value-type="float">
            <text:p>1.2E-08</text:p>
          </table:table-cell>
          <table:table-cell office:value-type="float" office:value="5.84975000000005E+023" calcext:value-type="float">
            <text:p>5.84975000000005E+023</text:p>
          </table:table-cell>
          <table:table-cell office:value-type="float" office:value="5.35025000000005E+023" calcext:value-type="float">
            <text:p>5.35025000000005E+023</text:p>
          </table:table-cell>
        </table:table-row>
        <table:table-row table:style-name="ro1">
          <table:table-cell table:style-name="ce1" office:value-type="float" office:value="0.0000013" calcext:value-type="float">
            <text:p>1.30E-06</text:p>
          </table:table-cell>
          <table:table-cell table:formula="of:=ERFC([.$A20]/(2*SQRT([.$B$2]*[.B$6])))" office:value-type="float" office:value="0.276380791039438" calcext:value-type="float">
            <text:p>0.276380791039438</text:p>
          </table:table-cell>
          <table:table-cell table:formula="of:=ERFC([.$A20]/(2*SQRT([.$B$2]*[.C$6])))" office:value-type="float" office:value="0.441492378443423" calcext:value-type="float">
            <text:p>0.441492378443423</text:p>
          </table:table-cell>
          <table:table-cell table:formula="of:=ERFC([.$A20]/(2*SQRT([.$B$2]*[.D$6])))" office:value-type="float" office:value="0.58627440352519" calcext:value-type="float">
            <text:p>0.58627440352519</text:p>
          </table:table-cell>
          <table:table-cell office:value-type="float" office:value="0.000000052" calcext:value-type="float">
            <text:p>5.2E-08</text:p>
          </table:table-cell>
          <table:table-cell office:value-type="float" office:value="4.939E+024" calcext:value-type="float">
            <text:p>4.939E+024</text:p>
          </table:table-cell>
          <table:table-cell table:formula="of:=[.F20]/[.$F$7]" office:value-type="float" office:value="0.966536203522505" calcext:value-type="float">
            <text:p>0.966536203522505</text:p>
          </table:table-cell>
          <table:table-cell office:value-type="float" office:value="4.475E+024" calcext:value-type="float">
            <text:p>4.475E+024</text:p>
          </table:table-cell>
          <table:table-cell table:formula="of:=[.H20]/[.$H$7]" office:value-type="float" office:value="0.868932038834951" calcext:value-type="float">
            <text:p>0.868932038834951</text:p>
          </table:table-cell>
          <table:table-cell/>
          <table:table-cell table:style-name="ce1" office:value-type="float" office:value="0.000000013" calcext:value-type="float">
            <text:p>1.30E-08</text:p>
          </table:table-cell>
          <table:table-cell table:formula="of:=[.$B$4]/[.$B$3]*(ERFC(1/(500000*SQRT([.$B$2]*[.K20])))/250000+(2*SQRT([.$B$2]*[.K20])*(1-EXP(-1/(250000000000*[.$B$2]*[.K20]))))/SQRT(PI()))" office:value-type="float" office:value="7.29768511877045E+023" calcext:value-type="float">
            <text:p>7.29768511877045E+023</text:p>
          </table:table-cell>
          <table:table-cell office:value-type="float" office:value="0.0000000129999999999999" calcext:value-type="float">
            <text:p>1.29999999999999E-08</text:p>
          </table:table-cell>
          <table:table-cell office:value-type="float" office:value="6.09625000000005E+023" calcext:value-type="float">
            <text:p>6.09625000000005E+023</text:p>
          </table:table-cell>
          <table:table-cell office:value-type="float" office:value="5.62675000000005E+023" calcext:value-type="float">
            <text:p>5.62675000000005E+023</text:p>
          </table:table-cell>
        </table:table-row>
        <table:table-row table:style-name="ro1">
          <table:table-cell office:value-type="float" office:value="0.0000014" calcext:value-type="float">
            <text:p>1.4E-06</text:p>
          </table:table-cell>
          <table:table-cell table:formula="of:=ERFC([.$A21]/(2*SQRT([.$B$2]*[.B$6])))" office:value-type="float" office:value="0.241110643426167" calcext:value-type="float">
            <text:p>0.241110643426167</text:p>
          </table:table-cell>
          <table:table-cell table:formula="of:=ERFC([.$A21]/(2*SQRT([.$B$2]*[.C$6])))" office:value-type="float" office:value="0.407171544488426" calcext:value-type="float">
            <text:p>0.407171544488426</text:p>
          </table:table-cell>
          <table:table-cell table:formula="of:=ERFC([.$A21]/(2*SQRT([.$B$2]*[.D$6])))" office:value-type="float" office:value="0.557803189369839" calcext:value-type="float">
            <text:p>0.557803189369839</text:p>
          </table:table-cell>
          <table:table-cell office:value-type="float" office:value="0.000000056" calcext:value-type="float">
            <text:p>5.6E-08</text:p>
          </table:table-cell>
          <table:table-cell office:value-type="float" office:value="4.857E+024" calcext:value-type="float">
            <text:p>4.857E+024</text:p>
          </table:table-cell>
          <table:table-cell table:formula="of:=[.F21]/[.$F$7]" office:value-type="float" office:value="0.950489236790607" calcext:value-type="float">
            <text:p>0.950489236790607</text:p>
          </table:table-cell>
          <table:table-cell office:value-type="float" office:value="4.575E+024" calcext:value-type="float">
            <text:p>4.575E+024</text:p>
          </table:table-cell>
          <table:table-cell table:formula="of:=[.H21]/[.$H$7]" office:value-type="float" office:value="0.888349514563107" calcext:value-type="float">
            <text:p>0.888349514563107</text:p>
          </table:table-cell>
          <table:table-cell/>
          <table:table-cell office:value-type="float" office:value="0.000000014" calcext:value-type="float">
            <text:p>1.4E-08</text:p>
          </table:table-cell>
          <table:table-cell table:formula="of:=[.$B$4]/[.$B$3]*(ERFC(1/(500000*SQRT([.$B$2]*[.K21])))/250000+(2*SQRT([.$B$2]*[.K21])*(1-EXP(-1/(250000000000*[.$B$2]*[.K21]))))/SQRT(PI()))" office:value-type="float" office:value="7.57316573314703E+023" calcext:value-type="float">
            <text:p>7.57316573314703E+023</text:p>
          </table:table-cell>
          <table:table-cell office:value-type="float" office:value="0.0000000139999999999999" calcext:value-type="float">
            <text:p>1.39999999999999E-08</text:p>
          </table:table-cell>
          <table:table-cell office:value-type="float" office:value="6.36750000000006E+023" calcext:value-type="float">
            <text:p>6.36750000000006E+023</text:p>
          </table:table-cell>
          <table:table-cell office:value-type="float" office:value="5.87050000000005E+023" calcext:value-type="float">
            <text:p>5.87050000000005E+023</text:p>
          </table:table-cell>
        </table:table-row>
        <table:table-row table:style-name="ro1">
          <table:table-cell table:style-name="ce1" office:value-type="float" office:value="0.0000015" calcext:value-type="float">
            <text:p>1.50E-06</text:p>
          </table:table-cell>
          <table:table-cell table:formula="of:=ERFC([.$A22]/(2*SQRT([.$B$2]*[.B$6])))" office:value-type="float" office:value="0.209135940361006" calcext:value-type="float">
            <text:p>0.209135940361006</text:p>
          </table:table-cell>
          <table:table-cell table:formula="of:=ERFC([.$A22]/(2*SQRT([.$B$2]*[.C$6])))" office:value-type="float" office:value="0.374493863271096" calcext:value-type="float">
            <text:p>0.374493863271096</text:p>
          </table:table-cell>
          <table:table-cell table:formula="of:=ERFC([.$A22]/(2*SQRT([.$B$2]*[.D$6])))" office:value-type="float" office:value="0.530021981003712" calcext:value-type="float">
            <text:p>0.530021981003712</text:p>
          </table:table-cell>
          <table:table-cell office:value-type="float" office:value="0.00000006" calcext:value-type="float">
            <text:p>6E-08</text:p>
          </table:table-cell>
          <table:table-cell office:value-type="float" office:value="4.775E+024" calcext:value-type="float">
            <text:p>4.775E+024</text:p>
          </table:table-cell>
          <table:table-cell table:formula="of:=[.F22]/[.$F$7]" office:value-type="float" office:value="0.934442270058709" calcext:value-type="float">
            <text:p>0.934442270058709</text:p>
          </table:table-cell>
          <table:table-cell office:value-type="float" office:value="4.675E+024" calcext:value-type="float">
            <text:p>4.675E+024</text:p>
          </table:table-cell>
          <table:table-cell table:formula="of:=[.H22]/[.$H$7]" office:value-type="float" office:value="0.907766990291262" calcext:value-type="float">
            <text:p>0.907766990291262</text:p>
          </table:table-cell>
          <table:table-cell/>
          <table:table-cell table:style-name="ce1" office:value-type="float" office:value="0.000000015" calcext:value-type="float">
            <text:p>1.50E-08</text:p>
          </table:table-cell>
          <table:table-cell table:formula="of:=[.$B$4]/[.$B$3]*(ERFC(1/(500000*SQRT([.$B$2]*[.K22])))/250000+(2*SQRT([.$B$2]*[.K22])*(1-EXP(-1/(250000000000*[.$B$2]*[.K22]))))/SQRT(PI()))" office:value-type="float" office:value="7.83897121961322E+023" calcext:value-type="float">
            <text:p>7.83897121961322E+023</text:p>
          </table:table-cell>
          <table:table-cell office:value-type="float" office:value="0.0000000149999999999999" calcext:value-type="float">
            <text:p>1.49999999999999E-08</text:p>
          </table:table-cell>
          <table:table-cell office:value-type="float" office:value="6.62450000000006E+023" calcext:value-type="float">
            <text:p>6.62450000000006E+023</text:p>
          </table:table-cell>
          <table:table-cell office:value-type="float" office:value="6.09175000000006E+023" calcext:value-type="float">
            <text:p>6.09175000000006E+023</text:p>
          </table:table-cell>
        </table:table-row>
        <table:table-row table:style-name="ro1">
          <table:table-cell office:value-type="float" office:value="0.0000016" calcext:value-type="float">
            <text:p>1.6E-06</text:p>
          </table:table-cell>
          <table:table-cell table:formula="of:=ERFC([.$A23]/(2*SQRT([.$B$2]*[.B$6])))" office:value-type="float" office:value="0.180351164572021" calcext:value-type="float">
            <text:p>0.180351164572021</text:p>
          </table:table-cell>
          <table:table-cell table:formula="of:=ERFC([.$A23]/(2*SQRT([.$B$2]*[.C$6])))" office:value-type="float" office:value="0.343489506101532" calcext:value-type="float">
            <text:p>0.343489506101532</text:p>
          </table:table-cell>
          <table:table-cell table:formula="of:=ERFC([.$A23]/(2*SQRT([.$B$2]*[.D$6])))" office:value-type="float" office:value="0.502961518541155" calcext:value-type="float">
            <text:p>0.502961518541155</text:p>
          </table:table-cell>
          <table:table-cell office:value-type="float" office:value="0.000000064" calcext:value-type="float">
            <text:p>6.4E-08</text:p>
          </table:table-cell>
          <table:table-cell office:value-type="float" office:value="4.825E+024" calcext:value-type="float">
            <text:p>4.825E+024</text:p>
          </table:table-cell>
          <table:table-cell table:formula="of:=[.F23]/[.$F$7]" office:value-type="float" office:value="0.944227005870842" calcext:value-type="float">
            <text:p>0.944227005870842</text:p>
          </table:table-cell>
          <table:table-cell office:value-type="float" office:value="4.841E+024" calcext:value-type="float">
            <text:p>4.841E+024</text:p>
          </table:table-cell>
          <table:table-cell table:formula="of:=[.H23]/[.$H$7]" office:value-type="float" office:value="0.94" calcext:value-type="float">
            <text:p>0.94</text:p>
          </table:table-cell>
          <table:table-cell/>
          <table:table-cell office:value-type="float" office:value="0.000000016" calcext:value-type="float">
            <text:p>1.6E-08</text:p>
          </table:table-cell>
          <table:table-cell table:formula="of:=[.$B$4]/[.$B$3]*(ERFC(1/(500000*SQRT([.$B$2]*[.K23])))/250000+(2*SQRT([.$B$2]*[.K23])*(1-EXP(-1/(250000000000*[.$B$2]*[.K23]))))/SQRT(PI()))" office:value-type="float" office:value="8.09605452819171E+023" calcext:value-type="float">
            <text:p>8.09605452819171E+023</text:p>
          </table:table-cell>
          <table:table-cell office:value-type="float" office:value="0.000000016" calcext:value-type="float">
            <text:p>1.6E-08</text:p>
          </table:table-cell>
          <table:table-cell office:value-type="float" office:value="6.86750000000006E+023" calcext:value-type="float">
            <text:p>6.86750000000006E+023</text:p>
          </table:table-cell>
          <table:table-cell office:value-type="float" office:value="6.35075000000006E+023" calcext:value-type="float">
            <text:p>6.35075000000006E+023</text:p>
          </table:table-cell>
        </table:table-row>
        <table:table-row table:style-name="ro1">
          <table:table-cell table:style-name="ce1" office:value-type="float" office:value="0.0000017" calcext:value-type="float">
            <text:p>1.70E-06</text:p>
          </table:table-cell>
          <table:table-cell table:formula="of:=ERFC([.$A24]/(2*SQRT([.$B$2]*[.B$6])))" office:value-type="float" office:value="0.15461900298553" calcext:value-type="float">
            <text:p>0.15461900298553</text:p>
          </table:table-cell>
          <table:table-cell table:formula="of:=ERFC([.$A24]/(2*SQRT([.$B$2]*[.C$6])))" office:value-type="float" office:value="0.314175691904585" calcext:value-type="float">
            <text:p>0.314175691904585</text:p>
          </table:table-cell>
          <table:table-cell table:formula="of:=ERFC([.$A24]/(2*SQRT([.$B$2]*[.D$6])))" office:value-type="float" office:value="0.476649253455189" calcext:value-type="float">
            <text:p>0.476649253455189</text:p>
          </table:table-cell>
          <table:table-cell office:value-type="float" office:value="0.000000068" calcext:value-type="float">
            <text:p>6.8E-08</text:p>
          </table:table-cell>
          <table:table-cell office:value-type="float" office:value="4.875E+024" calcext:value-type="float">
            <text:p>4.875E+024</text:p>
          </table:table-cell>
          <table:table-cell table:formula="of:=[.F24]/[.$F$7]" office:value-type="float" office:value="0.954011741682975" calcext:value-type="float">
            <text:p>0.954011741682975</text:p>
          </table:table-cell>
          <table:table-cell office:value-type="float" office:value="5.007E+024" calcext:value-type="float">
            <text:p>5.007E+024</text:p>
          </table:table-cell>
          <table:table-cell table:formula="of:=[.H24]/[.$H$7]" office:value-type="float" office:value="0.972233009708738" calcext:value-type="float">
            <text:p>0.972233009708738</text:p>
          </table:table-cell>
          <table:table-cell/>
          <table:table-cell table:style-name="ce1" office:value-type="float" office:value="0.000000017" calcext:value-type="float">
            <text:p>1.70E-08</text:p>
          </table:table-cell>
          <table:table-cell table:formula="of:=[.$B$4]/[.$B$3]*(ERFC(1/(500000*SQRT([.$B$2]*[.K24])))/250000+(2*SQRT([.$B$2]*[.K24])*(1-EXP(-1/(250000000000*[.$B$2]*[.K24]))))/SQRT(PI()))" office:value-type="float" office:value="8.34522168213939E+023" calcext:value-type="float">
            <text:p>8.34522168213939E+023</text:p>
          </table:table-cell>
          <table:table-cell office:value-type="float" office:value="0.0000000170000000000002" calcext:value-type="float">
            <text:p>1.70000000000002E-08</text:p>
          </table:table-cell>
          <table:table-cell office:value-type="float" office:value="7.07925000000006E+023" calcext:value-type="float">
            <text:p>7.07925000000006E+023</text:p>
          </table:table-cell>
          <table:table-cell office:value-type="float" office:value="6.57300000000006E+023" calcext:value-type="float">
            <text:p>6.57300000000006E+023</text:p>
          </table:table-cell>
        </table:table-row>
        <table:table-row table:style-name="ro1">
          <table:table-cell office:value-type="float" office:value="0.0000018" calcext:value-type="float">
            <text:p>1.8E-06</text:p>
          </table:table-cell>
          <table:table-cell table:formula="of:=ERFC([.$A25]/(2*SQRT([.$B$2]*[.B$6])))" office:value-type="float" office:value="0.131776337666912" calcext:value-type="float">
            <text:p>0.131776337666912</text:p>
          </table:table-cell>
          <table:table-cell table:formula="of:=ERFC([.$A25]/(2*SQRT([.$B$2]*[.C$6])))" office:value-type="float" office:value="0.286557195564602" calcext:value-type="float">
            <text:p>0.286557195564602</text:p>
          </table:table-cell>
          <table:table-cell table:formula="of:=ERFC([.$A25]/(2*SQRT([.$B$2]*[.D$6])))" office:value-type="float" office:value="0.45110929443275" calcext:value-type="float">
            <text:p>0.45110929443275</text:p>
          </table:table-cell>
          <table:table-cell office:value-type="float" office:value="0.000000072" calcext:value-type="float">
            <text:p>7.2E-08</text:p>
          </table:table-cell>
          <table:table-cell office:value-type="float" office:value="4.898E+024" calcext:value-type="float">
            <text:p>4.898E+024</text:p>
          </table:table-cell>
          <table:table-cell table:formula="of:=[.F25]/[.$F$7]" office:value-type="float" office:value="0.958512720156556" calcext:value-type="float">
            <text:p>0.958512720156556</text:p>
          </table:table-cell>
          <table:table-cell office:value-type="float" office:value="5.05E+024" calcext:value-type="float">
            <text:p>5.05E+024</text:p>
          </table:table-cell>
          <table:table-cell table:formula="of:=[.H25]/[.$H$7]" office:value-type="float" office:value="0.980582524271844" calcext:value-type="float">
            <text:p>0.980582524271844</text:p>
          </table:table-cell>
          <table:table-cell/>
          <table:table-cell office:value-type="float" office:value="0.000000018" calcext:value-type="float">
            <text:p>1.8E-08</text:p>
          </table:table-cell>
          <table:table-cell table:formula="of:=[.$B$4]/[.$B$3]*(ERFC(1/(500000*SQRT([.$B$2]*[.K25])))/250000+(2*SQRT([.$B$2]*[.K25])*(1-EXP(-1/(250000000000*[.$B$2]*[.K25]))))/SQRT(PI()))" office:value-type="float" office:value="8.58716161621494E+023" calcext:value-type="float">
            <text:p>8.58716161621494E+023</text:p>
          </table:table-cell>
          <table:table-cell office:value-type="float" office:value="0.0000000180000000000003" calcext:value-type="float">
            <text:p>1.80000000000003E-08</text:p>
          </table:table-cell>
          <table:table-cell office:value-type="float" office:value="7.36250000000007E+023" calcext:value-type="float">
            <text:p>7.36250000000007E+023</text:p>
          </table:table-cell>
          <table:table-cell office:value-type="float" office:value="6.78600000000006E+023" calcext:value-type="float">
            <text:p>6.78600000000006E+023</text:p>
          </table:table-cell>
        </table:table-row>
        <table:table-row table:style-name="ro1">
          <table:table-cell table:style-name="ce1" office:value-type="float" office:value="0.0000019" calcext:value-type="float">
            <text:p>1.90E-06</text:p>
          </table:table-cell>
          <table:table-cell table:formula="of:=ERFC([.$A26]/(2*SQRT([.$B$2]*[.B$6])))" office:value-type="float" office:value="0.111640283481549" calcext:value-type="float">
            <text:p>0.111640283481549</text:p>
          </table:table-cell>
          <table:table-cell table:formula="of:=ERFC([.$A26]/(2*SQRT([.$B$2]*[.C$6])))" office:value-type="float" office:value="0.260626997775066" calcext:value-type="float">
            <text:p>0.260626997775066</text:p>
          </table:table-cell>
          <table:table-cell table:formula="of:=ERFC([.$A26]/(2*SQRT([.$B$2]*[.D$6])))" office:value-type="float" office:value="0.426362377802212" calcext:value-type="float">
            <text:p>0.426362377802212</text:p>
          </table:table-cell>
          <table:table-cell office:value-type="float" office:value="0.000000076" calcext:value-type="float">
            <text:p>7.6E-08</text:p>
          </table:table-cell>
          <table:table-cell office:value-type="float" office:value="4.894E+024" calcext:value-type="float">
            <text:p>4.894E+024</text:p>
          </table:table-cell>
          <table:table-cell table:formula="of:=[.F26]/[.$F$7]" office:value-type="float" office:value="0.957729941291585" calcext:value-type="float">
            <text:p>0.957729941291585</text:p>
          </table:table-cell>
          <table:table-cell office:value-type="float" office:value="4.97E+024" calcext:value-type="float">
            <text:p>4.97E+024</text:p>
          </table:table-cell>
          <table:table-cell table:formula="of:=[.H26]/[.$H$7]" office:value-type="float" office:value="0.96504854368932" calcext:value-type="float">
            <text:p>0.96504854368932</text:p>
          </table:table-cell>
          <table:table-cell/>
          <table:table-cell table:style-name="ce1" office:value-type="float" office:value="0.000000019" calcext:value-type="float">
            <text:p>1.90E-08</text:p>
          </table:table-cell>
          <table:table-cell table:formula="of:=[.$B$4]/[.$B$3]*(ERFC(1/(500000*SQRT([.$B$2]*[.K26])))/250000+(2*SQRT([.$B$2]*[.K26])*(1-EXP(-1/(250000000000*[.$B$2]*[.K26]))))/SQRT(PI()))" office:value-type="float" office:value="8.82246862713448E+023" calcext:value-type="float">
            <text:p>8.82246862713448E+023</text:p>
          </table:table-cell>
          <table:table-cell office:value-type="float" office:value="0.0000000190000000000005" calcext:value-type="float">
            <text:p>1.90000000000005E-08</text:p>
          </table:table-cell>
          <table:table-cell office:value-type="float" office:value="7.58650000000007E+023" calcext:value-type="float">
            <text:p>7.58650000000007E+023</text:p>
          </table:table-cell>
          <table:table-cell office:value-type="float" office:value="6.98225000000006E+023" calcext:value-type="float">
            <text:p>6.98225000000006E+023</text:p>
          </table:table-cell>
        </table:table-row>
        <table:table-row table:style-name="ro1">
          <table:table-cell office:value-type="float" office:value="0.000002" calcext:value-type="float">
            <text:p>2E-06</text:p>
          </table:table-cell>
          <table:table-cell table:formula="of:=ERFC([.$A27]/(2*SQRT([.$B$2]*[.B$6])))" office:value-type="float" office:value="0.0940140688853036" calcext:value-type="float">
            <text:p>0.094014068885304</text:p>
          </table:table-cell>
          <table:table-cell table:formula="of:=ERFC([.$A27]/(2*SQRT([.$B$2]*[.C$6])))" office:value-type="float" office:value="0.236367057426063" calcext:value-type="float">
            <text:p>0.236367057426063</text:p>
          </table:table-cell>
          <table:table-cell table:formula="of:=ERFC([.$A27]/(2*SQRT([.$B$2]*[.D$6])))" office:value-type="float" office:value="0.402425862088391" calcext:value-type="float">
            <text:p>0.402425862088391</text:p>
          </table:table-cell>
          <table:table-cell office:value-type="float" office:value="0.00000008" calcext:value-type="float">
            <text:p>8E-08</text:p>
          </table:table-cell>
          <table:table-cell office:value-type="float" office:value="4.89E+024" calcext:value-type="float">
            <text:p>4.89E+024</text:p>
          </table:table-cell>
          <table:table-cell table:formula="of:=[.F27]/[.$F$7]" office:value-type="float" office:value="0.956947162426614" calcext:value-type="float">
            <text:p>0.956947162426614</text:p>
          </table:table-cell>
          <table:table-cell office:value-type="float" office:value="4.89E+024" calcext:value-type="float">
            <text:p>4.89E+024</text:p>
          </table:table-cell>
          <table:table-cell table:formula="of:=[.H27]/[.$H$7]" office:value-type="float" office:value="0.949514563106796" calcext:value-type="float">
            <text:p>0.949514563106796</text:p>
          </table:table-cell>
          <table:table-cell/>
          <table:table-cell office:value-type="float" office:value="0.00000002" calcext:value-type="float">
            <text:p>2E-08</text:p>
          </table:table-cell>
          <table:table-cell table:formula="of:=[.$B$4]/[.$B$3]*(ERFC(1/(500000*SQRT([.$B$2]*[.K27])))/250000+(2*SQRT([.$B$2]*[.K27])*(1-EXP(-1/(250000000000*[.$B$2]*[.K27]))))/SQRT(PI()))" office:value-type="float" office:value="9.05165955228797E+023" calcext:value-type="float">
            <text:p>9.05165955228797E+023</text:p>
          </table:table-cell>
          <table:table-cell office:value-type="float" office:value="0.00000002" calcext:value-type="float">
            <text:p>2E-08</text:p>
          </table:table-cell>
          <table:table-cell office:value-type="float" office:value="7.81500000000007E+023" calcext:value-type="float">
            <text:p>7.81500000000007E+023</text:p>
          </table:table-cell>
          <table:table-cell office:value-type="float" office:value="7.20200000000006E+023" calcext:value-type="float">
            <text:p>7.20200000000006E+023</text:p>
          </table:table-cell>
        </table:table-row>
        <table:table-row table:style-name="ro1">
          <table:table-cell table:style-name="ce1" office:value-type="float" office:value="0.0000021" calcext:value-type="float">
            <text:p>2.10E-06</text:p>
          </table:table-cell>
          <table:table-cell table:formula="of:=ERFC([.$A28]/(2*SQRT([.$B$2]*[.B$6])))" office:value-type="float" office:value="0.0786925852115234" calcext:value-type="float">
            <text:p>0.078692585211523</text:p>
          </table:table-cell>
          <table:table-cell table:formula="of:=ERFC([.$A28]/(2*SQRT([.$B$2]*[.C$6])))" office:value-type="float" office:value="0.213749186165698" calcext:value-type="float">
            <text:p>0.213749186165698</text:p>
          </table:table-cell>
          <table:table-cell table:formula="of:=ERFC([.$A28]/(2*SQRT([.$B$2]*[.D$6])))" office:value-type="float" office:value="0.379313746013757" calcext:value-type="float">
            <text:p>0.379313746013757</text:p>
          </table:table-cell>
          <table:table-cell office:value-type="float" office:value="0.000000084" calcext:value-type="float">
            <text:p>8.4E-08</text:p>
          </table:table-cell>
          <table:table-cell office:value-type="float" office:value="4.838E+024" calcext:value-type="float">
            <text:p>4.838E+024</text:p>
          </table:table-cell>
          <table:table-cell table:formula="of:=[.F28]/[.$F$7]" office:value-type="float" office:value="0.946771037181996" calcext:value-type="float">
            <text:p>0.946771037181996</text:p>
          </table:table-cell>
          <table:table-cell office:value-type="float" office:value="4.84E+024" calcext:value-type="float">
            <text:p>4.84E+024</text:p>
          </table:table-cell>
          <table:table-cell table:formula="of:=[.H28]/[.$H$7]" office:value-type="float" office:value="0.939805825242718" calcext:value-type="float">
            <text:p>0.939805825242718</text:p>
          </table:table-cell>
          <table:table-cell/>
          <table:table-cell table:style-name="ce1" office:value-type="float" office:value="0.000000021" calcext:value-type="float">
            <text:p>2.10E-08</text:p>
          </table:table-cell>
          <table:table-cell table:formula="of:=[.$B$4]/[.$B$3]*(ERFC(1/(500000*SQRT([.$B$2]*[.K28])))/250000+(2*SQRT([.$B$2]*[.K28])*(1-EXP(-1/(250000000000*[.$B$2]*[.K28]))))/SQRT(PI()))" office:value-type="float" office:value="9.27518711279854E+023" calcext:value-type="float">
            <text:p>9.27518711279854E+023</text:p>
          </table:table-cell>
          <table:table-cell office:value-type="float" office:value="0.0000000210000000000001" calcext:value-type="float">
            <text:p>2.10000000000001E-08</text:p>
          </table:table-cell>
          <table:table-cell office:value-type="float" office:value="8.04350000000007E+023" calcext:value-type="float">
            <text:p>8.04350000000007E+023</text:p>
          </table:table-cell>
          <table:table-cell office:value-type="float" office:value="7.41175000000007E+023" calcext:value-type="float">
            <text:p>7.41175000000007E+023</text:p>
          </table:table-cell>
        </table:table-row>
        <table:table-row table:style-name="ro1">
          <table:table-cell office:value-type="float" office:value="0.0000022" calcext:value-type="float">
            <text:p>2.2E-06</text:p>
          </table:table-cell>
          <table:table-cell table:formula="of:=ERFC([.$A29]/(2*SQRT([.$B$2]*[.B$6])))" office:value-type="float" office:value="0.0654674634430281" calcext:value-type="float">
            <text:p>0.065467463443028</text:p>
          </table:table-cell>
          <table:table-cell table:formula="of:=ERFC([.$A29]/(2*SQRT([.$B$2]*[.C$6])))" office:value-type="float" office:value="0.192736003940126" calcext:value-type="float">
            <text:p>0.192736003940126</text:p>
          </table:table-cell>
          <table:table-cell table:formula="of:=ERFC([.$A29]/(2*SQRT([.$B$2]*[.D$6])))" office:value-type="float" office:value="0.357036709043523" calcext:value-type="float">
            <text:p>0.357036709043523</text:p>
          </table:table-cell>
          <table:table-cell office:value-type="float" office:value="0.000000088" calcext:value-type="float">
            <text:p>8.8E-08</text:p>
          </table:table-cell>
          <table:table-cell office:value-type="float" office:value="4.786E+024" calcext:value-type="float">
            <text:p>4.786E+024</text:p>
          </table:table-cell>
          <table:table-cell table:formula="of:=[.F29]/[.$F$7]" office:value-type="float" office:value="0.936594911937378" calcext:value-type="float">
            <text:p>0.936594911937378</text:p>
          </table:table-cell>
          <table:table-cell office:value-type="float" office:value="4.79E+024" calcext:value-type="float">
            <text:p>4.79E+024</text:p>
          </table:table-cell>
          <table:table-cell table:formula="of:=[.H29]/[.$H$7]" office:value-type="float" office:value="0.930097087378641" calcext:value-type="float">
            <text:p>0.930097087378641</text:p>
          </table:table-cell>
          <table:table-cell/>
          <table:table-cell office:value-type="float" office:value="0.000000022" calcext:value-type="float">
            <text:p>2.2E-08</text:p>
          </table:table-cell>
          <table:table-cell table:formula="of:=[.$B$4]/[.$B$3]*(ERFC(1/(500000*SQRT([.$B$2]*[.K29])))/250000+(2*SQRT([.$B$2]*[.K29])*(1-EXP(-1/(250000000000*[.$B$2]*[.K29]))))/SQRT(PI()))" office:value-type="float" office:value="9.49345041758125E+023" calcext:value-type="float">
            <text:p>9.49345041758125E+023</text:p>
          </table:table-cell>
          <table:table-cell office:value-type="float" office:value="0.0000000220000000000003" calcext:value-type="float">
            <text:p>2.20000000000003E-08</text:p>
          </table:table-cell>
          <table:table-cell office:value-type="float" office:value="8.22500000000007E+023" calcext:value-type="float">
            <text:p>8.22500000000007E+023</text:p>
          </table:table-cell>
          <table:table-cell office:value-type="float" office:value="7.60350000000007E+023" calcext:value-type="float">
            <text:p>7.60350000000007E+023</text:p>
          </table:table-cell>
        </table:table-row>
        <table:table-row table:style-name="ro1">
          <table:table-cell table:style-name="ce1" office:value-type="float" office:value="0.0000023" calcext:value-type="float">
            <text:p>2.30E-06</text:p>
          </table:table-cell>
          <table:table-cell table:formula="of:=ERFC([.$A30]/(2*SQRT([.$B$2]*[.B$6])))" office:value-type="float" office:value="0.0541315734389426" calcext:value-type="float">
            <text:p>0.054131573438943</text:p>
          </table:table-cell>
          <table:table-cell table:formula="of:=ERFC([.$A30]/(2*SQRT([.$B$2]*[.C$6])))" office:value-type="float" office:value="0.17328195403875" calcext:value-type="float">
            <text:p>0.17328195403875</text:p>
          </table:table-cell>
          <table:table-cell table:formula="of:=ERFC([.$A30]/(2*SQRT([.$B$2]*[.D$6])))" office:value-type="float" office:value="0.335602173369093" calcext:value-type="float">
            <text:p>0.335602173369093</text:p>
          </table:table-cell>
          <table:table-cell office:value-type="float" office:value="0.000000092" calcext:value-type="float">
            <text:p>9.2E-08</text:p>
          </table:table-cell>
          <table:table-cell office:value-type="float" office:value="4.717E+024" calcext:value-type="float">
            <text:p>4.717E+024</text:p>
          </table:table-cell>
          <table:table-cell table:formula="of:=[.F30]/[.$F$7]" office:value-type="float" office:value="0.923091976516634" calcext:value-type="float">
            <text:p>0.923091976516634</text:p>
          </table:table-cell>
          <table:table-cell office:value-type="float" office:value="4.751E+024" calcext:value-type="float">
            <text:p>4.751E+024</text:p>
          </table:table-cell>
          <table:table-cell table:formula="of:=[.H30]/[.$H$7]" office:value-type="float" office:value="0.92252427184466" calcext:value-type="float">
            <text:p>0.92252427184466</text:p>
          </table:table-cell>
          <table:table-cell/>
          <table:table-cell table:style-name="ce1" office:value-type="float" office:value="0.000000023" calcext:value-type="float">
            <text:p>2.30E-08</text:p>
          </table:table-cell>
          <table:table-cell table:formula="of:=[.$B$4]/[.$B$3]*(ERFC(1/(500000*SQRT([.$B$2]*[.K30])))/250000+(2*SQRT([.$B$2]*[.K30])*(1-EXP(-1/(250000000000*[.$B$2]*[.K30]))))/SQRT(PI()))" office:value-type="float" office:value="9.70680333390243E+023" calcext:value-type="float">
            <text:p>9.70680333390243E+023</text:p>
          </table:table-cell>
          <table:table-cell office:value-type="float" office:value="0.0000000230000000000004" calcext:value-type="float">
            <text:p>2.30000000000004E-08</text:p>
          </table:table-cell>
          <table:table-cell office:value-type="float" office:value="8.40850000000008E+023" calcext:value-type="float">
            <text:p>8.40850000000008E+023</text:p>
          </table:table-cell>
          <table:table-cell office:value-type="float" office:value="7.83000000000007E+023" calcext:value-type="float">
            <text:p>7.83000000000007E+023</text:p>
          </table:table-cell>
        </table:table-row>
        <table:table-row table:style-name="ro1">
          <table:table-cell office:value-type="float" office:value="0.0000024" calcext:value-type="float">
            <text:p>2.4E-06</text:p>
          </table:table-cell>
          <table:table-cell table:formula="of:=ERFC([.$A31]/(2*SQRT([.$B$2]*[.B$6])))" office:value-type="float" office:value="0.0444828767644903" calcext:value-type="float">
            <text:p>0.04448287676449</text:p>
          </table:table-cell>
          <table:table-cell table:formula="of:=ERFC([.$A31]/(2*SQRT([.$B$2]*[.C$6])))" office:value-type="float" office:value="0.155334356418363" calcext:value-type="float">
            <text:p>0.155334356418363</text:p>
          </table:table-cell>
          <table:table-cell table:formula="of:=ERFC([.$A31]/(2*SQRT([.$B$2]*[.D$6])))" office:value-type="float" office:value="0.315014386041318" calcext:value-type="float">
            <text:p>0.315014386041318</text:p>
          </table:table-cell>
          <table:table-cell office:value-type="float" office:value="0.000000096" calcext:value-type="float">
            <text:p>9.6E-08</text:p>
          </table:table-cell>
          <table:table-cell office:value-type="float" office:value="4.631E+024" calcext:value-type="float">
            <text:p>4.631E+024</text:p>
          </table:table-cell>
          <table:table-cell table:formula="of:=[.F31]/[.$F$7]" office:value-type="float" office:value="0.906262230919765" calcext:value-type="float">
            <text:p>0.906262230919765</text:p>
          </table:table-cell>
          <table:table-cell office:value-type="float" office:value="4.723E+024" calcext:value-type="float">
            <text:p>4.723E+024</text:p>
          </table:table-cell>
          <table:table-cell table:formula="of:=[.H31]/[.$H$7]" office:value-type="float" office:value="0.917087378640777" calcext:value-type="float">
            <text:p>0.917087378640777</text:p>
          </table:table-cell>
          <table:table-cell/>
          <table:table-cell office:value-type="float" office:value="0.000000024" calcext:value-type="float">
            <text:p>2.4E-08</text:p>
          </table:table-cell>
          <table:table-cell table:formula="of:=[.$B$4]/[.$B$3]*(ERFC(1/(500000*SQRT([.$B$2]*[.K31])))/250000+(2*SQRT([.$B$2]*[.K31])*(1-EXP(-1/(250000000000*[.$B$2]*[.K31]))))/SQRT(PI()))" office:value-type="float" office:value="9.91556123265547E+023" calcext:value-type="float">
            <text:p>9.91556123265547E+023</text:p>
          </table:table-cell>
          <table:table-cell office:value-type="float" office:value="0.0000000240000000000006" calcext:value-type="float">
            <text:p>2.40000000000006E-08</text:p>
          </table:table-cell>
          <table:table-cell office:value-type="float" office:value="8.62750000000008E+023" calcext:value-type="float">
            <text:p>8.62750000000008E+023</text:p>
          </table:table-cell>
          <table:table-cell office:value-type="float" office:value="8.04200000000007E+023" calcext:value-type="float">
            <text:p>8.04200000000007E+023</text:p>
          </table:table-cell>
        </table:table-row>
        <table:table-row table:style-name="ro1">
          <table:table-cell table:style-name="ce1" office:value-type="float" office:value="0.0000025" calcext:value-type="float">
            <text:p>2.50E-06</text:p>
          </table:table-cell>
          <table:table-cell table:formula="of:=ERFC([.$A32]/(2*SQRT([.$B$2]*[.B$6])))" office:value-type="float" office:value="0.0363275987470833" calcext:value-type="float">
            <text:p>0.036327598747083</text:p>
          </table:table-cell>
          <table:table-cell table:formula="of:=ERFC([.$A32]/(2*SQRT([.$B$2]*[.C$6])))" office:value-type="float" office:value="0.138834478810327" calcext:value-type="float">
            <text:p>0.138834478810327</text:p>
          </table:table-cell>
          <table:table-cell table:formula="of:=ERFC([.$A32]/(2*SQRT([.$B$2]*[.D$6])))" office:value-type="float" office:value="0.295274519803885" calcext:value-type="float">
            <text:p>0.295274519803885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4.545E+024" calcext:value-type="float">
            <text:p>4.545E+024</text:p>
          </table:table-cell>
          <table:table-cell table:formula="of:=[.F32]/[.$F$7]" office:value-type="float" office:value="0.889432485322896" calcext:value-type="float">
            <text:p>0.889432485322896</text:p>
          </table:table-cell>
          <table:table-cell office:value-type="float" office:value="4.695E+024" calcext:value-type="float">
            <text:p>4.695E+024</text:p>
          </table:table-cell>
          <table:table-cell table:formula="of:=[.H32]/[.$H$7]" office:value-type="float" office:value="0.911650485436893" calcext:value-type="float">
            <text:p>0.911650485436893</text:p>
          </table:table-cell>
          <table:table-cell/>
          <table:table-cell table:style-name="ce1" office:value-type="float" office:value="0.000000025" calcext:value-type="float">
            <text:p>2.50E-08</text:p>
          </table:table-cell>
          <table:table-cell table:formula="of:=[.$B$4]/[.$B$3]*(ERFC(1/(500000*SQRT([.$B$2]*[.K32])))/250000+(2*SQRT([.$B$2]*[.K32])*(1-EXP(-1/(250000000000*[.$B$2]*[.K32]))))/SQRT(PI()))" office:value-type="float" office:value="1.01200064801772E+024" calcext:value-type="float">
            <text:p>1.01200064801772E+024</text:p>
          </table:table-cell>
          <table:table-cell office:value-type="float" office:value="0.0000000250000000000007" calcext:value-type="float">
            <text:p>2.50000000000007E-08</text:p>
          </table:table-cell>
          <table:table-cell office:value-type="float" office:value="8.84950000000008E+023" calcext:value-type="float">
            <text:p>8.84950000000008E+023</text:p>
          </table:table-cell>
          <table:table-cell office:value-type="float" office:value="8.20775000000007E+023" calcext:value-type="float">
            <text:p>8.20775000000007E+023</text:p>
          </table:table-cell>
        </table:table-row>
        <table:table-row table:style-name="ro1">
          <table:table-cell office:value-type="float" office:value="0.0000026" calcext:value-type="float">
            <text:p>2.6E-06</text:p>
          </table:table-cell>
          <table:table-cell table:formula="of:=ERFC([.$A33]/(2*SQRT([.$B$2]*[.B$6])))" office:value-type="float" office:value="0.0294827166063952" calcext:value-type="float">
            <text:p>0.029482716606395</text:p>
          </table:table-cell>
          <table:table-cell table:formula="of:=ERFC([.$A33]/(2*SQRT([.$B$2]*[.C$6])))" office:value-type="float" office:value="0.12371860627461" calcext:value-type="float">
            <text:p>0.12371860627461</text:p>
          </table:table-cell>
          <table:table-cell table:formula="of:=ERFC([.$A33]/(2*SQRT([.$B$2]*[.D$6])))" office:value-type="float" office:value="0.276380791039438" calcext:value-type="float">
            <text:p>0.276380791039438</text:p>
          </table:table-cell>
          <table:table-cell office:value-type="float" office:value="0.000000104" calcext:value-type="float">
            <text:p>1.04E-07</text:p>
          </table:table-cell>
          <table:table-cell office:value-type="float" office:value="4.529E+024" calcext:value-type="float">
            <text:p>4.529E+024</text:p>
          </table:table-cell>
          <table:table-cell table:formula="of:=[.F33]/[.$F$7]" office:value-type="float" office:value="0.886301369863014" calcext:value-type="float">
            <text:p>0.886301369863014</text:p>
          </table:table-cell>
          <table:table-cell office:value-type="float" office:value="4.723E+024" calcext:value-type="float">
            <text:p>4.723E+024</text:p>
          </table:table-cell>
          <table:table-cell table:formula="of:=[.H33]/[.$H$7]" office:value-type="float" office:value="0.917087378640777" calcext:value-type="float">
            <text:p>0.917087378640777</text:p>
          </table:table-cell>
          <table:table-cell/>
          <table:table-cell office:value-type="float" office:value="0.000000026" calcext:value-type="float">
            <text:p>2.6E-08</text:p>
          </table:table-cell>
          <table:table-cell table:formula="of:=[.$B$4]/[.$B$3]*(ERFC(1/(500000*SQRT([.$B$2]*[.K33])))/250000+(2*SQRT([.$B$2]*[.K33])*(1-EXP(-1/(250000000000*[.$B$2]*[.K33]))))/SQRT(PI()))" office:value-type="float" office:value="1.03203929524232E+024" calcext:value-type="float">
            <text:p>1.03203929524232E+024</text:p>
          </table:table-cell>
          <table:table-cell office:value-type="float" office:value="0.0000000260000000000008" calcext:value-type="float">
            <text:p>2.60000000000008E-08</text:p>
          </table:table-cell>
          <table:table-cell office:value-type="float" office:value="9.03800000000008E+023" calcext:value-type="float">
            <text:p>9.03800000000008E+023</text:p>
          </table:table-cell>
          <table:table-cell office:value-type="float" office:value="8.37825000000007E+023" calcext:value-type="float">
            <text:p>8.37825000000007E+023</text:p>
          </table:table-cell>
        </table:table-row>
        <table:table-row table:style-name="ro1">
          <table:table-cell table:style-name="ce1" office:value-type="float" office:value="0.0000027" calcext:value-type="float">
            <text:p>2.70E-06</text:p>
          </table:table-cell>
          <table:table-cell table:formula="of:=ERFC([.$A34]/(2*SQRT([.$B$2]*[.B$6])))" office:value-type="float" office:value="0.0237777873354013" calcext:value-type="float">
            <text:p>0.023777787335401</text:p>
          </table:table-cell>
          <table:table-cell table:formula="of:=ERFC([.$A34]/(2*SQRT([.$B$2]*[.C$6])))" office:value-type="float" office:value="0.109919091390511" calcext:value-type="float">
            <text:p>0.109919091390511</text:p>
          </table:table-cell>
          <table:table-cell table:formula="of:=ERFC([.$A34]/(2*SQRT([.$B$2]*[.D$6])))" office:value-type="float" office:value="0.258328593127664" calcext:value-type="float">
            <text:p>0.258328593127664</text:p>
          </table:table-cell>
          <table:table-cell office:value-type="float" office:value="0.000000108" calcext:value-type="float">
            <text:p>1.08E-07</text:p>
          </table:table-cell>
          <table:table-cell office:value-type="float" office:value="4.513E+024" calcext:value-type="float">
            <text:p>4.513E+024</text:p>
          </table:table-cell>
          <table:table-cell table:formula="of:=[.F34]/[.$F$7]" office:value-type="float" office:value="0.883170254403131" calcext:value-type="float">
            <text:p>0.883170254403131</text:p>
          </table:table-cell>
          <table:table-cell office:value-type="float" office:value="4.751E+024" calcext:value-type="float">
            <text:p>4.751E+024</text:p>
          </table:table-cell>
          <table:table-cell table:formula="of:=[.H34]/[.$H$7]" office:value-type="float" office:value="0.92252427184466" calcext:value-type="float">
            <text:p>0.92252427184466</text:p>
          </table:table-cell>
          <table:table-cell/>
          <table:table-cell table:style-name="ce1" office:value-type="float" office:value="0.000000027" calcext:value-type="float">
            <text:p>2.70E-08</text:p>
          </table:table-cell>
          <table:table-cell table:formula="of:=[.$B$4]/[.$B$3]*(ERFC(1/(500000*SQRT([.$B$2]*[.K34])))/250000+(2*SQRT([.$B$2]*[.K34])*(1-EXP(-1/(250000000000*[.$B$2]*[.K34]))))/SQRT(PI()))" office:value-type="float" office:value="1.05169497786497E+024" calcext:value-type="float">
            <text:p>1.05169497786497E+024</text:p>
          </table:table-cell>
          <table:table-cell office:value-type="float" office:value="0.000000027000000000001" calcext:value-type="float">
            <text:p>2.7000000000001E-08</text:p>
          </table:table-cell>
          <table:table-cell office:value-type="float" office:value="9.24225000000008E+023" calcext:value-type="float">
            <text:p>9.24225000000008E+023</text:p>
          </table:table-cell>
          <table:table-cell office:value-type="float" office:value="8.54400000000008E+023" calcext:value-type="float">
            <text:p>8.54400000000008E+023</text:p>
          </table:table-cell>
        </table:table-row>
        <table:table-row table:style-name="ro1">
          <table:table-cell office:value-type="float" office:value="0.0000028" calcext:value-type="float">
            <text:p>2.8E-06</text:p>
          </table:table-cell>
          <table:table-cell table:formula="of:=ERFC([.$A35]/(2*SQRT([.$B$2]*[.B$6])))" office:value-type="float" office:value="0.019056160719181" calcext:value-type="float">
            <text:p>0.019056160719181</text:p>
          </table:table-cell>
          <table:table-cell table:formula="of:=ERFC([.$A35]/(2*SQRT([.$B$2]*[.C$6])))" office:value-type="float" office:value="0.097365369097194" calcext:value-type="float">
            <text:p>0.097365369097194</text:p>
          </table:table-cell>
          <table:table-cell table:formula="of:=ERFC([.$A35]/(2*SQRT([.$B$2]*[.D$6])))" office:value-type="float" office:value="0.241110643426167" calcext:value-type="float">
            <text:p>0.241110643426167</text:p>
          </table:table-cell>
          <table:table-cell office:value-type="float" office:value="0.000000112" calcext:value-type="float">
            <text:p>1.12E-07</text:p>
          </table:table-cell>
          <table:table-cell office:value-type="float" office:value="4.531E+024" calcext:value-type="float">
            <text:p>4.531E+024</text:p>
          </table:table-cell>
          <table:table-cell table:formula="of:=[.F35]/[.$F$7]" office:value-type="float" office:value="0.886692759295499" calcext:value-type="float">
            <text:p>0.886692759295499</text:p>
          </table:table-cell>
          <table:table-cell office:value-type="float" office:value="4.745E+024" calcext:value-type="float">
            <text:p>4.745E+024</text:p>
          </table:table-cell>
          <table:table-cell table:formula="of:=[.H35]/[.$H$7]" office:value-type="float" office:value="0.921359223300971" calcext:value-type="float">
            <text:p>0.921359223300971</text:p>
          </table:table-cell>
          <table:table-cell/>
          <table:table-cell office:value-type="float" office:value="0.000000028" calcext:value-type="float">
            <text:p>2.8E-08</text:p>
          </table:table-cell>
          <table:table-cell table:formula="of:=[.$B$4]/[.$B$3]*(ERFC(1/(500000*SQRT([.$B$2]*[.K35])))/250000+(2*SQRT([.$B$2]*[.K35])*(1-EXP(-1/(250000000000*[.$B$2]*[.K35]))))/SQRT(PI()))" office:value-type="float" office:value="1.07098844719206E+024" calcext:value-type="float">
            <text:p>1.07098844719206E+024</text:p>
          </table:table-cell>
          <table:table-cell office:value-type="float" office:value="0.0000000280000000000011" calcext:value-type="float">
            <text:p>2.80000000000011E-08</text:p>
          </table:table-cell>
          <table:table-cell office:value-type="float" office:value="9.41950000000008E+023" calcext:value-type="float">
            <text:p>9.41950000000008E+023</text:p>
          </table:table-cell>
          <table:table-cell office:value-type="float" office:value="8.71475000000008E+023" calcext:value-type="float">
            <text:p>8.71475000000008E+023</text:p>
          </table:table-cell>
        </table:table-row>
        <table:table-row table:style-name="ro1">
          <table:table-cell table:style-name="ce1" office:value-type="float" office:value="0.0000029" calcext:value-type="float">
            <text:p>2.90E-06</text:p>
          </table:table-cell>
          <table:table-cell table:formula="of:=ERFC([.$A36]/(2*SQRT([.$B$2]*[.B$6])))" office:value-type="float" office:value="0.0151756391481376" calcext:value-type="float">
            <text:p>0.015175639148138</text:p>
          </table:table-cell>
          <table:table-cell table:formula="of:=ERFC([.$A36]/(2*SQRT([.$B$2]*[.C$6])))" office:value-type="float" office:value="0.08598492224487" calcext:value-type="float">
            <text:p>0.08598492224487</text:p>
          </table:table-cell>
          <table:table-cell table:formula="of:=ERFC([.$A36]/(2*SQRT([.$B$2]*[.D$6])))" office:value-type="float" office:value="0.224717142021699" calcext:value-type="float">
            <text:p>0.224717142021699</text:p>
          </table:table-cell>
          <table:table-cell office:value-type="float" office:value="0.000000116" calcext:value-type="float">
            <text:p>1.16E-07</text:p>
          </table:table-cell>
          <table:table-cell office:value-type="float" office:value="4.583E+024" calcext:value-type="float">
            <text:p>4.583E+024</text:p>
          </table:table-cell>
          <table:table-cell table:formula="of:=[.F36]/[.$F$7]" office:value-type="float" office:value="0.896868884540118" calcext:value-type="float">
            <text:p>0.896868884540118</text:p>
          </table:table-cell>
          <table:table-cell office:value-type="float" office:value="4.705E+024" calcext:value-type="float">
            <text:p>4.705E+024</text:p>
          </table:table-cell>
          <table:table-cell table:formula="of:=[.H36]/[.$H$7]" office:value-type="float" office:value="0.913592233009708" calcext:value-type="float">
            <text:p>0.913592233009708</text:p>
          </table:table-cell>
          <table:table-cell/>
          <table:table-cell table:style-name="ce1" office:value-type="float" office:value="0.000000029" calcext:value-type="float">
            <text:p>2.90E-08</text:p>
          </table:table-cell>
          <table:table-cell table:formula="of:=[.$B$4]/[.$B$3]*(ERFC(1/(500000*SQRT([.$B$2]*[.K36])))/250000+(2*SQRT([.$B$2]*[.K36])*(1-EXP(-1/(250000000000*[.$B$2]*[.K36]))))/SQRT(PI()))" office:value-type="float" office:value="1.08993855671416E+024" calcext:value-type="float">
            <text:p>1.08993855671416E+024</text:p>
          </table:table-cell>
          <table:table-cell office:value-type="float" office:value="0.0000000290000000000013" calcext:value-type="float">
            <text:p>2.90000000000013E-08</text:p>
          </table:table-cell>
          <table:table-cell office:value-type="float" office:value="9.59975000000009E+023" calcext:value-type="float">
            <text:p>9.59975000000009E+023</text:p>
          </table:table-cell>
          <table:table-cell office:value-type="float" office:value="8.87175000000008E+023" calcext:value-type="float">
            <text:p>8.87175000000008E+023</text:p>
          </table:table-cell>
        </table:table-row>
        <table:table-row table:style-name="ro1">
          <table:table-cell office:value-type="float" office:value="0.000003" calcext:value-type="float">
            <text:p>3E-06</text:p>
          </table:table-cell>
          <table:table-cell table:formula="of:=ERFC([.$A37]/(2*SQRT([.$B$2]*[.B$6])))" office:value-type="float" office:value="0.0120086567539141" calcext:value-type="float">
            <text:p>0.012008656753914</text:p>
          </table:table-cell>
          <table:table-cell table:formula="of:=ERFC([.$A37]/(2*SQRT([.$B$2]*[.C$6])))" office:value-type="float" office:value="0.0757041861161831" calcext:value-type="float">
            <text:p>0.075704186116183</text:p>
          </table:table-cell>
          <table:table-cell table:formula="of:=ERFC([.$A37]/(2*SQRT([.$B$2]*[.D$6])))" office:value-type="float" office:value="0.209135940361006" calcext:value-type="float">
            <text:p>0.209135940361006</text:p>
          </table:table-cell>
          <table:table-cell office:value-type="float" office:value="0.00000012" calcext:value-type="float">
            <text:p>1.2E-07</text:p>
          </table:table-cell>
          <table:table-cell office:value-type="float" office:value="4.635E+024" calcext:value-type="float">
            <text:p>4.635E+024</text:p>
          </table:table-cell>
          <table:table-cell table:formula="of:=[.F37]/[.$F$7]" office:value-type="float" office:value="0.907045009784736" calcext:value-type="float">
            <text:p>0.907045009784736</text:p>
          </table:table-cell>
          <table:table-cell office:value-type="float" office:value="4.665E+024" calcext:value-type="float">
            <text:p>4.665E+024</text:p>
          </table:table-cell>
          <table:table-cell table:formula="of:=[.H37]/[.$H$7]" office:value-type="float" office:value="0.905825242718446" calcext:value-type="float">
            <text:p>0.905825242718446</text:p>
          </table:table-cell>
          <table:table-cell/>
          <table:table-cell office:value-type="float" office:value="0.00000003" calcext:value-type="float">
            <text:p>3E-08</text:p>
          </table:table-cell>
          <table:table-cell table:formula="of:=[.$B$4]/[.$B$3]*(ERFC(1/(500000*SQRT([.$B$2]*[.K37])))/250000+(2*SQRT([.$B$2]*[.K37])*(1-EXP(-1/(250000000000*[.$B$2]*[.K37]))))/SQRT(PI()))" office:value-type="float" office:value="1.10856248601034E+024" calcext:value-type="float">
            <text:p>1.10856248601034E+024</text:p>
          </table:table-cell>
          <table:table-cell office:value-type="float" office:value="0.00000003" calcext:value-type="float">
            <text:p>3E-08</text:p>
          </table:table-cell>
          <table:table-cell office:value-type="float" office:value="9.78275000000009E+023" calcext:value-type="float">
            <text:p>9.78275000000009E+023</text:p>
          </table:table-cell>
          <table:table-cell office:value-type="float" office:value="9.05125000000008E+023" calcext:value-type="float">
            <text:p>9.05125000000008E+023</text:p>
          </table:table-cell>
        </table:table-row>
        <table:table-row table:style-name="ro1">
          <table:table-cell table:style-name="ce1" office:value-type="float" office:value="0.0000031" calcext:value-type="float">
            <text:p>3.10E-06</text:p>
          </table:table-cell>
          <table:table-cell table:formula="of:=ERFC([.$A38]/(2*SQRT([.$B$2]*[.B$6])))" office:value-type="float" office:value="0.00944205621303082" calcext:value-type="float">
            <text:p>0.009442056213031</text:p>
          </table:table-cell>
          <table:table-cell table:formula="of:=ERFC([.$A38]/(2*SQRT([.$B$2]*[.C$6])))" office:value-type="float" office:value="0.0664493824553238" calcext:value-type="float">
            <text:p>0.066449382455324</text:p>
          </table:table-cell>
          <table:table-cell table:formula="of:=ERFC([.$A38]/(2*SQRT([.$B$2]*[.D$6])))" office:value-type="float" office:value="0.194352717856576" calcext:value-type="float">
            <text:p>0.194352717856576</text:p>
          </table:table-cell>
          <table:table-cell office:value-type="float" office:value="0.000000124" calcext:value-type="float">
            <text:p>1.24E-07</text:p>
          </table:table-cell>
          <table:table-cell office:value-type="float" office:value="4.609E+024" calcext:value-type="float">
            <text:p>4.609E+024</text:p>
          </table:table-cell>
          <table:table-cell table:formula="of:=[.F38]/[.$F$7]" office:value-type="float" office:value="0.901956947162427" calcext:value-type="float">
            <text:p>0.901956947162427</text:p>
          </table:table-cell>
          <table:table-cell office:value-type="float" office:value="4.543E+024" calcext:value-type="float">
            <text:p>4.543E+024</text:p>
          </table:table-cell>
          <table:table-cell table:formula="of:=[.H38]/[.$H$7]" office:value-type="float" office:value="0.882135922330097" calcext:value-type="float">
            <text:p>0.882135922330097</text:p>
          </table:table-cell>
          <table:table-cell/>
          <table:table-cell table:style-name="ce1" office:value-type="float" office:value="0.000000031" calcext:value-type="float">
            <text:p>3.10E-08</text:p>
          </table:table-cell>
          <table:table-cell table:formula="of:=[.$B$4]/[.$B$3]*(ERFC(1/(500000*SQRT([.$B$2]*[.K38])))/250000+(2*SQRT([.$B$2]*[.K38])*(1-EXP(-1/(250000000000*[.$B$2]*[.K38]))))/SQRT(PI()))" office:value-type="float" office:value="1.1268759320576E+024" calcext:value-type="float">
            <text:p>1.1268759320576E+024</text:p>
          </table:table-cell>
          <table:table-cell office:value-type="float" office:value="0.0000000309999999999998" calcext:value-type="float">
            <text:p>3.09999999999998E-08</text:p>
          </table:table-cell>
          <table:table-cell office:value-type="float" office:value="9.95800000000009E+023" calcext:value-type="float">
            <text:p>9.95800000000009E+023</text:p>
          </table:table-cell>
          <table:table-cell office:value-type="float" office:value="9.21700000000008E+023" calcext:value-type="float">
            <text:p>9.21700000000008E+023</text:p>
          </table:table-cell>
        </table:table-row>
        <table:table-row table:style-name="ro1">
          <table:table-cell office:value-type="float" office:value="0.0000032" calcext:value-type="float">
            <text:p>3.2E-06</text:p>
          </table:table-cell>
          <table:table-cell table:formula="of:=ERFC([.$A39]/(2*SQRT([.$B$2]*[.B$6])))" office:value-type="float" office:value="0.0073765428984614" calcext:value-type="float">
            <text:p>0.007376542898461</text:p>
          </table:table-cell>
          <table:table-cell table:formula="of:=ERFC([.$A39]/(2*SQRT([.$B$2]*[.C$6])))" office:value-type="float" office:value="0.058147275831831" calcext:value-type="float">
            <text:p>0.058147275831831</text:p>
          </table:table-cell>
          <table:table-cell table:formula="of:=ERFC([.$A39]/(2*SQRT([.$B$2]*[.D$6])))" office:value-type="float" office:value="0.180351164572021" calcext:value-type="float">
            <text:p>0.180351164572021</text:p>
          </table:table-cell>
          <table:table-cell office:value-type="float" office:value="0.000000128" calcext:value-type="float">
            <text:p>1.28E-07</text:p>
          </table:table-cell>
          <table:table-cell office:value-type="float" office:value="4.583E+024" calcext:value-type="float">
            <text:p>4.583E+024</text:p>
          </table:table-cell>
          <table:table-cell table:formula="of:=[.F39]/[.$F$7]" office:value-type="float" office:value="0.896868884540118" calcext:value-type="float">
            <text:p>0.896868884540118</text:p>
          </table:table-cell>
          <table:table-cell office:value-type="float" office:value="4.421E+024" calcext:value-type="float">
            <text:p>4.421E+024</text:p>
          </table:table-cell>
          <table:table-cell table:formula="of:=[.H39]/[.$H$7]" office:value-type="float" office:value="0.858446601941747" calcext:value-type="float">
            <text:p>0.858446601941747</text:p>
          </table:table-cell>
          <table:table-cell/>
          <table:table-cell office:value-type="float" office:value="0.000000032" calcext:value-type="float">
            <text:p>3.2E-08</text:p>
          </table:table-cell>
          <table:table-cell table:formula="of:=[.$B$4]/[.$B$3]*(ERFC(1/(500000*SQRT([.$B$2]*[.K39])))/250000+(2*SQRT([.$B$2]*[.K39])*(1-EXP(-1/(250000000000*[.$B$2]*[.K39]))))/SQRT(PI()))" office:value-type="float" office:value="1.14489327370043E+024" calcext:value-type="float">
            <text:p>1.14489327370043E+024</text:p>
          </table:table-cell>
          <table:table-cell office:value-type="float" office:value="0.0000000319999999999996" calcext:value-type="float">
            <text:p>3.19999999999996E-08</text:p>
          </table:table-cell>
          <table:table-cell office:value-type="float" office:value="1.01147500000001E+024" calcext:value-type="float">
            <text:p>1.01147500000001E+024</text:p>
          </table:table-cell>
          <table:table-cell office:value-type="float" office:value="9.40650000000008E+023" calcext:value-type="float">
            <text:p>9.40650000000008E+023</text:p>
          </table:table-cell>
        </table:table-row>
        <table:table-row table:style-name="ro1">
          <table:table-cell table:style-name="ce1" office:value-type="float" office:value="0.0000033" calcext:value-type="float">
            <text:p>3.30E-06</text:p>
          </table:table-cell>
          <table:table-cell table:formula="of:=ERFC([.$A40]/(2*SQRT([.$B$2]*[.B$6])))" office:value-type="float" office:value="0.00572589364064229" calcext:value-type="float">
            <text:p>0.005725893640642</text:p>
          </table:table-cell>
          <table:table-cell table:formula="of:=ERFC([.$A40]/(2*SQRT([.$B$2]*[.C$6])))" office:value-type="float" office:value="0.0507258474050292" calcext:value-type="float">
            <text:p>0.050725847405029</text:p>
          </table:table-cell>
          <table:table-cell table:formula="of:=ERFC([.$A40]/(2*SQRT([.$B$2]*[.D$6])))" office:value-type="float" office:value="0.167113168123464" calcext:value-type="float">
            <text:p>0.167113168123464</text:p>
          </table:table-cell>
          <table:table-cell office:value-type="float" office:value="0.000000132" calcext:value-type="float">
            <text:p>1.32E-07</text:p>
          </table:table-cell>
          <table:table-cell office:value-type="float" office:value="4.573E+024" calcext:value-type="float">
            <text:p>4.573E+024</text:p>
          </table:table-cell>
          <table:table-cell table:formula="of:=[.F40]/[.$F$7]" office:value-type="float" office:value="0.894911937377691" calcext:value-type="float">
            <text:p>0.894911937377691</text:p>
          </table:table-cell>
          <table:table-cell office:value-type="float" office:value="4.392E+024" calcext:value-type="float">
            <text:p>4.392E+024</text:p>
          </table:table-cell>
          <table:table-cell table:formula="of:=[.H40]/[.$H$7]" office:value-type="float" office:value="0.852815533980582" calcext:value-type="float">
            <text:p>0.852815533980582</text:p>
          </table:table-cell>
          <table:table-cell/>
          <table:table-cell table:style-name="ce1" office:value-type="float" office:value="0.000000033" calcext:value-type="float">
            <text:p>3.30E-08</text:p>
          </table:table-cell>
          <table:table-cell table:formula="of:=[.$B$4]/[.$B$3]*(ERFC(1/(500000*SQRT([.$B$2]*[.K40])))/250000+(2*SQRT([.$B$2]*[.K40])*(1-EXP(-1/(250000000000*[.$B$2]*[.K40]))))/SQRT(PI()))" office:value-type="float" office:value="1.1626277138512E+024" calcext:value-type="float">
            <text:p>1.1626277138512E+024</text:p>
          </table:table-cell>
          <table:table-cell office:value-type="float" office:value="0.0000000329999999999994" calcext:value-type="float">
            <text:p>3.29999999999994E-08</text:p>
          </table:table-cell>
          <table:table-cell office:value-type="float" office:value="1.03012500000001E+024" calcext:value-type="float">
            <text:p>1.03012500000001E+024</text:p>
          </table:table-cell>
          <table:table-cell office:value-type="float" office:value="9.56300000000008E+023" calcext:value-type="float">
            <text:p>9.56300000000008E+023</text:p>
          </table:table-cell>
        </table:table-row>
        <table:table-row table:style-name="ro1">
          <table:table-cell office:value-type="float" office:value="0.0000034" calcext:value-type="float">
            <text:p>3.4E-06</text:p>
          </table:table-cell>
          <table:table-cell table:formula="of:=ERFC([.$A41]/(2*SQRT([.$B$2]*[.B$6])))" office:value-type="float" office:value="0.00441599199567575" calcext:value-type="float">
            <text:p>0.004415991995676</text:p>
          </table:table-cell>
          <table:table-cell table:formula="of:=ERFC([.$A41]/(2*SQRT([.$B$2]*[.C$6])))" office:value-type="float" office:value="0.0441148832890646" calcext:value-type="float">
            <text:p>0.044114883289065</text:p>
          </table:table-cell>
          <table:table-cell table:formula="of:=ERFC([.$A41]/(2*SQRT([.$B$2]*[.D$6])))" office:value-type="float" office:value="0.15461900298553" calcext:value-type="float">
            <text:p>0.15461900298553</text:p>
          </table:table-cell>
          <table:table-cell office:value-type="float" office:value="0.000000136" calcext:value-type="float">
            <text:p>1.36E-07</text:p>
          </table:table-cell>
          <table:table-cell office:value-type="float" office:value="4.579E+024" calcext:value-type="float">
            <text:p>4.579E+024</text:p>
          </table:table-cell>
          <table:table-cell table:formula="of:=[.F41]/[.$F$7]" office:value-type="float" office:value="0.896086105675147" calcext:value-type="float">
            <text:p>0.896086105675147</text:p>
          </table:table-cell>
          <table:table-cell office:value-type="float" office:value="4.456E+024" calcext:value-type="float">
            <text:p>4.456E+024</text:p>
          </table:table-cell>
          <table:table-cell table:formula="of:=[.H41]/[.$H$7]" office:value-type="float" office:value="0.865242718446602" calcext:value-type="float">
            <text:p>0.865242718446602</text:p>
          </table:table-cell>
          <table:table-cell/>
          <table:table-cell office:value-type="float" office:value="0.000000034" calcext:value-type="float">
            <text:p>3.4E-08</text:p>
          </table:table-cell>
          <table:table-cell table:formula="of:=[.$B$4]/[.$B$3]*(ERFC(1/(500000*SQRT([.$B$2]*[.K41])))/250000+(2*SQRT([.$B$2]*[.K41])*(1-EXP(-1/(250000000000*[.$B$2]*[.K41]))))/SQRT(PI()))" office:value-type="float" office:value="1.1800914030799E+024" calcext:value-type="float">
            <text:p>1.1800914030799E+024</text:p>
          </table:table-cell>
          <table:table-cell office:value-type="float" office:value="0.0000000339999999999992" calcext:value-type="float">
            <text:p>3.39999999999992E-08</text:p>
          </table:table-cell>
          <table:table-cell office:value-type="float" office:value="1.04765000000001E+024" calcext:value-type="float">
            <text:p>1.04765000000001E+024</text:p>
          </table:table-cell>
          <table:table-cell office:value-type="float" office:value="9.72000000000009E+023" calcext:value-type="float">
            <text:p>9.72000000000009E+023</text:p>
          </table:table-cell>
        </table:table-row>
        <table:table-row table:style-name="ro1">
          <table:table-cell table:style-name="ce1" office:value-type="float" office:value="0.0000035" calcext:value-type="float">
            <text:p>3.50E-06</text:p>
          </table:table-cell>
          <table:table-cell table:formula="of:=ERFC([.$A42]/(2*SQRT([.$B$2]*[.B$6])))" office:value-type="float" office:value="0.00338375443431591" calcext:value-type="float">
            <text:p>0.003383754434316</text:p>
          </table:table-cell>
          <table:table-cell table:formula="of:=ERFC([.$A42]/(2*SQRT([.$B$2]*[.C$6])))" office:value-type="float" office:value="0.0382464767014839" calcext:value-type="float">
            <text:p>0.038246476701484</text:p>
          </table:table-cell>
          <table:table-cell table:formula="of:=ERFC([.$A42]/(2*SQRT([.$B$2]*[.D$6])))" office:value-type="float" office:value="0.142847520461715" calcext:value-type="float">
            <text:p>0.142847520461715</text:p>
          </table:table-cell>
          <table:table-cell office:value-type="float" office:value="0.00000014" calcext:value-type="float">
            <text:p>1.4E-07</text:p>
          </table:table-cell>
          <table:table-cell office:value-type="float" office:value="4.585E+024" calcext:value-type="float">
            <text:p>4.585E+024</text:p>
          </table:table-cell>
          <table:table-cell table:formula="of:=[.F42]/[.$F$7]" office:value-type="float" office:value="0.897260273972603" calcext:value-type="float">
            <text:p>0.897260273972603</text:p>
          </table:table-cell>
          <table:table-cell office:value-type="float" office:value="4.52E+024" calcext:value-type="float">
            <text:p>4.52E+024</text:p>
          </table:table-cell>
          <table:table-cell table:formula="of:=[.H42]/[.$H$7]" office:value-type="float" office:value="0.877669902912621" calcext:value-type="float">
            <text:p>0.877669902912621</text:p>
          </table:table-cell>
          <table:table-cell/>
          <table:table-cell table:style-name="ce1" office:value-type="float" office:value="0.000000035" calcext:value-type="float">
            <text:p>3.50E-08</text:p>
          </table:table-cell>
          <table:table-cell table:formula="of:=[.$B$4]/[.$B$3]*(ERFC(1/(500000*SQRT([.$B$2]*[.K42])))/250000+(2*SQRT([.$B$2]*[.K42])*(1-EXP(-1/(250000000000*[.$B$2]*[.K42]))))/SQRT(PI()))" office:value-type="float" office:value="1.19729554754319E+024" calcext:value-type="float">
            <text:p>1.19729554754319E+024</text:p>
          </table:table-cell>
          <table:table-cell office:value-type="float" office:value="0.0000000349999999999991" calcext:value-type="float">
            <text:p>3.49999999999991E-08</text:p>
          </table:table-cell>
          <table:table-cell office:value-type="float" office:value="1.06495000000001E+024" calcext:value-type="float">
            <text:p>1.06495000000001E+024</text:p>
          </table:table-cell>
          <table:table-cell office:value-type="float" office:value="9.88575000000009E+023" calcext:value-type="float">
            <text:p>9.88575000000009E+023</text:p>
          </table:table-cell>
        </table:table-row>
        <table:table-row table:style-name="ro1">
          <table:table-cell office:value-type="float" office:value="0.0000036" calcext:value-type="float">
            <text:p>3.6E-06</text:p>
          </table:table-cell>
          <table:table-cell table:formula="of:=ERFC([.$A43]/(2*SQRT([.$B$2]*[.B$6])))" office:value-type="float" office:value="0.00257600304651529" calcext:value-type="float">
            <text:p>0.002576003046515</text:p>
          </table:table-cell>
          <table:table-cell table:formula="of:=ERFC([.$A43]/(2*SQRT([.$B$2]*[.C$6])))" office:value-type="float" office:value="0.0330554448733294" calcext:value-type="float">
            <text:p>0.033055444873329</text:p>
          </table:table-cell>
          <table:table-cell table:formula="of:=ERFC([.$A43]/(2*SQRT([.$B$2]*[.D$6])))" office:value-type="float" office:value="0.131776337666912" calcext:value-type="float">
            <text:p>0.131776337666912</text:p>
          </table:table-cell>
          <table:table-cell office:value-type="float" office:value="0.000000144" calcext:value-type="float">
            <text:p>1.44E-07</text:p>
          </table:table-cell>
          <table:table-cell office:value-type="float" office:value="4.621E+024" calcext:value-type="float">
            <text:p>4.621E+024</text:p>
          </table:table-cell>
          <table:table-cell table:formula="of:=[.F43]/[.$F$7]" office:value-type="float" office:value="0.904305283757339" calcext:value-type="float">
            <text:p>0.904305283757339</text:p>
          </table:table-cell>
          <table:table-cell office:value-type="float" office:value="4.49E+024" calcext:value-type="float">
            <text:p>4.49E+024</text:p>
          </table:table-cell>
          <table:table-cell table:formula="of:=[.H43]/[.$H$7]" office:value-type="float" office:value="0.871844660194175" calcext:value-type="float">
            <text:p>0.871844660194175</text:p>
          </table:table-cell>
          <table:table-cell/>
          <table:table-cell office:value-type="float" office:value="0.000000036" calcext:value-type="float">
            <text:p>3.6E-08</text:p>
          </table:table-cell>
          <table:table-cell table:formula="of:=[.$B$4]/[.$B$3]*(ERFC(1/(500000*SQRT([.$B$2]*[.K43])))/250000+(2*SQRT([.$B$2]*[.K43])*(1-EXP(-1/(250000000000*[.$B$2]*[.K43]))))/SQRT(PI()))" office:value-type="float" office:value="1.21425050364957E+024" calcext:value-type="float">
            <text:p>1.21425050364957E+024</text:p>
          </table:table-cell>
          <table:table-cell office:value-type="float" office:value="0.0000000359999999999989" calcext:value-type="float">
            <text:p>3.59999999999989E-08</text:p>
          </table:table-cell>
          <table:table-cell office:value-type="float" office:value="1.08055000000001E+024" calcext:value-type="float">
            <text:p>1.08055000000001E+024</text:p>
          </table:table-cell>
          <table:table-cell office:value-type="float" office:value="1.00235000000001E+024" calcext:value-type="float">
            <text:p>1.00235000000001E+024</text:p>
          </table:table-cell>
        </table:table-row>
        <table:table-row table:style-name="ro1">
          <table:table-cell table:style-name="ce1" office:value-type="float" office:value="0.0000037" calcext:value-type="float">
            <text:p>3.70E-06</text:p>
          </table:table-cell>
          <table:table-cell table:formula="of:=ERFC([.$A44]/(2*SQRT([.$B$2]*[.B$6])))" office:value-type="float" office:value="0.00194833090849374" calcext:value-type="float">
            <text:p>0.001948330908494</text:p>
          </table:table-cell>
          <table:table-cell table:formula="of:=ERFC([.$A44]/(2*SQRT([.$B$2]*[.C$6])))" office:value-type="float" office:value="0.0284796632783263" calcext:value-type="float">
            <text:p>0.028479663278326</text:p>
          </table:table-cell>
          <table:table-cell table:formula="of:=ERFC([.$A44]/(2*SQRT([.$B$2]*[.D$6])))" office:value-type="float" office:value="0.121382023972719" calcext:value-type="float">
            <text:p>0.121382023972719</text:p>
          </table:table-cell>
          <table:table-cell office:value-type="float" office:value="0.000000148" calcext:value-type="float">
            <text:p>1.48E-07</text:p>
          </table:table-cell>
          <table:table-cell office:value-type="float" office:value="4.657E+024" calcext:value-type="float">
            <text:p>4.657E+024</text:p>
          </table:table-cell>
          <table:table-cell table:formula="of:=[.F44]/[.$F$7]" office:value-type="float" office:value="0.911350293542074" calcext:value-type="float">
            <text:p>0.911350293542074</text:p>
          </table:table-cell>
          <table:table-cell office:value-type="float" office:value="4.46E+024" calcext:value-type="float">
            <text:p>4.46E+024</text:p>
          </table:table-cell>
          <table:table-cell table:formula="of:=[.H44]/[.$H$7]" office:value-type="float" office:value="0.866019417475728" calcext:value-type="float">
            <text:p>0.866019417475728</text:p>
          </table:table-cell>
          <table:table-cell/>
          <table:table-cell table:style-name="ce1" office:value-type="float" office:value="0.000000037" calcext:value-type="float">
            <text:p>3.70E-08</text:p>
          </table:table-cell>
          <table:table-cell table:formula="of:=[.$B$4]/[.$B$3]*(ERFC(1/(500000*SQRT([.$B$2]*[.K44])))/250000+(2*SQRT([.$B$2]*[.K44])*(1-EXP(-1/(250000000000*[.$B$2]*[.K44]))))/SQRT(PI()))" office:value-type="float" office:value="1.23096586142116E+024" calcext:value-type="float">
            <text:p>1.23096586142116E+024</text:p>
          </table:table-cell>
          <table:table-cell office:value-type="float" office:value="0.0000000369999999999987" calcext:value-type="float">
            <text:p>3.69999999999987E-08</text:p>
          </table:table-cell>
          <table:table-cell office:value-type="float" office:value="1.09775000000001E+024" calcext:value-type="float">
            <text:p>1.09775000000001E+024</text:p>
          </table:table-cell>
          <table:table-cell office:value-type="float" office:value="1.01925000000001E+024" calcext:value-type="float">
            <text:p>1.01925000000001E+024</text:p>
          </table:table-cell>
        </table:table-row>
        <table:table-row table:style-name="ro1">
          <table:table-cell office:value-type="float" office:value="0.0000038" calcext:value-type="float">
            <text:p>3.8E-06</text:p>
          </table:table-cell>
          <table:table-cell table:formula="of:=ERFC([.$A45]/(2*SQRT([.$B$2]*[.B$6])))" office:value-type="float" office:value="0.00146399678017784" calcext:value-type="float">
            <text:p>0.001463996780178</text:p>
          </table:table-cell>
          <table:table-cell table:formula="of:=ERFC([.$A45]/(2*SQRT([.$B$2]*[.C$6])))" office:value-type="float" office:value="0.0244603210847683" calcext:value-type="float">
            <text:p>0.024460321084768</text:p>
          </table:table-cell>
          <table:table-cell table:formula="of:=ERFC([.$A45]/(2*SQRT([.$B$2]*[.D$6])))" office:value-type="float" office:value="0.111640283481549" calcext:value-type="float">
            <text:p>0.111640283481549</text:p>
          </table:table-cell>
          <table:table-cell office:value-type="float" office:value="0.000000152" calcext:value-type="float">
            <text:p>1.52E-07</text:p>
          </table:table-cell>
          <table:table-cell office:value-type="float" office:value="4.651E+024" calcext:value-type="float">
            <text:p>4.651E+024</text:p>
          </table:table-cell>
          <table:table-cell table:formula="of:=[.F45]/[.$F$7]" office:value-type="float" office:value="0.910176125244618" calcext:value-type="float">
            <text:p>0.910176125244618</text:p>
          </table:table-cell>
          <table:table-cell office:value-type="float" office:value="4.431E+024" calcext:value-type="float">
            <text:p>4.431E+024</text:p>
          </table:table-cell>
          <table:table-cell table:formula="of:=[.H45]/[.$H$7]" office:value-type="float" office:value="0.860388349514563" calcext:value-type="float">
            <text:p>0.860388349514563</text:p>
          </table:table-cell>
          <table:table-cell/>
          <table:table-cell office:value-type="float" office:value="0.000000038" calcext:value-type="float">
            <text:p>3.8E-08</text:p>
          </table:table-cell>
          <table:table-cell table:formula="of:=[.$B$4]/[.$B$3]*(ERFC(1/(500000*SQRT([.$B$2]*[.K45])))/250000+(2*SQRT([.$B$2]*[.K45])*(1-EXP(-1/(250000000000*[.$B$2]*[.K45]))))/SQRT(PI()))" office:value-type="float" office:value="1.24745051816783E+024" calcext:value-type="float">
            <text:p>1.24745051816783E+024</text:p>
          </table:table-cell>
          <table:table-cell office:value-type="float" office:value="0.0000000379999999999985" calcext:value-type="float">
            <text:p>3.79999999999985E-08</text:p>
          </table:table-cell>
          <table:table-cell office:value-type="float" office:value="1.11162500000001E+024" calcext:value-type="float">
            <text:p>1.11162500000001E+024</text:p>
          </table:table-cell>
          <table:table-cell office:value-type="float" office:value="1.03017500000001E+024" calcext:value-type="float">
            <text:p>1.03017500000001E+024</text:p>
          </table:table-cell>
        </table:table-row>
        <table:table-row table:style-name="ro1">
          <table:table-cell table:style-name="ce1" office:value-type="float" office:value="0.0000039" calcext:value-type="float">
            <text:p>3.90E-06</text:p>
          </table:table-cell>
          <table:table-cell table:formula="of:=ERFC([.$A46]/(2*SQRT([.$B$2]*[.B$6])))" office:value-type="float" office:value="0.00109287676543119" calcext:value-type="float">
            <text:p>0.001092876765431</text:p>
          </table:table-cell>
          <table:table-cell table:formula="of:=ERFC([.$A46]/(2*SQRT([.$B$2]*[.C$6])))" office:value-type="float" office:value="0.0209421028369378" calcext:value-type="float">
            <text:p>0.020942102836938</text:p>
          </table:table-cell>
          <table:table-cell table:formula="of:=ERFC([.$A46]/(2*SQRT([.$B$2]*[.D$6])))" office:value-type="float" office:value="0.10252613222122" calcext:value-type="float">
            <text:p>0.10252613222122</text:p>
          </table:table-cell>
          <table:table-cell office:value-type="float" office:value="0.000000156" calcext:value-type="float">
            <text:p>1.56E-07</text:p>
          </table:table-cell>
          <table:table-cell office:value-type="float" office:value="4.603E+024" calcext:value-type="float">
            <text:p>4.603E+024</text:p>
          </table:table-cell>
          <table:table-cell table:formula="of:=[.F46]/[.$F$7]" office:value-type="float" office:value="0.900782778864971" calcext:value-type="float">
            <text:p>0.900782778864971</text:p>
          </table:table-cell>
          <table:table-cell office:value-type="float" office:value="4.403E+024" calcext:value-type="float">
            <text:p>4.403E+024</text:p>
          </table:table-cell>
          <table:table-cell table:formula="of:=[.H46]/[.$H$7]" office:value-type="float" office:value="0.85495145631068" calcext:value-type="float">
            <text:p>0.85495145631068</text:p>
          </table:table-cell>
          <table:table-cell/>
          <table:table-cell table:style-name="ce1" office:value-type="float" office:value="0.000000039" calcext:value-type="float">
            <text:p>3.90E-08</text:p>
          </table:table-cell>
          <table:table-cell table:formula="of:=[.$B$4]/[.$B$3]*(ERFC(1/(500000*SQRT([.$B$2]*[.K46])))/250000+(2*SQRT([.$B$2]*[.K46])*(1-EXP(-1/(250000000000*[.$B$2]*[.K46]))))/SQRT(PI()))" office:value-type="float" office:value="1.26371274381347E+024" calcext:value-type="float">
            <text:p>1.26371274381347E+024</text:p>
          </table:table-cell>
          <table:table-cell office:value-type="float" office:value="0.0000000389999999999983" calcext:value-type="float">
            <text:p>3.89999999999983E-08</text:p>
          </table:table-cell>
          <table:table-cell office:value-type="float" office:value="1.12740000000001E+024" calcext:value-type="float">
            <text:p>1.12740000000001E+024</text:p>
          </table:table-cell>
          <table:table-cell office:value-type="float" office:value="1.04850000000001E+024" calcext:value-type="float">
            <text:p>1.04850000000001E+024</text:p>
          </table:table-cell>
        </table:table-row>
        <table:table-row table:style-name="ro1">
          <table:table-cell office:value-type="float" office:value="0.000004" calcext:value-type="float">
            <text:p>4E-06</text:p>
          </table:table-cell>
          <table:table-cell table:formula="of:=ERFC([.$A47]/(2*SQRT([.$B$2]*[.B$6])))" office:value-type="float" office:value="0.000810492324622588" calcext:value-type="float">
            <text:p>0.000810492324623</text:p>
          </table:table-cell>
          <table:table-cell table:formula="of:=ERFC([.$A47]/(2*SQRT([.$B$2]*[.C$6])))" office:value-type="float" office:value="0.0178733022323315" calcext:value-type="float">
            <text:p>0.017873302232332</text:p>
          </table:table-cell>
          <table:table-cell table:formula="of:=ERFC([.$A47]/(2*SQRT([.$B$2]*[.D$6])))" office:value-type="float" office:value="0.0940140688853036" calcext:value-type="float">
            <text:p>0.0940140688853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4.555E+024" calcext:value-type="float">
            <text:p>4.555E+024</text:p>
          </table:table-cell>
          <table:table-cell table:formula="of:=[.F47]/[.$F$7]" office:value-type="float" office:value="0.891389432485323" calcext:value-type="float">
            <text:p>0.891389432485323</text:p>
          </table:table-cell>
          <table:table-cell office:value-type="float" office:value="4.375E+024" calcext:value-type="float">
            <text:p>4.375E+024</text:p>
          </table:table-cell>
          <table:table-cell table:formula="of:=[.H47]/[.$H$7]" office:value-type="float" office:value="0.849514563106796" calcext:value-type="float">
            <text:p>0.849514563106796</text:p>
          </table:table-cell>
          <table:table-cell/>
          <table:table-cell office:value-type="float" office:value="0.00000004" calcext:value-type="float">
            <text:p>4E-08</text:p>
          </table:table-cell>
          <table:table-cell table:formula="of:=[.$B$4]/[.$B$3]*(ERFC(1/(500000*SQRT([.$B$2]*[.K47])))/250000+(2*SQRT([.$B$2]*[.K47])*(1-EXP(-1/(250000000000*[.$B$2]*[.K47]))))/SQRT(PI()))" office:value-type="float" office:value="1.27976023899325E+024" calcext:value-type="float">
            <text:p>1.27976023899325E+024</text:p>
          </table:table-cell>
          <table:table-cell office:value-type="float" office:value="0.00000004" calcext:value-type="float">
            <text:p>4E-08</text:p>
          </table:table-cell>
          <table:table-cell office:value-type="float" office:value="1.14192500000001E+024" calcext:value-type="float">
            <text:p>1.14192500000001E+024</text:p>
          </table:table-cell>
          <table:table-cell office:value-type="float" office:value="1.06495000000001E+024" calcext:value-type="float">
            <text:p>1.06495000000001E+024</text:p>
          </table:table-cell>
        </table:table-row>
        <table:table-row table:style-name="ro1">
          <table:table-cell table:number-columns-repeated="4"/>
          <table:table-cell office:value-type="float" office:value="0.000000164" calcext:value-type="float">
            <text:p>1.64E-07</text:p>
          </table:table-cell>
          <table:table-cell office:value-type="float" office:value="4.471E+024" calcext:value-type="float">
            <text:p>4.471E+024</text:p>
          </table:table-cell>
          <table:table-cell table:formula="of:=[.F48]/[.$F$7]" office:value-type="float" office:value="0.874951076320939" calcext:value-type="float">
            <text:p>0.874951076320939</text:p>
          </table:table-cell>
          <table:table-cell office:value-type="float" office:value="4.395E+024" calcext:value-type="float">
            <text:p>4.395E+024</text:p>
          </table:table-cell>
          <table:table-cell table:formula="of:=[.H48]/[.$H$7]" office:value-type="float" office:value="0.853398058252427" calcext:value-type="float">
            <text:p>0.853398058252427</text:p>
          </table:table-cell>
          <table:table-cell/>
          <table:table-cell table:style-name="ce1" office:value-type="float" office:value="0.00000005" calcext:value-type="float">
            <text:p>5.00E-08</text:p>
          </table:table-cell>
          <table:table-cell table:formula="of:=[.$B$4]/[.$B$3]*(ERFC(1/(500000*SQRT([.$B$2]*[.K48])))/250000+(2*SQRT([.$B$2]*[.K48])*(1-EXP(-1/(250000000000*[.$B$2]*[.K48]))))/SQRT(PI()))" office:value-type="float" office:value="1.42980138902267E+024" calcext:value-type="float">
            <text:p>1.42980138902267E+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00168" calcext:value-type="float">
            <text:p>1.68E-07</text:p>
          </table:table-cell>
          <table:table-cell office:value-type="float" office:value="4.387E+024" calcext:value-type="float">
            <text:p>4.387E+024</text:p>
          </table:table-cell>
          <table:table-cell table:formula="of:=[.F49]/[.$F$7]" office:value-type="float" office:value="0.858512720156556" calcext:value-type="float">
            <text:p>0.858512720156556</text:p>
          </table:table-cell>
          <table:table-cell office:value-type="float" office:value="4.415E+024" calcext:value-type="float">
            <text:p>4.415E+024</text:p>
          </table:table-cell>
          <table:table-cell table:formula="of:=[.H49]/[.$H$7]" office:value-type="float" office:value="0.857281553398058" calcext:value-type="float">
            <text:p>0.857281553398058</text:p>
          </table:table-cell>
          <table:table-cell/>
          <table:table-cell office:value-type="float" office:value="0.00000006" calcext:value-type="float">
            <text:p>6E-08</text:p>
          </table:table-cell>
          <table:table-cell table:formula="of:=[.$B$4]/[.$B$3]*(ERFC(1/(500000*SQRT([.$B$2]*[.K49])))/250000+(2*SQRT([.$B$2]*[.K49])*(1-EXP(-1/(250000000000*[.$B$2]*[.K49]))))/SQRT(PI()))" office:value-type="float" office:value="1.56407581764719E+024" calcext:value-type="float">
            <text:p>1.56407581764719E+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00172" calcext:value-type="float">
            <text:p>1.72E-07</text:p>
          </table:table-cell>
          <table:table-cell office:value-type="float" office:value="4.331E+024" calcext:value-type="float">
            <text:p>4.331E+024</text:p>
          </table:table-cell>
          <table:table-cell table:formula="of:=[.F50]/[.$F$7]" office:value-type="float" office:value="0.847553816046967" calcext:value-type="float">
            <text:p>0.847553816046967</text:p>
          </table:table-cell>
          <table:table-cell office:value-type="float" office:value="4.384E+024" calcext:value-type="float">
            <text:p>4.384E+024</text:p>
          </table:table-cell>
          <table:table-cell table:formula="of:=[.H50]/[.$H$7]" office:value-type="float" office:value="0.85126213592233" calcext:value-type="float">
            <text:p>0.85126213592233</text:p>
          </table:table-cell>
          <table:table-cell/>
          <table:table-cell table:style-name="ce1" office:value-type="float" office:value="0.00000007" calcext:value-type="float">
            <text:p>7.00E-08</text:p>
          </table:table-cell>
          <table:table-cell table:formula="of:=[.$B$4]/[.$B$3]*(ERFC(1/(500000*SQRT([.$B$2]*[.K50])))/250000+(2*SQRT([.$B$2]*[.K50])*(1-EXP(-1/(250000000000*[.$B$2]*[.K50]))))/SQRT(PI()))" office:value-type="float" office:value="1.68570456082101E+024" calcext:value-type="float">
            <text:p>1.68570456082101E+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00176" calcext:value-type="float">
            <text:p>1.76E-07</text:p>
          </table:table-cell>
          <table:table-cell office:value-type="float" office:value="4.303E+024" calcext:value-type="float">
            <text:p>4.303E+024</text:p>
          </table:table-cell>
          <table:table-cell table:formula="of:=[.F51]/[.$F$7]" office:value-type="float" office:value="0.842074363992172" calcext:value-type="float">
            <text:p>0.842074363992172</text:p>
          </table:table-cell>
          <table:table-cell office:value-type="float" office:value="4.302E+024" calcext:value-type="float">
            <text:p>4.302E+024</text:p>
          </table:table-cell>
          <table:table-cell table:formula="of:=[.H51]/[.$H$7]" office:value-type="float" office:value="0.835339805825242" calcext:value-type="float">
            <text:p>0.835339805825242</text:p>
          </table:table-cell>
          <table:table-cell/>
          <table:table-cell office:value-type="float" office:value="0.00000008" calcext:value-type="float">
            <text:p>8E-08</text:p>
          </table:table-cell>
          <table:table-cell table:formula="of:=[.$B$4]/[.$B$3]*(ERFC(1/(500000*SQRT([.$B$2]*[.K51])))/250000+(2*SQRT([.$B$2]*[.K51])*(1-EXP(-1/(250000000000*[.$B$2]*[.K51]))))/SQRT(PI()))" office:value-type="float" office:value="1.79675363458893E+024" calcext:value-type="float">
            <text:p>1.79675363458893E+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0018" calcext:value-type="float">
            <text:p>1.8E-07</text:p>
          </table:table-cell>
          <table:table-cell office:value-type="float" office:value="4.275E+024" calcext:value-type="float">
            <text:p>4.275E+024</text:p>
          </table:table-cell>
          <table:table-cell table:formula="of:=[.F52]/[.$F$7]" office:value-type="float" office:value="0.836594911937378" calcext:value-type="float">
            <text:p>0.836594911937378</text:p>
          </table:table-cell>
          <table:table-cell office:value-type="float" office:value="4.22E+024" calcext:value-type="float">
            <text:p>4.22E+024</text:p>
          </table:table-cell>
          <table:table-cell table:formula="of:=[.H52]/[.$H$7]" office:value-type="float" office:value="0.819417475728155" calcext:value-type="float">
            <text:p>0.819417475728155</text:p>
          </table:table-cell>
          <table:table-cell/>
          <table:table-cell table:style-name="ce1" office:value-type="float" office:value="0.00000009" calcext:value-type="float">
            <text:p>9.00E-08</text:p>
          </table:table-cell>
          <table:table-cell table:formula="of:=[.$B$4]/[.$B$3]*(ERFC(1/(500000*SQRT([.$B$2]*[.K52])))/250000+(2*SQRT([.$B$2]*[.K52])*(1-EXP(-1/(250000000000*[.$B$2]*[.K52]))))/SQRT(PI()))" office:value-type="float" office:value="1.89873104024848E+024" calcext:value-type="float">
            <text:p>1.89873104024848E+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00184" calcext:value-type="float">
            <text:p>1.84E-07</text:p>
          </table:table-cell>
          <table:table-cell office:value-type="float" office:value="4.323E+024" calcext:value-type="float">
            <text:p>4.323E+024</text:p>
          </table:table-cell>
          <table:table-cell table:formula="of:=[.F53]/[.$F$7]" office:value-type="float" office:value="0.845988258317025" calcext:value-type="float">
            <text:p>0.845988258317025</text:p>
          </table:table-cell>
          <table:table-cell office:value-type="float" office:value="4.232E+024" calcext:value-type="float">
            <text:p>4.232E+024</text:p>
          </table:table-cell>
          <table:table-cell table:formula="of:=[.H53]/[.$H$7]" office:value-type="float" office:value="0.821747572815534" calcext:value-type="float">
            <text:p>0.821747572815534</text:p>
          </table:table-cell>
          <table:table-cell/>
          <table:table-cell office:value-type="float" office:value="0.0000001" calcext:value-type="float">
            <text:p>1E-07</text:p>
          </table:table-cell>
          <table:table-cell table:formula="of:=[.$B$4]/[.$B$3]*(ERFC(1/(500000*SQRT([.$B$2]*[.K53])))/250000+(2*SQRT([.$B$2]*[.K53])*(1-EXP(-1/(250000000000*[.$B$2]*[.K53]))))/SQRT(PI()))" office:value-type="float" office:value="1.99281107364271E+024" calcext:value-type="float">
            <text:p>1.99281107364271E+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00188" calcext:value-type="float">
            <text:p>1.88E-07</text:p>
          </table:table-cell>
          <table:table-cell office:value-type="float" office:value="4.371E+024" calcext:value-type="float">
            <text:p>4.371E+024</text:p>
          </table:table-cell>
          <table:table-cell table:formula="of:=[.F54]/[.$F$7]" office:value-type="float" office:value="0.855381604696673" calcext:value-type="float">
            <text:p>0.855381604696673</text:p>
          </table:table-cell>
          <table:table-cell office:value-type="float" office:value="4.244E+024" calcext:value-type="float">
            <text:p>4.244E+024</text:p>
          </table:table-cell>
          <table:table-cell table:formula="of:=[.H54]/[.$H$7]" office:value-type="float" office:value="0.824077669902912" calcext:value-type="float">
            <text:p>0.824077669902912</text:p>
          </table:table-cell>
          <table:table-cell/>
          <table:table-cell table:style-name="ce1" office:value-type="float" office:value="0.00000011" calcext:value-type="float">
            <text:p>1.10E-07</text:p>
          </table:table-cell>
          <table:table-cell table:formula="of:=[.$B$4]/[.$B$3]*(ERFC(1/(500000*SQRT([.$B$2]*[.K54])))/250000+(2*SQRT([.$B$2]*[.K54])*(1-EXP(-1/(250000000000*[.$B$2]*[.K54]))))/SQRT(PI()))" office:value-type="float" office:value="2.07994606958835E+024" calcext:value-type="float">
            <text:p>2.07994606958835E+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00192" calcext:value-type="float">
            <text:p>1.92E-07</text:p>
          </table:table-cell>
          <table:table-cell office:value-type="float" office:value="4.434E+024" calcext:value-type="float">
            <text:p>4.434E+024</text:p>
          </table:table-cell>
          <table:table-cell table:formula="of:=[.F55]/[.$F$7]" office:value-type="float" office:value="0.867710371819961" calcext:value-type="float">
            <text:p>0.867710371819961</text:p>
          </table:table-cell>
          <table:table-cell office:value-type="float" office:value="4.274E+024" calcext:value-type="float">
            <text:p>4.274E+024</text:p>
          </table:table-cell>
          <table:table-cell table:formula="of:=[.H55]/[.$H$7]" office:value-type="float" office:value="0.829902912621359" calcext:value-type="float">
            <text:p>0.829902912621359</text:p>
          </table:table-cell>
          <table:table-cell/>
          <table:table-cell office:value-type="float" office:value="0.00000012" calcext:value-type="float">
            <text:p>1.2E-07</text:p>
          </table:table-cell>
          <table:table-cell table:formula="of:=[.$B$4]/[.$B$3]*(ERFC(1/(500000*SQRT([.$B$2]*[.K55])))/250000+(2*SQRT([.$B$2]*[.K55])*(1-EXP(-1/(250000000000*[.$B$2]*[.K55]))))/SQRT(PI()))" office:value-type="float" office:value="2.1609281854637E+024" calcext:value-type="float">
            <text:p>2.1609281854637E+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00196" calcext:value-type="float">
            <text:p>1.96E-07</text:p>
          </table:table-cell>
          <table:table-cell office:value-type="float" office:value="4.512E+024" calcext:value-type="float">
            <text:p>4.512E+024</text:p>
          </table:table-cell>
          <table:table-cell table:formula="of:=[.F56]/[.$F$7]" office:value-type="float" office:value="0.882974559686888" calcext:value-type="float">
            <text:p>0.882974559686888</text:p>
          </table:table-cell>
          <table:table-cell office:value-type="float" office:value="4.322E+024" calcext:value-type="float">
            <text:p>4.322E+024</text:p>
          </table:table-cell>
          <table:table-cell table:formula="of:=[.H56]/[.$H$7]" office:value-type="float" office:value="0.839223300970874" calcext:value-type="float">
            <text:p>0.839223300970874</text:p>
          </table:table-cell>
          <table:table-cell/>
          <table:table-cell table:style-name="ce1" office:value-type="float" office:value="0.00000013" calcext:value-type="float">
            <text:p>1.30E-07</text:p>
          </table:table-cell>
          <table:table-cell table:formula="of:=[.$B$4]/[.$B$3]*(ERFC(1/(500000*SQRT([.$B$2]*[.K56])))/250000+(2*SQRT([.$B$2]*[.K56])*(1-EXP(-1/(250000000000*[.$B$2]*[.K56]))))/SQRT(PI()))" office:value-type="float" office:value="2.23642721955046E+024" calcext:value-type="float">
            <text:p>2.23642721955046E+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002" calcext:value-type="float">
            <text:p>2E-07</text:p>
          </table:table-cell>
          <table:table-cell office:value-type="float" office:value="4.59E+024" calcext:value-type="float">
            <text:p>4.59E+024</text:p>
          </table:table-cell>
          <table:table-cell table:formula="of:=[.F57]/[.$F$7]" office:value-type="float" office:value="0.898238747553816" calcext:value-type="float">
            <text:p>0.898238747553816</text:p>
          </table:table-cell>
          <table:table-cell office:value-type="float" office:value="4.37E+024" calcext:value-type="float">
            <text:p>4.37E+024</text:p>
          </table:table-cell>
          <table:table-cell table:formula="of:=[.H57]/[.$H$7]" office:value-type="float" office:value="0.848543689320388" calcext:value-type="float">
            <text:p>0.848543689320388</text:p>
          </table:table-cell>
          <table:table-cell/>
          <table:table-cell office:value-type="float" office:value="0.00000014" calcext:value-type="float">
            <text:p>1.4E-07</text:p>
          </table:table-cell>
          <table:table-cell table:formula="of:=[.$B$4]/[.$B$3]*(ERFC(1/(500000*SQRT([.$B$2]*[.K57])))/250000+(2*SQRT([.$B$2]*[.K57])*(1-EXP(-1/(250000000000*[.$B$2]*[.K57]))))/SQRT(PI()))" office:value-type="float" office:value="2.30701590612397E+024" calcext:value-type="float">
            <text:p>2.30701590612397E+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00204" calcext:value-type="float">
            <text:p>2.04E-07</text:p>
          </table:table-cell>
          <table:table-cell office:value-type="float" office:value="4.562E+024" calcext:value-type="float">
            <text:p>4.562E+024</text:p>
          </table:table-cell>
          <table:table-cell table:formula="of:=[.F58]/[.$F$7]" office:value-type="float" office:value="0.892759295499022" calcext:value-type="float">
            <text:p>0.892759295499022</text:p>
          </table:table-cell>
          <table:table-cell office:value-type="float" office:value="4.376E+024" calcext:value-type="float">
            <text:p>4.376E+024</text:p>
          </table:table-cell>
          <table:table-cell table:formula="of:=[.H58]/[.$H$7]" office:value-type="float" office:value="0.849708737864077" calcext:value-type="float">
            <text:p>0.849708737864077</text:p>
          </table:table-cell>
          <table:table-cell/>
          <table:table-cell table:style-name="ce1" office:value-type="float" office:value="0.00000015" calcext:value-type="float">
            <text:p>1.50E-07</text:p>
          </table:table-cell>
          <table:table-cell table:formula="of:=[.$B$4]/[.$B$3]*(ERFC(1/(500000*SQRT([.$B$2]*[.K58])))/250000+(2*SQRT([.$B$2]*[.K58])*(1-EXP(-1/(250000000000*[.$B$2]*[.K58]))))/SQRT(PI()))" office:value-type="float" office:value="2.37318804999897E+024" calcext:value-type="float">
            <text:p>2.37318804999897E+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00208" calcext:value-type="float">
            <text:p>2.08E-07</text:p>
          </table:table-cell>
          <table:table-cell office:value-type="float" office:value="4.534E+024" calcext:value-type="float">
            <text:p>4.534E+024</text:p>
          </table:table-cell>
          <table:table-cell table:formula="of:=[.F59]/[.$F$7]" office:value-type="float" office:value="0.887279843444227" calcext:value-type="float">
            <text:p>0.887279843444227</text:p>
          </table:table-cell>
          <table:table-cell office:value-type="float" office:value="4.382E+024" calcext:value-type="float">
            <text:p>4.382E+024</text:p>
          </table:table-cell>
          <table:table-cell table:formula="of:=[.H59]/[.$H$7]" office:value-type="float" office:value="0.850873786407767" calcext:value-type="float">
            <text:p>0.850873786407767</text:p>
          </table:table-cell>
          <table:table-cell/>
          <table:table-cell office:value-type="float" office:value="0.00000016" calcext:value-type="float">
            <text:p>1.6E-07</text:p>
          </table:table-cell>
          <table:table-cell table:formula="of:=[.$B$4]/[.$B$3]*(ERFC(1/(500000*SQRT([.$B$2]*[.K59])))/250000+(2*SQRT([.$B$2]*[.K59])*(1-EXP(-1/(250000000000*[.$B$2]*[.K59]))))/SQRT(PI()))" office:value-type="float" office:value="2.43537219603647E+024" calcext:value-type="float">
            <text:p>2.43537219603647E+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00212" calcext:value-type="float">
            <text:p>2.12E-07</text:p>
          </table:table-cell>
          <table:table-cell office:value-type="float" office:value="4.495E+024" calcext:value-type="float">
            <text:p>4.495E+024</text:p>
          </table:table-cell>
          <table:table-cell table:formula="of:=[.F60]/[.$F$7]" office:value-type="float" office:value="0.879647749510763" calcext:value-type="float">
            <text:p>0.879647749510763</text:p>
          </table:table-cell>
          <table:table-cell office:value-type="float" office:value="4.383E+024" calcext:value-type="float">
            <text:p>4.383E+024</text:p>
          </table:table-cell>
          <table:table-cell table:formula="of:=[.H60]/[.$H$7]" office:value-type="float" office:value="0.851067961165048" calcext:value-type="float">
            <text:p>0.8510679611650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16" calcext:value-type="float">
            <text:p>2.16E-07</text:p>
          </table:table-cell>
          <table:table-cell office:value-type="float" office:value="4.445E+024" calcext:value-type="float">
            <text:p>4.445E+024</text:p>
          </table:table-cell>
          <table:table-cell table:formula="of:=[.F61]/[.$F$7]" office:value-type="float" office:value="0.86986301369863" calcext:value-type="float">
            <text:p>0.86986301369863</text:p>
          </table:table-cell>
          <table:table-cell office:value-type="float" office:value="4.379E+024" calcext:value-type="float">
            <text:p>4.379E+024</text:p>
          </table:table-cell>
          <table:table-cell table:formula="of:=[.H61]/[.$H$7]" office:value-type="float" office:value="0.850291262135922" calcext:value-type="float">
            <text:p>0.8502912621359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2" calcext:value-type="float">
            <text:p>2.2E-07</text:p>
          </table:table-cell>
          <table:table-cell office:value-type="float" office:value="4.395E+024" calcext:value-type="float">
            <text:p>4.395E+024</text:p>
          </table:table-cell>
          <table:table-cell table:formula="of:=[.F62]/[.$F$7]" office:value-type="float" office:value="0.860078277886497" calcext:value-type="float">
            <text:p>0.860078277886497</text:p>
          </table:table-cell>
          <table:table-cell office:value-type="float" office:value="4.375E+024" calcext:value-type="float">
            <text:p>4.375E+024</text:p>
          </table:table-cell>
          <table:table-cell table:formula="of:=[.H62]/[.$H$7]" office:value-type="float" office:value="0.849514563106796" calcext:value-type="float">
            <text:p>0.8495145631067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24" calcext:value-type="float">
            <text:p>2.24E-07</text:p>
          </table:table-cell>
          <table:table-cell office:value-type="float" office:value="4.361E+024" calcext:value-type="float">
            <text:p>4.361E+024</text:p>
          </table:table-cell>
          <table:table-cell table:formula="of:=[.F63]/[.$F$7]" office:value-type="float" office:value="0.853424657534247" calcext:value-type="float">
            <text:p>0.853424657534247</text:p>
          </table:table-cell>
          <table:table-cell office:value-type="float" office:value="4.291E+024" calcext:value-type="float">
            <text:p>4.291E+024</text:p>
          </table:table-cell>
          <table:table-cell table:formula="of:=[.H63]/[.$H$7]" office:value-type="float" office:value="0.833203883495145" calcext:value-type="float">
            <text:p>0.8332038834951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28" calcext:value-type="float">
            <text:p>2.28E-07</text:p>
          </table:table-cell>
          <table:table-cell office:value-type="float" office:value="4.327E+024" calcext:value-type="float">
            <text:p>4.327E+024</text:p>
          </table:table-cell>
          <table:table-cell table:formula="of:=[.F64]/[.$F$7]" office:value-type="float" office:value="0.846771037181996" calcext:value-type="float">
            <text:p>0.846771037181996</text:p>
          </table:table-cell>
          <table:table-cell office:value-type="float" office:value="4.207E+024" calcext:value-type="float">
            <text:p>4.207E+024</text:p>
          </table:table-cell>
          <table:table-cell table:formula="of:=[.H64]/[.$H$7]" office:value-type="float" office:value="0.816893203883495" calcext:value-type="float">
            <text:p>0.8168932038834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32" calcext:value-type="float">
            <text:p>2.32E-07</text:p>
          </table:table-cell>
          <table:table-cell office:value-type="float" office:value="4.286E+024" calcext:value-type="float">
            <text:p>4.286E+024</text:p>
          </table:table-cell>
          <table:table-cell table:formula="of:=[.F65]/[.$F$7]" office:value-type="float" office:value="0.838747553816047" calcext:value-type="float">
            <text:p>0.838747553816047</text:p>
          </table:table-cell>
          <table:table-cell office:value-type="float" office:value="4.154E+024" calcext:value-type="float">
            <text:p>4.154E+024</text:p>
          </table:table-cell>
          <table:table-cell table:formula="of:=[.H65]/[.$H$7]" office:value-type="float" office:value="0.806601941747573" calcext:value-type="float">
            <text:p>0.8066019417475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36" calcext:value-type="float">
            <text:p>2.36E-07</text:p>
          </table:table-cell>
          <table:table-cell office:value-type="float" office:value="4.238E+024" calcext:value-type="float">
            <text:p>4.238E+024</text:p>
          </table:table-cell>
          <table:table-cell table:formula="of:=[.F66]/[.$F$7]" office:value-type="float" office:value="0.829354207436399" calcext:value-type="float">
            <text:p>0.829354207436399</text:p>
          </table:table-cell>
          <table:table-cell office:value-type="float" office:value="4.132E+024" calcext:value-type="float">
            <text:p>4.132E+024</text:p>
          </table:table-cell>
          <table:table-cell table:formula="of:=[.H66]/[.$H$7]" office:value-type="float" office:value="0.802330097087378" calcext:value-type="float">
            <text:p>0.8023300970873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4" calcext:value-type="float">
            <text:p>2.4E-07</text:p>
          </table:table-cell>
          <table:table-cell office:value-type="float" office:value="4.19E+024" calcext:value-type="float">
            <text:p>4.19E+024</text:p>
          </table:table-cell>
          <table:table-cell table:formula="of:=[.F67]/[.$F$7]" office:value-type="float" office:value="0.819960861056752" calcext:value-type="float">
            <text:p>0.819960861056752</text:p>
          </table:table-cell>
          <table:table-cell office:value-type="float" office:value="4.11E+024" calcext:value-type="float">
            <text:p>4.11E+024</text:p>
          </table:table-cell>
          <table:table-cell table:formula="of:=[.H67]/[.$H$7]" office:value-type="float" office:value="0.798058252427184" calcext:value-type="float">
            <text:p>0.7980582524271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44" calcext:value-type="float">
            <text:p>2.44E-07</text:p>
          </table:table-cell>
          <table:table-cell office:value-type="float" office:value="4.138E+024" calcext:value-type="float">
            <text:p>4.138E+024</text:p>
          </table:table-cell>
          <table:table-cell table:formula="of:=[.F68]/[.$F$7]" office:value-type="float" office:value="0.809784735812133" calcext:value-type="float">
            <text:p>0.809784735812133</text:p>
          </table:table-cell>
          <table:table-cell office:value-type="float" office:value="4.078E+024" calcext:value-type="float">
            <text:p>4.078E+024</text:p>
          </table:table-cell>
          <table:table-cell table:formula="of:=[.H68]/[.$H$7]" office:value-type="float" office:value="0.791844660194175" calcext:value-type="float">
            <text:p>0.7918446601941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48" calcext:value-type="float">
            <text:p>2.48E-07</text:p>
          </table:table-cell>
          <table:table-cell office:value-type="float" office:value="4.086E+024" calcext:value-type="float">
            <text:p>4.086E+024</text:p>
          </table:table-cell>
          <table:table-cell table:formula="of:=[.F69]/[.$F$7]" office:value-type="float" office:value="0.799608610567515" calcext:value-type="float">
            <text:p>0.799608610567515</text:p>
          </table:table-cell>
          <table:table-cell office:value-type="float" office:value="4.046E+024" calcext:value-type="float">
            <text:p>4.046E+024</text:p>
          </table:table-cell>
          <table:table-cell table:formula="of:=[.H69]/[.$H$7]" office:value-type="float" office:value="0.785631067961165" calcext:value-type="float">
            <text:p>0.7856310679611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52" calcext:value-type="float">
            <text:p>2.52E-07</text:p>
          </table:table-cell>
          <table:table-cell office:value-type="float" office:value="4.034E+024" calcext:value-type="float">
            <text:p>4.034E+024</text:p>
          </table:table-cell>
          <table:table-cell table:formula="of:=[.F70]/[.$F$7]" office:value-type="float" office:value="0.789432485322896" calcext:value-type="float">
            <text:p>0.789432485322896</text:p>
          </table:table-cell>
          <table:table-cell office:value-type="float" office:value="3.988E+024" calcext:value-type="float">
            <text:p>3.988E+024</text:p>
          </table:table-cell>
          <table:table-cell table:formula="of:=[.H70]/[.$H$7]" office:value-type="float" office:value="0.774368932038835" calcext:value-type="float">
            <text:p>0.7743689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56" calcext:value-type="float">
            <text:p>2.56E-07</text:p>
          </table:table-cell>
          <table:table-cell office:value-type="float" office:value="3.982E+024" calcext:value-type="float">
            <text:p>3.982E+024</text:p>
          </table:table-cell>
          <table:table-cell table:formula="of:=[.F71]/[.$F$7]" office:value-type="float" office:value="0.779256360078278" calcext:value-type="float">
            <text:p>0.779256360078278</text:p>
          </table:table-cell>
          <table:table-cell office:value-type="float" office:value="3.904E+024" calcext:value-type="float">
            <text:p>3.904E+024</text:p>
          </table:table-cell>
          <table:table-cell table:formula="of:=[.H71]/[.$H$7]" office:value-type="float" office:value="0.758058252427184" calcext:value-type="float">
            <text:p>0.7580582524271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6" calcext:value-type="float">
            <text:p>2.6E-07</text:p>
          </table:table-cell>
          <table:table-cell office:value-type="float" office:value="3.93E+024" calcext:value-type="float">
            <text:p>3.93E+024</text:p>
          </table:table-cell>
          <table:table-cell table:formula="of:=[.F72]/[.$F$7]" office:value-type="float" office:value="0.76908023483366" calcext:value-type="float">
            <text:p>0.76908023483366</text:p>
          </table:table-cell>
          <table:table-cell office:value-type="float" office:value="3.82E+024" calcext:value-type="float">
            <text:p>3.82E+024</text:p>
          </table:table-cell>
          <table:table-cell table:formula="of:=[.H72]/[.$H$7]" office:value-type="float" office:value="0.741747572815534" calcext:value-type="float">
            <text:p>0.74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64" calcext:value-type="float">
            <text:p>2.64E-07</text:p>
          </table:table-cell>
          <table:table-cell office:value-type="float" office:value="3.908E+024" calcext:value-type="float">
            <text:p>3.908E+024</text:p>
          </table:table-cell>
          <table:table-cell table:formula="of:=[.F73]/[.$F$7]" office:value-type="float" office:value="0.764774951076321" calcext:value-type="float">
            <text:p>0.764774951076321</text:p>
          </table:table-cell>
          <table:table-cell office:value-type="float" office:value="3.85E+024" calcext:value-type="float">
            <text:p>3.85E+024</text:p>
          </table:table-cell>
          <table:table-cell table:formula="of:=[.H73]/[.$H$7]" office:value-type="float" office:value="0.74757281553398" calcext:value-type="float">
            <text:p>0.747572815533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68" calcext:value-type="float">
            <text:p>2.68E-07</text:p>
          </table:table-cell>
          <table:table-cell office:value-type="float" office:value="3.886E+024" calcext:value-type="float">
            <text:p>3.886E+024</text:p>
          </table:table-cell>
          <table:table-cell table:formula="of:=[.F74]/[.$F$7]" office:value-type="float" office:value="0.760469667318982" calcext:value-type="float">
            <text:p>0.760469667318982</text:p>
          </table:table-cell>
          <table:table-cell office:value-type="float" office:value="3.88E+024" calcext:value-type="float">
            <text:p>3.88E+024</text:p>
          </table:table-cell>
          <table:table-cell table:formula="of:=[.H74]/[.$H$7]" office:value-type="float" office:value="0.753398058252427" calcext:value-type="float">
            <text:p>0.753398058252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72" calcext:value-type="float">
            <text:p>2.72E-07</text:p>
          </table:table-cell>
          <table:table-cell office:value-type="float" office:value="3.884E+024" calcext:value-type="float">
            <text:p>3.884E+024</text:p>
          </table:table-cell>
          <table:table-cell table:formula="of:=[.F75]/[.$F$7]" office:value-type="float" office:value="0.760078277886497" calcext:value-type="float">
            <text:p>0.760078277886497</text:p>
          </table:table-cell>
          <table:table-cell office:value-type="float" office:value="3.97E+024" calcext:value-type="float">
            <text:p>3.97E+024</text:p>
          </table:table-cell>
          <table:table-cell table:formula="of:=[.H75]/[.$H$7]" office:value-type="float" office:value="0.770873786407767" calcext:value-type="float">
            <text:p>0.770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76" calcext:value-type="float">
            <text:p>2.76E-07</text:p>
          </table:table-cell>
          <table:table-cell office:value-type="float" office:value="3.902E+024" calcext:value-type="float">
            <text:p>3.902E+024</text:p>
          </table:table-cell>
          <table:table-cell table:formula="of:=[.F76]/[.$F$7]" office:value-type="float" office:value="0.763600782778865" calcext:value-type="float">
            <text:p>0.763600782778865</text:p>
          </table:table-cell>
          <table:table-cell office:value-type="float" office:value="4.12E+024" calcext:value-type="float">
            <text:p>4.12E+024</text:p>
          </table:table-cell>
          <table:table-cell table:formula="of:=[.H76]/[.$H$7]"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8" calcext:value-type="float">
            <text:p>2.8E-07</text:p>
          </table:table-cell>
          <table:table-cell office:value-type="float" office:value="3.92E+024" calcext:value-type="float">
            <text:p>3.92E+024</text:p>
          </table:table-cell>
          <table:table-cell table:formula="of:=[.F77]/[.$F$7]" office:value-type="float" office:value="0.767123287671233" calcext:value-type="float">
            <text:p>0.767123287671233</text:p>
          </table:table-cell>
          <table:table-cell office:value-type="float" office:value="4.27E+024" calcext:value-type="float">
            <text:p>4.27E+024</text:p>
          </table:table-cell>
          <table:table-cell table:formula="of:=[.H77]/[.$H$7]" office:value-type="float" office:value="0.829126213592233" calcext:value-type="float">
            <text:p>0.82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84" calcext:value-type="float">
            <text:p>2.84E-07</text:p>
          </table:table-cell>
          <table:table-cell office:value-type="float" office:value="3.984E+024" calcext:value-type="float">
            <text:p>3.984E+024</text:p>
          </table:table-cell>
          <table:table-cell table:formula="of:=[.F78]/[.$F$7]" office:value-type="float" office:value="0.779647749510763" calcext:value-type="float">
            <text:p>0.779647749510763</text:p>
          </table:table-cell>
          <table:table-cell office:value-type="float" office:value="4.366E+024" calcext:value-type="float">
            <text:p>4.366E+024</text:p>
          </table:table-cell>
          <table:table-cell table:formula="of:=[.H78]/[.$H$7]" office:value-type="float" office:value="0.847766990291262" calcext:value-type="float">
            <text:p>0.84776699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88" calcext:value-type="float">
            <text:p>2.88E-07</text:p>
          </table:table-cell>
          <table:table-cell office:value-type="float" office:value="4.048E+024" calcext:value-type="float">
            <text:p>4.048E+024</text:p>
          </table:table-cell>
          <table:table-cell table:formula="of:=[.F79]/[.$F$7]" office:value-type="float" office:value="0.792172211350294" calcext:value-type="float">
            <text:p>0.792172211350294</text:p>
          </table:table-cell>
          <table:table-cell office:value-type="float" office:value="4.462E+024" calcext:value-type="float">
            <text:p>4.462E+024</text:p>
          </table:table-cell>
          <table:table-cell table:formula="of:=[.H79]/[.$H$7]" office:value-type="float" office:value="0.866407766990291" calcext:value-type="float">
            <text:p>0.8664077669902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92" calcext:value-type="float">
            <text:p>2.92E-07</text:p>
          </table:table-cell>
          <table:table-cell office:value-type="float" office:value="4.07E+024" calcext:value-type="float">
            <text:p>4.07E+024</text:p>
          </table:table-cell>
          <table:table-cell table:formula="of:=[.F80]/[.$F$7]" office:value-type="float" office:value="0.796477495107632" calcext:value-type="float">
            <text:p>0.796477495107632</text:p>
          </table:table-cell>
          <table:table-cell office:value-type="float" office:value="4.463E+024" calcext:value-type="float">
            <text:p>4.463E+024</text:p>
          </table:table-cell>
          <table:table-cell table:formula="of:=[.H80]/[.$H$7]" office:value-type="float" office:value="0.866601941747573" calcext:value-type="float">
            <text:p>0.8666019417475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296" calcext:value-type="float">
            <text:p>2.96E-07</text:p>
          </table:table-cell>
          <table:table-cell office:value-type="float" office:value="4.05E+024" calcext:value-type="float">
            <text:p>4.05E+024</text:p>
          </table:table-cell>
          <table:table-cell table:formula="of:=[.F81]/[.$F$7]" office:value-type="float" office:value="0.792563600782779" calcext:value-type="float">
            <text:p>0.792563600782779</text:p>
          </table:table-cell>
          <table:table-cell office:value-type="float" office:value="4.369E+024" calcext:value-type="float">
            <text:p>4.369E+024</text:p>
          </table:table-cell>
          <table:table-cell table:formula="of:=[.H81]/[.$H$7]" office:value-type="float" office:value="0.848349514563107" calcext:value-type="float">
            <text:p>0.8483495145631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" calcext:value-type="float">
            <text:p>3E-07</text:p>
          </table:table-cell>
          <table:table-cell office:value-type="float" office:value="4.03E+024" calcext:value-type="float">
            <text:p>4.03E+024</text:p>
          </table:table-cell>
          <table:table-cell table:formula="of:=[.F82]/[.$F$7]" office:value-type="float" office:value="0.788649706457926" calcext:value-type="float">
            <text:p>0.788649706457926</text:p>
          </table:table-cell>
          <table:table-cell office:value-type="float" office:value="4.275E+024" calcext:value-type="float">
            <text:p>4.275E+024</text:p>
          </table:table-cell>
          <table:table-cell table:formula="of:=[.H82]/[.$H$7]" office:value-type="float" office:value="0.830097087378641" calcext:value-type="float">
            <text:p>0.8300970873786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04" calcext:value-type="float">
            <text:p>3.04E-07</text:p>
          </table:table-cell>
          <table:table-cell office:value-type="float" office:value="4.042E+024" calcext:value-type="float">
            <text:p>4.042E+024</text:p>
          </table:table-cell>
          <table:table-cell table:formula="of:=[.F83]/[.$F$7]" office:value-type="float" office:value="0.790998043052838" calcext:value-type="float">
            <text:p>0.790998043052838</text:p>
          </table:table-cell>
          <table:table-cell office:value-type="float" office:value="4.229E+024" calcext:value-type="float">
            <text:p>4.229E+024</text:p>
          </table:table-cell>
          <table:table-cell table:formula="of:=[.H83]/[.$H$7]" office:value-type="float" office:value="0.821165048543689" calcext:value-type="float">
            <text:p>0.8211650485436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08" calcext:value-type="float">
            <text:p>3.08E-07</text:p>
          </table:table-cell>
          <table:table-cell office:value-type="float" office:value="4.054E+024" calcext:value-type="float">
            <text:p>4.054E+024</text:p>
          </table:table-cell>
          <table:table-cell table:formula="of:=[.F84]/[.$F$7]" office:value-type="float" office:value="0.79334637964775" calcext:value-type="float">
            <text:p>0.79334637964775</text:p>
          </table:table-cell>
          <table:table-cell office:value-type="float" office:value="4.183E+024" calcext:value-type="float">
            <text:p>4.183E+024</text:p>
          </table:table-cell>
          <table:table-cell table:formula="of:=[.H84]/[.$H$7]" office:value-type="float" office:value="0.812233009708738" calcext:value-type="float">
            <text:p>0.8122330097087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12" calcext:value-type="float">
            <text:p>3.12E-07</text:p>
          </table:table-cell>
          <table:table-cell office:value-type="float" office:value="4.058E+024" calcext:value-type="float">
            <text:p>4.058E+024</text:p>
          </table:table-cell>
          <table:table-cell table:formula="of:=[.F85]/[.$F$7]" office:value-type="float" office:value="0.79412915851272" calcext:value-type="float">
            <text:p>0.79412915851272</text:p>
          </table:table-cell>
          <table:table-cell office:value-type="float" office:value="4.108E+024" calcext:value-type="float">
            <text:p>4.108E+024</text:p>
          </table:table-cell>
          <table:table-cell table:formula="of:=[.H85]/[.$H$7]" office:value-type="float" office:value="0.797669902912621" calcext:value-type="float">
            <text:p>0.7976699029126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16" calcext:value-type="float">
            <text:p>3.16E-07</text:p>
          </table:table-cell>
          <table:table-cell office:value-type="float" office:value="4.054E+024" calcext:value-type="float">
            <text:p>4.054E+024</text:p>
          </table:table-cell>
          <table:table-cell table:formula="of:=[.F86]/[.$F$7]" office:value-type="float" office:value="0.79334637964775" calcext:value-type="float">
            <text:p>0.79334637964775</text:p>
          </table:table-cell>
          <table:table-cell office:value-type="float" office:value="4.004E+024" calcext:value-type="float">
            <text:p>4.004E+024</text:p>
          </table:table-cell>
          <table:table-cell table:formula="of:=[.H86]/[.$H$7]" office:value-type="float" office:value="0.77747572815534" calcext:value-type="float">
            <text:p>0.77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2" calcext:value-type="float">
            <text:p>3.2E-07</text:p>
          </table:table-cell>
          <table:table-cell office:value-type="float" office:value="4.05E+024" calcext:value-type="float">
            <text:p>4.05E+024</text:p>
          </table:table-cell>
          <table:table-cell table:formula="of:=[.F87]/[.$F$7]" office:value-type="float" office:value="0.792563600782779" calcext:value-type="float">
            <text:p>0.792563600782779</text:p>
          </table:table-cell>
          <table:table-cell office:value-type="float" office:value="3.9E+024" calcext:value-type="float">
            <text:p>3.9E+024</text:p>
          </table:table-cell>
          <table:table-cell table:formula="of:=[.H87]/[.$H$7]" office:value-type="float" office:value="0.757281553398058" calcext:value-type="float">
            <text:p>0.757281553398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24" calcext:value-type="float">
            <text:p>3.24E-07</text:p>
          </table:table-cell>
          <table:table-cell office:value-type="float" office:value="3.966E+024" calcext:value-type="float">
            <text:p>3.966E+024</text:p>
          </table:table-cell>
          <table:table-cell table:formula="of:=[.F88]/[.$F$7]" office:value-type="float" office:value="0.776125244618395" calcext:value-type="float">
            <text:p>0.776125244618395</text:p>
          </table:table-cell>
          <table:table-cell office:value-type="float" office:value="3.844E+024" calcext:value-type="float">
            <text:p>3.844E+024</text:p>
          </table:table-cell>
          <table:table-cell table:formula="of:=[.H88]/[.$H$7]" office:value-type="float" office:value="0.746407766990291" calcext:value-type="float">
            <text:p>0.7464077669902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28" calcext:value-type="float">
            <text:p>3.28E-07</text:p>
          </table:table-cell>
          <table:table-cell office:value-type="float" office:value="3.882E+024" calcext:value-type="float">
            <text:p>3.882E+024</text:p>
          </table:table-cell>
          <table:table-cell table:formula="of:=[.F89]/[.$F$7]" office:value-type="float" office:value="0.759686888454012" calcext:value-type="float">
            <text:p>0.759686888454012</text:p>
          </table:table-cell>
          <table:table-cell office:value-type="float" office:value="3.788E+024" calcext:value-type="float">
            <text:p>3.788E+024</text:p>
          </table:table-cell>
          <table:table-cell table:formula="of:=[.H89]/[.$H$7]" office:value-type="float" office:value="0.735533980582524" calcext:value-type="float">
            <text:p>0.7355339805825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32" calcext:value-type="float">
            <text:p>3.32E-07</text:p>
          </table:table-cell>
          <table:table-cell office:value-type="float" office:value="3.853E+024" calcext:value-type="float">
            <text:p>3.853E+024</text:p>
          </table:table-cell>
          <table:table-cell table:formula="of:=[.F90]/[.$F$7]" office:value-type="float" office:value="0.754011741682975" calcext:value-type="float">
            <text:p>0.754011741682975</text:p>
          </table:table-cell>
          <table:table-cell office:value-type="float" office:value="3.777E+024" calcext:value-type="float">
            <text:p>3.777E+024</text:p>
          </table:table-cell>
          <table:table-cell table:formula="of:=[.H90]/[.$H$7]" office:value-type="float" office:value="0.733398058252427" calcext:value-type="float">
            <text:p>0.733398058252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36" calcext:value-type="float">
            <text:p>3.36E-07</text:p>
          </table:table-cell>
          <table:table-cell office:value-type="float" office:value="3.879E+024" calcext:value-type="float">
            <text:p>3.879E+024</text:p>
          </table:table-cell>
          <table:table-cell table:formula="of:=[.F91]/[.$F$7]" office:value-type="float" office:value="0.759099804305284" calcext:value-type="float">
            <text:p>0.759099804305284</text:p>
          </table:table-cell>
          <table:table-cell office:value-type="float" office:value="3.811E+024" calcext:value-type="float">
            <text:p>3.811E+024</text:p>
          </table:table-cell>
          <table:table-cell table:formula="of:=[.H91]/[.$H$7]" office:value-type="float" office:value="0.74" calcext:value-type="float">
            <text:p>0.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4" calcext:value-type="float">
            <text:p>3.4E-07</text:p>
          </table:table-cell>
          <table:table-cell office:value-type="float" office:value="3.905E+024" calcext:value-type="float">
            <text:p>3.905E+024</text:p>
          </table:table-cell>
          <table:table-cell table:formula="of:=[.F92]/[.$F$7]" office:value-type="float" office:value="0.764187866927593" calcext:value-type="float">
            <text:p>0.764187866927593</text:p>
          </table:table-cell>
          <table:table-cell office:value-type="float" office:value="3.845E+024" calcext:value-type="float">
            <text:p>3.845E+024</text:p>
          </table:table-cell>
          <table:table-cell table:formula="of:=[.H92]/[.$H$7]" office:value-type="float" office:value="0.746601941747573" calcext:value-type="float">
            <text:p>0.7466019417475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44" calcext:value-type="float">
            <text:p>3.44E-07</text:p>
          </table:table-cell>
          <table:table-cell office:value-type="float" office:value="3.921E+024" calcext:value-type="float">
            <text:p>3.921E+024</text:p>
          </table:table-cell>
          <table:table-cell table:formula="of:=[.F93]/[.$F$7]" office:value-type="float" office:value="0.767318982387476" calcext:value-type="float">
            <text:p>0.767318982387476</text:p>
          </table:table-cell>
          <table:table-cell office:value-type="float" office:value="3.833E+024" calcext:value-type="float">
            <text:p>3.833E+024</text:p>
          </table:table-cell>
          <table:table-cell table:formula="of:=[.H93]/[.$H$7]" office:value-type="float" office:value="0.744271844660194" calcext:value-type="float">
            <text:p>0.7442718446601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48" calcext:value-type="float">
            <text:p>3.48E-07</text:p>
          </table:table-cell>
          <table:table-cell office:value-type="float" office:value="3.937E+024" calcext:value-type="float">
            <text:p>3.937E+024</text:p>
          </table:table-cell>
          <table:table-cell table:formula="of:=[.F94]/[.$F$7]" office:value-type="float" office:value="0.770450097847358" calcext:value-type="float">
            <text:p>0.770450097847358</text:p>
          </table:table-cell>
          <table:table-cell office:value-type="float" office:value="3.821E+024" calcext:value-type="float">
            <text:p>3.821E+024</text:p>
          </table:table-cell>
          <table:table-cell table:formula="of:=[.H94]/[.$H$7]" office:value-type="float" office:value="0.741941747572816" calcext:value-type="float">
            <text:p>0.741941747572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52" calcext:value-type="float">
            <text:p>3.52E-07</text:p>
          </table:table-cell>
          <table:table-cell office:value-type="float" office:value="3.922E+024" calcext:value-type="float">
            <text:p>3.922E+024</text:p>
          </table:table-cell>
          <table:table-cell table:formula="of:=[.F95]/[.$F$7]" office:value-type="float" office:value="0.767514677103718" calcext:value-type="float">
            <text:p>0.767514677103718</text:p>
          </table:table-cell>
          <table:table-cell office:value-type="float" office:value="3.794E+024" calcext:value-type="float">
            <text:p>3.794E+024</text:p>
          </table:table-cell>
          <table:table-cell table:formula="of:=[.H95]/[.$H$7]" office:value-type="float" office:value="0.736699029126214" calcext:value-type="float">
            <text:p>0.7366990291262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56" calcext:value-type="float">
            <text:p>3.56E-07</text:p>
          </table:table-cell>
          <table:table-cell office:value-type="float" office:value="3.876E+024" calcext:value-type="float">
            <text:p>3.876E+024</text:p>
          </table:table-cell>
          <table:table-cell table:formula="of:=[.F96]/[.$F$7]" office:value-type="float" office:value="0.758512720156556" calcext:value-type="float">
            <text:p>0.758512720156556</text:p>
          </table:table-cell>
          <table:table-cell office:value-type="float" office:value="3.752E+024" calcext:value-type="float">
            <text:p>3.752E+024</text:p>
          </table:table-cell>
          <table:table-cell table:formula="of:=[.H96]/[.$H$7]" office:value-type="float" office:value="0.728543689320388" calcext:value-type="float">
            <text:p>0.728543689320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6" calcext:value-type="float">
            <text:p>3.6E-07</text:p>
          </table:table-cell>
          <table:table-cell office:value-type="float" office:value="3.83E+024" calcext:value-type="float">
            <text:p>3.83E+024</text:p>
          </table:table-cell>
          <table:table-cell table:formula="of:=[.F97]/[.$F$7]" office:value-type="float" office:value="0.749510763209393" calcext:value-type="float">
            <text:p>0.749510763209393</text:p>
          </table:table-cell>
          <table:table-cell office:value-type="float" office:value="3.71E+024" calcext:value-type="float">
            <text:p>3.71E+024</text:p>
          </table:table-cell>
          <table:table-cell table:formula="of:=[.H97]/[.$H$7]" office:value-type="float" office:value="0.720388349514563" calcext:value-type="float">
            <text:p>0.72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64" calcext:value-type="float">
            <text:p>3.64E-07</text:p>
          </table:table-cell>
          <table:table-cell office:value-type="float" office:value="3.794E+024" calcext:value-type="float">
            <text:p>3.794E+024</text:p>
          </table:table-cell>
          <table:table-cell table:formula="of:=[.F98]/[.$F$7]" office:value-type="float" office:value="0.742465753424658" calcext:value-type="float">
            <text:p>0.742465753424658</text:p>
          </table:table-cell>
          <table:table-cell office:value-type="float" office:value="3.668E+024" calcext:value-type="float">
            <text:p>3.668E+024</text:p>
          </table:table-cell>
          <table:table-cell table:formula="of:=[.H98]/[.$H$7]" office:value-type="float" office:value="0.712233009708738" calcext:value-type="float">
            <text:p>0.7122330097087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68" calcext:value-type="float">
            <text:p>3.68E-07</text:p>
          </table:table-cell>
          <table:table-cell office:value-type="float" office:value="3.758E+024" calcext:value-type="float">
            <text:p>3.758E+024</text:p>
          </table:table-cell>
          <table:table-cell table:formula="of:=[.F99]/[.$F$7]" office:value-type="float" office:value="0.735420743639922" calcext:value-type="float">
            <text:p>0.735420743639922</text:p>
          </table:table-cell>
          <table:table-cell office:value-type="float" office:value="3.626E+024" calcext:value-type="float">
            <text:p>3.626E+024</text:p>
          </table:table-cell>
          <table:table-cell table:formula="of:=[.H99]/[.$H$7]" office:value-type="float" office:value="0.704077669902913" calcext:value-type="float">
            <text:p>0.704077669902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72" calcext:value-type="float">
            <text:p>3.72E-07</text:p>
          </table:table-cell>
          <table:table-cell office:value-type="float" office:value="3.717E+024" calcext:value-type="float">
            <text:p>3.717E+024</text:p>
          </table:table-cell>
          <table:table-cell table:formula="of:=[.F100]/[.$F$7]" office:value-type="float" office:value="0.727397260273973" calcext:value-type="float">
            <text:p>0.727397260273973</text:p>
          </table:table-cell>
          <table:table-cell office:value-type="float" office:value="3.623E+024" calcext:value-type="float">
            <text:p>3.623E+024</text:p>
          </table:table-cell>
          <table:table-cell table:formula="of:=[.H100]/[.$H$7]" office:value-type="float" office:value="0.703495145631068" calcext:value-type="float">
            <text:p>0.70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76" calcext:value-type="float">
            <text:p>3.76E-07</text:p>
          </table:table-cell>
          <table:table-cell office:value-type="float" office:value="3.671E+024" calcext:value-type="float">
            <text:p>3.671E+024</text:p>
          </table:table-cell>
          <table:table-cell table:formula="of:=[.F101]/[.$F$7]" office:value-type="float" office:value="0.71839530332681" calcext:value-type="float">
            <text:p>0.71839530332681</text:p>
          </table:table-cell>
          <table:table-cell office:value-type="float" office:value="3.659E+024" calcext:value-type="float">
            <text:p>3.659E+024</text:p>
          </table:table-cell>
          <table:table-cell table:formula="of:=[.H101]/[.$H$7]" office:value-type="float" office:value="0.710485436893204" calcext:value-type="float">
            <text:p>0.710485436893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8" calcext:value-type="float">
            <text:p>3.8E-07</text:p>
          </table:table-cell>
          <table:table-cell office:value-type="float" office:value="3.625E+024" calcext:value-type="float">
            <text:p>3.625E+024</text:p>
          </table:table-cell>
          <table:table-cell table:formula="of:=[.F102]/[.$F$7]" office:value-type="float" office:value="0.709393346379648" calcext:value-type="float">
            <text:p>0.709393346379648</text:p>
          </table:table-cell>
          <table:table-cell office:value-type="float" office:value="3.695E+024" calcext:value-type="float">
            <text:p>3.695E+024</text:p>
          </table:table-cell>
          <table:table-cell table:formula="of:=[.H102]/[.$H$7]" office:value-type="float" office:value="0.71747572815534" calcext:value-type="float">
            <text:p>0.7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84" calcext:value-type="float">
            <text:p>3.84E-07</text:p>
          </table:table-cell>
          <table:table-cell office:value-type="float" office:value="3.567E+024" calcext:value-type="float">
            <text:p>3.567E+024</text:p>
          </table:table-cell>
          <table:table-cell table:formula="of:=[.F103]/[.$F$7]" office:value-type="float" office:value="0.698043052837573" calcext:value-type="float">
            <text:p>0.698043052837573</text:p>
          </table:table-cell>
          <table:table-cell office:value-type="float" office:value="3.671E+024" calcext:value-type="float">
            <text:p>3.671E+024</text:p>
          </table:table-cell>
          <table:table-cell table:formula="of:=[.H103]/[.$H$7]" office:value-type="float" office:value="0.712815533980583" calcext:value-type="float">
            <text:p>0.7128155339805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88" calcext:value-type="float">
            <text:p>3.88E-07</text:p>
          </table:table-cell>
          <table:table-cell office:value-type="float" office:value="3.509E+024" calcext:value-type="float">
            <text:p>3.509E+024</text:p>
          </table:table-cell>
          <table:table-cell table:formula="of:=[.F104]/[.$F$7]" office:value-type="float" office:value="0.686692759295499" calcext:value-type="float">
            <text:p>0.686692759295499</text:p>
          </table:table-cell>
          <table:table-cell office:value-type="float" office:value="3.647E+024" calcext:value-type="float">
            <text:p>3.647E+024</text:p>
          </table:table-cell>
          <table:table-cell table:formula="of:=[.H104]/[.$H$7]" office:value-type="float" office:value="0.708155339805825" calcext:value-type="float">
            <text:p>0.708155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92" calcext:value-type="float">
            <text:p>3.92E-07</text:p>
          </table:table-cell>
          <table:table-cell office:value-type="float" office:value="3.479E+024" calcext:value-type="float">
            <text:p>3.479E+024</text:p>
          </table:table-cell>
          <table:table-cell table:formula="of:=[.F105]/[.$F$7]" office:value-type="float" office:value="0.680821917808219" calcext:value-type="float">
            <text:p>0.680821917808219</text:p>
          </table:table-cell>
          <table:table-cell office:value-type="float" office:value="3.616E+024" calcext:value-type="float">
            <text:p>3.616E+024</text:p>
          </table:table-cell>
          <table:table-cell table:formula="of:=[.H105]/[.$H$7]" office:value-type="float" office:value="0.702135922330097" calcext:value-type="float">
            <text:p>0.70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396" calcext:value-type="float">
            <text:p>3.96E-07</text:p>
          </table:table-cell>
          <table:table-cell office:value-type="float" office:value="3.477E+024" calcext:value-type="float">
            <text:p>3.477E+024</text:p>
          </table:table-cell>
          <table:table-cell table:formula="of:=[.F106]/[.$F$7]" office:value-type="float" office:value="0.680430528375734" calcext:value-type="float">
            <text:p>0.680430528375734</text:p>
          </table:table-cell>
          <table:table-cell office:value-type="float" office:value="3.578E+024" calcext:value-type="float">
            <text:p>3.578E+024</text:p>
          </table:table-cell>
          <table:table-cell table:formula="of:=[.H106]/[.$H$7]" office:value-type="float" office:value="0.694757281553398" calcext:value-type="float">
            <text:p>0.6947572815533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" calcext:value-type="float">
            <text:p>4E-07</text:p>
          </table:table-cell>
          <table:table-cell office:value-type="float" office:value="3.475E+024" calcext:value-type="float">
            <text:p>3.475E+024</text:p>
          </table:table-cell>
          <table:table-cell table:formula="of:=[.F107]/[.$F$7]" office:value-type="float" office:value="0.680039138943249" calcext:value-type="float">
            <text:p>0.680039138943249</text:p>
          </table:table-cell>
          <table:table-cell office:value-type="float" office:value="3.54E+024" calcext:value-type="float">
            <text:p>3.54E+024</text:p>
          </table:table-cell>
          <table:table-cell table:formula="of:=[.H107]/[.$H$7]" office:value-type="float" office:value="0.687378640776699" calcext:value-type="float">
            <text:p>0.687378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04" calcext:value-type="float">
            <text:p>4.04E-07</text:p>
          </table:table-cell>
          <table:table-cell office:value-type="float" office:value="3.473E+024" calcext:value-type="float">
            <text:p>3.473E+024</text:p>
          </table:table-cell>
          <table:table-cell table:formula="of:=[.F108]/[.$F$7]" office:value-type="float" office:value="0.679647749510763" calcext:value-type="float">
            <text:p>0.679647749510763</text:p>
          </table:table-cell>
          <table:table-cell office:value-type="float" office:value="3.59E+024" calcext:value-type="float">
            <text:p>3.59E+024</text:p>
          </table:table-cell>
          <table:table-cell table:formula="of:=[.H108]/[.$H$7]" office:value-type="float" office:value="0.697087378640777" calcext:value-type="float">
            <text:p>0.6970873786407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08" calcext:value-type="float">
            <text:p>4.08E-07</text:p>
          </table:table-cell>
          <table:table-cell office:value-type="float" office:value="3.471E+024" calcext:value-type="float">
            <text:p>3.471E+024</text:p>
          </table:table-cell>
          <table:table-cell table:formula="of:=[.F109]/[.$F$7]" office:value-type="float" office:value="0.679256360078278" calcext:value-type="float">
            <text:p>0.679256360078278</text:p>
          </table:table-cell>
          <table:table-cell office:value-type="float" office:value="3.64E+024" calcext:value-type="float">
            <text:p>3.64E+024</text:p>
          </table:table-cell>
          <table:table-cell table:formula="of:=[.H109]/[.$H$7]" office:value-type="float" office:value="0.706796116504854" calcext:value-type="float">
            <text:p>0.706796116504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12" calcext:value-type="float">
            <text:p>4.12E-07</text:p>
          </table:table-cell>
          <table:table-cell office:value-type="float" office:value="3.456E+024" calcext:value-type="float">
            <text:p>3.456E+024</text:p>
          </table:table-cell>
          <table:table-cell table:formula="of:=[.F110]/[.$F$7]" office:value-type="float" office:value="0.676320939334638" calcext:value-type="float">
            <text:p>0.676320939334638</text:p>
          </table:table-cell>
          <table:table-cell office:value-type="float" office:value="3.646E+024" calcext:value-type="float">
            <text:p>3.646E+024</text:p>
          </table:table-cell>
          <table:table-cell table:formula="of:=[.H110]/[.$H$7]" office:value-type="float" office:value="0.707961165048544" calcext:value-type="float">
            <text:p>0.7079611650485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16" calcext:value-type="float">
            <text:p>4.16E-07</text:p>
          </table:table-cell>
          <table:table-cell office:value-type="float" office:value="3.428E+024" calcext:value-type="float">
            <text:p>3.428E+024</text:p>
          </table:table-cell>
          <table:table-cell table:formula="of:=[.F111]/[.$F$7]" office:value-type="float" office:value="0.670841487279843" calcext:value-type="float">
            <text:p>0.670841487279843</text:p>
          </table:table-cell>
          <table:table-cell office:value-type="float" office:value="3.608E+024" calcext:value-type="float">
            <text:p>3.608E+024</text:p>
          </table:table-cell>
          <table:table-cell table:formula="of:=[.H111]/[.$H$7]" office:value-type="float" office:value="0.700582524271845" calcext:value-type="float">
            <text:p>0.700582524271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2" calcext:value-type="float">
            <text:p>4.2E-07</text:p>
          </table:table-cell>
          <table:table-cell office:value-type="float" office:value="3.4E+024" calcext:value-type="float">
            <text:p>3.4E+024</text:p>
          </table:table-cell>
          <table:table-cell table:formula="of:=[.F112]/[.$F$7]" office:value-type="float" office:value="0.665362035225049" calcext:value-type="float">
            <text:p>0.665362035225049</text:p>
          </table:table-cell>
          <table:table-cell office:value-type="float" office:value="3.57E+024" calcext:value-type="float">
            <text:p>3.57E+024</text:p>
          </table:table-cell>
          <table:table-cell table:formula="of:=[.H112]/[.$H$7]" office:value-type="float" office:value="0.693203883495146" calcext:value-type="float">
            <text:p>0.6932038834951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24" calcext:value-type="float">
            <text:p>4.24E-07</text:p>
          </table:table-cell>
          <table:table-cell office:value-type="float" office:value="3.47E+024" calcext:value-type="float">
            <text:p>3.47E+024</text:p>
          </table:table-cell>
          <table:table-cell table:formula="of:=[.F113]/[.$F$7]" office:value-type="float" office:value="0.679060665362035" calcext:value-type="float">
            <text:p>0.679060665362035</text:p>
          </table:table-cell>
          <table:table-cell office:value-type="float" office:value="3.512E+024" calcext:value-type="float">
            <text:p>3.512E+024</text:p>
          </table:table-cell>
          <table:table-cell table:formula="of:=[.H113]/[.$H$7]" office:value-type="float" office:value="0.681941747572815" calcext:value-type="float">
            <text:p>0.6819417475728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28" calcext:value-type="float">
            <text:p>4.28E-07</text:p>
          </table:table-cell>
          <table:table-cell office:value-type="float" office:value="3.54E+024" calcext:value-type="float">
            <text:p>3.54E+024</text:p>
          </table:table-cell>
          <table:table-cell table:formula="of:=[.F114]/[.$F$7]" office:value-type="float" office:value="0.692759295499022" calcext:value-type="float">
            <text:p>0.692759295499022</text:p>
          </table:table-cell>
          <table:table-cell office:value-type="float" office:value="3.454E+024" calcext:value-type="float">
            <text:p>3.454E+024</text:p>
          </table:table-cell>
          <table:table-cell table:formula="of:=[.H114]/[.$H$7]" office:value-type="float" office:value="0.670679611650485" calcext:value-type="float">
            <text:p>0.6706796116504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32" calcext:value-type="float">
            <text:p>4.32E-07</text:p>
          </table:table-cell>
          <table:table-cell office:value-type="float" office:value="3.558E+024" calcext:value-type="float">
            <text:p>3.558E+024</text:p>
          </table:table-cell>
          <table:table-cell table:formula="of:=[.F115]/[.$F$7]" office:value-type="float" office:value="0.696281800391389" calcext:value-type="float">
            <text:p>0.696281800391389</text:p>
          </table:table-cell>
          <table:table-cell office:value-type="float" office:value="3.436E+024" calcext:value-type="float">
            <text:p>3.436E+024</text:p>
          </table:table-cell>
          <table:table-cell table:formula="of:=[.H115]/[.$H$7]" office:value-type="float" office:value="0.667184466019417" calcext:value-type="float">
            <text:p>0.6671844660194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36" calcext:value-type="float">
            <text:p>4.36E-07</text:p>
          </table:table-cell>
          <table:table-cell office:value-type="float" office:value="3.524E+024" calcext:value-type="float">
            <text:p>3.524E+024</text:p>
          </table:table-cell>
          <table:table-cell table:formula="of:=[.F116]/[.$F$7]" office:value-type="float" office:value="0.689628180039139" calcext:value-type="float">
            <text:p>0.689628180039139</text:p>
          </table:table-cell>
          <table:table-cell office:value-type="float" office:value="3.458E+024" calcext:value-type="float">
            <text:p>3.458E+024</text:p>
          </table:table-cell>
          <table:table-cell table:formula="of:=[.H116]/[.$H$7]" office:value-type="float" office:value="0.671456310679612" calcext:value-type="float">
            <text:p>0.6714563106796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4" calcext:value-type="float">
            <text:p>4.4E-07</text:p>
          </table:table-cell>
          <table:table-cell office:value-type="float" office:value="3.49E+024" calcext:value-type="float">
            <text:p>3.49E+024</text:p>
          </table:table-cell>
          <table:table-cell table:formula="of:=[.F117]/[.$F$7]" office:value-type="float" office:value="0.682974559686888" calcext:value-type="float">
            <text:p>0.682974559686888</text:p>
          </table:table-cell>
          <table:table-cell office:value-type="float" office:value="3.48E+024" calcext:value-type="float">
            <text:p>3.48E+024</text:p>
          </table:table-cell>
          <table:table-cell table:formula="of:=[.H117]/[.$H$7]" office:value-type="float" office:value="0.675728155339806" calcext:value-type="float">
            <text:p>0.675728155339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44" calcext:value-type="float">
            <text:p>4.44E-07</text:p>
          </table:table-cell>
          <table:table-cell office:value-type="float" office:value="3.396E+024" calcext:value-type="float">
            <text:p>3.396E+024</text:p>
          </table:table-cell>
          <table:table-cell table:formula="of:=[.F118]/[.$F$7]" office:value-type="float" office:value="0.664579256360078" calcext:value-type="float">
            <text:p>0.664579256360078</text:p>
          </table:table-cell>
          <table:table-cell office:value-type="float" office:value="3.418E+024" calcext:value-type="float">
            <text:p>3.418E+024</text:p>
          </table:table-cell>
          <table:table-cell table:formula="of:=[.H118]/[.$H$7]" office:value-type="float" office:value="0.663689320388349" calcext:value-type="float">
            <text:p>0.6636893203883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48" calcext:value-type="float">
            <text:p>4.48E-07</text:p>
          </table:table-cell>
          <table:table-cell office:value-type="float" office:value="3.302E+024" calcext:value-type="float">
            <text:p>3.302E+024</text:p>
          </table:table-cell>
          <table:table-cell table:formula="of:=[.F119]/[.$F$7]" office:value-type="float" office:value="0.646183953033268" calcext:value-type="float">
            <text:p>0.646183953033268</text:p>
          </table:table-cell>
          <table:table-cell office:value-type="float" office:value="3.356E+024" calcext:value-type="float">
            <text:p>3.356E+024</text:p>
          </table:table-cell>
          <table:table-cell table:formula="of:=[.H119]/[.$H$7]" office:value-type="float" office:value="0.651650485436893" calcext:value-type="float">
            <text:p>0.651650485436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52" calcext:value-type="float">
            <text:p>4.52E-07</text:p>
          </table:table-cell>
          <table:table-cell office:value-type="float" office:value="3.276E+024" calcext:value-type="float">
            <text:p>3.276E+024</text:p>
          </table:table-cell>
          <table:table-cell table:formula="of:=[.F120]/[.$F$7]" office:value-type="float" office:value="0.641095890410959" calcext:value-type="float">
            <text:p>0.641095890410959</text:p>
          </table:table-cell>
          <table:table-cell office:value-type="float" office:value="3.332E+024" calcext:value-type="float">
            <text:p>3.332E+024</text:p>
          </table:table-cell>
          <table:table-cell table:formula="of:=[.H120]/[.$H$7]" office:value-type="float" office:value="0.646990291262136" calcext:value-type="float">
            <text:p>0.6469902912621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56" calcext:value-type="float">
            <text:p>4.56E-07</text:p>
          </table:table-cell>
          <table:table-cell office:value-type="float" office:value="3.318E+024" calcext:value-type="float">
            <text:p>3.318E+024</text:p>
          </table:table-cell>
          <table:table-cell table:formula="of:=[.F121]/[.$F$7]" office:value-type="float" office:value="0.649315068493151" calcext:value-type="float">
            <text:p>0.649315068493151</text:p>
          </table:table-cell>
          <table:table-cell office:value-type="float" office:value="3.346E+024" calcext:value-type="float">
            <text:p>3.346E+024</text:p>
          </table:table-cell>
          <table:table-cell table:formula="of:=[.H121]/[.$H$7]" office:value-type="float" office:value="0.649708737864078" calcext:value-type="float">
            <text:p>0.649708737864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6" calcext:value-type="float">
            <text:p>4.6E-07</text:p>
          </table:table-cell>
          <table:table-cell office:value-type="float" office:value="3.36E+024" calcext:value-type="float">
            <text:p>3.36E+024</text:p>
          </table:table-cell>
          <table:table-cell table:formula="of:=[.F122]/[.$F$7]" office:value-type="float" office:value="0.657534246575342" calcext:value-type="float">
            <text:p>0.657534246575342</text:p>
          </table:table-cell>
          <table:table-cell office:value-type="float" office:value="3.36E+024" calcext:value-type="float">
            <text:p>3.36E+024</text:p>
          </table:table-cell>
          <table:table-cell table:formula="of:=[.H122]/[.$H$7]" office:value-type="float" office:value="0.652427184466019" calcext:value-type="float">
            <text:p>0.652427184466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64" calcext:value-type="float">
            <text:p>4.64E-07</text:p>
          </table:table-cell>
          <table:table-cell office:value-type="float" office:value="3.386E+024" calcext:value-type="float">
            <text:p>3.386E+024</text:p>
          </table:table-cell>
          <table:table-cell table:formula="of:=[.F123]/[.$F$7]" office:value-type="float" office:value="0.662622309197652" calcext:value-type="float">
            <text:p>0.662622309197652</text:p>
          </table:table-cell>
          <table:table-cell office:value-type="float" office:value="3.43E+024" calcext:value-type="float">
            <text:p>3.43E+024</text:p>
          </table:table-cell>
          <table:table-cell table:formula="of:=[.H123]/[.$H$7]" office:value-type="float" office:value="0.666019417475728" calcext:value-type="float">
            <text:p>0.6660194174757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68" calcext:value-type="float">
            <text:p>4.68E-07</text:p>
          </table:table-cell>
          <table:table-cell office:value-type="float" office:value="3.412E+024" calcext:value-type="float">
            <text:p>3.412E+024</text:p>
          </table:table-cell>
          <table:table-cell table:formula="of:=[.F124]/[.$F$7]" office:value-type="float" office:value="0.667710371819961" calcext:value-type="float">
            <text:p>0.667710371819961</text:p>
          </table:table-cell>
          <table:table-cell office:value-type="float" office:value="3.5E+024" calcext:value-type="float">
            <text:p>3.5E+024</text:p>
          </table:table-cell>
          <table:table-cell table:formula="of:=[.H124]/[.$H$7]" office:value-type="float" office:value="0.679611650485437" calcext:value-type="float">
            <text:p>0.6796116504854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72" calcext:value-type="float">
            <text:p>4.72E-07</text:p>
          </table:table-cell>
          <table:table-cell office:value-type="float" office:value="3.401E+024" calcext:value-type="float">
            <text:p>3.401E+024</text:p>
          </table:table-cell>
          <table:table-cell table:formula="of:=[.F125]/[.$F$7]" office:value-type="float" office:value="0.665557729941291" calcext:value-type="float">
            <text:p>0.665557729941291</text:p>
          </table:table-cell>
          <table:table-cell office:value-type="float" office:value="3.515E+024" calcext:value-type="float">
            <text:p>3.515E+024</text:p>
          </table:table-cell>
          <table:table-cell table:formula="of:=[.H125]/[.$H$7]" office:value-type="float" office:value="0.68252427184466" calcext:value-type="float">
            <text:p>0.68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76" calcext:value-type="float">
            <text:p>4.76E-07</text:p>
          </table:table-cell>
          <table:table-cell office:value-type="float" office:value="3.353E+024" calcext:value-type="float">
            <text:p>3.353E+024</text:p>
          </table:table-cell>
          <table:table-cell table:formula="of:=[.F126]/[.$F$7]" office:value-type="float" office:value="0.656164383561644" calcext:value-type="float">
            <text:p>0.656164383561644</text:p>
          </table:table-cell>
          <table:table-cell office:value-type="float" office:value="3.475E+024" calcext:value-type="float">
            <text:p>3.475E+024</text:p>
          </table:table-cell>
          <table:table-cell table:formula="of:=[.H126]/[.$H$7]" office:value-type="float" office:value="0.674757281553398" calcext:value-type="float">
            <text:p>0.6747572815533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8" calcext:value-type="float">
            <text:p>4.8E-07</text:p>
          </table:table-cell>
          <table:table-cell office:value-type="float" office:value="3.305E+024" calcext:value-type="float">
            <text:p>3.305E+024</text:p>
          </table:table-cell>
          <table:table-cell table:formula="of:=[.F127]/[.$F$7]" office:value-type="float" office:value="0.646771037181996" calcext:value-type="float">
            <text:p>0.646771037181996</text:p>
          </table:table-cell>
          <table:table-cell office:value-type="float" office:value="3.435E+024" calcext:value-type="float">
            <text:p>3.435E+024</text:p>
          </table:table-cell>
          <table:table-cell table:formula="of:=[.H127]/[.$H$7]" office:value-type="float" office:value="0.666990291262136" calcext:value-type="float">
            <text:p>0.6669902912621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84" calcext:value-type="float">
            <text:p>4.84E-07</text:p>
          </table:table-cell>
          <table:table-cell office:value-type="float" office:value="3.207E+024" calcext:value-type="float">
            <text:p>3.207E+024</text:p>
          </table:table-cell>
          <table:table-cell table:formula="of:=[.F128]/[.$F$7]" office:value-type="float" office:value="0.627592954990215" calcext:value-type="float">
            <text:p>0.627592954990215</text:p>
          </table:table-cell>
          <table:table-cell office:value-type="float" office:value="3.343E+024" calcext:value-type="float">
            <text:p>3.343E+024</text:p>
          </table:table-cell>
          <table:table-cell table:formula="of:=[.H128]/[.$H$7]" office:value-type="float" office:value="0.649126213592233" calcext:value-type="float">
            <text:p>0.64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88" calcext:value-type="float">
            <text:p>4.88E-07</text:p>
          </table:table-cell>
          <table:table-cell office:value-type="float" office:value="3.109E+024" calcext:value-type="float">
            <text:p>3.109E+024</text:p>
          </table:table-cell>
          <table:table-cell table:formula="of:=[.F129]/[.$F$7]" office:value-type="float" office:value="0.608414872798434" calcext:value-type="float">
            <text:p>0.608414872798434</text:p>
          </table:table-cell>
          <table:table-cell office:value-type="float" office:value="3.251E+024" calcext:value-type="float">
            <text:p>3.251E+024</text:p>
          </table:table-cell>
          <table:table-cell table:formula="of:=[.H129]/[.$H$7]" office:value-type="float" office:value="0.63126213592233" calcext:value-type="float">
            <text:p>0.63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92" calcext:value-type="float">
            <text:p>4.92E-07</text:p>
          </table:table-cell>
          <table:table-cell office:value-type="float" office:value="3.033E+024" calcext:value-type="float">
            <text:p>3.033E+024</text:p>
          </table:table-cell>
          <table:table-cell table:formula="of:=[.F130]/[.$F$7]" office:value-type="float" office:value="0.593542074363992" calcext:value-type="float">
            <text:p>0.593542074363992</text:p>
          </table:table-cell>
          <table:table-cell office:value-type="float" office:value="3.225E+024" calcext:value-type="float">
            <text:p>3.225E+024</text:p>
          </table:table-cell>
          <table:table-cell table:formula="of:=[.H130]/[.$H$7]" office:value-type="float" office:value="0.62621359223301" calcext:value-type="float">
            <text:p>0.6262135922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496" calcext:value-type="float">
            <text:p>4.96E-07</text:p>
          </table:table-cell>
          <table:table-cell office:value-type="float" office:value="2.979E+024" calcext:value-type="float">
            <text:p>2.979E+024</text:p>
          </table:table-cell>
          <table:table-cell table:formula="of:=[.F131]/[.$F$7]" office:value-type="float" office:value="0.582974559686889" calcext:value-type="float">
            <text:p>0.582974559686889</text:p>
          </table:table-cell>
          <table:table-cell office:value-type="float" office:value="3.265E+024" calcext:value-type="float">
            <text:p>3.265E+024</text:p>
          </table:table-cell>
          <table:table-cell table:formula="of:=[.H131]/[.$H$7]" office:value-type="float" office:value="0.633980582524272" calcext:value-type="float">
            <text:p>0.6339805825242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" calcext:value-type="float">
            <text:p>5E-07</text:p>
          </table:table-cell>
          <table:table-cell office:value-type="float" office:value="2.925E+024" calcext:value-type="float">
            <text:p>2.925E+024</text:p>
          </table:table-cell>
          <table:table-cell table:formula="of:=[.F132]/[.$F$7]" office:value-type="float" office:value="0.572407045009785" calcext:value-type="float">
            <text:p>0.572407045009785</text:p>
          </table:table-cell>
          <table:table-cell office:value-type="float" office:value="3.305E+024" calcext:value-type="float">
            <text:p>3.305E+024</text:p>
          </table:table-cell>
          <table:table-cell table:formula="of:=[.H132]/[.$H$7]" office:value-type="float" office:value="0.641747572815534" calcext:value-type="float">
            <text:p>0.64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04" calcext:value-type="float">
            <text:p>5.04E-07</text:p>
          </table:table-cell>
          <table:table-cell office:value-type="float" office:value="2.969E+024" calcext:value-type="float">
            <text:p>2.969E+024</text:p>
          </table:table-cell>
          <table:table-cell table:formula="of:=[.F133]/[.$F$7]" office:value-type="float" office:value="0.581017612524462" calcext:value-type="float">
            <text:p>0.581017612524462</text:p>
          </table:table-cell>
          <table:table-cell office:value-type="float" office:value="3.357E+024" calcext:value-type="float">
            <text:p>3.357E+024</text:p>
          </table:table-cell>
          <table:table-cell table:formula="of:=[.H133]/[.$H$7]" office:value-type="float" office:value="0.651844660194175" calcext:value-type="float">
            <text:p>0.6518446601941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08" calcext:value-type="float">
            <text:p>5.08E-07</text:p>
          </table:table-cell>
          <table:table-cell office:value-type="float" office:value="3.013E+024" calcext:value-type="float">
            <text:p>3.013E+024</text:p>
          </table:table-cell>
          <table:table-cell table:formula="of:=[.F134]/[.$F$7]" office:value-type="float" office:value="0.589628180039139" calcext:value-type="float">
            <text:p>0.589628180039139</text:p>
          </table:table-cell>
          <table:table-cell office:value-type="float" office:value="3.409E+024" calcext:value-type="float">
            <text:p>3.409E+024</text:p>
          </table:table-cell>
          <table:table-cell table:formula="of:=[.H134]/[.$H$7]" office:value-type="float" office:value="0.661941747572815" calcext:value-type="float">
            <text:p>0.6619417475728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12" calcext:value-type="float">
            <text:p>5.12E-07</text:p>
          </table:table-cell>
          <table:table-cell office:value-type="float" office:value="3.073E+024" calcext:value-type="float">
            <text:p>3.073E+024</text:p>
          </table:table-cell>
          <table:table-cell table:formula="of:=[.F135]/[.$F$7]" office:value-type="float" office:value="0.601369863013699" calcext:value-type="float">
            <text:p>0.601369863013699</text:p>
          </table:table-cell>
          <table:table-cell office:value-type="float" office:value="3.43E+024" calcext:value-type="float">
            <text:p>3.43E+024</text:p>
          </table:table-cell>
          <table:table-cell table:formula="of:=[.H135]/[.$H$7]" office:value-type="float" office:value="0.666019417475728" calcext:value-type="float">
            <text:p>0.6660194174757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16" calcext:value-type="float">
            <text:p>5.16E-07</text:p>
          </table:table-cell>
          <table:table-cell office:value-type="float" office:value="3.149E+024" calcext:value-type="float">
            <text:p>3.149E+024</text:p>
          </table:table-cell>
          <table:table-cell table:formula="of:=[.F136]/[.$F$7]" office:value-type="float" office:value="0.616242661448141" calcext:value-type="float">
            <text:p>0.616242661448141</text:p>
          </table:table-cell>
          <table:table-cell office:value-type="float" office:value="3.42E+024" calcext:value-type="float">
            <text:p>3.42E+024</text:p>
          </table:table-cell>
          <table:table-cell table:formula="of:=[.H136]/[.$H$7]" office:value-type="float" office:value="0.664077669902913" calcext:value-type="float">
            <text:p>0.664077669902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2" calcext:value-type="float">
            <text:p>5.2E-07</text:p>
          </table:table-cell>
          <table:table-cell office:value-type="float" office:value="3.225E+024" calcext:value-type="float">
            <text:p>3.225E+024</text:p>
          </table:table-cell>
          <table:table-cell table:formula="of:=[.F137]/[.$F$7]" office:value-type="float" office:value="0.631115459882583" calcext:value-type="float">
            <text:p>0.631115459882583</text:p>
          </table:table-cell>
          <table:table-cell office:value-type="float" office:value="3.41E+024" calcext:value-type="float">
            <text:p>3.41E+024</text:p>
          </table:table-cell>
          <table:table-cell table:formula="of:=[.H137]/[.$H$7]" office:value-type="float" office:value="0.662135922330097" calcext:value-type="float">
            <text:p>0.66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24" calcext:value-type="float">
            <text:p>5.24E-07</text:p>
          </table:table-cell>
          <table:table-cell office:value-type="float" office:value="3.249E+024" calcext:value-type="float">
            <text:p>3.249E+024</text:p>
          </table:table-cell>
          <table:table-cell table:formula="of:=[.F138]/[.$F$7]" office:value-type="float" office:value="0.635812133072407" calcext:value-type="float">
            <text:p>0.635812133072407</text:p>
          </table:table-cell>
          <table:table-cell office:value-type="float" office:value="3.414E+024" calcext:value-type="float">
            <text:p>3.414E+024</text:p>
          </table:table-cell>
          <table:table-cell table:formula="of:=[.H138]/[.$H$7]" office:value-type="float" office:value="0.662912621359223" calcext:value-type="float">
            <text:p>0.66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28" calcext:value-type="float">
            <text:p>5.28E-07</text:p>
          </table:table-cell>
          <table:table-cell office:value-type="float" office:value="3.273E+024" calcext:value-type="float">
            <text:p>3.273E+024</text:p>
          </table:table-cell>
          <table:table-cell table:formula="of:=[.F139]/[.$F$7]" office:value-type="float" office:value="0.640508806262231" calcext:value-type="float">
            <text:p>0.640508806262231</text:p>
          </table:table-cell>
          <table:table-cell office:value-type="float" office:value="3.418E+024" calcext:value-type="float">
            <text:p>3.418E+024</text:p>
          </table:table-cell>
          <table:table-cell table:formula="of:=[.H139]/[.$H$7]" office:value-type="float" office:value="0.663689320388349" calcext:value-type="float">
            <text:p>0.6636893203883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32" calcext:value-type="float">
            <text:p>5.32E-07</text:p>
          </table:table-cell>
          <table:table-cell office:value-type="float" office:value="3.277E+024" calcext:value-type="float">
            <text:p>3.277E+024</text:p>
          </table:table-cell>
          <table:table-cell table:formula="of:=[.F140]/[.$F$7]" office:value-type="float" office:value="0.641291585127201" calcext:value-type="float">
            <text:p>0.641291585127201</text:p>
          </table:table-cell>
          <table:table-cell office:value-type="float" office:value="3.42E+024" calcext:value-type="float">
            <text:p>3.42E+024</text:p>
          </table:table-cell>
          <table:table-cell table:formula="of:=[.H140]/[.$H$7]" office:value-type="float" office:value="0.664077669902913" calcext:value-type="float">
            <text:p>0.664077669902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36" calcext:value-type="float">
            <text:p>5.36E-07</text:p>
          </table:table-cell>
          <table:table-cell office:value-type="float" office:value="3.261E+024" calcext:value-type="float">
            <text:p>3.261E+024</text:p>
          </table:table-cell>
          <table:table-cell table:formula="of:=[.F141]/[.$F$7]" office:value-type="float" office:value="0.638160469667319" calcext:value-type="float">
            <text:p>0.638160469667319</text:p>
          </table:table-cell>
          <table:table-cell office:value-type="float" office:value="3.42E+024" calcext:value-type="float">
            <text:p>3.42E+024</text:p>
          </table:table-cell>
          <table:table-cell table:formula="of:=[.H141]/[.$H$7]" office:value-type="float" office:value="0.664077669902913" calcext:value-type="float">
            <text:p>0.664077669902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4" calcext:value-type="float">
            <text:p>5.4E-07</text:p>
          </table:table-cell>
          <table:table-cell office:value-type="float" office:value="3.245E+024" calcext:value-type="float">
            <text:p>3.245E+024</text:p>
          </table:table-cell>
          <table:table-cell table:formula="of:=[.F142]/[.$F$7]" office:value-type="float" office:value="0.635029354207436" calcext:value-type="float">
            <text:p>0.635029354207436</text:p>
          </table:table-cell>
          <table:table-cell office:value-type="float" office:value="3.42E+024" calcext:value-type="float">
            <text:p>3.42E+024</text:p>
          </table:table-cell>
          <table:table-cell table:formula="of:=[.H142]/[.$H$7]" office:value-type="float" office:value="0.664077669902913" calcext:value-type="float">
            <text:p>0.664077669902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44" calcext:value-type="float">
            <text:p>5.44E-07</text:p>
          </table:table-cell>
          <table:table-cell office:value-type="float" office:value="3.173E+024" calcext:value-type="float">
            <text:p>3.173E+024</text:p>
          </table:table-cell>
          <table:table-cell table:formula="of:=[.F143]/[.$F$7]" office:value-type="float" office:value="0.620939334637965" calcext:value-type="float">
            <text:p>0.620939334637965</text:p>
          </table:table-cell>
          <table:table-cell office:value-type="float" office:value="3.414E+024" calcext:value-type="float">
            <text:p>3.414E+024</text:p>
          </table:table-cell>
          <table:table-cell table:formula="of:=[.H143]/[.$H$7]" office:value-type="float" office:value="0.662912621359223" calcext:value-type="float">
            <text:p>0.66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48" calcext:value-type="float">
            <text:p>5.48E-07</text:p>
          </table:table-cell>
          <table:table-cell office:value-type="float" office:value="3.101E+024" calcext:value-type="float">
            <text:p>3.101E+024</text:p>
          </table:table-cell>
          <table:table-cell table:formula="of:=[.F144]/[.$F$7]" office:value-type="float" office:value="0.606849315068493" calcext:value-type="float">
            <text:p>0.606849315068493</text:p>
          </table:table-cell>
          <table:table-cell office:value-type="float" office:value="3.408E+024" calcext:value-type="float">
            <text:p>3.408E+024</text:p>
          </table:table-cell>
          <table:table-cell table:formula="of:=[.H144]/[.$H$7]" office:value-type="float" office:value="0.661747572815534" calcext:value-type="float">
            <text:p>0.66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52" calcext:value-type="float">
            <text:p>5.52E-07</text:p>
          </table:table-cell>
          <table:table-cell office:value-type="float" office:value="3.064E+024" calcext:value-type="float">
            <text:p>3.064E+024</text:p>
          </table:table-cell>
          <table:table-cell table:formula="of:=[.F145]/[.$F$7]" office:value-type="float" office:value="0.599608610567515" calcext:value-type="float">
            <text:p>0.599608610567515</text:p>
          </table:table-cell>
          <table:table-cell office:value-type="float" office:value="3.378E+024" calcext:value-type="float">
            <text:p>3.378E+024</text:p>
          </table:table-cell>
          <table:table-cell table:formula="of:=[.H145]/[.$H$7]" office:value-type="float" office:value="0.655922330097087" calcext:value-type="float">
            <text:p>0.6559223300970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56" calcext:value-type="float">
            <text:p>5.56E-07</text:p>
          </table:table-cell>
          <table:table-cell office:value-type="float" office:value="3.062E+024" calcext:value-type="float">
            <text:p>3.062E+024</text:p>
          </table:table-cell>
          <table:table-cell table:formula="of:=[.F146]/[.$F$7]" office:value-type="float" office:value="0.599217221135029" calcext:value-type="float">
            <text:p>0.599217221135029</text:p>
          </table:table-cell>
          <table:table-cell office:value-type="float" office:value="3.324E+024" calcext:value-type="float">
            <text:p>3.324E+024</text:p>
          </table:table-cell>
          <table:table-cell table:formula="of:=[.H146]/[.$H$7]" office:value-type="float" office:value="0.645436893203883" calcext:value-type="float">
            <text:p>0.6454368932038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6" calcext:value-type="float">
            <text:p>5.6E-07</text:p>
          </table:table-cell>
          <table:table-cell office:value-type="float" office:value="3.06E+024" calcext:value-type="float">
            <text:p>3.06E+024</text:p>
          </table:table-cell>
          <table:table-cell table:formula="of:=[.F147]/[.$F$7]" office:value-type="float" office:value="0.598825831702544" calcext:value-type="float">
            <text:p>0.598825831702544</text:p>
          </table:table-cell>
          <table:table-cell office:value-type="float" office:value="3.27E+024" calcext:value-type="float">
            <text:p>3.27E+024</text:p>
          </table:table-cell>
          <table:table-cell table:formula="of:=[.H147]/[.$H$7]" office:value-type="float" office:value="0.63495145631068" calcext:value-type="float">
            <text:p>0.6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64" calcext:value-type="float">
            <text:p>5.64E-07</text:p>
          </table:table-cell>
          <table:table-cell office:value-type="float" office:value="3.128E+024" calcext:value-type="float">
            <text:p>3.128E+024</text:p>
          </table:table-cell>
          <table:table-cell table:formula="of:=[.F148]/[.$F$7]" office:value-type="float" office:value="0.612133072407045" calcext:value-type="float">
            <text:p>0.612133072407045</text:p>
          </table:table-cell>
          <table:table-cell office:value-type="float" office:value="3.2E+024" calcext:value-type="float">
            <text:p>3.2E+024</text:p>
          </table:table-cell>
          <table:table-cell table:formula="of:=[.H148]/[.$H$7]" office:value-type="float" office:value="0.621359223300971" calcext:value-type="float">
            <text:p>0.6213592233009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68" calcext:value-type="float">
            <text:p>5.68E-07</text:p>
          </table:table-cell>
          <table:table-cell office:value-type="float" office:value="3.196E+024" calcext:value-type="float">
            <text:p>3.196E+024</text:p>
          </table:table-cell>
          <table:table-cell table:formula="of:=[.F149]/[.$F$7]" office:value-type="float" office:value="0.625440313111546" calcext:value-type="float">
            <text:p>0.625440313111546</text:p>
          </table:table-cell>
          <table:table-cell office:value-type="float" office:value="3.13E+024" calcext:value-type="float">
            <text:p>3.13E+024</text:p>
          </table:table-cell>
          <table:table-cell table:formula="of:=[.H149]/[.$H$7]" office:value-type="float" office:value="0.607766990291262" calcext:value-type="float">
            <text:p>0.60776699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72" calcext:value-type="float">
            <text:p>5.72E-07</text:p>
          </table:table-cell>
          <table:table-cell office:value-type="float" office:value="3.18E+024" calcext:value-type="float">
            <text:p>3.18E+024</text:p>
          </table:table-cell>
          <table:table-cell table:formula="of:=[.F150]/[.$F$7]" office:value-type="float" office:value="0.622309197651664" calcext:value-type="float">
            <text:p>0.622309197651664</text:p>
          </table:table-cell>
          <table:table-cell office:value-type="float" office:value="3.086E+024" calcext:value-type="float">
            <text:p>3.086E+024</text:p>
          </table:table-cell>
          <table:table-cell table:formula="of:=[.H150]/[.$H$7]" office:value-type="float" office:value="0.599223300970874" calcext:value-type="float">
            <text:p>0.5992233009708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76" calcext:value-type="float">
            <text:p>5.76E-07</text:p>
          </table:table-cell>
          <table:table-cell office:value-type="float" office:value="3.08E+024" calcext:value-type="float">
            <text:p>3.08E+024</text:p>
          </table:table-cell>
          <table:table-cell table:formula="of:=[.F151]/[.$F$7]" office:value-type="float" office:value="0.602739726027397" calcext:value-type="float">
            <text:p>0.602739726027397</text:p>
          </table:table-cell>
          <table:table-cell office:value-type="float" office:value="3.068E+024" calcext:value-type="float">
            <text:p>3.068E+024</text:p>
          </table:table-cell>
          <table:table-cell table:formula="of:=[.H151]/[.$H$7]" office:value-type="float" office:value="0.595728155339806" calcext:value-type="float">
            <text:p>0.595728155339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8" calcext:value-type="float">
            <text:p>5.8E-07</text:p>
          </table:table-cell>
          <table:table-cell office:value-type="float" office:value="2.98E+024" calcext:value-type="float">
            <text:p>2.98E+024</text:p>
          </table:table-cell>
          <table:table-cell table:formula="of:=[.F152]/[.$F$7]" office:value-type="float" office:value="0.583170254403131" calcext:value-type="float">
            <text:p>0.583170254403131</text:p>
          </table:table-cell>
          <table:table-cell office:value-type="float" office:value="3.05E+024" calcext:value-type="float">
            <text:p>3.05E+024</text:p>
          </table:table-cell>
          <table:table-cell table:formula="of:=[.H152]/[.$H$7]" office:value-type="float" office:value="0.592233009708738" calcext:value-type="float">
            <text:p>0.5922330097087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84" calcext:value-type="float">
            <text:p>5.84E-07</text:p>
          </table:table-cell>
          <table:table-cell office:value-type="float" office:value="2.94E+024" calcext:value-type="float">
            <text:p>2.94E+024</text:p>
          </table:table-cell>
          <table:table-cell table:formula="of:=[.F153]/[.$F$7]" office:value-type="float" office:value="0.575342465753425" calcext:value-type="float">
            <text:p>0.575342465753425</text:p>
          </table:table-cell>
          <table:table-cell office:value-type="float" office:value="3.096E+024" calcext:value-type="float">
            <text:p>3.096E+024</text:p>
          </table:table-cell>
          <table:table-cell table:formula="of:=[.H153]/[.$H$7]" office:value-type="float" office:value="0.601165048543689" calcext:value-type="float">
            <text:p>0.6011650485436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88" calcext:value-type="float">
            <text:p>5.88E-07</text:p>
          </table:table-cell>
          <table:table-cell office:value-type="float" office:value="2.9E+024" calcext:value-type="float">
            <text:p>2.9E+024</text:p>
          </table:table-cell>
          <table:table-cell table:formula="of:=[.F154]/[.$F$7]" office:value-type="float" office:value="0.567514677103718" calcext:value-type="float">
            <text:p>0.567514677103718</text:p>
          </table:table-cell>
          <table:table-cell office:value-type="float" office:value="3.142E+024" calcext:value-type="float">
            <text:p>3.142E+024</text:p>
          </table:table-cell>
          <table:table-cell table:formula="of:=[.H154]/[.$H$7]" office:value-type="float" office:value="0.610097087378641" calcext:value-type="float">
            <text:p>0.6100970873786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92" calcext:value-type="float">
            <text:p>5.92E-07</text:p>
          </table:table-cell>
          <table:table-cell office:value-type="float" office:value="2.874E+024" calcext:value-type="float">
            <text:p>2.874E+024</text:p>
          </table:table-cell>
          <table:table-cell table:formula="of:=[.F155]/[.$F$7]" office:value-type="float" office:value="0.562426614481409" calcext:value-type="float">
            <text:p>0.562426614481409</text:p>
          </table:table-cell>
          <table:table-cell office:value-type="float" office:value="3.182E+024" calcext:value-type="float">
            <text:p>3.182E+024</text:p>
          </table:table-cell>
          <table:table-cell table:formula="of:=[.H155]/[.$H$7]" office:value-type="float" office:value="0.617864077669903" calcext:value-type="float">
            <text:p>0.6178640776699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596" calcext:value-type="float">
            <text:p>5.96E-07</text:p>
          </table:table-cell>
          <table:table-cell office:value-type="float" office:value="2.862E+024" calcext:value-type="float">
            <text:p>2.862E+024</text:p>
          </table:table-cell>
          <table:table-cell table:formula="of:=[.F156]/[.$F$7]" office:value-type="float" office:value="0.560078277886497" calcext:value-type="float">
            <text:p>0.560078277886497</text:p>
          </table:table-cell>
          <table:table-cell office:value-type="float" office:value="3.216E+024" calcext:value-type="float">
            <text:p>3.216E+024</text:p>
          </table:table-cell>
          <table:table-cell table:formula="of:=[.H156]/[.$H$7]" office:value-type="float" office:value="0.624466019417476" calcext:value-type="float">
            <text:p>0.62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" calcext:value-type="float">
            <text:p>6E-07</text:p>
          </table:table-cell>
          <table:table-cell office:value-type="float" office:value="2.85E+024" calcext:value-type="float">
            <text:p>2.85E+024</text:p>
          </table:table-cell>
          <table:table-cell table:formula="of:=[.F157]/[.$F$7]" office:value-type="float" office:value="0.557729941291585" calcext:value-type="float">
            <text:p>0.557729941291585</text:p>
          </table:table-cell>
          <table:table-cell office:value-type="float" office:value="3.25E+024" calcext:value-type="float">
            <text:p>3.25E+024</text:p>
          </table:table-cell>
          <table:table-cell table:formula="of:=[.H157]/[.$H$7]" office:value-type="float" office:value="0.631067961165048" calcext:value-type="float">
            <text:p>0.6310679611650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04" calcext:value-type="float">
            <text:p>6.04E-07</text:p>
          </table:table-cell>
          <table:table-cell office:value-type="float" office:value="2.826E+024" calcext:value-type="float">
            <text:p>2.826E+024</text:p>
          </table:table-cell>
          <table:table-cell table:formula="of:=[.F158]/[.$F$7]" office:value-type="float" office:value="0.553033268101761" calcext:value-type="float">
            <text:p>0.553033268101761</text:p>
          </table:table-cell>
          <table:table-cell office:value-type="float" office:value="3.154E+024" calcext:value-type="float">
            <text:p>3.154E+024</text:p>
          </table:table-cell>
          <table:table-cell table:formula="of:=[.H158]/[.$H$7]" office:value-type="float" office:value="0.612427184466019" calcext:value-type="float">
            <text:p>0.612427184466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08" calcext:value-type="float">
            <text:p>6.08E-07</text:p>
          </table:table-cell>
          <table:table-cell office:value-type="float" office:value="2.802E+024" calcext:value-type="float">
            <text:p>2.802E+024</text:p>
          </table:table-cell>
          <table:table-cell table:formula="of:=[.F159]/[.$F$7]" office:value-type="float" office:value="0.548336594911937" calcext:value-type="float">
            <text:p>0.548336594911937</text:p>
          </table:table-cell>
          <table:table-cell office:value-type="float" office:value="3.058E+024" calcext:value-type="float">
            <text:p>3.058E+024</text:p>
          </table:table-cell>
          <table:table-cell table:formula="of:=[.H159]/[.$H$7]" office:value-type="float" office:value="0.59378640776699" calcext:value-type="float">
            <text:p>0.59378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12" calcext:value-type="float">
            <text:p>6.12E-07</text:p>
          </table:table-cell>
          <table:table-cell office:value-type="float" office:value="2.841E+024" calcext:value-type="float">
            <text:p>2.841E+024</text:p>
          </table:table-cell>
          <table:table-cell table:formula="of:=[.F160]/[.$F$7]" office:value-type="float" office:value="0.555968688845401" calcext:value-type="float">
            <text:p>0.555968688845401</text:p>
          </table:table-cell>
          <table:table-cell office:value-type="float" office:value="2.97E+024" calcext:value-type="float">
            <text:p>2.97E+024</text:p>
          </table:table-cell>
          <table:table-cell table:formula="of:=[.H160]/[.$H$7]" office:value-type="float" office:value="0.576699029126214" calcext:value-type="float">
            <text:p>0.5766990291262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16" calcext:value-type="float">
            <text:p>6.16E-07</text:p>
          </table:table-cell>
          <table:table-cell office:value-type="float" office:value="2.943E+024" calcext:value-type="float">
            <text:p>2.943E+024</text:p>
          </table:table-cell>
          <table:table-cell table:formula="of:=[.F161]/[.$F$7]" office:value-type="float" office:value="0.575929549902153" calcext:value-type="float">
            <text:p>0.575929549902153</text:p>
          </table:table-cell>
          <table:table-cell office:value-type="float" office:value="2.89E+024" calcext:value-type="float">
            <text:p>2.89E+024</text:p>
          </table:table-cell>
          <table:table-cell table:formula="of:=[.H161]/[.$H$7]" office:value-type="float" office:value="0.561165048543689" calcext:value-type="float">
            <text:p>0.5611650485436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2" calcext:value-type="float">
            <text:p>6.2E-07</text:p>
          </table:table-cell>
          <table:table-cell office:value-type="float" office:value="3.045E+024" calcext:value-type="float">
            <text:p>3.045E+024</text:p>
          </table:table-cell>
          <table:table-cell table:formula="of:=[.F162]/[.$F$7]" office:value-type="float" office:value="0.595890410958904" calcext:value-type="float">
            <text:p>0.595890410958904</text:p>
          </table:table-cell>
          <table:table-cell office:value-type="float" office:value="2.81E+024" calcext:value-type="float">
            <text:p>2.81E+024</text:p>
          </table:table-cell>
          <table:table-cell table:formula="of:=[.H162]/[.$H$7]" office:value-type="float" office:value="0.545631067961165" calcext:value-type="float">
            <text:p>0.5456310679611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24" calcext:value-type="float">
            <text:p>6.24E-07</text:p>
          </table:table-cell>
          <table:table-cell office:value-type="float" office:value="3.041E+024" calcext:value-type="float">
            <text:p>3.041E+024</text:p>
          </table:table-cell>
          <table:table-cell table:formula="of:=[.F163]/[.$F$7]" office:value-type="float" office:value="0.595107632093933" calcext:value-type="float">
            <text:p>0.595107632093933</text:p>
          </table:table-cell>
          <table:table-cell office:value-type="float" office:value="2.862E+024" calcext:value-type="float">
            <text:p>2.862E+024</text:p>
          </table:table-cell>
          <table:table-cell table:formula="of:=[.H163]/[.$H$7]" office:value-type="float" office:value="0.555728155339806" calcext:value-type="float">
            <text:p>0.555728155339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28" calcext:value-type="float">
            <text:p>6.28E-07</text:p>
          </table:table-cell>
          <table:table-cell office:value-type="float" office:value="3.037E+024" calcext:value-type="float">
            <text:p>3.037E+024</text:p>
          </table:table-cell>
          <table:table-cell table:formula="of:=[.F164]/[.$F$7]" office:value-type="float" office:value="0.594324853228963" calcext:value-type="float">
            <text:p>0.594324853228963</text:p>
          </table:table-cell>
          <table:table-cell office:value-type="float" office:value="2.914E+024" calcext:value-type="float">
            <text:p>2.914E+024</text:p>
          </table:table-cell>
          <table:table-cell table:formula="of:=[.H164]/[.$H$7]" office:value-type="float" office:value="0.565825242718447" calcext:value-type="float">
            <text:p>0.5658252427184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32" calcext:value-type="float">
            <text:p>6.32E-07</text:p>
          </table:table-cell>
          <table:table-cell office:value-type="float" office:value="2.978E+024" calcext:value-type="float">
            <text:p>2.978E+024</text:p>
          </table:table-cell>
          <table:table-cell table:formula="of:=[.F165]/[.$F$7]" office:value-type="float" office:value="0.582778864970646" calcext:value-type="float">
            <text:p>0.582778864970646</text:p>
          </table:table-cell>
          <table:table-cell office:value-type="float" office:value="2.933E+024" calcext:value-type="float">
            <text:p>2.933E+024</text:p>
          </table:table-cell>
          <table:table-cell table:formula="of:=[.H165]/[.$H$7]" office:value-type="float" office:value="0.569514563106796" calcext:value-type="float">
            <text:p>0.5695145631067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36" calcext:value-type="float">
            <text:p>6.36E-07</text:p>
          </table:table-cell>
          <table:table-cell office:value-type="float" office:value="2.864E+024" calcext:value-type="float">
            <text:p>2.864E+024</text:p>
          </table:table-cell>
          <table:table-cell table:formula="of:=[.F166]/[.$F$7]" office:value-type="float" office:value="0.560469667318982" calcext:value-type="float">
            <text:p>0.560469667318982</text:p>
          </table:table-cell>
          <table:table-cell office:value-type="float" office:value="2.919E+024" calcext:value-type="float">
            <text:p>2.919E+024</text:p>
          </table:table-cell>
          <table:table-cell table:formula="of:=[.H166]/[.$H$7]" office:value-type="float" office:value="0.566796116504854" calcext:value-type="float">
            <text:p>0.566796116504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4" calcext:value-type="float">
            <text:p>6.4E-07</text:p>
          </table:table-cell>
          <table:table-cell office:value-type="float" office:value="2.75E+024" calcext:value-type="float">
            <text:p>2.75E+024</text:p>
          </table:table-cell>
          <table:table-cell table:formula="of:=[.F167]/[.$F$7]" office:value-type="float" office:value="0.538160469667319" calcext:value-type="float">
            <text:p>0.538160469667319</text:p>
          </table:table-cell>
          <table:table-cell office:value-type="float" office:value="2.905E+024" calcext:value-type="float">
            <text:p>2.905E+024</text:p>
          </table:table-cell>
          <table:table-cell table:formula="of:=[.H167]/[.$H$7]" office:value-type="float" office:value="0.564077669902913" calcext:value-type="float">
            <text:p>0.564077669902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44" calcext:value-type="float">
            <text:p>6.44E-07</text:p>
          </table:table-cell>
          <table:table-cell office:value-type="float" office:value="2.766E+024" calcext:value-type="float">
            <text:p>2.766E+024</text:p>
          </table:table-cell>
          <table:table-cell table:formula="of:=[.F168]/[.$F$7]" office:value-type="float" office:value="0.541291585127202" calcext:value-type="float">
            <text:p>0.541291585127202</text:p>
          </table:table-cell>
          <table:table-cell office:value-type="float" office:value="2.829E+024" calcext:value-type="float">
            <text:p>2.829E+024</text:p>
          </table:table-cell>
          <table:table-cell table:formula="of:=[.H168]/[.$H$7]" office:value-type="float" office:value="0.549320388349515" calcext:value-type="float">
            <text:p>0.5493203883495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48" calcext:value-type="float">
            <text:p>6.48E-07</text:p>
          </table:table-cell>
          <table:table-cell office:value-type="float" office:value="2.782E+024" calcext:value-type="float">
            <text:p>2.782E+024</text:p>
          </table:table-cell>
          <table:table-cell table:formula="of:=[.F169]/[.$F$7]" office:value-type="float" office:value="0.544422700587084" calcext:value-type="float">
            <text:p>0.544422700587084</text:p>
          </table:table-cell>
          <table:table-cell office:value-type="float" office:value="2.753E+024" calcext:value-type="float">
            <text:p>2.753E+024</text:p>
          </table:table-cell>
          <table:table-cell table:formula="of:=[.H169]/[.$H$7]" office:value-type="float" office:value="0.534563106796117" calcext:value-type="float">
            <text:p>0.5345631067961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52" calcext:value-type="float">
            <text:p>6.52E-07</text:p>
          </table:table-cell>
          <table:table-cell office:value-type="float" office:value="2.803E+024" calcext:value-type="float">
            <text:p>2.803E+024</text:p>
          </table:table-cell>
          <table:table-cell table:formula="of:=[.F170]/[.$F$7]" office:value-type="float" office:value="0.54853228962818" calcext:value-type="float">
            <text:p>0.54853228962818</text:p>
          </table:table-cell>
          <table:table-cell office:value-type="float" office:value="2.725E+024" calcext:value-type="float">
            <text:p>2.725E+024</text:p>
          </table:table-cell>
          <table:table-cell table:formula="of:=[.H170]/[.$H$7]" office:value-type="float" office:value="0.529126213592233" calcext:value-type="float">
            <text:p>0.52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56" calcext:value-type="float">
            <text:p>6.56E-07</text:p>
          </table:table-cell>
          <table:table-cell office:value-type="float" office:value="2.829E+024" calcext:value-type="float">
            <text:p>2.829E+024</text:p>
          </table:table-cell>
          <table:table-cell table:formula="of:=[.F171]/[.$F$7]" office:value-type="float" office:value="0.553620352250489" calcext:value-type="float">
            <text:p>0.553620352250489</text:p>
          </table:table-cell>
          <table:table-cell office:value-type="float" office:value="2.745E+024" calcext:value-type="float">
            <text:p>2.745E+024</text:p>
          </table:table-cell>
          <table:table-cell table:formula="of:=[.H171]/[.$H$7]" office:value-type="float" office:value="0.533009708737864" calcext:value-type="float">
            <text:p>0.5330097087378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6" calcext:value-type="float">
            <text:p>6.6E-07</text:p>
          </table:table-cell>
          <table:table-cell office:value-type="float" office:value="2.855E+024" calcext:value-type="float">
            <text:p>2.855E+024</text:p>
          </table:table-cell>
          <table:table-cell table:formula="of:=[.F172]/[.$F$7]" office:value-type="float" office:value="0.558708414872798" calcext:value-type="float">
            <text:p>0.558708414872798</text:p>
          </table:table-cell>
          <table:table-cell office:value-type="float" office:value="2.765E+024" calcext:value-type="float">
            <text:p>2.765E+024</text:p>
          </table:table-cell>
          <table:table-cell table:formula="of:=[.H172]/[.$H$7]" office:value-type="float" office:value="0.536893203883495" calcext:value-type="float">
            <text:p>0.5368932038834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64" calcext:value-type="float">
            <text:p>6.64E-07</text:p>
          </table:table-cell>
          <table:table-cell office:value-type="float" office:value="2.809E+024" calcext:value-type="float">
            <text:p>2.809E+024</text:p>
          </table:table-cell>
          <table:table-cell table:formula="of:=[.F173]/[.$F$7]" office:value-type="float" office:value="0.549706457925636" calcext:value-type="float">
            <text:p>0.549706457925636</text:p>
          </table:table-cell>
          <table:table-cell office:value-type="float" office:value="2.713E+024" calcext:value-type="float">
            <text:p>2.713E+024</text:p>
          </table:table-cell>
          <table:table-cell table:formula="of:=[.H173]/[.$H$7]" office:value-type="float" office:value="0.526796116504854" calcext:value-type="float">
            <text:p>0.526796116504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68" calcext:value-type="float">
            <text:p>6.68E-07</text:p>
          </table:table-cell>
          <table:table-cell office:value-type="float" office:value="2.763E+024" calcext:value-type="float">
            <text:p>2.763E+024</text:p>
          </table:table-cell>
          <table:table-cell table:formula="of:=[.F174]/[.$F$7]" office:value-type="float" office:value="0.540704500978474" calcext:value-type="float">
            <text:p>0.540704500978474</text:p>
          </table:table-cell>
          <table:table-cell office:value-type="float" office:value="2.661E+024" calcext:value-type="float">
            <text:p>2.661E+024</text:p>
          </table:table-cell>
          <table:table-cell table:formula="of:=[.H174]/[.$H$7]" office:value-type="float" office:value="0.516699029126214" calcext:value-type="float">
            <text:p>0.5166990291262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72" calcext:value-type="float">
            <text:p>6.72E-07</text:p>
          </table:table-cell>
          <table:table-cell office:value-type="float" office:value="2.709E+024" calcext:value-type="float">
            <text:p>2.709E+024</text:p>
          </table:table-cell>
          <table:table-cell table:formula="of:=[.F175]/[.$F$7]" office:value-type="float" office:value="0.53013698630137" calcext:value-type="float">
            <text:p>0.53013698630137</text:p>
          </table:table-cell>
          <table:table-cell office:value-type="float" office:value="2.598E+024" calcext:value-type="float">
            <text:p>2.598E+024</text:p>
          </table:table-cell>
          <table:table-cell table:formula="of:=[.H175]/[.$H$7]" office:value-type="float" office:value="0.504466019417476" calcext:value-type="float">
            <text:p>0.50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76" calcext:value-type="float">
            <text:p>6.76E-07</text:p>
          </table:table-cell>
          <table:table-cell office:value-type="float" office:value="2.647E+024" calcext:value-type="float">
            <text:p>2.647E+024</text:p>
          </table:table-cell>
          <table:table-cell table:formula="of:=[.F176]/[.$F$7]" office:value-type="float" office:value="0.518003913894325" calcext:value-type="float">
            <text:p>0.518003913894325</text:p>
          </table:table-cell>
          <table:table-cell office:value-type="float" office:value="2.524E+024" calcext:value-type="float">
            <text:p>2.524E+024</text:p>
          </table:table-cell>
          <table:table-cell table:formula="of:=[.H176]/[.$H$7]" office:value-type="float" office:value="0.490097087378641" calcext:value-type="float">
            <text:p>0.4900970873786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8" calcext:value-type="float">
            <text:p>6.8E-07</text:p>
          </table:table-cell>
          <table:table-cell office:value-type="float" office:value="2.585E+024" calcext:value-type="float">
            <text:p>2.585E+024</text:p>
          </table:table-cell>
          <table:table-cell table:formula="of:=[.F177]/[.$F$7]" office:value-type="float" office:value="0.50587084148728" calcext:value-type="float">
            <text:p>0.50587084148728</text:p>
          </table:table-cell>
          <table:table-cell office:value-type="float" office:value="2.45E+024" calcext:value-type="float">
            <text:p>2.45E+024</text:p>
          </table:table-cell>
          <table:table-cell table:formula="of:=[.H177]/[.$H$7]" office:value-type="float" office:value="0.475728155339806" calcext:value-type="float">
            <text:p>0.475728155339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84" calcext:value-type="float">
            <text:p>6.84E-07</text:p>
          </table:table-cell>
          <table:table-cell office:value-type="float" office:value="2.569E+024" calcext:value-type="float">
            <text:p>2.569E+024</text:p>
          </table:table-cell>
          <table:table-cell table:formula="of:=[.F178]/[.$F$7]" office:value-type="float" office:value="0.502739726027397" calcext:value-type="float">
            <text:p>0.502739726027397</text:p>
          </table:table-cell>
          <table:table-cell office:value-type="float" office:value="2.536E+024" calcext:value-type="float">
            <text:p>2.536E+024</text:p>
          </table:table-cell>
          <table:table-cell table:formula="of:=[.H178]/[.$H$7]" office:value-type="float" office:value="0.492427184466019" calcext:value-type="float">
            <text:p>0.492427184466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88" calcext:value-type="float">
            <text:p>6.88E-07</text:p>
          </table:table-cell>
          <table:table-cell office:value-type="float" office:value="2.553E+024" calcext:value-type="float">
            <text:p>2.553E+024</text:p>
          </table:table-cell>
          <table:table-cell table:formula="of:=[.F179]/[.$F$7]" office:value-type="float" office:value="0.499608610567515" calcext:value-type="float">
            <text:p>0.499608610567515</text:p>
          </table:table-cell>
          <table:table-cell office:value-type="float" office:value="2.622E+024" calcext:value-type="float">
            <text:p>2.622E+024</text:p>
          </table:table-cell>
          <table:table-cell table:formula="of:=[.H179]/[.$H$7]" office:value-type="float" office:value="0.509126213592233" calcext:value-type="float">
            <text:p>0.50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92" calcext:value-type="float">
            <text:p>6.92E-07</text:p>
          </table:table-cell>
          <table:table-cell office:value-type="float" office:value="2.532E+024" calcext:value-type="float">
            <text:p>2.532E+024</text:p>
          </table:table-cell>
          <table:table-cell table:formula="of:=[.F180]/[.$F$7]" office:value-type="float" office:value="0.495499021526419" calcext:value-type="float">
            <text:p>0.495499021526419</text:p>
          </table:table-cell>
          <table:table-cell office:value-type="float" office:value="2.666E+024" calcext:value-type="float">
            <text:p>2.666E+024</text:p>
          </table:table-cell>
          <table:table-cell table:formula="of:=[.H180]/[.$H$7]" office:value-type="float" office:value="0.517669902912621" calcext:value-type="float">
            <text:p>0.5176699029126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696" calcext:value-type="float">
            <text:p>6.96E-07</text:p>
          </table:table-cell>
          <table:table-cell office:value-type="float" office:value="2.506E+024" calcext:value-type="float">
            <text:p>2.506E+024</text:p>
          </table:table-cell>
          <table:table-cell table:formula="of:=[.F181]/[.$F$7]" office:value-type="float" office:value="0.49041095890411" calcext:value-type="float">
            <text:p>0.49041095890411</text:p>
          </table:table-cell>
          <table:table-cell office:value-type="float" office:value="2.668E+024" calcext:value-type="float">
            <text:p>2.668E+024</text:p>
          </table:table-cell>
          <table:table-cell table:formula="of:=[.H181]/[.$H$7]" office:value-type="float" office:value="0.518058252427185" calcext:value-type="float">
            <text:p>0.5180582524271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" calcext:value-type="float">
            <text:p>7E-07</text:p>
          </table:table-cell>
          <table:table-cell office:value-type="float" office:value="2.48E+024" calcext:value-type="float">
            <text:p>2.48E+024</text:p>
          </table:table-cell>
          <table:table-cell table:formula="of:=[.F182]/[.$F$7]" office:value-type="float" office:value="0.4853228962818" calcext:value-type="float">
            <text:p>0.4853228962818</text:p>
          </table:table-cell>
          <table:table-cell office:value-type="float" office:value="2.67E+024" calcext:value-type="float">
            <text:p>2.67E+024</text:p>
          </table:table-cell>
          <table:table-cell table:formula="of:=[.H182]/[.$H$7]" office:value-type="float" office:value="0.518446601941748" calcext:value-type="float">
            <text:p>0.5184466019417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04" calcext:value-type="float">
            <text:p>7.04E-07</text:p>
          </table:table-cell>
          <table:table-cell office:value-type="float" office:value="2.446E+024" calcext:value-type="float">
            <text:p>2.446E+024</text:p>
          </table:table-cell>
          <table:table-cell table:formula="of:=[.F183]/[.$F$7]" office:value-type="float" office:value="0.47866927592955" calcext:value-type="float">
            <text:p>0.47866927592955</text:p>
          </table:table-cell>
          <table:table-cell office:value-type="float" office:value="2.592E+024" calcext:value-type="float">
            <text:p>2.592E+024</text:p>
          </table:table-cell>
          <table:table-cell table:formula="of:=[.H183]/[.$H$7]" office:value-type="float" office:value="0.503300970873786" calcext:value-type="float">
            <text:p>0.5033009708737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08" calcext:value-type="float">
            <text:p>7.08E-07</text:p>
          </table:table-cell>
          <table:table-cell office:value-type="float" office:value="2.412E+024" calcext:value-type="float">
            <text:p>2.412E+024</text:p>
          </table:table-cell>
          <table:table-cell table:formula="of:=[.F184]/[.$F$7]" office:value-type="float" office:value="0.472015655577299" calcext:value-type="float">
            <text:p>0.472015655577299</text:p>
          </table:table-cell>
          <table:table-cell office:value-type="float" office:value="2.514E+024" calcext:value-type="float">
            <text:p>2.514E+024</text:p>
          </table:table-cell>
          <table:table-cell table:formula="of:=[.H184]/[.$H$7]" office:value-type="float" office:value="0.488155339805825" calcext:value-type="float">
            <text:p>0.488155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12" calcext:value-type="float">
            <text:p>7.12E-07</text:p>
          </table:table-cell>
          <table:table-cell office:value-type="float" office:value="2.399E+024" calcext:value-type="float">
            <text:p>2.399E+024</text:p>
          </table:table-cell>
          <table:table-cell table:formula="of:=[.F185]/[.$F$7]" office:value-type="float" office:value="0.469471624266145" calcext:value-type="float">
            <text:p>0.469471624266145</text:p>
          </table:table-cell>
          <table:table-cell office:value-type="float" office:value="2.516E+024" calcext:value-type="float">
            <text:p>2.516E+024</text:p>
          </table:table-cell>
          <table:table-cell table:formula="of:=[.H185]/[.$H$7]" office:value-type="float" office:value="0.488543689320388" calcext:value-type="float">
            <text:p>0.488543689320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16" calcext:value-type="float">
            <text:p>7.16E-07</text:p>
          </table:table-cell>
          <table:table-cell office:value-type="float" office:value="2.407E+024" calcext:value-type="float">
            <text:p>2.407E+024</text:p>
          </table:table-cell>
          <table:table-cell table:formula="of:=[.F186]/[.$F$7]" office:value-type="float" office:value="0.471037181996086" calcext:value-type="float">
            <text:p>0.471037181996086</text:p>
          </table:table-cell>
          <table:table-cell office:value-type="float" office:value="2.598E+024" calcext:value-type="float">
            <text:p>2.598E+024</text:p>
          </table:table-cell>
          <table:table-cell table:formula="of:=[.H186]/[.$H$7]" office:value-type="float" office:value="0.504466019417476" calcext:value-type="float">
            <text:p>0.50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2" calcext:value-type="float">
            <text:p>7.2E-07</text:p>
          </table:table-cell>
          <table:table-cell office:value-type="float" office:value="2.415E+024" calcext:value-type="float">
            <text:p>2.415E+024</text:p>
          </table:table-cell>
          <table:table-cell table:formula="of:=[.F187]/[.$F$7]" office:value-type="float" office:value="0.472602739726027" calcext:value-type="float">
            <text:p>0.472602739726027</text:p>
          </table:table-cell>
          <table:table-cell office:value-type="float" office:value="2.68E+024" calcext:value-type="float">
            <text:p>2.68E+024</text:p>
          </table:table-cell>
          <table:table-cell table:formula="of:=[.H187]/[.$H$7]" office:value-type="float" office:value="0.520388349514563" calcext:value-type="float">
            <text:p>0.52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24" calcext:value-type="float">
            <text:p>7.24E-07</text:p>
          </table:table-cell>
          <table:table-cell office:value-type="float" office:value="2.399E+024" calcext:value-type="float">
            <text:p>2.399E+024</text:p>
          </table:table-cell>
          <table:table-cell table:formula="of:=[.F188]/[.$F$7]" office:value-type="float" office:value="0.469471624266145" calcext:value-type="float">
            <text:p>0.469471624266145</text:p>
          </table:table-cell>
          <table:table-cell office:value-type="float" office:value="2.672E+024" calcext:value-type="float">
            <text:p>2.672E+024</text:p>
          </table:table-cell>
          <table:table-cell table:formula="of:=[.H188]/[.$H$7]" office:value-type="float" office:value="0.518834951456311" calcext:value-type="float">
            <text:p>0.5188349514563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28" calcext:value-type="float">
            <text:p>7.28E-07</text:p>
          </table:table-cell>
          <table:table-cell office:value-type="float" office:value="2.383E+024" calcext:value-type="float">
            <text:p>2.383E+024</text:p>
          </table:table-cell>
          <table:table-cell table:formula="of:=[.F189]/[.$F$7]" office:value-type="float" office:value="0.466340508806262" calcext:value-type="float">
            <text:p>0.466340508806262</text:p>
          </table:table-cell>
          <table:table-cell office:value-type="float" office:value="2.664E+024" calcext:value-type="float">
            <text:p>2.664E+024</text:p>
          </table:table-cell>
          <table:table-cell table:formula="of:=[.H189]/[.$H$7]" office:value-type="float" office:value="0.517281553398058" calcext:value-type="float">
            <text:p>0.517281553398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32" calcext:value-type="float">
            <text:p>7.32E-07</text:p>
          </table:table-cell>
          <table:table-cell office:value-type="float" office:value="2.378E+024" calcext:value-type="float">
            <text:p>2.378E+024</text:p>
          </table:table-cell>
          <table:table-cell table:formula="of:=[.F190]/[.$F$7]" office:value-type="float" office:value="0.465362035225049" calcext:value-type="float">
            <text:p>0.465362035225049</text:p>
          </table:table-cell>
          <table:table-cell office:value-type="float" office:value="2.615E+024" calcext:value-type="float">
            <text:p>2.615E+024</text:p>
          </table:table-cell>
          <table:table-cell table:formula="of:=[.H190]/[.$H$7]" office:value-type="float" office:value="0.507766990291262" calcext:value-type="float">
            <text:p>0.50776699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36" calcext:value-type="float">
            <text:p>7.36E-07</text:p>
          </table:table-cell>
          <table:table-cell office:value-type="float" office:value="2.384E+024" calcext:value-type="float">
            <text:p>2.384E+024</text:p>
          </table:table-cell>
          <table:table-cell table:formula="of:=[.F191]/[.$F$7]" office:value-type="float" office:value="0.466536203522505" calcext:value-type="float">
            <text:p>0.466536203522505</text:p>
          </table:table-cell>
          <table:table-cell office:value-type="float" office:value="2.525E+024" calcext:value-type="float">
            <text:p>2.525E+024</text:p>
          </table:table-cell>
          <table:table-cell table:formula="of:=[.H191]/[.$H$7]" office:value-type="float" office:value="0.490291262135922" calcext:value-type="float">
            <text:p>0.4902912621359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4" calcext:value-type="float">
            <text:p>7.4E-07</text:p>
          </table:table-cell>
          <table:table-cell office:value-type="float" office:value="2.39E+024" calcext:value-type="float">
            <text:p>2.39E+024</text:p>
          </table:table-cell>
          <table:table-cell table:formula="of:=[.F192]/[.$F$7]" office:value-type="float" office:value="0.467710371819961" calcext:value-type="float">
            <text:p>0.467710371819961</text:p>
          </table:table-cell>
          <table:table-cell office:value-type="float" office:value="2.435E+024" calcext:value-type="float">
            <text:p>2.435E+024</text:p>
          </table:table-cell>
          <table:table-cell table:formula="of:=[.H192]/[.$H$7]" office:value-type="float" office:value="0.472815533980582" calcext:value-type="float">
            <text:p>0.4728155339805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44" calcext:value-type="float">
            <text:p>7.44E-07</text:p>
          </table:table-cell>
          <table:table-cell office:value-type="float" office:value="2.384E+024" calcext:value-type="float">
            <text:p>2.384E+024</text:p>
          </table:table-cell>
          <table:table-cell table:formula="of:=[.F193]/[.$F$7]" office:value-type="float" office:value="0.466536203522505" calcext:value-type="float">
            <text:p>0.466536203522505</text:p>
          </table:table-cell>
          <table:table-cell office:value-type="float" office:value="2.477E+024" calcext:value-type="float">
            <text:p>2.477E+024</text:p>
          </table:table-cell>
          <table:table-cell table:formula="of:=[.H193]/[.$H$7]" office:value-type="float" office:value="0.480970873786408" calcext:value-type="float">
            <text:p>0.48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48" calcext:value-type="float">
            <text:p>7.48E-07</text:p>
          </table:table-cell>
          <table:table-cell office:value-type="float" office:value="2.378E+024" calcext:value-type="float">
            <text:p>2.378E+024</text:p>
          </table:table-cell>
          <table:table-cell table:formula="of:=[.F194]/[.$F$7]" office:value-type="float" office:value="0.465362035225049" calcext:value-type="float">
            <text:p>0.465362035225049</text:p>
          </table:table-cell>
          <table:table-cell office:value-type="float" office:value="2.519E+024" calcext:value-type="float">
            <text:p>2.519E+024</text:p>
          </table:table-cell>
          <table:table-cell table:formula="of:=[.H194]/[.$H$7]" office:value-type="float" office:value="0.489126213592233" calcext:value-type="float">
            <text:p>0.48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52" calcext:value-type="float">
            <text:p>7.52E-07</text:p>
          </table:table-cell>
          <table:table-cell office:value-type="float" office:value="2.37E+024" calcext:value-type="float">
            <text:p>2.37E+024</text:p>
          </table:table-cell>
          <table:table-cell table:formula="of:=[.F195]/[.$F$7]" office:value-type="float" office:value="0.463796477495108" calcext:value-type="float">
            <text:p>0.463796477495108</text:p>
          </table:table-cell>
          <table:table-cell office:value-type="float" office:value="2.57E+024" calcext:value-type="float">
            <text:p>2.57E+024</text:p>
          </table:table-cell>
          <table:table-cell table:formula="of:=[.H195]/[.$H$7]" office:value-type="float" office:value="0.499029126213592" calcext:value-type="float">
            <text:p>0.4990291262135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56" calcext:value-type="float">
            <text:p>7.56E-07</text:p>
          </table:table-cell>
          <table:table-cell office:value-type="float" office:value="2.36E+024" calcext:value-type="float">
            <text:p>2.36E+024</text:p>
          </table:table-cell>
          <table:table-cell table:formula="of:=[.F196]/[.$F$7]" office:value-type="float" office:value="0.461839530332681" calcext:value-type="float">
            <text:p>0.461839530332681</text:p>
          </table:table-cell>
          <table:table-cell office:value-type="float" office:value="2.63E+024" calcext:value-type="float">
            <text:p>2.63E+024</text:p>
          </table:table-cell>
          <table:table-cell table:formula="of:=[.H196]/[.$H$7]" office:value-type="float" office:value="0.510679611650485" calcext:value-type="float">
            <text:p>0.5106796116504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6" calcext:value-type="float">
            <text:p>7.6E-07</text:p>
          </table:table-cell>
          <table:table-cell office:value-type="float" office:value="2.35E+024" calcext:value-type="float">
            <text:p>2.35E+024</text:p>
          </table:table-cell>
          <table:table-cell table:formula="of:=[.F197]/[.$F$7]" office:value-type="float" office:value="0.459882583170254" calcext:value-type="float">
            <text:p>0.459882583170254</text:p>
          </table:table-cell>
          <table:table-cell office:value-type="float" office:value="2.69E+024" calcext:value-type="float">
            <text:p>2.69E+024</text:p>
          </table:table-cell>
          <table:table-cell table:formula="of:=[.H197]/[.$H$7]" office:value-type="float" office:value="0.522330097087379" calcext:value-type="float">
            <text:p>0.522330097087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64" calcext:value-type="float">
            <text:p>7.64E-07</text:p>
          </table:table-cell>
          <table:table-cell office:value-type="float" office:value="2.38E+024" calcext:value-type="float">
            <text:p>2.38E+024</text:p>
          </table:table-cell>
          <table:table-cell table:formula="of:=[.F198]/[.$F$7]" office:value-type="float" office:value="0.465753424657534" calcext:value-type="float">
            <text:p>0.465753424657534</text:p>
          </table:table-cell>
          <table:table-cell office:value-type="float" office:value="2.654E+024" calcext:value-type="float">
            <text:p>2.654E+024</text:p>
          </table:table-cell>
          <table:table-cell table:formula="of:=[.H198]/[.$H$7]" office:value-type="float" office:value="0.515339805825243" calcext:value-type="float">
            <text:p>0.5153398058252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68" calcext:value-type="float">
            <text:p>7.68E-07</text:p>
          </table:table-cell>
          <table:table-cell office:value-type="float" office:value="2.41E+024" calcext:value-type="float">
            <text:p>2.41E+024</text:p>
          </table:table-cell>
          <table:table-cell table:formula="of:=[.F199]/[.$F$7]" office:value-type="float" office:value="0.471624266144814" calcext:value-type="float">
            <text:p>0.471624266144814</text:p>
          </table:table-cell>
          <table:table-cell office:value-type="float" office:value="2.618E+024" calcext:value-type="float">
            <text:p>2.618E+024</text:p>
          </table:table-cell>
          <table:table-cell table:formula="of:=[.H199]/[.$H$7]" office:value-type="float" office:value="0.508349514563107" calcext:value-type="float">
            <text:p>0.5083495145631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72" calcext:value-type="float">
            <text:p>7.72E-07</text:p>
          </table:table-cell>
          <table:table-cell office:value-type="float" office:value="2.397E+024" calcext:value-type="float">
            <text:p>2.397E+024</text:p>
          </table:table-cell>
          <table:table-cell table:formula="of:=[.F200]/[.$F$7]" office:value-type="float" office:value="0.46908023483366" calcext:value-type="float">
            <text:p>0.46908023483366</text:p>
          </table:table-cell>
          <table:table-cell office:value-type="float" office:value="2.584E+024" calcext:value-type="float">
            <text:p>2.584E+024</text:p>
          </table:table-cell>
          <table:table-cell table:formula="of:=[.H200]/[.$H$7]" office:value-type="float" office:value="0.501747572815534" calcext:value-type="float">
            <text:p>0.50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76" calcext:value-type="float">
            <text:p>7.76E-07</text:p>
          </table:table-cell>
          <table:table-cell office:value-type="float" office:value="2.341E+024" calcext:value-type="float">
            <text:p>2.341E+024</text:p>
          </table:table-cell>
          <table:table-cell table:formula="of:=[.F201]/[.$F$7]" office:value-type="float" office:value="0.45812133072407" calcext:value-type="float">
            <text:p>0.45812133072407</text:p>
          </table:table-cell>
          <table:table-cell office:value-type="float" office:value="2.552E+024" calcext:value-type="float">
            <text:p>2.552E+024</text:p>
          </table:table-cell>
          <table:table-cell table:formula="of:=[.H201]/[.$H$7]" office:value-type="float" office:value="0.495533980582524" calcext:value-type="float">
            <text:p>0.4955339805825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8" calcext:value-type="float">
            <text:p>7.8E-07</text:p>
          </table:table-cell>
          <table:table-cell office:value-type="float" office:value="2.285E+024" calcext:value-type="float">
            <text:p>2.285E+024</text:p>
          </table:table-cell>
          <table:table-cell table:formula="of:=[.F202]/[.$F$7]" office:value-type="float" office:value="0.447162426614481" calcext:value-type="float">
            <text:p>0.447162426614481</text:p>
          </table:table-cell>
          <table:table-cell office:value-type="float" office:value="2.52E+024" calcext:value-type="float">
            <text:p>2.52E+024</text:p>
          </table:table-cell>
          <table:table-cell table:formula="of:=[.H202]/[.$H$7]" office:value-type="float" office:value="0.489320388349515" calcext:value-type="float">
            <text:p>0.4893203883495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84" calcext:value-type="float">
            <text:p>7.84E-07</text:p>
          </table:table-cell>
          <table:table-cell office:value-type="float" office:value="2.285E+024" calcext:value-type="float">
            <text:p>2.285E+024</text:p>
          </table:table-cell>
          <table:table-cell table:formula="of:=[.F203]/[.$F$7]" office:value-type="float" office:value="0.447162426614481" calcext:value-type="float">
            <text:p>0.447162426614481</text:p>
          </table:table-cell>
          <table:table-cell office:value-type="float" office:value="2.506E+024" calcext:value-type="float">
            <text:p>2.506E+024</text:p>
          </table:table-cell>
          <table:table-cell table:formula="of:=[.H203]/[.$H$7]" office:value-type="float" office:value="0.486601941747573" calcext:value-type="float">
            <text:p>0.4866019417475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88" calcext:value-type="float">
            <text:p>7.88E-07</text:p>
          </table:table-cell>
          <table:table-cell office:value-type="float" office:value="2.285E+024" calcext:value-type="float">
            <text:p>2.285E+024</text:p>
          </table:table-cell>
          <table:table-cell table:formula="of:=[.F204]/[.$F$7]" office:value-type="float" office:value="0.447162426614481" calcext:value-type="float">
            <text:p>0.447162426614481</text:p>
          </table:table-cell>
          <table:table-cell office:value-type="float" office:value="2.492E+024" calcext:value-type="float">
            <text:p>2.492E+024</text:p>
          </table:table-cell>
          <table:table-cell table:formula="of:=[.H204]/[.$H$7]" office:value-type="float" office:value="0.483883495145631" calcext:value-type="float">
            <text:p>0.48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92" calcext:value-type="float">
            <text:p>7.92E-07</text:p>
          </table:table-cell>
          <table:table-cell office:value-type="float" office:value="2.285E+024" calcext:value-type="float">
            <text:p>2.285E+024</text:p>
          </table:table-cell>
          <table:table-cell table:formula="of:=[.F205]/[.$F$7]" office:value-type="float" office:value="0.447162426614481" calcext:value-type="float">
            <text:p>0.447162426614481</text:p>
          </table:table-cell>
          <table:table-cell office:value-type="float" office:value="2.474E+024" calcext:value-type="float">
            <text:p>2.474E+024</text:p>
          </table:table-cell>
          <table:table-cell table:formula="of:=[.H205]/[.$H$7]" office:value-type="float" office:value="0.480388349514563" calcext:value-type="float">
            <text:p>0.48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796" calcext:value-type="float">
            <text:p>7.96E-07</text:p>
          </table:table-cell>
          <table:table-cell office:value-type="float" office:value="2.285E+024" calcext:value-type="float">
            <text:p>2.285E+024</text:p>
          </table:table-cell>
          <table:table-cell table:formula="of:=[.F206]/[.$F$7]" office:value-type="float" office:value="0.447162426614481" calcext:value-type="float">
            <text:p>0.447162426614481</text:p>
          </table:table-cell>
          <table:table-cell office:value-type="float" office:value="2.452E+024" calcext:value-type="float">
            <text:p>2.452E+024</text:p>
          </table:table-cell>
          <table:table-cell table:formula="of:=[.H206]/[.$H$7]" office:value-type="float" office:value="0.476116504854369" calcext:value-type="float">
            <text:p>0.4761165048543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" calcext:value-type="float">
            <text:p>8E-07</text:p>
          </table:table-cell>
          <table:table-cell office:value-type="float" office:value="2.285E+024" calcext:value-type="float">
            <text:p>2.285E+024</text:p>
          </table:table-cell>
          <table:table-cell table:formula="of:=[.F207]/[.$F$7]" office:value-type="float" office:value="0.447162426614481" calcext:value-type="float">
            <text:p>0.447162426614481</text:p>
          </table:table-cell>
          <table:table-cell office:value-type="float" office:value="2.43E+024" calcext:value-type="float">
            <text:p>2.43E+024</text:p>
          </table:table-cell>
          <table:table-cell table:formula="of:=[.H207]/[.$H$7]" office:value-type="float" office:value="0.471844660194175" calcext:value-type="float">
            <text:p>0.4718446601941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04" calcext:value-type="float">
            <text:p>8.04E-07</text:p>
          </table:table-cell>
          <table:table-cell office:value-type="float" office:value="2.179E+024" calcext:value-type="float">
            <text:p>2.179E+024</text:p>
          </table:table-cell>
          <table:table-cell table:formula="of:=[.F208]/[.$F$7]" office:value-type="float" office:value="0.426418786692759" calcext:value-type="float">
            <text:p>0.426418786692759</text:p>
          </table:table-cell>
          <table:table-cell office:value-type="float" office:value="2.426E+024" calcext:value-type="float">
            <text:p>2.426E+024</text:p>
          </table:table-cell>
          <table:table-cell table:formula="of:=[.H208]/[.$H$7]" office:value-type="float" office:value="0.471067961165049" calcext:value-type="float">
            <text:p>0.4710679611650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08" calcext:value-type="float">
            <text:p>8.08E-07</text:p>
          </table:table-cell>
          <table:table-cell office:value-type="float" office:value="2.073E+024" calcext:value-type="float">
            <text:p>2.073E+024</text:p>
          </table:table-cell>
          <table:table-cell table:formula="of:=[.F209]/[.$F$7]" office:value-type="float" office:value="0.405675146771037" calcext:value-type="float">
            <text:p>0.405675146771037</text:p>
          </table:table-cell>
          <table:table-cell office:value-type="float" office:value="2.422E+024" calcext:value-type="float">
            <text:p>2.422E+024</text:p>
          </table:table-cell>
          <table:table-cell table:formula="of:=[.H209]/[.$H$7]" office:value-type="float" office:value="0.470291262135922" calcext:value-type="float">
            <text:p>0.4702912621359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12" calcext:value-type="float">
            <text:p>8.12E-07</text:p>
          </table:table-cell>
          <table:table-cell office:value-type="float" office:value="2.049E+024" calcext:value-type="float">
            <text:p>2.049E+024</text:p>
          </table:table-cell>
          <table:table-cell table:formula="of:=[.F210]/[.$F$7]" office:value-type="float" office:value="0.400978473581213" calcext:value-type="float">
            <text:p>0.400978473581213</text:p>
          </table:table-cell>
          <table:table-cell office:value-type="float" office:value="2.402E+024" calcext:value-type="float">
            <text:p>2.402E+024</text:p>
          </table:table-cell>
          <table:table-cell table:formula="of:=[.H210]/[.$H$7]" office:value-type="float" office:value="0.466407766990291" calcext:value-type="float">
            <text:p>0.4664077669902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16" calcext:value-type="float">
            <text:p>8.16E-07</text:p>
          </table:table-cell>
          <table:table-cell office:value-type="float" office:value="2.107E+024" calcext:value-type="float">
            <text:p>2.107E+024</text:p>
          </table:table-cell>
          <table:table-cell table:formula="of:=[.F211]/[.$F$7]" office:value-type="float" office:value="0.412328767123288" calcext:value-type="float">
            <text:p>0.412328767123288</text:p>
          </table:table-cell>
          <table:table-cell office:value-type="float" office:value="2.366E+024" calcext:value-type="float">
            <text:p>2.366E+024</text:p>
          </table:table-cell>
          <table:table-cell table:formula="of:=[.H211]/[.$H$7]" office:value-type="float" office:value="0.459417475728155" calcext:value-type="float">
            <text:p>0.4594174757281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2" calcext:value-type="float">
            <text:p>8.2E-07</text:p>
          </table:table-cell>
          <table:table-cell office:value-type="float" office:value="2.165E+024" calcext:value-type="float">
            <text:p>2.165E+024</text:p>
          </table:table-cell>
          <table:table-cell table:formula="of:=[.F212]/[.$F$7]" office:value-type="float" office:value="0.423679060665362" calcext:value-type="float">
            <text:p>0.423679060665362</text:p>
          </table:table-cell>
          <table:table-cell office:value-type="float" office:value="2.33E+024" calcext:value-type="float">
            <text:p>2.33E+024</text:p>
          </table:table-cell>
          <table:table-cell table:formula="of:=[.H212]/[.$H$7]" office:value-type="float" office:value="0.452427184466019" calcext:value-type="float">
            <text:p>0.452427184466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24" calcext:value-type="float">
            <text:p>8.24E-07</text:p>
          </table:table-cell>
          <table:table-cell office:value-type="float" office:value="2.247E+024" calcext:value-type="float">
            <text:p>2.247E+024</text:p>
          </table:table-cell>
          <table:table-cell table:formula="of:=[.F213]/[.$F$7]" office:value-type="float" office:value="0.43972602739726" calcext:value-type="float">
            <text:p>0.43972602739726</text:p>
          </table:table-cell>
          <table:table-cell office:value-type="float" office:value="2.3E+024" calcext:value-type="float">
            <text:p>2.3E+024</text:p>
          </table:table-cell>
          <table:table-cell table:formula="of:=[.H213]/[.$H$7]" office:value-type="float" office:value="0.446601941747573" calcext:value-type="float">
            <text:p>0.4466019417475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28" calcext:value-type="float">
            <text:p>8.28E-07</text:p>
          </table:table-cell>
          <table:table-cell office:value-type="float" office:value="2.329E+024" calcext:value-type="float">
            <text:p>2.329E+024</text:p>
          </table:table-cell>
          <table:table-cell table:formula="of:=[.F214]/[.$F$7]" office:value-type="float" office:value="0.455772994129159" calcext:value-type="float">
            <text:p>0.455772994129159</text:p>
          </table:table-cell>
          <table:table-cell office:value-type="float" office:value="2.27E+024" calcext:value-type="float">
            <text:p>2.27E+024</text:p>
          </table:table-cell>
          <table:table-cell table:formula="of:=[.H214]/[.$H$7]" office:value-type="float" office:value="0.440776699029126" calcext:value-type="float">
            <text:p>0.44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32" calcext:value-type="float">
            <text:p>8.32E-07</text:p>
          </table:table-cell>
          <table:table-cell office:value-type="float" office:value="2.353E+024" calcext:value-type="float">
            <text:p>2.353E+024</text:p>
          </table:table-cell>
          <table:table-cell table:formula="of:=[.F215]/[.$F$7]" office:value-type="float" office:value="0.460469667318982" calcext:value-type="float">
            <text:p>0.460469667318982</text:p>
          </table:table-cell>
          <table:table-cell office:value-type="float" office:value="2.242E+024" calcext:value-type="float">
            <text:p>2.242E+024</text:p>
          </table:table-cell>
          <table:table-cell table:formula="of:=[.H215]/[.$H$7]" office:value-type="float" office:value="0.435339805825243" calcext:value-type="float">
            <text:p>0.4353398058252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36" calcext:value-type="float">
            <text:p>8.36E-07</text:p>
          </table:table-cell>
          <table:table-cell office:value-type="float" office:value="2.319E+024" calcext:value-type="float">
            <text:p>2.319E+024</text:p>
          </table:table-cell>
          <table:table-cell table:formula="of:=[.F216]/[.$F$7]" office:value-type="float" office:value="0.453816046966732" calcext:value-type="float">
            <text:p>0.453816046966732</text:p>
          </table:table-cell>
          <table:table-cell office:value-type="float" office:value="2.216E+024" calcext:value-type="float">
            <text:p>2.216E+024</text:p>
          </table:table-cell>
          <table:table-cell table:formula="of:=[.H216]/[.$H$7]" office:value-type="float" office:value="0.430291262135922" calcext:value-type="float">
            <text:p>0.4302912621359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4" calcext:value-type="float">
            <text:p>8.4E-07</text:p>
          </table:table-cell>
          <table:table-cell office:value-type="float" office:value="2.285E+024" calcext:value-type="float">
            <text:p>2.285E+024</text:p>
          </table:table-cell>
          <table:table-cell table:formula="of:=[.F217]/[.$F$7]" office:value-type="float" office:value="0.447162426614481" calcext:value-type="float">
            <text:p>0.447162426614481</text:p>
          </table:table-cell>
          <table:table-cell office:value-type="float" office:value="2.19E+024" calcext:value-type="float">
            <text:p>2.19E+024</text:p>
          </table:table-cell>
          <table:table-cell table:formula="of:=[.H217]/[.$H$7]" office:value-type="float" office:value="0.425242718446602" calcext:value-type="float">
            <text:p>0.425242718446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44" calcext:value-type="float">
            <text:p>8.44E-07</text:p>
          </table:table-cell>
          <table:table-cell office:value-type="float" office:value="2.259E+024" calcext:value-type="float">
            <text:p>2.259E+024</text:p>
          </table:table-cell>
          <table:table-cell table:formula="of:=[.F218]/[.$F$7]" office:value-type="float" office:value="0.442074363992172" calcext:value-type="float">
            <text:p>0.442074363992172</text:p>
          </table:table-cell>
          <table:table-cell office:value-type="float" office:value="2.194E+024" calcext:value-type="float">
            <text:p>2.194E+024</text:p>
          </table:table-cell>
          <table:table-cell table:formula="of:=[.H218]/[.$H$7]" office:value-type="float" office:value="0.426019417475728" calcext:value-type="float">
            <text:p>0.4260194174757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48" calcext:value-type="float">
            <text:p>8.48E-07</text:p>
          </table:table-cell>
          <table:table-cell office:value-type="float" office:value="2.233E+024" calcext:value-type="float">
            <text:p>2.233E+024</text:p>
          </table:table-cell>
          <table:table-cell table:formula="of:=[.F219]/[.$F$7]" office:value-type="float" office:value="0.436986301369863" calcext:value-type="float">
            <text:p>0.436986301369863</text:p>
          </table:table-cell>
          <table:table-cell office:value-type="float" office:value="2.198E+024" calcext:value-type="float">
            <text:p>2.198E+024</text:p>
          </table:table-cell>
          <table:table-cell table:formula="of:=[.H219]/[.$H$7]" office:value-type="float" office:value="0.426796116504854" calcext:value-type="float">
            <text:p>0.426796116504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52" calcext:value-type="float">
            <text:p>8.52E-07</text:p>
          </table:table-cell>
          <table:table-cell office:value-type="float" office:value="2.237E+024" calcext:value-type="float">
            <text:p>2.237E+024</text:p>
          </table:table-cell>
          <table:table-cell table:formula="of:=[.F220]/[.$F$7]" office:value-type="float" office:value="0.437769080234834" calcext:value-type="float">
            <text:p>0.437769080234834</text:p>
          </table:table-cell>
          <table:table-cell office:value-type="float" office:value="2.209E+024" calcext:value-type="float">
            <text:p>2.209E+024</text:p>
          </table:table-cell>
          <table:table-cell table:formula="of:=[.H220]/[.$H$7]" office:value-type="float" office:value="0.428932038834951" calcext:value-type="float">
            <text:p>0.4289320388349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56" calcext:value-type="float">
            <text:p>8.56E-07</text:p>
          </table:table-cell>
          <table:table-cell office:value-type="float" office:value="2.271E+024" calcext:value-type="float">
            <text:p>2.271E+024</text:p>
          </table:table-cell>
          <table:table-cell table:formula="of:=[.F221]/[.$F$7]" office:value-type="float" office:value="0.444422700587084" calcext:value-type="float">
            <text:p>0.444422700587084</text:p>
          </table:table-cell>
          <table:table-cell office:value-type="float" office:value="2.227E+024" calcext:value-type="float">
            <text:p>2.227E+024</text:p>
          </table:table-cell>
          <table:table-cell table:formula="of:=[.H221]/[.$H$7]" office:value-type="float" office:value="0.432427184466019" calcext:value-type="float">
            <text:p>0.432427184466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6" calcext:value-type="float">
            <text:p>8.6E-07</text:p>
          </table:table-cell>
          <table:table-cell office:value-type="float" office:value="2.305E+024" calcext:value-type="float">
            <text:p>2.305E+024</text:p>
          </table:table-cell>
          <table:table-cell table:formula="of:=[.F222]/[.$F$7]" office:value-type="float" office:value="0.451076320939335" calcext:value-type="float">
            <text:p>0.451076320939335</text:p>
          </table:table-cell>
          <table:table-cell office:value-type="float" office:value="2.245E+024" calcext:value-type="float">
            <text:p>2.245E+024</text:p>
          </table:table-cell>
          <table:table-cell table:formula="of:=[.H222]/[.$H$7]" office:value-type="float" office:value="0.435922330097087" calcext:value-type="float">
            <text:p>0.4359223300970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64" calcext:value-type="float">
            <text:p>8.64E-07</text:p>
          </table:table-cell>
          <table:table-cell office:value-type="float" office:value="2.229E+024" calcext:value-type="float">
            <text:p>2.229E+024</text:p>
          </table:table-cell>
          <table:table-cell table:formula="of:=[.F223]/[.$F$7]" office:value-type="float" office:value="0.436203522504892" calcext:value-type="float">
            <text:p>0.436203522504892</text:p>
          </table:table-cell>
          <table:table-cell office:value-type="float" office:value="2.231E+024" calcext:value-type="float">
            <text:p>2.231E+024</text:p>
          </table:table-cell>
          <table:table-cell table:formula="of:=[.H223]/[.$H$7]" office:value-type="float" office:value="0.433203883495146" calcext:value-type="float">
            <text:p>0.4332038834951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68" calcext:value-type="float">
            <text:p>8.68E-07</text:p>
          </table:table-cell>
          <table:table-cell office:value-type="float" office:value="2.153E+024" calcext:value-type="float">
            <text:p>2.153E+024</text:p>
          </table:table-cell>
          <table:table-cell table:formula="of:=[.F224]/[.$F$7]" office:value-type="float" office:value="0.42133072407045" calcext:value-type="float">
            <text:p>0.42133072407045</text:p>
          </table:table-cell>
          <table:table-cell office:value-type="float" office:value="2.217E+024" calcext:value-type="float">
            <text:p>2.217E+024</text:p>
          </table:table-cell>
          <table:table-cell table:formula="of:=[.H224]/[.$H$7]" office:value-type="float" office:value="0.430485436893204" calcext:value-type="float">
            <text:p>0.430485436893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72" calcext:value-type="float">
            <text:p>8.72E-07</text:p>
          </table:table-cell>
          <table:table-cell office:value-type="float" office:value="2.091E+024" calcext:value-type="float">
            <text:p>2.091E+024</text:p>
          </table:table-cell>
          <table:table-cell table:formula="of:=[.F225]/[.$F$7]" office:value-type="float" office:value="0.409197651663405" calcext:value-type="float">
            <text:p>0.409197651663405</text:p>
          </table:table-cell>
          <table:table-cell office:value-type="float" office:value="2.19E+024" calcext:value-type="float">
            <text:p>2.19E+024</text:p>
          </table:table-cell>
          <table:table-cell table:formula="of:=[.H225]/[.$H$7]" office:value-type="float" office:value="0.425242718446602" calcext:value-type="float">
            <text:p>0.425242718446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76" calcext:value-type="float">
            <text:p>8.76E-07</text:p>
          </table:table-cell>
          <table:table-cell office:value-type="float" office:value="2.043E+024" calcext:value-type="float">
            <text:p>2.043E+024</text:p>
          </table:table-cell>
          <table:table-cell table:formula="of:=[.F226]/[.$F$7]" office:value-type="float" office:value="0.399804305283757" calcext:value-type="float">
            <text:p>0.399804305283757</text:p>
          </table:table-cell>
          <table:table-cell office:value-type="float" office:value="2.15E+024" calcext:value-type="float">
            <text:p>2.15E+024</text:p>
          </table:table-cell>
          <table:table-cell table:formula="of:=[.H226]/[.$H$7]" office:value-type="float" office:value="0.41747572815534" calcext:value-type="float">
            <text:p>0.4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8" calcext:value-type="float">
            <text:p>8.8E-07</text:p>
          </table:table-cell>
          <table:table-cell office:value-type="float" office:value="1.995E+024" calcext:value-type="float">
            <text:p>1.995E+024</text:p>
          </table:table-cell>
          <table:table-cell table:formula="of:=[.F227]/[.$F$7]" office:value-type="float" office:value="0.39041095890411" calcext:value-type="float">
            <text:p>0.39041095890411</text:p>
          </table:table-cell>
          <table:table-cell office:value-type="float" office:value="2.11E+024" calcext:value-type="float">
            <text:p>2.11E+024</text:p>
          </table:table-cell>
          <table:table-cell table:formula="of:=[.H227]/[.$H$7]" office:value-type="float" office:value="0.409708737864078" calcext:value-type="float">
            <text:p>0.409708737864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84" calcext:value-type="float">
            <text:p>8.84E-07</text:p>
          </table:table-cell>
          <table:table-cell office:value-type="float" office:value="2.031E+024" calcext:value-type="float">
            <text:p>2.031E+024</text:p>
          </table:table-cell>
          <table:table-cell table:formula="of:=[.F228]/[.$F$7]" office:value-type="float" office:value="0.397455968688845" calcext:value-type="float">
            <text:p>0.397455968688845</text:p>
          </table:table-cell>
          <table:table-cell office:value-type="float" office:value="2.13E+024" calcext:value-type="float">
            <text:p>2.13E+024</text:p>
          </table:table-cell>
          <table:table-cell table:formula="of:=[.H228]/[.$H$7]" office:value-type="float" office:value="0.413592233009709" calcext:value-type="float">
            <text:p>0.413592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88" calcext:value-type="float">
            <text:p>8.88E-07</text:p>
          </table:table-cell>
          <table:table-cell office:value-type="float" office:value="2.067E+024" calcext:value-type="float">
            <text:p>2.067E+024</text:p>
          </table:table-cell>
          <table:table-cell table:formula="of:=[.F229]/[.$F$7]" office:value-type="float" office:value="0.404500978473581" calcext:value-type="float">
            <text:p>0.404500978473581</text:p>
          </table:table-cell>
          <table:table-cell office:value-type="float" office:value="2.15E+024" calcext:value-type="float">
            <text:p>2.15E+024</text:p>
          </table:table-cell>
          <table:table-cell table:formula="of:=[.H229]/[.$H$7]" office:value-type="float" office:value="0.41747572815534" calcext:value-type="float">
            <text:p>0.4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92" calcext:value-type="float">
            <text:p>8.92E-07</text:p>
          </table:table-cell>
          <table:table-cell office:value-type="float" office:value="2.059E+024" calcext:value-type="float">
            <text:p>2.059E+024</text:p>
          </table:table-cell>
          <table:table-cell table:formula="of:=[.F230]/[.$F$7]" office:value-type="float" office:value="0.40293542074364" calcext:value-type="float">
            <text:p>0.40293542074364</text:p>
          </table:table-cell>
          <table:table-cell office:value-type="float" office:value="2.167E+024" calcext:value-type="float">
            <text:p>2.167E+024</text:p>
          </table:table-cell>
          <table:table-cell table:formula="of:=[.H230]/[.$H$7]" office:value-type="float" office:value="0.420776699029126" calcext:value-type="float">
            <text:p>0.42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896" calcext:value-type="float">
            <text:p>8.96E-07</text:p>
          </table:table-cell>
          <table:table-cell office:value-type="float" office:value="2.007E+024" calcext:value-type="float">
            <text:p>2.007E+024</text:p>
          </table:table-cell>
          <table:table-cell table:formula="of:=[.F231]/[.$F$7]" office:value-type="float" office:value="0.392759295499022" calcext:value-type="float">
            <text:p>0.392759295499022</text:p>
          </table:table-cell>
          <table:table-cell office:value-type="float" office:value="2.181E+024" calcext:value-type="float">
            <text:p>2.181E+024</text:p>
          </table:table-cell>
          <table:table-cell table:formula="of:=[.H231]/[.$H$7]" office:value-type="float" office:value="0.423495145631068" calcext:value-type="float">
            <text:p>0.42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" calcext:value-type="float">
            <text:p>9E-07</text:p>
          </table:table-cell>
          <table:table-cell office:value-type="float" office:value="1.955E+024" calcext:value-type="float">
            <text:p>1.955E+024</text:p>
          </table:table-cell>
          <table:table-cell table:formula="of:=[.F232]/[.$F$7]" office:value-type="float" office:value="0.382583170254403" calcext:value-type="float">
            <text:p>0.382583170254403</text:p>
          </table:table-cell>
          <table:table-cell office:value-type="float" office:value="2.195E+024" calcext:value-type="float">
            <text:p>2.195E+024</text:p>
          </table:table-cell>
          <table:table-cell table:formula="of:=[.H232]/[.$H$7]" office:value-type="float" office:value="0.42621359223301" calcext:value-type="float">
            <text:p>0.4262135922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04" calcext:value-type="float">
            <text:p>9.04E-07</text:p>
          </table:table-cell>
          <table:table-cell office:value-type="float" office:value="1.919E+024" calcext:value-type="float">
            <text:p>1.919E+024</text:p>
          </table:table-cell>
          <table:table-cell table:formula="of:=[.F233]/[.$F$7]" office:value-type="float" office:value="0.375538160469667" calcext:value-type="float">
            <text:p>0.375538160469667</text:p>
          </table:table-cell>
          <table:table-cell office:value-type="float" office:value="2.149E+024" calcext:value-type="float">
            <text:p>2.149E+024</text:p>
          </table:table-cell>
          <table:table-cell table:formula="of:=[.H233]/[.$H$7]" office:value-type="float" office:value="0.417281553398058" calcext:value-type="float">
            <text:p>0.417281553398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08" calcext:value-type="float">
            <text:p>9.08E-07</text:p>
          </table:table-cell>
          <table:table-cell office:value-type="float" office:value="1.883E+024" calcext:value-type="float">
            <text:p>1.883E+024</text:p>
          </table:table-cell>
          <table:table-cell table:formula="of:=[.F234]/[.$F$7]" office:value-type="float" office:value="0.368493150684931" calcext:value-type="float">
            <text:p>0.368493150684931</text:p>
          </table:table-cell>
          <table:table-cell office:value-type="float" office:value="2.103E+024" calcext:value-type="float">
            <text:p>2.103E+024</text:p>
          </table:table-cell>
          <table:table-cell table:formula="of:=[.H234]/[.$H$7]" office:value-type="float" office:value="0.408349514563107" calcext:value-type="float">
            <text:p>0.4083495145631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12" calcext:value-type="float">
            <text:p>9.12E-07</text:p>
          </table:table-cell>
          <table:table-cell office:value-type="float" office:value="1.866E+024" calcext:value-type="float">
            <text:p>1.866E+024</text:p>
          </table:table-cell>
          <table:table-cell table:formula="of:=[.F235]/[.$F$7]" office:value-type="float" office:value="0.365166340508806" calcext:value-type="float">
            <text:p>0.365166340508806</text:p>
          </table:table-cell>
          <table:table-cell office:value-type="float" office:value="2.079E+024" calcext:value-type="float">
            <text:p>2.079E+024</text:p>
          </table:table-cell>
          <table:table-cell table:formula="of:=[.H235]/[.$H$7]" office:value-type="float" office:value="0.403689320388349" calcext:value-type="float">
            <text:p>0.4036893203883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16" calcext:value-type="float">
            <text:p>9.16E-07</text:p>
          </table:table-cell>
          <table:table-cell office:value-type="float" office:value="1.868E+024" calcext:value-type="float">
            <text:p>1.868E+024</text:p>
          </table:table-cell>
          <table:table-cell table:formula="of:=[.F236]/[.$F$7]" office:value-type="float" office:value="0.365557729941292" calcext:value-type="float">
            <text:p>0.365557729941292</text:p>
          </table:table-cell>
          <table:table-cell office:value-type="float" office:value="2.077E+024" calcext:value-type="float">
            <text:p>2.077E+024</text:p>
          </table:table-cell>
          <table:table-cell table:formula="of:=[.H236]/[.$H$7]" office:value-type="float" office:value="0.403300970873786" calcext:value-type="float">
            <text:p>0.4033009708737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2" calcext:value-type="float">
            <text:p>9.2E-07</text:p>
          </table:table-cell>
          <table:table-cell office:value-type="float" office:value="1.87E+024" calcext:value-type="float">
            <text:p>1.87E+024</text:p>
          </table:table-cell>
          <table:table-cell table:formula="of:=[.F237]/[.$F$7]" office:value-type="float" office:value="0.365949119373777" calcext:value-type="float">
            <text:p>0.365949119373777</text:p>
          </table:table-cell>
          <table:table-cell office:value-type="float" office:value="2.075E+024" calcext:value-type="float">
            <text:p>2.075E+024</text:p>
          </table:table-cell>
          <table:table-cell table:formula="of:=[.H237]/[.$H$7]" office:value-type="float" office:value="0.402912621359223" calcext:value-type="float">
            <text:p>0.4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24" calcext:value-type="float">
            <text:p>9.24E-07</text:p>
          </table:table-cell>
          <table:table-cell office:value-type="float" office:value="1.828E+024" calcext:value-type="float">
            <text:p>1.828E+024</text:p>
          </table:table-cell>
          <table:table-cell table:formula="of:=[.F238]/[.$F$7]" office:value-type="float" office:value="0.357729941291585" calcext:value-type="float">
            <text:p>0.357729941291585</text:p>
          </table:table-cell>
          <table:table-cell office:value-type="float" office:value="2.091E+024" calcext:value-type="float">
            <text:p>2.091E+024</text:p>
          </table:table-cell>
          <table:table-cell table:formula="of:=[.H238]/[.$H$7]" office:value-type="float" office:value="0.406019417475728" calcext:value-type="float">
            <text:p>0.4060194174757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28" calcext:value-type="float">
            <text:p>9.28E-07</text:p>
          </table:table-cell>
          <table:table-cell office:value-type="float" office:value="1.786E+024" calcext:value-type="float">
            <text:p>1.786E+024</text:p>
          </table:table-cell>
          <table:table-cell table:formula="of:=[.F239]/[.$F$7]" office:value-type="float" office:value="0.349510763209393" calcext:value-type="float">
            <text:p>0.349510763209393</text:p>
          </table:table-cell>
          <table:table-cell office:value-type="float" office:value="2.107E+024" calcext:value-type="float">
            <text:p>2.107E+024</text:p>
          </table:table-cell>
          <table:table-cell table:formula="of:=[.H239]/[.$H$7]" office:value-type="float" office:value="0.409126213592233" calcext:value-type="float">
            <text:p>0.40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32" calcext:value-type="float">
            <text:p>9.32E-07</text:p>
          </table:table-cell>
          <table:table-cell office:value-type="float" office:value="1.758E+024" calcext:value-type="float">
            <text:p>1.758E+024</text:p>
          </table:table-cell>
          <table:table-cell table:formula="of:=[.F240]/[.$F$7]" office:value-type="float" office:value="0.344031311154599" calcext:value-type="float">
            <text:p>0.344031311154599</text:p>
          </table:table-cell>
          <table:table-cell office:value-type="float" office:value="2.093E+024" calcext:value-type="float">
            <text:p>2.093E+024</text:p>
          </table:table-cell>
          <table:table-cell table:formula="of:=[.H240]/[.$H$7]" office:value-type="float" office:value="0.406407766990291" calcext:value-type="float">
            <text:p>0.4064077669902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36" calcext:value-type="float">
            <text:p>9.36E-07</text:p>
          </table:table-cell>
          <table:table-cell office:value-type="float" office:value="1.744E+024" calcext:value-type="float">
            <text:p>1.744E+024</text:p>
          </table:table-cell>
          <table:table-cell table:formula="of:=[.F241]/[.$F$7]" office:value-type="float" office:value="0.341291585127202" calcext:value-type="float">
            <text:p>0.341291585127202</text:p>
          </table:table-cell>
          <table:table-cell office:value-type="float" office:value="2.049E+024" calcext:value-type="float">
            <text:p>2.049E+024</text:p>
          </table:table-cell>
          <table:table-cell table:formula="of:=[.H241]/[.$H$7]" office:value-type="float" office:value="0.397864077669903" calcext:value-type="float">
            <text:p>0.3978640776699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4" calcext:value-type="float">
            <text:p>9.4E-07</text:p>
          </table:table-cell>
          <table:table-cell office:value-type="float" office:value="1.73E+024" calcext:value-type="float">
            <text:p>1.73E+024</text:p>
          </table:table-cell>
          <table:table-cell table:formula="of:=[.F242]/[.$F$7]" office:value-type="float" office:value="0.338551859099804" calcext:value-type="float">
            <text:p>0.338551859099804</text:p>
          </table:table-cell>
          <table:table-cell office:value-type="float" office:value="2.005E+024" calcext:value-type="float">
            <text:p>2.005E+024</text:p>
          </table:table-cell>
          <table:table-cell table:formula="of:=[.H242]/[.$H$7]" office:value-type="float" office:value="0.389320388349514" calcext:value-type="float">
            <text:p>0.3893203883495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44" calcext:value-type="float">
            <text:p>9.44E-07</text:p>
          </table:table-cell>
          <table:table-cell office:value-type="float" office:value="1.712E+024" calcext:value-type="float">
            <text:p>1.712E+024</text:p>
          </table:table-cell>
          <table:table-cell table:formula="of:=[.F243]/[.$F$7]" office:value-type="float" office:value="0.335029354207436" calcext:value-type="float">
            <text:p>0.335029354207436</text:p>
          </table:table-cell>
          <table:table-cell office:value-type="float" office:value="2.023E+024" calcext:value-type="float">
            <text:p>2.023E+024</text:p>
          </table:table-cell>
          <table:table-cell table:formula="of:=[.H243]/[.$H$7]" office:value-type="float" office:value="0.392815533980582" calcext:value-type="float">
            <text:p>0.3928155339805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48" calcext:value-type="float">
            <text:p>9.48E-07</text:p>
          </table:table-cell>
          <table:table-cell office:value-type="float" office:value="1.694E+024" calcext:value-type="float">
            <text:p>1.694E+024</text:p>
          </table:table-cell>
          <table:table-cell table:formula="of:=[.F244]/[.$F$7]" office:value-type="float" office:value="0.331506849315068" calcext:value-type="float">
            <text:p>0.331506849315068</text:p>
          </table:table-cell>
          <table:table-cell office:value-type="float" office:value="2.041E+024" calcext:value-type="float">
            <text:p>2.041E+024</text:p>
          </table:table-cell>
          <table:table-cell table:formula="of:=[.H244]/[.$H$7]" office:value-type="float" office:value="0.39631067961165" calcext:value-type="float">
            <text:p>0.396310679611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52" calcext:value-type="float">
            <text:p>9.52E-07</text:p>
          </table:table-cell>
          <table:table-cell office:value-type="float" office:value="1.695E+024" calcext:value-type="float">
            <text:p>1.695E+024</text:p>
          </table:table-cell>
          <table:table-cell table:formula="of:=[.F245]/[.$F$7]" office:value-type="float" office:value="0.331702544031311" calcext:value-type="float">
            <text:p>0.331702544031311</text:p>
          </table:table-cell>
          <table:table-cell office:value-type="float" office:value="2.064E+024" calcext:value-type="float">
            <text:p>2.064E+024</text:p>
          </table:table-cell>
          <table:table-cell table:formula="of:=[.H245]/[.$H$7]" office:value-type="float" office:value="0.400776699029126" calcext:value-type="float">
            <text:p>0.40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56" calcext:value-type="float">
            <text:p>9.56E-07</text:p>
          </table:table-cell>
          <table:table-cell office:value-type="float" office:value="1.715E+024" calcext:value-type="float">
            <text:p>1.715E+024</text:p>
          </table:table-cell>
          <table:table-cell table:formula="of:=[.F246]/[.$F$7]" office:value-type="float" office:value="0.335616438356164" calcext:value-type="float">
            <text:p>0.335616438356164</text:p>
          </table:table-cell>
          <table:table-cell office:value-type="float" office:value="2.092E+024" calcext:value-type="float">
            <text:p>2.092E+024</text:p>
          </table:table-cell>
          <table:table-cell table:formula="of:=[.H246]/[.$H$7]" office:value-type="float" office:value="0.40621359223301" calcext:value-type="float">
            <text:p>0.4062135922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6" calcext:value-type="float">
            <text:p>9.6E-07</text:p>
          </table:table-cell>
          <table:table-cell office:value-type="float" office:value="1.735E+024" calcext:value-type="float">
            <text:p>1.735E+024</text:p>
          </table:table-cell>
          <table:table-cell table:formula="of:=[.F247]/[.$F$7]" office:value-type="float" office:value="0.339530332681018" calcext:value-type="float">
            <text:p>0.339530332681018</text:p>
          </table:table-cell>
          <table:table-cell office:value-type="float" office:value="2.12E+024" calcext:value-type="float">
            <text:p>2.12E+024</text:p>
          </table:table-cell>
          <table:table-cell table:formula="of:=[.H247]/[.$H$7]" office:value-type="float" office:value="0.411650485436893" calcext:value-type="float">
            <text:p>0.411650485436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64" calcext:value-type="float">
            <text:p>9.64E-07</text:p>
          </table:table-cell>
          <table:table-cell office:value-type="float" office:value="1.765E+024" calcext:value-type="float">
            <text:p>1.765E+024</text:p>
          </table:table-cell>
          <table:table-cell table:formula="of:=[.F248]/[.$F$7]" office:value-type="float" office:value="0.345401174168297" calcext:value-type="float">
            <text:p>0.345401174168297</text:p>
          </table:table-cell>
          <table:table-cell office:value-type="float" office:value="2.088E+024" calcext:value-type="float">
            <text:p>2.088E+024</text:p>
          </table:table-cell>
          <table:table-cell table:formula="of:=[.H248]/[.$H$7]" office:value-type="float" office:value="0.405436893203884" calcext:value-type="float">
            <text:p>0.405436893203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68" calcext:value-type="float">
            <text:p>9.68E-07</text:p>
          </table:table-cell>
          <table:table-cell office:value-type="float" office:value="1.795E+024" calcext:value-type="float">
            <text:p>1.795E+024</text:p>
          </table:table-cell>
          <table:table-cell table:formula="of:=[.F249]/[.$F$7]" office:value-type="float" office:value="0.351272015655577" calcext:value-type="float">
            <text:p>0.351272015655577</text:p>
          </table:table-cell>
          <table:table-cell office:value-type="float" office:value="2.056E+024" calcext:value-type="float">
            <text:p>2.056E+024</text:p>
          </table:table-cell>
          <table:table-cell table:formula="of:=[.H249]/[.$H$7]" office:value-type="float" office:value="0.399223300970874" calcext:value-type="float">
            <text:p>0.3992233009708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72" calcext:value-type="float">
            <text:p>9.72E-07</text:p>
          </table:table-cell>
          <table:table-cell office:value-type="float" office:value="1.813E+024" calcext:value-type="float">
            <text:p>1.813E+024</text:p>
          </table:table-cell>
          <table:table-cell table:formula="of:=[.F250]/[.$F$7]" office:value-type="float" office:value="0.354794520547945" calcext:value-type="float">
            <text:p>0.354794520547945</text:p>
          </table:table-cell>
          <table:table-cell office:value-type="float" office:value="2.042E+024" calcext:value-type="float">
            <text:p>2.042E+024</text:p>
          </table:table-cell>
          <table:table-cell table:formula="of:=[.H250]/[.$H$7]" office:value-type="float" office:value="0.396504854368932" calcext:value-type="float">
            <text:p>0.396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76" calcext:value-type="float">
            <text:p>9.76E-07</text:p>
          </table:table-cell>
          <table:table-cell office:value-type="float" office:value="1.819E+024" calcext:value-type="float">
            <text:p>1.819E+024</text:p>
          </table:table-cell>
          <table:table-cell table:formula="of:=[.F251]/[.$F$7]" office:value-type="float" office:value="0.355968688845401" calcext:value-type="float">
            <text:p>0.355968688845401</text:p>
          </table:table-cell>
          <table:table-cell office:value-type="float" office:value="2.046E+024" calcext:value-type="float">
            <text:p>2.046E+024</text:p>
          </table:table-cell>
          <table:table-cell table:formula="of:=[.H251]/[.$H$7]" office:value-type="float" office:value="0.397281553398058" calcext:value-type="float">
            <text:p>0.397281553398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8" calcext:value-type="float">
            <text:p>9.8E-07</text:p>
          </table:table-cell>
          <table:table-cell office:value-type="float" office:value="1.825E+024" calcext:value-type="float">
            <text:p>1.825E+024</text:p>
          </table:table-cell>
          <table:table-cell table:formula="of:=[.F252]/[.$F$7]" office:value-type="float" office:value="0.357142857142857" calcext:value-type="float">
            <text:p>0.357142857142857</text:p>
          </table:table-cell>
          <table:table-cell office:value-type="float" office:value="2.05E+024" calcext:value-type="float">
            <text:p>2.05E+024</text:p>
          </table:table-cell>
          <table:table-cell table:formula="of:=[.H252]/[.$H$7]" office:value-type="float" office:value="0.398058252427184" calcext:value-type="float">
            <text:p>0.3980582524271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84" calcext:value-type="float">
            <text:p>9.84E-07</text:p>
          </table:table-cell>
          <table:table-cell office:value-type="float" office:value="1.819E+024" calcext:value-type="float">
            <text:p>1.819E+024</text:p>
          </table:table-cell>
          <table:table-cell table:formula="of:=[.F253]/[.$F$7]" office:value-type="float" office:value="0.355968688845401" calcext:value-type="float">
            <text:p>0.355968688845401</text:p>
          </table:table-cell>
          <table:table-cell office:value-type="float" office:value="2.04E+024" calcext:value-type="float">
            <text:p>2.04E+024</text:p>
          </table:table-cell>
          <table:table-cell table:formula="of:=[.H253]/[.$H$7]" office:value-type="float" office:value="0.396116504854369" calcext:value-type="float">
            <text:p>0.3961165048543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88" calcext:value-type="float">
            <text:p>9.88E-07</text:p>
          </table:table-cell>
          <table:table-cell office:value-type="float" office:value="1.813E+024" calcext:value-type="float">
            <text:p>1.813E+024</text:p>
          </table:table-cell>
          <table:table-cell table:formula="of:=[.F254]/[.$F$7]" office:value-type="float" office:value="0.354794520547945" calcext:value-type="float">
            <text:p>0.354794520547945</text:p>
          </table:table-cell>
          <table:table-cell office:value-type="float" office:value="2.03E+024" calcext:value-type="float">
            <text:p>2.03E+024</text:p>
          </table:table-cell>
          <table:table-cell table:formula="of:=[.H254]/[.$H$7]" office:value-type="float" office:value="0.394174757281553" calcext:value-type="float">
            <text:p>0.3941747572815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92" calcext:value-type="float">
            <text:p>9.92E-07</text:p>
          </table:table-cell>
          <table:table-cell office:value-type="float" office:value="1.781E+024" calcext:value-type="float">
            <text:p>1.781E+024</text:p>
          </table:table-cell>
          <table:table-cell table:formula="of:=[.F255]/[.$F$7]" office:value-type="float" office:value="0.34853228962818" calcext:value-type="float">
            <text:p>0.34853228962818</text:p>
          </table:table-cell>
          <table:table-cell office:value-type="float" office:value="2.01E+024" calcext:value-type="float">
            <text:p>2.01E+024</text:p>
          </table:table-cell>
          <table:table-cell table:formula="of:=[.H255]/[.$H$7]" office:value-type="float" office:value="0.390291262135922" calcext:value-type="float">
            <text:p>0.3902912621359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0996" calcext:value-type="float">
            <text:p>9.96E-07</text:p>
          </table:table-cell>
          <table:table-cell office:value-type="float" office:value="1.723E+024" calcext:value-type="float">
            <text:p>1.723E+024</text:p>
          </table:table-cell>
          <table:table-cell table:formula="of:=[.F256]/[.$F$7]" office:value-type="float" office:value="0.337181996086106" calcext:value-type="float">
            <text:p>0.337181996086106</text:p>
          </table:table-cell>
          <table:table-cell office:value-type="float" office:value="1.98E+024" calcext:value-type="float">
            <text:p>1.98E+024</text:p>
          </table:table-cell>
          <table:table-cell table:formula="of:=[.H256]/[.$H$7]" office:value-type="float" office:value="0.384466019417476" calcext:value-type="float">
            <text:p>0.38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" calcext:value-type="float">
            <text:p>1E-06</text:p>
          </table:table-cell>
          <table:table-cell office:value-type="float" office:value="1.665E+024" calcext:value-type="float">
            <text:p>1.665E+024</text:p>
          </table:table-cell>
          <table:table-cell table:formula="of:=[.F257]/[.$F$7]" office:value-type="float" office:value="0.325831702544031" calcext:value-type="float">
            <text:p>0.325831702544031</text:p>
          </table:table-cell>
          <table:table-cell office:value-type="float" office:value="1.95E+024" calcext:value-type="float">
            <text:p>1.95E+024</text:p>
          </table:table-cell>
          <table:table-cell table:formula="of:=[.H257]/[.$H$7]" office:value-type="float" office:value="0.378640776699029" calcext:value-type="float">
            <text:p>0.3786407766990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04" calcext:value-type="float">
            <text:p>1.004E-06</text:p>
          </table:table-cell>
          <table:table-cell office:value-type="float" office:value="1.643E+024" calcext:value-type="float">
            <text:p>1.643E+024</text:p>
          </table:table-cell>
          <table:table-cell table:formula="of:=[.F258]/[.$F$7]" office:value-type="float" office:value="0.321526418786693" calcext:value-type="float">
            <text:p>0.321526418786693</text:p>
          </table:table-cell>
          <table:table-cell office:value-type="float" office:value="1.91E+024" calcext:value-type="float">
            <text:p>1.91E+024</text:p>
          </table:table-cell>
          <table:table-cell table:formula="of:=[.H258]/[.$H$7]" office:value-type="float" office:value="0.370873786407767" calcext:value-type="float">
            <text:p>0.370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08" calcext:value-type="float">
            <text:p>1.008E-06</text:p>
          </table:table-cell>
          <table:table-cell office:value-type="float" office:value="1.621E+024" calcext:value-type="float">
            <text:p>1.621E+024</text:p>
          </table:table-cell>
          <table:table-cell table:formula="of:=[.F259]/[.$F$7]" office:value-type="float" office:value="0.317221135029354" calcext:value-type="float">
            <text:p>0.317221135029354</text:p>
          </table:table-cell>
          <table:table-cell office:value-type="float" office:value="1.87E+024" calcext:value-type="float">
            <text:p>1.87E+024</text:p>
          </table:table-cell>
          <table:table-cell table:formula="of:=[.H259]/[.$H$7]" office:value-type="float" office:value="0.363106796116505" calcext:value-type="float">
            <text:p>0.3631067961165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12" calcext:value-type="float">
            <text:p>1.012E-06</text:p>
          </table:table-cell>
          <table:table-cell office:value-type="float" office:value="1.601E+024" calcext:value-type="float">
            <text:p>1.601E+024</text:p>
          </table:table-cell>
          <table:table-cell table:formula="of:=[.F260]/[.$F$7]" office:value-type="float" office:value="0.313307240704501" calcext:value-type="float">
            <text:p>0.313307240704501</text:p>
          </table:table-cell>
          <table:table-cell office:value-type="float" office:value="1.824E+024" calcext:value-type="float">
            <text:p>1.824E+024</text:p>
          </table:table-cell>
          <table:table-cell table:formula="of:=[.H260]/[.$H$7]" office:value-type="float" office:value="0.354174757281553" calcext:value-type="float">
            <text:p>0.3541747572815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16" calcext:value-type="float">
            <text:p>1.016E-06</text:p>
          </table:table-cell>
          <table:table-cell office:value-type="float" office:value="1.583E+024" calcext:value-type="float">
            <text:p>1.583E+024</text:p>
          </table:table-cell>
          <table:table-cell table:formula="of:=[.F261]/[.$F$7]" office:value-type="float" office:value="0.309784735812133" calcext:value-type="float">
            <text:p>0.309784735812133</text:p>
          </table:table-cell>
          <table:table-cell office:value-type="float" office:value="1.772E+024" calcext:value-type="float">
            <text:p>1.772E+024</text:p>
          </table:table-cell>
          <table:table-cell table:formula="of:=[.H261]/[.$H$7]" office:value-type="float" office:value="0.344077669902913" calcext:value-type="float">
            <text:p>0.344077669902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2" calcext:value-type="float">
            <text:p>1.02E-06</text:p>
          </table:table-cell>
          <table:table-cell office:value-type="float" office:value="1.565E+024" calcext:value-type="float">
            <text:p>1.565E+024</text:p>
          </table:table-cell>
          <table:table-cell table:formula="of:=[.F262]/[.$F$7]" office:value-type="float" office:value="0.306262230919765" calcext:value-type="float">
            <text:p>0.306262230919765</text:p>
          </table:table-cell>
          <table:table-cell office:value-type="float" office:value="1.72E+024" calcext:value-type="float">
            <text:p>1.72E+024</text:p>
          </table:table-cell>
          <table:table-cell table:formula="of:=[.H262]/[.$H$7]" office:value-type="float" office:value="0.333980582524272" calcext:value-type="float">
            <text:p>0.3339805825242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24" calcext:value-type="float">
            <text:p>1.024E-06</text:p>
          </table:table-cell>
          <table:table-cell office:value-type="float" office:value="1.553E+024" calcext:value-type="float">
            <text:p>1.553E+024</text:p>
          </table:table-cell>
          <table:table-cell table:formula="of:=[.F263]/[.$F$7]" office:value-type="float" office:value="0.303913894324853" calcext:value-type="float">
            <text:p>0.303913894324853</text:p>
          </table:table-cell>
          <table:table-cell office:value-type="float" office:value="1.72E+024" calcext:value-type="float">
            <text:p>1.72E+024</text:p>
          </table:table-cell>
          <table:table-cell table:formula="of:=[.H263]/[.$H$7]" office:value-type="float" office:value="0.333980582524272" calcext:value-type="float">
            <text:p>0.3339805825242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28" calcext:value-type="float">
            <text:p>1.028E-06</text:p>
          </table:table-cell>
          <table:table-cell office:value-type="float" office:value="1.541E+024" calcext:value-type="float">
            <text:p>1.541E+024</text:p>
          </table:table-cell>
          <table:table-cell table:formula="of:=[.F264]/[.$F$7]" office:value-type="float" office:value="0.301565557729941" calcext:value-type="float">
            <text:p>0.301565557729941</text:p>
          </table:table-cell>
          <table:table-cell office:value-type="float" office:value="1.72E+024" calcext:value-type="float">
            <text:p>1.72E+024</text:p>
          </table:table-cell>
          <table:table-cell table:formula="of:=[.H264]/[.$H$7]" office:value-type="float" office:value="0.333980582524272" calcext:value-type="float">
            <text:p>0.3339805825242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32" calcext:value-type="float">
            <text:p>1.032E-06</text:p>
          </table:table-cell>
          <table:table-cell office:value-type="float" office:value="1.555E+024" calcext:value-type="float">
            <text:p>1.555E+024</text:p>
          </table:table-cell>
          <table:table-cell table:formula="of:=[.F265]/[.$F$7]" office:value-type="float" office:value="0.304305283757339" calcext:value-type="float">
            <text:p>0.304305283757339</text:p>
          </table:table-cell>
          <table:table-cell office:value-type="float" office:value="1.74E+024" calcext:value-type="float">
            <text:p>1.74E+024</text:p>
          </table:table-cell>
          <table:table-cell table:formula="of:=[.H265]/[.$H$7]" office:value-type="float" office:value="0.337864077669903" calcext:value-type="float">
            <text:p>0.3378640776699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36" calcext:value-type="float">
            <text:p>1.036E-06</text:p>
          </table:table-cell>
          <table:table-cell office:value-type="float" office:value="1.595E+024" calcext:value-type="float">
            <text:p>1.595E+024</text:p>
          </table:table-cell>
          <table:table-cell table:formula="of:=[.F266]/[.$F$7]" office:value-type="float" office:value="0.312133072407045" calcext:value-type="float">
            <text:p>0.312133072407045</text:p>
          </table:table-cell>
          <table:table-cell office:value-type="float" office:value="1.78E+024" calcext:value-type="float">
            <text:p>1.78E+024</text:p>
          </table:table-cell>
          <table:table-cell table:formula="of:=[.H266]/[.$H$7]" office:value-type="float" office:value="0.345631067961165" calcext:value-type="float">
            <text:p>0.3456310679611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4" calcext:value-type="float">
            <text:p>1.04E-06</text:p>
          </table:table-cell>
          <table:table-cell office:value-type="float" office:value="1.635E+024" calcext:value-type="float">
            <text:p>1.635E+024</text:p>
          </table:table-cell>
          <table:table-cell table:formula="of:=[.F267]/[.$F$7]" office:value-type="float" office:value="0.319960861056751" calcext:value-type="float">
            <text:p>0.319960861056751</text:p>
          </table:table-cell>
          <table:table-cell office:value-type="float" office:value="1.82E+024" calcext:value-type="float">
            <text:p>1.82E+024</text:p>
          </table:table-cell>
          <table:table-cell table:formula="of:=[.H267]/[.$H$7]" office:value-type="float" office:value="0.353398058252427" calcext:value-type="float">
            <text:p>0.353398058252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44" calcext:value-type="float">
            <text:p>1.044E-06</text:p>
          </table:table-cell>
          <table:table-cell office:value-type="float" office:value="1.639E+024" calcext:value-type="float">
            <text:p>1.639E+024</text:p>
          </table:table-cell>
          <table:table-cell table:formula="of:=[.F268]/[.$F$7]" office:value-type="float" office:value="0.320743639921722" calcext:value-type="float">
            <text:p>0.320743639921722</text:p>
          </table:table-cell>
          <table:table-cell office:value-type="float" office:value="1.834E+024" calcext:value-type="float">
            <text:p>1.834E+024</text:p>
          </table:table-cell>
          <table:table-cell table:formula="of:=[.H268]/[.$H$7]" office:value-type="float" office:value="0.356116504854369" calcext:value-type="float">
            <text:p>0.3561165048543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48" calcext:value-type="float">
            <text:p>1.048E-06</text:p>
          </table:table-cell>
          <table:table-cell office:value-type="float" office:value="1.643E+024" calcext:value-type="float">
            <text:p>1.643E+024</text:p>
          </table:table-cell>
          <table:table-cell table:formula="of:=[.F269]/[.$F$7]" office:value-type="float" office:value="0.321526418786693" calcext:value-type="float">
            <text:p>0.321526418786693</text:p>
          </table:table-cell>
          <table:table-cell office:value-type="float" office:value="1.848E+024" calcext:value-type="float">
            <text:p>1.848E+024</text:p>
          </table:table-cell>
          <table:table-cell table:formula="of:=[.H269]/[.$H$7]" office:value-type="float" office:value="0.358834951456311" calcext:value-type="float">
            <text:p>0.3588349514563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52" calcext:value-type="float">
            <text:p>1.052E-06</text:p>
          </table:table-cell>
          <table:table-cell office:value-type="float" office:value="1.648E+024" calcext:value-type="float">
            <text:p>1.648E+024</text:p>
          </table:table-cell>
          <table:table-cell table:formula="of:=[.F270]/[.$F$7]" office:value-type="float" office:value="0.322504892367906" calcext:value-type="float">
            <text:p>0.322504892367906</text:p>
          </table:table-cell>
          <table:table-cell office:value-type="float" office:value="1.836E+024" calcext:value-type="float">
            <text:p>1.836E+024</text:p>
          </table:table-cell>
          <table:table-cell table:formula="of:=[.H270]/[.$H$7]" office:value-type="float" office:value="0.356504854368932" calcext:value-type="float">
            <text:p>0.356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56" calcext:value-type="float">
            <text:p>1.056E-06</text:p>
          </table:table-cell>
          <table:table-cell office:value-type="float" office:value="1.654E+024" calcext:value-type="float">
            <text:p>1.654E+024</text:p>
          </table:table-cell>
          <table:table-cell table:formula="of:=[.F271]/[.$F$7]" office:value-type="float" office:value="0.323679060665362" calcext:value-type="float">
            <text:p>0.323679060665362</text:p>
          </table:table-cell>
          <table:table-cell office:value-type="float" office:value="1.798E+024" calcext:value-type="float">
            <text:p>1.798E+024</text:p>
          </table:table-cell>
          <table:table-cell table:formula="of:=[.H271]/[.$H$7]" office:value-type="float" office:value="0.349126213592233" calcext:value-type="float">
            <text:p>0.34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6" calcext:value-type="float">
            <text:p>1.06E-06</text:p>
          </table:table-cell>
          <table:table-cell office:value-type="float" office:value="1.66E+024" calcext:value-type="float">
            <text:p>1.66E+024</text:p>
          </table:table-cell>
          <table:table-cell table:formula="of:=[.F272]/[.$F$7]" office:value-type="float" office:value="0.324853228962818" calcext:value-type="float">
            <text:p>0.324853228962818</text:p>
          </table:table-cell>
          <table:table-cell office:value-type="float" office:value="1.76E+024" calcext:value-type="float">
            <text:p>1.76E+024</text:p>
          </table:table-cell>
          <table:table-cell table:formula="of:=[.H272]/[.$H$7]" office:value-type="float" office:value="0.341747572815534" calcext:value-type="float">
            <text:p>0.34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64" calcext:value-type="float">
            <text:p>1.064E-06</text:p>
          </table:table-cell>
          <table:table-cell office:value-type="float" office:value="1.63E+024" calcext:value-type="float">
            <text:p>1.63E+024</text:p>
          </table:table-cell>
          <table:table-cell table:formula="of:=[.F273]/[.$F$7]" office:value-type="float" office:value="0.318982387475538" calcext:value-type="float">
            <text:p>0.318982387475538</text:p>
          </table:table-cell>
          <table:table-cell office:value-type="float" office:value="1.724E+024" calcext:value-type="float">
            <text:p>1.724E+024</text:p>
          </table:table-cell>
          <table:table-cell table:formula="of:=[.H273]/[.$H$7]" office:value-type="float" office:value="0.334757281553398" calcext:value-type="float">
            <text:p>0.3347572815533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68" calcext:value-type="float">
            <text:p>1.068E-06</text:p>
          </table:table-cell>
          <table:table-cell office:value-type="float" office:value="1.6E+024" calcext:value-type="float">
            <text:p>1.6E+024</text:p>
          </table:table-cell>
          <table:table-cell table:formula="of:=[.F274]/[.$F$7]" office:value-type="float" office:value="0.313111545988258" calcext:value-type="float">
            <text:p>0.313111545988258</text:p>
          </table:table-cell>
          <table:table-cell office:value-type="float" office:value="1.688E+024" calcext:value-type="float">
            <text:p>1.688E+024</text:p>
          </table:table-cell>
          <table:table-cell table:formula="of:=[.H274]/[.$H$7]" office:value-type="float" office:value="0.327766990291262" calcext:value-type="float">
            <text:p>0.32776699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72" calcext:value-type="float">
            <text:p>1.072E-06</text:p>
          </table:table-cell>
          <table:table-cell office:value-type="float" office:value="1.566E+024" calcext:value-type="float">
            <text:p>1.566E+024</text:p>
          </table:table-cell>
          <table:table-cell table:formula="of:=[.F275]/[.$F$7]" office:value-type="float" office:value="0.306457925636008" calcext:value-type="float">
            <text:p>0.306457925636008</text:p>
          </table:table-cell>
          <table:table-cell office:value-type="float" office:value="1.671E+024" calcext:value-type="float">
            <text:p>1.671E+024</text:p>
          </table:table-cell>
          <table:table-cell table:formula="of:=[.H275]/[.$H$7]" office:value-type="float" office:value="0.324466019417476" calcext:value-type="float">
            <text:p>0.32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76" calcext:value-type="float">
            <text:p>1.076E-06</text:p>
          </table:table-cell>
          <table:table-cell office:value-type="float" office:value="1.528E+024" calcext:value-type="float">
            <text:p>1.528E+024</text:p>
          </table:table-cell>
          <table:table-cell table:formula="of:=[.F276]/[.$F$7]" office:value-type="float" office:value="0.299021526418787" calcext:value-type="float">
            <text:p>0.299021526418787</text:p>
          </table:table-cell>
          <table:table-cell office:value-type="float" office:value="1.673E+024" calcext:value-type="float">
            <text:p>1.673E+024</text:p>
          </table:table-cell>
          <table:table-cell table:formula="of:=[.H276]/[.$H$7]" office:value-type="float" office:value="0.324854368932039" calcext:value-type="float">
            <text:p>0.324854368932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8" calcext:value-type="float">
            <text:p>1.08E-06</text:p>
          </table:table-cell>
          <table:table-cell office:value-type="float" office:value="1.49E+024" calcext:value-type="float">
            <text:p>1.49E+024</text:p>
          </table:table-cell>
          <table:table-cell table:formula="of:=[.F277]/[.$F$7]" office:value-type="float" office:value="0.291585127201566" calcext:value-type="float">
            <text:p>0.291585127201566</text:p>
          </table:table-cell>
          <table:table-cell office:value-type="float" office:value="1.675E+024" calcext:value-type="float">
            <text:p>1.675E+024</text:p>
          </table:table-cell>
          <table:table-cell table:formula="of:=[.H277]/[.$H$7]" office:value-type="float" office:value="0.325242718446602" calcext:value-type="float">
            <text:p>0.325242718446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84" calcext:value-type="float">
            <text:p>1.084E-06</text:p>
          </table:table-cell>
          <table:table-cell office:value-type="float" office:value="1.482E+024" calcext:value-type="float">
            <text:p>1.482E+024</text:p>
          </table:table-cell>
          <table:table-cell table:formula="of:=[.F278]/[.$F$7]" office:value-type="float" office:value="0.290019569471624" calcext:value-type="float">
            <text:p>0.290019569471624</text:p>
          </table:table-cell>
          <table:table-cell office:value-type="float" office:value="1.695E+024" calcext:value-type="float">
            <text:p>1.695E+024</text:p>
          </table:table-cell>
          <table:table-cell table:formula="of:=[.H278]/[.$H$7]" office:value-type="float" office:value="0.329126213592233" calcext:value-type="float">
            <text:p>0.32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88" calcext:value-type="float">
            <text:p>1.088E-06</text:p>
          </table:table-cell>
          <table:table-cell office:value-type="float" office:value="1.474E+024" calcext:value-type="float">
            <text:p>1.474E+024</text:p>
          </table:table-cell>
          <table:table-cell table:formula="of:=[.F279]/[.$F$7]" office:value-type="float" office:value="0.288454011741683" calcext:value-type="float">
            <text:p>0.288454011741683</text:p>
          </table:table-cell>
          <table:table-cell office:value-type="float" office:value="1.715E+024" calcext:value-type="float">
            <text:p>1.715E+024</text:p>
          </table:table-cell>
          <table:table-cell table:formula="of:=[.H279]/[.$H$7]" office:value-type="float" office:value="0.333009708737864" calcext:value-type="float">
            <text:p>0.3330097087378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92" calcext:value-type="float">
            <text:p>1.092E-06</text:p>
          </table:table-cell>
          <table:table-cell office:value-type="float" office:value="1.463E+024" calcext:value-type="float">
            <text:p>1.463E+024</text:p>
          </table:table-cell>
          <table:table-cell table:formula="of:=[.F280]/[.$F$7]" office:value-type="float" office:value="0.286301369863014" calcext:value-type="float">
            <text:p>0.286301369863014</text:p>
          </table:table-cell>
          <table:table-cell office:value-type="float" office:value="1.714E+024" calcext:value-type="float">
            <text:p>1.714E+024</text:p>
          </table:table-cell>
          <table:table-cell table:formula="of:=[.H280]/[.$H$7]" office:value-type="float" office:value="0.332815533980582" calcext:value-type="float">
            <text:p>0.3328155339805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096" calcext:value-type="float">
            <text:p>1.096E-06</text:p>
          </table:table-cell>
          <table:table-cell office:value-type="float" office:value="1.449E+024" calcext:value-type="float">
            <text:p>1.449E+024</text:p>
          </table:table-cell>
          <table:table-cell table:formula="of:=[.F281]/[.$F$7]" office:value-type="float" office:value="0.283561643835616" calcext:value-type="float">
            <text:p>0.283561643835616</text:p>
          </table:table-cell>
          <table:table-cell office:value-type="float" office:value="1.692E+024" calcext:value-type="float">
            <text:p>1.692E+024</text:p>
          </table:table-cell>
          <table:table-cell table:formula="of:=[.H281]/[.$H$7]" office:value-type="float" office:value="0.328543689320388" calcext:value-type="float">
            <text:p>0.328543689320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" calcext:value-type="float">
            <text:p>1.1E-06</text:p>
          </table:table-cell>
          <table:table-cell office:value-type="float" office:value="1.435E+024" calcext:value-type="float">
            <text:p>1.435E+024</text:p>
          </table:table-cell>
          <table:table-cell table:formula="of:=[.F282]/[.$F$7]" office:value-type="float" office:value="0.280821917808219" calcext:value-type="float">
            <text:p>0.280821917808219</text:p>
          </table:table-cell>
          <table:table-cell office:value-type="float" office:value="1.67E+024" calcext:value-type="float">
            <text:p>1.67E+024</text:p>
          </table:table-cell>
          <table:table-cell table:formula="of:=[.H282]/[.$H$7]" office:value-type="float" office:value="0.324271844660194" calcext:value-type="float">
            <text:p>0.3242718446601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04" calcext:value-type="float">
            <text:p>1.104E-06</text:p>
          </table:table-cell>
          <table:table-cell office:value-type="float" office:value="1.453E+024" calcext:value-type="float">
            <text:p>1.453E+024</text:p>
          </table:table-cell>
          <table:table-cell table:formula="of:=[.F283]/[.$F$7]" office:value-type="float" office:value="0.284344422700587" calcext:value-type="float">
            <text:p>0.284344422700587</text:p>
          </table:table-cell>
          <table:table-cell office:value-type="float" office:value="1.664E+024" calcext:value-type="float">
            <text:p>1.664E+024</text:p>
          </table:table-cell>
          <table:table-cell table:formula="of:=[.H283]/[.$H$7]" office:value-type="float" office:value="0.323106796116505" calcext:value-type="float">
            <text:p>0.3231067961165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08" calcext:value-type="float">
            <text:p>1.108E-06</text:p>
          </table:table-cell>
          <table:table-cell office:value-type="float" office:value="1.471E+024" calcext:value-type="float">
            <text:p>1.471E+024</text:p>
          </table:table-cell>
          <table:table-cell table:formula="of:=[.F284]/[.$F$7]" office:value-type="float" office:value="0.287866927592955" calcext:value-type="float">
            <text:p>0.287866927592955</text:p>
          </table:table-cell>
          <table:table-cell office:value-type="float" office:value="1.658E+024" calcext:value-type="float">
            <text:p>1.658E+024</text:p>
          </table:table-cell>
          <table:table-cell table:formula="of:=[.H284]/[.$H$7]" office:value-type="float" office:value="0.321941747572815" calcext:value-type="float">
            <text:p>0.3219417475728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12" calcext:value-type="float">
            <text:p>1.112E-06</text:p>
          </table:table-cell>
          <table:table-cell office:value-type="float" office:value="1.46E+024" calcext:value-type="float">
            <text:p>1.46E+024</text:p>
          </table:table-cell>
          <table:table-cell table:formula="of:=[.F285]/[.$F$7]" office:value-type="float" office:value="0.285714285714286" calcext:value-type="float">
            <text:p>0.285714285714286</text:p>
          </table:table-cell>
          <table:table-cell office:value-type="float" office:value="1.667E+024" calcext:value-type="float">
            <text:p>1.667E+024</text:p>
          </table:table-cell>
          <table:table-cell table:formula="of:=[.H285]/[.$H$7]" office:value-type="float" office:value="0.323689320388349" calcext:value-type="float">
            <text:p>0.3236893203883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16" calcext:value-type="float">
            <text:p>1.116E-06</text:p>
          </table:table-cell>
          <table:table-cell office:value-type="float" office:value="1.42E+024" calcext:value-type="float">
            <text:p>1.42E+024</text:p>
          </table:table-cell>
          <table:table-cell table:formula="of:=[.F286]/[.$F$7]" office:value-type="float" office:value="0.277886497064579" calcext:value-type="float">
            <text:p>0.277886497064579</text:p>
          </table:table-cell>
          <table:table-cell office:value-type="float" office:value="1.691E+024" calcext:value-type="float">
            <text:p>1.691E+024</text:p>
          </table:table-cell>
          <table:table-cell table:formula="of:=[.H286]/[.$H$7]" office:value-type="float" office:value="0.328349514563107" calcext:value-type="float">
            <text:p>0.3283495145631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2" calcext:value-type="float">
            <text:p>1.12E-06</text:p>
          </table:table-cell>
          <table:table-cell office:value-type="float" office:value="1.38E+024" calcext:value-type="float">
            <text:p>1.38E+024</text:p>
          </table:table-cell>
          <table:table-cell table:formula="of:=[.F287]/[.$F$7]" office:value-type="float" office:value="0.270058708414873" calcext:value-type="float">
            <text:p>0.270058708414873</text:p>
          </table:table-cell>
          <table:table-cell office:value-type="float" office:value="1.715E+024" calcext:value-type="float">
            <text:p>1.715E+024</text:p>
          </table:table-cell>
          <table:table-cell table:formula="of:=[.H287]/[.$H$7]" office:value-type="float" office:value="0.333009708737864" calcext:value-type="float">
            <text:p>0.3330097087378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24" calcext:value-type="float">
            <text:p>1.124E-06</text:p>
          </table:table-cell>
          <table:table-cell office:value-type="float" office:value="1.356E+024" calcext:value-type="float">
            <text:p>1.356E+024</text:p>
          </table:table-cell>
          <table:table-cell table:formula="of:=[.F288]/[.$F$7]" office:value-type="float" office:value="0.265362035225049" calcext:value-type="float">
            <text:p>0.265362035225049</text:p>
          </table:table-cell>
          <table:table-cell office:value-type="float" office:value="1.645E+024" calcext:value-type="float">
            <text:p>1.645E+024</text:p>
          </table:table-cell>
          <table:table-cell table:formula="of:=[.H288]/[.$H$7]" office:value-type="float" office:value="0.319417475728155" calcext:value-type="float">
            <text:p>0.3194174757281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28" calcext:value-type="float">
            <text:p>1.128E-06</text:p>
          </table:table-cell>
          <table:table-cell office:value-type="float" office:value="1.332E+024" calcext:value-type="float">
            <text:p>1.332E+024</text:p>
          </table:table-cell>
          <table:table-cell table:formula="of:=[.F289]/[.$F$7]" office:value-type="float" office:value="0.260665362035225" calcext:value-type="float">
            <text:p>0.260665362035225</text:p>
          </table:table-cell>
          <table:table-cell office:value-type="float" office:value="1.575E+024" calcext:value-type="float">
            <text:p>1.575E+024</text:p>
          </table:table-cell>
          <table:table-cell table:formula="of:=[.H289]/[.$H$7]" office:value-type="float" office:value="0.305825242718447" calcext:value-type="float">
            <text:p>0.3058252427184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32" calcext:value-type="float">
            <text:p>1.132E-06</text:p>
          </table:table-cell>
          <table:table-cell office:value-type="float" office:value="1.332E+024" calcext:value-type="float">
            <text:p>1.332E+024</text:p>
          </table:table-cell>
          <table:table-cell table:formula="of:=[.F290]/[.$F$7]" office:value-type="float" office:value="0.260665362035225" calcext:value-type="float">
            <text:p>0.260665362035225</text:p>
          </table:table-cell>
          <table:table-cell office:value-type="float" office:value="1.511E+024" calcext:value-type="float">
            <text:p>1.511E+024</text:p>
          </table:table-cell>
          <table:table-cell table:formula="of:=[.H290]/[.$H$7]" office:value-type="float" office:value="0.293398058252427" calcext:value-type="float">
            <text:p>0.293398058252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36" calcext:value-type="float">
            <text:p>1.136E-06</text:p>
          </table:table-cell>
          <table:table-cell office:value-type="float" office:value="1.356E+024" calcext:value-type="float">
            <text:p>1.356E+024</text:p>
          </table:table-cell>
          <table:table-cell table:formula="of:=[.F291]/[.$F$7]" office:value-type="float" office:value="0.265362035225049" calcext:value-type="float">
            <text:p>0.265362035225049</text:p>
          </table:table-cell>
          <table:table-cell office:value-type="float" office:value="1.453E+024" calcext:value-type="float">
            <text:p>1.453E+024</text:p>
          </table:table-cell>
          <table:table-cell table:formula="of:=[.H291]/[.$H$7]" office:value-type="float" office:value="0.282135922330097" calcext:value-type="float">
            <text:p>0.28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4" calcext:value-type="float">
            <text:p>1.14E-06</text:p>
          </table:table-cell>
          <table:table-cell office:value-type="float" office:value="1.38E+024" calcext:value-type="float">
            <text:p>1.38E+024</text:p>
          </table:table-cell>
          <table:table-cell table:formula="of:=[.F292]/[.$F$7]" office:value-type="float" office:value="0.270058708414873" calcext:value-type="float">
            <text:p>0.270058708414873</text:p>
          </table:table-cell>
          <table:table-cell office:value-type="float" office:value="1.395E+024" calcext:value-type="float">
            <text:p>1.395E+024</text:p>
          </table:table-cell>
          <table:table-cell table:formula="of:=[.H292]/[.$H$7]" office:value-type="float" office:value="0.270873786407767" calcext:value-type="float">
            <text:p>0.270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44" calcext:value-type="float">
            <text:p>1.144E-06</text:p>
          </table:table-cell>
          <table:table-cell office:value-type="float" office:value="1.388E+024" calcext:value-type="float">
            <text:p>1.388E+024</text:p>
          </table:table-cell>
          <table:table-cell table:formula="of:=[.F293]/[.$F$7]" office:value-type="float" office:value="0.271624266144814" calcext:value-type="float">
            <text:p>0.271624266144814</text:p>
          </table:table-cell>
          <table:table-cell office:value-type="float" office:value="1.409E+024" calcext:value-type="float">
            <text:p>1.409E+024</text:p>
          </table:table-cell>
          <table:table-cell table:formula="of:=[.H293]/[.$H$7]" office:value-type="float" office:value="0.273592233009709" calcext:value-type="float">
            <text:p>0.273592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48" calcext:value-type="float">
            <text:p>1.148E-06</text:p>
          </table:table-cell>
          <table:table-cell office:value-type="float" office:value="1.396E+024" calcext:value-type="float">
            <text:p>1.396E+024</text:p>
          </table:table-cell>
          <table:table-cell table:formula="of:=[.F294]/[.$F$7]" office:value-type="float" office:value="0.273189823874755" calcext:value-type="float">
            <text:p>0.273189823874755</text:p>
          </table:table-cell>
          <table:table-cell office:value-type="float" office:value="1.423E+024" calcext:value-type="float">
            <text:p>1.423E+024</text:p>
          </table:table-cell>
          <table:table-cell table:formula="of:=[.H294]/[.$H$7]" office:value-type="float" office:value="0.27631067961165" calcext:value-type="float">
            <text:p>0.276310679611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52" calcext:value-type="float">
            <text:p>1.152E-06</text:p>
          </table:table-cell>
          <table:table-cell office:value-type="float" office:value="1.394E+024" calcext:value-type="float">
            <text:p>1.394E+024</text:p>
          </table:table-cell>
          <table:table-cell table:formula="of:=[.F295]/[.$F$7]" office:value-type="float" office:value="0.27279843444227" calcext:value-type="float">
            <text:p>0.27279843444227</text:p>
          </table:table-cell>
          <table:table-cell office:value-type="float" office:value="1.431E+024" calcext:value-type="float">
            <text:p>1.431E+024</text:p>
          </table:table-cell>
          <table:table-cell table:formula="of:=[.H295]/[.$H$7]" office:value-type="float" office:value="0.277864077669903" calcext:value-type="float">
            <text:p>0.2778640776699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56" calcext:value-type="float">
            <text:p>1.156E-06</text:p>
          </table:table-cell>
          <table:table-cell office:value-type="float" office:value="1.382E+024" calcext:value-type="float">
            <text:p>1.382E+024</text:p>
          </table:table-cell>
          <table:table-cell table:formula="of:=[.F296]/[.$F$7]" office:value-type="float" office:value="0.270450097847358" calcext:value-type="float">
            <text:p>0.270450097847358</text:p>
          </table:table-cell>
          <table:table-cell office:value-type="float" office:value="1.433E+024" calcext:value-type="float">
            <text:p>1.433E+024</text:p>
          </table:table-cell>
          <table:table-cell table:formula="of:=[.H296]/[.$H$7]" office:value-type="float" office:value="0.278252427184466" calcext:value-type="float">
            <text:p>0.278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6" calcext:value-type="float">
            <text:p>1.16E-06</text:p>
          </table:table-cell>
          <table:table-cell office:value-type="float" office:value="1.37E+024" calcext:value-type="float">
            <text:p>1.37E+024</text:p>
          </table:table-cell>
          <table:table-cell table:formula="of:=[.F297]/[.$F$7]" office:value-type="float" office:value="0.268101761252446" calcext:value-type="float">
            <text:p>0.268101761252446</text:p>
          </table:table-cell>
          <table:table-cell office:value-type="float" office:value="1.435E+024" calcext:value-type="float">
            <text:p>1.435E+024</text:p>
          </table:table-cell>
          <table:table-cell table:formula="of:=[.H297]/[.$H$7]" office:value-type="float" office:value="0.278640776699029" calcext:value-type="float">
            <text:p>0.2786407766990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64" calcext:value-type="float">
            <text:p>1.164E-06</text:p>
          </table:table-cell>
          <table:table-cell office:value-type="float" office:value="1.332E+024" calcext:value-type="float">
            <text:p>1.332E+024</text:p>
          </table:table-cell>
          <table:table-cell table:formula="of:=[.F298]/[.$F$7]" office:value-type="float" office:value="0.260665362035225" calcext:value-type="float">
            <text:p>0.260665362035225</text:p>
          </table:table-cell>
          <table:table-cell office:value-type="float" office:value="1.503E+024" calcext:value-type="float">
            <text:p>1.503E+024</text:p>
          </table:table-cell>
          <table:table-cell table:formula="of:=[.H298]/[.$H$7]" office:value-type="float" office:value="0.291844660194175" calcext:value-type="float">
            <text:p>0.2918446601941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68" calcext:value-type="float">
            <text:p>1.168E-06</text:p>
          </table:table-cell>
          <table:table-cell office:value-type="float" office:value="1.294E+024" calcext:value-type="float">
            <text:p>1.294E+024</text:p>
          </table:table-cell>
          <table:table-cell table:formula="of:=[.F299]/[.$F$7]" office:value-type="float" office:value="0.253228962818004" calcext:value-type="float">
            <text:p>0.253228962818004</text:p>
          </table:table-cell>
          <table:table-cell office:value-type="float" office:value="1.571E+024" calcext:value-type="float">
            <text:p>1.571E+024</text:p>
          </table:table-cell>
          <table:table-cell table:formula="of:=[.H299]/[.$H$7]" office:value-type="float" office:value="0.30504854368932" calcext:value-type="float">
            <text:p>0.30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72" calcext:value-type="float">
            <text:p>1.172E-06</text:p>
          </table:table-cell>
          <table:table-cell office:value-type="float" office:value="1.258E+024" calcext:value-type="float">
            <text:p>1.258E+024</text:p>
          </table:table-cell>
          <table:table-cell table:formula="of:=[.F300]/[.$F$7]" office:value-type="float" office:value="0.246183953033268" calcext:value-type="float">
            <text:p>0.246183953033268</text:p>
          </table:table-cell>
          <table:table-cell office:value-type="float" office:value="1.597E+024" calcext:value-type="float">
            <text:p>1.597E+024</text:p>
          </table:table-cell>
          <table:table-cell table:formula="of:=[.H300]/[.$H$7]" office:value-type="float" office:value="0.310097087378641" calcext:value-type="float">
            <text:p>0.3100970873786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76" calcext:value-type="float">
            <text:p>1.176E-06</text:p>
          </table:table-cell>
          <table:table-cell office:value-type="float" office:value="1.224E+024" calcext:value-type="float">
            <text:p>1.224E+024</text:p>
          </table:table-cell>
          <table:table-cell table:formula="of:=[.F301]/[.$F$7]" office:value-type="float" office:value="0.239530332681018" calcext:value-type="float">
            <text:p>0.239530332681018</text:p>
          </table:table-cell>
          <table:table-cell office:value-type="float" office:value="1.581E+024" calcext:value-type="float">
            <text:p>1.581E+024</text:p>
          </table:table-cell>
          <table:table-cell table:formula="of:=[.H301]/[.$H$7]" office:value-type="float" office:value="0.306990291262136" calcext:value-type="float">
            <text:p>0.3069902912621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8" calcext:value-type="float">
            <text:p>1.18E-06</text:p>
          </table:table-cell>
          <table:table-cell office:value-type="float" office:value="1.19E+024" calcext:value-type="float">
            <text:p>1.19E+024</text:p>
          </table:table-cell>
          <table:table-cell table:formula="of:=[.F302]/[.$F$7]" office:value-type="float" office:value="0.232876712328767" calcext:value-type="float">
            <text:p>0.232876712328767</text:p>
          </table:table-cell>
          <table:table-cell office:value-type="float" office:value="1.565E+024" calcext:value-type="float">
            <text:p>1.565E+024</text:p>
          </table:table-cell>
          <table:table-cell table:formula="of:=[.H302]/[.$H$7]" office:value-type="float" office:value="0.303883495145631" calcext:value-type="float">
            <text:p>0.3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84" calcext:value-type="float">
            <text:p>1.184E-06</text:p>
          </table:table-cell>
          <table:table-cell office:value-type="float" office:value="1.192E+024" calcext:value-type="float">
            <text:p>1.192E+024</text:p>
          </table:table-cell>
          <table:table-cell table:formula="of:=[.F303]/[.$F$7]" office:value-type="float" office:value="0.233268101761252" calcext:value-type="float">
            <text:p>0.233268101761252</text:p>
          </table:table-cell>
          <table:table-cell office:value-type="float" office:value="1.523E+024" calcext:value-type="float">
            <text:p>1.523E+024</text:p>
          </table:table-cell>
          <table:table-cell table:formula="of:=[.H303]/[.$H$7]" office:value-type="float" office:value="0.295728155339806" calcext:value-type="float">
            <text:p>0.295728155339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88" calcext:value-type="float">
            <text:p>1.188E-06</text:p>
          </table:table-cell>
          <table:table-cell office:value-type="float" office:value="1.194E+024" calcext:value-type="float">
            <text:p>1.194E+024</text:p>
          </table:table-cell>
          <table:table-cell table:formula="of:=[.F304]/[.$F$7]" office:value-type="float" office:value="0.233659491193738" calcext:value-type="float">
            <text:p>0.233659491193738</text:p>
          </table:table-cell>
          <table:table-cell office:value-type="float" office:value="1.481E+024" calcext:value-type="float">
            <text:p>1.481E+024</text:p>
          </table:table-cell>
          <table:table-cell table:formula="of:=[.H304]/[.$H$7]" office:value-type="float" office:value="0.28757281553398" calcext:value-type="float">
            <text:p>0.287572815533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92" calcext:value-type="float">
            <text:p>1.192E-06</text:p>
          </table:table-cell>
          <table:table-cell office:value-type="float" office:value="1.225E+024" calcext:value-type="float">
            <text:p>1.225E+024</text:p>
          </table:table-cell>
          <table:table-cell table:formula="of:=[.F305]/[.$F$7]" office:value-type="float" office:value="0.23972602739726" calcext:value-type="float">
            <text:p>0.23972602739726</text:p>
          </table:table-cell>
          <table:table-cell office:value-type="float" office:value="1.484E+024" calcext:value-type="float">
            <text:p>1.484E+024</text:p>
          </table:table-cell>
          <table:table-cell table:formula="of:=[.H305]/[.$H$7]" office:value-type="float" office:value="0.288155339805825" calcext:value-type="float">
            <text:p>0.288155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196" calcext:value-type="float">
            <text:p>1.196E-06</text:p>
          </table:table-cell>
          <table:table-cell office:value-type="float" office:value="1.285E+024" calcext:value-type="float">
            <text:p>1.285E+024</text:p>
          </table:table-cell>
          <table:table-cell table:formula="of:=[.F306]/[.$F$7]" office:value-type="float" office:value="0.25146771037182" calcext:value-type="float">
            <text:p>0.25146771037182</text:p>
          </table:table-cell>
          <table:table-cell office:value-type="float" office:value="1.532E+024" calcext:value-type="float">
            <text:p>1.532E+024</text:p>
          </table:table-cell>
          <table:table-cell table:formula="of:=[.H306]/[.$H$7]" office:value-type="float" office:value="0.29747572815534" calcext:value-type="float">
            <text:p>0.29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" calcext:value-type="float">
            <text:p>1.2E-06</text:p>
          </table:table-cell>
          <table:table-cell office:value-type="float" office:value="1.345E+024" calcext:value-type="float">
            <text:p>1.345E+024</text:p>
          </table:table-cell>
          <table:table-cell table:formula="of:=[.F307]/[.$F$7]" office:value-type="float" office:value="0.26320939334638" calcext:value-type="float">
            <text:p>0.26320939334638</text:p>
          </table:table-cell>
          <table:table-cell office:value-type="float" office:value="1.58E+024" calcext:value-type="float">
            <text:p>1.58E+024</text:p>
          </table:table-cell>
          <table:table-cell table:formula="of:=[.H307]/[.$H$7]" office:value-type="float" office:value="0.306796116504854" calcext:value-type="float">
            <text:p>0.306796116504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04" calcext:value-type="float">
            <text:p>1.204E-06</text:p>
          </table:table-cell>
          <table:table-cell office:value-type="float" office:value="1.329E+024" calcext:value-type="float">
            <text:p>1.329E+024</text:p>
          </table:table-cell>
          <table:table-cell table:formula="of:=[.F308]/[.$F$7]" office:value-type="float" office:value="0.260078277886497" calcext:value-type="float">
            <text:p>0.260078277886497</text:p>
          </table:table-cell>
          <table:table-cell office:value-type="float" office:value="1.528E+024" calcext:value-type="float">
            <text:p>1.528E+024</text:p>
          </table:table-cell>
          <table:table-cell table:formula="of:=[.H308]/[.$H$7]" office:value-type="float" office:value="0.296699029126214" calcext:value-type="float">
            <text:p>0.2966990291262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08" calcext:value-type="float">
            <text:p>1.208E-06</text:p>
          </table:table-cell>
          <table:table-cell office:value-type="float" office:value="1.313E+024" calcext:value-type="float">
            <text:p>1.313E+024</text:p>
          </table:table-cell>
          <table:table-cell table:formula="of:=[.F309]/[.$F$7]" office:value-type="float" office:value="0.256947162426614" calcext:value-type="float">
            <text:p>0.256947162426614</text:p>
          </table:table-cell>
          <table:table-cell office:value-type="float" office:value="1.476E+024" calcext:value-type="float">
            <text:p>1.476E+024</text:p>
          </table:table-cell>
          <table:table-cell table:formula="of:=[.H309]/[.$H$7]" office:value-type="float" office:value="0.286601941747573" calcext:value-type="float">
            <text:p>0.2866019417475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12" calcext:value-type="float">
            <text:p>1.212E-06</text:p>
          </table:table-cell>
          <table:table-cell office:value-type="float" office:value="1.281E+024" calcext:value-type="float">
            <text:p>1.281E+024</text:p>
          </table:table-cell>
          <table:table-cell table:formula="of:=[.F310]/[.$F$7]" office:value-type="float" office:value="0.250684931506849" calcext:value-type="float">
            <text:p>0.250684931506849</text:p>
          </table:table-cell>
          <table:table-cell office:value-type="float" office:value="1.433E+024" calcext:value-type="float">
            <text:p>1.433E+024</text:p>
          </table:table-cell>
          <table:table-cell table:formula="of:=[.H310]/[.$H$7]" office:value-type="float" office:value="0.278252427184466" calcext:value-type="float">
            <text:p>0.278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16" calcext:value-type="float">
            <text:p>1.216E-06</text:p>
          </table:table-cell>
          <table:table-cell office:value-type="float" office:value="1.233E+024" calcext:value-type="float">
            <text:p>1.233E+024</text:p>
          </table:table-cell>
          <table:table-cell table:formula="of:=[.F311]/[.$F$7]" office:value-type="float" office:value="0.241291585127202" calcext:value-type="float">
            <text:p>0.241291585127202</text:p>
          </table:table-cell>
          <table:table-cell office:value-type="float" office:value="1.399E+024" calcext:value-type="float">
            <text:p>1.399E+024</text:p>
          </table:table-cell>
          <table:table-cell table:formula="of:=[.H311]/[.$H$7]" office:value-type="float" office:value="0.271650485436893" calcext:value-type="float">
            <text:p>0.271650485436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2" calcext:value-type="float">
            <text:p>1.22E-06</text:p>
          </table:table-cell>
          <table:table-cell office:value-type="float" office:value="1.185E+024" calcext:value-type="float">
            <text:p>1.185E+024</text:p>
          </table:table-cell>
          <table:table-cell table:formula="of:=[.F312]/[.$F$7]" office:value-type="float" office:value="0.231898238747554" calcext:value-type="float">
            <text:p>0.231898238747554</text:p>
          </table:table-cell>
          <table:table-cell office:value-type="float" office:value="1.365E+024" calcext:value-type="float">
            <text:p>1.365E+024</text:p>
          </table:table-cell>
          <table:table-cell table:formula="of:=[.H312]/[.$H$7]" office:value-type="float" office:value="0.26504854368932" calcext:value-type="float">
            <text:p>0.26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24" calcext:value-type="float">
            <text:p>1.224E-06</text:p>
          </table:table-cell>
          <table:table-cell office:value-type="float" office:value="1.225E+024" calcext:value-type="float">
            <text:p>1.225E+024</text:p>
          </table:table-cell>
          <table:table-cell table:formula="of:=[.F313]/[.$F$7]" office:value-type="float" office:value="0.23972602739726" calcext:value-type="float">
            <text:p>0.23972602739726</text:p>
          </table:table-cell>
          <table:table-cell office:value-type="float" office:value="1.395E+024" calcext:value-type="float">
            <text:p>1.395E+024</text:p>
          </table:table-cell>
          <table:table-cell table:formula="of:=[.H313]/[.$H$7]" office:value-type="float" office:value="0.270873786407767" calcext:value-type="float">
            <text:p>0.270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28" calcext:value-type="float">
            <text:p>1.228E-06</text:p>
          </table:table-cell>
          <table:table-cell office:value-type="float" office:value="1.265E+024" calcext:value-type="float">
            <text:p>1.265E+024</text:p>
          </table:table-cell>
          <table:table-cell table:formula="of:=[.F314]/[.$F$7]" office:value-type="float" office:value="0.247553816046967" calcext:value-type="float">
            <text:p>0.247553816046967</text:p>
          </table:table-cell>
          <table:table-cell office:value-type="float" office:value="1.425E+024" calcext:value-type="float">
            <text:p>1.425E+024</text:p>
          </table:table-cell>
          <table:table-cell table:formula="of:=[.H314]/[.$H$7]" office:value-type="float" office:value="0.276699029126214" calcext:value-type="float">
            <text:p>0.2766990291262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32" calcext:value-type="float">
            <text:p>1.232E-06</text:p>
          </table:table-cell>
          <table:table-cell office:value-type="float" office:value="1.285E+024" calcext:value-type="float">
            <text:p>1.285E+024</text:p>
          </table:table-cell>
          <table:table-cell table:formula="of:=[.F315]/[.$F$7]" office:value-type="float" office:value="0.25146771037182" calcext:value-type="float">
            <text:p>0.25146771037182</text:p>
          </table:table-cell>
          <table:table-cell office:value-type="float" office:value="1.443E+024" calcext:value-type="float">
            <text:p>1.443E+024</text:p>
          </table:table-cell>
          <table:table-cell table:formula="of:=[.H315]/[.$H$7]" office:value-type="float" office:value="0.280194174757281" calcext:value-type="float">
            <text:p>0.2801941747572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36" calcext:value-type="float">
            <text:p>1.236E-06</text:p>
          </table:table-cell>
          <table:table-cell office:value-type="float" office:value="1.285E+024" calcext:value-type="float">
            <text:p>1.285E+024</text:p>
          </table:table-cell>
          <table:table-cell table:formula="of:=[.F316]/[.$F$7]" office:value-type="float" office:value="0.25146771037182" calcext:value-type="float">
            <text:p>0.25146771037182</text:p>
          </table:table-cell>
          <table:table-cell office:value-type="float" office:value="1.449E+024" calcext:value-type="float">
            <text:p>1.449E+024</text:p>
          </table:table-cell>
          <table:table-cell table:formula="of:=[.H316]/[.$H$7]" office:value-type="float" office:value="0.281359223300971" calcext:value-type="float">
            <text:p>0.2813592233009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4" calcext:value-type="float">
            <text:p>1.24E-06</text:p>
          </table:table-cell>
          <table:table-cell office:value-type="float" office:value="1.285E+024" calcext:value-type="float">
            <text:p>1.285E+024</text:p>
          </table:table-cell>
          <table:table-cell table:formula="of:=[.F317]/[.$F$7]" office:value-type="float" office:value="0.25146771037182" calcext:value-type="float">
            <text:p>0.25146771037182</text:p>
          </table:table-cell>
          <table:table-cell office:value-type="float" office:value="1.455E+024" calcext:value-type="float">
            <text:p>1.455E+024</text:p>
          </table:table-cell>
          <table:table-cell table:formula="of:=[.H317]/[.$H$7]" office:value-type="float" office:value="0.28252427184466" calcext:value-type="float">
            <text:p>0.28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44" calcext:value-type="float">
            <text:p>1.244E-06</text:p>
          </table:table-cell>
          <table:table-cell office:value-type="float" office:value="1.247E+024" calcext:value-type="float">
            <text:p>1.247E+024</text:p>
          </table:table-cell>
          <table:table-cell table:formula="of:=[.F318]/[.$F$7]" office:value-type="float" office:value="0.244031311154599" calcext:value-type="float">
            <text:p>0.244031311154599</text:p>
          </table:table-cell>
          <table:table-cell office:value-type="float" office:value="1.441E+024" calcext:value-type="float">
            <text:p>1.441E+024</text:p>
          </table:table-cell>
          <table:table-cell table:formula="of:=[.H318]/[.$H$7]" office:value-type="float" office:value="0.279805825242718" calcext:value-type="float">
            <text:p>0.2798058252427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48" calcext:value-type="float">
            <text:p>1.248E-06</text:p>
          </table:table-cell>
          <table:table-cell office:value-type="float" office:value="1.209E+024" calcext:value-type="float">
            <text:p>1.209E+024</text:p>
          </table:table-cell>
          <table:table-cell table:formula="of:=[.F319]/[.$F$7]" office:value-type="float" office:value="0.236594911937378" calcext:value-type="float">
            <text:p>0.236594911937378</text:p>
          </table:table-cell>
          <table:table-cell office:value-type="float" office:value="1.427E+024" calcext:value-type="float">
            <text:p>1.427E+024</text:p>
          </table:table-cell>
          <table:table-cell table:formula="of:=[.H319]/[.$H$7]" office:value-type="float" office:value="0.277087378640777" calcext:value-type="float">
            <text:p>0.2770873786407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52" calcext:value-type="float">
            <text:p>1.252E-06</text:p>
          </table:table-cell>
          <table:table-cell office:value-type="float" office:value="1.197E+024" calcext:value-type="float">
            <text:p>1.197E+024</text:p>
          </table:table-cell>
          <table:table-cell table:formula="of:=[.F320]/[.$F$7]" office:value-type="float" office:value="0.234246575342466" calcext:value-type="float">
            <text:p>0.234246575342466</text:p>
          </table:table-cell>
          <table:table-cell office:value-type="float" office:value="1.409E+024" calcext:value-type="float">
            <text:p>1.409E+024</text:p>
          </table:table-cell>
          <table:table-cell table:formula="of:=[.H320]/[.$H$7]" office:value-type="float" office:value="0.273592233009709" calcext:value-type="float">
            <text:p>0.273592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56" calcext:value-type="float">
            <text:p>1.256E-06</text:p>
          </table:table-cell>
          <table:table-cell office:value-type="float" office:value="1.211E+024" calcext:value-type="float">
            <text:p>1.211E+024</text:p>
          </table:table-cell>
          <table:table-cell table:formula="of:=[.F321]/[.$F$7]" office:value-type="float" office:value="0.236986301369863" calcext:value-type="float">
            <text:p>0.236986301369863</text:p>
          </table:table-cell>
          <table:table-cell office:value-type="float" office:value="1.387E+024" calcext:value-type="float">
            <text:p>1.387E+024</text:p>
          </table:table-cell>
          <table:table-cell table:formula="of:=[.H321]/[.$H$7]" office:value-type="float" office:value="0.269320388349515" calcext:value-type="float">
            <text:p>0.2693203883495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6" calcext:value-type="float">
            <text:p>1.26E-06</text:p>
          </table:table-cell>
          <table:table-cell office:value-type="float" office:value="1.225E+024" calcext:value-type="float">
            <text:p>1.225E+024</text:p>
          </table:table-cell>
          <table:table-cell table:formula="of:=[.F322]/[.$F$7]" office:value-type="float" office:value="0.23972602739726" calcext:value-type="float">
            <text:p>0.23972602739726</text:p>
          </table:table-cell>
          <table:table-cell office:value-type="float" office:value="1.365E+024" calcext:value-type="float">
            <text:p>1.365E+024</text:p>
          </table:table-cell>
          <table:table-cell table:formula="of:=[.H322]/[.$H$7]" office:value-type="float" office:value="0.26504854368932" calcext:value-type="float">
            <text:p>0.26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64" calcext:value-type="float">
            <text:p>1.264E-06</text:p>
          </table:table-cell>
          <table:table-cell office:value-type="float" office:value="1.199E+024" calcext:value-type="float">
            <text:p>1.199E+024</text:p>
          </table:table-cell>
          <table:table-cell table:formula="of:=[.F323]/[.$F$7]" office:value-type="float" office:value="0.234637964774951" calcext:value-type="float">
            <text:p>0.234637964774951</text:p>
          </table:table-cell>
          <table:table-cell office:value-type="float" office:value="1.381E+024" calcext:value-type="float">
            <text:p>1.381E+024</text:p>
          </table:table-cell>
          <table:table-cell table:formula="of:=[.H323]/[.$H$7]" office:value-type="float" office:value="0.268155339805825" calcext:value-type="float">
            <text:p>0.268155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68" calcext:value-type="float">
            <text:p>1.268E-06</text:p>
          </table:table-cell>
          <table:table-cell office:value-type="float" office:value="1.173E+024" calcext:value-type="float">
            <text:p>1.173E+024</text:p>
          </table:table-cell>
          <table:table-cell table:formula="of:=[.F324]/[.$F$7]" office:value-type="float" office:value="0.229549902152642" calcext:value-type="float">
            <text:p>0.229549902152642</text:p>
          </table:table-cell>
          <table:table-cell office:value-type="float" office:value="1.397E+024" calcext:value-type="float">
            <text:p>1.397E+024</text:p>
          </table:table-cell>
          <table:table-cell table:formula="of:=[.H324]/[.$H$7]" office:value-type="float" office:value="0.27126213592233" calcext:value-type="float">
            <text:p>0.27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72" calcext:value-type="float">
            <text:p>1.272E-06</text:p>
          </table:table-cell>
          <table:table-cell office:value-type="float" office:value="1.142E+024" calcext:value-type="float">
            <text:p>1.142E+024</text:p>
          </table:table-cell>
          <table:table-cell table:formula="of:=[.F325]/[.$F$7]" office:value-type="float" office:value="0.223483365949119" calcext:value-type="float">
            <text:p>0.223483365949119</text:p>
          </table:table-cell>
          <table:table-cell office:value-type="float" office:value="1.406E+024" calcext:value-type="float">
            <text:p>1.406E+024</text:p>
          </table:table-cell>
          <table:table-cell table:formula="of:=[.H325]/[.$H$7]" office:value-type="float" office:value="0.273009708737864" calcext:value-type="float">
            <text:p>0.2730097087378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76" calcext:value-type="float">
            <text:p>1.276E-06</text:p>
          </table:table-cell>
          <table:table-cell office:value-type="float" office:value="1.106E+024" calcext:value-type="float">
            <text:p>1.106E+024</text:p>
          </table:table-cell>
          <table:table-cell table:formula="of:=[.F326]/[.$F$7]" office:value-type="float" office:value="0.216438356164384" calcext:value-type="float">
            <text:p>0.216438356164384</text:p>
          </table:table-cell>
          <table:table-cell office:value-type="float" office:value="1.408E+024" calcext:value-type="float">
            <text:p>1.408E+024</text:p>
          </table:table-cell>
          <table:table-cell table:formula="of:=[.H326]/[.$H$7]" office:value-type="float" office:value="0.273398058252427" calcext:value-type="float">
            <text:p>0.273398058252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8" calcext:value-type="float">
            <text:p>1.28E-06</text:p>
          </table:table-cell>
          <table:table-cell office:value-type="float" office:value="1.07E+024" calcext:value-type="float">
            <text:p>1.07E+024</text:p>
          </table:table-cell>
          <table:table-cell table:formula="of:=[.F327]/[.$F$7]" office:value-type="float" office:value="0.209393346379648" calcext:value-type="float">
            <text:p>0.209393346379648</text:p>
          </table:table-cell>
          <table:table-cell office:value-type="float" office:value="1.41E+024" calcext:value-type="float">
            <text:p>1.41E+024</text:p>
          </table:table-cell>
          <table:table-cell table:formula="of:=[.H327]/[.$H$7]" office:value-type="float" office:value="0.27378640776699" calcext:value-type="float">
            <text:p>0.27378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84" calcext:value-type="float">
            <text:p>1.284E-06</text:p>
          </table:table-cell>
          <table:table-cell office:value-type="float" office:value="1.068E+024" calcext:value-type="float">
            <text:p>1.068E+024</text:p>
          </table:table-cell>
          <table:table-cell table:formula="of:=[.F328]/[.$F$7]" office:value-type="float" office:value="0.209001956947162" calcext:value-type="float">
            <text:p>0.209001956947162</text:p>
          </table:table-cell>
          <table:table-cell office:value-type="float" office:value="1.38E+024" calcext:value-type="float">
            <text:p>1.38E+024</text:p>
          </table:table-cell>
          <table:table-cell table:formula="of:=[.H328]/[.$H$7]" office:value-type="float" office:value="0.267961165048544" calcext:value-type="float">
            <text:p>0.2679611650485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88" calcext:value-type="float">
            <text:p>1.288E-06</text:p>
          </table:table-cell>
          <table:table-cell office:value-type="float" office:value="1.066E+024" calcext:value-type="float">
            <text:p>1.066E+024</text:p>
          </table:table-cell>
          <table:table-cell table:formula="of:=[.F329]/[.$F$7]" office:value-type="float" office:value="0.208610567514677" calcext:value-type="float">
            <text:p>0.208610567514677</text:p>
          </table:table-cell>
          <table:table-cell office:value-type="float" office:value="1.35E+024" calcext:value-type="float">
            <text:p>1.35E+024</text:p>
          </table:table-cell>
          <table:table-cell table:formula="of:=[.H329]/[.$H$7]" office:value-type="float" office:value="0.262135922330097" calcext:value-type="float">
            <text:p>0.26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92" calcext:value-type="float">
            <text:p>1.292E-06</text:p>
          </table:table-cell>
          <table:table-cell office:value-type="float" office:value="1.052E+024" calcext:value-type="float">
            <text:p>1.052E+024</text:p>
          </table:table-cell>
          <table:table-cell table:formula="of:=[.F330]/[.$F$7]" office:value-type="float" office:value="0.20587084148728" calcext:value-type="float">
            <text:p>0.20587084148728</text:p>
          </table:table-cell>
          <table:table-cell office:value-type="float" office:value="1.319E+024" calcext:value-type="float">
            <text:p>1.319E+024</text:p>
          </table:table-cell>
          <table:table-cell table:formula="of:=[.H330]/[.$H$7]" office:value-type="float" office:value="0.256116504854369" calcext:value-type="float">
            <text:p>0.2561165048543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296" calcext:value-type="float">
            <text:p>1.296E-06</text:p>
          </table:table-cell>
          <table:table-cell office:value-type="float" office:value="1.026E+024" calcext:value-type="float">
            <text:p>1.026E+024</text:p>
          </table:table-cell>
          <table:table-cell table:formula="of:=[.F331]/[.$F$7]" office:value-type="float" office:value="0.200782778864971" calcext:value-type="float">
            <text:p>0.200782778864971</text:p>
          </table:table-cell>
          <table:table-cell office:value-type="float" office:value="1.287E+024" calcext:value-type="float">
            <text:p>1.287E+024</text:p>
          </table:table-cell>
          <table:table-cell table:formula="of:=[.H331]/[.$H$7]" office:value-type="float" office:value="0.249902912621359" calcext:value-type="float">
            <text:p>0.2499029126213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" calcext:value-type="float">
            <text:p>1.3E-06</text:p>
          </table:table-cell>
          <table:table-cell office:value-type="float" office:value="1E+024" calcext:value-type="float">
            <text:p>1E+024</text:p>
          </table:table-cell>
          <table:table-cell table:formula="of:=[.F332]/[.$F$7]" office:value-type="float" office:value="0.195694716242661" calcext:value-type="float">
            <text:p>0.195694716242661</text:p>
          </table:table-cell>
          <table:table-cell office:value-type="float" office:value="1.255E+024" calcext:value-type="float">
            <text:p>1.255E+024</text:p>
          </table:table-cell>
          <table:table-cell table:formula="of:=[.H332]/[.$H$7]" office:value-type="float" office:value="0.243689320388349" calcext:value-type="float">
            <text:p>0.2436893203883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04" calcext:value-type="float">
            <text:p>1.304E-06</text:p>
          </table:table-cell>
          <table:table-cell office:value-type="float" office:value="9.98E+023" calcext:value-type="float">
            <text:p>9.98E+023</text:p>
          </table:table-cell>
          <table:table-cell table:formula="of:=[.F333]/[.$F$7]" office:value-type="float" office:value="0.195303326810176" calcext:value-type="float">
            <text:p>0.195303326810176</text:p>
          </table:table-cell>
          <table:table-cell office:value-type="float" office:value="1.239E+024" calcext:value-type="float">
            <text:p>1.239E+024</text:p>
          </table:table-cell>
          <table:table-cell table:formula="of:=[.H333]/[.$H$7]" office:value-type="float" office:value="0.240582524271845" calcext:value-type="float">
            <text:p>0.240582524271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08" calcext:value-type="float">
            <text:p>1.308E-06</text:p>
          </table:table-cell>
          <table:table-cell office:value-type="float" office:value="9.96E+023" calcext:value-type="float">
            <text:p>9.96E+023</text:p>
          </table:table-cell>
          <table:table-cell table:formula="of:=[.F334]/[.$F$7]" office:value-type="float" office:value="0.194911937377691" calcext:value-type="float">
            <text:p>0.194911937377691</text:p>
          </table:table-cell>
          <table:table-cell office:value-type="float" office:value="1.223E+024" calcext:value-type="float">
            <text:p>1.223E+024</text:p>
          </table:table-cell>
          <table:table-cell table:formula="of:=[.H334]/[.$H$7]" office:value-type="float" office:value="0.23747572815534" calcext:value-type="float">
            <text:p>0.23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12" calcext:value-type="float">
            <text:p>1.312E-06</text:p>
          </table:table-cell>
          <table:table-cell office:value-type="float" office:value="9.9E+023" calcext:value-type="float">
            <text:p>9.9E+023</text:p>
          </table:table-cell>
          <table:table-cell table:formula="of:=[.F335]/[.$F$7]" office:value-type="float" office:value="0.193737769080235" calcext:value-type="float">
            <text:p>0.193737769080235</text:p>
          </table:table-cell>
          <table:table-cell office:value-type="float" office:value="1.218E+024" calcext:value-type="float">
            <text:p>1.218E+024</text:p>
          </table:table-cell>
          <table:table-cell table:formula="of:=[.H335]/[.$H$7]" office:value-type="float" office:value="0.236504854368932" calcext:value-type="float">
            <text:p>0.236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16" calcext:value-type="float">
            <text:p>1.316E-06</text:p>
          </table:table-cell>
          <table:table-cell office:value-type="float" office:value="9.8E+023" calcext:value-type="float">
            <text:p>9.8E+023</text:p>
          </table:table-cell>
          <table:table-cell table:formula="of:=[.F336]/[.$F$7]" office:value-type="float" office:value="0.191780821917808" calcext:value-type="float">
            <text:p>0.191780821917808</text:p>
          </table:table-cell>
          <table:table-cell office:value-type="float" office:value="1.224E+024" calcext:value-type="float">
            <text:p>1.224E+024</text:p>
          </table:table-cell>
          <table:table-cell table:formula="of:=[.H336]/[.$H$7]" office:value-type="float" office:value="0.237669902912621" calcext:value-type="float">
            <text:p>0.2376699029126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2" calcext:value-type="float">
            <text:p>1.32E-06</text:p>
          </table:table-cell>
          <table:table-cell office:value-type="float" office:value="9.7E+023" calcext:value-type="float">
            <text:p>9.7E+023</text:p>
          </table:table-cell>
          <table:table-cell table:formula="of:=[.F337]/[.$F$7]" office:value-type="float" office:value="0.189823874755382" calcext:value-type="float">
            <text:p>0.189823874755382</text:p>
          </table:table-cell>
          <table:table-cell office:value-type="float" office:value="1.23E+024" calcext:value-type="float">
            <text:p>1.23E+024</text:p>
          </table:table-cell>
          <table:table-cell table:formula="of:=[.H337]/[.$H$7]" office:value-type="float" office:value="0.238834951456311" calcext:value-type="float">
            <text:p>0.2388349514563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24" calcext:value-type="float">
            <text:p>1.324E-06</text:p>
          </table:table-cell>
          <table:table-cell office:value-type="float" office:value="9.64E+023" calcext:value-type="float">
            <text:p>9.64E+023</text:p>
          </table:table-cell>
          <table:table-cell table:formula="of:=[.F338]/[.$F$7]" office:value-type="float" office:value="0.188649706457926" calcext:value-type="float">
            <text:p>0.188649706457926</text:p>
          </table:table-cell>
          <table:table-cell office:value-type="float" office:value="1.234E+024" calcext:value-type="float">
            <text:p>1.234E+024</text:p>
          </table:table-cell>
          <table:table-cell table:formula="of:=[.H338]/[.$H$7]" office:value-type="float" office:value="0.239611650485437" calcext:value-type="float">
            <text:p>0.2396116504854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28" calcext:value-type="float">
            <text:p>1.328E-06</text:p>
          </table:table-cell>
          <table:table-cell office:value-type="float" office:value="9.58E+023" calcext:value-type="float">
            <text:p>9.58E+023</text:p>
          </table:table-cell>
          <table:table-cell table:formula="of:=[.F339]/[.$F$7]" office:value-type="float" office:value="0.18747553816047" calcext:value-type="float">
            <text:p>0.18747553816047</text:p>
          </table:table-cell>
          <table:table-cell office:value-type="float" office:value="1.238E+024" calcext:value-type="float">
            <text:p>1.238E+024</text:p>
          </table:table-cell>
          <table:table-cell table:formula="of:=[.H339]/[.$H$7]" office:value-type="float" office:value="0.240388349514563" calcext:value-type="float">
            <text:p>0.24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32" calcext:value-type="float">
            <text:p>1.332E-06</text:p>
          </table:table-cell>
          <table:table-cell office:value-type="float" office:value="9.45E+023" calcext:value-type="float">
            <text:p>9.45E+023</text:p>
          </table:table-cell>
          <table:table-cell table:formula="of:=[.F340]/[.$F$7]" office:value-type="float" office:value="0.184931506849315" calcext:value-type="float">
            <text:p>0.184931506849315</text:p>
          </table:table-cell>
          <table:table-cell office:value-type="float" office:value="1.24E+024" calcext:value-type="float">
            <text:p>1.24E+024</text:p>
          </table:table-cell>
          <table:table-cell table:formula="of:=[.H340]/[.$H$7]" office:value-type="float" office:value="0.240776699029126" calcext:value-type="float">
            <text:p>0.24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36" calcext:value-type="float">
            <text:p>1.336E-06</text:p>
          </table:table-cell>
          <table:table-cell office:value-type="float" office:value="9.25E+023" calcext:value-type="float">
            <text:p>9.25E+023</text:p>
          </table:table-cell>
          <table:table-cell table:formula="of:=[.F341]/[.$F$7]" office:value-type="float" office:value="0.181017612524462" calcext:value-type="float">
            <text:p>0.181017612524462</text:p>
          </table:table-cell>
          <table:table-cell office:value-type="float" office:value="1.24E+024" calcext:value-type="float">
            <text:p>1.24E+024</text:p>
          </table:table-cell>
          <table:table-cell table:formula="of:=[.H341]/[.$H$7]" office:value-type="float" office:value="0.240776699029126" calcext:value-type="float">
            <text:p>0.24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4" calcext:value-type="float">
            <text:p>1.34E-06</text:p>
          </table:table-cell>
          <table:table-cell office:value-type="float" office:value="9.05E+023" calcext:value-type="float">
            <text:p>9.05E+023</text:p>
          </table:table-cell>
          <table:table-cell table:formula="of:=[.F342]/[.$F$7]" office:value-type="float" office:value="0.177103718199609" calcext:value-type="float">
            <text:p>0.177103718199609</text:p>
          </table:table-cell>
          <table:table-cell office:value-type="float" office:value="1.24E+024" calcext:value-type="float">
            <text:p>1.24E+024</text:p>
          </table:table-cell>
          <table:table-cell table:formula="of:=[.H342]/[.$H$7]" office:value-type="float" office:value="0.240776699029126" calcext:value-type="float">
            <text:p>0.24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44" calcext:value-type="float">
            <text:p>1.344E-06</text:p>
          </table:table-cell>
          <table:table-cell office:value-type="float" office:value="9.21E+023" calcext:value-type="float">
            <text:p>9.21E+023</text:p>
          </table:table-cell>
          <table:table-cell table:formula="of:=[.F343]/[.$F$7]" office:value-type="float" office:value="0.180234833659491" calcext:value-type="float">
            <text:p>0.180234833659491</text:p>
          </table:table-cell>
          <table:table-cell office:value-type="float" office:value="1.17E+024" calcext:value-type="float">
            <text:p>1.17E+024</text:p>
          </table:table-cell>
          <table:table-cell table:formula="of:=[.H343]/[.$H$7]" office:value-type="float" office:value="0.227184466019417" calcext:value-type="float">
            <text:p>0.2271844660194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48" calcext:value-type="float">
            <text:p>1.348E-06</text:p>
          </table:table-cell>
          <table:table-cell office:value-type="float" office:value="9.37E+023" calcext:value-type="float">
            <text:p>9.37E+023</text:p>
          </table:table-cell>
          <table:table-cell table:formula="of:=[.F344]/[.$F$7]" office:value-type="float" office:value="0.183365949119374" calcext:value-type="float">
            <text:p>0.183365949119374</text:p>
          </table:table-cell>
          <table:table-cell office:value-type="float" office:value="1.1E+024" calcext:value-type="float">
            <text:p>1.1E+024</text:p>
          </table:table-cell>
          <table:table-cell table:formula="of:=[.H344]/[.$H$7]" office:value-type="float" office:value="0.213592233009709" calcext:value-type="float">
            <text:p>0.213592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52" calcext:value-type="float">
            <text:p>1.352E-06</text:p>
          </table:table-cell>
          <table:table-cell office:value-type="float" office:value="9.53E+023" calcext:value-type="float">
            <text:p>9.53E+023</text:p>
          </table:table-cell>
          <table:table-cell table:formula="of:=[.F345]/[.$F$7]" office:value-type="float" office:value="0.186497064579256" calcext:value-type="float">
            <text:p>0.186497064579256</text:p>
          </table:table-cell>
          <table:table-cell office:value-type="float" office:value="1.055E+024" calcext:value-type="float">
            <text:p>1.055E+024</text:p>
          </table:table-cell>
          <table:table-cell table:formula="of:=[.H345]/[.$H$7]" office:value-type="float" office:value="0.204854368932039" calcext:value-type="float">
            <text:p>0.204854368932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56" calcext:value-type="float">
            <text:p>1.356E-06</text:p>
          </table:table-cell>
          <table:table-cell office:value-type="float" office:value="9.69E+023" calcext:value-type="float">
            <text:p>9.69E+023</text:p>
          </table:table-cell>
          <table:table-cell table:formula="of:=[.F346]/[.$F$7]" office:value-type="float" office:value="0.189628180039139" calcext:value-type="float">
            <text:p>0.189628180039139</text:p>
          </table:table-cell>
          <table:table-cell office:value-type="float" office:value="1.035E+024" calcext:value-type="float">
            <text:p>1.035E+024</text:p>
          </table:table-cell>
          <table:table-cell table:formula="of:=[.H346]/[.$H$7]" office:value-type="float" office:value="0.200970873786408" calcext:value-type="float">
            <text:p>0.2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6" calcext:value-type="float">
            <text:p>1.36E-06</text:p>
          </table:table-cell>
          <table:table-cell office:value-type="float" office:value="9.85E+023" calcext:value-type="float">
            <text:p>9.85E+023</text:p>
          </table:table-cell>
          <table:table-cell table:formula="of:=[.F347]/[.$F$7]" office:value-type="float" office:value="0.192759295499022" calcext:value-type="float">
            <text:p>0.192759295499022</text:p>
          </table:table-cell>
          <table:table-cell office:value-type="float" office:value="1.015E+024" calcext:value-type="float">
            <text:p>1.015E+024</text:p>
          </table:table-cell>
          <table:table-cell table:formula="of:=[.H347]/[.$H$7]" office:value-type="float" office:value="0.197087378640777" calcext:value-type="float">
            <text:p>0.1970873786407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64" calcext:value-type="float">
            <text:p>1.364E-06</text:p>
          </table:table-cell>
          <table:table-cell office:value-type="float" office:value="9.87E+023" calcext:value-type="float">
            <text:p>9.87E+023</text:p>
          </table:table-cell>
          <table:table-cell table:formula="of:=[.F348]/[.$F$7]" office:value-type="float" office:value="0.193150684931507" calcext:value-type="float">
            <text:p>0.193150684931507</text:p>
          </table:table-cell>
          <table:table-cell office:value-type="float" office:value="1.067E+024" calcext:value-type="float">
            <text:p>1.067E+024</text:p>
          </table:table-cell>
          <table:table-cell table:formula="of:=[.H348]/[.$H$7]" office:value-type="float" office:value="0.207184466019417" calcext:value-type="float">
            <text:p>0.2071844660194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68" calcext:value-type="float">
            <text:p>1.368E-06</text:p>
          </table:table-cell>
          <table:table-cell office:value-type="float" office:value="9.89E+023" calcext:value-type="float">
            <text:p>9.89E+023</text:p>
          </table:table-cell>
          <table:table-cell table:formula="of:=[.F349]/[.$F$7]" office:value-type="float" office:value="0.193542074363992" calcext:value-type="float">
            <text:p>0.193542074363992</text:p>
          </table:table-cell>
          <table:table-cell office:value-type="float" office:value="1.119E+024" calcext:value-type="float">
            <text:p>1.119E+024</text:p>
          </table:table-cell>
          <table:table-cell table:formula="of:=[.H349]/[.$H$7]" office:value-type="float" office:value="0.217281553398058" calcext:value-type="float">
            <text:p>0.217281553398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72" calcext:value-type="float">
            <text:p>1.372E-06</text:p>
          </table:table-cell>
          <table:table-cell office:value-type="float" office:value="9.92E+023" calcext:value-type="float">
            <text:p>9.92E+023</text:p>
          </table:table-cell>
          <table:table-cell table:formula="of:=[.F350]/[.$F$7]" office:value-type="float" office:value="0.19412915851272" calcext:value-type="float">
            <text:p>0.19412915851272</text:p>
          </table:table-cell>
          <table:table-cell office:value-type="float" office:value="1.141E+024" calcext:value-type="float">
            <text:p>1.141E+024</text:p>
          </table:table-cell>
          <table:table-cell table:formula="of:=[.H350]/[.$H$7]" office:value-type="float" office:value="0.221553398058252" calcext:value-type="float">
            <text:p>0.2215533980582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76" calcext:value-type="float">
            <text:p>1.376E-06</text:p>
          </table:table-cell>
          <table:table-cell office:value-type="float" office:value="9.96E+023" calcext:value-type="float">
            <text:p>9.96E+023</text:p>
          </table:table-cell>
          <table:table-cell table:formula="of:=[.F351]/[.$F$7]" office:value-type="float" office:value="0.194911937377691" calcext:value-type="float">
            <text:p>0.194911937377691</text:p>
          </table:table-cell>
          <table:table-cell office:value-type="float" office:value="1.133E+024" calcext:value-type="float">
            <text:p>1.133E+024</text:p>
          </table:table-cell>
          <table:table-cell table:formula="of:=[.H351]/[.$H$7]" office:value-type="float" office:value="0.22" calcext:value-type="float">
            <text:p>0.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8" calcext:value-type="float">
            <text:p>1.38E-06</text:p>
          </table:table-cell>
          <table:table-cell office:value-type="float" office:value="1E+024" calcext:value-type="float">
            <text:p>1E+024</text:p>
          </table:table-cell>
          <table:table-cell table:formula="of:=[.F352]/[.$F$7]" office:value-type="float" office:value="0.195694716242661" calcext:value-type="float">
            <text:p>0.195694716242661</text:p>
          </table:table-cell>
          <table:table-cell office:value-type="float" office:value="1.125E+024" calcext:value-type="float">
            <text:p>1.125E+024</text:p>
          </table:table-cell>
          <table:table-cell table:formula="of:=[.H352]/[.$H$7]" office:value-type="float" office:value="0.218446601941748" calcext:value-type="float">
            <text:p>0.2184466019417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84" calcext:value-type="float">
            <text:p>1.384E-06</text:p>
          </table:table-cell>
          <table:table-cell office:value-type="float" office:value="9.82E+023" calcext:value-type="float">
            <text:p>9.82E+023</text:p>
          </table:table-cell>
          <table:table-cell table:formula="of:=[.F353]/[.$F$7]" office:value-type="float" office:value="0.192172211350294" calcext:value-type="float">
            <text:p>0.192172211350294</text:p>
          </table:table-cell>
          <table:table-cell office:value-type="float" office:value="1.101E+024" calcext:value-type="float">
            <text:p>1.101E+024</text:p>
          </table:table-cell>
          <table:table-cell table:formula="of:=[.H353]/[.$H$7]" office:value-type="float" office:value="0.21378640776699" calcext:value-type="float">
            <text:p>0.21378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88" calcext:value-type="float">
            <text:p>1.388E-06</text:p>
          </table:table-cell>
          <table:table-cell office:value-type="float" office:value="9.64E+023" calcext:value-type="float">
            <text:p>9.64E+023</text:p>
          </table:table-cell>
          <table:table-cell table:formula="of:=[.F354]/[.$F$7]" office:value-type="float" office:value="0.188649706457926" calcext:value-type="float">
            <text:p>0.188649706457926</text:p>
          </table:table-cell>
          <table:table-cell office:value-type="float" office:value="1.077E+024" calcext:value-type="float">
            <text:p>1.077E+024</text:p>
          </table:table-cell>
          <table:table-cell table:formula="of:=[.H354]/[.$H$7]" office:value-type="float" office:value="0.209126213592233" calcext:value-type="float">
            <text:p>0.20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92" calcext:value-type="float">
            <text:p>1.392E-06</text:p>
          </table:table-cell>
          <table:table-cell office:value-type="float" office:value="9.36E+023" calcext:value-type="float">
            <text:p>9.36E+023</text:p>
          </table:table-cell>
          <table:table-cell table:formula="of:=[.F355]/[.$F$7]" office:value-type="float" office:value="0.183170254403131" calcext:value-type="float">
            <text:p>0.183170254403131</text:p>
          </table:table-cell>
          <table:table-cell office:value-type="float" office:value="1.062E+024" calcext:value-type="float">
            <text:p>1.062E+024</text:p>
          </table:table-cell>
          <table:table-cell table:formula="of:=[.H355]/[.$H$7]" office:value-type="float" office:value="0.20621359223301" calcext:value-type="float">
            <text:p>0.2062135922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396" calcext:value-type="float">
            <text:p>1.396E-06</text:p>
          </table:table-cell>
          <table:table-cell office:value-type="float" office:value="8.98E+023" calcext:value-type="float">
            <text:p>8.98E+023</text:p>
          </table:table-cell>
          <table:table-cell table:formula="of:=[.F356]/[.$F$7]" office:value-type="float" office:value="0.17573385518591" calcext:value-type="float">
            <text:p>0.17573385518591</text:p>
          </table:table-cell>
          <table:table-cell office:value-type="float" office:value="1.056E+024" calcext:value-type="float">
            <text:p>1.056E+024</text:p>
          </table:table-cell>
          <table:table-cell table:formula="of:=[.H356]/[.$H$7]" office:value-type="float" office:value="0.20504854368932" calcext:value-type="float">
            <text:p>0.20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" calcext:value-type="float">
            <text:p>1.4E-06</text:p>
          </table:table-cell>
          <table:table-cell office:value-type="float" office:value="8.6E+023" calcext:value-type="float">
            <text:p>8.6E+023</text:p>
          </table:table-cell>
          <table:table-cell table:formula="of:=[.F357]/[.$F$7]" office:value-type="float" office:value="0.168297455968689" calcext:value-type="float">
            <text:p>0.168297455968689</text:p>
          </table:table-cell>
          <table:table-cell office:value-type="float" office:value="1.05E+024" calcext:value-type="float">
            <text:p>1.05E+024</text:p>
          </table:table-cell>
          <table:table-cell table:formula="of:=[.H357]/[.$H$7]" office:value-type="float" office:value="0.203883495145631" calcext:value-type="float">
            <text:p>0.2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04" calcext:value-type="float">
            <text:p>1.404E-06</text:p>
          </table:table-cell>
          <table:table-cell office:value-type="float" office:value="8.4E+023" calcext:value-type="float">
            <text:p>8.4E+023</text:p>
          </table:table-cell>
          <table:table-cell table:formula="of:=[.F358]/[.$F$7]" office:value-type="float" office:value="0.164383561643836" calcext:value-type="float">
            <text:p>0.164383561643836</text:p>
          </table:table-cell>
          <table:table-cell office:value-type="float" office:value="1.036E+024" calcext:value-type="float">
            <text:p>1.036E+024</text:p>
          </table:table-cell>
          <table:table-cell table:formula="of:=[.H358]/[.$H$7]" office:value-type="float" office:value="0.201165048543689" calcext:value-type="float">
            <text:p>0.2011650485436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08" calcext:value-type="float">
            <text:p>1.408E-06</text:p>
          </table:table-cell>
          <table:table-cell office:value-type="float" office:value="8.2E+023" calcext:value-type="float">
            <text:p>8.2E+023</text:p>
          </table:table-cell>
          <table:table-cell table:formula="of:=[.F359]/[.$F$7]" office:value-type="float" office:value="0.160469667318982" calcext:value-type="float">
            <text:p>0.160469667318982</text:p>
          </table:table-cell>
          <table:table-cell office:value-type="float" office:value="1.022E+024" calcext:value-type="float">
            <text:p>1.022E+024</text:p>
          </table:table-cell>
          <table:table-cell table:formula="of:=[.H359]/[.$H$7]" office:value-type="float" office:value="0.198446601941748" calcext:value-type="float">
            <text:p>0.1984466019417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12" calcext:value-type="float">
            <text:p>1.412E-06</text:p>
          </table:table-cell>
          <table:table-cell office:value-type="float" office:value="8.12E+023" calcext:value-type="float">
            <text:p>8.12E+023</text:p>
          </table:table-cell>
          <table:table-cell table:formula="of:=[.F360]/[.$F$7]" office:value-type="float" office:value="0.158904109589041" calcext:value-type="float">
            <text:p>0.158904109589041</text:p>
          </table:table-cell>
          <table:table-cell office:value-type="float" office:value="9.95E+023" calcext:value-type="float">
            <text:p>9.95E+023</text:p>
          </table:table-cell>
          <table:table-cell table:formula="of:=[.H360]/[.$H$7]" office:value-type="float" office:value="0.193203883495146" calcext:value-type="float">
            <text:p>0.1932038834951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16" calcext:value-type="float">
            <text:p>1.416E-06</text:p>
          </table:table-cell>
          <table:table-cell office:value-type="float" office:value="8.16E+023" calcext:value-type="float">
            <text:p>8.16E+023</text:p>
          </table:table-cell>
          <table:table-cell table:formula="of:=[.F361]/[.$F$7]" office:value-type="float" office:value="0.159686888454012" calcext:value-type="float">
            <text:p>0.159686888454012</text:p>
          </table:table-cell>
          <table:table-cell office:value-type="float" office:value="9.55E+023" calcext:value-type="float">
            <text:p>9.55E+023</text:p>
          </table:table-cell>
          <table:table-cell table:formula="of:=[.H361]/[.$H$7]" office:value-type="float" office:value="0.185436893203884" calcext:value-type="float">
            <text:p>0.185436893203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2" calcext:value-type="float">
            <text:p>1.42E-06</text:p>
          </table:table-cell>
          <table:table-cell office:value-type="float" office:value="8.2E+023" calcext:value-type="float">
            <text:p>8.2E+023</text:p>
          </table:table-cell>
          <table:table-cell table:formula="of:=[.F362]/[.$F$7]" office:value-type="float" office:value="0.160469667318982" calcext:value-type="float">
            <text:p>0.160469667318982</text:p>
          </table:table-cell>
          <table:table-cell office:value-type="float" office:value="9.15E+023" calcext:value-type="float">
            <text:p>9.15E+023</text:p>
          </table:table-cell>
          <table:table-cell table:formula="of:=[.H362]/[.$H$7]" office:value-type="float" office:value="0.177669902912621" calcext:value-type="float">
            <text:p>0.1776699029126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24" calcext:value-type="float">
            <text:p>1.424E-06</text:p>
          </table:table-cell>
          <table:table-cell office:value-type="float" office:value="8.18E+023" calcext:value-type="float">
            <text:p>8.18E+023</text:p>
          </table:table-cell>
          <table:table-cell table:formula="of:=[.F363]/[.$F$7]" office:value-type="float" office:value="0.160078277886497" calcext:value-type="float">
            <text:p>0.160078277886497</text:p>
          </table:table-cell>
          <table:table-cell office:value-type="float" office:value="9.51E+023" calcext:value-type="float">
            <text:p>9.51E+023</text:p>
          </table:table-cell>
          <table:table-cell table:formula="of:=[.H363]/[.$H$7]" office:value-type="float" office:value="0.184660194174757" calcext:value-type="float">
            <text:p>0.184660194174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28" calcext:value-type="float">
            <text:p>1.428E-06</text:p>
          </table:table-cell>
          <table:table-cell office:value-type="float" office:value="8.16E+023" calcext:value-type="float">
            <text:p>8.16E+023</text:p>
          </table:table-cell>
          <table:table-cell table:formula="of:=[.F364]/[.$F$7]" office:value-type="float" office:value="0.159686888454012" calcext:value-type="float">
            <text:p>0.159686888454012</text:p>
          </table:table-cell>
          <table:table-cell office:value-type="float" office:value="9.87E+023" calcext:value-type="float">
            <text:p>9.87E+023</text:p>
          </table:table-cell>
          <table:table-cell table:formula="of:=[.H364]/[.$H$7]" office:value-type="float" office:value="0.191650485436893" calcext:value-type="float">
            <text:p>0.191650485436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32" calcext:value-type="float">
            <text:p>1.432E-06</text:p>
          </table:table-cell>
          <table:table-cell office:value-type="float" office:value="8.27E+023" calcext:value-type="float">
            <text:p>8.27E+023</text:p>
          </table:table-cell>
          <table:table-cell table:formula="of:=[.F365]/[.$F$7]" office:value-type="float" office:value="0.161839530332681" calcext:value-type="float">
            <text:p>0.161839530332681</text:p>
          </table:table-cell>
          <table:table-cell office:value-type="float" office:value="1.02E+024" calcext:value-type="float">
            <text:p>1.02E+024</text:p>
          </table:table-cell>
          <table:table-cell table:formula="of:=[.H365]/[.$H$7]" office:value-type="float" office:value="0.198058252427184" calcext:value-type="float">
            <text:p>0.1980582524271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36" calcext:value-type="float">
            <text:p>1.436E-06</text:p>
          </table:table-cell>
          <table:table-cell office:value-type="float" office:value="8.51E+023" calcext:value-type="float">
            <text:p>8.51E+023</text:p>
          </table:table-cell>
          <table:table-cell table:formula="of:=[.F366]/[.$F$7]" office:value-type="float" office:value="0.166536203522505" calcext:value-type="float">
            <text:p>0.166536203522505</text:p>
          </table:table-cell>
          <table:table-cell office:value-type="float" office:value="1.05E+024" calcext:value-type="float">
            <text:p>1.05E+024</text:p>
          </table:table-cell>
          <table:table-cell table:formula="of:=[.H366]/[.$H$7]" office:value-type="float" office:value="0.203883495145631" calcext:value-type="float">
            <text:p>0.2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4" calcext:value-type="float">
            <text:p>1.44E-06</text:p>
          </table:table-cell>
          <table:table-cell office:value-type="float" office:value="8.75E+023" calcext:value-type="float">
            <text:p>8.75E+023</text:p>
          </table:table-cell>
          <table:table-cell table:formula="of:=[.F367]/[.$F$7]" office:value-type="float" office:value="0.171232876712329" calcext:value-type="float">
            <text:p>0.171232876712329</text:p>
          </table:table-cell>
          <table:table-cell office:value-type="float" office:value="1.08E+024" calcext:value-type="float">
            <text:p>1.08E+024</text:p>
          </table:table-cell>
          <table:table-cell table:formula="of:=[.H367]/[.$H$7]" office:value-type="float" office:value="0.209708737864078" calcext:value-type="float">
            <text:p>0.209708737864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44" calcext:value-type="float">
            <text:p>1.444E-06</text:p>
          </table:table-cell>
          <table:table-cell office:value-type="float" office:value="9.17E+023" calcext:value-type="float">
            <text:p>9.17E+023</text:p>
          </table:table-cell>
          <table:table-cell table:formula="of:=[.F368]/[.$F$7]" office:value-type="float" office:value="0.179452054794521" calcext:value-type="float">
            <text:p>0.179452054794521</text:p>
          </table:table-cell>
          <table:table-cell office:value-type="float" office:value="1.05E+024" calcext:value-type="float">
            <text:p>1.05E+024</text:p>
          </table:table-cell>
          <table:table-cell table:formula="of:=[.H368]/[.$H$7]" office:value-type="float" office:value="0.203883495145631" calcext:value-type="float">
            <text:p>0.2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48" calcext:value-type="float">
            <text:p>1.448E-06</text:p>
          </table:table-cell>
          <table:table-cell office:value-type="float" office:value="9.59E+023" calcext:value-type="float">
            <text:p>9.59E+023</text:p>
          </table:table-cell>
          <table:table-cell table:formula="of:=[.F369]/[.$F$7]" office:value-type="float" office:value="0.187671232876712" calcext:value-type="float">
            <text:p>0.187671232876712</text:p>
          </table:table-cell>
          <table:table-cell office:value-type="float" office:value="1.02E+024" calcext:value-type="float">
            <text:p>1.02E+024</text:p>
          </table:table-cell>
          <table:table-cell table:formula="of:=[.H369]/[.$H$7]" office:value-type="float" office:value="0.198058252427184" calcext:value-type="float">
            <text:p>0.1980582524271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52" calcext:value-type="float">
            <text:p>1.452E-06</text:p>
          </table:table-cell>
          <table:table-cell office:value-type="float" office:value="9.71E+023" calcext:value-type="float">
            <text:p>9.71E+023</text:p>
          </table:table-cell>
          <table:table-cell table:formula="of:=[.F370]/[.$F$7]" office:value-type="float" office:value="0.190019569471624" calcext:value-type="float">
            <text:p>0.190019569471624</text:p>
          </table:table-cell>
          <table:table-cell office:value-type="float" office:value="1.004E+024" calcext:value-type="float">
            <text:p>1.004E+024</text:p>
          </table:table-cell>
          <table:table-cell table:formula="of:=[.H370]/[.$H$7]" office:value-type="float" office:value="0.19495145631068" calcext:value-type="float">
            <text:p>0.19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56" calcext:value-type="float">
            <text:p>1.456E-06</text:p>
          </table:table-cell>
          <table:table-cell office:value-type="float" office:value="9.53E+023" calcext:value-type="float">
            <text:p>9.53E+023</text:p>
          </table:table-cell>
          <table:table-cell table:formula="of:=[.F371]/[.$F$7]" office:value-type="float" office:value="0.186497064579256" calcext:value-type="float">
            <text:p>0.186497064579256</text:p>
          </table:table-cell>
          <table:table-cell office:value-type="float" office:value="1.002E+024" calcext:value-type="float">
            <text:p>1.002E+024</text:p>
          </table:table-cell>
          <table:table-cell table:formula="of:=[.H371]/[.$H$7]" office:value-type="float" office:value="0.194563106796116" calcext:value-type="float">
            <text:p>0.1945631067961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6" calcext:value-type="float">
            <text:p>1.46E-06</text:p>
          </table:table-cell>
          <table:table-cell office:value-type="float" office:value="9.35E+023" calcext:value-type="float">
            <text:p>9.35E+023</text:p>
          </table:table-cell>
          <table:table-cell table:formula="of:=[.F372]/[.$F$7]" office:value-type="float" office:value="0.182974559686888" calcext:value-type="float">
            <text:p>0.182974559686888</text:p>
          </table:table-cell>
          <table:table-cell office:value-type="float" office:value="1E+024" calcext:value-type="float">
            <text:p>1E+024</text:p>
          </table:table-cell>
          <table:table-cell table:formula="of:=[.H372]/[.$H$7]" office:value-type="float" office:value="0.194174757281553" calcext:value-type="float">
            <text:p>0.1941747572815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64" calcext:value-type="float">
            <text:p>1.464E-06</text:p>
          </table:table-cell>
          <table:table-cell office:value-type="float" office:value="9.09E+023" calcext:value-type="float">
            <text:p>9.09E+023</text:p>
          </table:table-cell>
          <table:table-cell table:formula="of:=[.F373]/[.$F$7]" office:value-type="float" office:value="0.177886497064579" calcext:value-type="float">
            <text:p>0.177886497064579</text:p>
          </table:table-cell>
          <table:table-cell office:value-type="float" office:value="1.022E+024" calcext:value-type="float">
            <text:p>1.022E+024</text:p>
          </table:table-cell>
          <table:table-cell table:formula="of:=[.H373]/[.$H$7]" office:value-type="float" office:value="0.198446601941748" calcext:value-type="float">
            <text:p>0.1984466019417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68" calcext:value-type="float">
            <text:p>1.468E-06</text:p>
          </table:table-cell>
          <table:table-cell office:value-type="float" office:value="8.83E+023" calcext:value-type="float">
            <text:p>8.83E+023</text:p>
          </table:table-cell>
          <table:table-cell table:formula="of:=[.F374]/[.$F$7]" office:value-type="float" office:value="0.17279843444227" calcext:value-type="float">
            <text:p>0.17279843444227</text:p>
          </table:table-cell>
          <table:table-cell office:value-type="float" office:value="1.044E+024" calcext:value-type="float">
            <text:p>1.044E+024</text:p>
          </table:table-cell>
          <table:table-cell table:formula="of:=[.H374]/[.$H$7]" office:value-type="float" office:value="0.202718446601942" calcext:value-type="float">
            <text:p>0.2027184466019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72" calcext:value-type="float">
            <text:p>1.472E-06</text:p>
          </table:table-cell>
          <table:table-cell office:value-type="float" office:value="8.77E+023" calcext:value-type="float">
            <text:p>8.77E+023</text:p>
          </table:table-cell>
          <table:table-cell table:formula="of:=[.F375]/[.$F$7]" office:value-type="float" office:value="0.171624266144814" calcext:value-type="float">
            <text:p>0.171624266144814</text:p>
          </table:table-cell>
          <table:table-cell office:value-type="float" office:value="1.059E+024" calcext:value-type="float">
            <text:p>1.059E+024</text:p>
          </table:table-cell>
          <table:table-cell table:formula="of:=[.H375]/[.$H$7]" office:value-type="float" office:value="0.205631067961165" calcext:value-type="float">
            <text:p>0.2056310679611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76" calcext:value-type="float">
            <text:p>1.476E-06</text:p>
          </table:table-cell>
          <table:table-cell office:value-type="float" office:value="8.91E+023" calcext:value-type="float">
            <text:p>8.91E+023</text:p>
          </table:table-cell>
          <table:table-cell table:formula="of:=[.F376]/[.$F$7]" office:value-type="float" office:value="0.174363992172211" calcext:value-type="float">
            <text:p>0.174363992172211</text:p>
          </table:table-cell>
          <table:table-cell office:value-type="float" office:value="1.067E+024" calcext:value-type="float">
            <text:p>1.067E+024</text:p>
          </table:table-cell>
          <table:table-cell table:formula="of:=[.H376]/[.$H$7]" office:value-type="float" office:value="0.207184466019417" calcext:value-type="float">
            <text:p>0.2071844660194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8" calcext:value-type="float">
            <text:p>1.48E-06</text:p>
          </table:table-cell>
          <table:table-cell office:value-type="float" office:value="9.05E+023" calcext:value-type="float">
            <text:p>9.05E+023</text:p>
          </table:table-cell>
          <table:table-cell table:formula="of:=[.F377]/[.$F$7]" office:value-type="float" office:value="0.177103718199609" calcext:value-type="float">
            <text:p>0.177103718199609</text:p>
          </table:table-cell>
          <table:table-cell office:value-type="float" office:value="1.075E+024" calcext:value-type="float">
            <text:p>1.075E+024</text:p>
          </table:table-cell>
          <table:table-cell table:formula="of:=[.H377]/[.$H$7]" office:value-type="float" office:value="0.20873786407767" calcext:value-type="float">
            <text:p>0.20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84" calcext:value-type="float">
            <text:p>1.484E-06</text:p>
          </table:table-cell>
          <table:table-cell office:value-type="float" office:value="8.95E+023" calcext:value-type="float">
            <text:p>8.95E+023</text:p>
          </table:table-cell>
          <table:table-cell table:formula="of:=[.F378]/[.$F$7]" office:value-type="float" office:value="0.175146771037182" calcext:value-type="float">
            <text:p>0.175146771037182</text:p>
          </table:table-cell>
          <table:table-cell office:value-type="float" office:value="1.049E+024" calcext:value-type="float">
            <text:p>1.049E+024</text:p>
          </table:table-cell>
          <table:table-cell table:formula="of:=[.H378]/[.$H$7]" office:value-type="float" office:value="0.203689320388349" calcext:value-type="float">
            <text:p>0.2036893203883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88" calcext:value-type="float">
            <text:p>1.488E-06</text:p>
          </table:table-cell>
          <table:table-cell office:value-type="float" office:value="8.85E+023" calcext:value-type="float">
            <text:p>8.85E+023</text:p>
          </table:table-cell>
          <table:table-cell table:formula="of:=[.F379]/[.$F$7]" office:value-type="float" office:value="0.173189823874755" calcext:value-type="float">
            <text:p>0.173189823874755</text:p>
          </table:table-cell>
          <table:table-cell office:value-type="float" office:value="1.023E+024" calcext:value-type="float">
            <text:p>1.023E+024</text:p>
          </table:table-cell>
          <table:table-cell table:formula="of:=[.H379]/[.$H$7]" office:value-type="float" office:value="0.198640776699029" calcext:value-type="float">
            <text:p>0.1986407766990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92" calcext:value-type="float">
            <text:p>1.492E-06</text:p>
          </table:table-cell>
          <table:table-cell office:value-type="float" office:value="8.57E+023" calcext:value-type="float">
            <text:p>8.57E+023</text:p>
          </table:table-cell>
          <table:table-cell table:formula="of:=[.F380]/[.$F$7]" office:value-type="float" office:value="0.167710371819961" calcext:value-type="float">
            <text:p>0.167710371819961</text:p>
          </table:table-cell>
          <table:table-cell office:value-type="float" office:value="9.88E+023" calcext:value-type="float">
            <text:p>9.88E+023</text:p>
          </table:table-cell>
          <table:table-cell table:formula="of:=[.H380]/[.$H$7]" office:value-type="float" office:value="0.191844660194175" calcext:value-type="float">
            <text:p>0.1918446601941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496" calcext:value-type="float">
            <text:p>1.496E-06</text:p>
          </table:table-cell>
          <table:table-cell office:value-type="float" office:value="8.11001E+023" calcext:value-type="float">
            <text:p>8.11001E+023</text:p>
          </table:table-cell>
          <table:table-cell table:formula="of:=[.F381]/[.$F$7]" office:value-type="float" office:value="0.158708610567515" calcext:value-type="float">
            <text:p>0.158708610567515</text:p>
          </table:table-cell>
          <table:table-cell office:value-type="float" office:value="9.44001E+023" calcext:value-type="float">
            <text:p>9.44001E+023</text:p>
          </table:table-cell>
          <table:table-cell table:formula="of:=[.H381]/[.$H$7]" office:value-type="float" office:value="0.183301165048544" calcext:value-type="float">
            <text:p>0.1833011650485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" calcext:value-type="float">
            <text:p>1.5E-06</text:p>
          </table:table-cell>
          <table:table-cell office:value-type="float" office:value="7.65E+023" calcext:value-type="float">
            <text:p>7.65E+023</text:p>
          </table:table-cell>
          <table:table-cell table:formula="of:=[.F382]/[.$F$7]" office:value-type="float" office:value="0.149706457925636" calcext:value-type="float">
            <text:p>0.149706457925636</text:p>
          </table:table-cell>
          <table:table-cell office:value-type="float" office:value="9E+023" calcext:value-type="float">
            <text:p>9E+023</text:p>
          </table:table-cell>
          <table:table-cell table:formula="of:=[.H382]/[.$H$7]" office:value-type="float" office:value="0.174757281553398" calcext:value-type="float">
            <text:p>0.1747572815533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04" calcext:value-type="float">
            <text:p>1.504E-06</text:p>
          </table:table-cell>
          <table:table-cell office:value-type="float" office:value="7.53E+023" calcext:value-type="float">
            <text:p>7.53E+023</text:p>
          </table:table-cell>
          <table:table-cell table:formula="of:=[.F383]/[.$F$7]" office:value-type="float" office:value="0.147358121330724" calcext:value-type="float">
            <text:p>0.147358121330724</text:p>
          </table:table-cell>
          <table:table-cell office:value-type="float" office:value="8.74E+023" calcext:value-type="float">
            <text:p>8.74E+023</text:p>
          </table:table-cell>
          <table:table-cell table:formula="of:=[.H383]/[.$H$7]" office:value-type="float" office:value="0.169708737864078" calcext:value-type="float">
            <text:p>0.169708737864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08" calcext:value-type="float">
            <text:p>1.508E-06</text:p>
          </table:table-cell>
          <table:table-cell office:value-type="float" office:value="7.41E+023" calcext:value-type="float">
            <text:p>7.41E+023</text:p>
          </table:table-cell>
          <table:table-cell table:formula="of:=[.F384]/[.$F$7]" office:value-type="float" office:value="0.145009784735812" calcext:value-type="float">
            <text:p>0.145009784735812</text:p>
          </table:table-cell>
          <table:table-cell office:value-type="float" office:value="8.48E+023" calcext:value-type="float">
            <text:p>8.48E+023</text:p>
          </table:table-cell>
          <table:table-cell table:formula="of:=[.H384]/[.$H$7]" office:value-type="float" office:value="0.164660194174757" calcext:value-type="float">
            <text:p>0.164660194174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12" calcext:value-type="float">
            <text:p>1.512E-06</text:p>
          </table:table-cell>
          <table:table-cell office:value-type="float" office:value="7.38E+023" calcext:value-type="float">
            <text:p>7.38E+023</text:p>
          </table:table-cell>
          <table:table-cell table:formula="of:=[.F385]/[.$F$7]" office:value-type="float" office:value="0.144422700587084" calcext:value-type="float">
            <text:p>0.144422700587084</text:p>
          </table:table-cell>
          <table:table-cell office:value-type="float" office:value="8.43E+023" calcext:value-type="float">
            <text:p>8.43E+023</text:p>
          </table:table-cell>
          <table:table-cell table:formula="of:=[.H385]/[.$H$7]" office:value-type="float" office:value="0.16368932038835" calcext:value-type="float">
            <text:p>0.163689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16" calcext:value-type="float">
            <text:p>1.516E-06</text:p>
          </table:table-cell>
          <table:table-cell office:value-type="float" office:value="7.44E+023" calcext:value-type="float">
            <text:p>7.44E+023</text:p>
          </table:table-cell>
          <table:table-cell table:formula="of:=[.F386]/[.$F$7]" office:value-type="float" office:value="0.14559686888454" calcext:value-type="float">
            <text:p>0.14559686888454</text:p>
          </table:table-cell>
          <table:table-cell office:value-type="float" office:value="8.59E+023" calcext:value-type="float">
            <text:p>8.59E+023</text:p>
          </table:table-cell>
          <table:table-cell table:formula="of:=[.H386]/[.$H$7]" office:value-type="float" office:value="0.166796116504854" calcext:value-type="float">
            <text:p>0.166796116504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2" calcext:value-type="float">
            <text:p>1.52E-06</text:p>
          </table:table-cell>
          <table:table-cell office:value-type="float" office:value="7.5E+023" calcext:value-type="float">
            <text:p>7.5E+023</text:p>
          </table:table-cell>
          <table:table-cell table:formula="of:=[.F387]/[.$F$7]" office:value-type="float" office:value="0.146771037181996" calcext:value-type="float">
            <text:p>0.146771037181996</text:p>
          </table:table-cell>
          <table:table-cell office:value-type="float" office:value="8.75E+023" calcext:value-type="float">
            <text:p>8.75E+023</text:p>
          </table:table-cell>
          <table:table-cell table:formula="of:=[.H387]/[.$H$7]" office:value-type="float" office:value="0.169902912621359" calcext:value-type="float">
            <text:p>0.1699029126213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24" calcext:value-type="float">
            <text:p>1.524E-06</text:p>
          </table:table-cell>
          <table:table-cell office:value-type="float" office:value="7.36E+023" calcext:value-type="float">
            <text:p>7.36E+023</text:p>
          </table:table-cell>
          <table:table-cell table:formula="of:=[.F388]/[.$F$7]" office:value-type="float" office:value="0.144031311154599" calcext:value-type="float">
            <text:p>0.144031311154599</text:p>
          </table:table-cell>
          <table:table-cell office:value-type="float" office:value="8.99E+023" calcext:value-type="float">
            <text:p>8.99E+023</text:p>
          </table:table-cell>
          <table:table-cell table:formula="of:=[.H388]/[.$H$7]" office:value-type="float" office:value="0.174563106796116" calcext:value-type="float">
            <text:p>0.1745631067961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28" calcext:value-type="float">
            <text:p>1.528E-06</text:p>
          </table:table-cell>
          <table:table-cell office:value-type="float" office:value="7.22E+023" calcext:value-type="float">
            <text:p>7.22E+023</text:p>
          </table:table-cell>
          <table:table-cell table:formula="of:=[.F389]/[.$F$7]" office:value-type="float" office:value="0.141291585127202" calcext:value-type="float">
            <text:p>0.141291585127202</text:p>
          </table:table-cell>
          <table:table-cell office:value-type="float" office:value="9.23E+023" calcext:value-type="float">
            <text:p>9.23E+023</text:p>
          </table:table-cell>
          <table:table-cell table:formula="of:=[.H389]/[.$H$7]" office:value-type="float" office:value="0.179223300970874" calcext:value-type="float">
            <text:p>0.1792233009708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32" calcext:value-type="float">
            <text:p>1.532E-06</text:p>
          </table:table-cell>
          <table:table-cell office:value-type="float" office:value="7.1E+023" calcext:value-type="float">
            <text:p>7.1E+023</text:p>
          </table:table-cell>
          <table:table-cell table:formula="of:=[.F390]/[.$F$7]" office:value-type="float" office:value="0.13894324853229" calcext:value-type="float">
            <text:p>0.13894324853229</text:p>
          </table:table-cell>
          <table:table-cell office:value-type="float" office:value="9.3E+023" calcext:value-type="float">
            <text:p>9.3E+023</text:p>
          </table:table-cell>
          <table:table-cell table:formula="of:=[.H390]/[.$H$7]" office:value-type="float" office:value="0.180582524271845" calcext:value-type="float">
            <text:p>0.180582524271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36" calcext:value-type="float">
            <text:p>1.536E-06</text:p>
          </table:table-cell>
          <table:table-cell office:value-type="float" office:value="7E+023" calcext:value-type="float">
            <text:p>7E+023</text:p>
          </table:table-cell>
          <table:table-cell table:formula="of:=[.F391]/[.$F$7]" office:value-type="float" office:value="0.136986301369863" calcext:value-type="float">
            <text:p>0.136986301369863</text:p>
          </table:table-cell>
          <table:table-cell office:value-type="float" office:value="9.2E+023" calcext:value-type="float">
            <text:p>9.2E+023</text:p>
          </table:table-cell>
          <table:table-cell table:formula="of:=[.H391]/[.$H$7]" office:value-type="float" office:value="0.178640776699029" calcext:value-type="float">
            <text:p>0.1786407766990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4" calcext:value-type="float">
            <text:p>1.54E-06</text:p>
          </table:table-cell>
          <table:table-cell office:value-type="float" office:value="6.9E+023" calcext:value-type="float">
            <text:p>6.9E+023</text:p>
          </table:table-cell>
          <table:table-cell table:formula="of:=[.F392]/[.$F$7]" office:value-type="float" office:value="0.135029354207436" calcext:value-type="float">
            <text:p>0.135029354207436</text:p>
          </table:table-cell>
          <table:table-cell office:value-type="float" office:value="9.1E+023" calcext:value-type="float">
            <text:p>9.1E+023</text:p>
          </table:table-cell>
          <table:table-cell table:formula="of:=[.H392]/[.$H$7]" office:value-type="float" office:value="0.176699029126214" calcext:value-type="float">
            <text:p>0.1766990291262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44" calcext:value-type="float">
            <text:p>1.544E-06</text:p>
          </table:table-cell>
          <table:table-cell office:value-type="float" office:value="6.82E+023" calcext:value-type="float">
            <text:p>6.82E+023</text:p>
          </table:table-cell>
          <table:table-cell table:formula="of:=[.F393]/[.$F$7]" office:value-type="float" office:value="0.133463796477495" calcext:value-type="float">
            <text:p>0.133463796477495</text:p>
          </table:table-cell>
          <table:table-cell office:value-type="float" office:value="9.02E+023" calcext:value-type="float">
            <text:p>9.02E+023</text:p>
          </table:table-cell>
          <table:table-cell table:formula="of:=[.H393]/[.$H$7]" office:value-type="float" office:value="0.175145631067961" calcext:value-type="float">
            <text:p>0.1751456310679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48" calcext:value-type="float">
            <text:p>1.548E-06</text:p>
          </table:table-cell>
          <table:table-cell office:value-type="float" office:value="6.74E+023" calcext:value-type="float">
            <text:p>6.74E+023</text:p>
          </table:table-cell>
          <table:table-cell table:formula="of:=[.F394]/[.$F$7]" office:value-type="float" office:value="0.131898238747554" calcext:value-type="float">
            <text:p>0.131898238747554</text:p>
          </table:table-cell>
          <table:table-cell office:value-type="float" office:value="8.94E+023" calcext:value-type="float">
            <text:p>8.94E+023</text:p>
          </table:table-cell>
          <table:table-cell table:formula="of:=[.H394]/[.$H$7]" office:value-type="float" office:value="0.173592233009709" calcext:value-type="float">
            <text:p>0.173592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52" calcext:value-type="float">
            <text:p>1.552E-06</text:p>
          </table:table-cell>
          <table:table-cell office:value-type="float" office:value="6.77E+023" calcext:value-type="float">
            <text:p>6.77E+023</text:p>
          </table:table-cell>
          <table:table-cell table:formula="of:=[.F395]/[.$F$7]" office:value-type="float" office:value="0.132485322896282" calcext:value-type="float">
            <text:p>0.132485322896282</text:p>
          </table:table-cell>
          <table:table-cell office:value-type="float" office:value="8.93E+023" calcext:value-type="float">
            <text:p>8.93E+023</text:p>
          </table:table-cell>
          <table:table-cell table:formula="of:=[.H395]/[.$H$7]" office:value-type="float" office:value="0.173398058252427" calcext:value-type="float">
            <text:p>0.173398058252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56" calcext:value-type="float">
            <text:p>1.556E-06</text:p>
          </table:table-cell>
          <table:table-cell office:value-type="float" office:value="6.91E+023" calcext:value-type="float">
            <text:p>6.91E+023</text:p>
          </table:table-cell>
          <table:table-cell table:formula="of:=[.F396]/[.$F$7]" office:value-type="float" office:value="0.135225048923679" calcext:value-type="float">
            <text:p>0.135225048923679</text:p>
          </table:table-cell>
          <table:table-cell office:value-type="float" office:value="8.99E+023" calcext:value-type="float">
            <text:p>8.99E+023</text:p>
          </table:table-cell>
          <table:table-cell table:formula="of:=[.H396]/[.$H$7]" office:value-type="float" office:value="0.174563106796116" calcext:value-type="float">
            <text:p>0.1745631067961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6" calcext:value-type="float">
            <text:p>1.56E-06</text:p>
          </table:table-cell>
          <table:table-cell office:value-type="float" office:value="7.05E+023" calcext:value-type="float">
            <text:p>7.05E+023</text:p>
          </table:table-cell>
          <table:table-cell table:formula="of:=[.F397]/[.$F$7]" office:value-type="float" office:value="0.137964774951076" calcext:value-type="float">
            <text:p>0.137964774951076</text:p>
          </table:table-cell>
          <table:table-cell office:value-type="float" office:value="9.05E+023" calcext:value-type="float">
            <text:p>9.05E+023</text:p>
          </table:table-cell>
          <table:table-cell table:formula="of:=[.H397]/[.$H$7]" office:value-type="float" office:value="0.175728155339806" calcext:value-type="float">
            <text:p>0.175728155339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64" calcext:value-type="float">
            <text:p>1.564E-06</text:p>
          </table:table-cell>
          <table:table-cell office:value-type="float" office:value="6.85E+023" calcext:value-type="float">
            <text:p>6.85E+023</text:p>
          </table:table-cell>
          <table:table-cell table:formula="of:=[.F398]/[.$F$7]" office:value-type="float" office:value="0.134050880626223" calcext:value-type="float">
            <text:p>0.134050880626223</text:p>
          </table:table-cell>
          <table:table-cell office:value-type="float" office:value="8.95E+023" calcext:value-type="float">
            <text:p>8.95E+023</text:p>
          </table:table-cell>
          <table:table-cell table:formula="of:=[.H398]/[.$H$7]" office:value-type="float" office:value="0.17378640776699" calcext:value-type="float">
            <text:p>0.17378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68" calcext:value-type="float">
            <text:p>1.568E-06</text:p>
          </table:table-cell>
          <table:table-cell office:value-type="float" office:value="6.65E+023" calcext:value-type="float">
            <text:p>6.65E+023</text:p>
          </table:table-cell>
          <table:table-cell table:formula="of:=[.F399]/[.$F$7]" office:value-type="float" office:value="0.13013698630137" calcext:value-type="float">
            <text:p>0.13013698630137</text:p>
          </table:table-cell>
          <table:table-cell office:value-type="float" office:value="8.85E+023" calcext:value-type="float">
            <text:p>8.85E+023</text:p>
          </table:table-cell>
          <table:table-cell table:formula="of:=[.H399]/[.$H$7]" office:value-type="float" office:value="0.171844660194175" calcext:value-type="float">
            <text:p>0.1718446601941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72" calcext:value-type="float">
            <text:p>1.572E-06</text:p>
          </table:table-cell>
          <table:table-cell office:value-type="float" office:value="6.7E+023" calcext:value-type="float">
            <text:p>6.7E+023</text:p>
          </table:table-cell>
          <table:table-cell table:formula="of:=[.F400]/[.$F$7]" office:value-type="float" office:value="0.131115459882583" calcext:value-type="float">
            <text:p>0.131115459882583</text:p>
          </table:table-cell>
          <table:table-cell office:value-type="float" office:value="8.78E+023" calcext:value-type="float">
            <text:p>8.78E+023</text:p>
          </table:table-cell>
          <table:table-cell table:formula="of:=[.H400]/[.$H$7]" office:value-type="float" office:value="0.170485436893204" calcext:value-type="float">
            <text:p>0.170485436893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76" calcext:value-type="float">
            <text:p>1.576E-06</text:p>
          </table:table-cell>
          <table:table-cell office:value-type="float" office:value="7E+023" calcext:value-type="float">
            <text:p>7E+023</text:p>
          </table:table-cell>
          <table:table-cell table:formula="of:=[.F401]/[.$F$7]" office:value-type="float" office:value="0.136986301369863" calcext:value-type="float">
            <text:p>0.136986301369863</text:p>
          </table:table-cell>
          <table:table-cell office:value-type="float" office:value="8.74E+023" calcext:value-type="float">
            <text:p>8.74E+023</text:p>
          </table:table-cell>
          <table:table-cell table:formula="of:=[.H401]/[.$H$7]" office:value-type="float" office:value="0.169708737864078" calcext:value-type="float">
            <text:p>0.169708737864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8" calcext:value-type="float">
            <text:p>1.58E-06</text:p>
          </table:table-cell>
          <table:table-cell office:value-type="float" office:value="7.3E+023" calcext:value-type="float">
            <text:p>7.3E+023</text:p>
          </table:table-cell>
          <table:table-cell table:formula="of:=[.F402]/[.$F$7]" office:value-type="float" office:value="0.142857142857143" calcext:value-type="float">
            <text:p>0.142857142857143</text:p>
          </table:table-cell>
          <table:table-cell office:value-type="float" office:value="8.7E+023" calcext:value-type="float">
            <text:p>8.7E+023</text:p>
          </table:table-cell>
          <table:table-cell table:formula="of:=[.H402]/[.$H$7]" office:value-type="float" office:value="0.168932038834951" calcext:value-type="float">
            <text:p>0.1689320388349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84" calcext:value-type="float">
            <text:p>1.584E-06</text:p>
          </table:table-cell>
          <table:table-cell office:value-type="float" office:value="7.34E+023" calcext:value-type="float">
            <text:p>7.34E+023</text:p>
          </table:table-cell>
          <table:table-cell table:formula="of:=[.F403]/[.$F$7]" office:value-type="float" office:value="0.143639921722114" calcext:value-type="float">
            <text:p>0.143639921722114</text:p>
          </table:table-cell>
          <table:table-cell office:value-type="float" office:value="8.24001E+023" calcext:value-type="float">
            <text:p>8.24001E+023</text:p>
          </table:table-cell>
          <table:table-cell table:formula="of:=[.H403]/[.$H$7]" office:value-type="float" office:value="0.160000194174757" calcext:value-type="float">
            <text:p>0.160000194174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88" calcext:value-type="float">
            <text:p>1.588E-06</text:p>
          </table:table-cell>
          <table:table-cell office:value-type="float" office:value="7.38E+023" calcext:value-type="float">
            <text:p>7.38E+023</text:p>
          </table:table-cell>
          <table:table-cell table:formula="of:=[.F404]/[.$F$7]" office:value-type="float" office:value="0.144422700587084" calcext:value-type="float">
            <text:p>0.144422700587084</text:p>
          </table:table-cell>
          <table:table-cell office:value-type="float" office:value="7.78E+023" calcext:value-type="float">
            <text:p>7.78E+023</text:p>
          </table:table-cell>
          <table:table-cell table:formula="of:=[.H404]/[.$H$7]" office:value-type="float" office:value="0.151067961165049" calcext:value-type="float">
            <text:p>0.1510679611650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92" calcext:value-type="float">
            <text:p>1.592E-06</text:p>
          </table:table-cell>
          <table:table-cell office:value-type="float" office:value="7.2E+023" calcext:value-type="float">
            <text:p>7.2E+023</text:p>
          </table:table-cell>
          <table:table-cell table:formula="of:=[.F405]/[.$F$7]" office:value-type="float" office:value="0.140900195694716" calcext:value-type="float">
            <text:p>0.140900195694716</text:p>
          </table:table-cell>
          <table:table-cell office:value-type="float" office:value="7.46E+023" calcext:value-type="float">
            <text:p>7.46E+023</text:p>
          </table:table-cell>
          <table:table-cell table:formula="of:=[.H405]/[.$H$7]" office:value-type="float" office:value="0.144854368932039" calcext:value-type="float">
            <text:p>0.144854368932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596" calcext:value-type="float">
            <text:p>1.596E-06</text:p>
          </table:table-cell>
          <table:table-cell office:value-type="float" office:value="6.80001E+023" calcext:value-type="float">
            <text:p>6.80001E+023</text:p>
          </table:table-cell>
          <table:table-cell table:formula="of:=[.F406]/[.$F$7]" office:value-type="float" office:value="0.133072602739726" calcext:value-type="float">
            <text:p>0.133072602739726</text:p>
          </table:table-cell>
          <table:table-cell office:value-type="float" office:value="7.28E+023" calcext:value-type="float">
            <text:p>7.28E+023</text:p>
          </table:table-cell>
          <table:table-cell table:formula="of:=[.H406]/[.$H$7]" office:value-type="float" office:value="0.141359223300971" calcext:value-type="float">
            <text:p>0.1413592233009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" calcext:value-type="float">
            <text:p>1.6E-06</text:p>
          </table:table-cell>
          <table:table-cell office:value-type="float" office:value="6.4E+023" calcext:value-type="float">
            <text:p>6.4E+023</text:p>
          </table:table-cell>
          <table:table-cell table:formula="of:=[.F407]/[.$F$7]" office:value-type="float" office:value="0.125244618395303" calcext:value-type="float">
            <text:p>0.125244618395303</text:p>
          </table:table-cell>
          <table:table-cell office:value-type="float" office:value="7.1E+023" calcext:value-type="float">
            <text:p>7.1E+023</text:p>
          </table:table-cell>
          <table:table-cell table:formula="of:=[.H407]/[.$H$7]" office:value-type="float" office:value="0.137864077669903" calcext:value-type="float">
            <text:p>0.1378640776699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04" calcext:value-type="float">
            <text:p>1.604E-06</text:p>
          </table:table-cell>
          <table:table-cell office:value-type="float" office:value="6.44E+023" calcext:value-type="float">
            <text:p>6.44E+023</text:p>
          </table:table-cell>
          <table:table-cell table:formula="of:=[.F408]/[.$F$7]" office:value-type="float" office:value="0.126027397260274" calcext:value-type="float">
            <text:p>0.126027397260274</text:p>
          </table:table-cell>
          <table:table-cell office:value-type="float" office:value="7.06E+023" calcext:value-type="float">
            <text:p>7.06E+023</text:p>
          </table:table-cell>
          <table:table-cell table:formula="of:=[.H408]/[.$H$7]" office:value-type="float" office:value="0.137087378640777" calcext:value-type="float">
            <text:p>0.1370873786407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08" calcext:value-type="float">
            <text:p>1.608E-06</text:p>
          </table:table-cell>
          <table:table-cell office:value-type="float" office:value="6.48E+023" calcext:value-type="float">
            <text:p>6.48E+023</text:p>
          </table:table-cell>
          <table:table-cell table:formula="of:=[.F409]/[.$F$7]" office:value-type="float" office:value="0.126810176125245" calcext:value-type="float">
            <text:p>0.126810176125245</text:p>
          </table:table-cell>
          <table:table-cell office:value-type="float" office:value="7.02E+023" calcext:value-type="float">
            <text:p>7.02E+023</text:p>
          </table:table-cell>
          <table:table-cell table:formula="of:=[.H409]/[.$H$7]" office:value-type="float" office:value="0.13631067961165" calcext:value-type="float">
            <text:p>0.136310679611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12" calcext:value-type="float">
            <text:p>1.612E-06</text:p>
          </table:table-cell>
          <table:table-cell office:value-type="float" office:value="6.52E+023" calcext:value-type="float">
            <text:p>6.52E+023</text:p>
          </table:table-cell>
          <table:table-cell table:formula="of:=[.F410]/[.$F$7]" office:value-type="float" office:value="0.127592954990215" calcext:value-type="float">
            <text:p>0.127592954990215</text:p>
          </table:table-cell>
          <table:table-cell office:value-type="float" office:value="7.1E+023" calcext:value-type="float">
            <text:p>7.1E+023</text:p>
          </table:table-cell>
          <table:table-cell table:formula="of:=[.H410]/[.$H$7]" office:value-type="float" office:value="0.137864077669903" calcext:value-type="float">
            <text:p>0.1378640776699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16" calcext:value-type="float">
            <text:p>1.616E-06</text:p>
          </table:table-cell>
          <table:table-cell office:value-type="float" office:value="6.56E+023" calcext:value-type="float">
            <text:p>6.56E+023</text:p>
          </table:table-cell>
          <table:table-cell table:formula="of:=[.F411]/[.$F$7]" office:value-type="float" office:value="0.128375733855186" calcext:value-type="float">
            <text:p>0.128375733855186</text:p>
          </table:table-cell>
          <table:table-cell office:value-type="float" office:value="7.3E+023" calcext:value-type="float">
            <text:p>7.3E+023</text:p>
          </table:table-cell>
          <table:table-cell table:formula="of:=[.H411]/[.$H$7]" office:value-type="float" office:value="0.141747572815534" calcext:value-type="float">
            <text:p>0.14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2" calcext:value-type="float">
            <text:p>1.62E-06</text:p>
          </table:table-cell>
          <table:table-cell office:value-type="float" office:value="6.6E+023" calcext:value-type="float">
            <text:p>6.6E+023</text:p>
          </table:table-cell>
          <table:table-cell table:formula="of:=[.F412]/[.$F$7]" office:value-type="float" office:value="0.129158512720157" calcext:value-type="float">
            <text:p>0.129158512720157</text:p>
          </table:table-cell>
          <table:table-cell office:value-type="float" office:value="7.5E+023" calcext:value-type="float">
            <text:p>7.5E+023</text:p>
          </table:table-cell>
          <table:table-cell table:formula="of:=[.H412]/[.$H$7]" office:value-type="float" office:value="0.145631067961165" calcext:value-type="float">
            <text:p>0.1456310679611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24" calcext:value-type="float">
            <text:p>1.624E-06</text:p>
          </table:table-cell>
          <table:table-cell office:value-type="float" office:value="6.5E+023" calcext:value-type="float">
            <text:p>6.5E+023</text:p>
          </table:table-cell>
          <table:table-cell table:formula="of:=[.F413]/[.$F$7]" office:value-type="float" office:value="0.12720156555773" calcext:value-type="float">
            <text:p>0.12720156555773</text:p>
          </table:table-cell>
          <table:table-cell office:value-type="float" office:value="7.72E+023" calcext:value-type="float">
            <text:p>7.72E+023</text:p>
          </table:table-cell>
          <table:table-cell table:formula="of:=[.H413]/[.$H$7]" office:value-type="float" office:value="0.149902912621359" calcext:value-type="float">
            <text:p>0.1499029126213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28" calcext:value-type="float">
            <text:p>1.628E-06</text:p>
          </table:table-cell>
          <table:table-cell office:value-type="float" office:value="6.4E+023" calcext:value-type="float">
            <text:p>6.4E+023</text:p>
          </table:table-cell>
          <table:table-cell table:formula="of:=[.F414]/[.$F$7]" office:value-type="float" office:value="0.125244618395303" calcext:value-type="float">
            <text:p>0.125244618395303</text:p>
          </table:table-cell>
          <table:table-cell office:value-type="float" office:value="7.94E+023" calcext:value-type="float">
            <text:p>7.94E+023</text:p>
          </table:table-cell>
          <table:table-cell table:formula="of:=[.H414]/[.$H$7]" office:value-type="float" office:value="0.154174757281553" calcext:value-type="float">
            <text:p>0.1541747572815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32" calcext:value-type="float">
            <text:p>1.632E-06</text:p>
          </table:table-cell>
          <table:table-cell office:value-type="float" office:value="6.17E+023" calcext:value-type="float">
            <text:p>6.17E+023</text:p>
          </table:table-cell>
          <table:table-cell table:formula="of:=[.F415]/[.$F$7]" office:value-type="float" office:value="0.120743639921722" calcext:value-type="float">
            <text:p>0.120743639921722</text:p>
          </table:table-cell>
          <table:table-cell office:value-type="float" office:value="7.96E+023" calcext:value-type="float">
            <text:p>7.96E+023</text:p>
          </table:table-cell>
          <table:table-cell table:formula="of:=[.H415]/[.$H$7]" office:value-type="float" office:value="0.154563106796117" calcext:value-type="float">
            <text:p>0.1545631067961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36" calcext:value-type="float">
            <text:p>1.636E-06</text:p>
          </table:table-cell>
          <table:table-cell office:value-type="float" office:value="5.81001E+023" calcext:value-type="float">
            <text:p>5.81001E+023</text:p>
          </table:table-cell>
          <table:table-cell table:formula="of:=[.F416]/[.$F$7]" office:value-type="float" office:value="0.113698825831703" calcext:value-type="float">
            <text:p>0.113698825831703</text:p>
          </table:table-cell>
          <table:table-cell office:value-type="float" office:value="7.78E+023" calcext:value-type="float">
            <text:p>7.78E+023</text:p>
          </table:table-cell>
          <table:table-cell table:formula="of:=[.H416]/[.$H$7]" office:value-type="float" office:value="0.151067961165049" calcext:value-type="float">
            <text:p>0.1510679611650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4" calcext:value-type="float">
            <text:p>1.64E-06</text:p>
          </table:table-cell>
          <table:table-cell office:value-type="float" office:value="5.45E+023" calcext:value-type="float">
            <text:p>5.45E+023</text:p>
          </table:table-cell>
          <table:table-cell table:formula="of:=[.F417]/[.$F$7]" office:value-type="float" office:value="0.106653620352251" calcext:value-type="float">
            <text:p>0.106653620352251</text:p>
          </table:table-cell>
          <table:table-cell office:value-type="float" office:value="7.6E+023" calcext:value-type="float">
            <text:p>7.6E+023</text:p>
          </table:table-cell>
          <table:table-cell table:formula="of:=[.H417]/[.$H$7]" office:value-type="float" office:value="0.147572815533981" calcext:value-type="float">
            <text:p>0.1475728155339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44" calcext:value-type="float">
            <text:p>1.644E-06</text:p>
          </table:table-cell>
          <table:table-cell office:value-type="float" office:value="5.61E+023" calcext:value-type="float">
            <text:p>5.61E+023</text:p>
          </table:table-cell>
          <table:table-cell table:formula="of:=[.F418]/[.$F$7]" office:value-type="float" office:value="0.109784735812133" calcext:value-type="float">
            <text:p>0.109784735812133</text:p>
          </table:table-cell>
          <table:table-cell office:value-type="float" office:value="7.9E+023" calcext:value-type="float">
            <text:p>7.9E+023</text:p>
          </table:table-cell>
          <table:table-cell table:formula="of:=[.H418]/[.$H$7]" office:value-type="float" office:value="0.153398058252427" calcext:value-type="float">
            <text:p>0.153398058252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48" calcext:value-type="float">
            <text:p>1.648E-06</text:p>
          </table:table-cell>
          <table:table-cell office:value-type="float" office:value="5.77E+023" calcext:value-type="float">
            <text:p>5.77E+023</text:p>
          </table:table-cell>
          <table:table-cell table:formula="of:=[.F419]/[.$F$7]" office:value-type="float" office:value="0.112915851272016" calcext:value-type="float">
            <text:p>0.112915851272016</text:p>
          </table:table-cell>
          <table:table-cell office:value-type="float" office:value="8.2E+023" calcext:value-type="float">
            <text:p>8.2E+023</text:p>
          </table:table-cell>
          <table:table-cell table:formula="of:=[.H419]/[.$H$7]" office:value-type="float" office:value="0.159223300970874" calcext:value-type="float">
            <text:p>0.1592233009708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52" calcext:value-type="float">
            <text:p>1.652E-06</text:p>
          </table:table-cell>
          <table:table-cell office:value-type="float" office:value="5.99001E+023" calcext:value-type="float">
            <text:p>5.99001E+023</text:p>
          </table:table-cell>
          <table:table-cell table:formula="of:=[.F420]/[.$F$7]" office:value-type="float" office:value="0.11722133072407" calcext:value-type="float">
            <text:p>0.11722133072407</text:p>
          </table:table-cell>
          <table:table-cell office:value-type="float" office:value="8.22999E+023" calcext:value-type="float">
            <text:p>8.22999E+023</text:p>
          </table:table-cell>
          <table:table-cell table:formula="of:=[.H420]/[.$H$7]" office:value-type="float" office:value="0.159805631067961" calcext:value-type="float">
            <text:p>0.1598056310679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56" calcext:value-type="float">
            <text:p>1.656E-06</text:p>
          </table:table-cell>
          <table:table-cell office:value-type="float" office:value="6.27E+023" calcext:value-type="float">
            <text:p>6.27E+023</text:p>
          </table:table-cell>
          <table:table-cell table:formula="of:=[.F421]/[.$F$7]" office:value-type="float" office:value="0.122700587084149" calcext:value-type="float">
            <text:p>0.122700587084149</text:p>
          </table:table-cell>
          <table:table-cell office:value-type="float" office:value="7.99E+023" calcext:value-type="float">
            <text:p>7.99E+023</text:p>
          </table:table-cell>
          <table:table-cell table:formula="of:=[.H421]/[.$H$7]" office:value-type="float" office:value="0.155145631067961" calcext:value-type="float">
            <text:p>0.1551456310679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6" calcext:value-type="float">
            <text:p>1.66E-06</text:p>
          </table:table-cell>
          <table:table-cell office:value-type="float" office:value="6.55E+023" calcext:value-type="float">
            <text:p>6.55E+023</text:p>
          </table:table-cell>
          <table:table-cell table:formula="of:=[.F422]/[.$F$7]" office:value-type="float" office:value="0.128180039138943" calcext:value-type="float">
            <text:p>0.128180039138943</text:p>
          </table:table-cell>
          <table:table-cell office:value-type="float" office:value="7.75E+023" calcext:value-type="float">
            <text:p>7.75E+023</text:p>
          </table:table-cell>
          <table:table-cell table:formula="of:=[.H422]/[.$H$7]" office:value-type="float" office:value="0.150485436893204" calcext:value-type="float">
            <text:p>0.150485436893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64" calcext:value-type="float">
            <text:p>1.664E-06</text:p>
          </table:table-cell>
          <table:table-cell office:value-type="float" office:value="6.00999E+023" calcext:value-type="float">
            <text:p>6.00999E+023</text:p>
          </table:table-cell>
          <table:table-cell table:formula="of:=[.F423]/[.$F$7]" office:value-type="float" office:value="0.117612328767123" calcext:value-type="float">
            <text:p>0.117612328767123</text:p>
          </table:table-cell>
          <table:table-cell office:value-type="float" office:value="7.30999E+023" calcext:value-type="float">
            <text:p>7.30999E+023</text:p>
          </table:table-cell>
          <table:table-cell table:formula="of:=[.H423]/[.$H$7]" office:value-type="float" office:value="0.141941553398058" calcext:value-type="float">
            <text:p>0.141941553398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68" calcext:value-type="float">
            <text:p>1.668E-06</text:p>
          </table:table-cell>
          <table:table-cell office:value-type="float" office:value="5.47E+023" calcext:value-type="float">
            <text:p>5.47E+023</text:p>
          </table:table-cell>
          <table:table-cell table:formula="of:=[.F424]/[.$F$7]" office:value-type="float" office:value="0.107045009784736" calcext:value-type="float">
            <text:p>0.107045009784736</text:p>
          </table:table-cell>
          <table:table-cell office:value-type="float" office:value="6.87E+023" calcext:value-type="float">
            <text:p>6.87E+023</text:p>
          </table:table-cell>
          <table:table-cell table:formula="of:=[.H424]/[.$H$7]" office:value-type="float" office:value="0.133398058252427" calcext:value-type="float">
            <text:p>0.133398058252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72" calcext:value-type="float">
            <text:p>1.672E-06</text:p>
          </table:table-cell>
          <table:table-cell office:value-type="float" office:value="5.08E+023" calcext:value-type="float">
            <text:p>5.08E+023</text:p>
          </table:table-cell>
          <table:table-cell table:formula="of:=[.F425]/[.$F$7]" office:value-type="float" office:value="0.099412915851272" calcext:value-type="float">
            <text:p>0.099412915851272</text:p>
          </table:table-cell>
          <table:table-cell office:value-type="float" office:value="6.7E+023" calcext:value-type="float">
            <text:p>6.7E+023</text:p>
          </table:table-cell>
          <table:table-cell table:formula="of:=[.H425]/[.$H$7]" office:value-type="float" office:value="0.130097087378641" calcext:value-type="float">
            <text:p>0.1300970873786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76" calcext:value-type="float">
            <text:p>1.676E-06</text:p>
          </table:table-cell>
          <table:table-cell office:value-type="float" office:value="4.84E+023" calcext:value-type="float">
            <text:p>4.84E+023</text:p>
          </table:table-cell>
          <table:table-cell table:formula="of:=[.F426]/[.$F$7]" office:value-type="float" office:value="0.0947162426614482" calcext:value-type="float">
            <text:p>0.094716242661448</text:p>
          </table:table-cell>
          <table:table-cell office:value-type="float" office:value="6.8E+023" calcext:value-type="float">
            <text:p>6.8E+023</text:p>
          </table:table-cell>
          <table:table-cell table:formula="of:=[.H426]/[.$H$7]" office:value-type="float" office:value="0.132038834951456" calcext:value-type="float">
            <text:p>0.1320388349514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8" calcext:value-type="float">
            <text:p>1.68E-06</text:p>
          </table:table-cell>
          <table:table-cell office:value-type="float" office:value="4.6E+023" calcext:value-type="float">
            <text:p>4.6E+023</text:p>
          </table:table-cell>
          <table:table-cell table:formula="of:=[.F427]/[.$F$7]" office:value-type="float" office:value="0.0900195694716243" calcext:value-type="float">
            <text:p>0.090019569471624</text:p>
          </table:table-cell>
          <table:table-cell office:value-type="float" office:value="6.9E+023" calcext:value-type="float">
            <text:p>6.9E+023</text:p>
          </table:table-cell>
          <table:table-cell table:formula="of:=[.H427]/[.$H$7]" office:value-type="float" office:value="0.133980582524272" calcext:value-type="float">
            <text:p>0.1339805825242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84" calcext:value-type="float">
            <text:p>1.684E-06</text:p>
          </table:table-cell>
          <table:table-cell office:value-type="float" office:value="4.7E+023" calcext:value-type="float">
            <text:p>4.7E+023</text:p>
          </table:table-cell>
          <table:table-cell table:formula="of:=[.F428]/[.$F$7]" office:value-type="float" office:value="0.0919765166340509" calcext:value-type="float">
            <text:p>0.091976516634051</text:p>
          </table:table-cell>
          <table:table-cell office:value-type="float" office:value="7.06E+023" calcext:value-type="float">
            <text:p>7.06E+023</text:p>
          </table:table-cell>
          <table:table-cell table:formula="of:=[.H428]/[.$H$7]" office:value-type="float" office:value="0.137087378640777" calcext:value-type="float">
            <text:p>0.1370873786407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88" calcext:value-type="float">
            <text:p>1.688E-06</text:p>
          </table:table-cell>
          <table:table-cell office:value-type="float" office:value="4.8E+023" calcext:value-type="float">
            <text:p>4.8E+023</text:p>
          </table:table-cell>
          <table:table-cell table:formula="of:=[.F429]/[.$F$7]" office:value-type="float" office:value="0.0939334637964775" calcext:value-type="float">
            <text:p>0.093933463796478</text:p>
          </table:table-cell>
          <table:table-cell office:value-type="float" office:value="7.22E+023" calcext:value-type="float">
            <text:p>7.22E+023</text:p>
          </table:table-cell>
          <table:table-cell table:formula="of:=[.H429]/[.$H$7]" office:value-type="float" office:value="0.140194174757282" calcext:value-type="float">
            <text:p>0.1401941747572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92" calcext:value-type="float">
            <text:p>1.692E-06</text:p>
          </table:table-cell>
          <table:table-cell office:value-type="float" office:value="4.89E+023" calcext:value-type="float">
            <text:p>4.89E+023</text:p>
          </table:table-cell>
          <table:table-cell table:formula="of:=[.F430]/[.$F$7]" office:value-type="float" office:value="0.0956947162426615" calcext:value-type="float">
            <text:p>0.095694716242662</text:p>
          </table:table-cell>
          <table:table-cell office:value-type="float" office:value="7.31E+023" calcext:value-type="float">
            <text:p>7.31E+023</text:p>
          </table:table-cell>
          <table:table-cell table:formula="of:=[.H430]/[.$H$7]" office:value-type="float" office:value="0.141941747572816" calcext:value-type="float">
            <text:p>0.141941747572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696" calcext:value-type="float">
            <text:p>1.696E-06</text:p>
          </table:table-cell>
          <table:table-cell office:value-type="float" office:value="4.97E+023" calcext:value-type="float">
            <text:p>4.97E+023</text:p>
          </table:table-cell>
          <table:table-cell table:formula="of:=[.F431]/[.$F$7]" office:value-type="float" office:value="0.0972602739726027" calcext:value-type="float">
            <text:p>0.097260273972603</text:p>
          </table:table-cell>
          <table:table-cell office:value-type="float" office:value="7.33E+023" calcext:value-type="float">
            <text:p>7.33E+023</text:p>
          </table:table-cell>
          <table:table-cell table:formula="of:=[.H431]/[.$H$7]" office:value-type="float" office:value="0.142330097087379" calcext:value-type="float">
            <text:p>0.142330097087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" calcext:value-type="float">
            <text:p>1.7E-06</text:p>
          </table:table-cell>
          <table:table-cell office:value-type="float" office:value="5.05E+023" calcext:value-type="float">
            <text:p>5.05E+023</text:p>
          </table:table-cell>
          <table:table-cell table:formula="of:=[.F432]/[.$F$7]" office:value-type="float" office:value="0.098825831702544" calcext:value-type="float">
            <text:p>0.098825831702544</text:p>
          </table:table-cell>
          <table:table-cell office:value-type="float" office:value="7.35E+023" calcext:value-type="float">
            <text:p>7.35E+023</text:p>
          </table:table-cell>
          <table:table-cell table:formula="of:=[.H432]/[.$H$7]" office:value-type="float" office:value="0.142718446601942" calcext:value-type="float">
            <text:p>0.1427184466019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04" calcext:value-type="float">
            <text:p>1.704E-06</text:p>
          </table:table-cell>
          <table:table-cell office:value-type="float" office:value="5.29E+023" calcext:value-type="float">
            <text:p>5.29E+023</text:p>
          </table:table-cell>
          <table:table-cell table:formula="of:=[.F433]/[.$F$7]" office:value-type="float" office:value="0.103522504892368" calcext:value-type="float">
            <text:p>0.103522504892368</text:p>
          </table:table-cell>
          <table:table-cell office:value-type="float" office:value="7.21E+023" calcext:value-type="float">
            <text:p>7.21E+023</text:p>
          </table:table-cell>
          <table:table-cell table:formula="of:=[.H433]/[.$H$7]"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08" calcext:value-type="float">
            <text:p>1.708E-06</text:p>
          </table:table-cell>
          <table:table-cell office:value-type="float" office:value="5.53E+023" calcext:value-type="float">
            <text:p>5.53E+023</text:p>
          </table:table-cell>
          <table:table-cell table:formula="of:=[.F434]/[.$F$7]" office:value-type="float" office:value="0.108219178082192" calcext:value-type="float">
            <text:p>0.108219178082192</text:p>
          </table:table-cell>
          <table:table-cell office:value-type="float" office:value="7.07E+023" calcext:value-type="float">
            <text:p>7.07E+023</text:p>
          </table:table-cell>
          <table:table-cell table:formula="of:=[.H434]/[.$H$7]" office:value-type="float" office:value="0.137281553398058" calcext:value-type="float">
            <text:p>0.137281553398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12" calcext:value-type="float">
            <text:p>1.712E-06</text:p>
          </table:table-cell>
          <table:table-cell office:value-type="float" office:value="5.54E+023" calcext:value-type="float">
            <text:p>5.54E+023</text:p>
          </table:table-cell>
          <table:table-cell table:formula="of:=[.F435]/[.$F$7]" office:value-type="float" office:value="0.108414872798434" calcext:value-type="float">
            <text:p>0.108414872798434</text:p>
          </table:table-cell>
          <table:table-cell office:value-type="float" office:value="6.98E+023" calcext:value-type="float">
            <text:p>6.98E+023</text:p>
          </table:table-cell>
          <table:table-cell table:formula="of:=[.H435]/[.$H$7]" office:value-type="float" office:value="0.135533980582524" calcext:value-type="float">
            <text:p>0.1355339805825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16" calcext:value-type="float">
            <text:p>1.716E-06</text:p>
          </table:table-cell>
          <table:table-cell office:value-type="float" office:value="5.32E+023" calcext:value-type="float">
            <text:p>5.32E+023</text:p>
          </table:table-cell>
          <table:table-cell table:formula="of:=[.F436]/[.$F$7]" office:value-type="float" office:value="0.104109589041096" calcext:value-type="float">
            <text:p>0.104109589041096</text:p>
          </table:table-cell>
          <table:table-cell office:value-type="float" office:value="6.94E+023" calcext:value-type="float">
            <text:p>6.94E+023</text:p>
          </table:table-cell>
          <table:table-cell table:formula="of:=[.H436]/[.$H$7]" office:value-type="float" office:value="0.134757281553398" calcext:value-type="float">
            <text:p>0.1347572815533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2" calcext:value-type="float">
            <text:p>1.72E-06</text:p>
          </table:table-cell>
          <table:table-cell office:value-type="float" office:value="5.1E+023" calcext:value-type="float">
            <text:p>5.1E+023</text:p>
          </table:table-cell>
          <table:table-cell table:formula="of:=[.F437]/[.$F$7]" office:value-type="float" office:value="0.0998043052837573" calcext:value-type="float">
            <text:p>0.099804305283757</text:p>
          </table:table-cell>
          <table:table-cell office:value-type="float" office:value="6.9E+023" calcext:value-type="float">
            <text:p>6.9E+023</text:p>
          </table:table-cell>
          <table:table-cell table:formula="of:=[.H437]/[.$H$7]" office:value-type="float" office:value="0.133980582524272" calcext:value-type="float">
            <text:p>0.1339805825242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24" calcext:value-type="float">
            <text:p>1.724E-06</text:p>
          </table:table-cell>
          <table:table-cell office:value-type="float" office:value="5.04E+023" calcext:value-type="float">
            <text:p>5.04E+023</text:p>
          </table:table-cell>
          <table:table-cell table:formula="of:=[.F438]/[.$F$7]" office:value-type="float" office:value="0.0986301369863014" calcext:value-type="float">
            <text:p>0.098630136986301</text:p>
          </table:table-cell>
          <table:table-cell office:value-type="float" office:value="6.72E+023" calcext:value-type="float">
            <text:p>6.72E+023</text:p>
          </table:table-cell>
          <table:table-cell table:formula="of:=[.H438]/[.$H$7]" office:value-type="float" office:value="0.130485436893204" calcext:value-type="float">
            <text:p>0.130485436893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28" calcext:value-type="float">
            <text:p>1.728E-06</text:p>
          </table:table-cell>
          <table:table-cell office:value-type="float" office:value="4.98E+023" calcext:value-type="float">
            <text:p>4.98E+023</text:p>
          </table:table-cell>
          <table:table-cell table:formula="of:=[.F439]/[.$F$7]" office:value-type="float" office:value="0.0974559686888454" calcext:value-type="float">
            <text:p>0.097455968688846</text:p>
          </table:table-cell>
          <table:table-cell office:value-type="float" office:value="6.54E+023" calcext:value-type="float">
            <text:p>6.54E+023</text:p>
          </table:table-cell>
          <table:table-cell table:formula="of:=[.H439]/[.$H$7]" office:value-type="float" office:value="0.126990291262136" calcext:value-type="float">
            <text:p>0.1269902912621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32" calcext:value-type="float">
            <text:p>1.732E-06</text:p>
          </table:table-cell>
          <table:table-cell office:value-type="float" office:value="5E+023" calcext:value-type="float">
            <text:p>5E+023</text:p>
          </table:table-cell>
          <table:table-cell table:formula="of:=[.F440]/[.$F$7]" office:value-type="float" office:value="0.0978473581213308" calcext:value-type="float">
            <text:p>0.097847358121331</text:p>
          </table:table-cell>
          <table:table-cell office:value-type="float" office:value="6.44E+023" calcext:value-type="float">
            <text:p>6.44E+023</text:p>
          </table:table-cell>
          <table:table-cell table:formula="of:=[.H440]/[.$H$7]" office:value-type="float" office:value="0.12504854368932" calcext:value-type="float">
            <text:p>0.12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36" calcext:value-type="float">
            <text:p>1.736E-06</text:p>
          </table:table-cell>
          <table:table-cell office:value-type="float" office:value="5.1E+023" calcext:value-type="float">
            <text:p>5.1E+023</text:p>
          </table:table-cell>
          <table:table-cell table:formula="of:=[.F441]/[.$F$7]" office:value-type="float" office:value="0.0998043052837573" calcext:value-type="float">
            <text:p>0.099804305283757</text:p>
          </table:table-cell>
          <table:table-cell office:value-type="float" office:value="6.42E+023" calcext:value-type="float">
            <text:p>6.42E+023</text:p>
          </table:table-cell>
          <table:table-cell table:formula="of:=[.H441]/[.$H$7]" office:value-type="float" office:value="0.124660194174757" calcext:value-type="float">
            <text:p>0.124660194174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4" calcext:value-type="float">
            <text:p>1.74E-06</text:p>
          </table:table-cell>
          <table:table-cell office:value-type="float" office:value="5.2E+023" calcext:value-type="float">
            <text:p>5.2E+023</text:p>
          </table:table-cell>
          <table:table-cell table:formula="of:=[.F442]/[.$F$7]" office:value-type="float" office:value="0.101761252446184" calcext:value-type="float">
            <text:p>0.101761252446184</text:p>
          </table:table-cell>
          <table:table-cell office:value-type="float" office:value="6.4E+023" calcext:value-type="float">
            <text:p>6.4E+023</text:p>
          </table:table-cell>
          <table:table-cell table:formula="of:=[.H442]/[.$H$7]" office:value-type="float" office:value="0.124271844660194" calcext:value-type="float">
            <text:p>0.1242718446601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44" calcext:value-type="float">
            <text:p>1.744E-06</text:p>
          </table:table-cell>
          <table:table-cell office:value-type="float" office:value="5E+023" calcext:value-type="float">
            <text:p>5E+023</text:p>
          </table:table-cell>
          <table:table-cell table:formula="of:=[.F443]/[.$F$7]" office:value-type="float" office:value="0.0978473581213308" calcext:value-type="float">
            <text:p>0.097847358121331</text:p>
          </table:table-cell>
          <table:table-cell office:value-type="float" office:value="6.36E+023" calcext:value-type="float">
            <text:p>6.36E+023</text:p>
          </table:table-cell>
          <table:table-cell table:formula="of:=[.H443]/[.$H$7]" office:value-type="float" office:value="0.123495145631068" calcext:value-type="float">
            <text:p>0.12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48" calcext:value-type="float">
            <text:p>1.748E-06</text:p>
          </table:table-cell>
          <table:table-cell office:value-type="float" office:value="4.8E+023" calcext:value-type="float">
            <text:p>4.8E+023</text:p>
          </table:table-cell>
          <table:table-cell table:formula="of:=[.F444]/[.$F$7]" office:value-type="float" office:value="0.0939334637964775" calcext:value-type="float">
            <text:p>0.093933463796478</text:p>
          </table:table-cell>
          <table:table-cell office:value-type="float" office:value="6.32E+023" calcext:value-type="float">
            <text:p>6.32E+023</text:p>
          </table:table-cell>
          <table:table-cell table:formula="of:=[.H444]/[.$H$7]" office:value-type="float" office:value="0.122718446601942" calcext:value-type="float">
            <text:p>0.1227184466019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52" calcext:value-type="float">
            <text:p>1.752E-06</text:p>
          </table:table-cell>
          <table:table-cell office:value-type="float" office:value="4.71E+023" calcext:value-type="float">
            <text:p>4.71E+023</text:p>
          </table:table-cell>
          <table:table-cell table:formula="of:=[.F445]/[.$F$7]" office:value-type="float" office:value="0.0921722113502936" calcext:value-type="float">
            <text:p>0.092172211350294</text:p>
          </table:table-cell>
          <table:table-cell office:value-type="float" office:value="6.28E+023" calcext:value-type="float">
            <text:p>6.28E+023</text:p>
          </table:table-cell>
          <table:table-cell table:formula="of:=[.H445]/[.$H$7]" office:value-type="float" office:value="0.121941747572816" calcext:value-type="float">
            <text:p>0.121941747572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56" calcext:value-type="float">
            <text:p>1.756E-06</text:p>
          </table:table-cell>
          <table:table-cell office:value-type="float" office:value="4.73E+023" calcext:value-type="float">
            <text:p>4.73E+023</text:p>
          </table:table-cell>
          <table:table-cell table:formula="of:=[.F446]/[.$F$7]" office:value-type="float" office:value="0.0925636007827789" calcext:value-type="float">
            <text:p>0.092563600782779</text:p>
          </table:table-cell>
          <table:table-cell office:value-type="float" office:value="6.24E+023" calcext:value-type="float">
            <text:p>6.24E+023</text:p>
          </table:table-cell>
          <table:table-cell table:formula="of:=[.H446]/[.$H$7]" office:value-type="float" office:value="0.121165048543689" calcext:value-type="float">
            <text:p>0.1211650485436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6" calcext:value-type="float">
            <text:p>1.76E-06</text:p>
          </table:table-cell>
          <table:table-cell office:value-type="float" office:value="4.75E+023" calcext:value-type="float">
            <text:p>4.75E+023</text:p>
          </table:table-cell>
          <table:table-cell table:formula="of:=[.F447]/[.$F$7]" office:value-type="float" office:value="0.0929549902152642" calcext:value-type="float">
            <text:p>0.092954990215264</text:p>
          </table:table-cell>
          <table:table-cell office:value-type="float" office:value="6.2E+023" calcext:value-type="float">
            <text:p>6.2E+023</text:p>
          </table:table-cell>
          <table:table-cell table:formula="of:=[.H447]/[.$H$7]" office:value-type="float" office:value="0.120388349514563" calcext:value-type="float">
            <text:p>0.12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64" calcext:value-type="float">
            <text:p>1.764E-06</text:p>
          </table:table-cell>
          <table:table-cell office:value-type="float" office:value="4.69E+023" calcext:value-type="float">
            <text:p>4.69E+023</text:p>
          </table:table-cell>
          <table:table-cell table:formula="of:=[.F448]/[.$F$7]" office:value-type="float" office:value="0.0917808219178082" calcext:value-type="float">
            <text:p>0.091780821917808</text:p>
          </table:table-cell>
          <table:table-cell office:value-type="float" office:value="6.16E+023" calcext:value-type="float">
            <text:p>6.16E+023</text:p>
          </table:table-cell>
          <table:table-cell table:formula="of:=[.H448]/[.$H$7]" office:value-type="float" office:value="0.119611650485437" calcext:value-type="float">
            <text:p>0.1196116504854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68" calcext:value-type="float">
            <text:p>1.768E-06</text:p>
          </table:table-cell>
          <table:table-cell office:value-type="float" office:value="4.63E+023" calcext:value-type="float">
            <text:p>4.63E+023</text:p>
          </table:table-cell>
          <table:table-cell table:formula="of:=[.F449]/[.$F$7]" office:value-type="float" office:value="0.0906066536203523" calcext:value-type="float">
            <text:p>0.090606653620352</text:p>
          </table:table-cell>
          <table:table-cell office:value-type="float" office:value="6.12E+023" calcext:value-type="float">
            <text:p>6.12E+023</text:p>
          </table:table-cell>
          <table:table-cell table:formula="of:=[.H449]/[.$H$7]" office:value-type="float" office:value="0.118834951456311" calcext:value-type="float">
            <text:p>0.1188349514563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72" calcext:value-type="float">
            <text:p>1.772E-06</text:p>
          </table:table-cell>
          <table:table-cell office:value-type="float" office:value="4.48E+023" calcext:value-type="float">
            <text:p>4.48E+023</text:p>
          </table:table-cell>
          <table:table-cell table:formula="of:=[.F450]/[.$F$7]" office:value-type="float" office:value="0.0876712328767123" calcext:value-type="float">
            <text:p>0.087671232876712</text:p>
          </table:table-cell>
          <table:table-cell office:value-type="float" office:value="6.01E+023" calcext:value-type="float">
            <text:p>6.01E+023</text:p>
          </table:table-cell>
          <table:table-cell table:formula="of:=[.H450]/[.$H$7]" office:value-type="float" office:value="0.116699029126214" calcext:value-type="float">
            <text:p>0.1166990291262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76" calcext:value-type="float">
            <text:p>1.776E-06</text:p>
          </table:table-cell>
          <table:table-cell office:value-type="float" office:value="4.24E+023" calcext:value-type="float">
            <text:p>4.24E+023</text:p>
          </table:table-cell>
          <table:table-cell table:formula="of:=[.F451]/[.$F$7]" office:value-type="float" office:value="0.0829745596868885" calcext:value-type="float">
            <text:p>0.082974559686889</text:p>
          </table:table-cell>
          <table:table-cell office:value-type="float" office:value="5.83E+023" calcext:value-type="float">
            <text:p>5.83E+023</text:p>
          </table:table-cell>
          <table:table-cell table:formula="of:=[.H451]/[.$H$7]" office:value-type="float" office:value="0.113203883495146" calcext:value-type="float">
            <text:p>0.1132038834951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8" calcext:value-type="float">
            <text:p>1.78E-06</text:p>
          </table:table-cell>
          <table:table-cell office:value-type="float" office:value="4E+023" calcext:value-type="float">
            <text:p>4E+023</text:p>
          </table:table-cell>
          <table:table-cell table:formula="of:=[.F452]/[.$F$7]" office:value-type="float" office:value="0.0782778864970646" calcext:value-type="float">
            <text:p>0.078277886497065</text:p>
          </table:table-cell>
          <table:table-cell office:value-type="float" office:value="5.65E+023" calcext:value-type="float">
            <text:p>5.65E+023</text:p>
          </table:table-cell>
          <table:table-cell table:formula="of:=[.H452]/[.$H$7]" office:value-type="float" office:value="0.109708737864078" calcext:value-type="float">
            <text:p>0.109708737864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84" calcext:value-type="float">
            <text:p>1.784E-06</text:p>
          </table:table-cell>
          <table:table-cell office:value-type="float" office:value="3.84E+023" calcext:value-type="float">
            <text:p>3.84E+023</text:p>
          </table:table-cell>
          <table:table-cell table:formula="of:=[.F453]/[.$F$7]" office:value-type="float" office:value="0.075146771037182" calcext:value-type="float">
            <text:p>0.075146771037182</text:p>
          </table:table-cell>
          <table:table-cell office:value-type="float" office:value="5.73E+023" calcext:value-type="float">
            <text:p>5.73E+023</text:p>
          </table:table-cell>
          <table:table-cell table:formula="of:=[.H453]/[.$H$7]" office:value-type="float" office:value="0.11126213592233" calcext:value-type="float">
            <text:p>0.11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88" calcext:value-type="float">
            <text:p>1.788E-06</text:p>
          </table:table-cell>
          <table:table-cell office:value-type="float" office:value="3.68E+023" calcext:value-type="float">
            <text:p>3.68E+023</text:p>
          </table:table-cell>
          <table:table-cell table:formula="of:=[.F454]/[.$F$7]" office:value-type="float" office:value="0.0720156555772994" calcext:value-type="float">
            <text:p>0.0720156555773</text:p>
          </table:table-cell>
          <table:table-cell office:value-type="float" office:value="5.81E+023" calcext:value-type="float">
            <text:p>5.81E+023</text:p>
          </table:table-cell>
          <table:table-cell table:formula="of:=[.H454]/[.$H$7]" office:value-type="float" office:value="0.112815533980583" calcext:value-type="float">
            <text:p>0.1128155339805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92" calcext:value-type="float">
            <text:p>1.792E-06</text:p>
          </table:table-cell>
          <table:table-cell office:value-type="float" office:value="3.69E+023" calcext:value-type="float">
            <text:p>3.69E+023</text:p>
          </table:table-cell>
          <table:table-cell table:formula="of:=[.F455]/[.$F$7]" office:value-type="float" office:value="0.0722113502935421" calcext:value-type="float">
            <text:p>0.072211350293542</text:p>
          </table:table-cell>
          <table:table-cell office:value-type="float" office:value="5.89E+023" calcext:value-type="float">
            <text:p>5.89E+023</text:p>
          </table:table-cell>
          <table:table-cell table:formula="of:=[.H455]/[.$H$7]" office:value-type="float" office:value="0.114368932038835" calcext:value-type="float">
            <text:p>0.1143689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796" calcext:value-type="float">
            <text:p>1.796E-06</text:p>
          </table:table-cell>
          <table:table-cell office:value-type="float" office:value="3.87E+023" calcext:value-type="float">
            <text:p>3.87E+023</text:p>
          </table:table-cell>
          <table:table-cell table:formula="of:=[.F456]/[.$F$7]" office:value-type="float" office:value="0.07573385518591" calcext:value-type="float">
            <text:p>0.07573385518591</text:p>
          </table:table-cell>
          <table:table-cell office:value-type="float" office:value="5.97E+023" calcext:value-type="float">
            <text:p>5.97E+023</text:p>
          </table:table-cell>
          <table:table-cell table:formula="of:=[.H456]/[.$H$7]" office:value-type="float" office:value="0.115922330097087" calcext:value-type="float">
            <text:p>0.1159223300970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" calcext:value-type="float">
            <text:p>1.8E-06</text:p>
          </table:table-cell>
          <table:table-cell office:value-type="float" office:value="4.05E+023" calcext:value-type="float">
            <text:p>4.05E+023</text:p>
          </table:table-cell>
          <table:table-cell table:formula="of:=[.F457]/[.$F$7]" office:value-type="float" office:value="0.0792563600782779" calcext:value-type="float">
            <text:p>0.079256360078278</text:p>
          </table:table-cell>
          <table:table-cell office:value-type="float" office:value="6.05E+023" calcext:value-type="float">
            <text:p>6.05E+023</text:p>
          </table:table-cell>
          <table:table-cell table:formula="of:=[.H457]/[.$H$7]" office:value-type="float" office:value="0.11747572815534" calcext:value-type="float">
            <text:p>0.1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04" calcext:value-type="float">
            <text:p>1.804E-06</text:p>
          </table:table-cell>
          <table:table-cell office:value-type="float" office:value="4.39001E+023" calcext:value-type="float">
            <text:p>4.39001E+023</text:p>
          </table:table-cell>
          <table:table-cell table:formula="of:=[.F458]/[.$F$7]" office:value-type="float" office:value="0.0859101761252446" calcext:value-type="float">
            <text:p>0.085910176125245</text:p>
          </table:table-cell>
          <table:table-cell office:value-type="float" office:value="5.93E+023" calcext:value-type="float">
            <text:p>5.93E+023</text:p>
          </table:table-cell>
          <table:table-cell table:formula="of:=[.H458]/[.$H$7]" office:value-type="float" office:value="0.115145631067961" calcext:value-type="float">
            <text:p>0.1151456310679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08" calcext:value-type="float">
            <text:p>1.808E-06</text:p>
          </table:table-cell>
          <table:table-cell office:value-type="float" office:value="4.73E+023" calcext:value-type="float">
            <text:p>4.73E+023</text:p>
          </table:table-cell>
          <table:table-cell table:formula="of:=[.F459]/[.$F$7]" office:value-type="float" office:value="0.0925636007827789" calcext:value-type="float">
            <text:p>0.092563600782779</text:p>
          </table:table-cell>
          <table:table-cell office:value-type="float" office:value="5.81E+023" calcext:value-type="float">
            <text:p>5.81E+023</text:p>
          </table:table-cell>
          <table:table-cell table:formula="of:=[.H459]/[.$H$7]" office:value-type="float" office:value="0.112815533980583" calcext:value-type="float">
            <text:p>0.1128155339805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12" calcext:value-type="float">
            <text:p>1.812E-06</text:p>
          </table:table-cell>
          <table:table-cell office:value-type="float" office:value="4.8E+023" calcext:value-type="float">
            <text:p>4.8E+023</text:p>
          </table:table-cell>
          <table:table-cell table:formula="of:=[.F460]/[.$F$7]" office:value-type="float" office:value="0.0939334637964775" calcext:value-type="float">
            <text:p>0.093933463796478</text:p>
          </table:table-cell>
          <table:table-cell office:value-type="float" office:value="5.67E+023" calcext:value-type="float">
            <text:p>5.67E+023</text:p>
          </table:table-cell>
          <table:table-cell table:formula="of:=[.H460]/[.$H$7]" office:value-type="float" office:value="0.110097087378641" calcext:value-type="float">
            <text:p>0.1100970873786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16" calcext:value-type="float">
            <text:p>1.816E-06</text:p>
          </table:table-cell>
          <table:table-cell office:value-type="float" office:value="4.6E+023" calcext:value-type="float">
            <text:p>4.6E+023</text:p>
          </table:table-cell>
          <table:table-cell table:formula="of:=[.F461]/[.$F$7]" office:value-type="float" office:value="0.0900195694716243" calcext:value-type="float">
            <text:p>0.090019569471624</text:p>
          </table:table-cell>
          <table:table-cell office:value-type="float" office:value="5.51E+023" calcext:value-type="float">
            <text:p>5.51E+023</text:p>
          </table:table-cell>
          <table:table-cell table:formula="of:=[.H461]/[.$H$7]" office:value-type="float" office:value="0.106990291262136" calcext:value-type="float">
            <text:p>0.1069902912621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2" calcext:value-type="float">
            <text:p>1.82E-06</text:p>
          </table:table-cell>
          <table:table-cell office:value-type="float" office:value="4.4E+023" calcext:value-type="float">
            <text:p>4.4E+023</text:p>
          </table:table-cell>
          <table:table-cell table:formula="of:=[.F462]/[.$F$7]" office:value-type="float" office:value="0.0861056751467711" calcext:value-type="float">
            <text:p>0.086105675146771</text:p>
          </table:table-cell>
          <table:table-cell office:value-type="float" office:value="5.35E+023" calcext:value-type="float">
            <text:p>5.35E+023</text:p>
          </table:table-cell>
          <table:table-cell table:formula="of:=[.H462]/[.$H$7]" office:value-type="float" office:value="0.103883495145631" calcext:value-type="float">
            <text:p>0.1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24" calcext:value-type="float">
            <text:p>1.824E-06</text:p>
          </table:table-cell>
          <table:table-cell office:value-type="float" office:value="4.28E+023" calcext:value-type="float">
            <text:p>4.28E+023</text:p>
          </table:table-cell>
          <table:table-cell table:formula="of:=[.F463]/[.$F$7]" office:value-type="float" office:value="0.0837573385518591" calcext:value-type="float">
            <text:p>0.083757338551859</text:p>
          </table:table-cell>
          <table:table-cell office:value-type="float" office:value="5.55E+023" calcext:value-type="float">
            <text:p>5.55E+023</text:p>
          </table:table-cell>
          <table:table-cell table:formula="of:=[.H463]/[.$H$7]" office:value-type="float" office:value="0.107766990291262" calcext:value-type="float">
            <text:p>0.10776699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28" calcext:value-type="float">
            <text:p>1.828E-06</text:p>
          </table:table-cell>
          <table:table-cell office:value-type="float" office:value="4.16E+023" calcext:value-type="float">
            <text:p>4.16E+023</text:p>
          </table:table-cell>
          <table:table-cell table:formula="of:=[.F464]/[.$F$7]" office:value-type="float" office:value="0.0814090019569472" calcext:value-type="float">
            <text:p>0.081409001956947</text:p>
          </table:table-cell>
          <table:table-cell office:value-type="float" office:value="5.75E+023" calcext:value-type="float">
            <text:p>5.75E+023</text:p>
          </table:table-cell>
          <table:table-cell table:formula="of:=[.H464]/[.$H$7]" office:value-type="float" office:value="0.111650485436893" calcext:value-type="float">
            <text:p>0.111650485436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32" calcext:value-type="float">
            <text:p>1.832E-06</text:p>
          </table:table-cell>
          <table:table-cell office:value-type="float" office:value="4.07E+023" calcext:value-type="float">
            <text:p>4.07E+023</text:p>
          </table:table-cell>
          <table:table-cell table:formula="of:=[.F465]/[.$F$7]" office:value-type="float" office:value="0.0796477495107632" calcext:value-type="float">
            <text:p>0.079647749510763</text:p>
          </table:table-cell>
          <table:table-cell office:value-type="float" office:value="5.85E+023" calcext:value-type="float">
            <text:p>5.85E+023</text:p>
          </table:table-cell>
          <table:table-cell table:formula="of:=[.H465]/[.$H$7]" office:value-type="float" office:value="0.113592233009709" calcext:value-type="float">
            <text:p>0.113592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36" calcext:value-type="float">
            <text:p>1.836E-06</text:p>
          </table:table-cell>
          <table:table-cell office:value-type="float" office:value="4.01E+023" calcext:value-type="float">
            <text:p>4.01E+023</text:p>
          </table:table-cell>
          <table:table-cell table:formula="of:=[.F466]/[.$F$7]" office:value-type="float" office:value="0.0784735812133073" calcext:value-type="float">
            <text:p>0.078473581213307</text:p>
          </table:table-cell>
          <table:table-cell office:value-type="float" office:value="5.85E+023" calcext:value-type="float">
            <text:p>5.85E+023</text:p>
          </table:table-cell>
          <table:table-cell table:formula="of:=[.H466]/[.$H$7]" office:value-type="float" office:value="0.113592233009709" calcext:value-type="float">
            <text:p>0.113592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4" calcext:value-type="float">
            <text:p>1.84E-06</text:p>
          </table:table-cell>
          <table:table-cell office:value-type="float" office:value="3.95E+023" calcext:value-type="float">
            <text:p>3.95E+023</text:p>
          </table:table-cell>
          <table:table-cell table:formula="of:=[.F467]/[.$F$7]" office:value-type="float" office:value="0.0772994129158513" calcext:value-type="float">
            <text:p>0.077299412915851</text:p>
          </table:table-cell>
          <table:table-cell office:value-type="float" office:value="5.85E+023" calcext:value-type="float">
            <text:p>5.85E+023</text:p>
          </table:table-cell>
          <table:table-cell table:formula="of:=[.H467]/[.$H$7]" office:value-type="float" office:value="0.113592233009709" calcext:value-type="float">
            <text:p>0.113592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44" calcext:value-type="float">
            <text:p>1.844E-06</text:p>
          </table:table-cell>
          <table:table-cell office:value-type="float" office:value="3.95E+023" calcext:value-type="float">
            <text:p>3.95E+023</text:p>
          </table:table-cell>
          <table:table-cell table:formula="of:=[.F468]/[.$F$7]" office:value-type="float" office:value="0.0772994129158513" calcext:value-type="float">
            <text:p>0.077299412915851</text:p>
          </table:table-cell>
          <table:table-cell office:value-type="float" office:value="5.57E+023" calcext:value-type="float">
            <text:p>5.57E+023</text:p>
          </table:table-cell>
          <table:table-cell table:formula="of:=[.H468]/[.$H$7]" office:value-type="float" office:value="0.108155339805825" calcext:value-type="float">
            <text:p>0.108155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48" calcext:value-type="float">
            <text:p>1.848E-06</text:p>
          </table:table-cell>
          <table:table-cell office:value-type="float" office:value="3.95E+023" calcext:value-type="float">
            <text:p>3.95E+023</text:p>
          </table:table-cell>
          <table:table-cell table:formula="of:=[.F469]/[.$F$7]" office:value-type="float" office:value="0.0772994129158513" calcext:value-type="float">
            <text:p>0.077299412915851</text:p>
          </table:table-cell>
          <table:table-cell office:value-type="float" office:value="5.29E+023" calcext:value-type="float">
            <text:p>5.29E+023</text:p>
          </table:table-cell>
          <table:table-cell table:formula="of:=[.H469]/[.$H$7]" office:value-type="float" office:value="0.102718446601942" calcext:value-type="float">
            <text:p>0.1027184466019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52" calcext:value-type="float">
            <text:p>1.852E-06</text:p>
          </table:table-cell>
          <table:table-cell office:value-type="float" office:value="3.98E+023" calcext:value-type="float">
            <text:p>3.98E+023</text:p>
          </table:table-cell>
          <table:table-cell table:formula="of:=[.F470]/[.$F$7]" office:value-type="float" office:value="0.0778864970645793" calcext:value-type="float">
            <text:p>0.077886497064579</text:p>
          </table:table-cell>
          <table:table-cell office:value-type="float" office:value="5.19E+023" calcext:value-type="float">
            <text:p>5.19E+023</text:p>
          </table:table-cell>
          <table:table-cell table:formula="of:=[.H470]/[.$H$7]" office:value-type="float" office:value="0.100776699029126" calcext:value-type="float">
            <text:p>0.10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56" calcext:value-type="float">
            <text:p>1.856E-06</text:p>
          </table:table-cell>
          <table:table-cell office:value-type="float" office:value="4.04E+023" calcext:value-type="float">
            <text:p>4.04E+023</text:p>
          </table:table-cell>
          <table:table-cell table:formula="of:=[.F471]/[.$F$7]" office:value-type="float" office:value="0.0790606653620352" calcext:value-type="float">
            <text:p>0.079060665362035</text:p>
          </table:table-cell>
          <table:table-cell office:value-type="float" office:value="5.27E+023" calcext:value-type="float">
            <text:p>5.27E+023</text:p>
          </table:table-cell>
          <table:table-cell table:formula="of:=[.H471]/[.$H$7]" office:value-type="float" office:value="0.102330097087379" calcext:value-type="float">
            <text:p>0.102330097087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6" calcext:value-type="float">
            <text:p>1.86E-06</text:p>
          </table:table-cell>
          <table:table-cell office:value-type="float" office:value="4.1E+023" calcext:value-type="float">
            <text:p>4.1E+023</text:p>
          </table:table-cell>
          <table:table-cell table:formula="of:=[.F472]/[.$F$7]" office:value-type="float" office:value="0.0802348336594912" calcext:value-type="float">
            <text:p>0.080234833659491</text:p>
          </table:table-cell>
          <table:table-cell office:value-type="float" office:value="5.35E+023" calcext:value-type="float">
            <text:p>5.35E+023</text:p>
          </table:table-cell>
          <table:table-cell table:formula="of:=[.H472]/[.$H$7]" office:value-type="float" office:value="0.103883495145631" calcext:value-type="float">
            <text:p>0.1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64" calcext:value-type="float">
            <text:p>1.864E-06</text:p>
          </table:table-cell>
          <table:table-cell office:value-type="float" office:value="4.12E+023" calcext:value-type="float">
            <text:p>4.12E+023</text:p>
          </table:table-cell>
          <table:table-cell table:formula="of:=[.F473]/[.$F$7]" office:value-type="float" office:value="0.0806262230919765" calcext:value-type="float">
            <text:p>0.080626223091977</text:p>
          </table:table-cell>
          <table:table-cell office:value-type="float" office:value="5.33E+023" calcext:value-type="float">
            <text:p>5.33E+023</text:p>
          </table:table-cell>
          <table:table-cell table:formula="of:=[.H473]/[.$H$7]" office:value-type="float" office:value="0.103495145631068" calcext:value-type="float">
            <text:p>0.10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68" calcext:value-type="float">
            <text:p>1.868E-06</text:p>
          </table:table-cell>
          <table:table-cell office:value-type="float" office:value="4.14E+023" calcext:value-type="float">
            <text:p>4.14E+023</text:p>
          </table:table-cell>
          <table:table-cell table:formula="of:=[.F474]/[.$F$7]" office:value-type="float" office:value="0.0810176125244618" calcext:value-type="float">
            <text:p>0.081017612524462</text:p>
          </table:table-cell>
          <table:table-cell office:value-type="float" office:value="5.31E+023" calcext:value-type="float">
            <text:p>5.31E+023</text:p>
          </table:table-cell>
          <table:table-cell table:formula="of:=[.H474]/[.$H$7]" office:value-type="float" office:value="0.103106796116505" calcext:value-type="float">
            <text:p>0.1031067961165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72" calcext:value-type="float">
            <text:p>1.872E-06</text:p>
          </table:table-cell>
          <table:table-cell office:value-type="float" office:value="4.13E+023" calcext:value-type="float">
            <text:p>4.13E+023</text:p>
          </table:table-cell>
          <table:table-cell table:formula="of:=[.F475]/[.$F$7]" office:value-type="float" office:value="0.0808219178082192" calcext:value-type="float">
            <text:p>0.080821917808219</text:p>
          </table:table-cell>
          <table:table-cell office:value-type="float" office:value="5.15E+023" calcext:value-type="float">
            <text:p>5.15E+023</text:p>
          </table:table-cell>
          <table:table-cell table:formula="of:=[.H475]/[.$H$7]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76" calcext:value-type="float">
            <text:p>1.876E-06</text:p>
          </table:table-cell>
          <table:table-cell office:value-type="float" office:value="4.09E+023" calcext:value-type="float">
            <text:p>4.09E+023</text:p>
          </table:table-cell>
          <table:table-cell table:formula="of:=[.F476]/[.$F$7]" office:value-type="float" office:value="0.0800391389432486" calcext:value-type="float">
            <text:p>0.080039138943249</text:p>
          </table:table-cell>
          <table:table-cell office:value-type="float" office:value="4.85E+023" calcext:value-type="float">
            <text:p>4.85E+023</text:p>
          </table:table-cell>
          <table:table-cell table:formula="of:=[.H476]/[.$H$7]" office:value-type="float" office:value="0.0941747572815534" calcext:value-type="float">
            <text:p>0.0941747572815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8" calcext:value-type="float">
            <text:p>1.88E-06</text:p>
          </table:table-cell>
          <table:table-cell office:value-type="float" office:value="4.05E+023" calcext:value-type="float">
            <text:p>4.05E+023</text:p>
          </table:table-cell>
          <table:table-cell table:formula="of:=[.F477]/[.$F$7]" office:value-type="float" office:value="0.0792563600782779" calcext:value-type="float">
            <text:p>0.079256360078278</text:p>
          </table:table-cell>
          <table:table-cell office:value-type="float" office:value="4.55E+023" calcext:value-type="float">
            <text:p>4.55E+023</text:p>
          </table:table-cell>
          <table:table-cell table:formula="of:=[.H477]/[.$H$7]" office:value-type="float" office:value="0.0883495145631068" calcext:value-type="float">
            <text:p>0.0883495145631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84" calcext:value-type="float">
            <text:p>1.884E-06</text:p>
          </table:table-cell>
          <table:table-cell office:value-type="float" office:value="3.81E+023" calcext:value-type="float">
            <text:p>3.81E+023</text:p>
          </table:table-cell>
          <table:table-cell table:formula="of:=[.F478]/[.$F$7]" office:value-type="float" office:value="0.074559686888454" calcext:value-type="float">
            <text:p>0.074559686888454</text:p>
          </table:table-cell>
          <table:table-cell office:value-type="float" office:value="4.23E+023" calcext:value-type="float">
            <text:p>4.23E+023</text:p>
          </table:table-cell>
          <table:table-cell table:formula="of:=[.H478]/[.$H$7]" office:value-type="float" office:value="0.0821359223300971" calcext:value-type="float">
            <text:p>0.08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88" calcext:value-type="float">
            <text:p>1.888E-06</text:p>
          </table:table-cell>
          <table:table-cell office:value-type="float" office:value="3.57E+023" calcext:value-type="float">
            <text:p>3.57E+023</text:p>
          </table:table-cell>
          <table:table-cell table:formula="of:=[.F479]/[.$F$7]" office:value-type="float" office:value="0.0698630136986302" calcext:value-type="float">
            <text:p>0.06986301369863</text:p>
          </table:table-cell>
          <table:table-cell office:value-type="float" office:value="3.91E+023" calcext:value-type="float">
            <text:p>3.91E+023</text:p>
          </table:table-cell>
          <table:table-cell table:formula="of:=[.H479]/[.$H$7]" office:value-type="float" office:value="0.0759223300970874" calcext:value-type="float">
            <text:p>0.0759223300970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92" calcext:value-type="float">
            <text:p>1.892E-06</text:p>
          </table:table-cell>
          <table:table-cell office:value-type="float" office:value="3.52E+023" calcext:value-type="float">
            <text:p>3.52E+023</text:p>
          </table:table-cell>
          <table:table-cell table:formula="of:=[.F480]/[.$F$7]" office:value-type="float" office:value="0.0688845401174168" calcext:value-type="float">
            <text:p>0.068884540117417</text:p>
          </table:table-cell>
          <table:table-cell office:value-type="float" office:value="3.79E+023" calcext:value-type="float">
            <text:p>3.79E+023</text:p>
          </table:table-cell>
          <table:table-cell table:formula="of:=[.H480]/[.$H$7]" office:value-type="float" office:value="0.0735922330097087" calcext:value-type="float">
            <text:p>0.073592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896" calcext:value-type="float">
            <text:p>1.896E-06</text:p>
          </table:table-cell>
          <table:table-cell office:value-type="float" office:value="3.66E+023" calcext:value-type="float">
            <text:p>3.66E+023</text:p>
          </table:table-cell>
          <table:table-cell table:formula="of:=[.F481]/[.$F$7]" office:value-type="float" office:value="0.0716242661448141" calcext:value-type="float">
            <text:p>0.071624266144814</text:p>
          </table:table-cell>
          <table:table-cell office:value-type="float" office:value="3.87E+023" calcext:value-type="float">
            <text:p>3.87E+023</text:p>
          </table:table-cell>
          <table:table-cell table:formula="of:=[.H481]/[.$H$7]" office:value-type="float" office:value="0.0751456310679612" calcext:value-type="float">
            <text:p>0.0751456310679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" calcext:value-type="float">
            <text:p>1.9E-06</text:p>
          </table:table-cell>
          <table:table-cell office:value-type="float" office:value="3.8E+023" calcext:value-type="float">
            <text:p>3.8E+023</text:p>
          </table:table-cell>
          <table:table-cell table:formula="of:=[.F482]/[.$F$7]" office:value-type="float" office:value="0.0743639921722114" calcext:value-type="float">
            <text:p>0.074363992172211</text:p>
          </table:table-cell>
          <table:table-cell office:value-type="float" office:value="3.95E+023" calcext:value-type="float">
            <text:p>3.95E+023</text:p>
          </table:table-cell>
          <table:table-cell table:formula="of:=[.H482]/[.$H$7]" office:value-type="float" office:value="0.0766990291262136" calcext:value-type="float">
            <text:p>0.0766990291262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04" calcext:value-type="float">
            <text:p>1.904E-06</text:p>
          </table:table-cell>
          <table:table-cell office:value-type="float" office:value="4.12E+023" calcext:value-type="float">
            <text:p>4.12E+023</text:p>
          </table:table-cell>
          <table:table-cell table:formula="of:=[.F483]/[.$F$7]" office:value-type="float" office:value="0.0806262230919765" calcext:value-type="float">
            <text:p>0.080626223091977</text:p>
          </table:table-cell>
          <table:table-cell office:value-type="float" office:value="4.29E+023" calcext:value-type="float">
            <text:p>4.29E+023</text:p>
          </table:table-cell>
          <table:table-cell table:formula="of:=[.H483]/[.$H$7]" office:value-type="float" office:value="0.0833009708737864" calcext:value-type="float">
            <text:p>0.0833009708737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08" calcext:value-type="float">
            <text:p>1.908E-06</text:p>
          </table:table-cell>
          <table:table-cell office:value-type="float" office:value="4.44E+023" calcext:value-type="float">
            <text:p>4.44E+023</text:p>
          </table:table-cell>
          <table:table-cell table:formula="of:=[.F484]/[.$F$7]" office:value-type="float" office:value="0.0868884540117417" calcext:value-type="float">
            <text:p>0.086888454011742</text:p>
          </table:table-cell>
          <table:table-cell office:value-type="float" office:value="4.63E+023" calcext:value-type="float">
            <text:p>4.63E+023</text:p>
          </table:table-cell>
          <table:table-cell table:formula="of:=[.H484]/[.$H$7]" office:value-type="float" office:value="0.0899029126213592" calcext:value-type="float">
            <text:p>0.0899029126213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12" calcext:value-type="float">
            <text:p>1.912E-06</text:p>
          </table:table-cell>
          <table:table-cell office:value-type="float" office:value="4.5E+023" calcext:value-type="float">
            <text:p>4.5E+023</text:p>
          </table:table-cell>
          <table:table-cell table:formula="of:=[.F485]/[.$F$7]" office:value-type="float" office:value="0.0880626223091977" calcext:value-type="float">
            <text:p>0.088062622309198</text:p>
          </table:table-cell>
          <table:table-cell office:value-type="float" office:value="4.92E+023" calcext:value-type="float">
            <text:p>4.92E+023</text:p>
          </table:table-cell>
          <table:table-cell table:formula="of:=[.H485]/[.$H$7]" office:value-type="float" office:value="0.0955339805825243" calcext:value-type="float">
            <text:p>0.0955339805825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16" calcext:value-type="float">
            <text:p>1.916E-06</text:p>
          </table:table-cell>
          <table:table-cell office:value-type="float" office:value="4.3E+023" calcext:value-type="float">
            <text:p>4.3E+023</text:p>
          </table:table-cell>
          <table:table-cell table:formula="of:=[.F486]/[.$F$7]" office:value-type="float" office:value="0.0841487279843444" calcext:value-type="float">
            <text:p>0.084148727984344</text:p>
          </table:table-cell>
          <table:table-cell office:value-type="float" office:value="5.16E+023" calcext:value-type="float">
            <text:p>5.16E+023</text:p>
          </table:table-cell>
          <table:table-cell table:formula="of:=[.H486]/[.$H$7]" office:value-type="float" office:value="0.100194174757282" calcext:value-type="float">
            <text:p>0.1001941747572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2" calcext:value-type="float">
            <text:p>1.92E-06</text:p>
          </table:table-cell>
          <table:table-cell office:value-type="float" office:value="4.1E+023" calcext:value-type="float">
            <text:p>4.1E+023</text:p>
          </table:table-cell>
          <table:table-cell table:formula="of:=[.F487]/[.$F$7]" office:value-type="float" office:value="0.0802348336594912" calcext:value-type="float">
            <text:p>0.080234833659491</text:p>
          </table:table-cell>
          <table:table-cell office:value-type="float" office:value="5.4E+023" calcext:value-type="float">
            <text:p>5.4E+023</text:p>
          </table:table-cell>
          <table:table-cell table:formula="of:=[.H487]/[.$H$7]" office:value-type="float" office:value="0.104854368932039" calcext:value-type="float">
            <text:p>0.104854368932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24" calcext:value-type="float">
            <text:p>1.924E-06</text:p>
          </table:table-cell>
          <table:table-cell office:value-type="float" office:value="3.76001E+023" calcext:value-type="float">
            <text:p>3.76001E+023</text:p>
          </table:table-cell>
          <table:table-cell table:formula="of:=[.F488]/[.$F$7]" office:value-type="float" office:value="0.073581409001957" calcext:value-type="float">
            <text:p>0.073581409001957</text:p>
          </table:table-cell>
          <table:table-cell office:value-type="float" office:value="5.14001E+023" calcext:value-type="float">
            <text:p>5.14001E+023</text:p>
          </table:table-cell>
          <table:table-cell table:formula="of:=[.H488]/[.$H$7]" office:value-type="float" office:value="0.0998060194174757" calcext:value-type="float">
            <text:p>0.09980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28" calcext:value-type="float">
            <text:p>1.928E-06</text:p>
          </table:table-cell>
          <table:table-cell office:value-type="float" office:value="3.42E+023" calcext:value-type="float">
            <text:p>3.42E+023</text:p>
          </table:table-cell>
          <table:table-cell table:formula="of:=[.F489]/[.$F$7]" office:value-type="float" office:value="0.0669275929549902" calcext:value-type="float">
            <text:p>0.06692759295499</text:p>
          </table:table-cell>
          <table:table-cell office:value-type="float" office:value="4.88E+023" calcext:value-type="float">
            <text:p>4.88E+023</text:p>
          </table:table-cell>
          <table:table-cell table:formula="of:=[.H489]/[.$H$7]" office:value-type="float" office:value="0.0947572815533981" calcext:value-type="float">
            <text:p>0.0947572815533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32" calcext:value-type="float">
            <text:p>1.932E-06</text:p>
          </table:table-cell>
          <table:table-cell office:value-type="float" office:value="3.24E+023" calcext:value-type="float">
            <text:p>3.24E+023</text:p>
          </table:table-cell>
          <table:table-cell table:formula="of:=[.F490]/[.$F$7]" office:value-type="float" office:value="0.0634050880626223" calcext:value-type="float">
            <text:p>0.063405088062622</text:p>
          </table:table-cell>
          <table:table-cell office:value-type="float" office:value="4.66E+023" calcext:value-type="float">
            <text:p>4.66E+023</text:p>
          </table:table-cell>
          <table:table-cell table:formula="of:=[.H490]/[.$H$7]" office:value-type="float" office:value="0.0904854368932039" calcext:value-type="float">
            <text:p>0.090485436893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36" calcext:value-type="float">
            <text:p>1.936E-06</text:p>
          </table:table-cell>
          <table:table-cell office:value-type="float" office:value="3.22E+023" calcext:value-type="float">
            <text:p>3.22E+023</text:p>
          </table:table-cell>
          <table:table-cell table:formula="of:=[.F491]/[.$F$7]" office:value-type="float" office:value="0.063013698630137" calcext:value-type="float">
            <text:p>0.063013698630137</text:p>
          </table:table-cell>
          <table:table-cell office:value-type="float" office:value="4.48E+023" calcext:value-type="float">
            <text:p>4.48E+023</text:p>
          </table:table-cell>
          <table:table-cell table:formula="of:=[.H491]/[.$H$7]" office:value-type="float" office:value="0.0869902912621359" calcext:value-type="float">
            <text:p>0.0869902912621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4" calcext:value-type="float">
            <text:p>1.94E-06</text:p>
          </table:table-cell>
          <table:table-cell office:value-type="float" office:value="3.2E+023" calcext:value-type="float">
            <text:p>3.2E+023</text:p>
          </table:table-cell>
          <table:table-cell table:formula="of:=[.F492]/[.$F$7]" office:value-type="float" office:value="0.0626223091976517" calcext:value-type="float">
            <text:p>0.062622309197652</text:p>
          </table:table-cell>
          <table:table-cell office:value-type="float" office:value="4.3E+023" calcext:value-type="float">
            <text:p>4.3E+023</text:p>
          </table:table-cell>
          <table:table-cell table:formula="of:=[.H492]/[.$H$7]" office:value-type="float" office:value="0.0834951456310679" calcext:value-type="float">
            <text:p>0.08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44" calcext:value-type="float">
            <text:p>1.944E-06</text:p>
          </table:table-cell>
          <table:table-cell office:value-type="float" office:value="3.2E+023" calcext:value-type="float">
            <text:p>3.2E+023</text:p>
          </table:table-cell>
          <table:table-cell table:formula="of:=[.F493]/[.$F$7]" office:value-type="float" office:value="0.0626223091976517" calcext:value-type="float">
            <text:p>0.062622309197652</text:p>
          </table:table-cell>
          <table:table-cell office:value-type="float" office:value="4.48E+023" calcext:value-type="float">
            <text:p>4.48E+023</text:p>
          </table:table-cell>
          <table:table-cell table:formula="of:=[.H493]/[.$H$7]" office:value-type="float" office:value="0.0869902912621359" calcext:value-type="float">
            <text:p>0.0869902912621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48" calcext:value-type="float">
            <text:p>1.948E-06</text:p>
          </table:table-cell>
          <table:table-cell office:value-type="float" office:value="3.2E+023" calcext:value-type="float">
            <text:p>3.2E+023</text:p>
          </table:table-cell>
          <table:table-cell table:formula="of:=[.F494]/[.$F$7]" office:value-type="float" office:value="0.0626223091976517" calcext:value-type="float">
            <text:p>0.062622309197652</text:p>
          </table:table-cell>
          <table:table-cell office:value-type="float" office:value="4.66E+023" calcext:value-type="float">
            <text:p>4.66E+023</text:p>
          </table:table-cell>
          <table:table-cell table:formula="of:=[.H494]/[.$H$7]" office:value-type="float" office:value="0.0904854368932039" calcext:value-type="float">
            <text:p>0.090485436893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52" calcext:value-type="float">
            <text:p>1.952E-06</text:p>
          </table:table-cell>
          <table:table-cell office:value-type="float" office:value="3.2E+023" calcext:value-type="float">
            <text:p>3.2E+023</text:p>
          </table:table-cell>
          <table:table-cell table:formula="of:=[.F495]/[.$F$7]" office:value-type="float" office:value="0.0626223091976517" calcext:value-type="float">
            <text:p>0.062622309197652</text:p>
          </table:table-cell>
          <table:table-cell office:value-type="float" office:value="4.65E+023" calcext:value-type="float">
            <text:p>4.65E+023</text:p>
          </table:table-cell>
          <table:table-cell table:formula="of:=[.H495]/[.$H$7]" office:value-type="float" office:value="0.0902912621359223" calcext:value-type="float">
            <text:p>0.0902912621359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56" calcext:value-type="float">
            <text:p>1.956E-06</text:p>
          </table:table-cell>
          <table:table-cell office:value-type="float" office:value="3.2E+023" calcext:value-type="float">
            <text:p>3.2E+023</text:p>
          </table:table-cell>
          <table:table-cell table:formula="of:=[.F496]/[.$F$7]" office:value-type="float" office:value="0.0626223091976517" calcext:value-type="float">
            <text:p>0.062622309197652</text:p>
          </table:table-cell>
          <table:table-cell office:value-type="float" office:value="4.45E+023" calcext:value-type="float">
            <text:p>4.45E+023</text:p>
          </table:table-cell>
          <table:table-cell table:formula="of:=[.H496]/[.$H$7]" office:value-type="float" office:value="0.0864077669902913" calcext:value-type="float">
            <text:p>0.0864077669902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6" calcext:value-type="float">
            <text:p>1.96E-06</text:p>
          </table:table-cell>
          <table:table-cell office:value-type="float" office:value="3.2E+023" calcext:value-type="float">
            <text:p>3.2E+023</text:p>
          </table:table-cell>
          <table:table-cell table:formula="of:=[.F497]/[.$F$7]" office:value-type="float" office:value="0.0626223091976517" calcext:value-type="float">
            <text:p>0.062622309197652</text:p>
          </table:table-cell>
          <table:table-cell office:value-type="float" office:value="4.25E+023" calcext:value-type="float">
            <text:p>4.25E+023</text:p>
          </table:table-cell>
          <table:table-cell table:formula="of:=[.H497]/[.$H$7]" office:value-type="float" office:value="0.0825242718446602" calcext:value-type="float">
            <text:p>0.08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64" calcext:value-type="float">
            <text:p>1.964E-06</text:p>
          </table:table-cell>
          <table:table-cell office:value-type="float" office:value="3.16E+023" calcext:value-type="float">
            <text:p>3.16E+023</text:p>
          </table:table-cell>
          <table:table-cell table:formula="of:=[.F498]/[.$F$7]" office:value-type="float" office:value="0.061839530332681" calcext:value-type="float">
            <text:p>0.061839530332681</text:p>
          </table:table-cell>
          <table:table-cell office:value-type="float" office:value="4.21E+023" calcext:value-type="float">
            <text:p>4.21E+023</text:p>
          </table:table-cell>
          <table:table-cell table:formula="of:=[.H498]/[.$H$7]" office:value-type="float" office:value="0.081747572815534" calcext:value-type="float">
            <text:p>0.08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68" calcext:value-type="float">
            <text:p>1.968E-06</text:p>
          </table:table-cell>
          <table:table-cell office:value-type="float" office:value="3.12E+023" calcext:value-type="float">
            <text:p>3.12E+023</text:p>
          </table:table-cell>
          <table:table-cell table:formula="of:=[.F499]/[.$F$7]" office:value-type="float" office:value="0.0610567514677104" calcext:value-type="float">
            <text:p>0.06105675146771</text:p>
          </table:table-cell>
          <table:table-cell office:value-type="float" office:value="4.17E+023" calcext:value-type="float">
            <text:p>4.17E+023</text:p>
          </table:table-cell>
          <table:table-cell table:formula="of:=[.H499]/[.$H$7]" office:value-type="float" office:value="0.0809708737864078" calcext:value-type="float">
            <text:p>0.08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72" calcext:value-type="float">
            <text:p>1.972E-06</text:p>
          </table:table-cell>
          <table:table-cell office:value-type="float" office:value="2.99E+023" calcext:value-type="float">
            <text:p>2.99E+023</text:p>
          </table:table-cell>
          <table:table-cell table:formula="of:=[.F500]/[.$F$7]" office:value-type="float" office:value="0.0585127201565558" calcext:value-type="float">
            <text:p>0.058512720156556</text:p>
          </table:table-cell>
          <table:table-cell office:value-type="float" office:value="4.35E+023" calcext:value-type="float">
            <text:p>4.35E+023</text:p>
          </table:table-cell>
          <table:table-cell table:formula="of:=[.H500]/[.$H$7]" office:value-type="float" office:value="0.0844660194174757" calcext:value-type="float">
            <text:p>0.08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76" calcext:value-type="float">
            <text:p>1.976E-06</text:p>
          </table:table-cell>
          <table:table-cell office:value-type="float" office:value="2.77E+023" calcext:value-type="float">
            <text:p>2.77E+023</text:p>
          </table:table-cell>
          <table:table-cell table:formula="of:=[.F501]/[.$F$7]" office:value-type="float" office:value="0.0542074363992172" calcext:value-type="float">
            <text:p>0.054207436399217</text:p>
          </table:table-cell>
          <table:table-cell office:value-type="float" office:value="4.75E+023" calcext:value-type="float">
            <text:p>4.75E+023</text:p>
          </table:table-cell>
          <table:table-cell table:formula="of:=[.H501]/[.$H$7]" office:value-type="float" office:value="0.0922330097087379" calcext:value-type="float">
            <text:p>0.0922330097087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8" calcext:value-type="float">
            <text:p>1.98E-06</text:p>
          </table:table-cell>
          <table:table-cell office:value-type="float" office:value="2.55E+023" calcext:value-type="float">
            <text:p>2.55E+023</text:p>
          </table:table-cell>
          <table:table-cell table:formula="of:=[.F502]/[.$F$7]" office:value-type="float" office:value="0.0499021526418787" calcext:value-type="float">
            <text:p>0.049902152641879</text:p>
          </table:table-cell>
          <table:table-cell office:value-type="float" office:value="5.15E+023" calcext:value-type="float">
            <text:p>5.15E+023</text:p>
          </table:table-cell>
          <table:table-cell table:formula="of:=[.H502]/[.$H$7]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84" calcext:value-type="float">
            <text:p>1.984E-06</text:p>
          </table:table-cell>
          <table:table-cell office:value-type="float" office:value="2.59E+023" calcext:value-type="float">
            <text:p>2.59E+023</text:p>
          </table:table-cell>
          <table:table-cell table:formula="of:=[.F503]/[.$F$7]" office:value-type="float" office:value="0.0506849315068493" calcext:value-type="float">
            <text:p>0.050684931506849</text:p>
          </table:table-cell>
          <table:table-cell office:value-type="float" office:value="5.15E+023" calcext:value-type="float">
            <text:p>5.15E+023</text:p>
          </table:table-cell>
          <table:table-cell table:formula="of:=[.H503]/[.$H$7]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88" calcext:value-type="float">
            <text:p>1.988E-06</text:p>
          </table:table-cell>
          <table:table-cell office:value-type="float" office:value="2.63E+023" calcext:value-type="float">
            <text:p>2.63E+023</text:p>
          </table:table-cell>
          <table:table-cell table:formula="of:=[.F504]/[.$F$7]" office:value-type="float" office:value="0.05146771037182" calcext:value-type="float">
            <text:p>0.05146771037182</text:p>
          </table:table-cell>
          <table:table-cell office:value-type="float" office:value="5.15E+023" calcext:value-type="float">
            <text:p>5.15E+023</text:p>
          </table:table-cell>
          <table:table-cell table:formula="of:=[.H504]/[.$H$7]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92" calcext:value-type="float">
            <text:p>1.992E-06</text:p>
          </table:table-cell>
          <table:table-cell office:value-type="float" office:value="2.79E+023" calcext:value-type="float">
            <text:p>2.79E+023</text:p>
          </table:table-cell>
          <table:table-cell table:formula="of:=[.F505]/[.$F$7]" office:value-type="float" office:value="0.0545988258317025" calcext:value-type="float">
            <text:p>0.054598825831703</text:p>
          </table:table-cell>
          <table:table-cell office:value-type="float" office:value="5.02E+023" calcext:value-type="float">
            <text:p>5.02E+023</text:p>
          </table:table-cell>
          <table:table-cell table:formula="of:=[.H505]/[.$H$7]" office:value-type="float" office:value="0.0974757281553398" calcext:value-type="float">
            <text:p>0.09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1996" calcext:value-type="float">
            <text:p>1.996E-06</text:p>
          </table:table-cell>
          <table:table-cell office:value-type="float" office:value="3.07E+023" calcext:value-type="float">
            <text:p>3.07E+023</text:p>
          </table:table-cell>
          <table:table-cell table:formula="of:=[.F506]/[.$F$7]" office:value-type="float" office:value="0.0600782778864971" calcext:value-type="float">
            <text:p>0.060078277886497</text:p>
          </table:table-cell>
          <table:table-cell office:value-type="float" office:value="4.76E+023" calcext:value-type="float">
            <text:p>4.76E+023</text:p>
          </table:table-cell>
          <table:table-cell table:formula="of:=[.H506]/[.$H$7]" office:value-type="float" office:value="0.0924271844660194" calcext:value-type="float">
            <text:p>0.092427184466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" calcext:value-type="float">
            <text:p>2E-06</text:p>
          </table:table-cell>
          <table:table-cell office:value-type="float" office:value="3.35E+023" calcext:value-type="float">
            <text:p>3.35E+023</text:p>
          </table:table-cell>
          <table:table-cell table:formula="of:=[.F507]/[.$F$7]" office:value-type="float" office:value="0.0655577299412916" calcext:value-type="float">
            <text:p>0.065557729941292</text:p>
          </table:table-cell>
          <table:table-cell office:value-type="float" office:value="4.5E+023" calcext:value-type="float">
            <text:p>4.5E+023</text:p>
          </table:table-cell>
          <table:table-cell table:formula="of:=[.H507]/[.$H$7]" office:value-type="float" office:value="0.087378640776699" calcext:value-type="float">
            <text:p>0.087378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04" calcext:value-type="float">
            <text:p>2.004E-06</text:p>
          </table:table-cell>
          <table:table-cell office:value-type="float" office:value="3.35E+023" calcext:value-type="float">
            <text:p>3.35E+023</text:p>
          </table:table-cell>
          <table:table-cell table:formula="of:=[.F508]/[.$F$7]" office:value-type="float" office:value="0.0655577299412916" calcext:value-type="float">
            <text:p>0.065557729941292</text:p>
          </table:table-cell>
          <table:table-cell office:value-type="float" office:value="4.32E+023" calcext:value-type="float">
            <text:p>4.32E+023</text:p>
          </table:table-cell>
          <table:table-cell table:formula="of:=[.H508]/[.$H$7]" office:value-type="float" office:value="0.0838834951456311" calcext:value-type="float">
            <text:p>0.08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08" calcext:value-type="float">
            <text:p>2.008E-06</text:p>
          </table:table-cell>
          <table:table-cell office:value-type="float" office:value="3.35E+023" calcext:value-type="float">
            <text:p>3.35E+023</text:p>
          </table:table-cell>
          <table:table-cell table:formula="of:=[.F509]/[.$F$7]" office:value-type="float" office:value="0.0655577299412916" calcext:value-type="float">
            <text:p>0.065557729941292</text:p>
          </table:table-cell>
          <table:table-cell office:value-type="float" office:value="4.14E+023" calcext:value-type="float">
            <text:p>4.14E+023</text:p>
          </table:table-cell>
          <table:table-cell table:formula="of:=[.H509]/[.$H$7]" office:value-type="float" office:value="0.0803883495145631" calcext:value-type="float">
            <text:p>0.08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12" calcext:value-type="float">
            <text:p>2.012E-06</text:p>
          </table:table-cell>
          <table:table-cell office:value-type="float" office:value="3.25999E+023" calcext:value-type="float">
            <text:p>3.25999E+023</text:p>
          </table:table-cell>
          <table:table-cell table:formula="of:=[.F510]/[.$F$7]" office:value-type="float" office:value="0.0637962818003914" calcext:value-type="float">
            <text:p>0.063796281800391</text:p>
          </table:table-cell>
          <table:table-cell office:value-type="float" office:value="3.91999E+023" calcext:value-type="float">
            <text:p>3.91999E+023</text:p>
          </table:table-cell>
          <table:table-cell table:formula="of:=[.H510]/[.$H$7]" office:value-type="float" office:value="0.0761163106796117" calcext:value-type="float">
            <text:p>0.0761163106796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16" calcext:value-type="float">
            <text:p>2.016E-06</text:p>
          </table:table-cell>
          <table:table-cell office:value-type="float" office:value="3.08E+023" calcext:value-type="float">
            <text:p>3.08E+023</text:p>
          </table:table-cell>
          <table:table-cell table:formula="of:=[.F511]/[.$F$7]" office:value-type="float" office:value="0.0602739726027397" calcext:value-type="float">
            <text:p>0.06027397260274</text:p>
          </table:table-cell>
          <table:table-cell office:value-type="float" office:value="3.65999E+023" calcext:value-type="float">
            <text:p>3.65999E+023</text:p>
          </table:table-cell>
          <table:table-cell table:formula="of:=[.H511]/[.$H$7]" office:value-type="float" office:value="0.0710677669902913" calcext:value-type="float">
            <text:p>0.0710677669902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2" calcext:value-type="float">
            <text:p>2.02E-06</text:p>
          </table:table-cell>
          <table:table-cell office:value-type="float" office:value="2.9E+023" calcext:value-type="float">
            <text:p>2.9E+023</text:p>
          </table:table-cell>
          <table:table-cell table:formula="of:=[.F512]/[.$F$7]" office:value-type="float" office:value="0.0567514677103718" calcext:value-type="float">
            <text:p>0.056751467710372</text:p>
          </table:table-cell>
          <table:table-cell office:value-type="float" office:value="3.4E+023" calcext:value-type="float">
            <text:p>3.4E+023</text:p>
          </table:table-cell>
          <table:table-cell table:formula="of:=[.H512]/[.$H$7]" office:value-type="float" office:value="0.0660194174757281" calcext:value-type="float">
            <text:p>0.0660194174757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24" calcext:value-type="float">
            <text:p>2.024E-06</text:p>
          </table:table-cell>
          <table:table-cell office:value-type="float" office:value="2.76E+023" calcext:value-type="float">
            <text:p>2.76E+023</text:p>
          </table:table-cell>
          <table:table-cell table:formula="of:=[.F513]/[.$F$7]" office:value-type="float" office:value="0.0540117416829746" calcext:value-type="float">
            <text:p>0.054011741682975</text:p>
          </table:table-cell>
          <table:table-cell office:value-type="float" office:value="3.36E+023" calcext:value-type="float">
            <text:p>3.36E+023</text:p>
          </table:table-cell>
          <table:table-cell table:formula="of:=[.H513]/[.$H$7]" office:value-type="float" office:value="0.0652427184466019" calcext:value-type="float">
            <text:p>0.065242718446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28" calcext:value-type="float">
            <text:p>2.028E-06</text:p>
          </table:table-cell>
          <table:table-cell office:value-type="float" office:value="2.62E+023" calcext:value-type="float">
            <text:p>2.62E+023</text:p>
          </table:table-cell>
          <table:table-cell table:formula="of:=[.F514]/[.$F$7]" office:value-type="float" office:value="0.0512720156555773" calcext:value-type="float">
            <text:p>0.051272015655577</text:p>
          </table:table-cell>
          <table:table-cell office:value-type="float" office:value="3.32E+023" calcext:value-type="float">
            <text:p>3.32E+023</text:p>
          </table:table-cell>
          <table:table-cell table:formula="of:=[.H514]/[.$H$7]" office:value-type="float" office:value="0.0644660194174757" calcext:value-type="float">
            <text:p>0.06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32" calcext:value-type="float">
            <text:p>2.032E-06</text:p>
          </table:table-cell>
          <table:table-cell office:value-type="float" office:value="2.46E+023" calcext:value-type="float">
            <text:p>2.46E+023</text:p>
          </table:table-cell>
          <table:table-cell table:formula="of:=[.F515]/[.$F$7]" office:value-type="float" office:value="0.0481409001956947" calcext:value-type="float">
            <text:p>0.048140900195695</text:p>
          </table:table-cell>
          <table:table-cell office:value-type="float" office:value="3.41E+023" calcext:value-type="float">
            <text:p>3.41E+023</text:p>
          </table:table-cell>
          <table:table-cell table:formula="of:=[.H515]/[.$H$7]" office:value-type="float" office:value="0.0662135922330097" calcext:value-type="float">
            <text:p>0.0662135922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36" calcext:value-type="float">
            <text:p>2.036E-06</text:p>
          </table:table-cell>
          <table:table-cell office:value-type="float" office:value="2.28E+023" calcext:value-type="float">
            <text:p>2.28E+023</text:p>
          </table:table-cell>
          <table:table-cell table:formula="of:=[.F516]/[.$F$7]" office:value-type="float" office:value="0.0446183953033268" calcext:value-type="float">
            <text:p>0.044618395303327</text:p>
          </table:table-cell>
          <table:table-cell office:value-type="float" office:value="3.63001E+023" calcext:value-type="float">
            <text:p>3.63001E+023</text:p>
          </table:table-cell>
          <table:table-cell table:formula="of:=[.H516]/[.$H$7]" office:value-type="float" office:value="0.0704856310679612" calcext:value-type="float">
            <text:p>0.0704856310679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4" calcext:value-type="float">
            <text:p>2.04E-06</text:p>
          </table:table-cell>
          <table:table-cell office:value-type="float" office:value="2.1E+023" calcext:value-type="float">
            <text:p>2.1E+023</text:p>
          </table:table-cell>
          <table:table-cell table:formula="of:=[.F517]/[.$F$7]" office:value-type="float" office:value="0.0410958904109589" calcext:value-type="float">
            <text:p>0.041095890410959</text:p>
          </table:table-cell>
          <table:table-cell office:value-type="float" office:value="3.85E+023" calcext:value-type="float">
            <text:p>3.85E+023</text:p>
          </table:table-cell>
          <table:table-cell table:formula="of:=[.H517]/[.$H$7]" office:value-type="float" office:value="0.0747572815533981" calcext:value-type="float">
            <text:p>0.0747572815533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44" calcext:value-type="float">
            <text:p>2.044E-06</text:p>
          </table:table-cell>
          <table:table-cell office:value-type="float" office:value="2.1E+023" calcext:value-type="float">
            <text:p>2.1E+023</text:p>
          </table:table-cell>
          <table:table-cell table:formula="of:=[.F518]/[.$F$7]" office:value-type="float" office:value="0.0410958904109589" calcext:value-type="float">
            <text:p>0.041095890410959</text:p>
          </table:table-cell>
          <table:table-cell office:value-type="float" office:value="3.77E+023" calcext:value-type="float">
            <text:p>3.77E+023</text:p>
          </table:table-cell>
          <table:table-cell table:formula="of:=[.H518]/[.$H$7]" office:value-type="float" office:value="0.0732038834951456" calcext:value-type="float">
            <text:p>0.0732038834951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48" calcext:value-type="float">
            <text:p>2.048E-06</text:p>
          </table:table-cell>
          <table:table-cell office:value-type="float" office:value="2.1E+023" calcext:value-type="float">
            <text:p>2.1E+023</text:p>
          </table:table-cell>
          <table:table-cell table:formula="of:=[.F519]/[.$F$7]" office:value-type="float" office:value="0.0410958904109589" calcext:value-type="float">
            <text:p>0.041095890410959</text:p>
          </table:table-cell>
          <table:table-cell office:value-type="float" office:value="3.69E+023" calcext:value-type="float">
            <text:p>3.69E+023</text:p>
          </table:table-cell>
          <table:table-cell table:formula="of:=[.H519]/[.$H$7]" office:value-type="float" office:value="0.0716504854368932" calcext:value-type="float">
            <text:p>0.071650485436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52" calcext:value-type="float">
            <text:p>2.052E-06</text:p>
          </table:table-cell>
          <table:table-cell office:value-type="float" office:value="2.22E+023" calcext:value-type="float">
            <text:p>2.22E+023</text:p>
          </table:table-cell>
          <table:table-cell table:formula="of:=[.F520]/[.$F$7]" office:value-type="float" office:value="0.0434442270058709" calcext:value-type="float">
            <text:p>0.043444227005871</text:p>
          </table:table-cell>
          <table:table-cell office:value-type="float" office:value="3.73E+023" calcext:value-type="float">
            <text:p>3.73E+023</text:p>
          </table:table-cell>
          <table:table-cell table:formula="of:=[.H520]/[.$H$7]" office:value-type="float" office:value="0.0724271844660194" calcext:value-type="float">
            <text:p>0.072427184466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56" calcext:value-type="float">
            <text:p>2.056E-06</text:p>
          </table:table-cell>
          <table:table-cell office:value-type="float" office:value="2.46001E+023" calcext:value-type="float">
            <text:p>2.46001E+023</text:p>
          </table:table-cell>
          <table:table-cell table:formula="of:=[.F521]/[.$F$7]" office:value-type="float" office:value="0.048141095890411" calcext:value-type="float">
            <text:p>0.048141095890411</text:p>
          </table:table-cell>
          <table:table-cell office:value-type="float" office:value="3.89E+023" calcext:value-type="float">
            <text:p>3.89E+023</text:p>
          </table:table-cell>
          <table:table-cell table:formula="of:=[.H521]/[.$H$7]" office:value-type="float" office:value="0.0755339805825243" calcext:value-type="float">
            <text:p>0.0755339805825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6" calcext:value-type="float">
            <text:p>2.06E-06</text:p>
          </table:table-cell>
          <table:table-cell office:value-type="float" office:value="2.7E+023" calcext:value-type="float">
            <text:p>2.7E+023</text:p>
          </table:table-cell>
          <table:table-cell table:formula="of:=[.F522]/[.$F$7]" office:value-type="float" office:value="0.0528375733855186" calcext:value-type="float">
            <text:p>0.052837573385519</text:p>
          </table:table-cell>
          <table:table-cell office:value-type="float" office:value="4.05E+023" calcext:value-type="float">
            <text:p>4.05E+023</text:p>
          </table:table-cell>
          <table:table-cell table:formula="of:=[.H522]/[.$H$7]" office:value-type="float" office:value="0.0786407766990291" calcext:value-type="float">
            <text:p>0.0786407766990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64" calcext:value-type="float">
            <text:p>2.064E-06</text:p>
          </table:table-cell>
          <table:table-cell office:value-type="float" office:value="2.74E+023" calcext:value-type="float">
            <text:p>2.74E+023</text:p>
          </table:table-cell>
          <table:table-cell table:formula="of:=[.F523]/[.$F$7]" office:value-type="float" office:value="0.0536203522504893" calcext:value-type="float">
            <text:p>0.053620352250489</text:p>
          </table:table-cell>
          <table:table-cell office:value-type="float" office:value="3.93E+023" calcext:value-type="float">
            <text:p>3.93E+023</text:p>
          </table:table-cell>
          <table:table-cell table:formula="of:=[.H523]/[.$H$7]" office:value-type="float" office:value="0.0763106796116505" calcext:value-type="float">
            <text:p>0.0763106796116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68" calcext:value-type="float">
            <text:p>2.068E-06</text:p>
          </table:table-cell>
          <table:table-cell office:value-type="float" office:value="2.78E+023" calcext:value-type="float">
            <text:p>2.78E+023</text:p>
          </table:table-cell>
          <table:table-cell table:formula="of:=[.F524]/[.$F$7]" office:value-type="float" office:value="0.0544031311154599" calcext:value-type="float">
            <text:p>0.05440313111546</text:p>
          </table:table-cell>
          <table:table-cell office:value-type="float" office:value="3.81E+023" calcext:value-type="float">
            <text:p>3.81E+023</text:p>
          </table:table-cell>
          <table:table-cell table:formula="of:=[.H524]/[.$H$7]" office:value-type="float" office:value="0.0739805825242719" calcext:value-type="float">
            <text:p>0.0739805825242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72" calcext:value-type="float">
            <text:p>2.072E-06</text:p>
          </table:table-cell>
          <table:table-cell office:value-type="float" office:value="2.72E+023" calcext:value-type="float">
            <text:p>2.72E+023</text:p>
          </table:table-cell>
          <table:table-cell table:formula="of:=[.F525]/[.$F$7]" office:value-type="float" office:value="0.0532289628180039" calcext:value-type="float">
            <text:p>0.053228962818004</text:p>
          </table:table-cell>
          <table:table-cell office:value-type="float" office:value="3.53E+023" calcext:value-type="float">
            <text:p>3.53E+023</text:p>
          </table:table-cell>
          <table:table-cell table:formula="of:=[.H525]/[.$H$7]" office:value-type="float" office:value="0.0685436893203883" calcext:value-type="float">
            <text:p>0.068543689320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76" calcext:value-type="float">
            <text:p>2.076E-06</text:p>
          </table:table-cell>
          <table:table-cell office:value-type="float" office:value="2.56E+023" calcext:value-type="float">
            <text:p>2.56E+023</text:p>
          </table:table-cell>
          <table:table-cell table:formula="of:=[.F526]/[.$F$7]" office:value-type="float" office:value="0.0500978473581213" calcext:value-type="float">
            <text:p>0.050097847358121</text:p>
          </table:table-cell>
          <table:table-cell office:value-type="float" office:value="3.08999E+023" calcext:value-type="float">
            <text:p>3.08999E+023</text:p>
          </table:table-cell>
          <table:table-cell table:formula="of:=[.H526]/[.$H$7]" office:value-type="float" office:value="0.0599998058252427" calcext:value-type="float">
            <text:p>0.0599998058252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8" calcext:value-type="float">
            <text:p>2.08E-06</text:p>
          </table:table-cell>
          <table:table-cell office:value-type="float" office:value="2.4E+023" calcext:value-type="float">
            <text:p>2.4E+023</text:p>
          </table:table-cell>
          <table:table-cell table:formula="of:=[.F527]/[.$F$7]" office:value-type="float" office:value="0.0469667318982388" calcext:value-type="float">
            <text:p>0.046966731898239</text:p>
          </table:table-cell>
          <table:table-cell office:value-type="float" office:value="2.65E+023" calcext:value-type="float">
            <text:p>2.65E+023</text:p>
          </table:table-cell>
          <table:table-cell table:formula="of:=[.H527]/[.$H$7]" office:value-type="float" office:value="0.0514563106796116" calcext:value-type="float">
            <text:p>0.0514563106796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84" calcext:value-type="float">
            <text:p>2.084E-06</text:p>
          </table:table-cell>
          <table:table-cell office:value-type="float" office:value="2.4E+023" calcext:value-type="float">
            <text:p>2.4E+023</text:p>
          </table:table-cell>
          <table:table-cell table:formula="of:=[.F528]/[.$F$7]" office:value-type="float" office:value="0.0469667318982388" calcext:value-type="float">
            <text:p>0.046966731898239</text:p>
          </table:table-cell>
          <table:table-cell office:value-type="float" office:value="3.01E+023" calcext:value-type="float">
            <text:p>3.01E+023</text:p>
          </table:table-cell>
          <table:table-cell table:formula="of:=[.H528]/[.$H$7]" office:value-type="float" office:value="0.0584466019417476" calcext:value-type="float">
            <text:p>0.0584466019417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88" calcext:value-type="float">
            <text:p>2.088E-06</text:p>
          </table:table-cell>
          <table:table-cell office:value-type="float" office:value="2.4E+023" calcext:value-type="float">
            <text:p>2.4E+023</text:p>
          </table:table-cell>
          <table:table-cell table:formula="of:=[.F529]/[.$F$7]" office:value-type="float" office:value="0.0469667318982388" calcext:value-type="float">
            <text:p>0.046966731898239</text:p>
          </table:table-cell>
          <table:table-cell office:value-type="float" office:value="3.37E+023" calcext:value-type="float">
            <text:p>3.37E+023</text:p>
          </table:table-cell>
          <table:table-cell table:formula="of:=[.H529]/[.$H$7]" office:value-type="float" office:value="0.0654368932038835" calcext:value-type="float">
            <text:p>0.065436893203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92" calcext:value-type="float">
            <text:p>2.092E-06</text:p>
          </table:table-cell>
          <table:table-cell office:value-type="float" office:value="2.38E+023" calcext:value-type="float">
            <text:p>2.38E+023</text:p>
          </table:table-cell>
          <table:table-cell table:formula="of:=[.F530]/[.$F$7]" office:value-type="float" office:value="0.0465753424657534" calcext:value-type="float">
            <text:p>0.046575342465754</text:p>
          </table:table-cell>
          <table:table-cell office:value-type="float" office:value="3.52E+023" calcext:value-type="float">
            <text:p>3.52E+023</text:p>
          </table:table-cell>
          <table:table-cell table:formula="of:=[.H530]/[.$H$7]" office:value-type="float" office:value="0.0683495145631068" calcext:value-type="float">
            <text:p>0.0683495145631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096" calcext:value-type="float">
            <text:p>2.096E-06</text:p>
          </table:table-cell>
          <table:table-cell office:value-type="float" office:value="2.34E+023" calcext:value-type="float">
            <text:p>2.34E+023</text:p>
          </table:table-cell>
          <table:table-cell table:formula="of:=[.F531]/[.$F$7]" office:value-type="float" office:value="0.0457925636007828" calcext:value-type="float">
            <text:p>0.045792563600783</text:p>
          </table:table-cell>
          <table:table-cell office:value-type="float" office:value="3.46E+023" calcext:value-type="float">
            <text:p>3.46E+023</text:p>
          </table:table-cell>
          <table:table-cell table:formula="of:=[.H531]/[.$H$7]" office:value-type="float" office:value="0.0671844660194175" calcext:value-type="float">
            <text:p>0.0671844660194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" calcext:value-type="float">
            <text:p>2.1E-06</text:p>
          </table:table-cell>
          <table:table-cell office:value-type="float" office:value="2.3E+023" calcext:value-type="float">
            <text:p>2.3E+023</text:p>
          </table:table-cell>
          <table:table-cell table:formula="of:=[.F532]/[.$F$7]" office:value-type="float" office:value="0.0450097847358121" calcext:value-type="float">
            <text:p>0.045009784735812</text:p>
          </table:table-cell>
          <table:table-cell office:value-type="float" office:value="3.4E+023" calcext:value-type="float">
            <text:p>3.4E+023</text:p>
          </table:table-cell>
          <table:table-cell table:formula="of:=[.H532]/[.$H$7]" office:value-type="float" office:value="0.0660194174757281" calcext:value-type="float">
            <text:p>0.0660194174757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04" calcext:value-type="float">
            <text:p>2.104E-06</text:p>
          </table:table-cell>
          <table:table-cell office:value-type="float" office:value="2.22E+023" calcext:value-type="float">
            <text:p>2.22E+023</text:p>
          </table:table-cell>
          <table:table-cell table:formula="of:=[.F533]/[.$F$7]" office:value-type="float" office:value="0.0434442270058709" calcext:value-type="float">
            <text:p>0.043444227005871</text:p>
          </table:table-cell>
          <table:table-cell office:value-type="float" office:value="3.18E+023" calcext:value-type="float">
            <text:p>3.18E+023</text:p>
          </table:table-cell>
          <table:table-cell table:formula="of:=[.H533]/[.$H$7]" office:value-type="float" office:value="0.061747572815534" calcext:value-type="float">
            <text:p>0.06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08" calcext:value-type="float">
            <text:p>2.108E-06</text:p>
          </table:table-cell>
          <table:table-cell office:value-type="float" office:value="2.14E+023" calcext:value-type="float">
            <text:p>2.14E+023</text:p>
          </table:table-cell>
          <table:table-cell table:formula="of:=[.F534]/[.$F$7]" office:value-type="float" office:value="0.0418786692759296" calcext:value-type="float">
            <text:p>0.04187866927593</text:p>
          </table:table-cell>
          <table:table-cell office:value-type="float" office:value="2.96E+023" calcext:value-type="float">
            <text:p>2.96E+023</text:p>
          </table:table-cell>
          <table:table-cell table:formula="of:=[.H534]/[.$H$7]" office:value-type="float" office:value="0.0574757281553398" calcext:value-type="float">
            <text:p>0.05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12" calcext:value-type="float">
            <text:p>2.112E-06</text:p>
          </table:table-cell>
          <table:table-cell office:value-type="float" office:value="2.12E+023" calcext:value-type="float">
            <text:p>2.12E+023</text:p>
          </table:table-cell>
          <table:table-cell table:formula="of:=[.F535]/[.$F$7]" office:value-type="float" office:value="0.0414872798434442" calcext:value-type="float">
            <text:p>0.041487279843444</text:p>
          </table:table-cell>
          <table:table-cell office:value-type="float" office:value="2.92E+023" calcext:value-type="float">
            <text:p>2.92E+023</text:p>
          </table:table-cell>
          <table:table-cell table:formula="of:=[.H535]/[.$H$7]" office:value-type="float" office:value="0.0566990291262136" calcext:value-type="float">
            <text:p>0.0566990291262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16" calcext:value-type="float">
            <text:p>2.116E-06</text:p>
          </table:table-cell>
          <table:table-cell office:value-type="float" office:value="2.16E+023" calcext:value-type="float">
            <text:p>2.16E+023</text:p>
          </table:table-cell>
          <table:table-cell table:formula="of:=[.F536]/[.$F$7]" office:value-type="float" office:value="0.0422700587084149" calcext:value-type="float">
            <text:p>0.042270058708415</text:p>
          </table:table-cell>
          <table:table-cell office:value-type="float" office:value="3.06E+023" calcext:value-type="float">
            <text:p>3.06E+023</text:p>
          </table:table-cell>
          <table:table-cell table:formula="of:=[.H536]/[.$H$7]" office:value-type="float" office:value="0.0594174757281553" calcext:value-type="float">
            <text:p>0.0594174757281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2" calcext:value-type="float">
            <text:p>2.12E-06</text:p>
          </table:table-cell>
          <table:table-cell office:value-type="float" office:value="2.2E+023" calcext:value-type="float">
            <text:p>2.2E+023</text:p>
          </table:table-cell>
          <table:table-cell table:formula="of:=[.F537]/[.$F$7]" office:value-type="float" office:value="0.0430528375733855" calcext:value-type="float">
            <text:p>0.043052837573386</text:p>
          </table:table-cell>
          <table:table-cell office:value-type="float" office:value="3.2E+023" calcext:value-type="float">
            <text:p>3.2E+023</text:p>
          </table:table-cell>
          <table:table-cell table:formula="of:=[.H537]/[.$H$7]" office:value-type="float" office:value="0.0621359223300971" calcext:value-type="float">
            <text:p>0.06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24" calcext:value-type="float">
            <text:p>2.124E-06</text:p>
          </table:table-cell>
          <table:table-cell office:value-type="float" office:value="2.24E+023" calcext:value-type="float">
            <text:p>2.24E+023</text:p>
          </table:table-cell>
          <table:table-cell table:formula="of:=[.F538]/[.$F$7]" office:value-type="float" office:value="0.0438356164383562" calcext:value-type="float">
            <text:p>0.043835616438356</text:p>
          </table:table-cell>
          <table:table-cell office:value-type="float" office:value="3.2E+023" calcext:value-type="float">
            <text:p>3.2E+023</text:p>
          </table:table-cell>
          <table:table-cell table:formula="of:=[.H538]/[.$H$7]" office:value-type="float" office:value="0.0621359223300971" calcext:value-type="float">
            <text:p>0.06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28" calcext:value-type="float">
            <text:p>2.128E-06</text:p>
          </table:table-cell>
          <table:table-cell office:value-type="float" office:value="2.28E+023" calcext:value-type="float">
            <text:p>2.28E+023</text:p>
          </table:table-cell>
          <table:table-cell table:formula="of:=[.F539]/[.$F$7]" office:value-type="float" office:value="0.0446183953033268" calcext:value-type="float">
            <text:p>0.044618395303327</text:p>
          </table:table-cell>
          <table:table-cell office:value-type="float" office:value="3.2E+023" calcext:value-type="float">
            <text:p>3.2E+023</text:p>
          </table:table-cell>
          <table:table-cell table:formula="of:=[.H539]/[.$H$7]" office:value-type="float" office:value="0.0621359223300971" calcext:value-type="float">
            <text:p>0.06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32" calcext:value-type="float">
            <text:p>2.132E-06</text:p>
          </table:table-cell>
          <table:table-cell office:value-type="float" office:value="2.25E+023" calcext:value-type="float">
            <text:p>2.25E+023</text:p>
          </table:table-cell>
          <table:table-cell table:formula="of:=[.F540]/[.$F$7]" office:value-type="float" office:value="0.0440313111545988" calcext:value-type="float">
            <text:p>0.044031311154599</text:p>
          </table:table-cell>
          <table:table-cell office:value-type="float" office:value="3.23E+023" calcext:value-type="float">
            <text:p>3.23E+023</text:p>
          </table:table-cell>
          <table:table-cell table:formula="of:=[.H540]/[.$H$7]" office:value-type="float" office:value="0.0627184466019417" calcext:value-type="float">
            <text:p>0.0627184466019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36" calcext:value-type="float">
            <text:p>2.136E-06</text:p>
          </table:table-cell>
          <table:table-cell office:value-type="float" office:value="2.15E+023" calcext:value-type="float">
            <text:p>2.15E+023</text:p>
          </table:table-cell>
          <table:table-cell table:formula="of:=[.F541]/[.$F$7]" office:value-type="float" office:value="0.0420743639921722" calcext:value-type="float">
            <text:p>0.042074363992172</text:p>
          </table:table-cell>
          <table:table-cell office:value-type="float" office:value="3.29E+023" calcext:value-type="float">
            <text:p>3.29E+023</text:p>
          </table:table-cell>
          <table:table-cell table:formula="of:=[.H541]/[.$H$7]" office:value-type="float" office:value="0.0638834951456311" calcext:value-type="float">
            <text:p>0.06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4" calcext:value-type="float">
            <text:p>2.14E-06</text:p>
          </table:table-cell>
          <table:table-cell office:value-type="float" office:value="2.05E+023" calcext:value-type="float">
            <text:p>2.05E+023</text:p>
          </table:table-cell>
          <table:table-cell table:formula="of:=[.F542]/[.$F$7]" office:value-type="float" office:value="0.0401174168297456" calcext:value-type="float">
            <text:p>0.040117416829746</text:p>
          </table:table-cell>
          <table:table-cell office:value-type="float" office:value="3.35E+023" calcext:value-type="float">
            <text:p>3.35E+023</text:p>
          </table:table-cell>
          <table:table-cell table:formula="of:=[.H542]/[.$H$7]" office:value-type="float" office:value="0.0650485436893204" calcext:value-type="float">
            <text:p>0.06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44" calcext:value-type="float">
            <text:p>2.144E-06</text:p>
          </table:table-cell>
          <table:table-cell office:value-type="float" office:value="1.97E+023" calcext:value-type="float">
            <text:p>1.97E+023</text:p>
          </table:table-cell>
          <table:table-cell table:formula="of:=[.F543]/[.$F$7]" office:value-type="float" office:value="0.0385518590998043" calcext:value-type="float">
            <text:p>0.038551859099804</text:p>
          </table:table-cell>
          <table:table-cell office:value-type="float" office:value="3.41E+023" calcext:value-type="float">
            <text:p>3.41E+023</text:p>
          </table:table-cell>
          <table:table-cell table:formula="of:=[.H543]/[.$H$7]" office:value-type="float" office:value="0.0662135922330097" calcext:value-type="float">
            <text:p>0.0662135922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48" calcext:value-type="float">
            <text:p>2.148E-06</text:p>
          </table:table-cell>
          <table:table-cell office:value-type="float" office:value="1.89E+023" calcext:value-type="float">
            <text:p>1.89E+023</text:p>
          </table:table-cell>
          <table:table-cell table:formula="of:=[.F544]/[.$F$7]" office:value-type="float" office:value="0.036986301369863" calcext:value-type="float">
            <text:p>0.036986301369863</text:p>
          </table:table-cell>
          <table:table-cell office:value-type="float" office:value="3.47E+023" calcext:value-type="float">
            <text:p>3.47E+023</text:p>
          </table:table-cell>
          <table:table-cell table:formula="of:=[.H544]/[.$H$7]" office:value-type="float" office:value="0.067378640776699" calcext:value-type="float">
            <text:p>0.067378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52" calcext:value-type="float">
            <text:p>2.152E-06</text:p>
          </table:table-cell>
          <table:table-cell office:value-type="float" office:value="1.95E+023" calcext:value-type="float">
            <text:p>1.95E+023</text:p>
          </table:table-cell>
          <table:table-cell table:formula="of:=[.F545]/[.$F$7]" office:value-type="float" office:value="0.038160469667319" calcext:value-type="float">
            <text:p>0.038160469667319</text:p>
          </table:table-cell>
          <table:table-cell office:value-type="float" office:value="3.54E+023" calcext:value-type="float">
            <text:p>3.54E+023</text:p>
          </table:table-cell>
          <table:table-cell table:formula="of:=[.H545]/[.$H$7]" office:value-type="float" office:value="0.0687378640776699" calcext:value-type="float">
            <text:p>0.06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56" calcext:value-type="float">
            <text:p>2.156E-06</text:p>
          </table:table-cell>
          <table:table-cell office:value-type="float" office:value="2.15E+023" calcext:value-type="float">
            <text:p>2.15E+023</text:p>
          </table:table-cell>
          <table:table-cell table:formula="of:=[.F546]/[.$F$7]" office:value-type="float" office:value="0.0420743639921722" calcext:value-type="float">
            <text:p>0.042074363992172</text:p>
          </table:table-cell>
          <table:table-cell office:value-type="float" office:value="3.62E+023" calcext:value-type="float">
            <text:p>3.62E+023</text:p>
          </table:table-cell>
          <table:table-cell table:formula="of:=[.H546]/[.$H$7]" office:value-type="float" office:value="0.0702912621359223" calcext:value-type="float">
            <text:p>0.0702912621359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6" calcext:value-type="float">
            <text:p>2.16E-06</text:p>
          </table:table-cell>
          <table:table-cell office:value-type="float" office:value="2.35E+023" calcext:value-type="float">
            <text:p>2.35E+023</text:p>
          </table:table-cell>
          <table:table-cell table:formula="of:=[.F547]/[.$F$7]" office:value-type="float" office:value="0.0459882583170255" calcext:value-type="float">
            <text:p>0.045988258317026</text:p>
          </table:table-cell>
          <table:table-cell office:value-type="float" office:value="3.7E+023" calcext:value-type="float">
            <text:p>3.7E+023</text:p>
          </table:table-cell>
          <table:table-cell table:formula="of:=[.H547]/[.$H$7]" office:value-type="float" office:value="0.0718446601941748" calcext:value-type="float">
            <text:p>0.0718446601941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64" calcext:value-type="float">
            <text:p>2.164E-06</text:p>
          </table:table-cell>
          <table:table-cell office:value-type="float" office:value="2.31E+023" calcext:value-type="float">
            <text:p>2.31E+023</text:p>
          </table:table-cell>
          <table:table-cell table:formula="of:=[.F548]/[.$F$7]" office:value-type="float" office:value="0.0452054794520548" calcext:value-type="float">
            <text:p>0.045205479452055</text:p>
          </table:table-cell>
          <table:table-cell office:value-type="float" office:value="3.62E+023" calcext:value-type="float">
            <text:p>3.62E+023</text:p>
          </table:table-cell>
          <table:table-cell table:formula="of:=[.H548]/[.$H$7]" office:value-type="float" office:value="0.0702912621359223" calcext:value-type="float">
            <text:p>0.0702912621359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68" calcext:value-type="float">
            <text:p>2.168E-06</text:p>
          </table:table-cell>
          <table:table-cell office:value-type="float" office:value="2.27E+023" calcext:value-type="float">
            <text:p>2.27E+023</text:p>
          </table:table-cell>
          <table:table-cell table:formula="of:=[.F549]/[.$F$7]" office:value-type="float" office:value="0.0444227005870842" calcext:value-type="float">
            <text:p>0.044422700587084</text:p>
          </table:table-cell>
          <table:table-cell office:value-type="float" office:value="3.54E+023" calcext:value-type="float">
            <text:p>3.54E+023</text:p>
          </table:table-cell>
          <table:table-cell table:formula="of:=[.H549]/[.$H$7]" office:value-type="float" office:value="0.0687378640776699" calcext:value-type="float">
            <text:p>0.06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72" calcext:value-type="float">
            <text:p>2.172E-06</text:p>
          </table:table-cell>
          <table:table-cell office:value-type="float" office:value="2.16E+023" calcext:value-type="float">
            <text:p>2.16E+023</text:p>
          </table:table-cell>
          <table:table-cell table:formula="of:=[.F550]/[.$F$7]" office:value-type="float" office:value="0.0422700587084149" calcext:value-type="float">
            <text:p>0.042270058708415</text:p>
          </table:table-cell>
          <table:table-cell office:value-type="float" office:value="3.44E+023" calcext:value-type="float">
            <text:p>3.44E+023</text:p>
          </table:table-cell>
          <table:table-cell table:formula="of:=[.H550]/[.$H$7]" office:value-type="float" office:value="0.0667961165048544" calcext:value-type="float">
            <text:p>0.066796116504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76" calcext:value-type="float">
            <text:p>2.176E-06</text:p>
          </table:table-cell>
          <table:table-cell office:value-type="float" office:value="1.98E+023" calcext:value-type="float">
            <text:p>1.98E+023</text:p>
          </table:table-cell>
          <table:table-cell table:formula="of:=[.F551]/[.$F$7]" office:value-type="float" office:value="0.038747553816047" calcext:value-type="float">
            <text:p>0.038747553816047</text:p>
          </table:table-cell>
          <table:table-cell office:value-type="float" office:value="3.32E+023" calcext:value-type="float">
            <text:p>3.32E+023</text:p>
          </table:table-cell>
          <table:table-cell table:formula="of:=[.H551]/[.$H$7]" office:value-type="float" office:value="0.0644660194174757" calcext:value-type="float">
            <text:p>0.06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8" calcext:value-type="float">
            <text:p>2.18E-06</text:p>
          </table:table-cell>
          <table:table-cell office:value-type="float" office:value="1.8E+023" calcext:value-type="float">
            <text:p>1.8E+023</text:p>
          </table:table-cell>
          <table:table-cell table:formula="of:=[.F552]/[.$F$7]" office:value-type="float" office:value="0.0352250489236791" calcext:value-type="float">
            <text:p>0.035225048923679</text:p>
          </table:table-cell>
          <table:table-cell office:value-type="float" office:value="3.2E+023" calcext:value-type="float">
            <text:p>3.2E+023</text:p>
          </table:table-cell>
          <table:table-cell table:formula="of:=[.H552]/[.$H$7]" office:value-type="float" office:value="0.0621359223300971" calcext:value-type="float">
            <text:p>0.06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84" calcext:value-type="float">
            <text:p>2.184E-06</text:p>
          </table:table-cell>
          <table:table-cell office:value-type="float" office:value="1.82E+023" calcext:value-type="float">
            <text:p>1.82E+023</text:p>
          </table:table-cell>
          <table:table-cell table:formula="of:=[.F553]/[.$F$7]" office:value-type="float" office:value="0.0356164383561644" calcext:value-type="float">
            <text:p>0.035616438356164</text:p>
          </table:table-cell>
          <table:table-cell office:value-type="float" office:value="3.16E+023" calcext:value-type="float">
            <text:p>3.16E+023</text:p>
          </table:table-cell>
          <table:table-cell table:formula="of:=[.H553]/[.$H$7]" office:value-type="float" office:value="0.0613592233009709" calcext:value-type="float">
            <text:p>0.0613592233009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88" calcext:value-type="float">
            <text:p>2.188E-06</text:p>
          </table:table-cell>
          <table:table-cell office:value-type="float" office:value="1.84E+023" calcext:value-type="float">
            <text:p>1.84E+023</text:p>
          </table:table-cell>
          <table:table-cell table:formula="of:=[.F554]/[.$F$7]" office:value-type="float" office:value="0.0360078277886497" calcext:value-type="float">
            <text:p>0.03600782778865</text:p>
          </table:table-cell>
          <table:table-cell office:value-type="float" office:value="3.12E+023" calcext:value-type="float">
            <text:p>3.12E+023</text:p>
          </table:table-cell>
          <table:table-cell table:formula="of:=[.H554]/[.$H$7]" office:value-type="float" office:value="0.0605825242718447" calcext:value-type="float">
            <text:p>0.060582524271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92" calcext:value-type="float">
            <text:p>2.192E-06</text:p>
          </table:table-cell>
          <table:table-cell office:value-type="float" office:value="1.89E+023" calcext:value-type="float">
            <text:p>1.89E+023</text:p>
          </table:table-cell>
          <table:table-cell table:formula="of:=[.F555]/[.$F$7]" office:value-type="float" office:value="0.036986301369863" calcext:value-type="float">
            <text:p>0.036986301369863</text:p>
          </table:table-cell>
          <table:table-cell office:value-type="float" office:value="2.99E+023" calcext:value-type="float">
            <text:p>2.99E+023</text:p>
          </table:table-cell>
          <table:table-cell table:formula="of:=[.H555]/[.$H$7]" office:value-type="float" office:value="0.0580582524271845" calcext:value-type="float">
            <text:p>0.0580582524271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196" calcext:value-type="float">
            <text:p>2.196E-06</text:p>
          </table:table-cell>
          <table:table-cell office:value-type="float" office:value="1.97E+023" calcext:value-type="float">
            <text:p>1.97E+023</text:p>
          </table:table-cell>
          <table:table-cell table:formula="of:=[.F556]/[.$F$7]" office:value-type="float" office:value="0.0385518590998043" calcext:value-type="float">
            <text:p>0.038551859099804</text:p>
          </table:table-cell>
          <table:table-cell office:value-type="float" office:value="2.77E+023" calcext:value-type="float">
            <text:p>2.77E+023</text:p>
          </table:table-cell>
          <table:table-cell table:formula="of:=[.H556]/[.$H$7]" office:value-type="float" office:value="0.0537864077669903" calcext:value-type="float">
            <text:p>0.05378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" calcext:value-type="float">
            <text:p>2.2E-06</text:p>
          </table:table-cell>
          <table:table-cell office:value-type="float" office:value="2.05E+023" calcext:value-type="float">
            <text:p>2.05E+023</text:p>
          </table:table-cell>
          <table:table-cell table:formula="of:=[.F557]/[.$F$7]" office:value-type="float" office:value="0.0401174168297456" calcext:value-type="float">
            <text:p>0.040117416829746</text:p>
          </table:table-cell>
          <table:table-cell office:value-type="float" office:value="2.55E+023" calcext:value-type="float">
            <text:p>2.55E+023</text:p>
          </table:table-cell>
          <table:table-cell table:formula="of:=[.H557]/[.$H$7]" office:value-type="float" office:value="0.0495145631067961" calcext:value-type="float">
            <text:p>0.0495145631067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04" calcext:value-type="float">
            <text:p>2.204E-06</text:p>
          </table:table-cell>
          <table:table-cell office:value-type="float" office:value="2.07E+023" calcext:value-type="float">
            <text:p>2.07E+023</text:p>
          </table:table-cell>
          <table:table-cell table:formula="of:=[.F558]/[.$F$7]" office:value-type="float" office:value="0.0405088062622309" calcext:value-type="float">
            <text:p>0.040508806262231</text:p>
          </table:table-cell>
          <table:table-cell office:value-type="float" office:value="2.53E+023" calcext:value-type="float">
            <text:p>2.53E+023</text:p>
          </table:table-cell>
          <table:table-cell table:formula="of:=[.H558]/[.$H$7]" office:value-type="float" office:value="0.049126213592233" calcext:value-type="float">
            <text:p>0.04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08" calcext:value-type="float">
            <text:p>2.208E-06</text:p>
          </table:table-cell>
          <table:table-cell office:value-type="float" office:value="2.09E+023" calcext:value-type="float">
            <text:p>2.09E+023</text:p>
          </table:table-cell>
          <table:table-cell table:formula="of:=[.F559]/[.$F$7]" office:value-type="float" office:value="0.0409001956947162" calcext:value-type="float">
            <text:p>0.040900195694716</text:p>
          </table:table-cell>
          <table:table-cell office:value-type="float" office:value="2.51E+023" calcext:value-type="float">
            <text:p>2.51E+023</text:p>
          </table:table-cell>
          <table:table-cell table:formula="of:=[.H559]/[.$H$7]" office:value-type="float" office:value="0.0487378640776699" calcext:value-type="float">
            <text:p>0.04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12" calcext:value-type="float">
            <text:p>2.212E-06</text:p>
          </table:table-cell>
          <table:table-cell office:value-type="float" office:value="2.06E+023" calcext:value-type="float">
            <text:p>2.06E+023</text:p>
          </table:table-cell>
          <table:table-cell table:formula="of:=[.F560]/[.$F$7]" office:value-type="float" office:value="0.0403131115459883" calcext:value-type="float">
            <text:p>0.040313111545988</text:p>
          </table:table-cell>
          <table:table-cell office:value-type="float" office:value="2.56E+023" calcext:value-type="float">
            <text:p>2.56E+023</text:p>
          </table:table-cell>
          <table:table-cell table:formula="of:=[.H560]/[.$H$7]" office:value-type="float" office:value="0.0497087378640777" calcext:value-type="float">
            <text:p>0.049708737864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16" calcext:value-type="float">
            <text:p>2.216E-06</text:p>
          </table:table-cell>
          <table:table-cell office:value-type="float" office:value="1.98E+023" calcext:value-type="float">
            <text:p>1.98E+023</text:p>
          </table:table-cell>
          <table:table-cell table:formula="of:=[.F561]/[.$F$7]" office:value-type="float" office:value="0.038747553816047" calcext:value-type="float">
            <text:p>0.038747553816047</text:p>
          </table:table-cell>
          <table:table-cell office:value-type="float" office:value="2.68E+023" calcext:value-type="float">
            <text:p>2.68E+023</text:p>
          </table:table-cell>
          <table:table-cell table:formula="of:=[.H561]/[.$H$7]" office:value-type="float" office:value="0.0520388349514563" calcext:value-type="float">
            <text:p>0.0520388349514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2" calcext:value-type="float">
            <text:p>2.22E-06</text:p>
          </table:table-cell>
          <table:table-cell office:value-type="float" office:value="1.9E+023" calcext:value-type="float">
            <text:p>1.9E+023</text:p>
          </table:table-cell>
          <table:table-cell table:formula="of:=[.F562]/[.$F$7]" office:value-type="float" office:value="0.0371819960861057" calcext:value-type="float">
            <text:p>0.037181996086106</text:p>
          </table:table-cell>
          <table:table-cell office:value-type="float" office:value="2.8E+023" calcext:value-type="float">
            <text:p>2.8E+023</text:p>
          </table:table-cell>
          <table:table-cell table:formula="of:=[.H562]/[.$H$7]" office:value-type="float" office:value="0.0543689320388349" calcext:value-type="float">
            <text:p>0.0543689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24" calcext:value-type="float">
            <text:p>2.224E-06</text:p>
          </table:table-cell>
          <table:table-cell office:value-type="float" office:value="1.9E+023" calcext:value-type="float">
            <text:p>1.9E+023</text:p>
          </table:table-cell>
          <table:table-cell table:formula="of:=[.F563]/[.$F$7]" office:value-type="float" office:value="0.0371819960861057" calcext:value-type="float">
            <text:p>0.037181996086106</text:p>
          </table:table-cell>
          <table:table-cell office:value-type="float" office:value="2.7E+023" calcext:value-type="float">
            <text:p>2.7E+023</text:p>
          </table:table-cell>
          <table:table-cell table:formula="of:=[.H563]/[.$H$7]" office:value-type="float" office:value="0.0524271844660194" calcext:value-type="float">
            <text:p>0.05242718446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28" calcext:value-type="float">
            <text:p>2.228E-06</text:p>
          </table:table-cell>
          <table:table-cell office:value-type="float" office:value="1.9E+023" calcext:value-type="float">
            <text:p>1.9E+023</text:p>
          </table:table-cell>
          <table:table-cell table:formula="of:=[.F564]/[.$F$7]" office:value-type="float" office:value="0.0371819960861057" calcext:value-type="float">
            <text:p>0.037181996086106</text:p>
          </table:table-cell>
          <table:table-cell office:value-type="float" office:value="2.6E+023" calcext:value-type="float">
            <text:p>2.6E+023</text:p>
          </table:table-cell>
          <table:table-cell table:formula="of:=[.H564]/[.$H$7]" office:value-type="float" office:value="0.0504854368932039" calcext:value-type="float">
            <text:p>0.050485436893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32" calcext:value-type="float">
            <text:p>2.232E-06</text:p>
          </table:table-cell>
          <table:table-cell office:value-type="float" office:value="1.9E+023" calcext:value-type="float">
            <text:p>1.9E+023</text:p>
          </table:table-cell>
          <table:table-cell table:formula="of:=[.F565]/[.$F$7]" office:value-type="float" office:value="0.0371819960861057" calcext:value-type="float">
            <text:p>0.037181996086106</text:p>
          </table:table-cell>
          <table:table-cell office:value-type="float" office:value="2.54E+023" calcext:value-type="float">
            <text:p>2.54E+023</text:p>
          </table:table-cell>
          <table:table-cell table:formula="of:=[.H565]/[.$H$7]" office:value-type="float" office:value="0.0493203883495146" calcext:value-type="float">
            <text:p>0.0493203883495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36" calcext:value-type="float">
            <text:p>2.236E-06</text:p>
          </table:table-cell>
          <table:table-cell office:value-type="float" office:value="1.9E+023" calcext:value-type="float">
            <text:p>1.9E+023</text:p>
          </table:table-cell>
          <table:table-cell table:formula="of:=[.F566]/[.$F$7]" office:value-type="float" office:value="0.0371819960861057" calcext:value-type="float">
            <text:p>0.037181996086106</text:p>
          </table:table-cell>
          <table:table-cell office:value-type="float" office:value="2.52E+023" calcext:value-type="float">
            <text:p>2.52E+023</text:p>
          </table:table-cell>
          <table:table-cell table:formula="of:=[.H566]/[.$H$7]" office:value-type="float" office:value="0.0489320388349515" calcext:value-type="float">
            <text:p>0.0489320388349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4" calcext:value-type="float">
            <text:p>2.24E-06</text:p>
          </table:table-cell>
          <table:table-cell office:value-type="float" office:value="1.9E+023" calcext:value-type="float">
            <text:p>1.9E+023</text:p>
          </table:table-cell>
          <table:table-cell table:formula="of:=[.F567]/[.$F$7]" office:value-type="float" office:value="0.0371819960861057" calcext:value-type="float">
            <text:p>0.037181996086106</text:p>
          </table:table-cell>
          <table:table-cell office:value-type="float" office:value="2.5E+023" calcext:value-type="float">
            <text:p>2.5E+023</text:p>
          </table:table-cell>
          <table:table-cell table:formula="of:=[.H567]/[.$H$7]" office:value-type="float" office:value="0.0485436893203883" calcext:value-type="float">
            <text:p>0.048543689320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44" calcext:value-type="float">
            <text:p>2.244E-06</text:p>
          </table:table-cell>
          <table:table-cell office:value-type="float" office:value="1.76E+023" calcext:value-type="float">
            <text:p>1.76E+023</text:p>
          </table:table-cell>
          <table:table-cell table:formula="of:=[.F568]/[.$F$7]" office:value-type="float" office:value="0.0344422700587084" calcext:value-type="float">
            <text:p>0.034442270058709</text:p>
          </table:table-cell>
          <table:table-cell office:value-type="float" office:value="2.56E+023" calcext:value-type="float">
            <text:p>2.56E+023</text:p>
          </table:table-cell>
          <table:table-cell table:formula="of:=[.H568]/[.$H$7]" office:value-type="float" office:value="0.0497087378640777" calcext:value-type="float">
            <text:p>0.049708737864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48" calcext:value-type="float">
            <text:p>2.248E-06</text:p>
          </table:table-cell>
          <table:table-cell office:value-type="float" office:value="1.62E+023" calcext:value-type="float">
            <text:p>1.62E+023</text:p>
          </table:table-cell>
          <table:table-cell table:formula="of:=[.F569]/[.$F$7]" office:value-type="float" office:value="0.0317025440313112" calcext:value-type="float">
            <text:p>0.031702544031311</text:p>
          </table:table-cell>
          <table:table-cell office:value-type="float" office:value="2.62E+023" calcext:value-type="float">
            <text:p>2.62E+023</text:p>
          </table:table-cell>
          <table:table-cell table:formula="of:=[.H569]/[.$H$7]" office:value-type="float" office:value="0.050873786407767" calcext:value-type="float">
            <text:p>0.050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52" calcext:value-type="float">
            <text:p>2.252E-06</text:p>
          </table:table-cell>
          <table:table-cell office:value-type="float" office:value="1.5E+023" calcext:value-type="float">
            <text:p>1.5E+023</text:p>
          </table:table-cell>
          <table:table-cell table:formula="of:=[.F570]/[.$F$7]" office:value-type="float" office:value="0.0293542074363992" calcext:value-type="float">
            <text:p>0.029354207436399</text:p>
          </table:table-cell>
          <table:table-cell office:value-type="float" office:value="2.57E+023" calcext:value-type="float">
            <text:p>2.57E+023</text:p>
          </table:table-cell>
          <table:table-cell table:formula="of:=[.H570]/[.$H$7]" office:value-type="float" office:value="0.0499029126213592" calcext:value-type="float">
            <text:p>0.0499029126213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56" calcext:value-type="float">
            <text:p>2.256E-06</text:p>
          </table:table-cell>
          <table:table-cell office:value-type="float" office:value="1.4E+023" calcext:value-type="float">
            <text:p>1.4E+023</text:p>
          </table:table-cell>
          <table:table-cell table:formula="of:=[.F571]/[.$F$7]" office:value-type="float" office:value="0.0273972602739726" calcext:value-type="float">
            <text:p>0.027397260273973</text:p>
          </table:table-cell>
          <table:table-cell office:value-type="float" office:value="2.41E+023" calcext:value-type="float">
            <text:p>2.41E+023</text:p>
          </table:table-cell>
          <table:table-cell table:formula="of:=[.H571]/[.$H$7]" office:value-type="float" office:value="0.0467961165048544" calcext:value-type="float">
            <text:p>0.046796116504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6" calcext:value-type="float">
            <text:p>2.26E-06</text:p>
          </table:table-cell>
          <table:table-cell office:value-type="float" office:value="1.3E+023" calcext:value-type="float">
            <text:p>1.3E+023</text:p>
          </table:table-cell>
          <table:table-cell table:formula="of:=[.F572]/[.$F$7]" office:value-type="float" office:value="0.025440313111546" calcext:value-type="float">
            <text:p>0.025440313111546</text:p>
          </table:table-cell>
          <table:table-cell office:value-type="float" office:value="2.25E+023" calcext:value-type="float">
            <text:p>2.25E+023</text:p>
          </table:table-cell>
          <table:table-cell table:formula="of:=[.H572]/[.$H$7]" office:value-type="float" office:value="0.0436893203883495" calcext:value-type="float">
            <text:p>0.043689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64" calcext:value-type="float">
            <text:p>2.264E-06</text:p>
          </table:table-cell>
          <table:table-cell office:value-type="float" office:value="1.46E+023" calcext:value-type="float">
            <text:p>1.46E+023</text:p>
          </table:table-cell>
          <table:table-cell table:formula="of:=[.F573]/[.$F$7]" office:value-type="float" office:value="0.0285714285714286" calcext:value-type="float">
            <text:p>0.028571428571429</text:p>
          </table:table-cell>
          <table:table-cell office:value-type="float" office:value="2.27E+023" calcext:value-type="float">
            <text:p>2.27E+023</text:p>
          </table:table-cell>
          <table:table-cell table:formula="of:=[.H573]/[.$H$7]" office:value-type="float" office:value="0.0440776699029126" calcext:value-type="float">
            <text:p>0.044077669902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68" calcext:value-type="float">
            <text:p>2.268E-06</text:p>
          </table:table-cell>
          <table:table-cell office:value-type="float" office:value="1.61999E+023" calcext:value-type="float">
            <text:p>1.61999E+023</text:p>
          </table:table-cell>
          <table:table-cell table:formula="of:=[.F574]/[.$F$7]" office:value-type="float" office:value="0.0317023483365949" calcext:value-type="float">
            <text:p>0.031702348336595</text:p>
          </table:table-cell>
          <table:table-cell office:value-type="float" office:value="2.29E+023" calcext:value-type="float">
            <text:p>2.29E+023</text:p>
          </table:table-cell>
          <table:table-cell table:formula="of:=[.H574]/[.$H$7]" office:value-type="float" office:value="0.0444660194174757" calcext:value-type="float">
            <text:p>0.04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72" calcext:value-type="float">
            <text:p>2.272E-06</text:p>
          </table:table-cell>
          <table:table-cell office:value-type="float" office:value="1.69E+023" calcext:value-type="float">
            <text:p>1.69E+023</text:p>
          </table:table-cell>
          <table:table-cell table:formula="of:=[.F575]/[.$F$7]" office:value-type="float" office:value="0.0330724070450098" calcext:value-type="float">
            <text:p>0.03307240704501</text:p>
          </table:table-cell>
          <table:table-cell office:value-type="float" office:value="2.36E+023" calcext:value-type="float">
            <text:p>2.36E+023</text:p>
          </table:table-cell>
          <table:table-cell table:formula="of:=[.H575]/[.$H$7]" office:value-type="float" office:value="0.0458252427184466" calcext:value-type="float">
            <text:p>0.0458252427184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76" calcext:value-type="float">
            <text:p>2.276E-06</text:p>
          </table:table-cell>
          <table:table-cell office:value-type="float" office:value="1.67E+023" calcext:value-type="float">
            <text:p>1.67E+023</text:p>
          </table:table-cell>
          <table:table-cell table:formula="of:=[.F576]/[.$F$7]" office:value-type="float" office:value="0.0326810176125245" calcext:value-type="float">
            <text:p>0.032681017612525</text:p>
          </table:table-cell>
          <table:table-cell office:value-type="float" office:value="2.48E+023" calcext:value-type="float">
            <text:p>2.48E+023</text:p>
          </table:table-cell>
          <table:table-cell table:formula="of:=[.H576]/[.$H$7]" office:value-type="float" office:value="0.0481553398058252" calcext:value-type="float">
            <text:p>0.048155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8" calcext:value-type="float">
            <text:p>2.28E-06</text:p>
          </table:table-cell>
          <table:table-cell office:value-type="float" office:value="1.65E+023" calcext:value-type="float">
            <text:p>1.65E+023</text:p>
          </table:table-cell>
          <table:table-cell table:formula="of:=[.F577]/[.$F$7]" office:value-type="float" office:value="0.0322896281800391" calcext:value-type="float">
            <text:p>0.032289628180039</text:p>
          </table:table-cell>
          <table:table-cell office:value-type="float" office:value="2.6E+023" calcext:value-type="float">
            <text:p>2.6E+023</text:p>
          </table:table-cell>
          <table:table-cell table:formula="of:=[.H577]/[.$H$7]" office:value-type="float" office:value="0.0504854368932039" calcext:value-type="float">
            <text:p>0.050485436893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84" calcext:value-type="float">
            <text:p>2.284E-06</text:p>
          </table:table-cell>
          <table:table-cell office:value-type="float" office:value="1.45E+023" calcext:value-type="float">
            <text:p>1.45E+023</text:p>
          </table:table-cell>
          <table:table-cell table:formula="of:=[.F578]/[.$F$7]" office:value-type="float" office:value="0.0283757338551859" calcext:value-type="float">
            <text:p>0.028375733855186</text:p>
          </table:table-cell>
          <table:table-cell office:value-type="float" office:value="2.48E+023" calcext:value-type="float">
            <text:p>2.48E+023</text:p>
          </table:table-cell>
          <table:table-cell table:formula="of:=[.H578]/[.$H$7]" office:value-type="float" office:value="0.0481553398058252" calcext:value-type="float">
            <text:p>0.048155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88" calcext:value-type="float">
            <text:p>2.288E-06</text:p>
          </table:table-cell>
          <table:table-cell office:value-type="float" office:value="1.25001E+023" calcext:value-type="float">
            <text:p>1.25001E+023</text:p>
          </table:table-cell>
          <table:table-cell table:formula="of:=[.F579]/[.$F$7]" office:value-type="float" office:value="0.0244620352250489" calcext:value-type="float">
            <text:p>0.024462035225049</text:p>
          </table:table-cell>
          <table:table-cell office:value-type="float" office:value="2.36001E+023" calcext:value-type="float">
            <text:p>2.36001E+023</text:p>
          </table:table-cell>
          <table:table-cell table:formula="of:=[.H579]/[.$H$7]" office:value-type="float" office:value="0.0458254368932039" calcext:value-type="float">
            <text:p>0.045825436893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92" calcext:value-type="float">
            <text:p>2.292E-06</text:p>
          </table:table-cell>
          <table:table-cell office:value-type="float" office:value="1.13E+023" calcext:value-type="float">
            <text:p>1.13E+023</text:p>
          </table:table-cell>
          <table:table-cell table:formula="of:=[.F580]/[.$F$7]" office:value-type="float" office:value="0.0221135029354207" calcext:value-type="float">
            <text:p>0.022113502935421</text:p>
          </table:table-cell>
          <table:table-cell office:value-type="float" office:value="2.3E+023" calcext:value-type="float">
            <text:p>2.3E+023</text:p>
          </table:table-cell>
          <table:table-cell table:formula="of:=[.H580]/[.$H$7]" office:value-type="float" office:value="0.0446601941747573" calcext:value-type="float">
            <text:p>0.044660194174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296" calcext:value-type="float">
            <text:p>2.296E-06</text:p>
          </table:table-cell>
          <table:table-cell office:value-type="float" office:value="1.09E+023" calcext:value-type="float">
            <text:p>1.09E+023</text:p>
          </table:table-cell>
          <table:table-cell table:formula="of:=[.F581]/[.$F$7]" office:value-type="float" office:value="0.0213307240704501" calcext:value-type="float">
            <text:p>0.02133072407045</text:p>
          </table:table-cell>
          <table:table-cell office:value-type="float" office:value="2.3E+023" calcext:value-type="float">
            <text:p>2.3E+023</text:p>
          </table:table-cell>
          <table:table-cell table:formula="of:=[.H581]/[.$H$7]" office:value-type="float" office:value="0.0446601941747573" calcext:value-type="float">
            <text:p>0.044660194174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" calcext:value-type="float">
            <text:p>2.3E-06</text:p>
          </table:table-cell>
          <table:table-cell office:value-type="float" office:value="1.05E+023" calcext:value-type="float">
            <text:p>1.05E+023</text:p>
          </table:table-cell>
          <table:table-cell table:formula="of:=[.F582]/[.$F$7]" office:value-type="float" office:value="0.0205479452054795" calcext:value-type="float">
            <text:p>0.02054794520548</text:p>
          </table:table-cell>
          <table:table-cell office:value-type="float" office:value="2.3E+023" calcext:value-type="float">
            <text:p>2.3E+023</text:p>
          </table:table-cell>
          <table:table-cell table:formula="of:=[.H582]/[.$H$7]" office:value-type="float" office:value="0.0446601941747573" calcext:value-type="float">
            <text:p>0.044660194174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04" calcext:value-type="float">
            <text:p>2.304E-06</text:p>
          </table:table-cell>
          <table:table-cell office:value-type="float" office:value="1.19E+023" calcext:value-type="float">
            <text:p>1.19E+023</text:p>
          </table:table-cell>
          <table:table-cell table:formula="of:=[.F583]/[.$F$7]" office:value-type="float" office:value="0.0232876712328767" calcext:value-type="float">
            <text:p>0.023287671232877</text:p>
          </table:table-cell>
          <table:table-cell office:value-type="float" office:value="2.26E+023" calcext:value-type="float">
            <text:p>2.26E+023</text:p>
          </table:table-cell>
          <table:table-cell table:formula="of:=[.H583]/[.$H$7]" office:value-type="float" office:value="0.0438834951456311" calcext:value-type="float">
            <text:p>0.04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08" calcext:value-type="float">
            <text:p>2.308E-06</text:p>
          </table:table-cell>
          <table:table-cell office:value-type="float" office:value="1.33E+023" calcext:value-type="float">
            <text:p>1.33E+023</text:p>
          </table:table-cell>
          <table:table-cell table:formula="of:=[.F584]/[.$F$7]" office:value-type="float" office:value="0.026027397260274" calcext:value-type="float">
            <text:p>0.026027397260274</text:p>
          </table:table-cell>
          <table:table-cell office:value-type="float" office:value="2.22E+023" calcext:value-type="float">
            <text:p>2.22E+023</text:p>
          </table:table-cell>
          <table:table-cell table:formula="of:=[.H584]/[.$H$7]" office:value-type="float" office:value="0.0431067961165049" calcext:value-type="float">
            <text:p>0.0431067961165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12" calcext:value-type="float">
            <text:p>2.312E-06</text:p>
          </table:table-cell>
          <table:table-cell office:value-type="float" office:value="1.41E+023" calcext:value-type="float">
            <text:p>1.41E+023</text:p>
          </table:table-cell>
          <table:table-cell table:formula="of:=[.F585]/[.$F$7]" office:value-type="float" office:value="0.0275929549902153" calcext:value-type="float">
            <text:p>0.027592954990215</text:p>
          </table:table-cell>
          <table:table-cell office:value-type="float" office:value="2.15E+023" calcext:value-type="float">
            <text:p>2.15E+023</text:p>
          </table:table-cell>
          <table:table-cell table:formula="of:=[.H585]/[.$H$7]" office:value-type="float" office:value="0.041747572815534" calcext:value-type="float">
            <text:p>0.04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16" calcext:value-type="float">
            <text:p>2.316E-06</text:p>
          </table:table-cell>
          <table:table-cell office:value-type="float" office:value="1.43E+023" calcext:value-type="float">
            <text:p>1.43E+023</text:p>
          </table:table-cell>
          <table:table-cell table:formula="of:=[.F586]/[.$F$7]" office:value-type="float" office:value="0.0279843444227006" calcext:value-type="float">
            <text:p>0.027984344422701</text:p>
          </table:table-cell>
          <table:table-cell office:value-type="float" office:value="2.05E+023" calcext:value-type="float">
            <text:p>2.05E+023</text:p>
          </table:table-cell>
          <table:table-cell table:formula="of:=[.H586]/[.$H$7]" office:value-type="float" office:value="0.0398058252427184" calcext:value-type="float">
            <text:p>0.0398058252427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2" calcext:value-type="float">
            <text:p>2.32E-06</text:p>
          </table:table-cell>
          <table:table-cell office:value-type="float" office:value="1.45E+023" calcext:value-type="float">
            <text:p>1.45E+023</text:p>
          </table:table-cell>
          <table:table-cell table:formula="of:=[.F587]/[.$F$7]" office:value-type="float" office:value="0.0283757338551859" calcext:value-type="float">
            <text:p>0.028375733855186</text:p>
          </table:table-cell>
          <table:table-cell office:value-type="float" office:value="1.95E+023" calcext:value-type="float">
            <text:p>1.95E+023</text:p>
          </table:table-cell>
          <table:table-cell table:formula="of:=[.H587]/[.$H$7]" office:value-type="float" office:value="0.0378640776699029" calcext:value-type="float">
            <text:p>0.0378640776699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24" calcext:value-type="float">
            <text:p>2.324E-06</text:p>
          </table:table-cell>
          <table:table-cell office:value-type="float" office:value="1.43E+023" calcext:value-type="float">
            <text:p>1.43E+023</text:p>
          </table:table-cell>
          <table:table-cell table:formula="of:=[.F588]/[.$F$7]" office:value-type="float" office:value="0.0279843444227006" calcext:value-type="float">
            <text:p>0.027984344422701</text:p>
          </table:table-cell>
          <table:table-cell office:value-type="float" office:value="2.15E+023" calcext:value-type="float">
            <text:p>2.15E+023</text:p>
          </table:table-cell>
          <table:table-cell table:formula="of:=[.H588]/[.$H$7]" office:value-type="float" office:value="0.041747572815534" calcext:value-type="float">
            <text:p>0.04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28" calcext:value-type="float">
            <text:p>2.328E-06</text:p>
          </table:table-cell>
          <table:table-cell office:value-type="float" office:value="1.41E+023" calcext:value-type="float">
            <text:p>1.41E+023</text:p>
          </table:table-cell>
          <table:table-cell table:formula="of:=[.F589]/[.$F$7]" office:value-type="float" office:value="0.0275929549902153" calcext:value-type="float">
            <text:p>0.027592954990215</text:p>
          </table:table-cell>
          <table:table-cell office:value-type="float" office:value="2.35E+023" calcext:value-type="float">
            <text:p>2.35E+023</text:p>
          </table:table-cell>
          <table:table-cell table:formula="of:=[.H589]/[.$H$7]" office:value-type="float" office:value="0.045631067961165" calcext:value-type="float">
            <text:p>0.0456310679611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32" calcext:value-type="float">
            <text:p>2.332E-06</text:p>
          </table:table-cell>
          <table:table-cell office:value-type="float" office:value="1.42E+023" calcext:value-type="float">
            <text:p>1.42E+023</text:p>
          </table:table-cell>
          <table:table-cell table:formula="of:=[.F590]/[.$F$7]" office:value-type="float" office:value="0.0277886497064579" calcext:value-type="float">
            <text:p>0.027788649706458</text:p>
          </table:table-cell>
          <table:table-cell office:value-type="float" office:value="2.42E+023" calcext:value-type="float">
            <text:p>2.42E+023</text:p>
          </table:table-cell>
          <table:table-cell table:formula="of:=[.H590]/[.$H$7]" office:value-type="float" office:value="0.0469902912621359" calcext:value-type="float">
            <text:p>0.0469902912621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36" calcext:value-type="float">
            <text:p>2.336E-06</text:p>
          </table:table-cell>
          <table:table-cell office:value-type="float" office:value="1.46E+023" calcext:value-type="float">
            <text:p>1.46E+023</text:p>
          </table:table-cell>
          <table:table-cell table:formula="of:=[.F591]/[.$F$7]" office:value-type="float" office:value="0.0285714285714286" calcext:value-type="float">
            <text:p>0.028571428571429</text:p>
          </table:table-cell>
          <table:table-cell office:value-type="float" office:value="2.36E+023" calcext:value-type="float">
            <text:p>2.36E+023</text:p>
          </table:table-cell>
          <table:table-cell table:formula="of:=[.H591]/[.$H$7]" office:value-type="float" office:value="0.0458252427184466" calcext:value-type="float">
            <text:p>0.0458252427184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4" calcext:value-type="float">
            <text:p>2.34E-06</text:p>
          </table:table-cell>
          <table:table-cell office:value-type="float" office:value="1.5E+023" calcext:value-type="float">
            <text:p>1.5E+023</text:p>
          </table:table-cell>
          <table:table-cell table:formula="of:=[.F592]/[.$F$7]" office:value-type="float" office:value="0.0293542074363992" calcext:value-type="float">
            <text:p>0.029354207436399</text:p>
          </table:table-cell>
          <table:table-cell office:value-type="float" office:value="2.3E+023" calcext:value-type="float">
            <text:p>2.3E+023</text:p>
          </table:table-cell>
          <table:table-cell table:formula="of:=[.H592]/[.$H$7]" office:value-type="float" office:value="0.0446601941747573" calcext:value-type="float">
            <text:p>0.044660194174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44" calcext:value-type="float">
            <text:p>2.344E-06</text:p>
          </table:table-cell>
          <table:table-cell office:value-type="float" office:value="1.46E+023" calcext:value-type="float">
            <text:p>1.46E+023</text:p>
          </table:table-cell>
          <table:table-cell table:formula="of:=[.F593]/[.$F$7]" office:value-type="float" office:value="0.0285714285714286" calcext:value-type="float">
            <text:p>0.028571428571429</text:p>
          </table:table-cell>
          <table:table-cell office:value-type="float" office:value="2.06E+023" calcext:value-type="float">
            <text:p>2.06E+023</text:p>
          </table:table-cell>
          <table:table-cell table:formula="of:=[.H593]/[.$H$7]"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48" calcext:value-type="float">
            <text:p>2.348E-06</text:p>
          </table:table-cell>
          <table:table-cell office:value-type="float" office:value="1.42E+023" calcext:value-type="float">
            <text:p>1.42E+023</text:p>
          </table:table-cell>
          <table:table-cell table:formula="of:=[.F594]/[.$F$7]" office:value-type="float" office:value="0.0277886497064579" calcext:value-type="float">
            <text:p>0.027788649706458</text:p>
          </table:table-cell>
          <table:table-cell office:value-type="float" office:value="1.82E+023" calcext:value-type="float">
            <text:p>1.82E+023</text:p>
          </table:table-cell>
          <table:table-cell table:formula="of:=[.H594]/[.$H$7]" office:value-type="float" office:value="0.0353398058252427" calcext:value-type="float">
            <text:p>0.0353398058252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52" calcext:value-type="float">
            <text:p>2.352E-06</text:p>
          </table:table-cell>
          <table:table-cell office:value-type="float" office:value="1.35E+023" calcext:value-type="float">
            <text:p>1.35E+023</text:p>
          </table:table-cell>
          <table:table-cell table:formula="of:=[.F595]/[.$F$7]" office:value-type="float" office:value="0.0264187866927593" calcext:value-type="float">
            <text:p>0.026418786692759</text:p>
          </table:table-cell>
          <table:table-cell office:value-type="float" office:value="1.69E+023" calcext:value-type="float">
            <text:p>1.69E+023</text:p>
          </table:table-cell>
          <table:table-cell table:formula="of:=[.H595]/[.$H$7]" office:value-type="float" office:value="0.0328155339805825" calcext:value-type="float">
            <text:p>0.0328155339805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56" calcext:value-type="float">
            <text:p>2.356E-06</text:p>
          </table:table-cell>
          <table:table-cell office:value-type="float" office:value="1.25E+023" calcext:value-type="float">
            <text:p>1.25E+023</text:p>
          </table:table-cell>
          <table:table-cell table:formula="of:=[.F596]/[.$F$7]" office:value-type="float" office:value="0.0244618395303327" calcext:value-type="float">
            <text:p>0.024461839530333</text:p>
          </table:table-cell>
          <table:table-cell office:value-type="float" office:value="1.67E+023" calcext:value-type="float">
            <text:p>1.67E+023</text:p>
          </table:table-cell>
          <table:table-cell table:formula="of:=[.H596]/[.$H$7]" office:value-type="float" office:value="0.0324271844660194" calcext:value-type="float">
            <text:p>0.03242718446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6" calcext:value-type="float">
            <text:p>2.36E-06</text:p>
          </table:table-cell>
          <table:table-cell office:value-type="float" office:value="1.15E+023" calcext:value-type="float">
            <text:p>1.15E+023</text:p>
          </table:table-cell>
          <table:table-cell table:formula="of:=[.F597]/[.$F$7]" office:value-type="float" office:value="0.0225048923679061" calcext:value-type="float">
            <text:p>0.022504892367906</text:p>
          </table:table-cell>
          <table:table-cell office:value-type="float" office:value="1.65E+023" calcext:value-type="float">
            <text:p>1.65E+023</text:p>
          </table:table-cell>
          <table:table-cell table:formula="of:=[.H597]/[.$H$7]" office:value-type="float" office:value="0.0320388349514563" calcext:value-type="float">
            <text:p>0.0320388349514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64" calcext:value-type="float">
            <text:p>2.364E-06</text:p>
          </table:table-cell>
          <table:table-cell office:value-type="float" office:value="1.07E+023" calcext:value-type="float">
            <text:p>1.07E+023</text:p>
          </table:table-cell>
          <table:table-cell table:formula="of:=[.F598]/[.$F$7]" office:value-type="float" office:value="0.0209393346379648" calcext:value-type="float">
            <text:p>0.020939334637965</text:p>
          </table:table-cell>
          <table:table-cell office:value-type="float" office:value="1.69E+023" calcext:value-type="float">
            <text:p>1.69E+023</text:p>
          </table:table-cell>
          <table:table-cell table:formula="of:=[.H598]/[.$H$7]" office:value-type="float" office:value="0.0328155339805825" calcext:value-type="float">
            <text:p>0.0328155339805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68" calcext:value-type="float">
            <text:p>2.368E-06</text:p>
          </table:table-cell>
          <table:table-cell office:value-type="float" office:value="9.9E+022" calcext:value-type="float">
            <text:p>9.9E+022</text:p>
          </table:table-cell>
          <table:table-cell table:formula="of:=[.F599]/[.$F$7]" office:value-type="float" office:value="0.0193737769080235" calcext:value-type="float">
            <text:p>0.019373776908024</text:p>
          </table:table-cell>
          <table:table-cell office:value-type="float" office:value="1.73E+023" calcext:value-type="float">
            <text:p>1.73E+023</text:p>
          </table:table-cell>
          <table:table-cell table:formula="of:=[.H599]/[.$H$7]" office:value-type="float" office:value="0.0335922330097087" calcext:value-type="float">
            <text:p>0.033592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72" calcext:value-type="float">
            <text:p>2.372E-06</text:p>
          </table:table-cell>
          <table:table-cell office:value-type="float" office:value="9.89999E+022" calcext:value-type="float">
            <text:p>9.89999E+022</text:p>
          </table:table-cell>
          <table:table-cell table:formula="of:=[.F600]/[.$F$7]" office:value-type="float" office:value="0.0193737573385519" calcext:value-type="float">
            <text:p>0.019373757338552</text:p>
          </table:table-cell>
          <table:table-cell office:value-type="float" office:value="1.74E+023" calcext:value-type="float">
            <text:p>1.74E+023</text:p>
          </table:table-cell>
          <table:table-cell table:formula="of:=[.H600]/[.$H$7]" office:value-type="float" office:value="0.0337864077669903" calcext:value-type="float">
            <text:p>0.03378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76" calcext:value-type="float">
            <text:p>2.376E-06</text:p>
          </table:table-cell>
          <table:table-cell office:value-type="float" office:value="1.07E+023" calcext:value-type="float">
            <text:p>1.07E+023</text:p>
          </table:table-cell>
          <table:table-cell table:formula="of:=[.F601]/[.$F$7]" office:value-type="float" office:value="0.0209393346379648" calcext:value-type="float">
            <text:p>0.020939334637965</text:p>
          </table:table-cell>
          <table:table-cell office:value-type="float" office:value="1.72E+023" calcext:value-type="float">
            <text:p>1.72E+023</text:p>
          </table:table-cell>
          <table:table-cell table:formula="of:=[.H601]/[.$H$7]" office:value-type="float" office:value="0.0333980582524272" calcext:value-type="float">
            <text:p>0.033398058252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8" calcext:value-type="float">
            <text:p>2.38E-06</text:p>
          </table:table-cell>
          <table:table-cell office:value-type="float" office:value="1.15E+023" calcext:value-type="float">
            <text:p>1.15E+023</text:p>
          </table:table-cell>
          <table:table-cell table:formula="of:=[.F602]/[.$F$7]" office:value-type="float" office:value="0.0225048923679061" calcext:value-type="float">
            <text:p>0.022504892367906</text:p>
          </table:table-cell>
          <table:table-cell office:value-type="float" office:value="1.7E+023" calcext:value-type="float">
            <text:p>1.7E+023</text:p>
          </table:table-cell>
          <table:table-cell table:formula="of:=[.H602]/[.$H$7]" office:value-type="float" office:value="0.0330097087378641" calcext:value-type="float">
            <text:p>0.0330097087378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84" calcext:value-type="float">
            <text:p>2.384E-06</text:p>
          </table:table-cell>
          <table:table-cell office:value-type="float" office:value="1.23E+023" calcext:value-type="float">
            <text:p>1.23E+023</text:p>
          </table:table-cell>
          <table:table-cell table:formula="of:=[.F603]/[.$F$7]" office:value-type="float" office:value="0.0240704500978474" calcext:value-type="float">
            <text:p>0.024070450097847</text:p>
          </table:table-cell>
          <table:table-cell office:value-type="float" office:value="1.76E+023" calcext:value-type="float">
            <text:p>1.76E+023</text:p>
          </table:table-cell>
          <table:table-cell table:formula="of:=[.H603]/[.$H$7]" office:value-type="float" office:value="0.0341747572815534" calcext:value-type="float">
            <text:p>0.0341747572815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88" calcext:value-type="float">
            <text:p>2.388E-06</text:p>
          </table:table-cell>
          <table:table-cell office:value-type="float" office:value="1.31E+023" calcext:value-type="float">
            <text:p>1.31E+023</text:p>
          </table:table-cell>
          <table:table-cell table:formula="of:=[.F604]/[.$F$7]" office:value-type="float" office:value="0.0256360078277887" calcext:value-type="float">
            <text:p>0.025636007827789</text:p>
          </table:table-cell>
          <table:table-cell office:value-type="float" office:value="1.82E+023" calcext:value-type="float">
            <text:p>1.82E+023</text:p>
          </table:table-cell>
          <table:table-cell table:formula="of:=[.H604]/[.$H$7]" office:value-type="float" office:value="0.0353398058252427" calcext:value-type="float">
            <text:p>0.0353398058252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92" calcext:value-type="float">
            <text:p>2.392E-06</text:p>
          </table:table-cell>
          <table:table-cell office:value-type="float" office:value="1.32E+023" calcext:value-type="float">
            <text:p>1.32E+023</text:p>
          </table:table-cell>
          <table:table-cell table:formula="of:=[.F605]/[.$F$7]" office:value-type="float" office:value="0.0258317025440313" calcext:value-type="float">
            <text:p>0.025831702544031</text:p>
          </table:table-cell>
          <table:table-cell office:value-type="float" office:value="1.88E+023" calcext:value-type="float">
            <text:p>1.88E+023</text:p>
          </table:table-cell>
          <table:table-cell table:formula="of:=[.H605]/[.$H$7]" office:value-type="float" office:value="0.036504854368932" calcext:value-type="float">
            <text:p>0.036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396" calcext:value-type="float">
            <text:p>2.396E-06</text:p>
          </table:table-cell>
          <table:table-cell office:value-type="float" office:value="1.26E+023" calcext:value-type="float">
            <text:p>1.26E+023</text:p>
          </table:table-cell>
          <table:table-cell table:formula="of:=[.F606]/[.$F$7]" office:value-type="float" office:value="0.0246575342465753" calcext:value-type="float">
            <text:p>0.024657534246575</text:p>
          </table:table-cell>
          <table:table-cell office:value-type="float" office:value="1.94E+023" calcext:value-type="float">
            <text:p>1.94E+023</text:p>
          </table:table-cell>
          <table:table-cell table:formula="of:=[.H606]/[.$H$7]" office:value-type="float" office:value="0.0376699029126214" calcext:value-type="float">
            <text:p>0.0376699029126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" calcext:value-type="float">
            <text:p>2.4E-06</text:p>
          </table:table-cell>
          <table:table-cell office:value-type="float" office:value="1.2E+023" calcext:value-type="float">
            <text:p>1.2E+023</text:p>
          </table:table-cell>
          <table:table-cell table:formula="of:=[.F607]/[.$F$7]" office:value-type="float" office:value="0.0234833659491194" calcext:value-type="float">
            <text:p>0.023483365949119</text:p>
          </table:table-cell>
          <table:table-cell office:value-type="float" office:value="2E+023" calcext:value-type="float">
            <text:p>2E+023</text:p>
          </table:table-cell>
          <table:table-cell table:formula="of:=[.H607]/[.$H$7]" office:value-type="float" office:value="0.0388349514563107" calcext:value-type="float">
            <text:p>0.0388349514563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04" calcext:value-type="float">
            <text:p>2.404E-06</text:p>
          </table:table-cell>
          <table:table-cell office:value-type="float" office:value="1.1E+023" calcext:value-type="float">
            <text:p>1.1E+023</text:p>
          </table:table-cell>
          <table:table-cell table:formula="of:=[.F608]/[.$F$7]" office:value-type="float" office:value="0.0215264187866928" calcext:value-type="float">
            <text:p>0.021526418786693</text:p>
          </table:table-cell>
          <table:table-cell office:value-type="float" office:value="2.06E+023" calcext:value-type="float">
            <text:p>2.06E+023</text:p>
          </table:table-cell>
          <table:table-cell table:formula="of:=[.H608]/[.$H$7]"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08" calcext:value-type="float">
            <text:p>2.408E-06</text:p>
          </table:table-cell>
          <table:table-cell office:value-type="float" office:value="1E+023" calcext:value-type="float">
            <text:p>1E+023</text:p>
          </table:table-cell>
          <table:table-cell table:formula="of:=[.F609]/[.$F$7]" office:value-type="float" office:value="0.0195694716242661" calcext:value-type="float">
            <text:p>0.019569471624266</text:p>
          </table:table-cell>
          <table:table-cell office:value-type="float" office:value="2.12E+023" calcext:value-type="float">
            <text:p>2.12E+023</text:p>
          </table:table-cell>
          <table:table-cell table:formula="of:=[.H609]/[.$H$7]" office:value-type="float" office:value="0.0411650485436893" calcext:value-type="float">
            <text:p>0.0411650485436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12" calcext:value-type="float">
            <text:p>2.412E-06</text:p>
          </table:table-cell>
          <table:table-cell office:value-type="float" office:value="9.5E+022" calcext:value-type="float">
            <text:p>9.5E+022</text:p>
          </table:table-cell>
          <table:table-cell table:formula="of:=[.F610]/[.$F$7]" office:value-type="float" office:value="0.0185909980430528" calcext:value-type="float">
            <text:p>0.018590998043053</text:p>
          </table:table-cell>
          <table:table-cell office:value-type="float" office:value="2.15E+023" calcext:value-type="float">
            <text:p>2.15E+023</text:p>
          </table:table-cell>
          <table:table-cell table:formula="of:=[.H610]/[.$H$7]" office:value-type="float" office:value="0.041747572815534" calcext:value-type="float">
            <text:p>0.04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16" calcext:value-type="float">
            <text:p>2.416E-06</text:p>
          </table:table-cell>
          <table:table-cell office:value-type="float" office:value="9.5E+022" calcext:value-type="float">
            <text:p>9.5E+022</text:p>
          </table:table-cell>
          <table:table-cell table:formula="of:=[.F611]/[.$F$7]" office:value-type="float" office:value="0.0185909980430528" calcext:value-type="float">
            <text:p>0.018590998043053</text:p>
          </table:table-cell>
          <table:table-cell office:value-type="float" office:value="2.15E+023" calcext:value-type="float">
            <text:p>2.15E+023</text:p>
          </table:table-cell>
          <table:table-cell table:formula="of:=[.H611]/[.$H$7]" office:value-type="float" office:value="0.041747572815534" calcext:value-type="float">
            <text:p>0.04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2" calcext:value-type="float">
            <text:p>2.42E-06</text:p>
          </table:table-cell>
          <table:table-cell office:value-type="float" office:value="9.5E+022" calcext:value-type="float">
            <text:p>9.5E+022</text:p>
          </table:table-cell>
          <table:table-cell table:formula="of:=[.F612]/[.$F$7]" office:value-type="float" office:value="0.0185909980430528" calcext:value-type="float">
            <text:p>0.018590998043053</text:p>
          </table:table-cell>
          <table:table-cell office:value-type="float" office:value="2.15E+023" calcext:value-type="float">
            <text:p>2.15E+023</text:p>
          </table:table-cell>
          <table:table-cell table:formula="of:=[.H612]/[.$H$7]" office:value-type="float" office:value="0.041747572815534" calcext:value-type="float">
            <text:p>0.04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24" calcext:value-type="float">
            <text:p>2.424E-06</text:p>
          </table:table-cell>
          <table:table-cell office:value-type="float" office:value="9.9E+022" calcext:value-type="float">
            <text:p>9.9E+022</text:p>
          </table:table-cell>
          <table:table-cell table:formula="of:=[.F613]/[.$F$7]" office:value-type="float" office:value="0.0193737769080235" calcext:value-type="float">
            <text:p>0.019373776908024</text:p>
          </table:table-cell>
          <table:table-cell office:value-type="float" office:value="2.05E+023" calcext:value-type="float">
            <text:p>2.05E+023</text:p>
          </table:table-cell>
          <table:table-cell table:formula="of:=[.H613]/[.$H$7]" office:value-type="float" office:value="0.0398058252427184" calcext:value-type="float">
            <text:p>0.0398058252427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28" calcext:value-type="float">
            <text:p>2.428E-06</text:p>
          </table:table-cell>
          <table:table-cell office:value-type="float" office:value="1.03E+023" calcext:value-type="float">
            <text:p>1.03E+023</text:p>
          </table:table-cell>
          <table:table-cell table:formula="of:=[.F614]/[.$F$7]" office:value-type="float" office:value="0.0201565557729941" calcext:value-type="float">
            <text:p>0.020156555772994</text:p>
          </table:table-cell>
          <table:table-cell office:value-type="float" office:value="1.95E+023" calcext:value-type="float">
            <text:p>1.95E+023</text:p>
          </table:table-cell>
          <table:table-cell table:formula="of:=[.H614]/[.$H$7]" office:value-type="float" office:value="0.0378640776699029" calcext:value-type="float">
            <text:p>0.0378640776699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32" calcext:value-type="float">
            <text:p>2.432E-06</text:p>
          </table:table-cell>
          <table:table-cell office:value-type="float" office:value="1.05E+023" calcext:value-type="float">
            <text:p>1.05E+023</text:p>
          </table:table-cell>
          <table:table-cell table:formula="of:=[.F615]/[.$F$7]" office:value-type="float" office:value="0.0205479452054795" calcext:value-type="float">
            <text:p>0.02054794520548</text:p>
          </table:table-cell>
          <table:table-cell office:value-type="float" office:value="1.84E+023" calcext:value-type="float">
            <text:p>1.84E+023</text:p>
          </table:table-cell>
          <table:table-cell table:formula="of:=[.H615]/[.$H$7]" office:value-type="float" office:value="0.0357281553398058" calcext:value-type="float">
            <text:p>0.035728155339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36" calcext:value-type="float">
            <text:p>2.436E-06</text:p>
          </table:table-cell>
          <table:table-cell office:value-type="float" office:value="1.05E+023" calcext:value-type="float">
            <text:p>1.05E+023</text:p>
          </table:table-cell>
          <table:table-cell table:formula="of:=[.F616]/[.$F$7]" office:value-type="float" office:value="0.0205479452054795" calcext:value-type="float">
            <text:p>0.02054794520548</text:p>
          </table:table-cell>
          <table:table-cell office:value-type="float" office:value="1.72E+023" calcext:value-type="float">
            <text:p>1.72E+023</text:p>
          </table:table-cell>
          <table:table-cell table:formula="of:=[.H616]/[.$H$7]" office:value-type="float" office:value="0.0333980582524272" calcext:value-type="float">
            <text:p>0.033398058252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4" calcext:value-type="float">
            <text:p>2.44E-06</text:p>
          </table:table-cell>
          <table:table-cell office:value-type="float" office:value="1.05E+023" calcext:value-type="float">
            <text:p>1.05E+023</text:p>
          </table:table-cell>
          <table:table-cell table:formula="of:=[.F617]/[.$F$7]" office:value-type="float" office:value="0.0205479452054795" calcext:value-type="float">
            <text:p>0.02054794520548</text:p>
          </table:table-cell>
          <table:table-cell office:value-type="float" office:value="1.6E+023" calcext:value-type="float">
            <text:p>1.6E+023</text:p>
          </table:table-cell>
          <table:table-cell table:formula="of:=[.H617]/[.$H$7]" office:value-type="float" office:value="0.0310679611650485" calcext:value-type="float">
            <text:p>0.0310679611650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44" calcext:value-type="float">
            <text:p>2.444E-06</text:p>
          </table:table-cell>
          <table:table-cell office:value-type="float" office:value="9.49997E+022" calcext:value-type="float">
            <text:p>9.49997E+022</text:p>
          </table:table-cell>
          <table:table-cell table:formula="of:=[.F618]/[.$F$7]" office:value-type="float" office:value="0.018590939334638" calcext:value-type="float">
            <text:p>0.018590939334638</text:p>
          </table:table-cell>
          <table:table-cell office:value-type="float" office:value="1.6E+023" calcext:value-type="float">
            <text:p>1.6E+023</text:p>
          </table:table-cell>
          <table:table-cell table:formula="of:=[.H618]/[.$H$7]" office:value-type="float" office:value="0.0310679611650485" calcext:value-type="float">
            <text:p>0.0310679611650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48" calcext:value-type="float">
            <text:p>2.448E-06</text:p>
          </table:table-cell>
          <table:table-cell office:value-type="float" office:value="8.49999E+022" calcext:value-type="float">
            <text:p>8.49999E+022</text:p>
          </table:table-cell>
          <table:table-cell table:formula="of:=[.F619]/[.$F$7]" office:value-type="float" office:value="0.0166340313111546" calcext:value-type="float">
            <text:p>0.016634031311155</text:p>
          </table:table-cell>
          <table:table-cell office:value-type="float" office:value="1.6E+023" calcext:value-type="float">
            <text:p>1.6E+023</text:p>
          </table:table-cell>
          <table:table-cell table:formula="of:=[.H619]/[.$H$7]" office:value-type="float" office:value="0.0310679611650485" calcext:value-type="float">
            <text:p>0.0310679611650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52" calcext:value-type="float">
            <text:p>2.452E-06</text:p>
          </table:table-cell>
          <table:table-cell office:value-type="float" office:value="8.4E+022" calcext:value-type="float">
            <text:p>8.4E+022</text:p>
          </table:table-cell>
          <table:table-cell table:formula="of:=[.F620]/[.$F$7]" office:value-type="float" office:value="0.0164383561643836" calcext:value-type="float">
            <text:p>0.016438356164384</text:p>
          </table:table-cell>
          <table:table-cell office:value-type="float" office:value="1.62E+023" calcext:value-type="float">
            <text:p>1.62E+023</text:p>
          </table:table-cell>
          <table:table-cell table:formula="of:=[.H620]/[.$H$7]" office:value-type="float" office:value="0.0314563106796116" calcext:value-type="float">
            <text:p>0.0314563106796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56" calcext:value-type="float">
            <text:p>2.456E-06</text:p>
          </table:table-cell>
          <table:table-cell office:value-type="float" office:value="9.2E+022" calcext:value-type="float">
            <text:p>9.2E+022</text:p>
          </table:table-cell>
          <table:table-cell table:formula="of:=[.F621]/[.$F$7]" office:value-type="float" office:value="0.0180039138943249" calcext:value-type="float">
            <text:p>0.018003913894325</text:p>
          </table:table-cell>
          <table:table-cell office:value-type="float" office:value="1.66E+023" calcext:value-type="float">
            <text:p>1.66E+023</text:p>
          </table:table-cell>
          <table:table-cell table:formula="of:=[.H621]/[.$H$7]" office:value-type="float" office:value="0.0322330097087379" calcext:value-type="float">
            <text:p>0.0322330097087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6" calcext:value-type="float">
            <text:p>2.46E-06</text:p>
          </table:table-cell>
          <table:table-cell office:value-type="float" office:value="1E+023" calcext:value-type="float">
            <text:p>1E+023</text:p>
          </table:table-cell>
          <table:table-cell table:formula="of:=[.F622]/[.$F$7]" office:value-type="float" office:value="0.0195694716242661" calcext:value-type="float">
            <text:p>0.019569471624266</text:p>
          </table:table-cell>
          <table:table-cell office:value-type="float" office:value="1.7E+023" calcext:value-type="float">
            <text:p>1.7E+023</text:p>
          </table:table-cell>
          <table:table-cell table:formula="of:=[.H622]/[.$H$7]" office:value-type="float" office:value="0.0330097087378641" calcext:value-type="float">
            <text:p>0.0330097087378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64" calcext:value-type="float">
            <text:p>2.464E-06</text:p>
          </table:table-cell>
          <table:table-cell office:value-type="float" office:value="1E+023" calcext:value-type="float">
            <text:p>1E+023</text:p>
          </table:table-cell>
          <table:table-cell table:formula="of:=[.F623]/[.$F$7]" office:value-type="float" office:value="0.0195694716242661" calcext:value-type="float">
            <text:p>0.019569471624266</text:p>
          </table:table-cell>
          <table:table-cell office:value-type="float" office:value="1.72E+023" calcext:value-type="float">
            <text:p>1.72E+023</text:p>
          </table:table-cell>
          <table:table-cell table:formula="of:=[.H623]/[.$H$7]" office:value-type="float" office:value="0.0333980582524272" calcext:value-type="float">
            <text:p>0.0333980582524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68" calcext:value-type="float">
            <text:p>2.468E-06</text:p>
          </table:table-cell>
          <table:table-cell office:value-type="float" office:value="1E+023" calcext:value-type="float">
            <text:p>1E+023</text:p>
          </table:table-cell>
          <table:table-cell table:formula="of:=[.F624]/[.$F$7]" office:value-type="float" office:value="0.0195694716242661" calcext:value-type="float">
            <text:p>0.019569471624266</text:p>
          </table:table-cell>
          <table:table-cell office:value-type="float" office:value="1.74E+023" calcext:value-type="float">
            <text:p>1.74E+023</text:p>
          </table:table-cell>
          <table:table-cell table:formula="of:=[.H624]/[.$H$7]" office:value-type="float" office:value="0.0337864077669903" calcext:value-type="float">
            <text:p>0.03378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72" calcext:value-type="float">
            <text:p>2.472E-06</text:p>
          </table:table-cell>
          <table:table-cell office:value-type="float" office:value="9.5E+022" calcext:value-type="float">
            <text:p>9.5E+022</text:p>
          </table:table-cell>
          <table:table-cell table:formula="of:=[.F625]/[.$F$7]" office:value-type="float" office:value="0.0185909980430528" calcext:value-type="float">
            <text:p>0.018590998043053</text:p>
          </table:table-cell>
          <table:table-cell office:value-type="float" office:value="1.78E+023" calcext:value-type="float">
            <text:p>1.78E+023</text:p>
          </table:table-cell>
          <table:table-cell table:formula="of:=[.H625]/[.$H$7]" office:value-type="float" office:value="0.0345631067961165" calcext:value-type="float">
            <text:p>0.0345631067961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76" calcext:value-type="float">
            <text:p>2.476E-06</text:p>
          </table:table-cell>
          <table:table-cell office:value-type="float" office:value="8.5E+022" calcext:value-type="float">
            <text:p>8.5E+022</text:p>
          </table:table-cell>
          <table:table-cell table:formula="of:=[.F626]/[.$F$7]" office:value-type="float" office:value="0.0166340508806262" calcext:value-type="float">
            <text:p>0.016634050880626</text:p>
          </table:table-cell>
          <table:table-cell office:value-type="float" office:value="1.84E+023" calcext:value-type="float">
            <text:p>1.84E+023</text:p>
          </table:table-cell>
          <table:table-cell table:formula="of:=[.H626]/[.$H$7]" office:value-type="float" office:value="0.0357281553398058" calcext:value-type="float">
            <text:p>0.035728155339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8" calcext:value-type="float">
            <text:p>2.48E-06</text:p>
          </table:table-cell>
          <table:table-cell office:value-type="float" office:value="7.5E+022" calcext:value-type="float">
            <text:p>7.5E+022</text:p>
          </table:table-cell>
          <table:table-cell table:formula="of:=[.F627]/[.$F$7]" office:value-type="float" office:value="0.0146771037181996" calcext:value-type="float">
            <text:p>0.0146771037182</text:p>
          </table:table-cell>
          <table:table-cell office:value-type="float" office:value="1.9E+023" calcext:value-type="float">
            <text:p>1.9E+023</text:p>
          </table:table-cell>
          <table:table-cell table:formula="of:=[.H627]/[.$H$7]" office:value-type="float" office:value="0.0368932038834951" calcext:value-type="float">
            <text:p>0.0368932038834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84" calcext:value-type="float">
            <text:p>2.484E-06</text:p>
          </table:table-cell>
          <table:table-cell office:value-type="float" office:value="8.90005E+022" calcext:value-type="float">
            <text:p>8.90005E+022</text:p>
          </table:table-cell>
          <table:table-cell table:formula="of:=[.F628]/[.$F$7]" office:value-type="float" office:value="0.017416927592955" calcext:value-type="float">
            <text:p>0.017416927592955</text:p>
          </table:table-cell>
          <table:table-cell office:value-type="float" office:value="1.82E+023" calcext:value-type="float">
            <text:p>1.82E+023</text:p>
          </table:table-cell>
          <table:table-cell table:formula="of:=[.H628]/[.$H$7]" office:value-type="float" office:value="0.0353398058252427" calcext:value-type="float">
            <text:p>0.0353398058252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88" calcext:value-type="float">
            <text:p>2.488E-06</text:p>
          </table:table-cell>
          <table:table-cell office:value-type="float" office:value="1.03E+023" calcext:value-type="float">
            <text:p>1.03E+023</text:p>
          </table:table-cell>
          <table:table-cell table:formula="of:=[.F629]/[.$F$7]" office:value-type="float" office:value="0.0201565557729941" calcext:value-type="float">
            <text:p>0.020156555772994</text:p>
          </table:table-cell>
          <table:table-cell office:value-type="float" office:value="1.74E+023" calcext:value-type="float">
            <text:p>1.74E+023</text:p>
          </table:table-cell>
          <table:table-cell table:formula="of:=[.H629]/[.$H$7]" office:value-type="float" office:value="0.0337864077669903" calcext:value-type="float">
            <text:p>0.03378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92" calcext:value-type="float">
            <text:p>2.492E-06</text:p>
          </table:table-cell>
          <table:table-cell office:value-type="float" office:value="1.14E+023" calcext:value-type="float">
            <text:p>1.14E+023</text:p>
          </table:table-cell>
          <table:table-cell table:formula="of:=[.F630]/[.$F$7]" office:value-type="float" office:value="0.0223091976516634" calcext:value-type="float">
            <text:p>0.022309197651664</text:p>
          </table:table-cell>
          <table:table-cell office:value-type="float" office:value="1.66E+023" calcext:value-type="float">
            <text:p>1.66E+023</text:p>
          </table:table-cell>
          <table:table-cell table:formula="of:=[.H630]/[.$H$7]" office:value-type="float" office:value="0.0322330097087379" calcext:value-type="float">
            <text:p>0.0322330097087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496" calcext:value-type="float">
            <text:p>2.496E-06</text:p>
          </table:table-cell>
          <table:table-cell office:value-type="float" office:value="1.22E+023" calcext:value-type="float">
            <text:p>1.22E+023</text:p>
          </table:table-cell>
          <table:table-cell table:formula="of:=[.F631]/[.$F$7]" office:value-type="float" office:value="0.0238747553816047" calcext:value-type="float">
            <text:p>0.023874755381605</text:p>
          </table:table-cell>
          <table:table-cell office:value-type="float" office:value="1.58E+023" calcext:value-type="float">
            <text:p>1.58E+023</text:p>
          </table:table-cell>
          <table:table-cell table:formula="of:=[.H631]/[.$H$7]" office:value-type="float" office:value="0.0306796116504854" calcext:value-type="float">
            <text:p>0.0306796116504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" calcext:value-type="float">
            <text:p>2.5E-06</text:p>
          </table:table-cell>
          <table:table-cell office:value-type="float" office:value="1.3E+023" calcext:value-type="float">
            <text:p>1.3E+023</text:p>
          </table:table-cell>
          <table:table-cell table:formula="of:=[.F632]/[.$F$7]" office:value-type="float" office:value="0.025440313111546" calcext:value-type="float">
            <text:p>0.025440313111546</text:p>
          </table:table-cell>
          <table:table-cell office:value-type="float" office:value="1.5E+023" calcext:value-type="float">
            <text:p>1.5E+023</text:p>
          </table:table-cell>
          <table:table-cell table:formula="of:=[.H632]/[.$H$7]" office:value-type="float" office:value="0.029126213592233" calcext:value-type="float">
            <text:p>0.02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04" calcext:value-type="float">
            <text:p>2.504E-06</text:p>
          </table:table-cell>
          <table:table-cell office:value-type="float" office:value="1.2E+023" calcext:value-type="float">
            <text:p>1.2E+023</text:p>
          </table:table-cell>
          <table:table-cell table:formula="of:=[.F633]/[.$F$7]" office:value-type="float" office:value="0.0234833659491194" calcext:value-type="float">
            <text:p>0.023483365949119</text:p>
          </table:table-cell>
          <table:table-cell office:value-type="float" office:value="1.44E+023" calcext:value-type="float">
            <text:p>1.44E+023</text:p>
          </table:table-cell>
          <table:table-cell table:formula="of:=[.H633]/[.$H$7]" office:value-type="float" office:value="0.0279611650485437" calcext:value-type="float">
            <text:p>0.0279611650485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08" calcext:value-type="float">
            <text:p>2.508E-06</text:p>
          </table:table-cell>
          <table:table-cell office:value-type="float" office:value="1.1E+023" calcext:value-type="float">
            <text:p>1.1E+023</text:p>
          </table:table-cell>
          <table:table-cell table:formula="of:=[.F634]/[.$F$7]" office:value-type="float" office:value="0.0215264187866928" calcext:value-type="float">
            <text:p>0.021526418786693</text:p>
          </table:table-cell>
          <table:table-cell office:value-type="float" office:value="1.38E+023" calcext:value-type="float">
            <text:p>1.38E+023</text:p>
          </table:table-cell>
          <table:table-cell table:formula="of:=[.H634]/[.$H$7]" office:value-type="float" office:value="0.0267961165048544" calcext:value-type="float">
            <text:p>0.026796116504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12" calcext:value-type="float">
            <text:p>2.512E-06</text:p>
          </table:table-cell>
          <table:table-cell office:value-type="float" office:value="1E+023" calcext:value-type="float">
            <text:p>1E+023</text:p>
          </table:table-cell>
          <table:table-cell table:formula="of:=[.F635]/[.$F$7]" office:value-type="float" office:value="0.0195694716242661" calcext:value-type="float">
            <text:p>0.019569471624266</text:p>
          </table:table-cell>
          <table:table-cell office:value-type="float" office:value="1.29E+023" calcext:value-type="float">
            <text:p>1.29E+023</text:p>
          </table:table-cell>
          <table:table-cell table:formula="of:=[.H635]/[.$H$7]" office:value-type="float" office:value="0.0250485436893204" calcext:value-type="float">
            <text:p>0.02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16" calcext:value-type="float">
            <text:p>2.516E-06</text:p>
          </table:table-cell>
          <table:table-cell office:value-type="float" office:value="9E+022" calcext:value-type="float">
            <text:p>9E+022</text:p>
          </table:table-cell>
          <table:table-cell table:formula="of:=[.F636]/[.$F$7]" office:value-type="float" office:value="0.0176125244618395" calcext:value-type="float">
            <text:p>0.01761252446184</text:p>
          </table:table-cell>
          <table:table-cell office:value-type="float" office:value="1.17E+023" calcext:value-type="float">
            <text:p>1.17E+023</text:p>
          </table:table-cell>
          <table:table-cell table:formula="of:=[.H636]/[.$H$7]" office:value-type="float" office:value="0.0227184466019417" calcext:value-type="float">
            <text:p>0.0227184466019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2" calcext:value-type="float">
            <text:p>2.52E-06</text:p>
          </table:table-cell>
          <table:table-cell office:value-type="float" office:value="8E+022" calcext:value-type="float">
            <text:p>8E+022</text:p>
          </table:table-cell>
          <table:table-cell table:formula="of:=[.F637]/[.$F$7]" office:value-type="float" office:value="0.0156555772994129" calcext:value-type="float">
            <text:p>0.015655577299413</text:p>
          </table:table-cell>
          <table:table-cell office:value-type="float" office:value="1.05E+023" calcext:value-type="float">
            <text:p>1.05E+023</text:p>
          </table:table-cell>
          <table:table-cell table:formula="of:=[.H637]/[.$H$7]" office:value-type="float" office:value="0.0203883495145631" calcext:value-type="float">
            <text:p>0.02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24" calcext:value-type="float">
            <text:p>2.524E-06</text:p>
          </table:table-cell>
          <table:table-cell office:value-type="float" office:value="7.8E+022" calcext:value-type="float">
            <text:p>7.8E+022</text:p>
          </table:table-cell>
          <table:table-cell table:formula="of:=[.F638]/[.$F$7]" office:value-type="float" office:value="0.0152641878669276" calcext:value-type="float">
            <text:p>0.015264187866928</text:p>
          </table:table-cell>
          <table:table-cell office:value-type="float" office:value="9.90001E+022" calcext:value-type="float">
            <text:p>9.90001E+022</text:p>
          </table:table-cell>
          <table:table-cell table:formula="of:=[.H638]/[.$H$7]" office:value-type="float" office:value="0.0192233203883495" calcext:value-type="float">
            <text:p>0.019223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28" calcext:value-type="float">
            <text:p>2.528E-06</text:p>
          </table:table-cell>
          <table:table-cell office:value-type="float" office:value="7.6E+022" calcext:value-type="float">
            <text:p>7.6E+022</text:p>
          </table:table-cell>
          <table:table-cell table:formula="of:=[.F639]/[.$F$7]" office:value-type="float" office:value="0.0148727984344423" calcext:value-type="float">
            <text:p>0.014872798434442</text:p>
          </table:table-cell>
          <table:table-cell office:value-type="float" office:value="9.29999E+022" calcext:value-type="float">
            <text:p>9.29999E+022</text:p>
          </table:table-cell>
          <table:table-cell table:formula="of:=[.H639]/[.$H$7]" office:value-type="float" office:value="0.0180582330097087" calcext:value-type="float">
            <text:p>0.018058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32" calcext:value-type="float">
            <text:p>2.532E-06</text:p>
          </table:table-cell>
          <table:table-cell office:value-type="float" office:value="7.7E+022" calcext:value-type="float">
            <text:p>7.7E+022</text:p>
          </table:table-cell>
          <table:table-cell table:formula="of:=[.F640]/[.$F$7]" office:value-type="float" office:value="0.0150684931506849" calcext:value-type="float">
            <text:p>0.015068493150685</text:p>
          </table:table-cell>
          <table:table-cell office:value-type="float" office:value="9.5E+022" calcext:value-type="float">
            <text:p>9.5E+022</text:p>
          </table:table-cell>
          <table:table-cell table:formula="of:=[.H640]/[.$H$7]" office:value-type="float" office:value="0.0184466019417476" calcext:value-type="float">
            <text:p>0.0184466019417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36" calcext:value-type="float">
            <text:p>2.536E-06</text:p>
          </table:table-cell>
          <table:table-cell office:value-type="float" office:value="8.1E+022" calcext:value-type="float">
            <text:p>8.1E+022</text:p>
          </table:table-cell>
          <table:table-cell table:formula="of:=[.F641]/[.$F$7]" office:value-type="float" office:value="0.0158512720156556" calcext:value-type="float">
            <text:p>0.015851272015656</text:p>
          </table:table-cell>
          <table:table-cell office:value-type="float" office:value="1.05E+023" calcext:value-type="float">
            <text:p>1.05E+023</text:p>
          </table:table-cell>
          <table:table-cell table:formula="of:=[.H641]/[.$H$7]" office:value-type="float" office:value="0.0203883495145631" calcext:value-type="float">
            <text:p>0.02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4" calcext:value-type="float">
            <text:p>2.54E-06</text:p>
          </table:table-cell>
          <table:table-cell office:value-type="float" office:value="8.5E+022" calcext:value-type="float">
            <text:p>8.5E+022</text:p>
          </table:table-cell>
          <table:table-cell table:formula="of:=[.F642]/[.$F$7]" office:value-type="float" office:value="0.0166340508806262" calcext:value-type="float">
            <text:p>0.016634050880626</text:p>
          </table:table-cell>
          <table:table-cell office:value-type="float" office:value="1.15E+023" calcext:value-type="float">
            <text:p>1.15E+023</text:p>
          </table:table-cell>
          <table:table-cell table:formula="of:=[.H642]/[.$H$7]" office:value-type="float" office:value="0.0223300970873786" calcext:value-type="float">
            <text:p>0.022330097087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44" calcext:value-type="float">
            <text:p>2.544E-06</text:p>
          </table:table-cell>
          <table:table-cell office:value-type="float" office:value="8.7E+022" calcext:value-type="float">
            <text:p>8.7E+022</text:p>
          </table:table-cell>
          <table:table-cell table:formula="of:=[.F643]/[.$F$7]" office:value-type="float" office:value="0.0170254403131115" calcext:value-type="float">
            <text:p>0.017025440313112</text:p>
          </table:table-cell>
          <table:table-cell office:value-type="float" office:value="1.15E+023" calcext:value-type="float">
            <text:p>1.15E+023</text:p>
          </table:table-cell>
          <table:table-cell table:formula="of:=[.H643]/[.$H$7]" office:value-type="float" office:value="0.0223300970873786" calcext:value-type="float">
            <text:p>0.022330097087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48" calcext:value-type="float">
            <text:p>2.548E-06</text:p>
          </table:table-cell>
          <table:table-cell office:value-type="float" office:value="8.89999E+022" calcext:value-type="float">
            <text:p>8.89999E+022</text:p>
          </table:table-cell>
          <table:table-cell table:formula="of:=[.F644]/[.$F$7]" office:value-type="float" office:value="0.0174168101761252" calcext:value-type="float">
            <text:p>0.017416810176125</text:p>
          </table:table-cell>
          <table:table-cell office:value-type="float" office:value="1.15E+023" calcext:value-type="float">
            <text:p>1.15E+023</text:p>
          </table:table-cell>
          <table:table-cell table:formula="of:=[.H644]/[.$H$7]" office:value-type="float" office:value="0.0223300970873786" calcext:value-type="float">
            <text:p>0.022330097087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52" calcext:value-type="float">
            <text:p>2.552E-06</text:p>
          </table:table-cell>
          <table:table-cell office:value-type="float" office:value="8.6E+022" calcext:value-type="float">
            <text:p>8.6E+022</text:p>
          </table:table-cell>
          <table:table-cell table:formula="of:=[.F645]/[.$F$7]" office:value-type="float" office:value="0.0168297455968689" calcext:value-type="float">
            <text:p>0.016829745596869</text:p>
          </table:table-cell>
          <table:table-cell office:value-type="float" office:value="1.12E+023" calcext:value-type="float">
            <text:p>1.12E+023</text:p>
          </table:table-cell>
          <table:table-cell table:formula="of:=[.H645]/[.$H$7]" office:value-type="float" office:value="0.021747572815534" calcext:value-type="float">
            <text:p>0.02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56" calcext:value-type="float">
            <text:p>2.556E-06</text:p>
          </table:table-cell>
          <table:table-cell office:value-type="float" office:value="7.8E+022" calcext:value-type="float">
            <text:p>7.8E+022</text:p>
          </table:table-cell>
          <table:table-cell table:formula="of:=[.F646]/[.$F$7]" office:value-type="float" office:value="0.0152641878669276" calcext:value-type="float">
            <text:p>0.015264187866928</text:p>
          </table:table-cell>
          <table:table-cell office:value-type="float" office:value="1.06E+023" calcext:value-type="float">
            <text:p>1.06E+023</text:p>
          </table:table-cell>
          <table:table-cell table:formula="of:=[.H646]/[.$H$7]" office:value-type="float" office:value="0.0205825242718447" calcext:value-type="float">
            <text:p>0.020582524271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6" calcext:value-type="float">
            <text:p>2.56E-06</text:p>
          </table:table-cell>
          <table:table-cell office:value-type="float" office:value="7E+022" calcext:value-type="float">
            <text:p>7E+022</text:p>
          </table:table-cell>
          <table:table-cell table:formula="of:=[.F647]/[.$F$7]" office:value-type="float" office:value="0.0136986301369863" calcext:value-type="float">
            <text:p>0.013698630136986</text:p>
          </table:table-cell>
          <table:table-cell office:value-type="float" office:value="1E+023" calcext:value-type="float">
            <text:p>1E+023</text:p>
          </table:table-cell>
          <table:table-cell table:formula="of:=[.H647]/[.$H$7]" office:value-type="float" office:value="0.0194174757281553" calcext:value-type="float">
            <text:p>0.0194174757281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64" calcext:value-type="float">
            <text:p>2.564E-06</text:p>
          </table:table-cell>
          <table:table-cell office:value-type="float" office:value="6.60001E+022" calcext:value-type="float">
            <text:p>6.60001E+022</text:p>
          </table:table-cell>
          <table:table-cell table:formula="of:=[.F648]/[.$F$7]" office:value-type="float" office:value="0.0129158708414873" calcext:value-type="float">
            <text:p>0.012915870841487</text:p>
          </table:table-cell>
          <table:table-cell office:value-type="float" office:value="1.16E+023" calcext:value-type="float">
            <text:p>1.16E+023</text:p>
          </table:table-cell>
          <table:table-cell table:formula="of:=[.H648]/[.$H$7]" office:value-type="float" office:value="0.0225242718446602" calcext:value-type="float">
            <text:p>0.02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68" calcext:value-type="float">
            <text:p>2.568E-06</text:p>
          </table:table-cell>
          <table:table-cell office:value-type="float" office:value="6.20002E+022" calcext:value-type="float">
            <text:p>6.20002E+022</text:p>
          </table:table-cell>
          <table:table-cell table:formula="of:=[.F649]/[.$F$7]" office:value-type="float" office:value="0.0121331115459883" calcext:value-type="float">
            <text:p>0.012133111545988</text:p>
          </table:table-cell>
          <table:table-cell office:value-type="float" office:value="1.31999E+023" calcext:value-type="float">
            <text:p>1.31999E+023</text:p>
          </table:table-cell>
          <table:table-cell table:formula="of:=[.H649]/[.$H$7]" office:value-type="float" office:value="0.0256308737864078" calcext:value-type="float">
            <text:p>0.02563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72" calcext:value-type="float">
            <text:p>2.572E-06</text:p>
          </table:table-cell>
          <table:table-cell office:value-type="float" office:value="6.4E+022" calcext:value-type="float">
            <text:p>6.4E+022</text:p>
          </table:table-cell>
          <table:table-cell table:formula="of:=[.F650]/[.$F$7]" office:value-type="float" office:value="0.0125244618395303" calcext:value-type="float">
            <text:p>0.01252446183953</text:p>
          </table:table-cell>
          <table:table-cell office:value-type="float" office:value="1.38E+023" calcext:value-type="float">
            <text:p>1.38E+023</text:p>
          </table:table-cell>
          <table:table-cell table:formula="of:=[.H650]/[.$H$7]" office:value-type="float" office:value="0.0267961165048544" calcext:value-type="float">
            <text:p>0.026796116504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76" calcext:value-type="float">
            <text:p>2.576E-06</text:p>
          </table:table-cell>
          <table:table-cell office:value-type="float" office:value="7.2E+022" calcext:value-type="float">
            <text:p>7.2E+022</text:p>
          </table:table-cell>
          <table:table-cell table:formula="of:=[.F651]/[.$F$7]" office:value-type="float" office:value="0.0140900195694716" calcext:value-type="float">
            <text:p>0.014090019569472</text:p>
          </table:table-cell>
          <table:table-cell office:value-type="float" office:value="1.34E+023" calcext:value-type="float">
            <text:p>1.34E+023</text:p>
          </table:table-cell>
          <table:table-cell table:formula="of:=[.H651]/[.$H$7]" office:value-type="float" office:value="0.0260194174757282" calcext:value-type="float">
            <text:p>0.0260194174757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8" calcext:value-type="float">
            <text:p>2.58E-06</text:p>
          </table:table-cell>
          <table:table-cell office:value-type="float" office:value="8E+022" calcext:value-type="float">
            <text:p>8E+022</text:p>
          </table:table-cell>
          <table:table-cell table:formula="of:=[.F652]/[.$F$7]" office:value-type="float" office:value="0.0156555772994129" calcext:value-type="float">
            <text:p>0.015655577299413</text:p>
          </table:table-cell>
          <table:table-cell office:value-type="float" office:value="1.3E+023" calcext:value-type="float">
            <text:p>1.3E+023</text:p>
          </table:table-cell>
          <table:table-cell table:formula="of:=[.H652]/[.$H$7]" office:value-type="float" office:value="0.0252427184466019" calcext:value-type="float">
            <text:p>0.025242718446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84" calcext:value-type="float">
            <text:p>2.584E-06</text:p>
          </table:table-cell>
          <table:table-cell office:value-type="float" office:value="8.2E+022" calcext:value-type="float">
            <text:p>8.2E+022</text:p>
          </table:table-cell>
          <table:table-cell table:formula="of:=[.F653]/[.$F$7]" office:value-type="float" office:value="0.0160469667318982" calcext:value-type="float">
            <text:p>0.016046966731898</text:p>
          </table:table-cell>
          <table:table-cell office:value-type="float" office:value="1.1E+023" calcext:value-type="float">
            <text:p>1.1E+023</text:p>
          </table:table-cell>
          <table:table-cell table:formula="of:=[.H653]/[.$H$7]" office:value-type="float" office:value="0.0213592233009709" calcext:value-type="float">
            <text:p>0.0213592233009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88" calcext:value-type="float">
            <text:p>2.588E-06</text:p>
          </table:table-cell>
          <table:table-cell office:value-type="float" office:value="8.4E+022" calcext:value-type="float">
            <text:p>8.4E+022</text:p>
          </table:table-cell>
          <table:table-cell table:formula="of:=[.F654]/[.$F$7]" office:value-type="float" office:value="0.0164383561643836" calcext:value-type="float">
            <text:p>0.016438356164384</text:p>
          </table:table-cell>
          <table:table-cell office:value-type="float" office:value="9E+022" calcext:value-type="float">
            <text:p>9E+022</text:p>
          </table:table-cell>
          <table:table-cell table:formula="of:=[.H654]/[.$H$7]" office:value-type="float" office:value="0.0174757281553398" calcext:value-type="float">
            <text:p>0.0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92" calcext:value-type="float">
            <text:p>2.592E-06</text:p>
          </table:table-cell>
          <table:table-cell office:value-type="float" office:value="8.5E+022" calcext:value-type="float">
            <text:p>8.5E+022</text:p>
          </table:table-cell>
          <table:table-cell table:formula="of:=[.F655]/[.$F$7]" office:value-type="float" office:value="0.0166340508806262" calcext:value-type="float">
            <text:p>0.016634050880626</text:p>
          </table:table-cell>
          <table:table-cell office:value-type="float" office:value="8.50005E+022" calcext:value-type="float">
            <text:p>8.50005E+022</text:p>
          </table:table-cell>
          <table:table-cell table:formula="of:=[.H655]/[.$H$7]" office:value-type="float" office:value="0.0165049514563107" calcext:value-type="float">
            <text:p>0.0165049514563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596" calcext:value-type="float">
            <text:p>2.596E-06</text:p>
          </table:table-cell>
          <table:table-cell office:value-type="float" office:value="8.5E+022" calcext:value-type="float">
            <text:p>8.5E+022</text:p>
          </table:table-cell>
          <table:table-cell table:formula="of:=[.F656]/[.$F$7]" office:value-type="float" office:value="0.0166340508806262" calcext:value-type="float">
            <text:p>0.016634050880626</text:p>
          </table:table-cell>
          <table:table-cell office:value-type="float" office:value="9.50002E+022" calcext:value-type="float">
            <text:p>9.50002E+022</text:p>
          </table:table-cell>
          <table:table-cell table:formula="of:=[.H656]/[.$H$7]" office:value-type="float" office:value="0.018446640776699" calcext:value-type="float">
            <text:p>0.018446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" calcext:value-type="float">
            <text:p>2.6E-06</text:p>
          </table:table-cell>
          <table:table-cell office:value-type="float" office:value="8.5E+022" calcext:value-type="float">
            <text:p>8.5E+022</text:p>
          </table:table-cell>
          <table:table-cell table:formula="of:=[.F657]/[.$F$7]" office:value-type="float" office:value="0.0166340508806262" calcext:value-type="float">
            <text:p>0.016634050880626</text:p>
          </table:table-cell>
          <table:table-cell office:value-type="float" office:value="1.05E+023" calcext:value-type="float">
            <text:p>1.05E+023</text:p>
          </table:table-cell>
          <table:table-cell table:formula="of:=[.H657]/[.$H$7]" office:value-type="float" office:value="0.0203883495145631" calcext:value-type="float">
            <text:p>0.02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04" calcext:value-type="float">
            <text:p>2.604E-06</text:p>
          </table:table-cell>
          <table:table-cell office:value-type="float" office:value="9.1E+022" calcext:value-type="float">
            <text:p>9.1E+022</text:p>
          </table:table-cell>
          <table:table-cell table:formula="of:=[.F658]/[.$F$7]" office:value-type="float" office:value="0.0178082191780822" calcext:value-type="float">
            <text:p>0.017808219178082</text:p>
          </table:table-cell>
          <table:table-cell office:value-type="float" office:value="1.15E+023" calcext:value-type="float">
            <text:p>1.15E+023</text:p>
          </table:table-cell>
          <table:table-cell table:formula="of:=[.H658]/[.$H$7]" office:value-type="float" office:value="0.0223300970873786" calcext:value-type="float">
            <text:p>0.022330097087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08" calcext:value-type="float">
            <text:p>2.608E-06</text:p>
          </table:table-cell>
          <table:table-cell office:value-type="float" office:value="9.7E+022" calcext:value-type="float">
            <text:p>9.7E+022</text:p>
          </table:table-cell>
          <table:table-cell table:formula="of:=[.F659]/[.$F$7]" office:value-type="float" office:value="0.0189823874755382" calcext:value-type="float">
            <text:p>0.018982387475538</text:p>
          </table:table-cell>
          <table:table-cell office:value-type="float" office:value="1.25E+023" calcext:value-type="float">
            <text:p>1.25E+023</text:p>
          </table:table-cell>
          <table:table-cell table:formula="of:=[.H659]/[.$H$7]" office:value-type="float" office:value="0.0242718446601942" calcext:value-type="float">
            <text:p>0.0242718446601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12" calcext:value-type="float">
            <text:p>2.612E-06</text:p>
          </table:table-cell>
          <table:table-cell office:value-type="float" office:value="9.70001E+022" calcext:value-type="float">
            <text:p>9.70001E+022</text:p>
          </table:table-cell>
          <table:table-cell table:formula="of:=[.F660]/[.$F$7]" office:value-type="float" office:value="0.0189824070450098" calcext:value-type="float">
            <text:p>0.01898240704501</text:p>
          </table:table-cell>
          <table:table-cell office:value-type="float" office:value="1.32E+023" calcext:value-type="float">
            <text:p>1.32E+023</text:p>
          </table:table-cell>
          <table:table-cell table:formula="of:=[.H660]/[.$H$7]" office:value-type="float" office:value="0.025631067961165" calcext:value-type="float">
            <text:p>0.0256310679611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16" calcext:value-type="float">
            <text:p>2.616E-06</text:p>
          </table:table-cell>
          <table:table-cell office:value-type="float" office:value="9.09999E+022" calcext:value-type="float">
            <text:p>9.09999E+022</text:p>
          </table:table-cell>
          <table:table-cell table:formula="of:=[.F661]/[.$F$7]" office:value-type="float" office:value="0.0178081996086106" calcext:value-type="float">
            <text:p>0.017808199608611</text:p>
          </table:table-cell>
          <table:table-cell office:value-type="float" office:value="1.36E+023" calcext:value-type="float">
            <text:p>1.36E+023</text:p>
          </table:table-cell>
          <table:table-cell table:formula="of:=[.H661]/[.$H$7]" office:value-type="float" office:value="0.0264077669902913" calcext:value-type="float">
            <text:p>0.0264077669902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2" calcext:value-type="float">
            <text:p>2.62E-06</text:p>
          </table:table-cell>
          <table:table-cell office:value-type="float" office:value="8.5E+022" calcext:value-type="float">
            <text:p>8.5E+022</text:p>
          </table:table-cell>
          <table:table-cell table:formula="of:=[.F662]/[.$F$7]" office:value-type="float" office:value="0.0166340508806262" calcext:value-type="float">
            <text:p>0.016634050880626</text:p>
          </table:table-cell>
          <table:table-cell office:value-type="float" office:value="1.4E+023" calcext:value-type="float">
            <text:p>1.4E+023</text:p>
          </table:table-cell>
          <table:table-cell table:formula="of:=[.H662]/[.$H$7]" office:value-type="float" office:value="0.0271844660194175" calcext:value-type="float">
            <text:p>0.0271844660194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24" calcext:value-type="float">
            <text:p>2.624E-06</text:p>
          </table:table-cell>
          <table:table-cell office:value-type="float" office:value="7.1E+022" calcext:value-type="float">
            <text:p>7.1E+022</text:p>
          </table:table-cell>
          <table:table-cell table:formula="of:=[.F663]/[.$F$7]" office:value-type="float" office:value="0.013894324853229" calcext:value-type="float">
            <text:p>0.013894324853229</text:p>
          </table:table-cell>
          <table:table-cell office:value-type="float" office:value="1.38E+023" calcext:value-type="float">
            <text:p>1.38E+023</text:p>
          </table:table-cell>
          <table:table-cell table:formula="of:=[.H663]/[.$H$7]" office:value-type="float" office:value="0.0267961165048544" calcext:value-type="float">
            <text:p>0.0267961165048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28" calcext:value-type="float">
            <text:p>2.628E-06</text:p>
          </table:table-cell>
          <table:table-cell office:value-type="float" office:value="5.7E+022" calcext:value-type="float">
            <text:p>5.7E+022</text:p>
          </table:table-cell>
          <table:table-cell table:formula="of:=[.F664]/[.$F$7]" office:value-type="float" office:value="0.0111545988258317" calcext:value-type="float">
            <text:p>0.011154598825832</text:p>
          </table:table-cell>
          <table:table-cell office:value-type="float" office:value="1.36E+023" calcext:value-type="float">
            <text:p>1.36E+023</text:p>
          </table:table-cell>
          <table:table-cell table:formula="of:=[.H664]/[.$H$7]" office:value-type="float" office:value="0.0264077669902913" calcext:value-type="float">
            <text:p>0.0264077669902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32" calcext:value-type="float">
            <text:p>2.632E-06</text:p>
          </table:table-cell>
          <table:table-cell office:value-type="float" office:value="5.1E+022" calcext:value-type="float">
            <text:p>5.1E+022</text:p>
          </table:table-cell>
          <table:table-cell table:formula="of:=[.F665]/[.$F$7]" office:value-type="float" office:value="0.00998043052837573" calcext:value-type="float">
            <text:p>0.009980430528376</text:p>
          </table:table-cell>
          <table:table-cell office:value-type="float" office:value="1.27E+023" calcext:value-type="float">
            <text:p>1.27E+023</text:p>
          </table:table-cell>
          <table:table-cell table:formula="of:=[.H665]/[.$H$7]" office:value-type="float" office:value="0.0246601941747573" calcext:value-type="float">
            <text:p>0.024660194174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36" calcext:value-type="float">
            <text:p>2.636E-06</text:p>
          </table:table-cell>
          <table:table-cell office:value-type="float" office:value="5.3E+022" calcext:value-type="float">
            <text:p>5.3E+022</text:p>
          </table:table-cell>
          <table:table-cell table:formula="of:=[.F666]/[.$F$7]" office:value-type="float" office:value="0.0103718199608611" calcext:value-type="float">
            <text:p>0.010371819960861</text:p>
          </table:table-cell>
          <table:table-cell office:value-type="float" office:value="1.11E+023" calcext:value-type="float">
            <text:p>1.11E+023</text:p>
          </table:table-cell>
          <table:table-cell table:formula="of:=[.H666]/[.$H$7]" office:value-type="float" office:value="0.0215533980582524" calcext:value-type="float">
            <text:p>0.0215533980582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4" calcext:value-type="float">
            <text:p>2.64E-06</text:p>
          </table:table-cell>
          <table:table-cell office:value-type="float" office:value="5.5E+022" calcext:value-type="float">
            <text:p>5.5E+022</text:p>
          </table:table-cell>
          <table:table-cell table:formula="of:=[.F667]/[.$F$7]" office:value-type="float" office:value="0.0107632093933464" calcext:value-type="float">
            <text:p>0.010763209393346</text:p>
          </table:table-cell>
          <table:table-cell office:value-type="float" office:value="9.5E+022" calcext:value-type="float">
            <text:p>9.5E+022</text:p>
          </table:table-cell>
          <table:table-cell table:formula="of:=[.H667]/[.$H$7]" office:value-type="float" office:value="0.0184466019417476" calcext:value-type="float">
            <text:p>0.0184466019417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44" calcext:value-type="float">
            <text:p>2.644E-06</text:p>
          </table:table-cell>
          <table:table-cell office:value-type="float" office:value="5.7E+022" calcext:value-type="float">
            <text:p>5.7E+022</text:p>
          </table:table-cell>
          <table:table-cell table:formula="of:=[.F668]/[.$F$7]" office:value-type="float" office:value="0.0111545988258317" calcext:value-type="float">
            <text:p>0.011154598825832</text:p>
          </table:table-cell>
          <table:table-cell office:value-type="float" office:value="9.7E+022" calcext:value-type="float">
            <text:p>9.7E+022</text:p>
          </table:table-cell>
          <table:table-cell table:formula="of:=[.H668]/[.$H$7]" office:value-type="float" office:value="0.0188349514563107" calcext:value-type="float">
            <text:p>0.0188349514563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48" calcext:value-type="float">
            <text:p>2.648E-06</text:p>
          </table:table-cell>
          <table:table-cell office:value-type="float" office:value="5.9E+022" calcext:value-type="float">
            <text:p>5.9E+022</text:p>
          </table:table-cell>
          <table:table-cell table:formula="of:=[.F669]/[.$F$7]" office:value-type="float" office:value="0.011545988258317" calcext:value-type="float">
            <text:p>0.011545988258317</text:p>
          </table:table-cell>
          <table:table-cell office:value-type="float" office:value="9.9E+022" calcext:value-type="float">
            <text:p>9.9E+022</text:p>
          </table:table-cell>
          <table:table-cell table:formula="of:=[.H669]/[.$H$7]" office:value-type="float" office:value="0.0192233009708738" calcext:value-type="float">
            <text:p>0.0192233009708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52" calcext:value-type="float">
            <text:p>2.652E-06</text:p>
          </table:table-cell>
          <table:table-cell office:value-type="float" office:value="5.8E+022" calcext:value-type="float">
            <text:p>5.8E+022</text:p>
          </table:table-cell>
          <table:table-cell table:formula="of:=[.F670]/[.$F$7]" office:value-type="float" office:value="0.0113502935420744" calcext:value-type="float">
            <text:p>0.011350293542074</text:p>
          </table:table-cell>
          <table:table-cell office:value-type="float" office:value="1.04E+023" calcext:value-type="float">
            <text:p>1.04E+023</text:p>
          </table:table-cell>
          <table:table-cell table:formula="of:=[.H670]/[.$H$7]" office:value-type="float" office:value="0.0201941747572816" calcext:value-type="float">
            <text:p>0.0201941747572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56" calcext:value-type="float">
            <text:p>2.656E-06</text:p>
          </table:table-cell>
          <table:table-cell office:value-type="float" office:value="5.39999E+022" calcext:value-type="float">
            <text:p>5.39999E+022</text:p>
          </table:table-cell>
          <table:table-cell table:formula="of:=[.F671]/[.$F$7]" office:value-type="float" office:value="0.0105674951076321" calcext:value-type="float">
            <text:p>0.010567495107632</text:p>
          </table:table-cell>
          <table:table-cell office:value-type="float" office:value="1.12E+023" calcext:value-type="float">
            <text:p>1.12E+023</text:p>
          </table:table-cell>
          <table:table-cell table:formula="of:=[.H671]/[.$H$7]" office:value-type="float" office:value="0.021747572815534" calcext:value-type="float">
            <text:p>0.02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6" calcext:value-type="float">
            <text:p>2.66E-06</text:p>
          </table:table-cell>
          <table:table-cell office:value-type="float" office:value="5E+022" calcext:value-type="float">
            <text:p>5E+022</text:p>
          </table:table-cell>
          <table:table-cell table:formula="of:=[.F672]/[.$F$7]" office:value-type="float" office:value="0.00978473581213307" calcext:value-type="float">
            <text:p>0.009784735812133</text:p>
          </table:table-cell>
          <table:table-cell office:value-type="float" office:value="1.2E+023" calcext:value-type="float">
            <text:p>1.2E+023</text:p>
          </table:table-cell>
          <table:table-cell table:formula="of:=[.H672]/[.$H$7]" office:value-type="float" office:value="0.0233009708737864" calcext:value-type="float">
            <text:p>0.0233009708737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64" calcext:value-type="float">
            <text:p>2.664E-06</text:p>
          </table:table-cell>
          <table:table-cell office:value-type="float" office:value="5.6E+022" calcext:value-type="float">
            <text:p>5.6E+022</text:p>
          </table:table-cell>
          <table:table-cell table:formula="of:=[.F673]/[.$F$7]" office:value-type="float" office:value="0.010958904109589" calcext:value-type="float">
            <text:p>0.010958904109589</text:p>
          </table:table-cell>
          <table:table-cell office:value-type="float" office:value="1.18E+023" calcext:value-type="float">
            <text:p>1.18E+023</text:p>
          </table:table-cell>
          <table:table-cell table:formula="of:=[.H673]/[.$H$7]" office:value-type="float" office:value="0.0229126213592233" calcext:value-type="float">
            <text:p>0.02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68" calcext:value-type="float">
            <text:p>2.668E-06</text:p>
          </table:table-cell>
          <table:table-cell office:value-type="float" office:value="6.2E+022" calcext:value-type="float">
            <text:p>6.2E+022</text:p>
          </table:table-cell>
          <table:table-cell table:formula="of:=[.F674]/[.$F$7]" office:value-type="float" office:value="0.012133072407045" calcext:value-type="float">
            <text:p>0.012133072407045</text:p>
          </table:table-cell>
          <table:table-cell office:value-type="float" office:value="1.16E+023" calcext:value-type="float">
            <text:p>1.16E+023</text:p>
          </table:table-cell>
          <table:table-cell table:formula="of:=[.H674]/[.$H$7]" office:value-type="float" office:value="0.0225242718446602" calcext:value-type="float">
            <text:p>0.02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72" calcext:value-type="float">
            <text:p>2.672E-06</text:p>
          </table:table-cell>
          <table:table-cell office:value-type="float" office:value="6.20001E+022" calcext:value-type="float">
            <text:p>6.20001E+022</text:p>
          </table:table-cell>
          <table:table-cell table:formula="of:=[.F675]/[.$F$7]" office:value-type="float" office:value="0.0121330919765166" calcext:value-type="float">
            <text:p>0.012133091976517</text:p>
          </table:table-cell>
          <table:table-cell office:value-type="float" office:value="1.15E+023" calcext:value-type="float">
            <text:p>1.15E+023</text:p>
          </table:table-cell>
          <table:table-cell table:formula="of:=[.H675]/[.$H$7]" office:value-type="float" office:value="0.0223300970873786" calcext:value-type="float">
            <text:p>0.022330097087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76" calcext:value-type="float">
            <text:p>2.676E-06</text:p>
          </table:table-cell>
          <table:table-cell office:value-type="float" office:value="5.60002E+022" calcext:value-type="float">
            <text:p>5.60002E+022</text:p>
          </table:table-cell>
          <table:table-cell table:formula="of:=[.F676]/[.$F$7]" office:value-type="float" office:value="0.0109589432485323" calcext:value-type="float">
            <text:p>0.010958943248532</text:p>
          </table:table-cell>
          <table:table-cell office:value-type="float" office:value="1.15E+023" calcext:value-type="float">
            <text:p>1.15E+023</text:p>
          </table:table-cell>
          <table:table-cell table:formula="of:=[.H676]/[.$H$7]" office:value-type="float" office:value="0.0223300970873786" calcext:value-type="float">
            <text:p>0.022330097087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8" calcext:value-type="float">
            <text:p>2.68E-06</text:p>
          </table:table-cell>
          <table:table-cell office:value-type="float" office:value="5E+022" calcext:value-type="float">
            <text:p>5E+022</text:p>
          </table:table-cell>
          <table:table-cell table:formula="of:=[.F677]/[.$F$7]" office:value-type="float" office:value="0.00978473581213307" calcext:value-type="float">
            <text:p>0.009784735812133</text:p>
          </table:table-cell>
          <table:table-cell office:value-type="float" office:value="1.15E+023" calcext:value-type="float">
            <text:p>1.15E+023</text:p>
          </table:table-cell>
          <table:table-cell table:formula="of:=[.H677]/[.$H$7]" office:value-type="float" office:value="0.0223300970873786" calcext:value-type="float">
            <text:p>0.022330097087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84" calcext:value-type="float">
            <text:p>2.684E-06</text:p>
          </table:table-cell>
          <table:table-cell office:value-type="float" office:value="4.4E+022" calcext:value-type="float">
            <text:p>4.4E+022</text:p>
          </table:table-cell>
          <table:table-cell table:formula="of:=[.F678]/[.$F$7]" office:value-type="float" office:value="0.0086105675146771" calcext:value-type="float">
            <text:p>0.008610567514677</text:p>
          </table:table-cell>
          <table:table-cell office:value-type="float" office:value="1.05E+023" calcext:value-type="float">
            <text:p>1.05E+023</text:p>
          </table:table-cell>
          <table:table-cell table:formula="of:=[.H678]/[.$H$7]" office:value-type="float" office:value="0.0203883495145631" calcext:value-type="float">
            <text:p>0.02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88" calcext:value-type="float">
            <text:p>2.688E-06</text:p>
          </table:table-cell>
          <table:table-cell office:value-type="float" office:value="3.8E+022" calcext:value-type="float">
            <text:p>3.8E+022</text:p>
          </table:table-cell>
          <table:table-cell table:formula="of:=[.F679]/[.$F$7]" office:value-type="float" office:value="0.00743639921722114" calcext:value-type="float">
            <text:p>0.007436399217221</text:p>
          </table:table-cell>
          <table:table-cell office:value-type="float" office:value="9.5E+022" calcext:value-type="float">
            <text:p>9.5E+022</text:p>
          </table:table-cell>
          <table:table-cell table:formula="of:=[.H679]/[.$H$7]" office:value-type="float" office:value="0.0184466019417476" calcext:value-type="float">
            <text:p>0.0184466019417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92" calcext:value-type="float">
            <text:p>2.692E-06</text:p>
          </table:table-cell>
          <table:table-cell office:value-type="float" office:value="3.79999E+022" calcext:value-type="float">
            <text:p>3.79999E+022</text:p>
          </table:table-cell>
          <table:table-cell table:formula="of:=[.F680]/[.$F$7]" office:value-type="float" office:value="0.00743637964774951" calcext:value-type="float">
            <text:p>0.00743637964775</text:p>
          </table:table-cell>
          <table:table-cell office:value-type="float" office:value="8.40001E+022" calcext:value-type="float">
            <text:p>8.40001E+022</text:p>
          </table:table-cell>
          <table:table-cell table:formula="of:=[.H680]/[.$H$7]" office:value-type="float" office:value="0.0163106990291262" calcext:value-type="float">
            <text:p>0.016310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696" calcext:value-type="float">
            <text:p>2.696E-06</text:p>
          </table:table-cell>
          <table:table-cell office:value-type="float" office:value="4.39998E+022" calcext:value-type="float">
            <text:p>4.39998E+022</text:p>
          </table:table-cell>
          <table:table-cell table:formula="of:=[.F681]/[.$F$7]" office:value-type="float" office:value="0.00861052837573386" calcext:value-type="float">
            <text:p>0.008610528375734</text:p>
          </table:table-cell>
          <table:table-cell office:value-type="float" office:value="7.20004E+022" calcext:value-type="float">
            <text:p>7.20004E+022</text:p>
          </table:table-cell>
          <table:table-cell table:formula="of:=[.H681]/[.$H$7]" office:value-type="float" office:value="0.0139806601941748" calcext:value-type="float">
            <text:p>0.0139806601941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" calcext:value-type="float">
            <text:p>2.7E-06</text:p>
          </table:table-cell>
          <table:table-cell office:value-type="float" office:value="5E+022" calcext:value-type="float">
            <text:p>5E+022</text:p>
          </table:table-cell>
          <table:table-cell table:formula="of:=[.F682]/[.$F$7]" office:value-type="float" office:value="0.00978473581213307" calcext:value-type="float">
            <text:p>0.009784735812133</text:p>
          </table:table-cell>
          <table:table-cell office:value-type="float" office:value="6E+022" calcext:value-type="float">
            <text:p>6E+022</text:p>
          </table:table-cell>
          <table:table-cell table:formula="of:=[.H682]/[.$H$7]" office:value-type="float" office:value="0.0116504854368932" calcext:value-type="float">
            <text:p>0.011650485436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04" calcext:value-type="float">
            <text:p>2.704E-06</text:p>
          </table:table-cell>
          <table:table-cell office:value-type="float" office:value="5.4E+022" calcext:value-type="float">
            <text:p>5.4E+022</text:p>
          </table:table-cell>
          <table:table-cell table:formula="of:=[.F683]/[.$F$7]" office:value-type="float" office:value="0.0105675146771037" calcext:value-type="float">
            <text:p>0.010567514677104</text:p>
          </table:table-cell>
          <table:table-cell office:value-type="float" office:value="7E+022" calcext:value-type="float">
            <text:p>7E+022</text:p>
          </table:table-cell>
          <table:table-cell table:formula="of:=[.H683]/[.$H$7]" office:value-type="float" office:value="0.0135922330097087" calcext:value-type="float">
            <text:p>0.013592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08" calcext:value-type="float">
            <text:p>2.708E-06</text:p>
          </table:table-cell>
          <table:table-cell office:value-type="float" office:value="5.8E+022" calcext:value-type="float">
            <text:p>5.8E+022</text:p>
          </table:table-cell>
          <table:table-cell table:formula="of:=[.F684]/[.$F$7]" office:value-type="float" office:value="0.0113502935420744" calcext:value-type="float">
            <text:p>0.011350293542074</text:p>
          </table:table-cell>
          <table:table-cell office:value-type="float" office:value="8E+022" calcext:value-type="float">
            <text:p>8E+022</text:p>
          </table:table-cell>
          <table:table-cell table:formula="of:=[.H684]/[.$H$7]" office:value-type="float" office:value="0.0155339805825243" calcext:value-type="float">
            <text:p>0.0155339805825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12" calcext:value-type="float">
            <text:p>2.712E-06</text:p>
          </table:table-cell>
          <table:table-cell office:value-type="float" office:value="5.70001E+022" calcext:value-type="float">
            <text:p>5.70001E+022</text:p>
          </table:table-cell>
          <table:table-cell table:formula="of:=[.F685]/[.$F$7]" office:value-type="float" office:value="0.0111546183953033" calcext:value-type="float">
            <text:p>0.011154618395303</text:p>
          </table:table-cell>
          <table:table-cell office:value-type="float" office:value="8.89999E+022" calcext:value-type="float">
            <text:p>8.89999E+022</text:p>
          </table:table-cell>
          <table:table-cell table:formula="of:=[.H685]/[.$H$7]" office:value-type="float" office:value="0.0172815339805825" calcext:value-type="float">
            <text:p>0.0172815339805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16" calcext:value-type="float">
            <text:p>2.716E-06</text:p>
          </table:table-cell>
          <table:table-cell office:value-type="float" office:value="5.10002E+022" calcext:value-type="float">
            <text:p>5.10002E+022</text:p>
          </table:table-cell>
          <table:table-cell table:formula="of:=[.F686]/[.$F$7]" office:value-type="float" office:value="0.00998046966731898" calcext:value-type="float">
            <text:p>0.009980469667319</text:p>
          </table:table-cell>
          <table:table-cell office:value-type="float" office:value="9.69997E+022" calcext:value-type="float">
            <text:p>9.69997E+022</text:p>
          </table:table-cell>
          <table:table-cell table:formula="of:=[.H686]/[.$H$7]" office:value-type="float" office:value="0.0188348932038835" calcext:value-type="float">
            <text:p>0.018834893203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2" calcext:value-type="float">
            <text:p>2.72E-06</text:p>
          </table:table-cell>
          <table:table-cell office:value-type="float" office:value="4.50003E+022" calcext:value-type="float">
            <text:p>4.50003E+022</text:p>
          </table:table-cell>
          <table:table-cell table:formula="of:=[.F687]/[.$F$7]" office:value-type="float" office:value="0.00880632093933464" calcext:value-type="float">
            <text:p>0.008806320939335</text:p>
          </table:table-cell>
          <table:table-cell office:value-type="float" office:value="1.05E+023" calcext:value-type="float">
            <text:p>1.05E+023</text:p>
          </table:table-cell>
          <table:table-cell table:formula="of:=[.H687]/[.$H$7]" office:value-type="float" office:value="0.0203883495145631" calcext:value-type="float">
            <text:p>0.02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24" calcext:value-type="float">
            <text:p>2.724E-06</text:p>
          </table:table-cell>
          <table:table-cell office:value-type="float" office:value="3.9E+022" calcext:value-type="float">
            <text:p>3.9E+022</text:p>
          </table:table-cell>
          <table:table-cell table:formula="of:=[.F688]/[.$F$7]" office:value-type="float" office:value="0.0076320939334638" calcext:value-type="float">
            <text:p>0.007632093933464</text:p>
          </table:table-cell>
          <table:table-cell office:value-type="float" office:value="1.05E+023" calcext:value-type="float">
            <text:p>1.05E+023</text:p>
          </table:table-cell>
          <table:table-cell table:formula="of:=[.H688]/[.$H$7]" office:value-type="float" office:value="0.0203883495145631" calcext:value-type="float">
            <text:p>0.02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28" calcext:value-type="float">
            <text:p>2.728E-06</text:p>
          </table:table-cell>
          <table:table-cell office:value-type="float" office:value="3.3E+022" calcext:value-type="float">
            <text:p>3.3E+022</text:p>
          </table:table-cell>
          <table:table-cell table:formula="of:=[.F689]/[.$F$7]" office:value-type="float" office:value="0.00645792563600783" calcext:value-type="float">
            <text:p>0.006457925636008</text:p>
          </table:table-cell>
          <table:table-cell office:value-type="float" office:value="1.05E+023" calcext:value-type="float">
            <text:p>1.05E+023</text:p>
          </table:table-cell>
          <table:table-cell table:formula="of:=[.H689]/[.$H$7]" office:value-type="float" office:value="0.0203883495145631" calcext:value-type="float">
            <text:p>0.02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32" calcext:value-type="float">
            <text:p>2.732E-06</text:p>
          </table:table-cell>
          <table:table-cell office:value-type="float" office:value="3.2E+022" calcext:value-type="float">
            <text:p>3.2E+022</text:p>
          </table:table-cell>
          <table:table-cell table:formula="of:=[.F690]/[.$F$7]" office:value-type="float" office:value="0.00626223091976517" calcext:value-type="float">
            <text:p>0.006262230919765</text:p>
          </table:table-cell>
          <table:table-cell office:value-type="float" office:value="1.03E+023" calcext:value-type="float">
            <text:p>1.03E+023</text:p>
          </table:table-cell>
          <table:table-cell table:formula="of:=[.H690]/[.$H$7]"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36" calcext:value-type="float">
            <text:p>2.736E-06</text:p>
          </table:table-cell>
          <table:table-cell office:value-type="float" office:value="3.6E+022" calcext:value-type="float">
            <text:p>3.6E+022</text:p>
          </table:table-cell>
          <table:table-cell table:formula="of:=[.F691]/[.$F$7]" office:value-type="float" office:value="0.00704500978473581" calcext:value-type="float">
            <text:p>0.007045009784736</text:p>
          </table:table-cell>
          <table:table-cell office:value-type="float" office:value="9.9E+022" calcext:value-type="float">
            <text:p>9.9E+022</text:p>
          </table:table-cell>
          <table:table-cell table:formula="of:=[.H691]/[.$H$7]" office:value-type="float" office:value="0.0192233009708738" calcext:value-type="float">
            <text:p>0.0192233009708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4" calcext:value-type="float">
            <text:p>2.74E-06</text:p>
          </table:table-cell>
          <table:table-cell office:value-type="float" office:value="4E+022" calcext:value-type="float">
            <text:p>4E+022</text:p>
          </table:table-cell>
          <table:table-cell table:formula="of:=[.F692]/[.$F$7]" office:value-type="float" office:value="0.00782778864970646" calcext:value-type="float">
            <text:p>0.007827788649706</text:p>
          </table:table-cell>
          <table:table-cell office:value-type="float" office:value="9.5E+022" calcext:value-type="float">
            <text:p>9.5E+022</text:p>
          </table:table-cell>
          <table:table-cell table:formula="of:=[.H692]/[.$H$7]" office:value-type="float" office:value="0.0184466019417476" calcext:value-type="float">
            <text:p>0.0184466019417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44" calcext:value-type="float">
            <text:p>2.744E-06</text:p>
          </table:table-cell>
          <table:table-cell office:value-type="float" office:value="4.60002E+022" calcext:value-type="float">
            <text:p>4.60002E+022</text:p>
          </table:table-cell>
          <table:table-cell table:formula="of:=[.F693]/[.$F$7]" office:value-type="float" office:value="0.00900199608610567" calcext:value-type="float">
            <text:p>0.009001996086106</text:p>
          </table:table-cell>
          <table:table-cell office:value-type="float" office:value="8.89998E+022" calcext:value-type="float">
            <text:p>8.89998E+022</text:p>
          </table:table-cell>
          <table:table-cell table:formula="of:=[.H693]/[.$H$7]" office:value-type="float" office:value="0.0172815145631068" calcext:value-type="float">
            <text:p>0.0172815145631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48" calcext:value-type="float">
            <text:p>2.748E-06</text:p>
          </table:table-cell>
          <table:table-cell office:value-type="float" office:value="5.20001E+022" calcext:value-type="float">
            <text:p>5.20001E+022</text:p>
          </table:table-cell>
          <table:table-cell table:formula="of:=[.F694]/[.$F$7]" office:value-type="float" office:value="0.01017614481409" calcext:value-type="float">
            <text:p>0.01017614481409</text:p>
          </table:table-cell>
          <table:table-cell office:value-type="float" office:value="8.29999E+022" calcext:value-type="float">
            <text:p>8.29999E+022</text:p>
          </table:table-cell>
          <table:table-cell table:formula="of:=[.H694]/[.$H$7]" office:value-type="float" office:value="0.0161164854368932" calcext:value-type="float">
            <text:p>0.016116485436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52" calcext:value-type="float">
            <text:p>2.752E-06</text:p>
          </table:table-cell>
          <table:table-cell office:value-type="float" office:value="5.5E+022" calcext:value-type="float">
            <text:p>5.5E+022</text:p>
          </table:table-cell>
          <table:table-cell table:formula="of:=[.F695]/[.$F$7]" office:value-type="float" office:value="0.0107632093933464" calcext:value-type="float">
            <text:p>0.010763209393346</text:p>
          </table:table-cell>
          <table:table-cell office:value-type="float" office:value="8.9E+022" calcext:value-type="float">
            <text:p>8.9E+022</text:p>
          </table:table-cell>
          <table:table-cell table:formula="of:=[.H695]/[.$H$7]" office:value-type="float" office:value="0.0172815533980583" calcext:value-type="float">
            <text:p>0.017281553398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56" calcext:value-type="float">
            <text:p>2.756E-06</text:p>
          </table:table-cell>
          <table:table-cell office:value-type="float" office:value="5.5E+022" calcext:value-type="float">
            <text:p>5.5E+022</text:p>
          </table:table-cell>
          <table:table-cell table:formula="of:=[.F696]/[.$F$7]" office:value-type="float" office:value="0.0107632093933464" calcext:value-type="float">
            <text:p>0.010763209393346</text:p>
          </table:table-cell>
          <table:table-cell office:value-type="float" office:value="1.07E+023" calcext:value-type="float">
            <text:p>1.07E+023</text:p>
          </table:table-cell>
          <table:table-cell table:formula="of:=[.H696]/[.$H$7]" office:value-type="float" office:value="0.0207766990291262" calcext:value-type="float">
            <text:p>0.02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6" calcext:value-type="float">
            <text:p>2.76E-06</text:p>
          </table:table-cell>
          <table:table-cell office:value-type="float" office:value="5.5E+022" calcext:value-type="float">
            <text:p>5.5E+022</text:p>
          </table:table-cell>
          <table:table-cell table:formula="of:=[.F697]/[.$F$7]" office:value-type="float" office:value="0.0107632093933464" calcext:value-type="float">
            <text:p>0.010763209393346</text:p>
          </table:table-cell>
          <table:table-cell office:value-type="float" office:value="1.25E+023" calcext:value-type="float">
            <text:p>1.25E+023</text:p>
          </table:table-cell>
          <table:table-cell table:formula="of:=[.H697]/[.$H$7]" office:value-type="float" office:value="0.0242718446601942" calcext:value-type="float">
            <text:p>0.0242718446601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64" calcext:value-type="float">
            <text:p>2.764E-06</text:p>
          </table:table-cell>
          <table:table-cell office:value-type="float" office:value="5.29999E+022" calcext:value-type="float">
            <text:p>5.29999E+022</text:p>
          </table:table-cell>
          <table:table-cell table:formula="of:=[.F698]/[.$F$7]" office:value-type="float" office:value="0.0103718003913894" calcext:value-type="float">
            <text:p>0.01037180039139</text:p>
          </table:table-cell>
          <table:table-cell office:value-type="float" office:value="1.29E+023" calcext:value-type="float">
            <text:p>1.29E+023</text:p>
          </table:table-cell>
          <table:table-cell table:formula="of:=[.H698]/[.$H$7]" office:value-type="float" office:value="0.0250485436893204" calcext:value-type="float">
            <text:p>0.02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68" calcext:value-type="float">
            <text:p>2.768E-06</text:p>
          </table:table-cell>
          <table:table-cell office:value-type="float" office:value="5.1E+022" calcext:value-type="float">
            <text:p>5.1E+022</text:p>
          </table:table-cell>
          <table:table-cell table:formula="of:=[.F699]/[.$F$7]" office:value-type="float" office:value="0.00998043052837573" calcext:value-type="float">
            <text:p>0.009980430528376</text:p>
          </table:table-cell>
          <table:table-cell office:value-type="float" office:value="1.33E+023" calcext:value-type="float">
            <text:p>1.33E+023</text:p>
          </table:table-cell>
          <table:table-cell table:formula="of:=[.H699]/[.$H$7]" office:value-type="float" office:value="0.0258252427184466" calcext:value-type="float">
            <text:p>0.0258252427184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72" calcext:value-type="float">
            <text:p>2.772E-06</text:p>
          </table:table-cell>
          <table:table-cell office:value-type="float" office:value="5E+022" calcext:value-type="float">
            <text:p>5E+022</text:p>
          </table:table-cell>
          <table:table-cell table:formula="of:=[.F700]/[.$F$7]" office:value-type="float" office:value="0.00978473581213307" calcext:value-type="float">
            <text:p>0.009784735812133</text:p>
          </table:table-cell>
          <table:table-cell office:value-type="float" office:value="1.28E+023" calcext:value-type="float">
            <text:p>1.28E+023</text:p>
          </table:table-cell>
          <table:table-cell table:formula="of:=[.H700]/[.$H$7]" office:value-type="float" office:value="0.0248543689320388" calcext:value-type="float">
            <text:p>0.024854368932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76" calcext:value-type="float">
            <text:p>2.776E-06</text:p>
          </table:table-cell>
          <table:table-cell office:value-type="float" office:value="5E+022" calcext:value-type="float">
            <text:p>5E+022</text:p>
          </table:table-cell>
          <table:table-cell table:formula="of:=[.F701]/[.$F$7]" office:value-type="float" office:value="0.00978473581213307" calcext:value-type="float">
            <text:p>0.009784735812133</text:p>
          </table:table-cell>
          <table:table-cell office:value-type="float" office:value="1.14E+023" calcext:value-type="float">
            <text:p>1.14E+023</text:p>
          </table:table-cell>
          <table:table-cell table:formula="of:=[.H701]/[.$H$7]" office:value-type="float" office:value="0.0221359223300971" calcext:value-type="float">
            <text:p>0.02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8" calcext:value-type="float">
            <text:p>2.78E-06</text:p>
          </table:table-cell>
          <table:table-cell office:value-type="float" office:value="5E+022" calcext:value-type="float">
            <text:p>5E+022</text:p>
          </table:table-cell>
          <table:table-cell table:formula="of:=[.F702]/[.$F$7]" office:value-type="float" office:value="0.00978473581213307" calcext:value-type="float">
            <text:p>0.009784735812133</text:p>
          </table:table-cell>
          <table:table-cell office:value-type="float" office:value="1E+023" calcext:value-type="float">
            <text:p>1E+023</text:p>
          </table:table-cell>
          <table:table-cell table:formula="of:=[.H702]/[.$H$7]" office:value-type="float" office:value="0.0194174757281553" calcext:value-type="float">
            <text:p>0.0194174757281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84" calcext:value-type="float">
            <text:p>2.784E-06</text:p>
          </table:table-cell>
          <table:table-cell office:value-type="float" office:value="4.20002E+022" calcext:value-type="float">
            <text:p>4.20002E+022</text:p>
          </table:table-cell>
          <table:table-cell table:formula="of:=[.F703]/[.$F$7]" office:value-type="float" office:value="0.00821921722113503" calcext:value-type="float">
            <text:p>0.008219217221135</text:p>
          </table:table-cell>
          <table:table-cell office:value-type="float" office:value="9.00002E+022" calcext:value-type="float">
            <text:p>9.00002E+022</text:p>
          </table:table-cell>
          <table:table-cell table:formula="of:=[.H703]/[.$H$7]" office:value-type="float" office:value="0.0174757669902913" calcext:value-type="float">
            <text:p>0.0174757669902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88" calcext:value-type="float">
            <text:p>2.788E-06</text:p>
          </table:table-cell>
          <table:table-cell office:value-type="float" office:value="3.39999E+022" calcext:value-type="float">
            <text:p>3.39999E+022</text:p>
          </table:table-cell>
          <table:table-cell table:formula="of:=[.F704]/[.$F$7]" office:value-type="float" office:value="0.00665360078277886" calcext:value-type="float">
            <text:p>0.006653600782779</text:p>
          </table:table-cell>
          <table:table-cell office:value-type="float" office:value="7.99999E+022" calcext:value-type="float">
            <text:p>7.99999E+022</text:p>
          </table:table-cell>
          <table:table-cell table:formula="of:=[.H704]/[.$H$7]" office:value-type="float" office:value="0.0155339611650485" calcext:value-type="float">
            <text:p>0.0155339611650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92" calcext:value-type="float">
            <text:p>2.792E-06</text:p>
          </table:table-cell>
          <table:table-cell office:value-type="float" office:value="2.6E+022" calcext:value-type="float">
            <text:p>2.6E+022</text:p>
          </table:table-cell>
          <table:table-cell table:formula="of:=[.F705]/[.$F$7]" office:value-type="float" office:value="0.0050880626223092" calcext:value-type="float">
            <text:p>0.005088062622309</text:p>
          </table:table-cell>
          <table:table-cell office:value-type="float" office:value="7.7E+022" calcext:value-type="float">
            <text:p>7.7E+022</text:p>
          </table:table-cell>
          <table:table-cell table:formula="of:=[.H705]/[.$H$7]" office:value-type="float" office:value="0.0149514563106796" calcext:value-type="float">
            <text:p>0.01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796" calcext:value-type="float">
            <text:p>2.796E-06</text:p>
          </table:table-cell>
          <table:table-cell office:value-type="float" office:value="1.8E+022" calcext:value-type="float">
            <text:p>1.8E+022</text:p>
          </table:table-cell>
          <table:table-cell table:formula="of:=[.F706]/[.$F$7]" office:value-type="float" office:value="0.00352250489236791" calcext:value-type="float">
            <text:p>0.003522504892368</text:p>
          </table:table-cell>
          <table:table-cell office:value-type="float" office:value="8.1E+022" calcext:value-type="float">
            <text:p>8.1E+022</text:p>
          </table:table-cell>
          <table:table-cell table:formula="of:=[.H706]/[.$H$7]" office:value-type="float" office:value="0.0157281553398058" calcext:value-type="float">
            <text:p>0.015728155339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" calcext:value-type="float">
            <text:p>2.8E-06</text:p>
          </table:table-cell>
          <table:table-cell office:value-type="float" office:value="1E+022" calcext:value-type="float">
            <text:p>1E+022</text:p>
          </table:table-cell>
          <table:table-cell table:formula="of:=[.F707]/[.$F$7]" office:value-type="float" office:value="0.00195694716242661" calcext:value-type="float">
            <text:p>0.001956947162427</text:p>
          </table:table-cell>
          <table:table-cell office:value-type="float" office:value="8.5E+022" calcext:value-type="float">
            <text:p>8.5E+022</text:p>
          </table:table-cell>
          <table:table-cell table:formula="of:=[.H707]/[.$H$7]" office:value-type="float" office:value="0.016504854368932" calcext:value-type="float">
            <text:p>0.016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04" calcext:value-type="float">
            <text:p>2.804E-06</text:p>
          </table:table-cell>
          <table:table-cell office:value-type="float" office:value="1.59999E+022" calcext:value-type="float">
            <text:p>1.59999E+022</text:p>
          </table:table-cell>
          <table:table-cell table:formula="of:=[.F708]/[.$F$7]" office:value-type="float" office:value="0.00313109589041096" calcext:value-type="float">
            <text:p>0.003131095890411</text:p>
          </table:table-cell>
          <table:table-cell office:value-type="float" office:value="8.5E+022" calcext:value-type="float">
            <text:p>8.5E+022</text:p>
          </table:table-cell>
          <table:table-cell table:formula="of:=[.H708]/[.$H$7]" office:value-type="float" office:value="0.016504854368932" calcext:value-type="float">
            <text:p>0.016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08" calcext:value-type="float">
            <text:p>2.808E-06</text:p>
          </table:table-cell>
          <table:table-cell office:value-type="float" office:value="2.20001E+022" calcext:value-type="float">
            <text:p>2.20001E+022</text:p>
          </table:table-cell>
          <table:table-cell table:formula="of:=[.F709]/[.$F$7]" office:value-type="float" office:value="0.00430530332681018" calcext:value-type="float">
            <text:p>0.00430530332681</text:p>
          </table:table-cell>
          <table:table-cell office:value-type="float" office:value="8.5E+022" calcext:value-type="float">
            <text:p>8.5E+022</text:p>
          </table:table-cell>
          <table:table-cell table:formula="of:=[.H709]/[.$H$7]" office:value-type="float" office:value="0.016504854368932" calcext:value-type="float">
            <text:p>0.016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12" calcext:value-type="float">
            <text:p>2.812E-06</text:p>
          </table:table-cell>
          <table:table-cell office:value-type="float" office:value="2.7E+022" calcext:value-type="float">
            <text:p>2.7E+022</text:p>
          </table:table-cell>
          <table:table-cell table:formula="of:=[.F710]/[.$F$7]" office:value-type="float" office:value="0.00528375733855186" calcext:value-type="float">
            <text:p>0.005283757338552</text:p>
          </table:table-cell>
          <table:table-cell office:value-type="float" office:value="7.9E+022" calcext:value-type="float">
            <text:p>7.9E+022</text:p>
          </table:table-cell>
          <table:table-cell table:formula="of:=[.H710]/[.$H$7]" office:value-type="float" office:value="0.0153398058252427" calcext:value-type="float">
            <text:p>0.0153398058252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16" calcext:value-type="float">
            <text:p>2.816E-06</text:p>
          </table:table-cell>
          <table:table-cell office:value-type="float" office:value="3.1E+022" calcext:value-type="float">
            <text:p>3.1E+022</text:p>
          </table:table-cell>
          <table:table-cell table:formula="of:=[.F711]/[.$F$7]" office:value-type="float" office:value="0.00606653620352251" calcext:value-type="float">
            <text:p>0.006066536203523</text:p>
          </table:table-cell>
          <table:table-cell office:value-type="float" office:value="6.7E+022" calcext:value-type="float">
            <text:p>6.7E+022</text:p>
          </table:table-cell>
          <table:table-cell table:formula="of:=[.H711]/[.$H$7]" office:value-type="float" office:value="0.0130097087378641" calcext:value-type="float">
            <text:p>0.0130097087378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2" calcext:value-type="float">
            <text:p>2.82E-06</text:p>
          </table:table-cell>
          <table:table-cell office:value-type="float" office:value="3.5E+022" calcext:value-type="float">
            <text:p>3.5E+022</text:p>
          </table:table-cell>
          <table:table-cell table:formula="of:=[.F712]/[.$F$7]" office:value-type="float" office:value="0.00684931506849315" calcext:value-type="float">
            <text:p>0.006849315068493</text:p>
          </table:table-cell>
          <table:table-cell office:value-type="float" office:value="5.5E+022" calcext:value-type="float">
            <text:p>5.5E+022</text:p>
          </table:table-cell>
          <table:table-cell table:formula="of:=[.H712]/[.$H$7]" office:value-type="float" office:value="0.0106796116504854" calcext:value-type="float">
            <text:p>0.0106796116504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24" calcext:value-type="float">
            <text:p>2.824E-06</text:p>
          </table:table-cell>
          <table:table-cell office:value-type="float" office:value="3.10001E+022" calcext:value-type="float">
            <text:p>3.10001E+022</text:p>
          </table:table-cell>
          <table:table-cell table:formula="of:=[.F713]/[.$F$7]" office:value-type="float" office:value="0.00606655577299413" calcext:value-type="float">
            <text:p>0.006066555772994</text:p>
          </table:table-cell>
          <table:table-cell office:value-type="float" office:value="5.10001E+022" calcext:value-type="float">
            <text:p>5.10001E+022</text:p>
          </table:table-cell>
          <table:table-cell table:formula="of:=[.H713]/[.$H$7]" office:value-type="float" office:value="0.00990293203883495" calcext:value-type="float">
            <text:p>0.0099029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28" calcext:value-type="float">
            <text:p>2.828E-06</text:p>
          </table:table-cell>
          <table:table-cell office:value-type="float" office:value="2.7E+022" calcext:value-type="float">
            <text:p>2.7E+022</text:p>
          </table:table-cell>
          <table:table-cell table:formula="of:=[.F714]/[.$F$7]" office:value-type="float" office:value="0.00528375733855186" calcext:value-type="float">
            <text:p>0.005283757338552</text:p>
          </table:table-cell>
          <table:table-cell office:value-type="float" office:value="4.7E+022" calcext:value-type="float">
            <text:p>4.7E+022</text:p>
          </table:table-cell>
          <table:table-cell table:formula="of:=[.H714]/[.$H$7]" office:value-type="float" office:value="0.00912621359223301" calcext:value-type="float">
            <text:p>0.00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32" calcext:value-type="float">
            <text:p>2.832E-06</text:p>
          </table:table-cell>
          <table:table-cell office:value-type="float" office:value="3.1E+022" calcext:value-type="float">
            <text:p>3.1E+022</text:p>
          </table:table-cell>
          <table:table-cell table:formula="of:=[.F715]/[.$F$7]" office:value-type="float" office:value="0.00606653620352251" calcext:value-type="float">
            <text:p>0.006066536203523</text:p>
          </table:table-cell>
          <table:table-cell office:value-type="float" office:value="4.8E+022" calcext:value-type="float">
            <text:p>4.8E+022</text:p>
          </table:table-cell>
          <table:table-cell table:formula="of:=[.H715]/[.$H$7]" office:value-type="float" office:value="0.00932038834951456" calcext:value-type="float">
            <text:p>0.0093203883495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36" calcext:value-type="float">
            <text:p>2.836E-06</text:p>
          </table:table-cell>
          <table:table-cell office:value-type="float" office:value="4.3E+022" calcext:value-type="float">
            <text:p>4.3E+022</text:p>
          </table:table-cell>
          <table:table-cell table:formula="of:=[.F716]/[.$F$7]" office:value-type="float" office:value="0.00841487279843444" calcext:value-type="float">
            <text:p>0.008414872798434</text:p>
          </table:table-cell>
          <table:table-cell office:value-type="float" office:value="5.4E+022" calcext:value-type="float">
            <text:p>5.4E+022</text:p>
          </table:table-cell>
          <table:table-cell table:formula="of:=[.H716]/[.$H$7]" office:value-type="float" office:value="0.0104854368932039" calcext:value-type="float">
            <text:p>0.010485436893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4" calcext:value-type="float">
            <text:p>2.84E-06</text:p>
          </table:table-cell>
          <table:table-cell office:value-type="float" office:value="5.5E+022" calcext:value-type="float">
            <text:p>5.5E+022</text:p>
          </table:table-cell>
          <table:table-cell table:formula="of:=[.F717]/[.$F$7]" office:value-type="float" office:value="0.0107632093933464" calcext:value-type="float">
            <text:p>0.010763209393346</text:p>
          </table:table-cell>
          <table:table-cell office:value-type="float" office:value="6E+022" calcext:value-type="float">
            <text:p>6E+022</text:p>
          </table:table-cell>
          <table:table-cell table:formula="of:=[.H717]/[.$H$7]" office:value-type="float" office:value="0.0116504854368932" calcext:value-type="float">
            <text:p>0.011650485436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44" calcext:value-type="float">
            <text:p>2.844E-06</text:p>
          </table:table-cell>
          <table:table-cell office:value-type="float" office:value="5.10001E+022" calcext:value-type="float">
            <text:p>5.10001E+022</text:p>
          </table:table-cell>
          <table:table-cell table:formula="of:=[.F718]/[.$F$7]" office:value-type="float" office:value="0.00998045009784736" calcext:value-type="float">
            <text:p>0.009980450097847</text:p>
          </table:table-cell>
          <table:table-cell office:value-type="float" office:value="6.99998E+022" calcext:value-type="float">
            <text:p>6.99998E+022</text:p>
          </table:table-cell>
          <table:table-cell table:formula="of:=[.H718]/[.$H$7]" office:value-type="float" office:value="0.0135921941747573" calcext:value-type="float">
            <text:p>0.013592194174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48" calcext:value-type="float">
            <text:p>2.848E-06</text:p>
          </table:table-cell>
          <table:table-cell office:value-type="float" office:value="4.70002E+022" calcext:value-type="float">
            <text:p>4.70002E+022</text:p>
          </table:table-cell>
          <table:table-cell table:formula="of:=[.F719]/[.$F$7]" office:value-type="float" office:value="0.00919769080234834" calcext:value-type="float">
            <text:p>0.009197690802348</text:p>
          </table:table-cell>
          <table:table-cell office:value-type="float" office:value="7.99995E+022" calcext:value-type="float">
            <text:p>7.99995E+022</text:p>
          </table:table-cell>
          <table:table-cell table:formula="of:=[.H719]/[.$H$7]" office:value-type="float" office:value="0.0155338834951456" calcext:value-type="float">
            <text:p>0.0155338834951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52" calcext:value-type="float">
            <text:p>2.852E-06</text:p>
          </table:table-cell>
          <table:table-cell office:value-type="float" office:value="4.1E+022" calcext:value-type="float">
            <text:p>4.1E+022</text:p>
          </table:table-cell>
          <table:table-cell table:formula="of:=[.F720]/[.$F$7]" office:value-type="float" office:value="0.00802348336594912" calcext:value-type="float">
            <text:p>0.008023483365949</text:p>
          </table:table-cell>
          <table:table-cell office:value-type="float" office:value="8.4E+022" calcext:value-type="float">
            <text:p>8.4E+022</text:p>
          </table:table-cell>
          <table:table-cell table:formula="of:=[.H720]/[.$H$7]" office:value-type="float" office:value="0.0163106796116505" calcext:value-type="float">
            <text:p>0.0163106796116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56" calcext:value-type="float">
            <text:p>2.856E-06</text:p>
          </table:table-cell>
          <table:table-cell office:value-type="float" office:value="3.3E+022" calcext:value-type="float">
            <text:p>3.3E+022</text:p>
          </table:table-cell>
          <table:table-cell table:formula="of:=[.F721]/[.$F$7]" office:value-type="float" office:value="0.00645792563600783" calcext:value-type="float">
            <text:p>0.006457925636008</text:p>
          </table:table-cell>
          <table:table-cell office:value-type="float" office:value="8.2E+022" calcext:value-type="float">
            <text:p>8.2E+022</text:p>
          </table:table-cell>
          <table:table-cell table:formula="of:=[.H721]/[.$H$7]" office:value-type="float" office:value="0.0159223300970874" calcext:value-type="float">
            <text:p>0.0159223300970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6" calcext:value-type="float">
            <text:p>2.86E-06</text:p>
          </table:table-cell>
          <table:table-cell office:value-type="float" office:value="2.5E+022" calcext:value-type="float">
            <text:p>2.5E+022</text:p>
          </table:table-cell>
          <table:table-cell table:formula="of:=[.F722]/[.$F$7]" office:value-type="float" office:value="0.00489236790606654" calcext:value-type="float">
            <text:p>0.004892367906067</text:p>
          </table:table-cell>
          <table:table-cell office:value-type="float" office:value="8E+022" calcext:value-type="float">
            <text:p>8E+022</text:p>
          </table:table-cell>
          <table:table-cell table:formula="of:=[.H722]/[.$H$7]" office:value-type="float" office:value="0.0155339805825243" calcext:value-type="float">
            <text:p>0.0155339805825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64" calcext:value-type="float">
            <text:p>2.864E-06</text:p>
          </table:table-cell>
          <table:table-cell office:value-type="float" office:value="2.9E+022" calcext:value-type="float">
            <text:p>2.9E+022</text:p>
          </table:table-cell>
          <table:table-cell table:formula="of:=[.F723]/[.$F$7]" office:value-type="float" office:value="0.00567514677103718" calcext:value-type="float">
            <text:p>0.005675146771037</text:p>
          </table:table-cell>
          <table:table-cell office:value-type="float" office:value="7.4E+022" calcext:value-type="float">
            <text:p>7.4E+022</text:p>
          </table:table-cell>
          <table:table-cell table:formula="of:=[.H723]/[.$H$7]" office:value-type="float" office:value="0.014368932038835" calcext:value-type="float">
            <text:p>0.0143689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68" calcext:value-type="float">
            <text:p>2.868E-06</text:p>
          </table:table-cell>
          <table:table-cell office:value-type="float" office:value="3.3E+022" calcext:value-type="float">
            <text:p>3.3E+022</text:p>
          </table:table-cell>
          <table:table-cell table:formula="of:=[.F724]/[.$F$7]" office:value-type="float" office:value="0.00645792563600783" calcext:value-type="float">
            <text:p>0.006457925636008</text:p>
          </table:table-cell>
          <table:table-cell office:value-type="float" office:value="6.8E+022" calcext:value-type="float">
            <text:p>6.8E+022</text:p>
          </table:table-cell>
          <table:table-cell table:formula="of:=[.H724]/[.$H$7]" office:value-type="float" office:value="0.0132038834951456" calcext:value-type="float">
            <text:p>0.0132038834951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72" calcext:value-type="float">
            <text:p>2.872E-06</text:p>
          </table:table-cell>
          <table:table-cell office:value-type="float" office:value="3.29998E+022" calcext:value-type="float">
            <text:p>3.29998E+022</text:p>
          </table:table-cell>
          <table:table-cell table:formula="of:=[.F725]/[.$F$7]" office:value-type="float" office:value="0.00645788649706458" calcext:value-type="float">
            <text:p>0.006457886497065</text:p>
          </table:table-cell>
          <table:table-cell office:value-type="float" office:value="6.29998E+022" calcext:value-type="float">
            <text:p>6.29998E+022</text:p>
          </table:table-cell>
          <table:table-cell table:formula="of:=[.H725]/[.$H$7]" office:value-type="float" office:value="0.0122329708737864" calcext:value-type="float">
            <text:p>0.0122329708737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76" calcext:value-type="float">
            <text:p>2.876E-06</text:p>
          </table:table-cell>
          <table:table-cell office:value-type="float" office:value="2.89999E+022" calcext:value-type="float">
            <text:p>2.89999E+022</text:p>
          </table:table-cell>
          <table:table-cell table:formula="of:=[.F726]/[.$F$7]" office:value-type="float" office:value="0.00567512720156556" calcext:value-type="float">
            <text:p>0.005675127201566</text:p>
          </table:table-cell>
          <table:table-cell office:value-type="float" office:value="5.89999E+022" calcext:value-type="float">
            <text:p>5.89999E+022</text:p>
          </table:table-cell>
          <table:table-cell table:formula="of:=[.H726]/[.$H$7]" office:value-type="float" office:value="0.0114562912621359" calcext:value-type="float">
            <text:p>0.0114562912621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8" calcext:value-type="float">
            <text:p>2.88E-06</text:p>
          </table:table-cell>
          <table:table-cell office:value-type="float" office:value="2.5E+022" calcext:value-type="float">
            <text:p>2.5E+022</text:p>
          </table:table-cell>
          <table:table-cell table:formula="of:=[.F727]/[.$F$7]" office:value-type="float" office:value="0.00489236790606654" calcext:value-type="float">
            <text:p>0.004892367906067</text:p>
          </table:table-cell>
          <table:table-cell office:value-type="float" office:value="5.5E+022" calcext:value-type="float">
            <text:p>5.5E+022</text:p>
          </table:table-cell>
          <table:table-cell table:formula="of:=[.H727]/[.$H$7]" office:value-type="float" office:value="0.0106796116504854" calcext:value-type="float">
            <text:p>0.0106796116504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84" calcext:value-type="float">
            <text:p>2.884E-06</text:p>
          </table:table-cell>
          <table:table-cell office:value-type="float" office:value="2.9E+022" calcext:value-type="float">
            <text:p>2.9E+022</text:p>
          </table:table-cell>
          <table:table-cell table:formula="of:=[.F728]/[.$F$7]" office:value-type="float" office:value="0.00567514677103718" calcext:value-type="float">
            <text:p>0.005675146771037</text:p>
          </table:table-cell>
          <table:table-cell office:value-type="float" office:value="5.1E+022" calcext:value-type="float">
            <text:p>5.1E+022</text:p>
          </table:table-cell>
          <table:table-cell table:formula="of:=[.H728]/[.$H$7]" office:value-type="float" office:value="0.00990291262135922" calcext:value-type="float">
            <text:p>0.0099029126213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88" calcext:value-type="float">
            <text:p>2.888E-06</text:p>
          </table:table-cell>
          <table:table-cell office:value-type="float" office:value="3.3E+022" calcext:value-type="float">
            <text:p>3.3E+022</text:p>
          </table:table-cell>
          <table:table-cell table:formula="of:=[.F729]/[.$F$7]" office:value-type="float" office:value="0.00645792563600783" calcext:value-type="float">
            <text:p>0.006457925636008</text:p>
          </table:table-cell>
          <table:table-cell office:value-type="float" office:value="4.7E+022" calcext:value-type="float">
            <text:p>4.7E+022</text:p>
          </table:table-cell>
          <table:table-cell table:formula="of:=[.H729]/[.$H$7]" office:value-type="float" office:value="0.00912621359223301" calcext:value-type="float">
            <text:p>0.009126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92" calcext:value-type="float">
            <text:p>2.892E-06</text:p>
          </table:table-cell>
          <table:table-cell office:value-type="float" office:value="3.5E+022" calcext:value-type="float">
            <text:p>3.5E+022</text:p>
          </table:table-cell>
          <table:table-cell table:formula="of:=[.F730]/[.$F$7]" office:value-type="float" office:value="0.00684931506849315" calcext:value-type="float">
            <text:p>0.006849315068493</text:p>
          </table:table-cell>
          <table:table-cell office:value-type="float" office:value="4.4E+022" calcext:value-type="float">
            <text:p>4.4E+022</text:p>
          </table:table-cell>
          <table:table-cell table:formula="of:=[.H730]/[.$H$7]" office:value-type="float" office:value="0.00854368932038835" calcext:value-type="float">
            <text:p>0.008543689320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896" calcext:value-type="float">
            <text:p>2.896E-06</text:p>
          </table:table-cell>
          <table:table-cell office:value-type="float" office:value="3.5E+022" calcext:value-type="float">
            <text:p>3.5E+022</text:p>
          </table:table-cell>
          <table:table-cell table:formula="of:=[.F731]/[.$F$7]" office:value-type="float" office:value="0.00684931506849315" calcext:value-type="float">
            <text:p>0.006849315068493</text:p>
          </table:table-cell>
          <table:table-cell office:value-type="float" office:value="4.2E+022" calcext:value-type="float">
            <text:p>4.2E+022</text:p>
          </table:table-cell>
          <table:table-cell table:formula="of:=[.H731]/[.$H$7]" office:value-type="float" office:value="0.00815533980582524" calcext:value-type="float">
            <text:p>0.008155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" calcext:value-type="float">
            <text:p>2.9E-06</text:p>
          </table:table-cell>
          <table:table-cell office:value-type="float" office:value="3.5E+022" calcext:value-type="float">
            <text:p>3.5E+022</text:p>
          </table:table-cell>
          <table:table-cell table:formula="of:=[.F732]/[.$F$7]" office:value-type="float" office:value="0.00684931506849315" calcext:value-type="float">
            <text:p>0.006849315068493</text:p>
          </table:table-cell>
          <table:table-cell office:value-type="float" office:value="4E+022" calcext:value-type="float">
            <text:p>4E+022</text:p>
          </table:table-cell>
          <table:table-cell table:formula="of:=[.H732]/[.$H$7]" office:value-type="float" office:value="0.00776699029126213" calcext:value-type="float">
            <text:p>0.00776699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04" calcext:value-type="float">
            <text:p>2.904E-06</text:p>
          </table:table-cell>
          <table:table-cell office:value-type="float" office:value="3.5E+022" calcext:value-type="float">
            <text:p>3.5E+022</text:p>
          </table:table-cell>
          <table:table-cell table:formula="of:=[.F733]/[.$F$7]" office:value-type="float" office:value="0.00684931506849315" calcext:value-type="float">
            <text:p>0.006849315068493</text:p>
          </table:table-cell>
          <table:table-cell office:value-type="float" office:value="4.8E+022" calcext:value-type="float">
            <text:p>4.8E+022</text:p>
          </table:table-cell>
          <table:table-cell table:formula="of:=[.H733]/[.$H$7]" office:value-type="float" office:value="0.00932038834951456" calcext:value-type="float">
            <text:p>0.0093203883495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08" calcext:value-type="float">
            <text:p>2.908E-06</text:p>
          </table:table-cell>
          <table:table-cell office:value-type="float" office:value="3.5E+022" calcext:value-type="float">
            <text:p>3.5E+022</text:p>
          </table:table-cell>
          <table:table-cell table:formula="of:=[.F734]/[.$F$7]" office:value-type="float" office:value="0.00684931506849315" calcext:value-type="float">
            <text:p>0.006849315068493</text:p>
          </table:table-cell>
          <table:table-cell office:value-type="float" office:value="5.6E+022" calcext:value-type="float">
            <text:p>5.6E+022</text:p>
          </table:table-cell>
          <table:table-cell table:formula="of:=[.H734]/[.$H$7]" office:value-type="float" office:value="0.010873786407767" calcext:value-type="float">
            <text:p>0.010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12" calcext:value-type="float">
            <text:p>2.912E-06</text:p>
          </table:table-cell>
          <table:table-cell office:value-type="float" office:value="3.7E+022" calcext:value-type="float">
            <text:p>3.7E+022</text:p>
          </table:table-cell>
          <table:table-cell table:formula="of:=[.F735]/[.$F$7]" office:value-type="float" office:value="0.00724070450097848" calcext:value-type="float">
            <text:p>0.007240704500978</text:p>
          </table:table-cell>
          <table:table-cell office:value-type="float" office:value="6.1E+022" calcext:value-type="float">
            <text:p>6.1E+022</text:p>
          </table:table-cell>
          <table:table-cell table:formula="of:=[.H735]/[.$H$7]" office:value-type="float" office:value="0.0118446601941748" calcext:value-type="float">
            <text:p>0.0118446601941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16" calcext:value-type="float">
            <text:p>2.916E-06</text:p>
          </table:table-cell>
          <table:table-cell office:value-type="float" office:value="4.10001E+022" calcext:value-type="float">
            <text:p>4.10001E+022</text:p>
          </table:table-cell>
          <table:table-cell table:formula="of:=[.F736]/[.$F$7]" office:value-type="float" office:value="0.00802350293542074" calcext:value-type="float">
            <text:p>0.008023502935421</text:p>
          </table:table-cell>
          <table:table-cell office:value-type="float" office:value="6.3E+022" calcext:value-type="float">
            <text:p>6.3E+022</text:p>
          </table:table-cell>
          <table:table-cell table:formula="of:=[.H736]/[.$H$7]" office:value-type="float" office:value="0.0122330097087379" calcext:value-type="float">
            <text:p>0.0122330097087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2" calcext:value-type="float">
            <text:p>2.92E-06</text:p>
          </table:table-cell>
          <table:table-cell office:value-type="float" office:value="4.5E+022" calcext:value-type="float">
            <text:p>4.5E+022</text:p>
          </table:table-cell>
          <table:table-cell table:formula="of:=[.F737]/[.$F$7]" office:value-type="float" office:value="0.00880626223091977" calcext:value-type="float">
            <text:p>0.00880626223092</text:p>
          </table:table-cell>
          <table:table-cell office:value-type="float" office:value="6.5E+022" calcext:value-type="float">
            <text:p>6.5E+022</text:p>
          </table:table-cell>
          <table:table-cell table:formula="of:=[.H737]/[.$H$7]" office:value-type="float" office:value="0.012621359223301" calcext:value-type="float">
            <text:p>0.01262135922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24" calcext:value-type="float">
            <text:p>2.924E-06</text:p>
          </table:table-cell>
          <table:table-cell office:value-type="float" office:value="3.9E+022" calcext:value-type="float">
            <text:p>3.9E+022</text:p>
          </table:table-cell>
          <table:table-cell table:formula="of:=[.F738]/[.$F$7]" office:value-type="float" office:value="0.0076320939334638" calcext:value-type="float">
            <text:p>0.007632093933464</text:p>
          </table:table-cell>
          <table:table-cell office:value-type="float" office:value="6.5E+022" calcext:value-type="float">
            <text:p>6.5E+022</text:p>
          </table:table-cell>
          <table:table-cell table:formula="of:=[.H738]/[.$H$7]" office:value-type="float" office:value="0.012621359223301" calcext:value-type="float">
            <text:p>0.01262135922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28" calcext:value-type="float">
            <text:p>2.928E-06</text:p>
          </table:table-cell>
          <table:table-cell office:value-type="float" office:value="3.3E+022" calcext:value-type="float">
            <text:p>3.3E+022</text:p>
          </table:table-cell>
          <table:table-cell table:formula="of:=[.F739]/[.$F$7]" office:value-type="float" office:value="0.00645792563600783" calcext:value-type="float">
            <text:p>0.006457925636008</text:p>
          </table:table-cell>
          <table:table-cell office:value-type="float" office:value="6.5E+022" calcext:value-type="float">
            <text:p>6.5E+022</text:p>
          </table:table-cell>
          <table:table-cell table:formula="of:=[.H739]/[.$H$7]" office:value-type="float" office:value="0.012621359223301" calcext:value-type="float">
            <text:p>0.01262135922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32" calcext:value-type="float">
            <text:p>2.932E-06</text:p>
          </table:table-cell>
          <table:table-cell office:value-type="float" office:value="2.8E+022" calcext:value-type="float">
            <text:p>2.8E+022</text:p>
          </table:table-cell>
          <table:table-cell table:formula="of:=[.F740]/[.$F$7]" office:value-type="float" office:value="0.00547945205479452" calcext:value-type="float">
            <text:p>0.005479452054795</text:p>
          </table:table-cell>
          <table:table-cell office:value-type="float" office:value="6.4E+022" calcext:value-type="float">
            <text:p>6.4E+022</text:p>
          </table:table-cell>
          <table:table-cell table:formula="of:=[.H740]/[.$H$7]" office:value-type="float" office:value="0.0124271844660194" calcext:value-type="float">
            <text:p>0.01242718446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36" calcext:value-type="float">
            <text:p>2.936E-06</text:p>
          </table:table-cell>
          <table:table-cell office:value-type="float" office:value="2.39999E+022" calcext:value-type="float">
            <text:p>2.39999E+022</text:p>
          </table:table-cell>
          <table:table-cell table:formula="of:=[.F741]/[.$F$7]" office:value-type="float" office:value="0.00469665362035225" calcext:value-type="float">
            <text:p>0.004696653620352</text:p>
          </table:table-cell>
          <table:table-cell office:value-type="float" office:value="6.2E+022" calcext:value-type="float">
            <text:p>6.2E+022</text:p>
          </table:table-cell>
          <table:table-cell table:formula="of:=[.H741]/[.$H$7]" office:value-type="float" office:value="0.0120388349514563" calcext:value-type="float">
            <text:p>0.0120388349514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4" calcext:value-type="float">
            <text:p>2.94E-06</text:p>
          </table:table-cell>
          <table:table-cell office:value-type="float" office:value="2E+022" calcext:value-type="float">
            <text:p>2E+022</text:p>
          </table:table-cell>
          <table:table-cell table:formula="of:=[.F742]/[.$F$7]" office:value-type="float" office:value="0.00391389432485323" calcext:value-type="float">
            <text:p>0.003913894324853</text:p>
          </table:table-cell>
          <table:table-cell office:value-type="float" office:value="6E+022" calcext:value-type="float">
            <text:p>6E+022</text:p>
          </table:table-cell>
          <table:table-cell table:formula="of:=[.H742]/[.$H$7]" office:value-type="float" office:value="0.0116504854368932" calcext:value-type="float">
            <text:p>0.011650485436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44" calcext:value-type="float">
            <text:p>2.944E-06</text:p>
          </table:table-cell>
          <table:table-cell office:value-type="float" office:value="2.2E+022" calcext:value-type="float">
            <text:p>2.2E+022</text:p>
          </table:table-cell>
          <table:table-cell table:formula="of:=[.F743]/[.$F$7]" office:value-type="float" office:value="0.00430528375733855" calcext:value-type="float">
            <text:p>0.004305283757339</text:p>
          </table:table-cell>
          <table:table-cell office:value-type="float" office:value="5.6E+022" calcext:value-type="float">
            <text:p>5.6E+022</text:p>
          </table:table-cell>
          <table:table-cell table:formula="of:=[.H743]/[.$H$7]" office:value-type="float" office:value="0.010873786407767" calcext:value-type="float">
            <text:p>0.010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48" calcext:value-type="float">
            <text:p>2.948E-06</text:p>
          </table:table-cell>
          <table:table-cell office:value-type="float" office:value="2.4E+022" calcext:value-type="float">
            <text:p>2.4E+022</text:p>
          </table:table-cell>
          <table:table-cell table:formula="of:=[.F744]/[.$F$7]" office:value-type="float" office:value="0.00469667318982387" calcext:value-type="float">
            <text:p>0.004696673189824</text:p>
          </table:table-cell>
          <table:table-cell office:value-type="float" office:value="5.2E+022" calcext:value-type="float">
            <text:p>5.2E+022</text:p>
          </table:table-cell>
          <table:table-cell table:formula="of:=[.H744]/[.$H$7]" office:value-type="float" office:value="0.0100970873786408" calcext:value-type="float">
            <text:p>0.0100970873786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52" calcext:value-type="float">
            <text:p>2.952E-06</text:p>
          </table:table-cell>
          <table:table-cell office:value-type="float" office:value="2.4E+022" calcext:value-type="float">
            <text:p>2.4E+022</text:p>
          </table:table-cell>
          <table:table-cell table:formula="of:=[.F745]/[.$F$7]" office:value-type="float" office:value="0.00469667318982387" calcext:value-type="float">
            <text:p>0.004696673189824</text:p>
          </table:table-cell>
          <table:table-cell office:value-type="float" office:value="5E+022" calcext:value-type="float">
            <text:p>5E+022</text:p>
          </table:table-cell>
          <table:table-cell table:formula="of:=[.H745]/[.$H$7]" office:value-type="float" office:value="0.00970873786407767" calcext:value-type="float">
            <text:p>0.009708737864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56" calcext:value-type="float">
            <text:p>2.956E-06</text:p>
          </table:table-cell>
          <table:table-cell office:value-type="float" office:value="2.20001E+022" calcext:value-type="float">
            <text:p>2.20001E+022</text:p>
          </table:table-cell>
          <table:table-cell table:formula="of:=[.F746]/[.$F$7]" office:value-type="float" office:value="0.00430530332681018" calcext:value-type="float">
            <text:p>0.00430530332681</text:p>
          </table:table-cell>
          <table:table-cell office:value-type="float" office:value="5E+022" calcext:value-type="float">
            <text:p>5E+022</text:p>
          </table:table-cell>
          <table:table-cell table:formula="of:=[.H746]/[.$H$7]" office:value-type="float" office:value="0.00970873786407767" calcext:value-type="float">
            <text:p>0.009708737864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6" calcext:value-type="float">
            <text:p>2.96E-06</text:p>
          </table:table-cell>
          <table:table-cell office:value-type="float" office:value="2E+022" calcext:value-type="float">
            <text:p>2E+022</text:p>
          </table:table-cell>
          <table:table-cell table:formula="of:=[.F747]/[.$F$7]" office:value-type="float" office:value="0.00391389432485323" calcext:value-type="float">
            <text:p>0.003913894324853</text:p>
          </table:table-cell>
          <table:table-cell office:value-type="float" office:value="5E+022" calcext:value-type="float">
            <text:p>5E+022</text:p>
          </table:table-cell>
          <table:table-cell table:formula="of:=[.H747]/[.$H$7]" office:value-type="float" office:value="0.00970873786407767" calcext:value-type="float">
            <text:p>0.0097087378640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64" calcext:value-type="float">
            <text:p>2.964E-06</text:p>
          </table:table-cell>
          <table:table-cell office:value-type="float" office:value="2E+022" calcext:value-type="float">
            <text:p>2E+022</text:p>
          </table:table-cell>
          <table:table-cell table:formula="of:=[.F748]/[.$F$7]" office:value-type="float" office:value="0.00391389432485323" calcext:value-type="float">
            <text:p>0.003913894324853</text:p>
          </table:table-cell>
          <table:table-cell office:value-type="float" office:value="4.6E+022" calcext:value-type="float">
            <text:p>4.6E+022</text:p>
          </table:table-cell>
          <table:table-cell table:formula="of:=[.H748]/[.$H$7]" office:value-type="float" office:value="0.00893203883495145" calcext:value-type="float">
            <text:p>0.0089320388349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68" calcext:value-type="float">
            <text:p>2.968E-06</text:p>
          </table:table-cell>
          <table:table-cell office:value-type="float" office:value="2E+022" calcext:value-type="float">
            <text:p>2E+022</text:p>
          </table:table-cell>
          <table:table-cell table:formula="of:=[.F749]/[.$F$7]" office:value-type="float" office:value="0.00391389432485323" calcext:value-type="float">
            <text:p>0.003913894324853</text:p>
          </table:table-cell>
          <table:table-cell office:value-type="float" office:value="4.2E+022" calcext:value-type="float">
            <text:p>4.2E+022</text:p>
          </table:table-cell>
          <table:table-cell table:formula="of:=[.H749]/[.$H$7]" office:value-type="float" office:value="0.00815533980582524" calcext:value-type="float">
            <text:p>0.008155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72" calcext:value-type="float">
            <text:p>2.972E-06</text:p>
          </table:table-cell>
          <table:table-cell office:value-type="float" office:value="2E+022" calcext:value-type="float">
            <text:p>2E+022</text:p>
          </table:table-cell>
          <table:table-cell table:formula="of:=[.F750]/[.$F$7]" office:value-type="float" office:value="0.00391389432485323" calcext:value-type="float">
            <text:p>0.003913894324853</text:p>
          </table:table-cell>
          <table:table-cell office:value-type="float" office:value="4E+022" calcext:value-type="float">
            <text:p>4E+022</text:p>
          </table:table-cell>
          <table:table-cell table:formula="of:=[.H750]/[.$H$7]" office:value-type="float" office:value="0.00776699029126213" calcext:value-type="float">
            <text:p>0.00776699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76" calcext:value-type="float">
            <text:p>2.976E-06</text:p>
          </table:table-cell>
          <table:table-cell office:value-type="float" office:value="2E+022" calcext:value-type="float">
            <text:p>2E+022</text:p>
          </table:table-cell>
          <table:table-cell table:formula="of:=[.F751]/[.$F$7]" office:value-type="float" office:value="0.00391389432485323" calcext:value-type="float">
            <text:p>0.003913894324853</text:p>
          </table:table-cell>
          <table:table-cell office:value-type="float" office:value="4E+022" calcext:value-type="float">
            <text:p>4E+022</text:p>
          </table:table-cell>
          <table:table-cell table:formula="of:=[.H751]/[.$H$7]" office:value-type="float" office:value="0.00776699029126213" calcext:value-type="float">
            <text:p>0.00776699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8" calcext:value-type="float">
            <text:p>2.98E-06</text:p>
          </table:table-cell>
          <table:table-cell office:value-type="float" office:value="2E+022" calcext:value-type="float">
            <text:p>2E+022</text:p>
          </table:table-cell>
          <table:table-cell table:formula="of:=[.F752]/[.$F$7]" office:value-type="float" office:value="0.00391389432485323" calcext:value-type="float">
            <text:p>0.003913894324853</text:p>
          </table:table-cell>
          <table:table-cell office:value-type="float" office:value="4E+022" calcext:value-type="float">
            <text:p>4E+022</text:p>
          </table:table-cell>
          <table:table-cell table:formula="of:=[.H752]/[.$H$7]" office:value-type="float" office:value="0.00776699029126213" calcext:value-type="float">
            <text:p>0.00776699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84" calcext:value-type="float">
            <text:p>2.984E-06</text:p>
          </table:table-cell>
          <table:table-cell office:value-type="float" office:value="2E+022" calcext:value-type="float">
            <text:p>2E+022</text:p>
          </table:table-cell>
          <table:table-cell table:formula="of:=[.F753]/[.$F$7]" office:value-type="float" office:value="0.00391389432485323" calcext:value-type="float">
            <text:p>0.003913894324853</text:p>
          </table:table-cell>
          <table:table-cell office:value-type="float" office:value="3.8E+022" calcext:value-type="float">
            <text:p>3.8E+022</text:p>
          </table:table-cell>
          <table:table-cell table:formula="of:=[.H753]/[.$H$7]" office:value-type="float" office:value="0.00737864077669903" calcext:value-type="float">
            <text:p>0.007378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88" calcext:value-type="float">
            <text:p>2.988E-06</text:p>
          </table:table-cell>
          <table:table-cell office:value-type="float" office:value="2E+022" calcext:value-type="float">
            <text:p>2E+022</text:p>
          </table:table-cell>
          <table:table-cell table:formula="of:=[.F754]/[.$F$7]" office:value-type="float" office:value="0.00391389432485323" calcext:value-type="float">
            <text:p>0.003913894324853</text:p>
          </table:table-cell>
          <table:table-cell office:value-type="float" office:value="3.6E+022" calcext:value-type="float">
            <text:p>3.6E+022</text:p>
          </table:table-cell>
          <table:table-cell table:formula="of:=[.H754]/[.$H$7]" office:value-type="float" office:value="0.00699029126213592" calcext:value-type="float">
            <text:p>0.0069902912621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92" calcext:value-type="float">
            <text:p>2.992E-06</text:p>
          </table:table-cell>
          <table:table-cell office:value-type="float" office:value="1.9E+022" calcext:value-type="float">
            <text:p>1.9E+022</text:p>
          </table:table-cell>
          <table:table-cell table:formula="of:=[.F755]/[.$F$7]" office:value-type="float" office:value="0.00371819960861057" calcext:value-type="float">
            <text:p>0.003718199608611</text:p>
          </table:table-cell>
          <table:table-cell office:value-type="float" office:value="3.4E+022" calcext:value-type="float">
            <text:p>3.4E+022</text:p>
          </table:table-cell>
          <table:table-cell table:formula="of:=[.H755]/[.$H$7]" office:value-type="float" office:value="0.00660194174757281" calcext:value-type="float">
            <text:p>0.0066019417475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2996" calcext:value-type="float">
            <text:p>2.996E-06</text:p>
          </table:table-cell>
          <table:table-cell office:value-type="float" office:value="1.70001E+022" calcext:value-type="float">
            <text:p>1.70001E+022</text:p>
          </table:table-cell>
          <table:table-cell table:formula="of:=[.F756]/[.$F$7]" office:value-type="float" office:value="0.00332682974559687" calcext:value-type="float">
            <text:p>0.003326829745597</text:p>
          </table:table-cell>
          <table:table-cell office:value-type="float" office:value="3.20001E+022" calcext:value-type="float">
            <text:p>3.20001E+022</text:p>
          </table:table-cell>
          <table:table-cell table:formula="of:=[.H756]/[.$H$7]" office:value-type="float" office:value="0.00621361165048544" calcext:value-type="float">
            <text:p>0.0062136116504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" calcext:value-type="float">
            <text:p>3E-06</text:p>
          </table:table-cell>
          <table:table-cell office:value-type="float" office:value="1.5E+022" calcext:value-type="float">
            <text:p>1.5E+022</text:p>
          </table:table-cell>
          <table:table-cell table:formula="of:=[.F757]/[.$F$7]" office:value-type="float" office:value="0.00293542074363992" calcext:value-type="float">
            <text:p>0.00293542074364</text:p>
          </table:table-cell>
          <table:table-cell office:value-type="float" office:value="3E+022" calcext:value-type="float">
            <text:p>3E+022</text:p>
          </table:table-cell>
          <table:table-cell table:formula="of:=[.H757]/[.$H$7]" office:value-type="float" office:value="0.0058252427184466" calcext:value-type="float">
            <text:p>0.0058252427184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04" calcext:value-type="float">
            <text:p>3.004E-06</text:p>
          </table:table-cell>
          <table:table-cell office:value-type="float" office:value="1.1E+022" calcext:value-type="float">
            <text:p>1.1E+022</text:p>
          </table:table-cell>
          <table:table-cell table:formula="of:=[.F758]/[.$F$7]" office:value-type="float" office:value="0.00215264187866928" calcext:value-type="float">
            <text:p>0.002152641878669</text:p>
          </table:table-cell>
          <table:table-cell office:value-type="float" office:value="4.2E+022" calcext:value-type="float">
            <text:p>4.2E+022</text:p>
          </table:table-cell>
          <table:table-cell table:formula="of:=[.H758]/[.$H$7]" office:value-type="float" office:value="0.00815533980582524" calcext:value-type="float">
            <text:p>0.008155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08" calcext:value-type="float">
            <text:p>3.008E-06</text:p>
          </table:table-cell>
          <table:table-cell office:value-type="float" office:value="7E+021" calcext:value-type="float">
            <text:p>7E+021</text:p>
          </table:table-cell>
          <table:table-cell table:formula="of:=[.F759]/[.$F$7]" office:value-type="float" office:value="0.00136986301369863" calcext:value-type="float">
            <text:p>0.001369863013699</text:p>
          </table:table-cell>
          <table:table-cell office:value-type="float" office:value="5.4E+022" calcext:value-type="float">
            <text:p>5.4E+022</text:p>
          </table:table-cell>
          <table:table-cell table:formula="of:=[.H759]/[.$H$7]" office:value-type="float" office:value="0.0104854368932039" calcext:value-type="float">
            <text:p>0.0104854368932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12" calcext:value-type="float">
            <text:p>3.012E-06</text:p>
          </table:table-cell>
          <table:table-cell office:value-type="float" office:value="9E+021" calcext:value-type="float">
            <text:p>9E+021</text:p>
          </table:table-cell>
          <table:table-cell table:formula="of:=[.F760]/[.$F$7]" office:value-type="float" office:value="0.00176125244618395" calcext:value-type="float">
            <text:p>0.001761252446184</text:p>
          </table:table-cell>
          <table:table-cell office:value-type="float" office:value="6.2E+022" calcext:value-type="float">
            <text:p>6.2E+022</text:p>
          </table:table-cell>
          <table:table-cell table:formula="of:=[.H760]/[.$H$7]" office:value-type="float" office:value="0.0120388349514563" calcext:value-type="float">
            <text:p>0.0120388349514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16" calcext:value-type="float">
            <text:p>3.016E-06</text:p>
          </table:table-cell>
          <table:table-cell office:value-type="float" office:value="1.7E+022" calcext:value-type="float">
            <text:p>1.7E+022</text:p>
          </table:table-cell>
          <table:table-cell table:formula="of:=[.F761]/[.$F$7]" office:value-type="float" office:value="0.00332681017612524" calcext:value-type="float">
            <text:p>0.003326810176125</text:p>
          </table:table-cell>
          <table:table-cell office:value-type="float" office:value="6.6E+022" calcext:value-type="float">
            <text:p>6.6E+022</text:p>
          </table:table-cell>
          <table:table-cell table:formula="of:=[.H761]/[.$H$7]" office:value-type="float" office:value="0.0128155339805825" calcext:value-type="float">
            <text:p>0.0128155339805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2" calcext:value-type="float">
            <text:p>3.02E-06</text:p>
          </table:table-cell>
          <table:table-cell office:value-type="float" office:value="2.5E+022" calcext:value-type="float">
            <text:p>2.5E+022</text:p>
          </table:table-cell>
          <table:table-cell table:formula="of:=[.F762]/[.$F$7]" office:value-type="float" office:value="0.00489236790606654" calcext:value-type="float">
            <text:p>0.004892367906067</text:p>
          </table:table-cell>
          <table:table-cell office:value-type="float" office:value="7E+022" calcext:value-type="float">
            <text:p>7E+022</text:p>
          </table:table-cell>
          <table:table-cell table:formula="of:=[.H762]/[.$H$7]" office:value-type="float" office:value="0.0135922330097087" calcext:value-type="float">
            <text:p>0.01359223300970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24" calcext:value-type="float">
            <text:p>3.024E-06</text:p>
          </table:table-cell>
          <table:table-cell office:value-type="float" office:value="2.70001E+022" calcext:value-type="float">
            <text:p>2.70001E+022</text:p>
          </table:table-cell>
          <table:table-cell table:formula="of:=[.F763]/[.$F$7]" office:value-type="float" office:value="0.00528377690802348" calcext:value-type="float">
            <text:p>0.005283776908023</text:p>
          </table:table-cell>
          <table:table-cell office:value-type="float" office:value="5.99997E+022" calcext:value-type="float">
            <text:p>5.99997E+022</text:p>
          </table:table-cell>
          <table:table-cell table:formula="of:=[.H763]/[.$H$7]" office:value-type="float" office:value="0.011650427184466" calcext:value-type="float">
            <text:p>0.011650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28" calcext:value-type="float">
            <text:p>3.028E-06</text:p>
          </table:table-cell>
          <table:table-cell office:value-type="float" office:value="2.9E+022" calcext:value-type="float">
            <text:p>2.9E+022</text:p>
          </table:table-cell>
          <table:table-cell table:formula="of:=[.F764]/[.$F$7]" office:value-type="float" office:value="0.00567514677103718" calcext:value-type="float">
            <text:p>0.005675146771037</text:p>
          </table:table-cell>
          <table:table-cell office:value-type="float" office:value="4.99999E+022" calcext:value-type="float">
            <text:p>4.99999E+022</text:p>
          </table:table-cell>
          <table:table-cell table:formula="of:=[.H764]/[.$H$7]" office:value-type="float" office:value="0.00970871844660194" calcext:value-type="float">
            <text:p>0.009708718446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32" calcext:value-type="float">
            <text:p>3.032E-06</text:p>
          </table:table-cell>
          <table:table-cell office:value-type="float" office:value="2.7E+022" calcext:value-type="float">
            <text:p>2.7E+022</text:p>
          </table:table-cell>
          <table:table-cell table:formula="of:=[.F765]/[.$F$7]" office:value-type="float" office:value="0.00528375733855186" calcext:value-type="float">
            <text:p>0.005283757338552</text:p>
          </table:table-cell>
          <table:table-cell office:value-type="float" office:value="4.4E+022" calcext:value-type="float">
            <text:p>4.4E+022</text:p>
          </table:table-cell>
          <table:table-cell table:formula="of:=[.H765]/[.$H$7]" office:value-type="float" office:value="0.00854368932038835" calcext:value-type="float">
            <text:p>0.008543689320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36" calcext:value-type="float">
            <text:p>3.036E-06</text:p>
          </table:table-cell>
          <table:table-cell office:value-type="float" office:value="2.1E+022" calcext:value-type="float">
            <text:p>2.1E+022</text:p>
          </table:table-cell>
          <table:table-cell table:formula="of:=[.F766]/[.$F$7]" office:value-type="float" office:value="0.00410958904109589" calcext:value-type="float">
            <text:p>0.004109589041096</text:p>
          </table:table-cell>
          <table:table-cell office:value-type="float" office:value="4.2E+022" calcext:value-type="float">
            <text:p>4.2E+022</text:p>
          </table:table-cell>
          <table:table-cell table:formula="of:=[.H766]/[.$H$7]" office:value-type="float" office:value="0.00815533980582524" calcext:value-type="float">
            <text:p>0.008155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4" calcext:value-type="float">
            <text:p>3.04E-06</text:p>
          </table:table-cell>
          <table:table-cell office:value-type="float" office:value="1.5E+022" calcext:value-type="float">
            <text:p>1.5E+022</text:p>
          </table:table-cell>
          <table:table-cell table:formula="of:=[.F767]/[.$F$7]" office:value-type="float" office:value="0.00293542074363992" calcext:value-type="float">
            <text:p>0.00293542074364</text:p>
          </table:table-cell>
          <table:table-cell office:value-type="float" office:value="4E+022" calcext:value-type="float">
            <text:p>4E+022</text:p>
          </table:table-cell>
          <table:table-cell table:formula="of:=[.H767]/[.$H$7]" office:value-type="float" office:value="0.00776699029126213" calcext:value-type="float">
            <text:p>0.00776699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44" calcext:value-type="float">
            <text:p>3.044E-06</text:p>
          </table:table-cell>
          <table:table-cell office:value-type="float" office:value="1.90001E+022" calcext:value-type="float">
            <text:p>1.90001E+022</text:p>
          </table:table-cell>
          <table:table-cell table:formula="of:=[.F768]/[.$F$7]" office:value-type="float" office:value="0.00371821917808219" calcext:value-type="float">
            <text:p>0.003718219178082</text:p>
          </table:table-cell>
          <table:table-cell office:value-type="float" office:value="3.59999E+022" calcext:value-type="float">
            <text:p>3.59999E+022</text:p>
          </table:table-cell>
          <table:table-cell table:formula="of:=[.H768]/[.$H$7]" office:value-type="float" office:value="0.00699027184466019" calcext:value-type="float">
            <text:p>0.006990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48" calcext:value-type="float">
            <text:p>3.048E-06</text:p>
          </table:table-cell>
          <table:table-cell office:value-type="float" office:value="2.3E+022" calcext:value-type="float">
            <text:p>2.3E+022</text:p>
          </table:table-cell>
          <table:table-cell table:formula="of:=[.F769]/[.$F$7]" office:value-type="float" office:value="0.00450097847358121" calcext:value-type="float">
            <text:p>0.004500978473581</text:p>
          </table:table-cell>
          <table:table-cell office:value-type="float" office:value="3.2E+022" calcext:value-type="float">
            <text:p>3.2E+022</text:p>
          </table:table-cell>
          <table:table-cell table:formula="of:=[.H769]/[.$H$7]" office:value-type="float" office:value="0.00621359223300971" calcext:value-type="float">
            <text:p>0.0062135922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52" calcext:value-type="float">
            <text:p>3.052E-06</text:p>
          </table:table-cell>
          <table:table-cell office:value-type="float" office:value="2.6E+022" calcext:value-type="float">
            <text:p>2.6E+022</text:p>
          </table:table-cell>
          <table:table-cell table:formula="of:=[.F770]/[.$F$7]" office:value-type="float" office:value="0.0050880626223092" calcext:value-type="float">
            <text:p>0.005088062622309</text:p>
          </table:table-cell>
          <table:table-cell office:value-type="float" office:value="2.8E+022" calcext:value-type="float">
            <text:p>2.8E+022</text:p>
          </table:table-cell>
          <table:table-cell table:formula="of:=[.H770]/[.$H$7]" office:value-type="float" office:value="0.00543689320388349" calcext:value-type="float">
            <text:p>0.005436893203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56" calcext:value-type="float">
            <text:p>3.056E-06</text:p>
          </table:table-cell>
          <table:table-cell office:value-type="float" office:value="2.8E+022" calcext:value-type="float">
            <text:p>2.8E+022</text:p>
          </table:table-cell>
          <table:table-cell table:formula="of:=[.F771]/[.$F$7]" office:value-type="float" office:value="0.00547945205479452" calcext:value-type="float">
            <text:p>0.005479452054795</text:p>
          </table:table-cell>
          <table:table-cell office:value-type="float" office:value="2.4E+022" calcext:value-type="float">
            <text:p>2.4E+022</text:p>
          </table:table-cell>
          <table:table-cell table:formula="of:=[.H771]/[.$H$7]" office:value-type="float" office:value="0.00466019417475728" calcext:value-type="float">
            <text:p>0.004660194174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6" calcext:value-type="float">
            <text:p>3.06E-06</text:p>
          </table:table-cell>
          <table:table-cell office:value-type="float" office:value="3E+022" calcext:value-type="float">
            <text:p>3E+022</text:p>
          </table:table-cell>
          <table:table-cell table:formula="of:=[.F772]/[.$F$7]" office:value-type="float" office:value="0.00587084148727984" calcext:value-type="float">
            <text:p>0.00587084148728</text:p>
          </table:table-cell>
          <table:table-cell office:value-type="float" office:value="2E+022" calcext:value-type="float">
            <text:p>2E+022</text:p>
          </table:table-cell>
          <table:table-cell table:formula="of:=[.H772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64" calcext:value-type="float">
            <text:p>3.064E-06</text:p>
          </table:table-cell>
          <table:table-cell office:value-type="float" office:value="2.20002E+022" calcext:value-type="float">
            <text:p>2.20002E+022</text:p>
          </table:table-cell>
          <table:table-cell table:formula="of:=[.F773]/[.$F$7]" office:value-type="float" office:value="0.0043053228962818" calcext:value-type="float">
            <text:p>0.004305322896282</text:p>
          </table:table-cell>
          <table:table-cell office:value-type="float" office:value="2.39999E+022" calcext:value-type="float">
            <text:p>2.39999E+022</text:p>
          </table:table-cell>
          <table:table-cell table:formula="of:=[.H773]/[.$H$7]" office:value-type="float" office:value="0.00466017475728155" calcext:value-type="float">
            <text:p>0.0046601747572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68" calcext:value-type="float">
            <text:p>3.068E-06</text:p>
          </table:table-cell>
          <table:table-cell office:value-type="float" office:value="1.39999E+022" calcext:value-type="float">
            <text:p>1.39999E+022</text:p>
          </table:table-cell>
          <table:table-cell table:formula="of:=[.F774]/[.$F$7]" office:value-type="float" office:value="0.00273970645792564" calcext:value-type="float">
            <text:p>0.002739706457926</text:p>
          </table:table-cell>
          <table:table-cell office:value-type="float" office:value="2.8E+022" calcext:value-type="float">
            <text:p>2.8E+022</text:p>
          </table:table-cell>
          <table:table-cell table:formula="of:=[.H774]/[.$H$7]" office:value-type="float" office:value="0.00543689320388349" calcext:value-type="float">
            <text:p>0.005436893203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72" calcext:value-type="float">
            <text:p>3.072E-06</text:p>
          </table:table-cell>
          <table:table-cell office:value-type="float" office:value="1E+022" calcext:value-type="float">
            <text:p>1E+022</text:p>
          </table:table-cell>
          <table:table-cell table:formula="of:=[.F775]/[.$F$7]" office:value-type="float" office:value="0.00195694716242661" calcext:value-type="float">
            <text:p>0.001956947162427</text:p>
          </table:table-cell>
          <table:table-cell office:value-type="float" office:value="3E+022" calcext:value-type="float">
            <text:p>3E+022</text:p>
          </table:table-cell>
          <table:table-cell table:formula="of:=[.H775]/[.$H$7]" office:value-type="float" office:value="0.0058252427184466" calcext:value-type="float">
            <text:p>0.0058252427184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76" calcext:value-type="float">
            <text:p>3.076E-06</text:p>
          </table:table-cell>
          <table:table-cell office:value-type="float" office:value="1E+022" calcext:value-type="float">
            <text:p>1E+022</text:p>
          </table:table-cell>
          <table:table-cell table:formula="of:=[.F776]/[.$F$7]" office:value-type="float" office:value="0.00195694716242661" calcext:value-type="float">
            <text:p>0.001956947162427</text:p>
          </table:table-cell>
          <table:table-cell office:value-type="float" office:value="3E+022" calcext:value-type="float">
            <text:p>3E+022</text:p>
          </table:table-cell>
          <table:table-cell table:formula="of:=[.H776]/[.$H$7]" office:value-type="float" office:value="0.0058252427184466" calcext:value-type="float">
            <text:p>0.0058252427184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8" calcext:value-type="float">
            <text:p>3.08E-06</text:p>
          </table:table-cell>
          <table:table-cell office:value-type="float" office:value="1E+022" calcext:value-type="float">
            <text:p>1E+022</text:p>
          </table:table-cell>
          <table:table-cell table:formula="of:=[.F777]/[.$F$7]" office:value-type="float" office:value="0.00195694716242661" calcext:value-type="float">
            <text:p>0.001956947162427</text:p>
          </table:table-cell>
          <table:table-cell office:value-type="float" office:value="3E+022" calcext:value-type="float">
            <text:p>3E+022</text:p>
          </table:table-cell>
          <table:table-cell table:formula="of:=[.H777]/[.$H$7]" office:value-type="float" office:value="0.0058252427184466" calcext:value-type="float">
            <text:p>0.0058252427184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84" calcext:value-type="float">
            <text:p>3.084E-06</text:p>
          </table:table-cell>
          <table:table-cell office:value-type="float" office:value="1.59999E+022" calcext:value-type="float">
            <text:p>1.59999E+022</text:p>
          </table:table-cell>
          <table:table-cell table:formula="of:=[.F778]/[.$F$7]" office:value-type="float" office:value="0.00313109589041096" calcext:value-type="float">
            <text:p>0.003131095890411</text:p>
          </table:table-cell>
          <table:table-cell office:value-type="float" office:value="3E+022" calcext:value-type="float">
            <text:p>3E+022</text:p>
          </table:table-cell>
          <table:table-cell table:formula="of:=[.H778]/[.$H$7]" office:value-type="float" office:value="0.0058252427184466" calcext:value-type="float">
            <text:p>0.0058252427184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88" calcext:value-type="float">
            <text:p>3.088E-06</text:p>
          </table:table-cell>
          <table:table-cell office:value-type="float" office:value="2.20001E+022" calcext:value-type="float">
            <text:p>2.20001E+022</text:p>
          </table:table-cell>
          <table:table-cell table:formula="of:=[.F779]/[.$F$7]" office:value-type="float" office:value="0.00430530332681018" calcext:value-type="float">
            <text:p>0.00430530332681</text:p>
          </table:table-cell>
          <table:table-cell office:value-type="float" office:value="3E+022" calcext:value-type="float">
            <text:p>3E+022</text:p>
          </table:table-cell>
          <table:table-cell table:formula="of:=[.H779]/[.$H$7]" office:value-type="float" office:value="0.0058252427184466" calcext:value-type="float">
            <text:p>0.0058252427184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92" calcext:value-type="float">
            <text:p>3.092E-06</text:p>
          </table:table-cell>
          <table:table-cell office:value-type="float" office:value="2.6E+022" calcext:value-type="float">
            <text:p>2.6E+022</text:p>
          </table:table-cell>
          <table:table-cell table:formula="of:=[.F780]/[.$F$7]" office:value-type="float" office:value="0.0050880626223092" calcext:value-type="float">
            <text:p>0.005088062622309</text:p>
          </table:table-cell>
          <table:table-cell office:value-type="float" office:value="2.9E+022" calcext:value-type="float">
            <text:p>2.9E+022</text:p>
          </table:table-cell>
          <table:table-cell table:formula="of:=[.H780]/[.$H$7]" office:value-type="float" office:value="0.00563106796116505" calcext:value-type="float">
            <text:p>0.0056310679611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096" calcext:value-type="float">
            <text:p>3.096E-06</text:p>
          </table:table-cell>
          <table:table-cell office:value-type="float" office:value="2.8E+022" calcext:value-type="float">
            <text:p>2.8E+022</text:p>
          </table:table-cell>
          <table:table-cell table:formula="of:=[.F781]/[.$F$7]" office:value-type="float" office:value="0.00547945205479452" calcext:value-type="float">
            <text:p>0.005479452054795</text:p>
          </table:table-cell>
          <table:table-cell office:value-type="float" office:value="2.7E+022" calcext:value-type="float">
            <text:p>2.7E+022</text:p>
          </table:table-cell>
          <table:table-cell table:formula="of:=[.H781]/[.$H$7]" office:value-type="float" office:value="0.00524271844660194" calcext:value-type="float">
            <text:p>0.005242718446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" calcext:value-type="float">
            <text:p>3.1E-06</text:p>
          </table:table-cell>
          <table:table-cell office:value-type="float" office:value="3E+022" calcext:value-type="float">
            <text:p>3E+022</text:p>
          </table:table-cell>
          <table:table-cell table:formula="of:=[.F782]/[.$F$7]" office:value-type="float" office:value="0.00587084148727984" calcext:value-type="float">
            <text:p>0.00587084148728</text:p>
          </table:table-cell>
          <table:table-cell office:value-type="float" office:value="2.5E+022" calcext:value-type="float">
            <text:p>2.5E+022</text:p>
          </table:table-cell>
          <table:table-cell table:formula="of:=[.H782]/[.$H$7]" office:value-type="float" office:value="0.00485436893203883" calcext:value-type="float">
            <text:p>0.004854368932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04" calcext:value-type="float">
            <text:p>3.104E-06</text:p>
          </table:table-cell>
          <table:table-cell office:value-type="float" office:value="2.60001E+022" calcext:value-type="float">
            <text:p>2.60001E+022</text:p>
          </table:table-cell>
          <table:table-cell table:formula="of:=[.F783]/[.$F$7]" office:value-type="float" office:value="0.00508808219178082" calcext:value-type="float">
            <text:p>0.005088082191781</text:p>
          </table:table-cell>
          <table:table-cell office:value-type="float" office:value="3.09999E+022" calcext:value-type="float">
            <text:p>3.09999E+022</text:p>
          </table:table-cell>
          <table:table-cell table:formula="of:=[.H783]/[.$H$7]" office:value-type="float" office:value="0.00601939805825243" calcext:value-type="float">
            <text:p>0.0060193980582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08" calcext:value-type="float">
            <text:p>3.108E-06</text:p>
          </table:table-cell>
          <table:table-cell office:value-type="float" office:value="2.2E+022" calcext:value-type="float">
            <text:p>2.2E+022</text:p>
          </table:table-cell>
          <table:table-cell table:formula="of:=[.F784]/[.$F$7]" office:value-type="float" office:value="0.00430528375733855" calcext:value-type="float">
            <text:p>0.004305283757339</text:p>
          </table:table-cell>
          <table:table-cell office:value-type="float" office:value="3.70001E+022" calcext:value-type="float">
            <text:p>3.70001E+022</text:p>
          </table:table-cell>
          <table:table-cell table:formula="of:=[.H784]/[.$H$7]" office:value-type="float" office:value="0.0071844854368932" calcext:value-type="float">
            <text:p>0.0071844854368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12" calcext:value-type="float">
            <text:p>3.112E-06</text:p>
          </table:table-cell>
          <table:table-cell office:value-type="float" office:value="1.7E+022" calcext:value-type="float">
            <text:p>1.7E+022</text:p>
          </table:table-cell>
          <table:table-cell table:formula="of:=[.F785]/[.$F$7]" office:value-type="float" office:value="0.00332681017612524" calcext:value-type="float">
            <text:p>0.003326810176125</text:p>
          </table:table-cell>
          <table:table-cell office:value-type="float" office:value="4.1E+022" calcext:value-type="float">
            <text:p>4.1E+022</text:p>
          </table:table-cell>
          <table:table-cell table:formula="of:=[.H785]/[.$H$7]" office:value-type="float" office:value="0.00796116504854369" calcext:value-type="float">
            <text:p>0.0079611650485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16" calcext:value-type="float">
            <text:p>3.116E-06</text:p>
          </table:table-cell>
          <table:table-cell office:value-type="float" office:value="1.1E+022" calcext:value-type="float">
            <text:p>1.1E+022</text:p>
          </table:table-cell>
          <table:table-cell table:formula="of:=[.F786]/[.$F$7]" office:value-type="float" office:value="0.00215264187866928" calcext:value-type="float">
            <text:p>0.002152641878669</text:p>
          </table:table-cell>
          <table:table-cell office:value-type="float" office:value="4.3E+022" calcext:value-type="float">
            <text:p>4.3E+022</text:p>
          </table:table-cell>
          <table:table-cell table:formula="of:=[.H786]/[.$H$7]" office:value-type="float" office:value="0.0083495145631068" calcext:value-type="float">
            <text:p>0.0083495145631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2" calcext:value-type="float">
            <text:p>3.12E-06</text:p>
          </table:table-cell>
          <table:table-cell office:value-type="float" office:value="5E+021" calcext:value-type="float">
            <text:p>5E+021</text:p>
          </table:table-cell>
          <table:table-cell table:formula="of:=[.F787]/[.$F$7]" office:value-type="float" office:value="0.000978473581213307" calcext:value-type="float">
            <text:p>0.000978473581213</text:p>
          </table:table-cell>
          <table:table-cell office:value-type="float" office:value="4.5E+022" calcext:value-type="float">
            <text:p>4.5E+022</text:p>
          </table:table-cell>
          <table:table-cell table:formula="of:=[.H787]/[.$H$7]" office:value-type="float" office:value="0.0087378640776699" calcext:value-type="float">
            <text:p>0.00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24" calcext:value-type="float">
            <text:p>3.124E-06</text:p>
          </table:table-cell>
          <table:table-cell office:value-type="float" office:value="3.00005E+021" calcext:value-type="float">
            <text:p>3.00005E+021</text:p>
          </table:table-cell>
          <table:table-cell table:formula="of:=[.F788]/[.$F$7]" office:value-type="float" office:value="0.000587093933463796" calcext:value-type="float">
            <text:p>0.000587093933464</text:p>
          </table:table-cell>
          <table:table-cell office:value-type="float" office:value="4.3E+022" calcext:value-type="float">
            <text:p>4.3E+022</text:p>
          </table:table-cell>
          <table:table-cell table:formula="of:=[.H788]/[.$H$7]" office:value-type="float" office:value="0.0083495145631068" calcext:value-type="float">
            <text:p>0.0083495145631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28" calcext:value-type="float">
            <text:p>3.128E-06</text:p>
          </table:table-cell>
          <table:table-cell office:value-type="float" office:value="1.00009E+021" calcext:value-type="float">
            <text:p>1.00009E+021</text:p>
          </table:table-cell>
          <table:table-cell table:formula="of:=[.F789]/[.$F$7]" office:value-type="float" office:value="0.000195712328767123" calcext:value-type="float">
            <text:p>0.000195712328767</text:p>
          </table:table-cell>
          <table:table-cell office:value-type="float" office:value="4.10001E+022" calcext:value-type="float">
            <text:p>4.10001E+022</text:p>
          </table:table-cell>
          <table:table-cell table:formula="of:=[.H789]/[.$H$7]" office:value-type="float" office:value="0.00796118446601942" calcext:value-type="float">
            <text:p>0.007961184466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32" calcext:value-type="float">
            <text:p>3.132E-06</text:p>
          </table:table-cell>
          <table:table-cell office:value-type="float" office:value="2E+021" calcext:value-type="float">
            <text:p>2E+021</text:p>
          </table:table-cell>
          <table:table-cell table:formula="of:=[.F790]/[.$F$7]" office:value-type="float" office:value="0.000391389432485323" calcext:value-type="float">
            <text:p>0.000391389432485</text:p>
          </table:table-cell>
          <table:table-cell office:value-type="float" office:value="4.1E+022" calcext:value-type="float">
            <text:p>4.1E+022</text:p>
          </table:table-cell>
          <table:table-cell table:formula="of:=[.H790]/[.$H$7]" office:value-type="float" office:value="0.00796116504854369" calcext:value-type="float">
            <text:p>0.0079611650485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36" calcext:value-type="float">
            <text:p>3.136E-06</text:p>
          </table:table-cell>
          <table:table-cell office:value-type="float" office:value="6E+021" calcext:value-type="float">
            <text:p>6E+021</text:p>
          </table:table-cell>
          <table:table-cell table:formula="of:=[.F791]/[.$F$7]" office:value-type="float" office:value="0.00117416829745597" calcext:value-type="float">
            <text:p>0.001174168297456</text:p>
          </table:table-cell>
          <table:table-cell office:value-type="float" office:value="4.3E+022" calcext:value-type="float">
            <text:p>4.3E+022</text:p>
          </table:table-cell>
          <table:table-cell table:formula="of:=[.H791]/[.$H$7]" office:value-type="float" office:value="0.0083495145631068" calcext:value-type="float">
            <text:p>0.0083495145631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4" calcext:value-type="float">
            <text:p>3.14E-06</text:p>
          </table:table-cell>
          <table:table-cell office:value-type="float" office:value="1E+022" calcext:value-type="float">
            <text:p>1E+022</text:p>
          </table:table-cell>
          <table:table-cell table:formula="of:=[.F792]/[.$F$7]" office:value-type="float" office:value="0.00195694716242661" calcext:value-type="float">
            <text:p>0.001956947162427</text:p>
          </table:table-cell>
          <table:table-cell office:value-type="float" office:value="4.5E+022" calcext:value-type="float">
            <text:p>4.5E+022</text:p>
          </table:table-cell>
          <table:table-cell table:formula="of:=[.H792]/[.$H$7]" office:value-type="float" office:value="0.0087378640776699" calcext:value-type="float">
            <text:p>0.0087378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44" calcext:value-type="float">
            <text:p>3.144E-06</text:p>
          </table:table-cell>
          <table:table-cell office:value-type="float" office:value="1.59999E+022" calcext:value-type="float">
            <text:p>1.59999E+022</text:p>
          </table:table-cell>
          <table:table-cell table:formula="of:=[.F793]/[.$F$7]" office:value-type="float" office:value="0.00313109589041096" calcext:value-type="float">
            <text:p>0.003131095890411</text:p>
          </table:table-cell>
          <table:table-cell office:value-type="float" office:value="3.70002E+022" calcext:value-type="float">
            <text:p>3.70002E+022</text:p>
          </table:table-cell>
          <table:table-cell table:formula="of:=[.H793]/[.$H$7]" office:value-type="float" office:value="0.00718450485436893" calcext:value-type="float">
            <text:p>0.0071845048543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48" calcext:value-type="float">
            <text:p>3.148E-06</text:p>
          </table:table-cell>
          <table:table-cell office:value-type="float" office:value="2.19997E+022" calcext:value-type="float">
            <text:p>2.19997E+022</text:p>
          </table:table-cell>
          <table:table-cell table:formula="of:=[.F794]/[.$F$7]" office:value-type="float" office:value="0.00430522504892368" calcext:value-type="float">
            <text:p>0.004305225048924</text:p>
          </table:table-cell>
          <table:table-cell office:value-type="float" office:value="2.90004E+022" calcext:value-type="float">
            <text:p>2.90004E+022</text:p>
          </table:table-cell>
          <table:table-cell table:formula="of:=[.H794]/[.$H$7]" office:value-type="float" office:value="0.00563114563106796" calcext:value-type="float">
            <text:p>0.005631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52" calcext:value-type="float">
            <text:p>3.152E-06</text:p>
          </table:table-cell>
          <table:table-cell office:value-type="float" office:value="2.3E+022" calcext:value-type="float">
            <text:p>2.3E+022</text:p>
          </table:table-cell>
          <table:table-cell table:formula="of:=[.F795]/[.$F$7]" office:value-type="float" office:value="0.00450097847358121" calcext:value-type="float">
            <text:p>0.004500978473581</text:p>
          </table:table-cell>
          <table:table-cell office:value-type="float" office:value="2.5E+022" calcext:value-type="float">
            <text:p>2.5E+022</text:p>
          </table:table-cell>
          <table:table-cell table:formula="of:=[.H795]/[.$H$7]" office:value-type="float" office:value="0.00485436893203883" calcext:value-type="float">
            <text:p>0.004854368932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56" calcext:value-type="float">
            <text:p>3.156E-06</text:p>
          </table:table-cell>
          <table:table-cell office:value-type="float" office:value="1.9E+022" calcext:value-type="float">
            <text:p>1.9E+022</text:p>
          </table:table-cell>
          <table:table-cell table:formula="of:=[.F796]/[.$F$7]" office:value-type="float" office:value="0.00371819960861057" calcext:value-type="float">
            <text:p>0.003718199608611</text:p>
          </table:table-cell>
          <table:table-cell office:value-type="float" office:value="2.5E+022" calcext:value-type="float">
            <text:p>2.5E+022</text:p>
          </table:table-cell>
          <table:table-cell table:formula="of:=[.H796]/[.$H$7]" office:value-type="float" office:value="0.00485436893203883" calcext:value-type="float">
            <text:p>0.004854368932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6" calcext:value-type="float">
            <text:p>3.16E-06</text:p>
          </table:table-cell>
          <table:table-cell office:value-type="float" office:value="1.5E+022" calcext:value-type="float">
            <text:p>1.5E+022</text:p>
          </table:table-cell>
          <table:table-cell table:formula="of:=[.F797]/[.$F$7]" office:value-type="float" office:value="0.00293542074363992" calcext:value-type="float">
            <text:p>0.00293542074364</text:p>
          </table:table-cell>
          <table:table-cell office:value-type="float" office:value="2.5E+022" calcext:value-type="float">
            <text:p>2.5E+022</text:p>
          </table:table-cell>
          <table:table-cell table:formula="of:=[.H797]/[.$H$7]" office:value-type="float" office:value="0.00485436893203883" calcext:value-type="float">
            <text:p>0.004854368932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64" calcext:value-type="float">
            <text:p>3.164E-06</text:p>
          </table:table-cell>
          <table:table-cell office:value-type="float" office:value="1.1E+022" calcext:value-type="float">
            <text:p>1.1E+022</text:p>
          </table:table-cell>
          <table:table-cell table:formula="of:=[.F798]/[.$F$7]" office:value-type="float" office:value="0.00215264187866928" calcext:value-type="float">
            <text:p>0.002152641878669</text:p>
          </table:table-cell>
          <table:table-cell office:value-type="float" office:value="2.7E+022" calcext:value-type="float">
            <text:p>2.7E+022</text:p>
          </table:table-cell>
          <table:table-cell table:formula="of:=[.H798]/[.$H$7]" office:value-type="float" office:value="0.00524271844660194" calcext:value-type="float">
            <text:p>0.005242718446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68" calcext:value-type="float">
            <text:p>3.168E-06</text:p>
          </table:table-cell>
          <table:table-cell office:value-type="float" office:value="7E+021" calcext:value-type="float">
            <text:p>7E+021</text:p>
          </table:table-cell>
          <table:table-cell table:formula="of:=[.F799]/[.$F$7]" office:value-type="float" office:value="0.00136986301369863" calcext:value-type="float">
            <text:p>0.001369863013699</text:p>
          </table:table-cell>
          <table:table-cell office:value-type="float" office:value="2.9E+022" calcext:value-type="float">
            <text:p>2.9E+022</text:p>
          </table:table-cell>
          <table:table-cell table:formula="of:=[.H799]/[.$H$7]" office:value-type="float" office:value="0.00563106796116505" calcext:value-type="float">
            <text:p>0.0056310679611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72" calcext:value-type="float">
            <text:p>3.172E-06</text:p>
          </table:table-cell>
          <table:table-cell office:value-type="float" office:value="5.99998E+021" calcext:value-type="float">
            <text:p>5.99998E+021</text:p>
          </table:table-cell>
          <table:table-cell table:formula="of:=[.F800]/[.$F$7]" office:value-type="float" office:value="0.00117416438356164" calcext:value-type="float">
            <text:p>0.001174164383562</text:p>
          </table:table-cell>
          <table:table-cell office:value-type="float" office:value="2.8E+022" calcext:value-type="float">
            <text:p>2.8E+022</text:p>
          </table:table-cell>
          <table:table-cell table:formula="of:=[.H800]/[.$H$7]" office:value-type="float" office:value="0.00543689320388349" calcext:value-type="float">
            <text:p>0.005436893203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76" calcext:value-type="float">
            <text:p>3.176E-06</text:p>
          </table:table-cell>
          <table:table-cell office:value-type="float" office:value="8.00005E+021" calcext:value-type="float">
            <text:p>8.00005E+021</text:p>
          </table:table-cell>
          <table:table-cell table:formula="of:=[.F801]/[.$F$7]" office:value-type="float" office:value="0.0015655675146771" calcext:value-type="float">
            <text:p>0.001565567514677</text:p>
          </table:table-cell>
          <table:table-cell office:value-type="float" office:value="2.39999E+022" calcext:value-type="float">
            <text:p>2.39999E+022</text:p>
          </table:table-cell>
          <table:table-cell table:formula="of:=[.H801]/[.$H$7]" office:value-type="float" office:value="0.00466017475728155" calcext:value-type="float">
            <text:p>0.0046601747572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8" calcext:value-type="float">
            <text:p>3.18E-06</text:p>
          </table:table-cell>
          <table:table-cell office:value-type="float" office:value="1E+022" calcext:value-type="float">
            <text:p>1E+022</text:p>
          </table:table-cell>
          <table:table-cell table:formula="of:=[.F802]/[.$F$7]" office:value-type="float" office:value="0.00195694716242661" calcext:value-type="float">
            <text:p>0.001956947162427</text:p>
          </table:table-cell>
          <table:table-cell office:value-type="float" office:value="2E+022" calcext:value-type="float">
            <text:p>2E+022</text:p>
          </table:table-cell>
          <table:table-cell table:formula="of:=[.H802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84" calcext:value-type="float">
            <text:p>3.184E-06</text:p>
          </table:table-cell>
          <table:table-cell office:value-type="float" office:value="1E+022" calcext:value-type="float">
            <text:p>1E+022</text:p>
          </table:table-cell>
          <table:table-cell table:formula="of:=[.F803]/[.$F$7]" office:value-type="float" office:value="0.00195694716242661" calcext:value-type="float">
            <text:p>0.001956947162427</text:p>
          </table:table-cell>
          <table:table-cell office:value-type="float" office:value="1.8E+022" calcext:value-type="float">
            <text:p>1.8E+022</text:p>
          </table:table-cell>
          <table:table-cell table:formula="of:=[.H803]/[.$H$7]" office:value-type="float" office:value="0.00349514563106796" calcext:value-type="float">
            <text:p>0.00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88" calcext:value-type="float">
            <text:p>3.188E-06</text:p>
          </table:table-cell>
          <table:table-cell office:value-type="float" office:value="1E+022" calcext:value-type="float">
            <text:p>1E+022</text:p>
          </table:table-cell>
          <table:table-cell table:formula="of:=[.F804]/[.$F$7]" office:value-type="float" office:value="0.00195694716242661" calcext:value-type="float">
            <text:p>0.001956947162427</text:p>
          </table:table-cell>
          <table:table-cell office:value-type="float" office:value="1.6E+022" calcext:value-type="float">
            <text:p>1.6E+022</text:p>
          </table:table-cell>
          <table:table-cell table:formula="of:=[.H804]/[.$H$7]" office:value-type="float" office:value="0.00310679611650485" calcext:value-type="float">
            <text:p>0.0031067961165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92" calcext:value-type="float">
            <text:p>3.192E-06</text:p>
          </table:table-cell>
          <table:table-cell office:value-type="float" office:value="1.1E+022" calcext:value-type="float">
            <text:p>1.1E+022</text:p>
          </table:table-cell>
          <table:table-cell table:formula="of:=[.F805]/[.$F$7]" office:value-type="float" office:value="0.00215264187866928" calcext:value-type="float">
            <text:p>0.002152641878669</text:p>
          </table:table-cell>
          <table:table-cell office:value-type="float" office:value="1.6E+022" calcext:value-type="float">
            <text:p>1.6E+022</text:p>
          </table:table-cell>
          <table:table-cell table:formula="of:=[.H805]/[.$H$7]" office:value-type="float" office:value="0.00310679611650485" calcext:value-type="float">
            <text:p>0.0031067961165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196" calcext:value-type="float">
            <text:p>3.196E-06</text:p>
          </table:table-cell>
          <table:table-cell office:value-type="float" office:value="1.3E+022" calcext:value-type="float">
            <text:p>1.3E+022</text:p>
          </table:table-cell>
          <table:table-cell table:formula="of:=[.F806]/[.$F$7]" office:value-type="float" office:value="0.0025440313111546" calcext:value-type="float">
            <text:p>0.002544031311155</text:p>
          </table:table-cell>
          <table:table-cell office:value-type="float" office:value="1.8E+022" calcext:value-type="float">
            <text:p>1.8E+022</text:p>
          </table:table-cell>
          <table:table-cell table:formula="of:=[.H806]/[.$H$7]" office:value-type="float" office:value="0.00349514563106796" calcext:value-type="float">
            <text:p>0.00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" calcext:value-type="float">
            <text:p>3.2E-06</text:p>
          </table:table-cell>
          <table:table-cell office:value-type="float" office:value="1.5E+022" calcext:value-type="float">
            <text:p>1.5E+022</text:p>
          </table:table-cell>
          <table:table-cell table:formula="of:=[.F807]/[.$F$7]" office:value-type="float" office:value="0.00293542074363992" calcext:value-type="float">
            <text:p>0.00293542074364</text:p>
          </table:table-cell>
          <table:table-cell office:value-type="float" office:value="2E+022" calcext:value-type="float">
            <text:p>2E+022</text:p>
          </table:table-cell>
          <table:table-cell table:formula="of:=[.H807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04" calcext:value-type="float">
            <text:p>3.204E-06</text:p>
          </table:table-cell>
          <table:table-cell office:value-type="float" office:value="1.3E+022" calcext:value-type="float">
            <text:p>1.3E+022</text:p>
          </table:table-cell>
          <table:table-cell table:formula="of:=[.F808]/[.$F$7]" office:value-type="float" office:value="0.0025440313111546" calcext:value-type="float">
            <text:p>0.002544031311155</text:p>
          </table:table-cell>
          <table:table-cell office:value-type="float" office:value="1.8E+022" calcext:value-type="float">
            <text:p>1.8E+022</text:p>
          </table:table-cell>
          <table:table-cell table:formula="of:=[.H808]/[.$H$7]" office:value-type="float" office:value="0.00349514563106796" calcext:value-type="float">
            <text:p>0.00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08" calcext:value-type="float">
            <text:p>3.208E-06</text:p>
          </table:table-cell>
          <table:table-cell office:value-type="float" office:value="1.1E+022" calcext:value-type="float">
            <text:p>1.1E+022</text:p>
          </table:table-cell>
          <table:table-cell table:formula="of:=[.F809]/[.$F$7]" office:value-type="float" office:value="0.00215264187866928" calcext:value-type="float">
            <text:p>0.002152641878669</text:p>
          </table:table-cell>
          <table:table-cell office:value-type="float" office:value="1.6E+022" calcext:value-type="float">
            <text:p>1.6E+022</text:p>
          </table:table-cell>
          <table:table-cell table:formula="of:=[.H809]/[.$H$7]" office:value-type="float" office:value="0.00310679611650485" calcext:value-type="float">
            <text:p>0.0031067961165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12" calcext:value-type="float">
            <text:p>3.212E-06</text:p>
          </table:table-cell>
          <table:table-cell office:value-type="float" office:value="8.00005E+021" calcext:value-type="float">
            <text:p>8.00005E+021</text:p>
          </table:table-cell>
          <table:table-cell table:formula="of:=[.F810]/[.$F$7]" office:value-type="float" office:value="0.0015655675146771" calcext:value-type="float">
            <text:p>0.001565567514677</text:p>
          </table:table-cell>
          <table:table-cell office:value-type="float" office:value="1.5E+022" calcext:value-type="float">
            <text:p>1.5E+022</text:p>
          </table:table-cell>
          <table:table-cell table:formula="of:=[.H810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16" calcext:value-type="float">
            <text:p>3.216E-06</text:p>
          </table:table-cell>
          <table:table-cell office:value-type="float" office:value="3.99991E+021" calcext:value-type="float">
            <text:p>3.99991E+021</text:p>
          </table:table-cell>
          <table:table-cell table:formula="of:=[.F811]/[.$F$7]" office:value-type="float" office:value="0.000782761252446184" calcext:value-type="float">
            <text:p>0.000782761252446</text:p>
          </table:table-cell>
          <table:table-cell office:value-type="float" office:value="1.5E+022" calcext:value-type="float">
            <text:p>1.5E+022</text:p>
          </table:table-cell>
          <table:table-cell table:formula="of:=[.H811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2" calcext:value-type="float">
            <text:p>3.22E-06</text:p>
          </table:table-cell>
          <table:table-cell office:value-type="float" office:value="0" calcext:value-type="float">
            <text:p>0</text:p>
          </table:table-cell>
          <table:table-cell table:formula="of:=[.F812]/[.$F$7]" office:value-type="float" office:value="0" calcext:value-type="float">
            <text:p>0</text:p>
          </table:table-cell>
          <table:table-cell office:value-type="float" office:value="1.5E+022" calcext:value-type="float">
            <text:p>1.5E+022</text:p>
          </table:table-cell>
          <table:table-cell table:formula="of:=[.H812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24" calcext:value-type="float">
            <text:p>3.224E-06</text:p>
          </table:table-cell>
          <table:table-cell office:value-type="float" office:value="4E+021" calcext:value-type="float">
            <text:p>4E+021</text:p>
          </table:table-cell>
          <table:table-cell table:formula="of:=[.F813]/[.$F$7]" office:value-type="float" office:value="0.000782778864970646" calcext:value-type="float">
            <text:p>0.000782778864971</text:p>
          </table:table-cell>
          <table:table-cell office:value-type="float" office:value="1.7E+022" calcext:value-type="float">
            <text:p>1.7E+022</text:p>
          </table:table-cell>
          <table:table-cell table:formula="of:=[.H813]/[.$H$7]" office:value-type="float" office:value="0.00330097087378641" calcext:value-type="float">
            <text:p>0.0033009708737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28" calcext:value-type="float">
            <text:p>3.228E-06</text:p>
          </table:table-cell>
          <table:table-cell office:value-type="float" office:value="8E+021" calcext:value-type="float">
            <text:p>8E+021</text:p>
          </table:table-cell>
          <table:table-cell table:formula="of:=[.F814]/[.$F$7]" office:value-type="float" office:value="0.00156555772994129" calcext:value-type="float">
            <text:p>0.001565557729941</text:p>
          </table:table-cell>
          <table:table-cell office:value-type="float" office:value="1.9E+022" calcext:value-type="float">
            <text:p>1.9E+022</text:p>
          </table:table-cell>
          <table:table-cell table:formula="of:=[.H814]/[.$H$7]" office:value-type="float" office:value="0.00368932038834951" calcext:value-type="float">
            <text:p>0.003689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32" calcext:value-type="float">
            <text:p>3.232E-06</text:p>
          </table:table-cell>
          <table:table-cell office:value-type="float" office:value="1.1E+022" calcext:value-type="float">
            <text:p>1.1E+022</text:p>
          </table:table-cell>
          <table:table-cell table:formula="of:=[.F815]/[.$F$7]" office:value-type="float" office:value="0.00215264187866928" calcext:value-type="float">
            <text:p>0.002152641878669</text:p>
          </table:table-cell>
          <table:table-cell office:value-type="float" office:value="1.8E+022" calcext:value-type="float">
            <text:p>1.8E+022</text:p>
          </table:table-cell>
          <table:table-cell table:formula="of:=[.H815]/[.$H$7]" office:value-type="float" office:value="0.00349514563106796" calcext:value-type="float">
            <text:p>0.00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36" calcext:value-type="float">
            <text:p>3.236E-06</text:p>
          </table:table-cell>
          <table:table-cell office:value-type="float" office:value="1.29999E+022" calcext:value-type="float">
            <text:p>1.29999E+022</text:p>
          </table:table-cell>
          <table:table-cell table:formula="of:=[.F816]/[.$F$7]" office:value-type="float" office:value="0.00254401174168297" calcext:value-type="float">
            <text:p>0.002544011741683</text:p>
          </table:table-cell>
          <table:table-cell office:value-type="float" office:value="1.40001E+022" calcext:value-type="float">
            <text:p>1.40001E+022</text:p>
          </table:table-cell>
          <table:table-cell table:formula="of:=[.H816]/[.$H$7]" office:value-type="float" office:value="0.00271846601941747" calcext:value-type="float">
            <text:p>0.0027184660194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4" calcext:value-type="float">
            <text:p>3.24E-06</text:p>
          </table:table-cell>
          <table:table-cell office:value-type="float" office:value="1.5E+022" calcext:value-type="float">
            <text:p>1.5E+022</text:p>
          </table:table-cell>
          <table:table-cell table:formula="of:=[.F817]/[.$F$7]" office:value-type="float" office:value="0.00293542074363992" calcext:value-type="float">
            <text:p>0.00293542074364</text:p>
          </table:table-cell>
          <table:table-cell office:value-type="float" office:value="1E+022" calcext:value-type="float">
            <text:p>1E+022</text:p>
          </table:table-cell>
          <table:table-cell table:formula="of:=[.H817]/[.$H$7]" office:value-type="float" office:value="0.00194174757281553" calcext:value-type="float">
            <text:p>0.001941747572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44" calcext:value-type="float">
            <text:p>3.244E-06</text:p>
          </table:table-cell>
          <table:table-cell office:value-type="float" office:value="1.1E+022" calcext:value-type="float">
            <text:p>1.1E+022</text:p>
          </table:table-cell>
          <table:table-cell table:formula="of:=[.F818]/[.$F$7]" office:value-type="float" office:value="0.00215264187866928" calcext:value-type="float">
            <text:p>0.002152641878669</text:p>
          </table:table-cell>
          <table:table-cell office:value-type="float" office:value="1E+022" calcext:value-type="float">
            <text:p>1E+022</text:p>
          </table:table-cell>
          <table:table-cell table:formula="of:=[.H818]/[.$H$7]" office:value-type="float" office:value="0.00194174757281553" calcext:value-type="float">
            <text:p>0.001941747572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48" calcext:value-type="float">
            <text:p>3.248E-06</text:p>
          </table:table-cell>
          <table:table-cell office:value-type="float" office:value="7E+021" calcext:value-type="float">
            <text:p>7E+021</text:p>
          </table:table-cell>
          <table:table-cell table:formula="of:=[.F819]/[.$F$7]" office:value-type="float" office:value="0.00136986301369863" calcext:value-type="float">
            <text:p>0.001369863013699</text:p>
          </table:table-cell>
          <table:table-cell office:value-type="float" office:value="1E+022" calcext:value-type="float">
            <text:p>1E+022</text:p>
          </table:table-cell>
          <table:table-cell table:formula="of:=[.H819]/[.$H$7]" office:value-type="float" office:value="0.00194174757281553" calcext:value-type="float">
            <text:p>0.001941747572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52" calcext:value-type="float">
            <text:p>3.252E-06</text:p>
          </table:table-cell>
          <table:table-cell office:value-type="float" office:value="7.99993E+021" calcext:value-type="float">
            <text:p>7.99993E+021</text:p>
          </table:table-cell>
          <table:table-cell table:formula="of:=[.F820]/[.$F$7]" office:value-type="float" office:value="0.00156554403131115" calcext:value-type="float">
            <text:p>0.001565544031311</text:p>
          </table:table-cell>
          <table:table-cell office:value-type="float" office:value="1.2E+022" calcext:value-type="float">
            <text:p>1.2E+022</text:p>
          </table:table-cell>
          <table:table-cell table:formula="of:=[.H820]/[.$H$7]" office:value-type="float" office:value="0.00233009708737864" calcext:value-type="float">
            <text:p>0.002330097087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56" calcext:value-type="float">
            <text:p>3.256E-06</text:p>
          </table:table-cell>
          <table:table-cell office:value-type="float" office:value="1.39998E+022" calcext:value-type="float">
            <text:p>1.39998E+022</text:p>
          </table:table-cell>
          <table:table-cell table:formula="of:=[.F821]/[.$F$7]" office:value-type="float" office:value="0.00273968688845401" calcext:value-type="float">
            <text:p>0.002739686888454</text:p>
          </table:table-cell>
          <table:table-cell office:value-type="float" office:value="1.59999E+022" calcext:value-type="float">
            <text:p>1.59999E+022</text:p>
          </table:table-cell>
          <table:table-cell table:formula="of:=[.H821]/[.$H$7]" office:value-type="float" office:value="0.00310677669902913" calcext:value-type="float">
            <text:p>0.0031067766990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6" calcext:value-type="float">
            <text:p>3.26E-06</text:p>
          </table:table-cell>
          <table:table-cell office:value-type="float" office:value="2E+022" calcext:value-type="float">
            <text:p>2E+022</text:p>
          </table:table-cell>
          <table:table-cell table:formula="of:=[.F822]/[.$F$7]" office:value-type="float" office:value="0.00391389432485323" calcext:value-type="float">
            <text:p>0.003913894324853</text:p>
          </table:table-cell>
          <table:table-cell office:value-type="float" office:value="2E+022" calcext:value-type="float">
            <text:p>2E+022</text:p>
          </table:table-cell>
          <table:table-cell table:formula="of:=[.H822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64" calcext:value-type="float">
            <text:p>3.264E-06</text:p>
          </table:table-cell>
          <table:table-cell office:value-type="float" office:value="2.4E+022" calcext:value-type="float">
            <text:p>2.4E+022</text:p>
          </table:table-cell>
          <table:table-cell table:formula="of:=[.F823]/[.$F$7]" office:value-type="float" office:value="0.00469667318982387" calcext:value-type="float">
            <text:p>0.004696673189824</text:p>
          </table:table-cell>
          <table:table-cell office:value-type="float" office:value="2E+022" calcext:value-type="float">
            <text:p>2E+022</text:p>
          </table:table-cell>
          <table:table-cell table:formula="of:=[.H823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68" calcext:value-type="float">
            <text:p>3.268E-06</text:p>
          </table:table-cell>
          <table:table-cell office:value-type="float" office:value="2.8E+022" calcext:value-type="float">
            <text:p>2.8E+022</text:p>
          </table:table-cell>
          <table:table-cell table:formula="of:=[.F824]/[.$F$7]" office:value-type="float" office:value="0.00547945205479452" calcext:value-type="float">
            <text:p>0.005479452054795</text:p>
          </table:table-cell>
          <table:table-cell office:value-type="float" office:value="2E+022" calcext:value-type="float">
            <text:p>2E+022</text:p>
          </table:table-cell>
          <table:table-cell table:formula="of:=[.H824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72" calcext:value-type="float">
            <text:p>3.272E-06</text:p>
          </table:table-cell>
          <table:table-cell office:value-type="float" office:value="2.8E+022" calcext:value-type="float">
            <text:p>2.8E+022</text:p>
          </table:table-cell>
          <table:table-cell table:formula="of:=[.F825]/[.$F$7]" office:value-type="float" office:value="0.00547945205479452" calcext:value-type="float">
            <text:p>0.005479452054795</text:p>
          </table:table-cell>
          <table:table-cell office:value-type="float" office:value="2.2E+022" calcext:value-type="float">
            <text:p>2.2E+022</text:p>
          </table:table-cell>
          <table:table-cell table:formula="of:=[.H825]/[.$H$7]" office:value-type="float" office:value="0.00427184466019417" calcext:value-type="float">
            <text:p>0.0042718446601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76" calcext:value-type="float">
            <text:p>3.276E-06</text:p>
          </table:table-cell>
          <table:table-cell office:value-type="float" office:value="2.40001E+022" calcext:value-type="float">
            <text:p>2.40001E+022</text:p>
          </table:table-cell>
          <table:table-cell table:formula="of:=[.F826]/[.$F$7]" office:value-type="float" office:value="0.0046966927592955" calcext:value-type="float">
            <text:p>0.004696692759296</text:p>
          </table:table-cell>
          <table:table-cell office:value-type="float" office:value="2.59999E+022" calcext:value-type="float">
            <text:p>2.59999E+022</text:p>
          </table:table-cell>
          <table:table-cell table:formula="of:=[.H826]/[.$H$7]" office:value-type="float" office:value="0.00504852427184466" calcext:value-type="float">
            <text:p>0.005048524271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8" calcext:value-type="float">
            <text:p>3.28E-06</text:p>
          </table:table-cell>
          <table:table-cell office:value-type="float" office:value="2E+022" calcext:value-type="float">
            <text:p>2E+022</text:p>
          </table:table-cell>
          <table:table-cell table:formula="of:=[.F827]/[.$F$7]" office:value-type="float" office:value="0.00391389432485323" calcext:value-type="float">
            <text:p>0.003913894324853</text:p>
          </table:table-cell>
          <table:table-cell office:value-type="float" office:value="3E+022" calcext:value-type="float">
            <text:p>3E+022</text:p>
          </table:table-cell>
          <table:table-cell table:formula="of:=[.H827]/[.$H$7]" office:value-type="float" office:value="0.0058252427184466" calcext:value-type="float">
            <text:p>0.0058252427184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84" calcext:value-type="float">
            <text:p>3.284E-06</text:p>
          </table:table-cell>
          <table:table-cell office:value-type="float" office:value="2E+022" calcext:value-type="float">
            <text:p>2E+022</text:p>
          </table:table-cell>
          <table:table-cell table:formula="of:=[.F828]/[.$F$7]" office:value-type="float" office:value="0.00391389432485323" calcext:value-type="float">
            <text:p>0.003913894324853</text:p>
          </table:table-cell>
          <table:table-cell office:value-type="float" office:value="2.6E+022" calcext:value-type="float">
            <text:p>2.6E+022</text:p>
          </table:table-cell>
          <table:table-cell table:formula="of:=[.H828]/[.$H$7]" office:value-type="float" office:value="0.00504854368932039" calcext:value-type="float">
            <text:p>0.005048543689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88" calcext:value-type="float">
            <text:p>3.288E-06</text:p>
          </table:table-cell>
          <table:table-cell office:value-type="float" office:value="2E+022" calcext:value-type="float">
            <text:p>2E+022</text:p>
          </table:table-cell>
          <table:table-cell table:formula="of:=[.F829]/[.$F$7]" office:value-type="float" office:value="0.00391389432485323" calcext:value-type="float">
            <text:p>0.003913894324853</text:p>
          </table:table-cell>
          <table:table-cell office:value-type="float" office:value="2.2E+022" calcext:value-type="float">
            <text:p>2.2E+022</text:p>
          </table:table-cell>
          <table:table-cell table:formula="of:=[.H829]/[.$H$7]" office:value-type="float" office:value="0.00427184466019417" calcext:value-type="float">
            <text:p>0.0042718446601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92" calcext:value-type="float">
            <text:p>3.292E-06</text:p>
          </table:table-cell>
          <table:table-cell office:value-type="float" office:value="1.9E+022" calcext:value-type="float">
            <text:p>1.9E+022</text:p>
          </table:table-cell>
          <table:table-cell table:formula="of:=[.F830]/[.$F$7]" office:value-type="float" office:value="0.00371819960861057" calcext:value-type="float">
            <text:p>0.003718199608611</text:p>
          </table:table-cell>
          <table:table-cell office:value-type="float" office:value="1.8E+022" calcext:value-type="float">
            <text:p>1.8E+022</text:p>
          </table:table-cell>
          <table:table-cell table:formula="of:=[.H830]/[.$H$7]" office:value-type="float" office:value="0.00349514563106796" calcext:value-type="float">
            <text:p>0.00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296" calcext:value-type="float">
            <text:p>3.296E-06</text:p>
          </table:table-cell>
          <table:table-cell office:value-type="float" office:value="1.7E+022" calcext:value-type="float">
            <text:p>1.7E+022</text:p>
          </table:table-cell>
          <table:table-cell table:formula="of:=[.F831]/[.$F$7]" office:value-type="float" office:value="0.00332681017612524" calcext:value-type="float">
            <text:p>0.003326810176125</text:p>
          </table:table-cell>
          <table:table-cell office:value-type="float" office:value="1.4E+022" calcext:value-type="float">
            <text:p>1.4E+022</text:p>
          </table:table-cell>
          <table:table-cell table:formula="of:=[.H831]/[.$H$7]" office:value-type="float" office:value="0.00271844660194175" calcext:value-type="float">
            <text:p>0.0027184466019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" calcext:value-type="float">
            <text:p>3.3E-06</text:p>
          </table:table-cell>
          <table:table-cell office:value-type="float" office:value="1.5E+022" calcext:value-type="float">
            <text:p>1.5E+022</text:p>
          </table:table-cell>
          <table:table-cell table:formula="of:=[.F832]/[.$F$7]" office:value-type="float" office:value="0.00293542074363992" calcext:value-type="float">
            <text:p>0.00293542074364</text:p>
          </table:table-cell>
          <table:table-cell office:value-type="float" office:value="1E+022" calcext:value-type="float">
            <text:p>1E+022</text:p>
          </table:table-cell>
          <table:table-cell table:formula="of:=[.H832]/[.$H$7]" office:value-type="float" office:value="0.00194174757281553" calcext:value-type="float">
            <text:p>0.001941747572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04" calcext:value-type="float">
            <text:p>3.304E-06</text:p>
          </table:table-cell>
          <table:table-cell office:value-type="float" office:value="1.09999E+022" calcext:value-type="float">
            <text:p>1.09999E+022</text:p>
          </table:table-cell>
          <table:table-cell table:formula="of:=[.F833]/[.$F$7]" office:value-type="float" office:value="0.00215262230919765" calcext:value-type="float">
            <text:p>0.002152622309198</text:p>
          </table:table-cell>
          <table:table-cell office:value-type="float" office:value="1.40001E+022" calcext:value-type="float">
            <text:p>1.40001E+022</text:p>
          </table:table-cell>
          <table:table-cell table:formula="of:=[.H833]/[.$H$7]" office:value-type="float" office:value="0.00271846601941747" calcext:value-type="float">
            <text:p>0.0027184660194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08" calcext:value-type="float">
            <text:p>3.308E-06</text:p>
          </table:table-cell>
          <table:table-cell office:value-type="float" office:value="6.99995E+021" calcext:value-type="float">
            <text:p>6.99995E+021</text:p>
          </table:table-cell>
          <table:table-cell table:formula="of:=[.F834]/[.$F$7]" office:value-type="float" office:value="0.00136985322896282" calcext:value-type="float">
            <text:p>0.001369853228963</text:p>
          </table:table-cell>
          <table:table-cell office:value-type="float" office:value="1.8E+022" calcext:value-type="float">
            <text:p>1.8E+022</text:p>
          </table:table-cell>
          <table:table-cell table:formula="of:=[.H834]/[.$H$7]" office:value-type="float" office:value="0.00349514563106796" calcext:value-type="float">
            <text:p>0.00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12" calcext:value-type="float">
            <text:p>3.312E-06</text:p>
          </table:table-cell>
          <table:table-cell office:value-type="float" office:value="5E+021" calcext:value-type="float">
            <text:p>5E+021</text:p>
          </table:table-cell>
          <table:table-cell table:formula="of:=[.F835]/[.$F$7]" office:value-type="float" office:value="0.000978473581213307" calcext:value-type="float">
            <text:p>0.000978473581213</text:p>
          </table:table-cell>
          <table:table-cell office:value-type="float" office:value="1.8E+022" calcext:value-type="float">
            <text:p>1.8E+022</text:p>
          </table:table-cell>
          <table:table-cell table:formula="of:=[.H835]/[.$H$7]" office:value-type="float" office:value="0.00349514563106796" calcext:value-type="float">
            <text:p>0.00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16" calcext:value-type="float">
            <text:p>3.316E-06</text:p>
          </table:table-cell>
          <table:table-cell office:value-type="float" office:value="5E+021" calcext:value-type="float">
            <text:p>5E+021</text:p>
          </table:table-cell>
          <table:table-cell table:formula="of:=[.F836]/[.$F$7]" office:value-type="float" office:value="0.000978473581213307" calcext:value-type="float">
            <text:p>0.000978473581213</text:p>
          </table:table-cell>
          <table:table-cell office:value-type="float" office:value="1.4E+022" calcext:value-type="float">
            <text:p>1.4E+022</text:p>
          </table:table-cell>
          <table:table-cell table:formula="of:=[.H836]/[.$H$7]" office:value-type="float" office:value="0.00271844660194175" calcext:value-type="float">
            <text:p>0.0027184466019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2" calcext:value-type="float">
            <text:p>3.32E-06</text:p>
          </table:table-cell>
          <table:table-cell office:value-type="float" office:value="5E+021" calcext:value-type="float">
            <text:p>5E+021</text:p>
          </table:table-cell>
          <table:table-cell table:formula="of:=[.F837]/[.$F$7]" office:value-type="float" office:value="0.000978473581213307" calcext:value-type="float">
            <text:p>0.000978473581213</text:p>
          </table:table-cell>
          <table:table-cell office:value-type="float" office:value="1E+022" calcext:value-type="float">
            <text:p>1E+022</text:p>
          </table:table-cell>
          <table:table-cell table:formula="of:=[.H837]/[.$H$7]" office:value-type="float" office:value="0.00194174757281553" calcext:value-type="float">
            <text:p>0.001941747572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24" calcext:value-type="float">
            <text:p>3.324E-06</text:p>
          </table:table-cell>
          <table:table-cell office:value-type="float" office:value="7.00007E+021" calcext:value-type="float">
            <text:p>7.00007E+021</text:p>
          </table:table-cell>
          <table:table-cell table:formula="of:=[.F838]/[.$F$7]" office:value-type="float" office:value="0.00136987671232877" calcext:value-type="float">
            <text:p>0.001369876712329</text:p>
          </table:table-cell>
          <table:table-cell office:value-type="float" office:value="5.99986E+021" calcext:value-type="float">
            <text:p>5.99986E+021</text:p>
          </table:table-cell>
          <table:table-cell table:formula="of:=[.H838]/[.$H$7]" office:value-type="float" office:value="0.0011650213592233" calcext:value-type="float">
            <text:p>0.0011650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28" calcext:value-type="float">
            <text:p>3.328E-06</text:p>
          </table:table-cell>
          <table:table-cell office:value-type="float" office:value="9.00002E+021" calcext:value-type="float">
            <text:p>9.00002E+021</text:p>
          </table:table-cell>
          <table:table-cell table:formula="of:=[.F839]/[.$F$7]" office:value-type="float" office:value="0.00176125636007828" calcext:value-type="float">
            <text:p>0.001761256360078</text:p>
          </table:table-cell>
          <table:table-cell office:value-type="float" office:value="1.99995E+021" calcext:value-type="float">
            <text:p>1.99995E+021</text:p>
          </table:table-cell>
          <table:table-cell table:formula="of:=[.H839]/[.$H$7]" office:value-type="float" office:value="0.000388339805825243" calcext:value-type="float">
            <text:p>0.000388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32" calcext:value-type="float">
            <text:p>3.332E-06</text:p>
          </table:table-cell>
          <table:table-cell office:value-type="float" office:value="1E+022" calcext:value-type="float">
            <text:p>1E+022</text:p>
          </table:table-cell>
          <table:table-cell table:formula="of:=[.F840]/[.$F$7]" office:value-type="float" office:value="0.00195694716242661" calcext:value-type="float">
            <text:p>0.001956947162427</text:p>
          </table:table-cell>
          <table:table-cell office:value-type="float" office:value="1E+021" calcext:value-type="float">
            <text:p>1E+021</text:p>
          </table:table-cell>
          <table:table-cell table:formula="of:=[.H840]/[.$H$7]" office:value-type="float" office:value="0.000194174757281553" calcext:value-type="float">
            <text:p>0.0001941747572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36" calcext:value-type="float">
            <text:p>3.336E-06</text:p>
          </table:table-cell>
          <table:table-cell office:value-type="float" office:value="1E+022" calcext:value-type="float">
            <text:p>1E+022</text:p>
          </table:table-cell>
          <table:table-cell table:formula="of:=[.F841]/[.$F$7]" office:value-type="float" office:value="0.00195694716242661" calcext:value-type="float">
            <text:p>0.001956947162427</text:p>
          </table:table-cell>
          <table:table-cell office:value-type="float" office:value="3E+021" calcext:value-type="float">
            <text:p>3E+021</text:p>
          </table:table-cell>
          <table:table-cell table:formula="of:=[.H841]/[.$H$7]" office:value-type="float" office:value="0.00058252427184466" calcext:value-type="float">
            <text:p>0.000582524271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4" calcext:value-type="float">
            <text:p>3.34E-06</text:p>
          </table:table-cell>
          <table:table-cell office:value-type="float" office:value="1E+022" calcext:value-type="float">
            <text:p>1E+022</text:p>
          </table:table-cell>
          <table:table-cell table:formula="of:=[.F842]/[.$F$7]" office:value-type="float" office:value="0.00195694716242661" calcext:value-type="float">
            <text:p>0.001956947162427</text:p>
          </table:table-cell>
          <table:table-cell office:value-type="float" office:value="5E+021" calcext:value-type="float">
            <text:p>5E+021</text:p>
          </table:table-cell>
          <table:table-cell table:formula="of:=[.H842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44" calcext:value-type="float">
            <text:p>3.344E-06</text:p>
          </table:table-cell>
          <table:table-cell office:value-type="float" office:value="1E+022" calcext:value-type="float">
            <text:p>1E+022</text:p>
          </table:table-cell>
          <table:table-cell table:formula="of:=[.F843]/[.$F$7]" office:value-type="float" office:value="0.00195694716242661" calcext:value-type="float">
            <text:p>0.001956947162427</text:p>
          </table:table-cell>
          <table:table-cell office:value-type="float" office:value="6.99995E+021" calcext:value-type="float">
            <text:p>6.99995E+021</text:p>
          </table:table-cell>
          <table:table-cell table:formula="of:=[.H843]/[.$H$7]" office:value-type="float" office:value="0.00135921359223301" calcext:value-type="float">
            <text:p>0.001359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48" calcext:value-type="float">
            <text:p>3.348E-06</text:p>
          </table:table-cell>
          <table:table-cell office:value-type="float" office:value="1E+022" calcext:value-type="float">
            <text:p>1E+022</text:p>
          </table:table-cell>
          <table:table-cell table:formula="of:=[.F844]/[.$F$7]" office:value-type="float" office:value="0.00195694716242661" calcext:value-type="float">
            <text:p>0.001956947162427</text:p>
          </table:table-cell>
          <table:table-cell office:value-type="float" office:value="9.00002E+021" calcext:value-type="float">
            <text:p>9.00002E+021</text:p>
          </table:table-cell>
          <table:table-cell table:formula="of:=[.H844]/[.$H$7]" office:value-type="float" office:value="0.00174757669902913" calcext:value-type="float">
            <text:p>0.0017475766990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52" calcext:value-type="float">
            <text:p>3.352E-06</text:p>
          </table:table-cell>
          <table:table-cell office:value-type="float" office:value="1.1E+022" calcext:value-type="float">
            <text:p>1.1E+022</text:p>
          </table:table-cell>
          <table:table-cell table:formula="of:=[.F845]/[.$F$7]" office:value-type="float" office:value="0.00215264187866928" calcext:value-type="float">
            <text:p>0.002152641878669</text:p>
          </table:table-cell>
          <table:table-cell office:value-type="float" office:value="1.1E+022" calcext:value-type="float">
            <text:p>1.1E+022</text:p>
          </table:table-cell>
          <table:table-cell table:formula="of:=[.H845]/[.$H$7]" office:value-type="float" office:value="0.00213592233009709" calcext:value-type="float">
            <text:p>0.00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56" calcext:value-type="float">
            <text:p>3.356E-06</text:p>
          </table:table-cell>
          <table:table-cell office:value-type="float" office:value="1.3E+022" calcext:value-type="float">
            <text:p>1.3E+022</text:p>
          </table:table-cell>
          <table:table-cell table:formula="of:=[.F846]/[.$F$7]" office:value-type="float" office:value="0.0025440313111546" calcext:value-type="float">
            <text:p>0.002544031311155</text:p>
          </table:table-cell>
          <table:table-cell office:value-type="float" office:value="1.3E+022" calcext:value-type="float">
            <text:p>1.3E+022</text:p>
          </table:table-cell>
          <table:table-cell table:formula="of:=[.H846]/[.$H$7]" office:value-type="float" office:value="0.00252427184466019" calcext:value-type="float">
            <text:p>0.00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6" calcext:value-type="float">
            <text:p>3.36E-06</text:p>
          </table:table-cell>
          <table:table-cell office:value-type="float" office:value="1.5E+022" calcext:value-type="float">
            <text:p>1.5E+022</text:p>
          </table:table-cell>
          <table:table-cell table:formula="of:=[.F847]/[.$F$7]" office:value-type="float" office:value="0.00293542074363992" calcext:value-type="float">
            <text:p>0.00293542074364</text:p>
          </table:table-cell>
          <table:table-cell office:value-type="float" office:value="1.5E+022" calcext:value-type="float">
            <text:p>1.5E+022</text:p>
          </table:table-cell>
          <table:table-cell table:formula="of:=[.H847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64" calcext:value-type="float">
            <text:p>3.364E-06</text:p>
          </table:table-cell>
          <table:table-cell office:value-type="float" office:value="1.5E+022" calcext:value-type="float">
            <text:p>1.5E+022</text:p>
          </table:table-cell>
          <table:table-cell table:formula="of:=[.F848]/[.$F$7]" office:value-type="float" office:value="0.00293542074363992" calcext:value-type="float">
            <text:p>0.00293542074364</text:p>
          </table:table-cell>
          <table:table-cell office:value-type="float" office:value="1.5E+022" calcext:value-type="float">
            <text:p>1.5E+022</text:p>
          </table:table-cell>
          <table:table-cell table:formula="of:=[.H848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68" calcext:value-type="float">
            <text:p>3.368E-06</text:p>
          </table:table-cell>
          <table:table-cell office:value-type="float" office:value="1.5E+022" calcext:value-type="float">
            <text:p>1.5E+022</text:p>
          </table:table-cell>
          <table:table-cell table:formula="of:=[.F849]/[.$F$7]" office:value-type="float" office:value="0.00293542074363992" calcext:value-type="float">
            <text:p>0.00293542074364</text:p>
          </table:table-cell>
          <table:table-cell office:value-type="float" office:value="1.5E+022" calcext:value-type="float">
            <text:p>1.5E+022</text:p>
          </table:table-cell>
          <table:table-cell table:formula="of:=[.H849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72" calcext:value-type="float">
            <text:p>3.372E-06</text:p>
          </table:table-cell>
          <table:table-cell office:value-type="float" office:value="1.3E+022" calcext:value-type="float">
            <text:p>1.3E+022</text:p>
          </table:table-cell>
          <table:table-cell table:formula="of:=[.F850]/[.$F$7]" office:value-type="float" office:value="0.0025440313111546" calcext:value-type="float">
            <text:p>0.002544031311155</text:p>
          </table:table-cell>
          <table:table-cell office:value-type="float" office:value="1.5E+022" calcext:value-type="float">
            <text:p>1.5E+022</text:p>
          </table:table-cell>
          <table:table-cell table:formula="of:=[.H850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76" calcext:value-type="float">
            <text:p>3.376E-06</text:p>
          </table:table-cell>
          <table:table-cell office:value-type="float" office:value="9E+021" calcext:value-type="float">
            <text:p>9E+021</text:p>
          </table:table-cell>
          <table:table-cell table:formula="of:=[.F851]/[.$F$7]" office:value-type="float" office:value="0.00176125244618395" calcext:value-type="float">
            <text:p>0.001761252446184</text:p>
          </table:table-cell>
          <table:table-cell office:value-type="float" office:value="1.5E+022" calcext:value-type="float">
            <text:p>1.5E+022</text:p>
          </table:table-cell>
          <table:table-cell table:formula="of:=[.H851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8" calcext:value-type="float">
            <text:p>3.38E-06</text:p>
          </table:table-cell>
          <table:table-cell office:value-type="float" office:value="5E+021" calcext:value-type="float">
            <text:p>5E+021</text:p>
          </table:table-cell>
          <table:table-cell table:formula="of:=[.F852]/[.$F$7]" office:value-type="float" office:value="0.000978473581213307" calcext:value-type="float">
            <text:p>0.000978473581213</text:p>
          </table:table-cell>
          <table:table-cell office:value-type="float" office:value="1.5E+022" calcext:value-type="float">
            <text:p>1.5E+022</text:p>
          </table:table-cell>
          <table:table-cell table:formula="of:=[.H852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84" calcext:value-type="float">
            <text:p>3.384E-06</text:p>
          </table:table-cell>
          <table:table-cell office:value-type="float" office:value="3.00005E+021" calcext:value-type="float">
            <text:p>3.00005E+021</text:p>
          </table:table-cell>
          <table:table-cell table:formula="of:=[.F853]/[.$F$7]" office:value-type="float" office:value="0.000587093933463796" calcext:value-type="float">
            <text:p>0.000587093933464</text:p>
          </table:table-cell>
          <table:table-cell office:value-type="float" office:value="1.89999E+022" calcext:value-type="float">
            <text:p>1.89999E+022</text:p>
          </table:table-cell>
          <table:table-cell table:formula="of:=[.H853]/[.$H$7]" office:value-type="float" office:value="0.00368930097087379" calcext:value-type="float">
            <text:p>0.0036893009708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88" calcext:value-type="float">
            <text:p>3.388E-06</text:p>
          </table:table-cell>
          <table:table-cell office:value-type="float" office:value="9.99977E+020" calcext:value-type="float">
            <text:p>9.99977E+020</text:p>
          </table:table-cell>
          <table:table-cell table:formula="of:=[.F854]/[.$F$7]" office:value-type="float" office:value="0.000195690215264188" calcext:value-type="float">
            <text:p>0.000195690215264</text:p>
          </table:table-cell>
          <table:table-cell office:value-type="float" office:value="2.3E+022" calcext:value-type="float">
            <text:p>2.3E+022</text:p>
          </table:table-cell>
          <table:table-cell table:formula="of:=[.H854]/[.$H$7]" office:value-type="float" office:value="0.00446601941747573" calcext:value-type="float">
            <text:p>0.00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92" calcext:value-type="float">
            <text:p>3.392E-06</text:p>
          </table:table-cell>
          <table:table-cell office:value-type="float" office:value="0" calcext:value-type="float">
            <text:p>0</text:p>
          </table:table-cell>
          <table:table-cell table:formula="of:=[.F855]/[.$F$7]" office:value-type="float" office:value="0" calcext:value-type="float">
            <text:p>0</text:p>
          </table:table-cell>
          <table:table-cell office:value-type="float" office:value="2.3E+022" calcext:value-type="float">
            <text:p>2.3E+022</text:p>
          </table:table-cell>
          <table:table-cell table:formula="of:=[.H855]/[.$H$7]" office:value-type="float" office:value="0.00446601941747573" calcext:value-type="float">
            <text:p>0.00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396" calcext:value-type="float">
            <text:p>3.396E-06</text:p>
          </table:table-cell>
          <table:table-cell office:value-type="float" office:value="0" calcext:value-type="float">
            <text:p>0</text:p>
          </table:table-cell>
          <table:table-cell table:formula="of:=[.F856]/[.$F$7]" office:value-type="float" office:value="0" calcext:value-type="float">
            <text:p>0</text:p>
          </table:table-cell>
          <table:table-cell office:value-type="float" office:value="1.9E+022" calcext:value-type="float">
            <text:p>1.9E+022</text:p>
          </table:table-cell>
          <table:table-cell table:formula="of:=[.H856]/[.$H$7]" office:value-type="float" office:value="0.00368932038834951" calcext:value-type="float">
            <text:p>0.003689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" calcext:value-type="float">
            <text:p>3.4E-06</text:p>
          </table:table-cell>
          <table:table-cell office:value-type="float" office:value="0" calcext:value-type="float">
            <text:p>0</text:p>
          </table:table-cell>
          <table:table-cell table:formula="of:=[.F857]/[.$F$7]" office:value-type="float" office:value="0" calcext:value-type="float">
            <text:p>0</text:p>
          </table:table-cell>
          <table:table-cell office:value-type="float" office:value="1.5E+022" calcext:value-type="float">
            <text:p>1.5E+022</text:p>
          </table:table-cell>
          <table:table-cell table:formula="of:=[.H857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04" calcext:value-type="float">
            <text:p>3.404E-06</text:p>
          </table:table-cell>
          <table:table-cell office:value-type="float" office:value="0" calcext:value-type="float">
            <text:p>0</text:p>
          </table:table-cell>
          <table:table-cell table:formula="of:=[.F858]/[.$F$7]" office:value-type="float" office:value="0" calcext:value-type="float">
            <text:p>0</text:p>
          </table:table-cell>
          <table:table-cell office:value-type="float" office:value="1.3E+022" calcext:value-type="float">
            <text:p>1.3E+022</text:p>
          </table:table-cell>
          <table:table-cell table:formula="of:=[.H858]/[.$H$7]" office:value-type="float" office:value="0.00252427184466019" calcext:value-type="float">
            <text:p>0.00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08" calcext:value-type="float">
            <text:p>3.408E-06</text:p>
          </table:table-cell>
          <table:table-cell office:value-type="float" office:value="0" calcext:value-type="float">
            <text:p>0</text:p>
          </table:table-cell>
          <table:table-cell table:formula="of:=[.F859]/[.$F$7]" office:value-type="float" office:value="0" calcext:value-type="float">
            <text:p>0</text:p>
          </table:table-cell>
          <table:table-cell office:value-type="float" office:value="1.10001E+022" calcext:value-type="float">
            <text:p>1.10001E+022</text:p>
          </table:table-cell>
          <table:table-cell table:formula="of:=[.H859]/[.$H$7]" office:value-type="float" office:value="0.00213594174757281" calcext:value-type="float">
            <text:p>0.0021359417475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12" calcext:value-type="float">
            <text:p>3.412E-06</text:p>
          </table:table-cell>
          <table:table-cell office:value-type="float" office:value="2E+021" calcext:value-type="float">
            <text:p>2E+021</text:p>
          </table:table-cell>
          <table:table-cell table:formula="of:=[.F860]/[.$F$7]" office:value-type="float" office:value="0.000391389432485323" calcext:value-type="float">
            <text:p>0.000391389432485</text:p>
          </table:table-cell>
          <table:table-cell office:value-type="float" office:value="1.1E+022" calcext:value-type="float">
            <text:p>1.1E+022</text:p>
          </table:table-cell>
          <table:table-cell table:formula="of:=[.H860]/[.$H$7]" office:value-type="float" office:value="0.00213592233009709" calcext:value-type="float">
            <text:p>0.00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16" calcext:value-type="float">
            <text:p>3.416E-06</text:p>
          </table:table-cell>
          <table:table-cell office:value-type="float" office:value="6E+021" calcext:value-type="float">
            <text:p>6E+021</text:p>
          </table:table-cell>
          <table:table-cell table:formula="of:=[.F861]/[.$F$7]" office:value-type="float" office:value="0.00117416829745597" calcext:value-type="float">
            <text:p>0.001174168297456</text:p>
          </table:table-cell>
          <table:table-cell office:value-type="float" office:value="1.3E+022" calcext:value-type="float">
            <text:p>1.3E+022</text:p>
          </table:table-cell>
          <table:table-cell table:formula="of:=[.H861]/[.$H$7]" office:value-type="float" office:value="0.00252427184466019" calcext:value-type="float">
            <text:p>0.00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2" calcext:value-type="float">
            <text:p>3.42E-06</text:p>
          </table:table-cell>
          <table:table-cell office:value-type="float" office:value="1E+022" calcext:value-type="float">
            <text:p>1E+022</text:p>
          </table:table-cell>
          <table:table-cell table:formula="of:=[.F862]/[.$F$7]" office:value-type="float" office:value="0.00195694716242661" calcext:value-type="float">
            <text:p>0.001956947162427</text:p>
          </table:table-cell>
          <table:table-cell office:value-type="float" office:value="1.5E+022" calcext:value-type="float">
            <text:p>1.5E+022</text:p>
          </table:table-cell>
          <table:table-cell table:formula="of:=[.H862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24" calcext:value-type="float">
            <text:p>3.424E-06</text:p>
          </table:table-cell>
          <table:table-cell office:value-type="float" office:value="1E+022" calcext:value-type="float">
            <text:p>1E+022</text:p>
          </table:table-cell>
          <table:table-cell table:formula="of:=[.F863]/[.$F$7]" office:value-type="float" office:value="0.00195694716242661" calcext:value-type="float">
            <text:p>0.001956947162427</text:p>
          </table:table-cell>
          <table:table-cell office:value-type="float" office:value="1.3E+022" calcext:value-type="float">
            <text:p>1.3E+022</text:p>
          </table:table-cell>
          <table:table-cell table:formula="of:=[.H863]/[.$H$7]" office:value-type="float" office:value="0.00252427184466019" calcext:value-type="float">
            <text:p>0.00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28" calcext:value-type="float">
            <text:p>3.428E-06</text:p>
          </table:table-cell>
          <table:table-cell office:value-type="float" office:value="1E+022" calcext:value-type="float">
            <text:p>1E+022</text:p>
          </table:table-cell>
          <table:table-cell table:formula="of:=[.F864]/[.$F$7]" office:value-type="float" office:value="0.00195694716242661" calcext:value-type="float">
            <text:p>0.001956947162427</text:p>
          </table:table-cell>
          <table:table-cell office:value-type="float" office:value="1.10001E+022" calcext:value-type="float">
            <text:p>1.10001E+022</text:p>
          </table:table-cell>
          <table:table-cell table:formula="of:=[.H864]/[.$H$7]" office:value-type="float" office:value="0.00213594174757281" calcext:value-type="float">
            <text:p>0.0021359417475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32" calcext:value-type="float">
            <text:p>3.432E-06</text:p>
          </table:table-cell>
          <table:table-cell office:value-type="float" office:value="9E+021" calcext:value-type="float">
            <text:p>9E+021</text:p>
          </table:table-cell>
          <table:table-cell table:formula="of:=[.F865]/[.$F$7]" office:value-type="float" office:value="0.00176125244618395" calcext:value-type="float">
            <text:p>0.001761252446184</text:p>
          </table:table-cell>
          <table:table-cell office:value-type="float" office:value="1.2E+022" calcext:value-type="float">
            <text:p>1.2E+022</text:p>
          </table:table-cell>
          <table:table-cell table:formula="of:=[.H865]/[.$H$7]" office:value-type="float" office:value="0.00233009708737864" calcext:value-type="float">
            <text:p>0.00233009708737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36" calcext:value-type="float">
            <text:p>3.436E-06</text:p>
          </table:table-cell>
          <table:table-cell office:value-type="float" office:value="7E+021" calcext:value-type="float">
            <text:p>7E+021</text:p>
          </table:table-cell>
          <table:table-cell table:formula="of:=[.F866]/[.$F$7]" office:value-type="float" office:value="0.00136986301369863" calcext:value-type="float">
            <text:p>0.001369863013699</text:p>
          </table:table-cell>
          <table:table-cell office:value-type="float" office:value="1.6E+022" calcext:value-type="float">
            <text:p>1.6E+022</text:p>
          </table:table-cell>
          <table:table-cell table:formula="of:=[.H866]/[.$H$7]" office:value-type="float" office:value="0.00310679611650485" calcext:value-type="float">
            <text:p>0.0031067961165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4" calcext:value-type="float">
            <text:p>3.44E-06</text:p>
          </table:table-cell>
          <table:table-cell office:value-type="float" office:value="5E+021" calcext:value-type="float">
            <text:p>5E+021</text:p>
          </table:table-cell>
          <table:table-cell table:formula="of:=[.F867]/[.$F$7]" office:value-type="float" office:value="0.000978473581213307" calcext:value-type="float">
            <text:p>0.000978473581213</text:p>
          </table:table-cell>
          <table:table-cell office:value-type="float" office:value="2E+022" calcext:value-type="float">
            <text:p>2E+022</text:p>
          </table:table-cell>
          <table:table-cell table:formula="of:=[.H867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44" calcext:value-type="float">
            <text:p>3.444E-06</text:p>
          </table:table-cell>
          <table:table-cell office:value-type="float" office:value="5E+021" calcext:value-type="float">
            <text:p>5E+021</text:p>
          </table:table-cell>
          <table:table-cell table:formula="of:=[.F868]/[.$F$7]" office:value-type="float" office:value="0.000978473581213307" calcext:value-type="float">
            <text:p>0.000978473581213</text:p>
          </table:table-cell>
          <table:table-cell office:value-type="float" office:value="2E+022" calcext:value-type="float">
            <text:p>2E+022</text:p>
          </table:table-cell>
          <table:table-cell table:formula="of:=[.H868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48" calcext:value-type="float">
            <text:p>3.448E-06</text:p>
          </table:table-cell>
          <table:table-cell office:value-type="float" office:value="5E+021" calcext:value-type="float">
            <text:p>5E+021</text:p>
          </table:table-cell>
          <table:table-cell table:formula="of:=[.F869]/[.$F$7]" office:value-type="float" office:value="0.000978473581213307" calcext:value-type="float">
            <text:p>0.000978473581213</text:p>
          </table:table-cell>
          <table:table-cell office:value-type="float" office:value="2E+022" calcext:value-type="float">
            <text:p>2E+022</text:p>
          </table:table-cell>
          <table:table-cell table:formula="of:=[.H869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52" calcext:value-type="float">
            <text:p>3.452E-06</text:p>
          </table:table-cell>
          <table:table-cell office:value-type="float" office:value="3.99991E+021" calcext:value-type="float">
            <text:p>3.99991E+021</text:p>
          </table:table-cell>
          <table:table-cell table:formula="of:=[.F870]/[.$F$7]" office:value-type="float" office:value="0.000782761252446184" calcext:value-type="float">
            <text:p>0.000782761252446</text:p>
          </table:table-cell>
          <table:table-cell office:value-type="float" office:value="2.10001E+022" calcext:value-type="float">
            <text:p>2.10001E+022</text:p>
          </table:table-cell>
          <table:table-cell table:formula="of:=[.H870]/[.$H$7]" office:value-type="float" office:value="0.00407768932038835" calcext:value-type="float">
            <text:p>0.0040776893203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56" calcext:value-type="float">
            <text:p>3.456E-06</text:p>
          </table:table-cell>
          <table:table-cell office:value-type="float" office:value="1.99995E+021" calcext:value-type="float">
            <text:p>1.99995E+021</text:p>
          </table:table-cell>
          <table:table-cell table:formula="of:=[.F871]/[.$F$7]" office:value-type="float" office:value="0.000391379647749511" calcext:value-type="float">
            <text:p>0.00039137964775</text:p>
          </table:table-cell>
          <table:table-cell office:value-type="float" office:value="2.3E+022" calcext:value-type="float">
            <text:p>2.3E+022</text:p>
          </table:table-cell>
          <table:table-cell table:formula="of:=[.H871]/[.$H$7]" office:value-type="float" office:value="0.00446601941747573" calcext:value-type="float">
            <text:p>0.00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6" calcext:value-type="float">
            <text:p>3.46E-06</text:p>
          </table:table-cell>
          <table:table-cell office:value-type="float" office:value="0" calcext:value-type="float">
            <text:p>0</text:p>
          </table:table-cell>
          <table:table-cell table:formula="of:=[.F872]/[.$F$7]" office:value-type="float" office:value="0" calcext:value-type="float">
            <text:p>0</text:p>
          </table:table-cell>
          <table:table-cell office:value-type="float" office:value="2.5E+022" calcext:value-type="float">
            <text:p>2.5E+022</text:p>
          </table:table-cell>
          <table:table-cell table:formula="of:=[.H872]/[.$H$7]" office:value-type="float" office:value="0.00485436893203883" calcext:value-type="float">
            <text:p>0.004854368932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64" calcext:value-type="float">
            <text:p>3.464E-06</text:p>
          </table:table-cell>
          <table:table-cell office:value-type="float" office:value="2E+021" calcext:value-type="float">
            <text:p>2E+021</text:p>
          </table:table-cell>
          <table:table-cell table:formula="of:=[.F873]/[.$F$7]" office:value-type="float" office:value="0.000391389432485323" calcext:value-type="float">
            <text:p>0.000391389432485</text:p>
          </table:table-cell>
          <table:table-cell office:value-type="float" office:value="2.3E+022" calcext:value-type="float">
            <text:p>2.3E+022</text:p>
          </table:table-cell>
          <table:table-cell table:formula="of:=[.H873]/[.$H$7]" office:value-type="float" office:value="0.00446601941747573" calcext:value-type="float">
            <text:p>0.00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68" calcext:value-type="float">
            <text:p>3.468E-06</text:p>
          </table:table-cell>
          <table:table-cell office:value-type="float" office:value="4E+021" calcext:value-type="float">
            <text:p>4E+021</text:p>
          </table:table-cell>
          <table:table-cell table:formula="of:=[.F874]/[.$F$7]" office:value-type="float" office:value="0.000782778864970646" calcext:value-type="float">
            <text:p>0.000782778864971</text:p>
          </table:table-cell>
          <table:table-cell office:value-type="float" office:value="2.1E+022" calcext:value-type="float">
            <text:p>2.1E+022</text:p>
          </table:table-cell>
          <table:table-cell table:formula="of:=[.H874]/[.$H$7]" office:value-type="float" office:value="0.00407766990291262" calcext:value-type="float">
            <text:p>0.004077669902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72" calcext:value-type="float">
            <text:p>3.472E-06</text:p>
          </table:table-cell>
          <table:table-cell office:value-type="float" office:value="5E+021" calcext:value-type="float">
            <text:p>5E+021</text:p>
          </table:table-cell>
          <table:table-cell table:formula="of:=[.F875]/[.$F$7]" office:value-type="float" office:value="0.000978473581213307" calcext:value-type="float">
            <text:p>0.000978473581213</text:p>
          </table:table-cell>
          <table:table-cell office:value-type="float" office:value="1.70001E+022" calcext:value-type="float">
            <text:p>1.70001E+022</text:p>
          </table:table-cell>
          <table:table-cell table:formula="of:=[.H875]/[.$H$7]" office:value-type="float" office:value="0.00330099029126214" calcext:value-type="float">
            <text:p>0.00330099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76" calcext:value-type="float">
            <text:p>3.476E-06</text:p>
          </table:table-cell>
          <table:table-cell office:value-type="float" office:value="5E+021" calcext:value-type="float">
            <text:p>5E+021</text:p>
          </table:table-cell>
          <table:table-cell table:formula="of:=[.F876]/[.$F$7]" office:value-type="float" office:value="0.000978473581213307" calcext:value-type="float">
            <text:p>0.000978473581213</text:p>
          </table:table-cell>
          <table:table-cell office:value-type="float" office:value="1.09999E+022" calcext:value-type="float">
            <text:p>1.09999E+022</text:p>
          </table:table-cell>
          <table:table-cell table:formula="of:=[.H876]/[.$H$7]" office:value-type="float" office:value="0.00213590291262136" calcext:value-type="float">
            <text:p>0.0021359029126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8" calcext:value-type="float">
            <text:p>3.48E-06</text:p>
          </table:table-cell>
          <table:table-cell office:value-type="float" office:value="5E+021" calcext:value-type="float">
            <text:p>5E+021</text:p>
          </table:table-cell>
          <table:table-cell table:formula="of:=[.F877]/[.$F$7]" office:value-type="float" office:value="0.000978473581213307" calcext:value-type="float">
            <text:p>0.000978473581213</text:p>
          </table:table-cell>
          <table:table-cell office:value-type="float" office:value="5E+021" calcext:value-type="float">
            <text:p>5E+021</text:p>
          </table:table-cell>
          <table:table-cell table:formula="of:=[.H877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84" calcext:value-type="float">
            <text:p>3.484E-06</text:p>
          </table:table-cell>
          <table:table-cell office:value-type="float" office:value="3E+021" calcext:value-type="float">
            <text:p>3E+021</text:p>
          </table:table-cell>
          <table:table-cell table:formula="of:=[.F878]/[.$F$7]" office:value-type="float" office:value="0.000587084148727984" calcext:value-type="float">
            <text:p>0.000587084148728</text:p>
          </table:table-cell>
          <table:table-cell office:value-type="float" office:value="5E+021" calcext:value-type="float">
            <text:p>5E+021</text:p>
          </table:table-cell>
          <table:table-cell table:formula="of:=[.H878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88" calcext:value-type="float">
            <text:p>3.488E-06</text:p>
          </table:table-cell>
          <table:table-cell office:value-type="float" office:value="1E+021" calcext:value-type="float">
            <text:p>1E+021</text:p>
          </table:table-cell>
          <table:table-cell table:formula="of:=[.F879]/[.$F$7]" office:value-type="float" office:value="0.000195694716242661" calcext:value-type="float">
            <text:p>0.000195694716243</text:p>
          </table:table-cell>
          <table:table-cell office:value-type="float" office:value="5E+021" calcext:value-type="float">
            <text:p>5E+021</text:p>
          </table:table-cell>
          <table:table-cell table:formula="of:=[.H879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92" calcext:value-type="float">
            <text:p>3.492E-06</text:p>
          </table:table-cell>
          <table:table-cell office:value-type="float" office:value="9.99977E+020" calcext:value-type="float">
            <text:p>9.99977E+020</text:p>
          </table:table-cell>
          <table:table-cell table:formula="of:=[.F880]/[.$F$7]" office:value-type="float" office:value="0.000195690215264188" calcext:value-type="float">
            <text:p>0.000195690215264</text:p>
          </table:table-cell>
          <table:table-cell office:value-type="float" office:value="4.00002E+021" calcext:value-type="float">
            <text:p>4.00002E+021</text:p>
          </table:table-cell>
          <table:table-cell table:formula="of:=[.H880]/[.$H$7]" office:value-type="float" office:value="0.000776702912621359" calcext:value-type="float">
            <text:p>0.0007767029126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496" calcext:value-type="float">
            <text:p>3.496E-06</text:p>
          </table:table-cell>
          <table:table-cell office:value-type="float" office:value="3.00005E+021" calcext:value-type="float">
            <text:p>3.00005E+021</text:p>
          </table:table-cell>
          <table:table-cell table:formula="of:=[.F881]/[.$F$7]" office:value-type="float" office:value="0.000587093933463796" calcext:value-type="float">
            <text:p>0.000587093933464</text:p>
          </table:table-cell>
          <table:table-cell office:value-type="float" office:value="1.99995E+021" calcext:value-type="float">
            <text:p>1.99995E+021</text:p>
          </table:table-cell>
          <table:table-cell table:formula="of:=[.H881]/[.$H$7]" office:value-type="float" office:value="0.000388339805825243" calcext:value-type="float">
            <text:p>0.0003883398058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" calcext:value-type="float">
            <text:p>3.5E-06</text:p>
          </table:table-cell>
          <table:table-cell office:value-type="float" office:value="5E+021" calcext:value-type="float">
            <text:p>5E+021</text:p>
          </table:table-cell>
          <table:table-cell table:formula="of:=[.F882]/[.$F$7]" office:value-type="float" office:value="0.000978473581213307" calcext:value-type="float">
            <text:p>0.000978473581213</text:p>
          </table:table-cell>
          <table:table-cell office:value-type="float" office:value="0" calcext:value-type="float">
            <text:p>0</text:p>
          </table:table-cell>
          <table:table-cell table:formula="of:=[.H882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04" calcext:value-type="float">
            <text:p>3.504E-06</text:p>
          </table:table-cell>
          <table:table-cell office:value-type="float" office:value="5E+021" calcext:value-type="float">
            <text:p>5E+021</text:p>
          </table:table-cell>
          <table:table-cell table:formula="of:=[.F883]/[.$F$7]" office:value-type="float" office:value="0.000978473581213307" calcext:value-type="float">
            <text:p>0.000978473581213</text:p>
          </table:table-cell>
          <table:table-cell office:value-type="float" office:value="2E+021" calcext:value-type="float">
            <text:p>2E+021</text:p>
          </table:table-cell>
          <table:table-cell table:formula="of:=[.H883]/[.$H$7]" office:value-type="float" office:value="0.000388349514563107" calcext:value-type="float">
            <text:p>0.00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08" calcext:value-type="float">
            <text:p>3.508E-06</text:p>
          </table:table-cell>
          <table:table-cell office:value-type="float" office:value="5E+021" calcext:value-type="float">
            <text:p>5E+021</text:p>
          </table:table-cell>
          <table:table-cell table:formula="of:=[.F884]/[.$F$7]" office:value-type="float" office:value="0.000978473581213307" calcext:value-type="float">
            <text:p>0.000978473581213</text:p>
          </table:table-cell>
          <table:table-cell office:value-type="float" office:value="4E+021" calcext:value-type="float">
            <text:p>4E+021</text:p>
          </table:table-cell>
          <table:table-cell table:formula="of:=[.H884]/[.$H$7]" office:value-type="float" office:value="0.000776699029126214" calcext:value-type="float">
            <text:p>0.00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12" calcext:value-type="float">
            <text:p>3.512E-06</text:p>
          </table:table-cell>
          <table:table-cell office:value-type="float" office:value="4.00002E+021" calcext:value-type="float">
            <text:p>4.00002E+021</text:p>
          </table:table-cell>
          <table:table-cell table:formula="of:=[.F885]/[.$F$7]" office:value-type="float" office:value="0.000782782778864971" calcext:value-type="float">
            <text:p>0.000782782778865</text:p>
          </table:table-cell>
          <table:table-cell office:value-type="float" office:value="6.99995E+021" calcext:value-type="float">
            <text:p>6.99995E+021</text:p>
          </table:table-cell>
          <table:table-cell table:formula="of:=[.H885]/[.$H$7]" office:value-type="float" office:value="0.00135921359223301" calcext:value-type="float">
            <text:p>0.001359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16" calcext:value-type="float">
            <text:p>3.516E-06</text:p>
          </table:table-cell>
          <table:table-cell office:value-type="float" office:value="2.00007E+021" calcext:value-type="float">
            <text:p>2.00007E+021</text:p>
          </table:table-cell>
          <table:table-cell table:formula="of:=[.F886]/[.$F$7]" office:value-type="float" office:value="0.00039140313111546" calcext:value-type="float">
            <text:p>0.000391403131115</text:p>
          </table:table-cell>
          <table:table-cell office:value-type="float" office:value="1.09999E+022" calcext:value-type="float">
            <text:p>1.09999E+022</text:p>
          </table:table-cell>
          <table:table-cell table:formula="of:=[.H886]/[.$H$7]" office:value-type="float" office:value="0.00213590291262136" calcext:value-type="float">
            <text:p>0.0021359029126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2" calcext:value-type="float">
            <text:p>3.52E-06</text:p>
          </table:table-cell>
          <table:table-cell office:value-type="float" office:value="0" calcext:value-type="float">
            <text:p>0</text:p>
          </table:table-cell>
          <table:table-cell table:formula="of:=[.F887]/[.$F$7]" office:value-type="float" office:value="0" calcext:value-type="float">
            <text:p>0</text:p>
          </table:table-cell>
          <table:table-cell office:value-type="float" office:value="1.5E+022" calcext:value-type="float">
            <text:p>1.5E+022</text:p>
          </table:table-cell>
          <table:table-cell table:formula="of:=[.H887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24" calcext:value-type="float">
            <text:p>3.524E-06</text:p>
          </table:table-cell>
          <table:table-cell office:value-type="float" office:value="0" calcext:value-type="float">
            <text:p>0</text:p>
          </table:table-cell>
          <table:table-cell table:formula="of:=[.F888]/[.$F$7]" office:value-type="float" office:value="0" calcext:value-type="float">
            <text:p>0</text:p>
          </table:table-cell>
          <table:table-cell office:value-type="float" office:value="2.1E+022" calcext:value-type="float">
            <text:p>2.1E+022</text:p>
          </table:table-cell>
          <table:table-cell table:formula="of:=[.H888]/[.$H$7]" office:value-type="float" office:value="0.00407766990291262" calcext:value-type="float">
            <text:p>0.004077669902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28" calcext:value-type="float">
            <text:p>3.528E-06</text:p>
          </table:table-cell>
          <table:table-cell office:value-type="float" office:value="0" calcext:value-type="float">
            <text:p>0</text:p>
          </table:table-cell>
          <table:table-cell table:formula="of:=[.F889]/[.$F$7]" office:value-type="float" office:value="0" calcext:value-type="float">
            <text:p>0</text:p>
          </table:table-cell>
          <table:table-cell office:value-type="float" office:value="2.7E+022" calcext:value-type="float">
            <text:p>2.7E+022</text:p>
          </table:table-cell>
          <table:table-cell table:formula="of:=[.H889]/[.$H$7]" office:value-type="float" office:value="0.00524271844660194" calcext:value-type="float">
            <text:p>0.005242718446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32" calcext:value-type="float">
            <text:p>3.532E-06</text:p>
          </table:table-cell>
          <table:table-cell office:value-type="float" office:value="0" calcext:value-type="float">
            <text:p>0</text:p>
          </table:table-cell>
          <table:table-cell table:formula="of:=[.F890]/[.$F$7]" office:value-type="float" office:value="0" calcext:value-type="float">
            <text:p>0</text:p>
          </table:table-cell>
          <table:table-cell office:value-type="float" office:value="2.8E+022" calcext:value-type="float">
            <text:p>2.8E+022</text:p>
          </table:table-cell>
          <table:table-cell table:formula="of:=[.H890]/[.$H$7]" office:value-type="float" office:value="0.00543689320388349" calcext:value-type="float">
            <text:p>0.005436893203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36" calcext:value-type="float">
            <text:p>3.536E-06</text:p>
          </table:table-cell>
          <table:table-cell office:value-type="float" office:value="0" calcext:value-type="float">
            <text:p>0</text:p>
          </table:table-cell>
          <table:table-cell table:formula="of:=[.F891]/[.$F$7]" office:value-type="float" office:value="0" calcext:value-type="float">
            <text:p>0</text:p>
          </table:table-cell>
          <table:table-cell office:value-type="float" office:value="2.40001E+022" calcext:value-type="float">
            <text:p>2.40001E+022</text:p>
          </table:table-cell>
          <table:table-cell table:formula="of:=[.H891]/[.$H$7]" office:value-type="float" office:value="0.00466021359223301" calcext:value-type="float">
            <text:p>0.004660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4" calcext:value-type="float">
            <text:p>3.54E-06</text:p>
          </table:table-cell>
          <table:table-cell office:value-type="float" office:value="0" calcext:value-type="float">
            <text:p>0</text:p>
          </table:table-cell>
          <table:table-cell table:formula="of:=[.F892]/[.$F$7]" office:value-type="float" office:value="0" calcext:value-type="float">
            <text:p>0</text:p>
          </table:table-cell>
          <table:table-cell office:value-type="float" office:value="2E+022" calcext:value-type="float">
            <text:p>2E+022</text:p>
          </table:table-cell>
          <table:table-cell table:formula="of:=[.H892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44" calcext:value-type="float">
            <text:p>3.544E-06</text:p>
          </table:table-cell>
          <table:table-cell office:value-type="float" office:value="2E+021" calcext:value-type="float">
            <text:p>2E+021</text:p>
          </table:table-cell>
          <table:table-cell table:formula="of:=[.F893]/[.$F$7]" office:value-type="float" office:value="0.000391389432485323" calcext:value-type="float">
            <text:p>0.000391389432485</text:p>
          </table:table-cell>
          <table:table-cell office:value-type="float" office:value="1.8E+022" calcext:value-type="float">
            <text:p>1.8E+022</text:p>
          </table:table-cell>
          <table:table-cell table:formula="of:=[.H893]/[.$H$7]" office:value-type="float" office:value="0.00349514563106796" calcext:value-type="float">
            <text:p>0.00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48" calcext:value-type="float">
            <text:p>3.548E-06</text:p>
          </table:table-cell>
          <table:table-cell office:value-type="float" office:value="4E+021" calcext:value-type="float">
            <text:p>4E+021</text:p>
          </table:table-cell>
          <table:table-cell table:formula="of:=[.F894]/[.$F$7]" office:value-type="float" office:value="0.000782778864970646" calcext:value-type="float">
            <text:p>0.000782778864971</text:p>
          </table:table-cell>
          <table:table-cell office:value-type="float" office:value="1.6E+022" calcext:value-type="float">
            <text:p>1.6E+022</text:p>
          </table:table-cell>
          <table:table-cell table:formula="of:=[.H894]/[.$H$7]" office:value-type="float" office:value="0.00310679611650485" calcext:value-type="float">
            <text:p>0.0031067961165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52" calcext:value-type="float">
            <text:p>3.552E-06</text:p>
          </table:table-cell>
          <table:table-cell office:value-type="float" office:value="5.99998E+021" calcext:value-type="float">
            <text:p>5.99998E+021</text:p>
          </table:table-cell>
          <table:table-cell table:formula="of:=[.F895]/[.$F$7]" office:value-type="float" office:value="0.00117416438356164" calcext:value-type="float">
            <text:p>0.001174164383562</text:p>
          </table:table-cell>
          <table:table-cell office:value-type="float" office:value="1.7E+022" calcext:value-type="float">
            <text:p>1.7E+022</text:p>
          </table:table-cell>
          <table:table-cell table:formula="of:=[.H895]/[.$H$7]" office:value-type="float" office:value="0.00330097087378641" calcext:value-type="float">
            <text:p>0.0033009708737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56" calcext:value-type="float">
            <text:p>3.556E-06</text:p>
          </table:table-cell>
          <table:table-cell office:value-type="float" office:value="7.99993E+021" calcext:value-type="float">
            <text:p>7.99993E+021</text:p>
          </table:table-cell>
          <table:table-cell table:formula="of:=[.F896]/[.$F$7]" office:value-type="float" office:value="0.00156554403131115" calcext:value-type="float">
            <text:p>0.001565544031311</text:p>
          </table:table-cell>
          <table:table-cell office:value-type="float" office:value="2.09999E+022" calcext:value-type="float">
            <text:p>2.09999E+022</text:p>
          </table:table-cell>
          <table:table-cell table:formula="of:=[.H896]/[.$H$7]" office:value-type="float" office:value="0.00407765048543689" calcext:value-type="float">
            <text:p>0.0040776504854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6" calcext:value-type="float">
            <text:p>3.56E-06</text:p>
          </table:table-cell>
          <table:table-cell office:value-type="float" office:value="1E+022" calcext:value-type="float">
            <text:p>1E+022</text:p>
          </table:table-cell>
          <table:table-cell table:formula="of:=[.F897]/[.$F$7]" office:value-type="float" office:value="0.00195694716242661" calcext:value-type="float">
            <text:p>0.001956947162427</text:p>
          </table:table-cell>
          <table:table-cell office:value-type="float" office:value="2.5E+022" calcext:value-type="float">
            <text:p>2.5E+022</text:p>
          </table:table-cell>
          <table:table-cell table:formula="of:=[.H897]/[.$H$7]" office:value-type="float" office:value="0.00485436893203883" calcext:value-type="float">
            <text:p>0.0048543689320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64" calcext:value-type="float">
            <text:p>3.564E-06</text:p>
          </table:table-cell>
          <table:table-cell office:value-type="float" office:value="8E+021" calcext:value-type="float">
            <text:p>8E+021</text:p>
          </table:table-cell>
          <table:table-cell table:formula="of:=[.F898]/[.$F$7]" office:value-type="float" office:value="0.00156555772994129" calcext:value-type="float">
            <text:p>0.001565557729941</text:p>
          </table:table-cell>
          <table:table-cell office:value-type="float" office:value="2.3E+022" calcext:value-type="float">
            <text:p>2.3E+022</text:p>
          </table:table-cell>
          <table:table-cell table:formula="of:=[.H898]/[.$H$7]" office:value-type="float" office:value="0.00446601941747573" calcext:value-type="float">
            <text:p>0.0044660194174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68" calcext:value-type="float">
            <text:p>3.568E-06</text:p>
          </table:table-cell>
          <table:table-cell office:value-type="float" office:value="6E+021" calcext:value-type="float">
            <text:p>6E+021</text:p>
          </table:table-cell>
          <table:table-cell table:formula="of:=[.F899]/[.$F$7]" office:value-type="float" office:value="0.00117416829745597" calcext:value-type="float">
            <text:p>0.001174168297456</text:p>
          </table:table-cell>
          <table:table-cell office:value-type="float" office:value="2.1E+022" calcext:value-type="float">
            <text:p>2.1E+022</text:p>
          </table:table-cell>
          <table:table-cell table:formula="of:=[.H899]/[.$H$7]" office:value-type="float" office:value="0.00407766990291262" calcext:value-type="float">
            <text:p>0.00407766990291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72" calcext:value-type="float">
            <text:p>3.572E-06</text:p>
          </table:table-cell>
          <table:table-cell office:value-type="float" office:value="4.00002E+021" calcext:value-type="float">
            <text:p>4.00002E+021</text:p>
          </table:table-cell>
          <table:table-cell table:formula="of:=[.F900]/[.$F$7]" office:value-type="float" office:value="0.000782782778864971" calcext:value-type="float">
            <text:p>0.000782782778865</text:p>
          </table:table-cell>
          <table:table-cell office:value-type="float" office:value="1.9E+022" calcext:value-type="float">
            <text:p>1.9E+022</text:p>
          </table:table-cell>
          <table:table-cell table:formula="of:=[.H900]/[.$H$7]" office:value-type="float" office:value="0.00368932038834951" calcext:value-type="float">
            <text:p>0.003689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76" calcext:value-type="float">
            <text:p>3.576E-06</text:p>
          </table:table-cell>
          <table:table-cell office:value-type="float" office:value="2.00007E+021" calcext:value-type="float">
            <text:p>2.00007E+021</text:p>
          </table:table-cell>
          <table:table-cell table:formula="of:=[.F901]/[.$F$7]" office:value-type="float" office:value="0.00039140313111546" calcext:value-type="float">
            <text:p>0.000391403131115</text:p>
          </table:table-cell>
          <table:table-cell office:value-type="float" office:value="1.70001E+022" calcext:value-type="float">
            <text:p>1.70001E+022</text:p>
          </table:table-cell>
          <table:table-cell table:formula="of:=[.H901]/[.$H$7]" office:value-type="float" office:value="0.00330099029126214" calcext:value-type="float">
            <text:p>0.00330099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8" calcext:value-type="float">
            <text:p>3.58E-06</text:p>
          </table:table-cell>
          <table:table-cell office:value-type="float" office:value="1.13685E+017" calcext:value-type="float">
            <text:p>1.13685E+017</text:p>
          </table:table-cell>
          <table:table-cell table:formula="of:=[.F902]/[.$F$7]" office:value-type="float" office:value="0.000000022247553816047" calcext:value-type="float">
            <text:p>2.2247553816047E-08</text:p>
          </table:table-cell>
          <table:table-cell office:value-type="float" office:value="1.50001E+022" calcext:value-type="float">
            <text:p>1.50001E+022</text:p>
          </table:table-cell>
          <table:table-cell table:formula="of:=[.H902]/[.$H$7]" office:value-type="float" office:value="0.00291264077669903" calcext:value-type="float">
            <text:p>0.0029126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84" calcext:value-type="float">
            <text:p>3.584E-06</text:p>
          </table:table-cell>
          <table:table-cell office:value-type="float" office:value="4E+021" calcext:value-type="float">
            <text:p>4E+021</text:p>
          </table:table-cell>
          <table:table-cell table:formula="of:=[.F903]/[.$F$7]" office:value-type="float" office:value="0.000782778864970646" calcext:value-type="float">
            <text:p>0.000782778864971</text:p>
          </table:table-cell>
          <table:table-cell office:value-type="float" office:value="1.7E+022" calcext:value-type="float">
            <text:p>1.7E+022</text:p>
          </table:table-cell>
          <table:table-cell table:formula="of:=[.H903]/[.$H$7]" office:value-type="float" office:value="0.00330097087378641" calcext:value-type="float">
            <text:p>0.0033009708737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88" calcext:value-type="float">
            <text:p>3.588E-06</text:p>
          </table:table-cell>
          <table:table-cell office:value-type="float" office:value="8E+021" calcext:value-type="float">
            <text:p>8E+021</text:p>
          </table:table-cell>
          <table:table-cell table:formula="of:=[.F904]/[.$F$7]" office:value-type="float" office:value="0.00156555772994129" calcext:value-type="float">
            <text:p>0.001565557729941</text:p>
          </table:table-cell>
          <table:table-cell office:value-type="float" office:value="1.9E+022" calcext:value-type="float">
            <text:p>1.9E+022</text:p>
          </table:table-cell>
          <table:table-cell table:formula="of:=[.H904]/[.$H$7]" office:value-type="float" office:value="0.00368932038834951" calcext:value-type="float">
            <text:p>0.003689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92" calcext:value-type="float">
            <text:p>3.592E-06</text:p>
          </table:table-cell>
          <table:table-cell office:value-type="float" office:value="1E+022" calcext:value-type="float">
            <text:p>1E+022</text:p>
          </table:table-cell>
          <table:table-cell table:formula="of:=[.F905]/[.$F$7]" office:value-type="float" office:value="0.00195694716242661" calcext:value-type="float">
            <text:p>0.001956947162427</text:p>
          </table:table-cell>
          <table:table-cell office:value-type="float" office:value="2E+022" calcext:value-type="float">
            <text:p>2E+022</text:p>
          </table:table-cell>
          <table:table-cell table:formula="of:=[.H905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596" calcext:value-type="float">
            <text:p>3.596E-06</text:p>
          </table:table-cell>
          <table:table-cell office:value-type="float" office:value="1E+022" calcext:value-type="float">
            <text:p>1E+022</text:p>
          </table:table-cell>
          <table:table-cell table:formula="of:=[.F906]/[.$F$7]" office:value-type="float" office:value="0.00195694716242661" calcext:value-type="float">
            <text:p>0.001956947162427</text:p>
          </table:table-cell>
          <table:table-cell office:value-type="float" office:value="2E+022" calcext:value-type="float">
            <text:p>2E+022</text:p>
          </table:table-cell>
          <table:table-cell table:formula="of:=[.H906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" calcext:value-type="float">
            <text:p>3.6E-06</text:p>
          </table:table-cell>
          <table:table-cell office:value-type="float" office:value="1E+022" calcext:value-type="float">
            <text:p>1E+022</text:p>
          </table:table-cell>
          <table:table-cell table:formula="of:=[.F907]/[.$F$7]" office:value-type="float" office:value="0.00195694716242661" calcext:value-type="float">
            <text:p>0.001956947162427</text:p>
          </table:table-cell>
          <table:table-cell office:value-type="float" office:value="2E+022" calcext:value-type="float">
            <text:p>2E+022</text:p>
          </table:table-cell>
          <table:table-cell table:formula="of:=[.H907]/[.$H$7]" office:value-type="float" office:value="0.00388349514563107" calcext:value-type="float">
            <text:p>0.0038834951456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04" calcext:value-type="float">
            <text:p>3.604E-06</text:p>
          </table:table-cell>
          <table:table-cell office:value-type="float" office:value="5.99986E+021" calcext:value-type="float">
            <text:p>5.99986E+021</text:p>
          </table:table-cell>
          <table:table-cell table:formula="of:=[.F908]/[.$F$7]" office:value-type="float" office:value="0.00117414090019569" calcext:value-type="float">
            <text:p>0.001174140900196</text:p>
          </table:table-cell>
          <table:table-cell office:value-type="float" office:value="1.39998E+022" calcext:value-type="float">
            <text:p>1.39998E+022</text:p>
          </table:table-cell>
          <table:table-cell table:formula="of:=[.H908]/[.$H$7]" office:value-type="float" office:value="0.00271840776699029" calcext:value-type="float">
            <text:p>0.002718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08" calcext:value-type="float">
            <text:p>3.608E-06</text:p>
          </table:table-cell>
          <table:table-cell office:value-type="float" office:value="1.99995E+021" calcext:value-type="float">
            <text:p>1.99995E+021</text:p>
          </table:table-cell>
          <table:table-cell table:formula="of:=[.F909]/[.$F$7]" office:value-type="float" office:value="0.000391379647749511" calcext:value-type="float">
            <text:p>0.00039137964775</text:p>
          </table:table-cell>
          <table:table-cell office:value-type="float" office:value="7.99993E+021" calcext:value-type="float">
            <text:p>7.99993E+021</text:p>
          </table:table-cell>
          <table:table-cell table:formula="of:=[.H909]/[.$H$7]" office:value-type="float" office:value="0.00155338446601942" calcext:value-type="float">
            <text:p>0.001553384466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12" calcext:value-type="float">
            <text:p>3.612E-06</text:p>
          </table:table-cell>
          <table:table-cell office:value-type="float" office:value="0" calcext:value-type="float">
            <text:p>0</text:p>
          </table:table-cell>
          <table:table-cell table:formula="of:=[.F910]/[.$F$7]" office:value-type="float" office:value="0" calcext:value-type="float">
            <text:p>0</text:p>
          </table:table-cell>
          <table:table-cell office:value-type="float" office:value="4E+021" calcext:value-type="float">
            <text:p>4E+021</text:p>
          </table:table-cell>
          <table:table-cell table:formula="of:=[.H910]/[.$H$7]" office:value-type="float" office:value="0.000776699029126214" calcext:value-type="float">
            <text:p>0.00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16" calcext:value-type="float">
            <text:p>3.616E-06</text:p>
          </table:table-cell>
          <table:table-cell office:value-type="float" office:value="0" calcext:value-type="float">
            <text:p>0</text:p>
          </table:table-cell>
          <table:table-cell table:formula="of:=[.F911]/[.$F$7]" office:value-type="float" office:value="0" calcext:value-type="float">
            <text:p>0</text:p>
          </table:table-cell>
          <table:table-cell office:value-type="float" office:value="2E+021" calcext:value-type="float">
            <text:p>2E+021</text:p>
          </table:table-cell>
          <table:table-cell table:formula="of:=[.H911]/[.$H$7]" office:value-type="float" office:value="0.000388349514563107" calcext:value-type="float">
            <text:p>0.00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2" calcext:value-type="float">
            <text:p>3.62E-06</text:p>
          </table:table-cell>
          <table:table-cell office:value-type="float" office:value="0" calcext:value-type="float">
            <text:p>0</text:p>
          </table:table-cell>
          <table:table-cell table:formula="of:=[.F912]/[.$F$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912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24" calcext:value-type="float">
            <text:p>3.624E-06</text:p>
          </table:table-cell>
          <table:table-cell office:value-type="float" office:value="0" calcext:value-type="float">
            <text:p>0</text:p>
          </table:table-cell>
          <table:table-cell table:formula="of:=[.F913]/[.$F$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913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28" calcext:value-type="float">
            <text:p>3.628E-06</text:p>
          </table:table-cell>
          <table:table-cell office:value-type="float" office:value="0" calcext:value-type="float">
            <text:p>0</text:p>
          </table:table-cell>
          <table:table-cell table:formula="of:=[.F914]/[.$F$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914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32" calcext:value-type="float">
            <text:p>3.632E-06</text:p>
          </table:table-cell>
          <table:table-cell office:value-type="float" office:value="1E+021" calcext:value-type="float">
            <text:p>1E+021</text:p>
          </table:table-cell>
          <table:table-cell table:formula="of:=[.F915]/[.$F$7]" office:value-type="float" office:value="0.000195694716242661" calcext:value-type="float">
            <text:p>0.000195694716243</text:p>
          </table:table-cell>
          <table:table-cell office:value-type="float" office:value="1E+021" calcext:value-type="float">
            <text:p>1E+021</text:p>
          </table:table-cell>
          <table:table-cell table:formula="of:=[.H915]/[.$H$7]" office:value-type="float" office:value="0.000194174757281553" calcext:value-type="float">
            <text:p>0.0001941747572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36" calcext:value-type="float">
            <text:p>3.636E-06</text:p>
          </table:table-cell>
          <table:table-cell office:value-type="float" office:value="3E+021" calcext:value-type="float">
            <text:p>3E+021</text:p>
          </table:table-cell>
          <table:table-cell table:formula="of:=[.F916]/[.$F$7]" office:value-type="float" office:value="0.000587084148727984" calcext:value-type="float">
            <text:p>0.000587084148728</text:p>
          </table:table-cell>
          <table:table-cell office:value-type="float" office:value="3E+021" calcext:value-type="float">
            <text:p>3E+021</text:p>
          </table:table-cell>
          <table:table-cell table:formula="of:=[.H916]/[.$H$7]" office:value-type="float" office:value="0.00058252427184466" calcext:value-type="float">
            <text:p>0.000582524271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4" calcext:value-type="float">
            <text:p>3.64E-06</text:p>
          </table:table-cell>
          <table:table-cell office:value-type="float" office:value="5E+021" calcext:value-type="float">
            <text:p>5E+021</text:p>
          </table:table-cell>
          <table:table-cell table:formula="of:=[.F917]/[.$F$7]" office:value-type="float" office:value="0.000978473581213307" calcext:value-type="float">
            <text:p>0.000978473581213</text:p>
          </table:table-cell>
          <table:table-cell office:value-type="float" office:value="5E+021" calcext:value-type="float">
            <text:p>5E+021</text:p>
          </table:table-cell>
          <table:table-cell table:formula="of:=[.H917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44" calcext:value-type="float">
            <text:p>3.644E-06</text:p>
          </table:table-cell>
          <table:table-cell office:value-type="float" office:value="5E+021" calcext:value-type="float">
            <text:p>5E+021</text:p>
          </table:table-cell>
          <table:table-cell table:formula="of:=[.F918]/[.$F$7]" office:value-type="float" office:value="0.000978473581213307" calcext:value-type="float">
            <text:p>0.000978473581213</text:p>
          </table:table-cell>
          <table:table-cell office:value-type="float" office:value="8.99991E+021" calcext:value-type="float">
            <text:p>8.99991E+021</text:p>
          </table:table-cell>
          <table:table-cell table:formula="of:=[.H918]/[.$H$7]" office:value-type="float" office:value="0.00174755533980583" calcext:value-type="float">
            <text:p>0.001747555339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48" calcext:value-type="float">
            <text:p>3.648E-06</text:p>
          </table:table-cell>
          <table:table-cell office:value-type="float" office:value="5E+021" calcext:value-type="float">
            <text:p>5E+021</text:p>
          </table:table-cell>
          <table:table-cell table:formula="of:=[.F919]/[.$F$7]" office:value-type="float" office:value="0.000978473581213307" calcext:value-type="float">
            <text:p>0.000978473581213</text:p>
          </table:table-cell>
          <table:table-cell office:value-type="float" office:value="1.3E+022" calcext:value-type="float">
            <text:p>1.3E+022</text:p>
          </table:table-cell>
          <table:table-cell table:formula="of:=[.H919]/[.$H$7]" office:value-type="float" office:value="0.00252427184466019" calcext:value-type="float">
            <text:p>0.00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52" calcext:value-type="float">
            <text:p>3.652E-06</text:p>
          </table:table-cell>
          <table:table-cell office:value-type="float" office:value="6E+021" calcext:value-type="float">
            <text:p>6E+021</text:p>
          </table:table-cell>
          <table:table-cell table:formula="of:=[.F920]/[.$F$7]" office:value-type="float" office:value="0.00117416829745597" calcext:value-type="float">
            <text:p>0.001174168297456</text:p>
          </table:table-cell>
          <table:table-cell office:value-type="float" office:value="1.5E+022" calcext:value-type="float">
            <text:p>1.5E+022</text:p>
          </table:table-cell>
          <table:table-cell table:formula="of:=[.H920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56" calcext:value-type="float">
            <text:p>3.656E-06</text:p>
          </table:table-cell>
          <table:table-cell office:value-type="float" office:value="8E+021" calcext:value-type="float">
            <text:p>8E+021</text:p>
          </table:table-cell>
          <table:table-cell table:formula="of:=[.F921]/[.$F$7]" office:value-type="float" office:value="0.00156555772994129" calcext:value-type="float">
            <text:p>0.001565557729941</text:p>
          </table:table-cell>
          <table:table-cell office:value-type="float" office:value="1.5E+022" calcext:value-type="float">
            <text:p>1.5E+022</text:p>
          </table:table-cell>
          <table:table-cell table:formula="of:=[.H921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6" calcext:value-type="float">
            <text:p>3.66E-06</text:p>
          </table:table-cell>
          <table:table-cell office:value-type="float" office:value="1E+022" calcext:value-type="float">
            <text:p>1E+022</text:p>
          </table:table-cell>
          <table:table-cell table:formula="of:=[.F922]/[.$F$7]" office:value-type="float" office:value="0.00195694716242661" calcext:value-type="float">
            <text:p>0.001956947162427</text:p>
          </table:table-cell>
          <table:table-cell office:value-type="float" office:value="1.5E+022" calcext:value-type="float">
            <text:p>1.5E+022</text:p>
          </table:table-cell>
          <table:table-cell table:formula="of:=[.H922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64" calcext:value-type="float">
            <text:p>3.664E-06</text:p>
          </table:table-cell>
          <table:table-cell office:value-type="float" office:value="1E+022" calcext:value-type="float">
            <text:p>1E+022</text:p>
          </table:table-cell>
          <table:table-cell table:formula="of:=[.F923]/[.$F$7]" office:value-type="float" office:value="0.00195694716242661" calcext:value-type="float">
            <text:p>0.001956947162427</text:p>
          </table:table-cell>
          <table:table-cell office:value-type="float" office:value="1.3E+022" calcext:value-type="float">
            <text:p>1.3E+022</text:p>
          </table:table-cell>
          <table:table-cell table:formula="of:=[.H923]/[.$H$7]" office:value-type="float" office:value="0.00252427184466019" calcext:value-type="float">
            <text:p>0.00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68" calcext:value-type="float">
            <text:p>3.668E-06</text:p>
          </table:table-cell>
          <table:table-cell office:value-type="float" office:value="1E+022" calcext:value-type="float">
            <text:p>1E+022</text:p>
          </table:table-cell>
          <table:table-cell table:formula="of:=[.F924]/[.$F$7]" office:value-type="float" office:value="0.00195694716242661" calcext:value-type="float">
            <text:p>0.001956947162427</text:p>
          </table:table-cell>
          <table:table-cell office:value-type="float" office:value="1.1E+022" calcext:value-type="float">
            <text:p>1.1E+022</text:p>
          </table:table-cell>
          <table:table-cell table:formula="of:=[.H924]/[.$H$7]" office:value-type="float" office:value="0.00213592233009709" calcext:value-type="float">
            <text:p>0.0021359223300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72" calcext:value-type="float">
            <text:p>3.672E-06</text:p>
          </table:table-cell>
          <table:table-cell office:value-type="float" office:value="9E+021" calcext:value-type="float">
            <text:p>9E+021</text:p>
          </table:table-cell>
          <table:table-cell table:formula="of:=[.F925]/[.$F$7]" office:value-type="float" office:value="0.00176125244618395" calcext:value-type="float">
            <text:p>0.001761252446184</text:p>
          </table:table-cell>
          <table:table-cell office:value-type="float" office:value="9E+021" calcext:value-type="float">
            <text:p>9E+021</text:p>
          </table:table-cell>
          <table:table-cell table:formula="of:=[.H925]/[.$H$7]" office:value-type="float" office:value="0.00174757281553398" calcext:value-type="float">
            <text:p>0.00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76" calcext:value-type="float">
            <text:p>3.676E-06</text:p>
          </table:table-cell>
          <table:table-cell office:value-type="float" office:value="7E+021" calcext:value-type="float">
            <text:p>7E+021</text:p>
          </table:table-cell>
          <table:table-cell table:formula="of:=[.F926]/[.$F$7]" office:value-type="float" office:value="0.00136986301369863" calcext:value-type="float">
            <text:p>0.001369863013699</text:p>
          </table:table-cell>
          <table:table-cell office:value-type="float" office:value="7E+021" calcext:value-type="float">
            <text:p>7E+021</text:p>
          </table:table-cell>
          <table:table-cell table:formula="of:=[.H926]/[.$H$7]" office:value-type="float" office:value="0.00135922330097087" calcext:value-type="float">
            <text:p>0.0013592233009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8" calcext:value-type="float">
            <text:p>3.68E-06</text:p>
          </table:table-cell>
          <table:table-cell office:value-type="float" office:value="5E+021" calcext:value-type="float">
            <text:p>5E+021</text:p>
          </table:table-cell>
          <table:table-cell table:formula="of:=[.F927]/[.$F$7]" office:value-type="float" office:value="0.000978473581213307" calcext:value-type="float">
            <text:p>0.000978473581213</text:p>
          </table:table-cell>
          <table:table-cell office:value-type="float" office:value="5E+021" calcext:value-type="float">
            <text:p>5E+021</text:p>
          </table:table-cell>
          <table:table-cell table:formula="of:=[.H927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84" calcext:value-type="float">
            <text:p>3.684E-06</text:p>
          </table:table-cell>
          <table:table-cell office:value-type="float" office:value="6.99995E+021" calcext:value-type="float">
            <text:p>6.99995E+021</text:p>
          </table:table-cell>
          <table:table-cell table:formula="of:=[.F928]/[.$F$7]" office:value-type="float" office:value="0.00136985322896282" calcext:value-type="float">
            <text:p>0.001369853228963</text:p>
          </table:table-cell>
          <table:table-cell office:value-type="float" office:value="5E+021" calcext:value-type="float">
            <text:p>5E+021</text:p>
          </table:table-cell>
          <table:table-cell table:formula="of:=[.H928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88" calcext:value-type="float">
            <text:p>3.688E-06</text:p>
          </table:table-cell>
          <table:table-cell office:value-type="float" office:value="8.99991E+021" calcext:value-type="float">
            <text:p>8.99991E+021</text:p>
          </table:table-cell>
          <table:table-cell table:formula="of:=[.F929]/[.$F$7]" office:value-type="float" office:value="0.00176123483365949" calcext:value-type="float">
            <text:p>0.00176123483366</text:p>
          </table:table-cell>
          <table:table-cell office:value-type="float" office:value="5E+021" calcext:value-type="float">
            <text:p>5E+021</text:p>
          </table:table-cell>
          <table:table-cell table:formula="of:=[.H929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92" calcext:value-type="float">
            <text:p>3.692E-06</text:p>
          </table:table-cell>
          <table:table-cell office:value-type="float" office:value="9E+021" calcext:value-type="float">
            <text:p>9E+021</text:p>
          </table:table-cell>
          <table:table-cell table:formula="of:=[.F930]/[.$F$7]" office:value-type="float" office:value="0.00176125244618395" calcext:value-type="float">
            <text:p>0.001761252446184</text:p>
          </table:table-cell>
          <table:table-cell office:value-type="float" office:value="5E+021" calcext:value-type="float">
            <text:p>5E+021</text:p>
          </table:table-cell>
          <table:table-cell table:formula="of:=[.H930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696" calcext:value-type="float">
            <text:p>3.696E-06</text:p>
          </table:table-cell>
          <table:table-cell office:value-type="float" office:value="7E+021" calcext:value-type="float">
            <text:p>7E+021</text:p>
          </table:table-cell>
          <table:table-cell table:formula="of:=[.F931]/[.$F$7]" office:value-type="float" office:value="0.00136986301369863" calcext:value-type="float">
            <text:p>0.001369863013699</text:p>
          </table:table-cell>
          <table:table-cell office:value-type="float" office:value="5E+021" calcext:value-type="float">
            <text:p>5E+021</text:p>
          </table:table-cell>
          <table:table-cell table:formula="of:=[.H931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" calcext:value-type="float">
            <text:p>3.7E-06</text:p>
          </table:table-cell>
          <table:table-cell office:value-type="float" office:value="5E+021" calcext:value-type="float">
            <text:p>5E+021</text:p>
          </table:table-cell>
          <table:table-cell table:formula="of:=[.F932]/[.$F$7]" office:value-type="float" office:value="0.000978473581213307" calcext:value-type="float">
            <text:p>0.000978473581213</text:p>
          </table:table-cell>
          <table:table-cell office:value-type="float" office:value="5E+021" calcext:value-type="float">
            <text:p>5E+021</text:p>
          </table:table-cell>
          <table:table-cell table:formula="of:=[.H932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04" calcext:value-type="float">
            <text:p>3.704E-06</text:p>
          </table:table-cell>
          <table:table-cell office:value-type="float" office:value="5E+021" calcext:value-type="float">
            <text:p>5E+021</text:p>
          </table:table-cell>
          <table:table-cell table:formula="of:=[.F933]/[.$F$7]" office:value-type="float" office:value="0.000978473581213307" calcext:value-type="float">
            <text:p>0.000978473581213</text:p>
          </table:table-cell>
          <table:table-cell office:value-type="float" office:value="3.00005E+021" calcext:value-type="float">
            <text:p>3.00005E+021</text:p>
          </table:table-cell>
          <table:table-cell table:formula="of:=[.H933]/[.$H$7]" office:value-type="float" office:value="0.000582533980582524" calcext:value-type="float">
            <text:p>0.0005825339805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08" calcext:value-type="float">
            <text:p>3.708E-06</text:p>
          </table:table-cell>
          <table:table-cell office:value-type="float" office:value="5E+021" calcext:value-type="float">
            <text:p>5E+021</text:p>
          </table:table-cell>
          <table:table-cell table:formula="of:=[.F934]/[.$F$7]" office:value-type="float" office:value="0.000978473581213307" calcext:value-type="float">
            <text:p>0.000978473581213</text:p>
          </table:table-cell>
          <table:table-cell office:value-type="float" office:value="1.00009E+021" calcext:value-type="float">
            <text:p>1.00009E+021</text:p>
          </table:table-cell>
          <table:table-cell table:formula="of:=[.H934]/[.$H$7]" office:value-type="float" office:value="0.000194192233009709" calcext:value-type="float">
            <text:p>0.0001941922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12" calcext:value-type="float">
            <text:p>3.712E-06</text:p>
          </table:table-cell>
          <table:table-cell office:value-type="float" office:value="6E+021" calcext:value-type="float">
            <text:p>6E+021</text:p>
          </table:table-cell>
          <table:table-cell table:formula="of:=[.F935]/[.$F$7]" office:value-type="float" office:value="0.00117416829745597" calcext:value-type="float">
            <text:p>0.001174168297456</text:p>
          </table:table-cell>
          <table:table-cell office:value-type="float" office:value="0" calcext:value-type="float">
            <text:p>0</text:p>
          </table:table-cell>
          <table:table-cell table:formula="of:=[.H935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16" calcext:value-type="float">
            <text:p>3.716E-06</text:p>
          </table:table-cell>
          <table:table-cell office:value-type="float" office:value="8E+021" calcext:value-type="float">
            <text:p>8E+021</text:p>
          </table:table-cell>
          <table:table-cell table:formula="of:=[.F936]/[.$F$7]" office:value-type="float" office:value="0.00156555772994129" calcext:value-type="float">
            <text:p>0.001565557729941</text:p>
          </table:table-cell>
          <table:table-cell office:value-type="float" office:value="0" calcext:value-type="float">
            <text:p>0</text:p>
          </table:table-cell>
          <table:table-cell table:formula="of:=[.H936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2" calcext:value-type="float">
            <text:p>3.72E-06</text:p>
          </table:table-cell>
          <table:table-cell office:value-type="float" office:value="1E+022" calcext:value-type="float">
            <text:p>1E+022</text:p>
          </table:table-cell>
          <table:table-cell table:formula="of:=[.F937]/[.$F$7]" office:value-type="float" office:value="0.00195694716242661" calcext:value-type="float">
            <text:p>0.001956947162427</text:p>
          </table:table-cell>
          <table:table-cell office:value-type="float" office:value="0" calcext:value-type="float">
            <text:p>0</text:p>
          </table:table-cell>
          <table:table-cell table:formula="of:=[.H937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24" calcext:value-type="float">
            <text:p>3.724E-06</text:p>
          </table:table-cell>
          <table:table-cell office:value-type="float" office:value="8E+021" calcext:value-type="float">
            <text:p>8E+021</text:p>
          </table:table-cell>
          <table:table-cell table:formula="of:=[.F938]/[.$F$7]" office:value-type="float" office:value="0.00156555772994129" calcext:value-type="float">
            <text:p>0.001565557729941</text:p>
          </table:table-cell>
          <table:table-cell office:value-type="float" office:value="0" calcext:value-type="float">
            <text:p>0</text:p>
          </table:table-cell>
          <table:table-cell table:formula="of:=[.H938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28" calcext:value-type="float">
            <text:p>3.728E-06</text:p>
          </table:table-cell>
          <table:table-cell office:value-type="float" office:value="6E+021" calcext:value-type="float">
            <text:p>6E+021</text:p>
          </table:table-cell>
          <table:table-cell table:formula="of:=[.F939]/[.$F$7]" office:value-type="float" office:value="0.00117416829745597" calcext:value-type="float">
            <text:p>0.001174168297456</text:p>
          </table:table-cell>
          <table:table-cell office:value-type="float" office:value="0" calcext:value-type="float">
            <text:p>0</text:p>
          </table:table-cell>
          <table:table-cell table:formula="of:=[.H939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32" calcext:value-type="float">
            <text:p>3.732E-06</text:p>
          </table:table-cell>
          <table:table-cell office:value-type="float" office:value="5E+021" calcext:value-type="float">
            <text:p>5E+021</text:p>
          </table:table-cell>
          <table:table-cell table:formula="of:=[.F940]/[.$F$7]" office:value-type="float" office:value="0.000978473581213307" calcext:value-type="float">
            <text:p>0.000978473581213</text:p>
          </table:table-cell>
          <table:table-cell office:value-type="float" office:value="2.00018E+021" calcext:value-type="float">
            <text:p>2.00018E+021</text:p>
          </table:table-cell>
          <table:table-cell table:formula="of:=[.H940]/[.$H$7]" office:value-type="float" office:value="0.000388384466019417" calcext:value-type="float">
            <text:p>0.0003883844660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36" calcext:value-type="float">
            <text:p>3.736E-06</text:p>
          </table:table-cell>
          <table:table-cell office:value-type="float" office:value="5E+021" calcext:value-type="float">
            <text:p>5E+021</text:p>
          </table:table-cell>
          <table:table-cell table:formula="of:=[.F941]/[.$F$7]" office:value-type="float" office:value="0.000978473581213307" calcext:value-type="float">
            <text:p>0.000978473581213</text:p>
          </table:table-cell>
          <table:table-cell office:value-type="float" office:value="6.00009E+021" calcext:value-type="float">
            <text:p>6.00009E+021</text:p>
          </table:table-cell>
          <table:table-cell table:formula="of:=[.H941]/[.$H$7]" office:value-type="float" office:value="0.00116506601941748" calcext:value-type="float">
            <text:p>0.0011650660194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4" calcext:value-type="float">
            <text:p>3.74E-06</text:p>
          </table:table-cell>
          <table:table-cell office:value-type="float" office:value="5E+021" calcext:value-type="float">
            <text:p>5E+021</text:p>
          </table:table-cell>
          <table:table-cell table:formula="of:=[.F942]/[.$F$7]" office:value-type="float" office:value="0.000978473581213307" calcext:value-type="float">
            <text:p>0.000978473581213</text:p>
          </table:table-cell>
          <table:table-cell office:value-type="float" office:value="1E+022" calcext:value-type="float">
            <text:p>1E+022</text:p>
          </table:table-cell>
          <table:table-cell table:formula="of:=[.H942]/[.$H$7]" office:value-type="float" office:value="0.00194174757281553" calcext:value-type="float">
            <text:p>0.001941747572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44" calcext:value-type="float">
            <text:p>3.744E-06</text:p>
          </table:table-cell>
          <table:table-cell office:value-type="float" office:value="5E+021" calcext:value-type="float">
            <text:p>5E+021</text:p>
          </table:table-cell>
          <table:table-cell table:formula="of:=[.F943]/[.$F$7]" office:value-type="float" office:value="0.000978473581213307" calcext:value-type="float">
            <text:p>0.000978473581213</text:p>
          </table:table-cell>
          <table:table-cell office:value-type="float" office:value="1E+022" calcext:value-type="float">
            <text:p>1E+022</text:p>
          </table:table-cell>
          <table:table-cell table:formula="of:=[.H943]/[.$H$7]" office:value-type="float" office:value="0.00194174757281553" calcext:value-type="float">
            <text:p>0.001941747572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48" calcext:value-type="float">
            <text:p>3.748E-06</text:p>
          </table:table-cell>
          <table:table-cell office:value-type="float" office:value="5E+021" calcext:value-type="float">
            <text:p>5E+021</text:p>
          </table:table-cell>
          <table:table-cell table:formula="of:=[.F944]/[.$F$7]" office:value-type="float" office:value="0.000978473581213307" calcext:value-type="float">
            <text:p>0.000978473581213</text:p>
          </table:table-cell>
          <table:table-cell office:value-type="float" office:value="1E+022" calcext:value-type="float">
            <text:p>1E+022</text:p>
          </table:table-cell>
          <table:table-cell table:formula="of:=[.H944]/[.$H$7]" office:value-type="float" office:value="0.00194174757281553" calcext:value-type="float">
            <text:p>0.001941747572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52" calcext:value-type="float">
            <text:p>3.752E-06</text:p>
          </table:table-cell>
          <table:table-cell office:value-type="float" office:value="5E+021" calcext:value-type="float">
            <text:p>5E+021</text:p>
          </table:table-cell>
          <table:table-cell table:formula="of:=[.F945]/[.$F$7]" office:value-type="float" office:value="0.000978473581213307" calcext:value-type="float">
            <text:p>0.000978473581213</text:p>
          </table:table-cell>
          <table:table-cell office:value-type="float" office:value="8.00005E+021" calcext:value-type="float">
            <text:p>8.00005E+021</text:p>
          </table:table-cell>
          <table:table-cell table:formula="of:=[.H945]/[.$H$7]" office:value-type="float" office:value="0.00155340776699029" calcext:value-type="float">
            <text:p>0.0015534077669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56" calcext:value-type="float">
            <text:p>3.756E-06</text:p>
          </table:table-cell>
          <table:table-cell office:value-type="float" office:value="5E+021" calcext:value-type="float">
            <text:p>5E+021</text:p>
          </table:table-cell>
          <table:table-cell table:formula="of:=[.F946]/[.$F$7]" office:value-type="float" office:value="0.000978473581213307" calcext:value-type="float">
            <text:p>0.000978473581213</text:p>
          </table:table-cell>
          <table:table-cell office:value-type="float" office:value="3.99991E+021" calcext:value-type="float">
            <text:p>3.99991E+021</text:p>
          </table:table-cell>
          <table:table-cell table:formula="of:=[.H946]/[.$H$7]" office:value-type="float" office:value="0.000776681553398058" calcext:value-type="float">
            <text:p>0.0007766815533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6" calcext:value-type="float">
            <text:p>3.76E-06</text:p>
          </table:table-cell>
          <table:table-cell office:value-type="float" office:value="5E+021" calcext:value-type="float">
            <text:p>5E+021</text:p>
          </table:table-cell>
          <table:table-cell table:formula="of:=[.F947]/[.$F$7]" office:value-type="float" office:value="0.000978473581213307" calcext:value-type="float">
            <text:p>0.000978473581213</text:p>
          </table:table-cell>
          <table:table-cell office:value-type="float" office:value="0" calcext:value-type="float">
            <text:p>0</text:p>
          </table:table-cell>
          <table:table-cell table:formula="of:=[.H947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64" calcext:value-type="float">
            <text:p>3.764E-06</text:p>
          </table:table-cell>
          <table:table-cell office:value-type="float" office:value="5E+021" calcext:value-type="float">
            <text:p>5E+021</text:p>
          </table:table-cell>
          <table:table-cell table:formula="of:=[.F948]/[.$F$7]" office:value-type="float" office:value="0.000978473581213307" calcext:value-type="float">
            <text:p>0.000978473581213</text:p>
          </table:table-cell>
          <table:table-cell office:value-type="float" office:value="2E+021" calcext:value-type="float">
            <text:p>2E+021</text:p>
          </table:table-cell>
          <table:table-cell table:formula="of:=[.H948]/[.$H$7]" office:value-type="float" office:value="0.000388349514563107" calcext:value-type="float">
            <text:p>0.00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68" calcext:value-type="float">
            <text:p>3.768E-06</text:p>
          </table:table-cell>
          <table:table-cell office:value-type="float" office:value="5E+021" calcext:value-type="float">
            <text:p>5E+021</text:p>
          </table:table-cell>
          <table:table-cell table:formula="of:=[.F949]/[.$F$7]" office:value-type="float" office:value="0.000978473581213307" calcext:value-type="float">
            <text:p>0.000978473581213</text:p>
          </table:table-cell>
          <table:table-cell office:value-type="float" office:value="4E+021" calcext:value-type="float">
            <text:p>4E+021</text:p>
          </table:table-cell>
          <table:table-cell table:formula="of:=[.H949]/[.$H$7]" office:value-type="float" office:value="0.000776699029126214" calcext:value-type="float">
            <text:p>0.00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72" calcext:value-type="float">
            <text:p>3.772E-06</text:p>
          </table:table-cell>
          <table:table-cell office:value-type="float" office:value="5.99998E+021" calcext:value-type="float">
            <text:p>5.99998E+021</text:p>
          </table:table-cell>
          <table:table-cell table:formula="of:=[.F950]/[.$F$7]" office:value-type="float" office:value="0.00117416438356164" calcext:value-type="float">
            <text:p>0.001174164383562</text:p>
          </table:table-cell>
          <table:table-cell office:value-type="float" office:value="6.99995E+021" calcext:value-type="float">
            <text:p>6.99995E+021</text:p>
          </table:table-cell>
          <table:table-cell table:formula="of:=[.H950]/[.$H$7]" office:value-type="float" office:value="0.00135921359223301" calcext:value-type="float">
            <text:p>0.0013592135922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76" calcext:value-type="float">
            <text:p>3.776E-06</text:p>
          </table:table-cell>
          <table:table-cell office:value-type="float" office:value="8.00005E+021" calcext:value-type="float">
            <text:p>8.00005E+021</text:p>
          </table:table-cell>
          <table:table-cell table:formula="of:=[.F951]/[.$F$7]" office:value-type="float" office:value="0.0015655675146771" calcext:value-type="float">
            <text:p>0.001565567514677</text:p>
          </table:table-cell>
          <table:table-cell office:value-type="float" office:value="1.10001E+022" calcext:value-type="float">
            <text:p>1.10001E+022</text:p>
          </table:table-cell>
          <table:table-cell table:formula="of:=[.H951]/[.$H$7]" office:value-type="float" office:value="0.00213594174757281" calcext:value-type="float">
            <text:p>0.0021359417475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8" calcext:value-type="float">
            <text:p>3.78E-06</text:p>
          </table:table-cell>
          <table:table-cell office:value-type="float" office:value="1E+022" calcext:value-type="float">
            <text:p>1E+022</text:p>
          </table:table-cell>
          <table:table-cell table:formula="of:=[.F952]/[.$F$7]" office:value-type="float" office:value="0.00195694716242661" calcext:value-type="float">
            <text:p>0.001956947162427</text:p>
          </table:table-cell>
          <table:table-cell office:value-type="float" office:value="1.5E+022" calcext:value-type="float">
            <text:p>1.5E+022</text:p>
          </table:table-cell>
          <table:table-cell table:formula="of:=[.H952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84" calcext:value-type="float">
            <text:p>3.784E-06</text:p>
          </table:table-cell>
          <table:table-cell office:value-type="float" office:value="1.2E+022" calcext:value-type="float">
            <text:p>1.2E+022</text:p>
          </table:table-cell>
          <table:table-cell table:formula="of:=[.F953]/[.$F$7]" office:value-type="float" office:value="0.00234833659491194" calcext:value-type="float">
            <text:p>0.002348336594912</text:p>
          </table:table-cell>
          <table:table-cell office:value-type="float" office:value="1.7E+022" calcext:value-type="float">
            <text:p>1.7E+022</text:p>
          </table:table-cell>
          <table:table-cell table:formula="of:=[.H953]/[.$H$7]" office:value-type="float" office:value="0.00330097087378641" calcext:value-type="float">
            <text:p>0.0033009708737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88" calcext:value-type="float">
            <text:p>3.788E-06</text:p>
          </table:table-cell>
          <table:table-cell office:value-type="float" office:value="1.4E+022" calcext:value-type="float">
            <text:p>1.4E+022</text:p>
          </table:table-cell>
          <table:table-cell table:formula="of:=[.F954]/[.$F$7]" office:value-type="float" office:value="0.00273972602739726" calcext:value-type="float">
            <text:p>0.002739726027397</text:p>
          </table:table-cell>
          <table:table-cell office:value-type="float" office:value="1.9E+022" calcext:value-type="float">
            <text:p>1.9E+022</text:p>
          </table:table-cell>
          <table:table-cell table:formula="of:=[.H954]/[.$H$7]" office:value-type="float" office:value="0.00368932038834951" calcext:value-type="float">
            <text:p>0.003689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92" calcext:value-type="float">
            <text:p>3.792E-06</text:p>
          </table:table-cell>
          <table:table-cell office:value-type="float" office:value="1.3E+022" calcext:value-type="float">
            <text:p>1.3E+022</text:p>
          </table:table-cell>
          <table:table-cell table:formula="of:=[.F955]/[.$F$7]" office:value-type="float" office:value="0.0025440313111546" calcext:value-type="float">
            <text:p>0.002544031311155</text:p>
          </table:table-cell>
          <table:table-cell office:value-type="float" office:value="1.8E+022" calcext:value-type="float">
            <text:p>1.8E+022</text:p>
          </table:table-cell>
          <table:table-cell table:formula="of:=[.H955]/[.$H$7]" office:value-type="float" office:value="0.00349514563106796" calcext:value-type="float">
            <text:p>0.00349514563106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796" calcext:value-type="float">
            <text:p>3.796E-06</text:p>
          </table:table-cell>
          <table:table-cell office:value-type="float" office:value="8.99991E+021" calcext:value-type="float">
            <text:p>8.99991E+021</text:p>
          </table:table-cell>
          <table:table-cell table:formula="of:=[.F956]/[.$F$7]" office:value-type="float" office:value="0.00176123483365949" calcext:value-type="float">
            <text:p>0.00176123483366</text:p>
          </table:table-cell>
          <table:table-cell office:value-type="float" office:value="1.39999E+022" calcext:value-type="float">
            <text:p>1.39999E+022</text:p>
          </table:table-cell>
          <table:table-cell table:formula="of:=[.H956]/[.$H$7]" office:value-type="float" office:value="0.00271842718446602" calcext:value-type="float">
            <text:p>0.002718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" calcext:value-type="float">
            <text:p>3.8E-06</text:p>
          </table:table-cell>
          <table:table-cell office:value-type="float" office:value="5E+021" calcext:value-type="float">
            <text:p>5E+021</text:p>
          </table:table-cell>
          <table:table-cell table:formula="of:=[.F957]/[.$F$7]" office:value-type="float" office:value="0.000978473581213307" calcext:value-type="float">
            <text:p>0.000978473581213</text:p>
          </table:table-cell>
          <table:table-cell office:value-type="float" office:value="1E+022" calcext:value-type="float">
            <text:p>1E+022</text:p>
          </table:table-cell>
          <table:table-cell table:formula="of:=[.H957]/[.$H$7]" office:value-type="float" office:value="0.00194174757281553" calcext:value-type="float">
            <text:p>0.001941747572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04" calcext:value-type="float">
            <text:p>3.804E-06</text:p>
          </table:table-cell>
          <table:table-cell office:value-type="float" office:value="5E+021" calcext:value-type="float">
            <text:p>5E+021</text:p>
          </table:table-cell>
          <table:table-cell table:formula="of:=[.F958]/[.$F$7]" office:value-type="float" office:value="0.000978473581213307" calcext:value-type="float">
            <text:p>0.000978473581213</text:p>
          </table:table-cell>
          <table:table-cell office:value-type="float" office:value="6E+021" calcext:value-type="float">
            <text:p>6E+021</text:p>
          </table:table-cell>
          <table:table-cell table:formula="of:=[.H958]/[.$H$7]" office:value-type="float" office:value="0.00116504854368932" calcext:value-type="float">
            <text:p>0.0011650485436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08" calcext:value-type="float">
            <text:p>3.808E-06</text:p>
          </table:table-cell>
          <table:table-cell office:value-type="float" office:value="5E+021" calcext:value-type="float">
            <text:p>5E+021</text:p>
          </table:table-cell>
          <table:table-cell table:formula="of:=[.F959]/[.$F$7]" office:value-type="float" office:value="0.000978473581213307" calcext:value-type="float">
            <text:p>0.000978473581213</text:p>
          </table:table-cell>
          <table:table-cell office:value-type="float" office:value="2E+021" calcext:value-type="float">
            <text:p>2E+021</text:p>
          </table:table-cell>
          <table:table-cell table:formula="of:=[.H959]/[.$H$7]" office:value-type="float" office:value="0.000388349514563107" calcext:value-type="float">
            <text:p>0.00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12" calcext:value-type="float">
            <text:p>3.812E-06</text:p>
          </table:table-cell>
          <table:table-cell office:value-type="float" office:value="5E+021" calcext:value-type="float">
            <text:p>5E+021</text:p>
          </table:table-cell>
          <table:table-cell table:formula="of:=[.F960]/[.$F$7]" office:value-type="float" office:value="0.000978473581213307" calcext:value-type="float">
            <text:p>0.000978473581213</text:p>
          </table:table-cell>
          <table:table-cell office:value-type="float" office:value="9.99977E+020" calcext:value-type="float">
            <text:p>9.99977E+020</text:p>
          </table:table-cell>
          <table:table-cell table:formula="of:=[.H960]/[.$H$7]" office:value-type="float" office:value="0.000194170291262136" calcext:value-type="float">
            <text:p>0.0001941702912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16" calcext:value-type="float">
            <text:p>3.816E-06</text:p>
          </table:table-cell>
          <table:table-cell office:value-type="float" office:value="5E+021" calcext:value-type="float">
            <text:p>5E+021</text:p>
          </table:table-cell>
          <table:table-cell table:formula="of:=[.F961]/[.$F$7]" office:value-type="float" office:value="0.000978473581213307" calcext:value-type="float">
            <text:p>0.000978473581213</text:p>
          </table:table-cell>
          <table:table-cell office:value-type="float" office:value="3.00005E+021" calcext:value-type="float">
            <text:p>3.00005E+021</text:p>
          </table:table-cell>
          <table:table-cell table:formula="of:=[.H961]/[.$H$7]" office:value-type="float" office:value="0.000582533980582524" calcext:value-type="float">
            <text:p>0.0005825339805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2" calcext:value-type="float">
            <text:p>3.82E-06</text:p>
          </table:table-cell>
          <table:table-cell office:value-type="float" office:value="5E+021" calcext:value-type="float">
            <text:p>5E+021</text:p>
          </table:table-cell>
          <table:table-cell table:formula="of:=[.F962]/[.$F$7]" office:value-type="float" office:value="0.000978473581213307" calcext:value-type="float">
            <text:p>0.000978473581213</text:p>
          </table:table-cell>
          <table:table-cell office:value-type="float" office:value="5E+021" calcext:value-type="float">
            <text:p>5E+021</text:p>
          </table:table-cell>
          <table:table-cell table:formula="of:=[.H962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24" calcext:value-type="float">
            <text:p>3.824E-06</text:p>
          </table:table-cell>
          <table:table-cell office:value-type="float" office:value="7E+021" calcext:value-type="float">
            <text:p>7E+021</text:p>
          </table:table-cell>
          <table:table-cell table:formula="of:=[.F963]/[.$F$7]" office:value-type="float" office:value="0.00136986301369863" calcext:value-type="float">
            <text:p>0.001369863013699</text:p>
          </table:table-cell>
          <table:table-cell office:value-type="float" office:value="5E+021" calcext:value-type="float">
            <text:p>5E+021</text:p>
          </table:table-cell>
          <table:table-cell table:formula="of:=[.H963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28" calcext:value-type="float">
            <text:p>3.828E-06</text:p>
          </table:table-cell>
          <table:table-cell office:value-type="float" office:value="9E+021" calcext:value-type="float">
            <text:p>9E+021</text:p>
          </table:table-cell>
          <table:table-cell table:formula="of:=[.F964]/[.$F$7]" office:value-type="float" office:value="0.00176125244618395" calcext:value-type="float">
            <text:p>0.001761252446184</text:p>
          </table:table-cell>
          <table:table-cell office:value-type="float" office:value="5E+021" calcext:value-type="float">
            <text:p>5E+021</text:p>
          </table:table-cell>
          <table:table-cell table:formula="of:=[.H964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32" calcext:value-type="float">
            <text:p>3.832E-06</text:p>
          </table:table-cell>
          <table:table-cell office:value-type="float" office:value="1E+022" calcext:value-type="float">
            <text:p>1E+022</text:p>
          </table:table-cell>
          <table:table-cell table:formula="of:=[.F965]/[.$F$7]" office:value-type="float" office:value="0.00195694716242661" calcext:value-type="float">
            <text:p>0.001956947162427</text:p>
          </table:table-cell>
          <table:table-cell office:value-type="float" office:value="4E+021" calcext:value-type="float">
            <text:p>4E+021</text:p>
          </table:table-cell>
          <table:table-cell table:formula="of:=[.H965]/[.$H$7]" office:value-type="float" office:value="0.000776699029126214" calcext:value-type="float">
            <text:p>0.00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36" calcext:value-type="float">
            <text:p>3.836E-06</text:p>
          </table:table-cell>
          <table:table-cell office:value-type="float" office:value="1E+022" calcext:value-type="float">
            <text:p>1E+022</text:p>
          </table:table-cell>
          <table:table-cell table:formula="of:=[.F966]/[.$F$7]" office:value-type="float" office:value="0.00195694716242661" calcext:value-type="float">
            <text:p>0.001956947162427</text:p>
          </table:table-cell>
          <table:table-cell office:value-type="float" office:value="2E+021" calcext:value-type="float">
            <text:p>2E+021</text:p>
          </table:table-cell>
          <table:table-cell table:formula="of:=[.H966]/[.$H$7]" office:value-type="float" office:value="0.000388349514563107" calcext:value-type="float">
            <text:p>0.00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4" calcext:value-type="float">
            <text:p>3.84E-06</text:p>
          </table:table-cell>
          <table:table-cell office:value-type="float" office:value="1E+022" calcext:value-type="float">
            <text:p>1E+022</text:p>
          </table:table-cell>
          <table:table-cell table:formula="of:=[.F967]/[.$F$7]" office:value-type="float" office:value="0.00195694716242661" calcext:value-type="float">
            <text:p>0.001956947162427</text:p>
          </table:table-cell>
          <table:table-cell office:value-type="float" office:value="0" calcext:value-type="float">
            <text:p>0</text:p>
          </table:table-cell>
          <table:table-cell table:formula="of:=[.H967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44" calcext:value-type="float">
            <text:p>3.844E-06</text:p>
          </table:table-cell>
          <table:table-cell office:value-type="float" office:value="6.00018E+021" calcext:value-type="float">
            <text:p>6.00018E+021</text:p>
          </table:table-cell>
          <table:table-cell table:formula="of:=[.F968]/[.$F$7]" office:value-type="float" office:value="0.00117420352250489" calcext:value-type="float">
            <text:p>0.001174203522505</text:p>
          </table:table-cell>
          <table:table-cell office:value-type="float" office:value="1.99991E+021" calcext:value-type="float">
            <text:p>1.99991E+021</text:p>
          </table:table-cell>
          <table:table-cell table:formula="of:=[.H968]/[.$H$7]" office:value-type="float" office:value="0.000388332038834951" calcext:value-type="float">
            <text:p>0.000388332038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48" calcext:value-type="float">
            <text:p>3.848E-06</text:p>
          </table:table-cell>
          <table:table-cell office:value-type="float" office:value="2.00036E+021" calcext:value-type="float">
            <text:p>2.00036E+021</text:p>
          </table:table-cell>
          <table:table-cell table:formula="of:=[.F969]/[.$F$7]" office:value-type="float" office:value="0.00039145988258317" calcext:value-type="float">
            <text:p>0.000391459882583</text:p>
          </table:table-cell>
          <table:table-cell office:value-type="float" office:value="3.99982E+021" calcext:value-type="float">
            <text:p>3.99982E+021</text:p>
          </table:table-cell>
          <table:table-cell table:formula="of:=[.H969]/[.$H$7]" office:value-type="float" office:value="0.000776664077669903" calcext:value-type="float">
            <text:p>0.000776664077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52" calcext:value-type="float">
            <text:p>3.852E-06</text:p>
          </table:table-cell>
          <table:table-cell office:value-type="float" office:value="0" calcext:value-type="float">
            <text:p>0</text:p>
          </table:table-cell>
          <table:table-cell table:formula="of:=[.F970]/[.$F$7]" office:value-type="float" office:value="0" calcext:value-type="float">
            <text:p>0</text:p>
          </table:table-cell>
          <table:table-cell office:value-type="float" office:value="5E+021" calcext:value-type="float">
            <text:p>5E+021</text:p>
          </table:table-cell>
          <table:table-cell table:formula="of:=[.H970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56" calcext:value-type="float">
            <text:p>3.856E-06</text:p>
          </table:table-cell>
          <table:table-cell office:value-type="float" office:value="0" calcext:value-type="float">
            <text:p>0</text:p>
          </table:table-cell>
          <table:table-cell table:formula="of:=[.F971]/[.$F$7]" office:value-type="float" office:value="0" calcext:value-type="float">
            <text:p>0</text:p>
          </table:table-cell>
          <table:table-cell office:value-type="float" office:value="5E+021" calcext:value-type="float">
            <text:p>5E+021</text:p>
          </table:table-cell>
          <table:table-cell table:formula="of:=[.H971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6" calcext:value-type="float">
            <text:p>3.86E-06</text:p>
          </table:table-cell>
          <table:table-cell office:value-type="float" office:value="0" calcext:value-type="float">
            <text:p>0</text:p>
          </table:table-cell>
          <table:table-cell table:formula="of:=[.F972]/[.$F$7]" office:value-type="float" office:value="0" calcext:value-type="float">
            <text:p>0</text:p>
          </table:table-cell>
          <table:table-cell office:value-type="float" office:value="5E+021" calcext:value-type="float">
            <text:p>5E+021</text:p>
          </table:table-cell>
          <table:table-cell table:formula="of:=[.H972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64" calcext:value-type="float">
            <text:p>3.864E-06</text:p>
          </table:table-cell>
          <table:table-cell office:value-type="float" office:value="0" calcext:value-type="float">
            <text:p>0</text:p>
          </table:table-cell>
          <table:table-cell table:formula="of:=[.F973]/[.$F$7]" office:value-type="float" office:value="0" calcext:value-type="float">
            <text:p>0</text:p>
          </table:table-cell>
          <table:table-cell office:value-type="float" office:value="9E+021" calcext:value-type="float">
            <text:p>9E+021</text:p>
          </table:table-cell>
          <table:table-cell table:formula="of:=[.H973]/[.$H$7]" office:value-type="float" office:value="0.00174757281553398" calcext:value-type="float">
            <text:p>0.00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68" calcext:value-type="float">
            <text:p>3.868E-06</text:p>
          </table:table-cell>
          <table:table-cell office:value-type="float" office:value="0" calcext:value-type="float">
            <text:p>0</text:p>
          </table:table-cell>
          <table:table-cell table:formula="of:=[.F974]/[.$F$7]" office:value-type="float" office:value="0" calcext:value-type="float">
            <text:p>0</text:p>
          </table:table-cell>
          <table:table-cell office:value-type="float" office:value="1.3E+022" calcext:value-type="float">
            <text:p>1.3E+022</text:p>
          </table:table-cell>
          <table:table-cell table:formula="of:=[.H974]/[.$H$7]" office:value-type="float" office:value="0.00252427184466019" calcext:value-type="float">
            <text:p>0.00252427184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72" calcext:value-type="float">
            <text:p>3.872E-06</text:p>
          </table:table-cell>
          <table:table-cell office:value-type="float" office:value="0" calcext:value-type="float">
            <text:p>0</text:p>
          </table:table-cell>
          <table:table-cell table:formula="of:=[.F975]/[.$F$7]" office:value-type="float" office:value="0" calcext:value-type="float">
            <text:p>0</text:p>
          </table:table-cell>
          <table:table-cell office:value-type="float" office:value="1.5E+022" calcext:value-type="float">
            <text:p>1.5E+022</text:p>
          </table:table-cell>
          <table:table-cell table:formula="of:=[.H975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76" calcext:value-type="float">
            <text:p>3.876E-06</text:p>
          </table:table-cell>
          <table:table-cell office:value-type="float" office:value="0" calcext:value-type="float">
            <text:p>0</text:p>
          </table:table-cell>
          <table:table-cell table:formula="of:=[.F976]/[.$F$7]" office:value-type="float" office:value="0" calcext:value-type="float">
            <text:p>0</text:p>
          </table:table-cell>
          <table:table-cell office:value-type="float" office:value="1.5E+022" calcext:value-type="float">
            <text:p>1.5E+022</text:p>
          </table:table-cell>
          <table:table-cell table:formula="of:=[.H976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8" calcext:value-type="float">
            <text:p>3.88E-06</text:p>
          </table:table-cell>
          <table:table-cell office:value-type="float" office:value="0" calcext:value-type="float">
            <text:p>0</text:p>
          </table:table-cell>
          <table:table-cell table:formula="of:=[.F977]/[.$F$7]" office:value-type="float" office:value="0" calcext:value-type="float">
            <text:p>0</text:p>
          </table:table-cell>
          <table:table-cell office:value-type="float" office:value="1.5E+022" calcext:value-type="float">
            <text:p>1.5E+022</text:p>
          </table:table-cell>
          <table:table-cell table:formula="of:=[.H977]/[.$H$7]" office:value-type="float" office:value="0.0029126213592233" calcext:value-type="float">
            <text:p>0.0029126213592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84" calcext:value-type="float">
            <text:p>3.884E-06</text:p>
          </table:table-cell>
          <table:table-cell office:value-type="float" office:value="0" calcext:value-type="float">
            <text:p>0</text:p>
          </table:table-cell>
          <table:table-cell table:formula="of:=[.F978]/[.$F$7]" office:value-type="float" office:value="0" calcext:value-type="float">
            <text:p>0</text:p>
          </table:table-cell>
          <table:table-cell office:value-type="float" office:value="9E+021" calcext:value-type="float">
            <text:p>9E+021</text:p>
          </table:table-cell>
          <table:table-cell table:formula="of:=[.H978]/[.$H$7]" office:value-type="float" office:value="0.00174757281553398" calcext:value-type="float">
            <text:p>0.00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88" calcext:value-type="float">
            <text:p>3.888E-06</text:p>
          </table:table-cell>
          <table:table-cell office:value-type="float" office:value="0" calcext:value-type="float">
            <text:p>0</text:p>
          </table:table-cell>
          <table:table-cell table:formula="of:=[.F979]/[.$F$7]" office:value-type="float" office:value="0" calcext:value-type="float">
            <text:p>0</text:p>
          </table:table-cell>
          <table:table-cell office:value-type="float" office:value="3E+021" calcext:value-type="float">
            <text:p>3E+021</text:p>
          </table:table-cell>
          <table:table-cell table:formula="of:=[.H979]/[.$H$7]" office:value-type="float" office:value="0.00058252427184466" calcext:value-type="float">
            <text:p>0.000582524271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92" calcext:value-type="float">
            <text:p>3.892E-06</text:p>
          </table:table-cell>
          <table:table-cell office:value-type="float" office:value="0" calcext:value-type="float">
            <text:p>0</text:p>
          </table:table-cell>
          <table:table-cell table:formula="of:=[.F980]/[.$F$7]" office:value-type="float" office:value="0" calcext:value-type="float">
            <text:p>0</text:p>
          </table:table-cell>
          <table:table-cell office:value-type="float" office:value="9.99954E+020" calcext:value-type="float">
            <text:p>9.99954E+020</text:p>
          </table:table-cell>
          <table:table-cell table:formula="of:=[.H980]/[.$H$7]" office:value-type="float" office:value="0.000194165825242718" calcext:value-type="float">
            <text:p>0.0001941658252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896" calcext:value-type="float">
            <text:p>3.896E-06</text:p>
          </table:table-cell>
          <table:table-cell office:value-type="float" office:value="0" calcext:value-type="float">
            <text:p>0</text:p>
          </table:table-cell>
          <table:table-cell table:formula="of:=[.F981]/[.$F$7]" office:value-type="float" office:value="0" calcext:value-type="float">
            <text:p>0</text:p>
          </table:table-cell>
          <table:table-cell office:value-type="float" office:value="3.00009E+021" calcext:value-type="float">
            <text:p>3.00009E+021</text:p>
          </table:table-cell>
          <table:table-cell table:formula="of:=[.H981]/[.$H$7]" office:value-type="float" office:value="0.000582541747572815" calcext:value-type="float">
            <text:p>0.0005825417475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" calcext:value-type="float">
            <text:p>3.9E-06</text:p>
          </table:table-cell>
          <table:table-cell office:value-type="float" office:value="0" calcext:value-type="float">
            <text:p>0</text:p>
          </table:table-cell>
          <table:table-cell table:formula="of:=[.F982]/[.$F$7]" office:value-type="float" office:value="0" calcext:value-type="float">
            <text:p>0</text:p>
          </table:table-cell>
          <table:table-cell office:value-type="float" office:value="5E+021" calcext:value-type="float">
            <text:p>5E+021</text:p>
          </table:table-cell>
          <table:table-cell table:formula="of:=[.H982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04" calcext:value-type="float">
            <text:p>3.904E-06</text:p>
          </table:table-cell>
          <table:table-cell office:value-type="float" office:value="0" calcext:value-type="float">
            <text:p>0</text:p>
          </table:table-cell>
          <table:table-cell table:formula="of:=[.F983]/[.$F$7]" office:value-type="float" office:value="0" calcext:value-type="float">
            <text:p>0</text:p>
          </table:table-cell>
          <table:table-cell office:value-type="float" office:value="5E+021" calcext:value-type="float">
            <text:p>5E+021</text:p>
          </table:table-cell>
          <table:table-cell table:formula="of:=[.H983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08" calcext:value-type="float">
            <text:p>3.908E-06</text:p>
          </table:table-cell>
          <table:table-cell office:value-type="float" office:value="0" calcext:value-type="float">
            <text:p>0</text:p>
          </table:table-cell>
          <table:table-cell table:formula="of:=[.F984]/[.$F$7]" office:value-type="float" office:value="0" calcext:value-type="float">
            <text:p>0</text:p>
          </table:table-cell>
          <table:table-cell office:value-type="float" office:value="5E+021" calcext:value-type="float">
            <text:p>5E+021</text:p>
          </table:table-cell>
          <table:table-cell table:formula="of:=[.H984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12" calcext:value-type="float">
            <text:p>3.912E-06</text:p>
          </table:table-cell>
          <table:table-cell office:value-type="float" office:value="1E+021" calcext:value-type="float">
            <text:p>1E+021</text:p>
          </table:table-cell>
          <table:table-cell table:formula="of:=[.F985]/[.$F$7]" office:value-type="float" office:value="0.000195694716242661" calcext:value-type="float">
            <text:p>0.000195694716243</text:p>
          </table:table-cell>
          <table:table-cell office:value-type="float" office:value="4E+021" calcext:value-type="float">
            <text:p>4E+021</text:p>
          </table:table-cell>
          <table:table-cell table:formula="of:=[.H985]/[.$H$7]" office:value-type="float" office:value="0.000776699029126214" calcext:value-type="float">
            <text:p>0.00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16" calcext:value-type="float">
            <text:p>3.916E-06</text:p>
          </table:table-cell>
          <table:table-cell office:value-type="float" office:value="3E+021" calcext:value-type="float">
            <text:p>3E+021</text:p>
          </table:table-cell>
          <table:table-cell table:formula="of:=[.F986]/[.$F$7]" office:value-type="float" office:value="0.000587084148727984" calcext:value-type="float">
            <text:p>0.000587084148728</text:p>
          </table:table-cell>
          <table:table-cell office:value-type="float" office:value="2E+021" calcext:value-type="float">
            <text:p>2E+021</text:p>
          </table:table-cell>
          <table:table-cell table:formula="of:=[.H986]/[.$H$7]" office:value-type="float" office:value="0.000388349514563107" calcext:value-type="float">
            <text:p>0.00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2" calcext:value-type="float">
            <text:p>3.92E-06</text:p>
          </table:table-cell>
          <table:table-cell office:value-type="float" office:value="5E+021" calcext:value-type="float">
            <text:p>5E+021</text:p>
          </table:table-cell>
          <table:table-cell table:formula="of:=[.F987]/[.$F$7]" office:value-type="float" office:value="0.000978473581213307" calcext:value-type="float">
            <text:p>0.000978473581213</text:p>
          </table:table-cell>
          <table:table-cell office:value-type="float" office:value="0" calcext:value-type="float">
            <text:p>0</text:p>
          </table:table-cell>
          <table:table-cell table:formula="of:=[.H987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24" calcext:value-type="float">
            <text:p>3.924E-06</text:p>
          </table:table-cell>
          <table:table-cell office:value-type="float" office:value="7E+021" calcext:value-type="float">
            <text:p>7E+021</text:p>
          </table:table-cell>
          <table:table-cell table:formula="of:=[.F988]/[.$F$7]" office:value-type="float" office:value="0.00136986301369863" calcext:value-type="float">
            <text:p>0.001369863013699</text:p>
          </table:table-cell>
          <table:table-cell office:value-type="float" office:value="2E+021" calcext:value-type="float">
            <text:p>2E+021</text:p>
          </table:table-cell>
          <table:table-cell table:formula="of:=[.H988]/[.$H$7]" office:value-type="float" office:value="0.000388349514563107" calcext:value-type="float">
            <text:p>0.0003883495145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28" calcext:value-type="float">
            <text:p>3.928E-06</text:p>
          </table:table-cell>
          <table:table-cell office:value-type="float" office:value="9E+021" calcext:value-type="float">
            <text:p>9E+021</text:p>
          </table:table-cell>
          <table:table-cell table:formula="of:=[.F989]/[.$F$7]" office:value-type="float" office:value="0.00176125244618395" calcext:value-type="float">
            <text:p>0.001761252446184</text:p>
          </table:table-cell>
          <table:table-cell office:value-type="float" office:value="4E+021" calcext:value-type="float">
            <text:p>4E+021</text:p>
          </table:table-cell>
          <table:table-cell table:formula="of:=[.H989]/[.$H$7]" office:value-type="float" office:value="0.000776699029126214" calcext:value-type="float">
            <text:p>0.0007766990291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32" calcext:value-type="float">
            <text:p>3.932E-06</text:p>
          </table:table-cell>
          <table:table-cell office:value-type="float" office:value="9.00005E+021" calcext:value-type="float">
            <text:p>9.00005E+021</text:p>
          </table:table-cell>
          <table:table-cell table:formula="of:=[.F990]/[.$F$7]" office:value-type="float" office:value="0.00176126223091977" calcext:value-type="float">
            <text:p>0.00176126223092</text:p>
          </table:table-cell>
          <table:table-cell office:value-type="float" office:value="5E+021" calcext:value-type="float">
            <text:p>5E+021</text:p>
          </table:table-cell>
          <table:table-cell table:formula="of:=[.H990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36" calcext:value-type="float">
            <text:p>3.936E-06</text:p>
          </table:table-cell>
          <table:table-cell office:value-type="float" office:value="6.99991E+021" calcext:value-type="float">
            <text:p>6.99991E+021</text:p>
          </table:table-cell>
          <table:table-cell table:formula="of:=[.F991]/[.$F$7]" office:value-type="float" office:value="0.00136984540117417" calcext:value-type="float">
            <text:p>0.001369845401174</text:p>
          </table:table-cell>
          <table:table-cell office:value-type="float" office:value="5E+021" calcext:value-type="float">
            <text:p>5E+021</text:p>
          </table:table-cell>
          <table:table-cell table:formula="of:=[.H991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4" calcext:value-type="float">
            <text:p>3.94E-06</text:p>
          </table:table-cell>
          <table:table-cell office:value-type="float" office:value="5E+021" calcext:value-type="float">
            <text:p>5E+021</text:p>
          </table:table-cell>
          <table:table-cell table:formula="of:=[.F992]/[.$F$7]" office:value-type="float" office:value="0.000978473581213307" calcext:value-type="float">
            <text:p>0.000978473581213</text:p>
          </table:table-cell>
          <table:table-cell office:value-type="float" office:value="5E+021" calcext:value-type="float">
            <text:p>5E+021</text:p>
          </table:table-cell>
          <table:table-cell table:formula="of:=[.H992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44" calcext:value-type="float">
            <text:p>3.944E-06</text:p>
          </table:table-cell>
          <table:table-cell office:value-type="float" office:value="3E+021" calcext:value-type="float">
            <text:p>3E+021</text:p>
          </table:table-cell>
          <table:table-cell table:formula="of:=[.F993]/[.$F$7]" office:value-type="float" office:value="0.000587084148727984" calcext:value-type="float">
            <text:p>0.000587084148728</text:p>
          </table:table-cell>
          <table:table-cell office:value-type="float" office:value="3E+021" calcext:value-type="float">
            <text:p>3E+021</text:p>
          </table:table-cell>
          <table:table-cell table:formula="of:=[.H993]/[.$H$7]" office:value-type="float" office:value="0.00058252427184466" calcext:value-type="float">
            <text:p>0.000582524271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48" calcext:value-type="float">
            <text:p>3.948E-06</text:p>
          </table:table-cell>
          <table:table-cell office:value-type="float" office:value="1E+021" calcext:value-type="float">
            <text:p>1E+021</text:p>
          </table:table-cell>
          <table:table-cell table:formula="of:=[.F994]/[.$F$7]" office:value-type="float" office:value="0.000195694716242661" calcext:value-type="float">
            <text:p>0.000195694716243</text:p>
          </table:table-cell>
          <table:table-cell office:value-type="float" office:value="1E+021" calcext:value-type="float">
            <text:p>1E+021</text:p>
          </table:table-cell>
          <table:table-cell table:formula="of:=[.H994]/[.$H$7]" office:value-type="float" office:value="0.000194174757281553" calcext:value-type="float">
            <text:p>0.0001941747572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52" calcext:value-type="float">
            <text:p>3.952E-06</text:p>
          </table:table-cell>
          <table:table-cell office:value-type="float" office:value="0" calcext:value-type="float">
            <text:p>0</text:p>
          </table:table-cell>
          <table:table-cell table:formula="of:=[.F995]/[.$F$7]" office:value-type="float" office:value="0" calcext:value-type="float">
            <text:p>0</text:p>
          </table:table-cell>
          <table:table-cell office:value-type="float" office:value="1E+021" calcext:value-type="float">
            <text:p>1E+021</text:p>
          </table:table-cell>
          <table:table-cell table:formula="of:=[.H995]/[.$H$7]" office:value-type="float" office:value="0.000194174757281553" calcext:value-type="float">
            <text:p>0.0001941747572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56" calcext:value-type="float">
            <text:p>3.956E-06</text:p>
          </table:table-cell>
          <table:table-cell office:value-type="float" office:value="0" calcext:value-type="float">
            <text:p>0</text:p>
          </table:table-cell>
          <table:table-cell table:formula="of:=[.F996]/[.$F$7]" office:value-type="float" office:value="0" calcext:value-type="float">
            <text:p>0</text:p>
          </table:table-cell>
          <table:table-cell office:value-type="float" office:value="3E+021" calcext:value-type="float">
            <text:p>3E+021</text:p>
          </table:table-cell>
          <table:table-cell table:formula="of:=[.H996]/[.$H$7]" office:value-type="float" office:value="0.00058252427184466" calcext:value-type="float">
            <text:p>0.000582524271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6" calcext:value-type="float">
            <text:p>3.96E-06</text:p>
          </table:table-cell>
          <table:table-cell office:value-type="float" office:value="0" calcext:value-type="float">
            <text:p>0</text:p>
          </table:table-cell>
          <table:table-cell table:formula="of:=[.F997]/[.$F$7]" office:value-type="float" office:value="0" calcext:value-type="float">
            <text:p>0</text:p>
          </table:table-cell>
          <table:table-cell office:value-type="float" office:value="5E+021" calcext:value-type="float">
            <text:p>5E+021</text:p>
          </table:table-cell>
          <table:table-cell table:formula="of:=[.H997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64" calcext:value-type="float">
            <text:p>3.964E-06</text:p>
          </table:table-cell>
          <table:table-cell office:value-type="float" office:value="0" calcext:value-type="float">
            <text:p>0</text:p>
          </table:table-cell>
          <table:table-cell table:formula="of:=[.F998]/[.$F$7]" office:value-type="float" office:value="0" calcext:value-type="float">
            <text:p>0</text:p>
          </table:table-cell>
          <table:table-cell office:value-type="float" office:value="7E+021" calcext:value-type="float">
            <text:p>7E+021</text:p>
          </table:table-cell>
          <table:table-cell table:formula="of:=[.H998]/[.$H$7]" office:value-type="float" office:value="0.00135922330097087" calcext:value-type="float">
            <text:p>0.0013592233009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68" calcext:value-type="float">
            <text:p>3.968E-06</text:p>
          </table:table-cell>
          <table:table-cell office:value-type="float" office:value="0" calcext:value-type="float">
            <text:p>0</text:p>
          </table:table-cell>
          <table:table-cell table:formula="of:=[.F999]/[.$F$7]" office:value-type="float" office:value="0" calcext:value-type="float">
            <text:p>0</text:p>
          </table:table-cell>
          <table:table-cell office:value-type="float" office:value="9E+021" calcext:value-type="float">
            <text:p>9E+021</text:p>
          </table:table-cell>
          <table:table-cell table:formula="of:=[.H999]/[.$H$7]" office:value-type="float" office:value="0.00174757281553398" calcext:value-type="float">
            <text:p>0.001747572815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72" calcext:value-type="float">
            <text:p>3.972E-06</text:p>
          </table:table-cell>
          <table:table-cell office:value-type="float" office:value="0" calcext:value-type="float">
            <text:p>0</text:p>
          </table:table-cell>
          <table:table-cell table:formula="of:=[.F1000]/[.$F$7]" office:value-type="float" office:value="0" calcext:value-type="float">
            <text:p>0</text:p>
          </table:table-cell>
          <table:table-cell office:value-type="float" office:value="9.00005E+021" calcext:value-type="float">
            <text:p>9.00005E+021</text:p>
          </table:table-cell>
          <table:table-cell table:formula="of:=[.H1000]/[.$H$7]" office:value-type="float" office:value="0.00174758252427184" calcext:value-type="float">
            <text:p>0.0017475825242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76" calcext:value-type="float">
            <text:p>3.976E-06</text:p>
          </table:table-cell>
          <table:table-cell office:value-type="float" office:value="0" calcext:value-type="float">
            <text:p>0</text:p>
          </table:table-cell>
          <table:table-cell table:formula="of:=[.F1001]/[.$F$7]" office:value-type="float" office:value="0" calcext:value-type="float">
            <text:p>0</text:p>
          </table:table-cell>
          <table:table-cell office:value-type="float" office:value="7.00014E+021" calcext:value-type="float">
            <text:p>7.00014E+021</text:p>
          </table:table-cell>
          <table:table-cell table:formula="of:=[.H1001]/[.$H$7]" office:value-type="float" office:value="0.00135925048543689" calcext:value-type="float">
            <text:p>0.00135925048543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8" calcext:value-type="float">
            <text:p>3.98E-06</text:p>
          </table:table-cell>
          <table:table-cell office:value-type="float" office:value="0" calcext:value-type="float">
            <text:p>0</text:p>
          </table:table-cell>
          <table:table-cell table:formula="of:=[.F1002]/[.$F$7]" office:value-type="float" office:value="0" calcext:value-type="float">
            <text:p>0</text:p>
          </table:table-cell>
          <table:table-cell office:value-type="float" office:value="5E+021" calcext:value-type="float">
            <text:p>5E+021</text:p>
          </table:table-cell>
          <table:table-cell table:formula="of:=[.H1002]/[.$H$7]" office:value-type="float" office:value="0.000970873786407767" calcext:value-type="float">
            <text:p>0.000970873786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84" calcext:value-type="float">
            <text:p>3.984E-06</text:p>
          </table:table-cell>
          <table:table-cell office:value-type="float" office:value="0" calcext:value-type="float">
            <text:p>0</text:p>
          </table:table-cell>
          <table:table-cell table:formula="of:=[.F1003]/[.$F$7]" office:value-type="float" office:value="0" calcext:value-type="float">
            <text:p>0</text:p>
          </table:table-cell>
          <table:table-cell office:value-type="float" office:value="3E+021" calcext:value-type="float">
            <text:p>3E+021</text:p>
          </table:table-cell>
          <table:table-cell table:formula="of:=[.H1003]/[.$H$7]" office:value-type="float" office:value="0.00058252427184466" calcext:value-type="float">
            <text:p>0.0005825242718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88" calcext:value-type="float">
            <text:p>3.988E-06</text:p>
          </table:table-cell>
          <table:table-cell office:value-type="float" office:value="0" calcext:value-type="float">
            <text:p>0</text:p>
          </table:table-cell>
          <table:table-cell table:formula="of:=[.F1004]/[.$F$7]" office:value-type="float" office:value="0" calcext:value-type="float">
            <text:p>0</text:p>
          </table:table-cell>
          <table:table-cell office:value-type="float" office:value="1E+021" calcext:value-type="float">
            <text:p>1E+021</text:p>
          </table:table-cell>
          <table:table-cell table:formula="of:=[.H1004]/[.$H$7]" office:value-type="float" office:value="0.000194174757281553" calcext:value-type="float">
            <text:p>0.0001941747572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92" calcext:value-type="float">
            <text:p>3.992E-06</text:p>
          </table:table-cell>
          <table:table-cell office:value-type="float" office:value="0" calcext:value-type="float">
            <text:p>0</text:p>
          </table:table-cell>
          <table:table-cell table:formula="of:=[.F1005]/[.$F$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05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3996" calcext:value-type="float">
            <text:p>3.996E-06</text:p>
          </table:table-cell>
          <table:table-cell office:value-type="float" office:value="0" calcext:value-type="float">
            <text:p>0</text:p>
          </table:table-cell>
          <table:table-cell table:formula="of:=[.F1006]/[.$F$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06]/[.$H$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004" calcext:value-type="float">
            <text:p>4E-06</text:p>
          </table:table-cell>
          <table:table-cell office:value-type="float" office:value="0" calcext:value-type="float">
            <text:p>0</text:p>
          </table:table-cell>
          <table:table-cell table:formula="of:=[.F1007]/[.$F$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007]/[.$H$7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6:13:03.336252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01:42:27.694293928</meta:creation-date>
    <dc:date>2020-09-08T16:15:35.357702728</dc:date>
    <meta:editing-duration>PT43M5S</meta:editing-duration>
    <meta:editing-cycles>7</meta:editing-cycles>
    <meta:generator>LibreOffice/6.4.6.2$Linux_X86_64 LibreOffice_project/40$Build-2</meta:generator>
    <meta:document-statistic meta:table-count="1" meta:cell-count="54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0.000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9cm" svg:height="10.225cm" xlink:href=".." xlink:type="simple" chart:class="chart:scatter" chart:style-name="ch1">
        <chart:legend chart:legend-position="end" svg:x="12.859cm" svg:y="0.688cm" style:legend-expansion="custom" chartooo:width="2.673cm" chartooo:height="1.811cm" style:legend-expansion-aspect-ratio="1.47598012147985" chart:style-name="ch2"/>
        <chart:plot-area chart:style-name="ch3" table:cell-range-address="Sheet1.A5:Sheet1.A47 Sheet1.B6:Sheet1.B47 Sheet1.F5:Sheet1.F5 Sheet1.G7:Sheet1.G1007 Sheet1.H5:Sheet1.H5 Sheet1.I7:Sheet1.I1007" chart:data-source-has-labels="row" svg:x="0.494cm" svg:y="0.23cm" svg:width="15.645cm" svg:height="9.699cm">
          <chartooo:coordinate-region svg:x="1.221cm" svg:y="0.429cm" svg:width="14.466cm" svg:height="8.8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47" chart:label-cell-address="Sheet1.A5:Sheet1.A5" chart:class="chart:scatter">
            <chart:domain table:cell-range-address="Sheet1.A6:Sheet1.A47"/>
            <chart:data-point chart:repeated="42"/>
          </chart:series>
          <chart:series chart:style-name="ch8" chart:values-cell-range-address="Sheet1.G7:Sheet1.G1007" chart:label-cell-address="Sheet1.F5:Sheet1.F5" chart:class="chart:scatter">
            <chart:domain table:cell-range-address="Sheet1.E7:Sheet1.E1007"/>
            <chart:data-point chart:repeated="1001"/>
          </chart:series>
          <chart:series chart:style-name="ch9" chart:values-cell-range-address="Sheet1.I7:Sheet1.I1007" chart:label-cell-address="Sheet1.H5:Sheet1.H5" chart:class="chart:scatter">
            <chart:domain table:cell-range-address="Sheet1.E7:Sheet1.E1007"/>
            <chart:data-point chart:repeated="1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alytical</text:p>
                <draw:g>
                  <svg:desc>Sheet1.A5:Sheet1.A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VHS</text:p>
                <draw:g>
                  <svg:desc>Sheet1.F5:Sheet1.F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VSS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6:Sheet1.A47</svg:desc>
                </draw:g>
              </table:table-cell>
              <table:table-cell office:value-type="float" office:value="0.00000004">
                <text:p>0.00000004</text:p>
                <draw:g>
                  <svg:desc>Sheet1.B6:Sheet1.B47</svg:desc>
                </draw:g>
              </table:table-cell>
              <table:table-cell office:value-type="float" office:value="0">
                <text:p>0</text:p>
                <draw:g>
                  <svg:desc>Sheet1.E7:Sheet1.E1007</svg:desc>
                </draw:g>
              </table:table-cell>
              <table:table-cell office:value-type="float" office:value="1">
                <text:p>1</text:p>
                <draw:g>
                  <svg:desc>Sheet1.G7:Sheet1.G1007</svg:desc>
                </draw:g>
              </table:table-cell>
              <table:table-cell office:value-type="float" office:value="0">
                <text:p>0</text:p>
                <draw:g>
                  <svg:desc>Sheet1.E7:Sheet1.E1007</svg:desc>
                </draw:g>
              </table:table-cell>
              <table:table-cell office:value-type="float" office:value="1">
                <text:p>1</text:p>
                <draw:g>
                  <svg:desc>Sheet1.I7:Sheet1.I10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1.00626223091977">
                <text:p>1.00626223091977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980194174757282">
                <text:p>0.980194174757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1">
                <text:p>0.0000001</text:p>
              </table:table-cell>
              <table:table-cell office:value-type="float" office:value="0.933271373561079">
                <text:p>0.933271373561079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1.01252446183953">
                <text:p>1.01252446183953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0.960388349514563">
                <text:p>0.960388349514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2">
                <text:p>0.0000002</text:p>
              </table:table-cell>
              <table:table-cell office:value-type="float" office:value="0.867008651240438">
                <text:p>0.867008651240438</text:p>
              </table:table-cell>
              <table:table-cell office:value-type="float" office:value="0.000000012">
                <text:p>0.000000012</text:p>
              </table:table-cell>
              <table:table-cell office:value-type="float" office:value="1.00782778864971">
                <text:p>1.00782778864971</text:p>
              </table:table-cell>
              <table:table-cell office:value-type="float" office:value="0.000000012">
                <text:p>0.000000012</text:p>
              </table:table-cell>
              <table:table-cell office:value-type="float" office:value="0.954368932038835">
                <text:p>0.954368932038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3">
                <text:p>0.0000003</text:p>
              </table:table-cell>
              <table:table-cell office:value-type="float" office:value="0.80166800094097">
                <text:p>0.80166800094097</text:p>
              </table:table-cell>
              <table:table-cell office:value-type="float" office:value="0.000000016">
                <text:p>0.000000016</text:p>
              </table:table-cell>
              <table:table-cell office:value-type="float" office:value="0.992172211350293">
                <text:p>0.992172211350293</text:p>
              </table:table-cell>
              <table:table-cell office:value-type="float" office:value="0.000000016">
                <text:p>0.000000016</text:p>
              </table:table-cell>
              <table:table-cell office:value-type="float" office:value="0.962135922330097">
                <text:p>0.962135922330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4">
                <text:p>0.0000004</text:p>
              </table:table-cell>
              <table:table-cell office:value-type="float" office:value="0.737686456450352">
                <text:p>0.737686456450352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976516634050881">
                <text:p>0.976516634050881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969902912621359">
                <text:p>0.96990291262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5">
                <text:p>0.0000005</text:p>
              </table:table-cell>
              <table:table-cell office:value-type="float" office:value="0.675473179752345">
                <text:p>0.675473179752345</text:p>
              </table:table-cell>
              <table:table-cell office:value-type="float" office:value="0.000000024">
                <text:p>0.000000024</text:p>
              </table:table-cell>
              <table:table-cell office:value-type="float" office:value="0.962426614481409">
                <text:p>0.962426614481409</text:p>
              </table:table-cell>
              <table:table-cell office:value-type="float" office:value="0.000000024">
                <text:p>0.000000024</text:p>
              </table:table-cell>
              <table:table-cell office:value-type="float" office:value="0.969902912621359">
                <text:p>0.969902912621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6">
                <text:p>0.0000006</text:p>
              </table:table-cell>
              <table:table-cell office:value-type="float" office:value="0.615401673627104">
                <text:p>0.615401673627104</text:p>
              </table:table-cell>
              <table:table-cell office:value-type="float" office:value="0.000000028">
                <text:p>0.000000028</text:p>
              </table:table-cell>
              <table:table-cell office:value-type="float" office:value="0.948336594911937">
                <text:p>0.948336594911937</text:p>
              </table:table-cell>
              <table:table-cell office:value-type="float" office:value="0.000000028">
                <text:p>0.000000028</text:p>
              </table:table-cell>
              <table:table-cell office:value-type="float" office:value="0.969902912621359">
                <text:p>0.969902912621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7">
                <text:p>0.0000007</text:p>
              </table:table-cell>
              <table:table-cell office:value-type="float" office:value="0.557803189369839">
                <text:p>0.557803189369839</text:p>
              </table:table-cell>
              <table:table-cell office:value-type="float" office:value="0.000000032">
                <text:p>0.000000032</text:p>
              </table:table-cell>
              <table:table-cell office:value-type="float" office:value="0.951859099804305">
                <text:p>0.951859099804305</text:p>
              </table:table-cell>
              <table:table-cell office:value-type="float" office:value="0.000000032">
                <text:p>0.000000032</text:p>
              </table:table-cell>
              <table:table-cell office:value-type="float" office:value="0.954563106796117">
                <text:p>0.95456310679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8">
                <text:p>0.0000008</text:p>
              </table:table-cell>
              <table:table-cell office:value-type="float" office:value="0.502961518541155">
                <text:p>0.502961518541155</text:p>
              </table:table-cell>
              <table:table-cell office:value-type="float" office:value="0.000000036">
                <text:p>0.000000036</text:p>
              </table:table-cell>
              <table:table-cell office:value-type="float" office:value="0.972994129158513">
                <text:p>0.972994129158513</text:p>
              </table:table-cell>
              <table:table-cell office:value-type="float" office:value="0.000000036">
                <text:p>0.000000036</text:p>
              </table:table-cell>
              <table:table-cell office:value-type="float" office:value="0.923883495145631">
                <text:p>0.923883495145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9">
                <text:p>0.0000009</text:p>
              </table:table-cell>
              <table:table-cell office:value-type="float" office:value="0.45110929443275">
                <text:p>0.45110929443275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.99412915851272">
                <text:p>0.99412915851272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.893203883495145">
                <text:p>0.893203883495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1">
                <text:p>0.000001</text:p>
              </table:table-cell>
              <table:table-cell office:value-type="float" office:value="0.402425862088391">
                <text:p>0.402425862088391</text:p>
              </table:table-cell>
              <table:table-cell office:value-type="float" office:value="0.000000044">
                <text:p>0.000000044</text:p>
              </table:table-cell>
              <table:table-cell office:value-type="float" office:value="0.986301369863014">
                <text:p>0.986301369863014</text:p>
              </table:table-cell>
              <table:table-cell office:value-type="float" office:value="0.000000044">
                <text:p>0.000000044</text:p>
              </table:table-cell>
              <table:table-cell office:value-type="float" office:value="0.879611650485437">
                <text:p>0.8796116504854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11">
                <text:p>0.0000011</text:p>
              </table:table-cell>
              <table:table-cell office:value-type="float" office:value="0.357036709043523">
                <text:p>0.357036709043523</text:p>
              </table:table-cell>
              <table:table-cell office:value-type="float" office:value="0.000000048">
                <text:p>0.000000048</text:p>
              </table:table-cell>
              <table:table-cell office:value-type="float" office:value="0.978473581213307">
                <text:p>0.978473581213307</text:p>
              </table:table-cell>
              <table:table-cell office:value-type="float" office:value="0.000000048">
                <text:p>0.000000048</text:p>
              </table:table-cell>
              <table:table-cell office:value-type="float" office:value="0.866019417475728">
                <text:p>0.866019417475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12">
                <text:p>0.0000012</text:p>
              </table:table-cell>
              <table:table-cell office:value-type="float" office:value="0.315014386041318">
                <text:p>0.315014386041318</text:p>
              </table:table-cell>
              <table:table-cell office:value-type="float" office:value="0.000000052">
                <text:p>0.000000052</text:p>
              </table:table-cell>
              <table:table-cell office:value-type="float" office:value="0.966536203522505">
                <text:p>0.966536203522505</text:p>
              </table:table-cell>
              <table:table-cell office:value-type="float" office:value="0.000000052">
                <text:p>0.000000052</text:p>
              </table:table-cell>
              <table:table-cell office:value-type="float" office:value="0.868932038834951">
                <text:p>0.868932038834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13">
                <text:p>0.0000013</text:p>
              </table:table-cell>
              <table:table-cell office:value-type="float" office:value="0.276380791039438">
                <text:p>0.276380791039438</text:p>
              </table:table-cell>
              <table:table-cell office:value-type="float" office:value="0.000000056">
                <text:p>0.000000056</text:p>
              </table:table-cell>
              <table:table-cell office:value-type="float" office:value="0.950489236790607">
                <text:p>0.950489236790607</text:p>
              </table:table-cell>
              <table:table-cell office:value-type="float" office:value="0.000000056">
                <text:p>0.000000056</text:p>
              </table:table-cell>
              <table:table-cell office:value-type="float" office:value="0.888349514563107">
                <text:p>0.888349514563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14">
                <text:p>0.0000014</text:p>
              </table:table-cell>
              <table:table-cell office:value-type="float" office:value="0.241110643426167">
                <text:p>0.241110643426167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934442270058709">
                <text:p>0.934442270058709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907766990291262">
                <text:p>0.907766990291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15">
                <text:p>0.0000015</text:p>
              </table:table-cell>
              <table:table-cell office:value-type="float" office:value="0.209135940361006">
                <text:p>0.209135940361006</text:p>
              </table:table-cell>
              <table:table-cell office:value-type="float" office:value="0.000000064">
                <text:p>0.000000064</text:p>
              </table:table-cell>
              <table:table-cell office:value-type="float" office:value="0.944227005870842">
                <text:p>0.944227005870842</text:p>
              </table:table-cell>
              <table:table-cell office:value-type="float" office:value="0.000000064">
                <text:p>0.00000006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16">
                <text:p>0.0000016</text:p>
              </table:table-cell>
              <table:table-cell office:value-type="float" office:value="0.180351164572021">
                <text:p>0.180351164572021</text:p>
              </table:table-cell>
              <table:table-cell office:value-type="float" office:value="0.000000068">
                <text:p>0.000000068</text:p>
              </table:table-cell>
              <table:table-cell office:value-type="float" office:value="0.954011741682975">
                <text:p>0.954011741682975</text:p>
              </table:table-cell>
              <table:table-cell office:value-type="float" office:value="0.000000068">
                <text:p>0.000000068</text:p>
              </table:table-cell>
              <table:table-cell office:value-type="float" office:value="0.972233009708738">
                <text:p>0.972233009708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17">
                <text:p>0.0000017</text:p>
              </table:table-cell>
              <table:table-cell office:value-type="float" office:value="0.15461900298553">
                <text:p>0.15461900298553</text:p>
              </table:table-cell>
              <table:table-cell office:value-type="float" office:value="0.000000072">
                <text:p>0.000000072</text:p>
              </table:table-cell>
              <table:table-cell office:value-type="float" office:value="0.958512720156556">
                <text:p>0.958512720156556</text:p>
              </table:table-cell>
              <table:table-cell office:value-type="float" office:value="0.000000072">
                <text:p>0.000000072</text:p>
              </table:table-cell>
              <table:table-cell office:value-type="float" office:value="0.980582524271844">
                <text:p>0.980582524271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18">
                <text:p>0.0000018</text:p>
              </table:table-cell>
              <table:table-cell office:value-type="float" office:value="0.131776337666912">
                <text:p>0.131776337666912</text:p>
              </table:table-cell>
              <table:table-cell office:value-type="float" office:value="0.000000076">
                <text:p>0.000000076</text:p>
              </table:table-cell>
              <table:table-cell office:value-type="float" office:value="0.957729941291585">
                <text:p>0.957729941291585</text:p>
              </table:table-cell>
              <table:table-cell office:value-type="float" office:value="0.000000076">
                <text:p>0.000000076</text:p>
              </table:table-cell>
              <table:table-cell office:value-type="float" office:value="0.96504854368932">
                <text:p>0.96504854368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19">
                <text:p>0.0000019</text:p>
              </table:table-cell>
              <table:table-cell office:value-type="float" office:value="0.111640283481549">
                <text:p>0.111640283481549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956947162426614">
                <text:p>0.956947162426614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949514563106796">
                <text:p>0.949514563106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2">
                <text:p>0.000002</text:p>
              </table:table-cell>
              <table:table-cell office:value-type="float" office:value="0.0940140688853036">
                <text:p>0.0940140688853036</text:p>
              </table:table-cell>
              <table:table-cell office:value-type="float" office:value="0.000000084">
                <text:p>0.000000084</text:p>
              </table:table-cell>
              <table:table-cell office:value-type="float" office:value="0.946771037181996">
                <text:p>0.946771037181996</text:p>
              </table:table-cell>
              <table:table-cell office:value-type="float" office:value="0.000000084">
                <text:p>0.000000084</text:p>
              </table:table-cell>
              <table:table-cell office:value-type="float" office:value="0.939805825242718">
                <text:p>0.939805825242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21">
                <text:p>0.0000021</text:p>
              </table:table-cell>
              <table:table-cell office:value-type="float" office:value="0.0786925852115234">
                <text:p>0.0786925852115234</text:p>
              </table:table-cell>
              <table:table-cell office:value-type="float" office:value="0.000000088">
                <text:p>0.000000088</text:p>
              </table:table-cell>
              <table:table-cell office:value-type="float" office:value="0.936594911937378">
                <text:p>0.936594911937378</text:p>
              </table:table-cell>
              <table:table-cell office:value-type="float" office:value="0.000000088">
                <text:p>0.000000088</text:p>
              </table:table-cell>
              <table:table-cell office:value-type="float" office:value="0.930097087378641">
                <text:p>0.9300970873786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22">
                <text:p>0.0000022</text:p>
              </table:table-cell>
              <table:table-cell office:value-type="float" office:value="0.0654674634430281">
                <text:p>0.0654674634430281</text:p>
              </table:table-cell>
              <table:table-cell office:value-type="float" office:value="0.000000092">
                <text:p>0.000000092</text:p>
              </table:table-cell>
              <table:table-cell office:value-type="float" office:value="0.923091976516634">
                <text:p>0.923091976516634</text:p>
              </table:table-cell>
              <table:table-cell office:value-type="float" office:value="0.000000092">
                <text:p>0.000000092</text:p>
              </table:table-cell>
              <table:table-cell office:value-type="float" office:value="0.92252427184466">
                <text:p>0.92252427184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23">
                <text:p>0.0000023</text:p>
              </table:table-cell>
              <table:table-cell office:value-type="float" office:value="0.0541315734389426">
                <text:p>0.0541315734389426</text:p>
              </table:table-cell>
              <table:table-cell office:value-type="float" office:value="0.000000096">
                <text:p>0.000000096</text:p>
              </table:table-cell>
              <table:table-cell office:value-type="float" office:value="0.906262230919765">
                <text:p>0.906262230919765</text:p>
              </table:table-cell>
              <table:table-cell office:value-type="float" office:value="0.000000096">
                <text:p>0.000000096</text:p>
              </table:table-cell>
              <table:table-cell office:value-type="float" office:value="0.917087378640777">
                <text:p>0.917087378640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24">
                <text:p>0.0000024</text:p>
              </table:table-cell>
              <table:table-cell office:value-type="float" office:value="0.0444828767644903">
                <text:p>0.0444828767644903</text:p>
              </table:table-cell>
              <table:table-cell office:value-type="float" office:value="0.0000001">
                <text:p>0.0000001</text:p>
              </table:table-cell>
              <table:table-cell office:value-type="float" office:value="0.889432485322896">
                <text:p>0.889432485322896</text:p>
              </table:table-cell>
              <table:table-cell office:value-type="float" office:value="0.0000001">
                <text:p>0.0000001</text:p>
              </table:table-cell>
              <table:table-cell office:value-type="float" office:value="0.911650485436893">
                <text:p>0.911650485436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25">
                <text:p>0.0000025</text:p>
              </table:table-cell>
              <table:table-cell office:value-type="float" office:value="0.0363275987470833">
                <text:p>0.0363275987470833</text:p>
              </table:table-cell>
              <table:table-cell office:value-type="float" office:value="0.000000104">
                <text:p>0.000000104</text:p>
              </table:table-cell>
              <table:table-cell office:value-type="float" office:value="0.886301369863014">
                <text:p>0.886301369863014</text:p>
              </table:table-cell>
              <table:table-cell office:value-type="float" office:value="0.000000104">
                <text:p>0.000000104</text:p>
              </table:table-cell>
              <table:table-cell office:value-type="float" office:value="0.917087378640777">
                <text:p>0.9170873786407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26">
                <text:p>0.0000026</text:p>
              </table:table-cell>
              <table:table-cell office:value-type="float" office:value="0.0294827166063952">
                <text:p>0.0294827166063952</text:p>
              </table:table-cell>
              <table:table-cell office:value-type="float" office:value="0.000000108">
                <text:p>0.000000108</text:p>
              </table:table-cell>
              <table:table-cell office:value-type="float" office:value="0.883170254403131">
                <text:p>0.883170254403131</text:p>
              </table:table-cell>
              <table:table-cell office:value-type="float" office:value="0.000000108">
                <text:p>0.000000108</text:p>
              </table:table-cell>
              <table:table-cell office:value-type="float" office:value="0.92252427184466">
                <text:p>0.92252427184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27">
                <text:p>0.0000027</text:p>
              </table:table-cell>
              <table:table-cell office:value-type="float" office:value="0.0237777873354013">
                <text:p>0.0237777873354013</text:p>
              </table:table-cell>
              <table:table-cell office:value-type="float" office:value="0.000000112">
                <text:p>0.000000112</text:p>
              </table:table-cell>
              <table:table-cell office:value-type="float" office:value="0.886692759295499">
                <text:p>0.886692759295499</text:p>
              </table:table-cell>
              <table:table-cell office:value-type="float" office:value="0.000000112">
                <text:p>0.000000112</text:p>
              </table:table-cell>
              <table:table-cell office:value-type="float" office:value="0.921359223300971">
                <text:p>0.9213592233009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28">
                <text:p>0.0000028</text:p>
              </table:table-cell>
              <table:table-cell office:value-type="float" office:value="0.019056160719181">
                <text:p>0.019056160719181</text:p>
              </table:table-cell>
              <table:table-cell office:value-type="float" office:value="0.000000116">
                <text:p>0.000000116</text:p>
              </table:table-cell>
              <table:table-cell office:value-type="float" office:value="0.896868884540118">
                <text:p>0.896868884540118</text:p>
              </table:table-cell>
              <table:table-cell office:value-type="float" office:value="0.000000116">
                <text:p>0.000000116</text:p>
              </table:table-cell>
              <table:table-cell office:value-type="float" office:value="0.913592233009708">
                <text:p>0.913592233009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29">
                <text:p>0.0000029</text:p>
              </table:table-cell>
              <table:table-cell office:value-type="float" office:value="0.0151756391481376">
                <text:p>0.0151756391481376</text:p>
              </table:table-cell>
              <table:table-cell office:value-type="float" office:value="0.00000012">
                <text:p>0.00000012</text:p>
              </table:table-cell>
              <table:table-cell office:value-type="float" office:value="0.907045009784736">
                <text:p>0.907045009784736</text:p>
              </table:table-cell>
              <table:table-cell office:value-type="float" office:value="0.00000012">
                <text:p>0.00000012</text:p>
              </table:table-cell>
              <table:table-cell office:value-type="float" office:value="0.905825242718446">
                <text:p>0.905825242718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3">
                <text:p>0.000003</text:p>
              </table:table-cell>
              <table:table-cell office:value-type="float" office:value="0.0120086567539141">
                <text:p>0.0120086567539141</text:p>
              </table:table-cell>
              <table:table-cell office:value-type="float" office:value="0.000000124">
                <text:p>0.000000124</text:p>
              </table:table-cell>
              <table:table-cell office:value-type="float" office:value="0.901956947162427">
                <text:p>0.901956947162427</text:p>
              </table:table-cell>
              <table:table-cell office:value-type="float" office:value="0.000000124">
                <text:p>0.000000124</text:p>
              </table:table-cell>
              <table:table-cell office:value-type="float" office:value="0.882135922330097">
                <text:p>0.882135922330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31">
                <text:p>0.0000031</text:p>
              </table:table-cell>
              <table:table-cell office:value-type="float" office:value="0.00944205621303082">
                <text:p>0.00944205621303082</text:p>
              </table:table-cell>
              <table:table-cell office:value-type="float" office:value="0.000000128">
                <text:p>0.000000128</text:p>
              </table:table-cell>
              <table:table-cell office:value-type="float" office:value="0.896868884540118">
                <text:p>0.896868884540118</text:p>
              </table:table-cell>
              <table:table-cell office:value-type="float" office:value="0.000000128">
                <text:p>0.000000128</text:p>
              </table:table-cell>
              <table:table-cell office:value-type="float" office:value="0.858446601941747">
                <text:p>0.8584466019417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32">
                <text:p>0.0000032</text:p>
              </table:table-cell>
              <table:table-cell office:value-type="float" office:value="0.0073765428984614">
                <text:p>0.0073765428984614</text:p>
              </table:table-cell>
              <table:table-cell office:value-type="float" office:value="0.000000132">
                <text:p>0.000000132</text:p>
              </table:table-cell>
              <table:table-cell office:value-type="float" office:value="0.894911937377691">
                <text:p>0.894911937377691</text:p>
              </table:table-cell>
              <table:table-cell office:value-type="float" office:value="0.000000132">
                <text:p>0.000000132</text:p>
              </table:table-cell>
              <table:table-cell office:value-type="float" office:value="0.852815533980582">
                <text:p>0.852815533980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33">
                <text:p>0.0000033</text:p>
              </table:table-cell>
              <table:table-cell office:value-type="float" office:value="0.00572589364064229">
                <text:p>0.00572589364064229</text:p>
              </table:table-cell>
              <table:table-cell office:value-type="float" office:value="0.000000136">
                <text:p>0.000000136</text:p>
              </table:table-cell>
              <table:table-cell office:value-type="float" office:value="0.896086105675147">
                <text:p>0.896086105675147</text:p>
              </table:table-cell>
              <table:table-cell office:value-type="float" office:value="0.000000136">
                <text:p>0.000000136</text:p>
              </table:table-cell>
              <table:table-cell office:value-type="float" office:value="0.865242718446602">
                <text:p>0.8652427184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34">
                <text:p>0.0000034</text:p>
              </table:table-cell>
              <table:table-cell office:value-type="float" office:value="0.00441599199567575">
                <text:p>0.00441599199567575</text:p>
              </table:table-cell>
              <table:table-cell office:value-type="float" office:value="0.00000014">
                <text:p>0.00000014</text:p>
              </table:table-cell>
              <table:table-cell office:value-type="float" office:value="0.897260273972603">
                <text:p>0.897260273972603</text:p>
              </table:table-cell>
              <table:table-cell office:value-type="float" office:value="0.00000014">
                <text:p>0.00000014</text:p>
              </table:table-cell>
              <table:table-cell office:value-type="float" office:value="0.877669902912621">
                <text:p>0.877669902912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35">
                <text:p>0.0000035</text:p>
              </table:table-cell>
              <table:table-cell office:value-type="float" office:value="0.00338375443431591">
                <text:p>0.00338375443431591</text:p>
              </table:table-cell>
              <table:table-cell office:value-type="float" office:value="0.000000144">
                <text:p>0.000000144</text:p>
              </table:table-cell>
              <table:table-cell office:value-type="float" office:value="0.904305283757339">
                <text:p>0.904305283757339</text:p>
              </table:table-cell>
              <table:table-cell office:value-type="float" office:value="0.000000144">
                <text:p>0.000000144</text:p>
              </table:table-cell>
              <table:table-cell office:value-type="float" office:value="0.871844660194175">
                <text:p>0.8718446601941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36">
                <text:p>0.0000036</text:p>
              </table:table-cell>
              <table:table-cell office:value-type="float" office:value="0.00257600304651529">
                <text:p>0.00257600304651529</text:p>
              </table:table-cell>
              <table:table-cell office:value-type="float" office:value="0.000000148">
                <text:p>0.000000148</text:p>
              </table:table-cell>
              <table:table-cell office:value-type="float" office:value="0.911350293542074">
                <text:p>0.911350293542074</text:p>
              </table:table-cell>
              <table:table-cell office:value-type="float" office:value="0.000000148">
                <text:p>0.000000148</text:p>
              </table:table-cell>
              <table:table-cell office:value-type="float" office:value="0.866019417475728">
                <text:p>0.8660194174757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37">
                <text:p>0.0000037</text:p>
              </table:table-cell>
              <table:table-cell office:value-type="float" office:value="0.00194833090849374">
                <text:p>0.00194833090849374</text:p>
              </table:table-cell>
              <table:table-cell office:value-type="float" office:value="0.000000152">
                <text:p>0.000000152</text:p>
              </table:table-cell>
              <table:table-cell office:value-type="float" office:value="0.910176125244618">
                <text:p>0.910176125244618</text:p>
              </table:table-cell>
              <table:table-cell office:value-type="float" office:value="0.000000152">
                <text:p>0.000000152</text:p>
              </table:table-cell>
              <table:table-cell office:value-type="float" office:value="0.860388349514563">
                <text:p>0.860388349514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38">
                <text:p>0.0000038</text:p>
              </table:table-cell>
              <table:table-cell office:value-type="float" office:value="0.00146399678017784">
                <text:p>0.00146399678017784</text:p>
              </table:table-cell>
              <table:table-cell office:value-type="float" office:value="0.000000156">
                <text:p>0.000000156</text:p>
              </table:table-cell>
              <table:table-cell office:value-type="float" office:value="0.900782778864971">
                <text:p>0.900782778864971</text:p>
              </table:table-cell>
              <table:table-cell office:value-type="float" office:value="0.000000156">
                <text:p>0.000000156</text:p>
              </table:table-cell>
              <table:table-cell office:value-type="float" office:value="0.85495145631068">
                <text:p>0.854951456310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109287676543119">
                <text:p>0.00109287676543119</text:p>
              </table:table-cell>
              <table:table-cell office:value-type="float" office:value="0.00000016">
                <text:p>0.00000016</text:p>
              </table:table-cell>
              <table:table-cell office:value-type="float" office:value="0.891389432485323">
                <text:p>0.891389432485323</text:p>
              </table:table-cell>
              <table:table-cell office:value-type="float" office:value="0.00000016">
                <text:p>0.00000016</text:p>
              </table:table-cell>
              <table:table-cell office:value-type="float" office:value="0.849514563106796">
                <text:p>0.849514563106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810492324622588">
                <text:p>0.000810492324622588</text:p>
              </table:table-cell>
              <table:table-cell office:value-type="float" office:value="0.000000164">
                <text:p>0.000000164</text:p>
              </table:table-cell>
              <table:table-cell office:value-type="float" office:value="0.874951076320939">
                <text:p>0.874951076320939</text:p>
              </table:table-cell>
              <table:table-cell office:value-type="float" office:value="0.000000164">
                <text:p>0.000000164</text:p>
              </table:table-cell>
              <table:table-cell office:value-type="float" office:value="0.853398058252427">
                <text:p>0.85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168">
                <text:p>0.000000168</text:p>
              </table:table-cell>
              <table:table-cell office:value-type="float" office:value="0.858512720156556">
                <text:p>0.858512720156556</text:p>
              </table:table-cell>
              <table:table-cell office:value-type="float" office:value="0.000000168">
                <text:p>0.000000168</text:p>
              </table:table-cell>
              <table:table-cell office:value-type="float" office:value="0.857281553398058">
                <text:p>0.85728155339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172">
                <text:p>0.000000172</text:p>
              </table:table-cell>
              <table:table-cell office:value-type="float" office:value="0.847553816046967">
                <text:p>0.847553816046967</text:p>
              </table:table-cell>
              <table:table-cell office:value-type="float" office:value="0.000000172">
                <text:p>0.000000172</text:p>
              </table:table-cell>
              <table:table-cell office:value-type="float" office:value="0.85126213592233">
                <text:p>0.85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176">
                <text:p>0.000000176</text:p>
              </table:table-cell>
              <table:table-cell office:value-type="float" office:value="0.842074363992172">
                <text:p>0.842074363992172</text:p>
              </table:table-cell>
              <table:table-cell office:value-type="float" office:value="0.000000176">
                <text:p>0.000000176</text:p>
              </table:table-cell>
              <table:table-cell office:value-type="float" office:value="0.835339805825242">
                <text:p>0.835339805825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18">
                <text:p>0.00000018</text:p>
              </table:table-cell>
              <table:table-cell office:value-type="float" office:value="0.836594911937378">
                <text:p>0.836594911937378</text:p>
              </table:table-cell>
              <table:table-cell office:value-type="float" office:value="0.00000018">
                <text:p>0.00000018</text:p>
              </table:table-cell>
              <table:table-cell office:value-type="float" office:value="0.819417475728155">
                <text:p>0.819417475728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184">
                <text:p>0.000000184</text:p>
              </table:table-cell>
              <table:table-cell office:value-type="float" office:value="0.845988258317025">
                <text:p>0.845988258317025</text:p>
              </table:table-cell>
              <table:table-cell office:value-type="float" office:value="0.000000184">
                <text:p>0.000000184</text:p>
              </table:table-cell>
              <table:table-cell office:value-type="float" office:value="0.821747572815534">
                <text:p>0.82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188">
                <text:p>0.000000188</text:p>
              </table:table-cell>
              <table:table-cell office:value-type="float" office:value="0.855381604696673">
                <text:p>0.855381604696673</text:p>
              </table:table-cell>
              <table:table-cell office:value-type="float" office:value="0.000000188">
                <text:p>0.000000188</text:p>
              </table:table-cell>
              <table:table-cell office:value-type="float" office:value="0.824077669902912">
                <text:p>0.824077669902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192">
                <text:p>0.000000192</text:p>
              </table:table-cell>
              <table:table-cell office:value-type="float" office:value="0.867710371819961">
                <text:p>0.867710371819961</text:p>
              </table:table-cell>
              <table:table-cell office:value-type="float" office:value="0.000000192">
                <text:p>0.000000192</text:p>
              </table:table-cell>
              <table:table-cell office:value-type="float" office:value="0.829902912621359">
                <text:p>0.829902912621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196">
                <text:p>0.000000196</text:p>
              </table:table-cell>
              <table:table-cell office:value-type="float" office:value="0.882974559686888">
                <text:p>0.882974559686888</text:p>
              </table:table-cell>
              <table:table-cell office:value-type="float" office:value="0.000000196">
                <text:p>0.000000196</text:p>
              </table:table-cell>
              <table:table-cell office:value-type="float" office:value="0.839223300970874">
                <text:p>0.839223300970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">
                <text:p>0.0000002</text:p>
              </table:table-cell>
              <table:table-cell office:value-type="float" office:value="0.898238747553816">
                <text:p>0.898238747553816</text:p>
              </table:table-cell>
              <table:table-cell office:value-type="float" office:value="0.0000002">
                <text:p>0.0000002</text:p>
              </table:table-cell>
              <table:table-cell office:value-type="float" office:value="0.848543689320388">
                <text:p>0.848543689320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04">
                <text:p>0.000000204</text:p>
              </table:table-cell>
              <table:table-cell office:value-type="float" office:value="0.892759295499022">
                <text:p>0.892759295499022</text:p>
              </table:table-cell>
              <table:table-cell office:value-type="float" office:value="0.000000204">
                <text:p>0.000000204</text:p>
              </table:table-cell>
              <table:table-cell office:value-type="float" office:value="0.849708737864077">
                <text:p>0.849708737864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08">
                <text:p>0.000000208</text:p>
              </table:table-cell>
              <table:table-cell office:value-type="float" office:value="0.887279843444227">
                <text:p>0.887279843444227</text:p>
              </table:table-cell>
              <table:table-cell office:value-type="float" office:value="0.000000208">
                <text:p>0.000000208</text:p>
              </table:table-cell>
              <table:table-cell office:value-type="float" office:value="0.850873786407767">
                <text:p>0.85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12">
                <text:p>0.000000212</text:p>
              </table:table-cell>
              <table:table-cell office:value-type="float" office:value="0.879647749510763">
                <text:p>0.879647749510763</text:p>
              </table:table-cell>
              <table:table-cell office:value-type="float" office:value="0.000000212">
                <text:p>0.000000212</text:p>
              </table:table-cell>
              <table:table-cell office:value-type="float" office:value="0.851067961165048">
                <text:p>0.851067961165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16">
                <text:p>0.000000216</text:p>
              </table:table-cell>
              <table:table-cell office:value-type="float" office:value="0.86986301369863">
                <text:p>0.86986301369863</text:p>
              </table:table-cell>
              <table:table-cell office:value-type="float" office:value="0.000000216">
                <text:p>0.000000216</text:p>
              </table:table-cell>
              <table:table-cell office:value-type="float" office:value="0.850291262135922">
                <text:p>0.850291262135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2">
                <text:p>0.00000022</text:p>
              </table:table-cell>
              <table:table-cell office:value-type="float" office:value="0.860078277886497">
                <text:p>0.860078277886497</text:p>
              </table:table-cell>
              <table:table-cell office:value-type="float" office:value="0.00000022">
                <text:p>0.00000022</text:p>
              </table:table-cell>
              <table:table-cell office:value-type="float" office:value="0.849514563106796">
                <text:p>0.8495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24">
                <text:p>0.000000224</text:p>
              </table:table-cell>
              <table:table-cell office:value-type="float" office:value="0.853424657534247">
                <text:p>0.853424657534247</text:p>
              </table:table-cell>
              <table:table-cell office:value-type="float" office:value="0.000000224">
                <text:p>0.000000224</text:p>
              </table:table-cell>
              <table:table-cell office:value-type="float" office:value="0.833203883495145">
                <text:p>0.833203883495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28">
                <text:p>0.000000228</text:p>
              </table:table-cell>
              <table:table-cell office:value-type="float" office:value="0.846771037181996">
                <text:p>0.846771037181996</text:p>
              </table:table-cell>
              <table:table-cell office:value-type="float" office:value="0.000000228">
                <text:p>0.000000228</text:p>
              </table:table-cell>
              <table:table-cell office:value-type="float" office:value="0.816893203883495">
                <text:p>0.816893203883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32">
                <text:p>0.000000232</text:p>
              </table:table-cell>
              <table:table-cell office:value-type="float" office:value="0.838747553816047">
                <text:p>0.838747553816047</text:p>
              </table:table-cell>
              <table:table-cell office:value-type="float" office:value="0.000000232">
                <text:p>0.000000232</text:p>
              </table:table-cell>
              <table:table-cell office:value-type="float" office:value="0.806601941747573">
                <text:p>0.80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36">
                <text:p>0.000000236</text:p>
              </table:table-cell>
              <table:table-cell office:value-type="float" office:value="0.829354207436399">
                <text:p>0.829354207436399</text:p>
              </table:table-cell>
              <table:table-cell office:value-type="float" office:value="0.000000236">
                <text:p>0.000000236</text:p>
              </table:table-cell>
              <table:table-cell office:value-type="float" office:value="0.802330097087378">
                <text:p>0.802330097087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4">
                <text:p>0.00000024</text:p>
              </table:table-cell>
              <table:table-cell office:value-type="float" office:value="0.819960861056752">
                <text:p>0.819960861056752</text:p>
              </table:table-cell>
              <table:table-cell office:value-type="float" office:value="0.00000024">
                <text:p>0.00000024</text:p>
              </table:table-cell>
              <table:table-cell office:value-type="float" office:value="0.798058252427184">
                <text:p>0.798058252427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44">
                <text:p>0.000000244</text:p>
              </table:table-cell>
              <table:table-cell office:value-type="float" office:value="0.809784735812133">
                <text:p>0.809784735812133</text:p>
              </table:table-cell>
              <table:table-cell office:value-type="float" office:value="0.000000244">
                <text:p>0.000000244</text:p>
              </table:table-cell>
              <table:table-cell office:value-type="float" office:value="0.791844660194175">
                <text:p>0.791844660194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48">
                <text:p>0.000000248</text:p>
              </table:table-cell>
              <table:table-cell office:value-type="float" office:value="0.799608610567515">
                <text:p>0.799608610567515</text:p>
              </table:table-cell>
              <table:table-cell office:value-type="float" office:value="0.000000248">
                <text:p>0.000000248</text:p>
              </table:table-cell>
              <table:table-cell office:value-type="float" office:value="0.785631067961165">
                <text:p>0.785631067961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52">
                <text:p>0.000000252</text:p>
              </table:table-cell>
              <table:table-cell office:value-type="float" office:value="0.789432485322896">
                <text:p>0.789432485322896</text:p>
              </table:table-cell>
              <table:table-cell office:value-type="float" office:value="0.000000252">
                <text:p>0.000000252</text:p>
              </table:table-cell>
              <table:table-cell office:value-type="float" office:value="0.774368932038835">
                <text:p>0.77436893203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56">
                <text:p>0.000000256</text:p>
              </table:table-cell>
              <table:table-cell office:value-type="float" office:value="0.779256360078278">
                <text:p>0.779256360078278</text:p>
              </table:table-cell>
              <table:table-cell office:value-type="float" office:value="0.000000256">
                <text:p>0.000000256</text:p>
              </table:table-cell>
              <table:table-cell office:value-type="float" office:value="0.758058252427184">
                <text:p>0.758058252427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6">
                <text:p>0.00000026</text:p>
              </table:table-cell>
              <table:table-cell office:value-type="float" office:value="0.76908023483366">
                <text:p>0.76908023483366</text:p>
              </table:table-cell>
              <table:table-cell office:value-type="float" office:value="0.00000026">
                <text:p>0.00000026</text:p>
              </table:table-cell>
              <table:table-cell office:value-type="float" office:value="0.741747572815534">
                <text:p>0.7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64">
                <text:p>0.000000264</text:p>
              </table:table-cell>
              <table:table-cell office:value-type="float" office:value="0.764774951076321">
                <text:p>0.764774951076321</text:p>
              </table:table-cell>
              <table:table-cell office:value-type="float" office:value="0.000000264">
                <text:p>0.000000264</text:p>
              </table:table-cell>
              <table:table-cell office:value-type="float" office:value="0.74757281553398">
                <text:p>0.7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68">
                <text:p>0.000000268</text:p>
              </table:table-cell>
              <table:table-cell office:value-type="float" office:value="0.760469667318982">
                <text:p>0.760469667318982</text:p>
              </table:table-cell>
              <table:table-cell office:value-type="float" office:value="0.000000268">
                <text:p>0.000000268</text:p>
              </table:table-cell>
              <table:table-cell office:value-type="float" office:value="0.753398058252427">
                <text:p>0.75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72">
                <text:p>0.000000272</text:p>
              </table:table-cell>
              <table:table-cell office:value-type="float" office:value="0.760078277886497">
                <text:p>0.760078277886497</text:p>
              </table:table-cell>
              <table:table-cell office:value-type="float" office:value="0.000000272">
                <text:p>0.000000272</text:p>
              </table:table-cell>
              <table:table-cell office:value-type="float" office:value="0.770873786407767">
                <text:p>0.7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76">
                <text:p>0.000000276</text:p>
              </table:table-cell>
              <table:table-cell office:value-type="float" office:value="0.763600782778865">
                <text:p>0.763600782778865</text:p>
              </table:table-cell>
              <table:table-cell office:value-type="float" office:value="0.000000276">
                <text:p>0.00000027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8">
                <text:p>0.00000028</text:p>
              </table:table-cell>
              <table:table-cell office:value-type="float" office:value="0.767123287671233">
                <text:p>0.767123287671233</text:p>
              </table:table-cell>
              <table:table-cell office:value-type="float" office:value="0.00000028">
                <text:p>0.00000028</text:p>
              </table:table-cell>
              <table:table-cell office:value-type="float" office:value="0.829126213592233">
                <text:p>0.8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84">
                <text:p>0.000000284</text:p>
              </table:table-cell>
              <table:table-cell office:value-type="float" office:value="0.779647749510763">
                <text:p>0.779647749510763</text:p>
              </table:table-cell>
              <table:table-cell office:value-type="float" office:value="0.000000284">
                <text:p>0.000000284</text:p>
              </table:table-cell>
              <table:table-cell office:value-type="float" office:value="0.847766990291262">
                <text:p>0.84776699029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88">
                <text:p>0.000000288</text:p>
              </table:table-cell>
              <table:table-cell office:value-type="float" office:value="0.792172211350294">
                <text:p>0.792172211350294</text:p>
              </table:table-cell>
              <table:table-cell office:value-type="float" office:value="0.000000288">
                <text:p>0.000000288</text:p>
              </table:table-cell>
              <table:table-cell office:value-type="float" office:value="0.866407766990291">
                <text:p>0.866407766990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92">
                <text:p>0.000000292</text:p>
              </table:table-cell>
              <table:table-cell office:value-type="float" office:value="0.796477495107632">
                <text:p>0.796477495107632</text:p>
              </table:table-cell>
              <table:table-cell office:value-type="float" office:value="0.000000292">
                <text:p>0.000000292</text:p>
              </table:table-cell>
              <table:table-cell office:value-type="float" office:value="0.866601941747573">
                <text:p>0.86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296">
                <text:p>0.000000296</text:p>
              </table:table-cell>
              <table:table-cell office:value-type="float" office:value="0.792563600782779">
                <text:p>0.792563600782779</text:p>
              </table:table-cell>
              <table:table-cell office:value-type="float" office:value="0.000000296">
                <text:p>0.000000296</text:p>
              </table:table-cell>
              <table:table-cell office:value-type="float" office:value="0.848349514563107">
                <text:p>0.84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">
                <text:p>0.0000003</text:p>
              </table:table-cell>
              <table:table-cell office:value-type="float" office:value="0.788649706457926">
                <text:p>0.788649706457926</text:p>
              </table:table-cell>
              <table:table-cell office:value-type="float" office:value="0.0000003">
                <text:p>0.0000003</text:p>
              </table:table-cell>
              <table:table-cell office:value-type="float" office:value="0.830097087378641">
                <text:p>0.83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04">
                <text:p>0.000000304</text:p>
              </table:table-cell>
              <table:table-cell office:value-type="float" office:value="0.790998043052838">
                <text:p>0.790998043052838</text:p>
              </table:table-cell>
              <table:table-cell office:value-type="float" office:value="0.000000304">
                <text:p>0.000000304</text:p>
              </table:table-cell>
              <table:table-cell office:value-type="float" office:value="0.821165048543689">
                <text:p>0.821165048543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08">
                <text:p>0.000000308</text:p>
              </table:table-cell>
              <table:table-cell office:value-type="float" office:value="0.79334637964775">
                <text:p>0.79334637964775</text:p>
              </table:table-cell>
              <table:table-cell office:value-type="float" office:value="0.000000308">
                <text:p>0.000000308</text:p>
              </table:table-cell>
              <table:table-cell office:value-type="float" office:value="0.812233009708738">
                <text:p>0.812233009708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12">
                <text:p>0.000000312</text:p>
              </table:table-cell>
              <table:table-cell office:value-type="float" office:value="0.79412915851272">
                <text:p>0.79412915851272</text:p>
              </table:table-cell>
              <table:table-cell office:value-type="float" office:value="0.000000312">
                <text:p>0.000000312</text:p>
              </table:table-cell>
              <table:table-cell office:value-type="float" office:value="0.797669902912621">
                <text:p>0.797669902912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16">
                <text:p>0.000000316</text:p>
              </table:table-cell>
              <table:table-cell office:value-type="float" office:value="0.79334637964775">
                <text:p>0.79334637964775</text:p>
              </table:table-cell>
              <table:table-cell office:value-type="float" office:value="0.000000316">
                <text:p>0.000000316</text:p>
              </table:table-cell>
              <table:table-cell office:value-type="float" office:value="0.77747572815534">
                <text:p>0.77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2">
                <text:p>0.00000032</text:p>
              </table:table-cell>
              <table:table-cell office:value-type="float" office:value="0.792563600782779">
                <text:p>0.792563600782779</text:p>
              </table:table-cell>
              <table:table-cell office:value-type="float" office:value="0.00000032">
                <text:p>0.00000032</text:p>
              </table:table-cell>
              <table:table-cell office:value-type="float" office:value="0.757281553398058">
                <text:p>0.75728155339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24">
                <text:p>0.000000324</text:p>
              </table:table-cell>
              <table:table-cell office:value-type="float" office:value="0.776125244618395">
                <text:p>0.776125244618395</text:p>
              </table:table-cell>
              <table:table-cell office:value-type="float" office:value="0.000000324">
                <text:p>0.000000324</text:p>
              </table:table-cell>
              <table:table-cell office:value-type="float" office:value="0.746407766990291">
                <text:p>0.746407766990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28">
                <text:p>0.000000328</text:p>
              </table:table-cell>
              <table:table-cell office:value-type="float" office:value="0.759686888454012">
                <text:p>0.759686888454012</text:p>
              </table:table-cell>
              <table:table-cell office:value-type="float" office:value="0.000000328">
                <text:p>0.000000328</text:p>
              </table:table-cell>
              <table:table-cell office:value-type="float" office:value="0.735533980582524">
                <text:p>0.735533980582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32">
                <text:p>0.000000332</text:p>
              </table:table-cell>
              <table:table-cell office:value-type="float" office:value="0.754011741682975">
                <text:p>0.754011741682975</text:p>
              </table:table-cell>
              <table:table-cell office:value-type="float" office:value="0.000000332">
                <text:p>0.000000332</text:p>
              </table:table-cell>
              <table:table-cell office:value-type="float" office:value="0.733398058252427">
                <text:p>0.73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36">
                <text:p>0.000000336</text:p>
              </table:table-cell>
              <table:table-cell office:value-type="float" office:value="0.759099804305284">
                <text:p>0.759099804305284</text:p>
              </table:table-cell>
              <table:table-cell office:value-type="float" office:value="0.000000336">
                <text:p>0.00000033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4">
                <text:p>0.00000034</text:p>
              </table:table-cell>
              <table:table-cell office:value-type="float" office:value="0.764187866927593">
                <text:p>0.764187866927593</text:p>
              </table:table-cell>
              <table:table-cell office:value-type="float" office:value="0.00000034">
                <text:p>0.00000034</text:p>
              </table:table-cell>
              <table:table-cell office:value-type="float" office:value="0.746601941747573">
                <text:p>0.74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44">
                <text:p>0.000000344</text:p>
              </table:table-cell>
              <table:table-cell office:value-type="float" office:value="0.767318982387476">
                <text:p>0.767318982387476</text:p>
              </table:table-cell>
              <table:table-cell office:value-type="float" office:value="0.000000344">
                <text:p>0.000000344</text:p>
              </table:table-cell>
              <table:table-cell office:value-type="float" office:value="0.744271844660194">
                <text:p>0.74427184466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48">
                <text:p>0.000000348</text:p>
              </table:table-cell>
              <table:table-cell office:value-type="float" office:value="0.770450097847358">
                <text:p>0.770450097847358</text:p>
              </table:table-cell>
              <table:table-cell office:value-type="float" office:value="0.000000348">
                <text:p>0.000000348</text:p>
              </table:table-cell>
              <table:table-cell office:value-type="float" office:value="0.741941747572816">
                <text:p>0.741941747572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52">
                <text:p>0.000000352</text:p>
              </table:table-cell>
              <table:table-cell office:value-type="float" office:value="0.767514677103718">
                <text:p>0.767514677103718</text:p>
              </table:table-cell>
              <table:table-cell office:value-type="float" office:value="0.000000352">
                <text:p>0.000000352</text:p>
              </table:table-cell>
              <table:table-cell office:value-type="float" office:value="0.736699029126214">
                <text:p>0.73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56">
                <text:p>0.000000356</text:p>
              </table:table-cell>
              <table:table-cell office:value-type="float" office:value="0.758512720156556">
                <text:p>0.758512720156556</text:p>
              </table:table-cell>
              <table:table-cell office:value-type="float" office:value="0.000000356">
                <text:p>0.000000356</text:p>
              </table:table-cell>
              <table:table-cell office:value-type="float" office:value="0.728543689320388">
                <text:p>0.728543689320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6">
                <text:p>0.00000036</text:p>
              </table:table-cell>
              <table:table-cell office:value-type="float" office:value="0.749510763209393">
                <text:p>0.749510763209393</text:p>
              </table:table-cell>
              <table:table-cell office:value-type="float" office:value="0.00000036">
                <text:p>0.00000036</text:p>
              </table:table-cell>
              <table:table-cell office:value-type="float" office:value="0.720388349514563">
                <text:p>0.720388349514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64">
                <text:p>0.000000364</text:p>
              </table:table-cell>
              <table:table-cell office:value-type="float" office:value="0.742465753424658">
                <text:p>0.742465753424658</text:p>
              </table:table-cell>
              <table:table-cell office:value-type="float" office:value="0.000000364">
                <text:p>0.000000364</text:p>
              </table:table-cell>
              <table:table-cell office:value-type="float" office:value="0.712233009708738">
                <text:p>0.712233009708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68">
                <text:p>0.000000368</text:p>
              </table:table-cell>
              <table:table-cell office:value-type="float" office:value="0.735420743639922">
                <text:p>0.735420743639922</text:p>
              </table:table-cell>
              <table:table-cell office:value-type="float" office:value="0.000000368">
                <text:p>0.000000368</text:p>
              </table:table-cell>
              <table:table-cell office:value-type="float" office:value="0.704077669902913">
                <text:p>0.70407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72">
                <text:p>0.000000372</text:p>
              </table:table-cell>
              <table:table-cell office:value-type="float" office:value="0.727397260273973">
                <text:p>0.727397260273973</text:p>
              </table:table-cell>
              <table:table-cell office:value-type="float" office:value="0.000000372">
                <text:p>0.000000372</text:p>
              </table:table-cell>
              <table:table-cell office:value-type="float" office:value="0.703495145631068">
                <text:p>0.70349514563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76">
                <text:p>0.000000376</text:p>
              </table:table-cell>
              <table:table-cell office:value-type="float" office:value="0.71839530332681">
                <text:p>0.71839530332681</text:p>
              </table:table-cell>
              <table:table-cell office:value-type="float" office:value="0.000000376">
                <text:p>0.000000376</text:p>
              </table:table-cell>
              <table:table-cell office:value-type="float" office:value="0.710485436893204">
                <text:p>0.710485436893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8">
                <text:p>0.00000038</text:p>
              </table:table-cell>
              <table:table-cell office:value-type="float" office:value="0.709393346379648">
                <text:p>0.709393346379648</text:p>
              </table:table-cell>
              <table:table-cell office:value-type="float" office:value="0.00000038">
                <text:p>0.00000038</text:p>
              </table:table-cell>
              <table:table-cell office:value-type="float" office:value="0.71747572815534">
                <text:p>0.7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84">
                <text:p>0.000000384</text:p>
              </table:table-cell>
              <table:table-cell office:value-type="float" office:value="0.698043052837573">
                <text:p>0.698043052837573</text:p>
              </table:table-cell>
              <table:table-cell office:value-type="float" office:value="0.000000384">
                <text:p>0.000000384</text:p>
              </table:table-cell>
              <table:table-cell office:value-type="float" office:value="0.712815533980583">
                <text:p>0.712815533980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88">
                <text:p>0.000000388</text:p>
              </table:table-cell>
              <table:table-cell office:value-type="float" office:value="0.686692759295499">
                <text:p>0.686692759295499</text:p>
              </table:table-cell>
              <table:table-cell office:value-type="float" office:value="0.000000388">
                <text:p>0.000000388</text:p>
              </table:table-cell>
              <table:table-cell office:value-type="float" office:value="0.708155339805825">
                <text:p>0.708155339805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92">
                <text:p>0.000000392</text:p>
              </table:table-cell>
              <table:table-cell office:value-type="float" office:value="0.680821917808219">
                <text:p>0.680821917808219</text:p>
              </table:table-cell>
              <table:table-cell office:value-type="float" office:value="0.000000392">
                <text:p>0.000000392</text:p>
              </table:table-cell>
              <table:table-cell office:value-type="float" office:value="0.702135922330097">
                <text:p>0.702135922330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396">
                <text:p>0.000000396</text:p>
              </table:table-cell>
              <table:table-cell office:value-type="float" office:value="0.680430528375734">
                <text:p>0.680430528375734</text:p>
              </table:table-cell>
              <table:table-cell office:value-type="float" office:value="0.000000396">
                <text:p>0.000000396</text:p>
              </table:table-cell>
              <table:table-cell office:value-type="float" office:value="0.694757281553398">
                <text:p>0.69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">
                <text:p>0.0000004</text:p>
              </table:table-cell>
              <table:table-cell office:value-type="float" office:value="0.680039138943249">
                <text:p>0.680039138943249</text:p>
              </table:table-cell>
              <table:table-cell office:value-type="float" office:value="0.0000004">
                <text:p>0.0000004</text:p>
              </table:table-cell>
              <table:table-cell office:value-type="float" office:value="0.687378640776699">
                <text:p>0.687378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04">
                <text:p>0.000000404</text:p>
              </table:table-cell>
              <table:table-cell office:value-type="float" office:value="0.679647749510763">
                <text:p>0.679647749510763</text:p>
              </table:table-cell>
              <table:table-cell office:value-type="float" office:value="0.000000404">
                <text:p>0.000000404</text:p>
              </table:table-cell>
              <table:table-cell office:value-type="float" office:value="0.697087378640777">
                <text:p>0.697087378640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08">
                <text:p>0.000000408</text:p>
              </table:table-cell>
              <table:table-cell office:value-type="float" office:value="0.679256360078278">
                <text:p>0.679256360078278</text:p>
              </table:table-cell>
              <table:table-cell office:value-type="float" office:value="0.000000408">
                <text:p>0.000000408</text:p>
              </table:table-cell>
              <table:table-cell office:value-type="float" office:value="0.706796116504854">
                <text:p>0.706796116504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12">
                <text:p>0.000000412</text:p>
              </table:table-cell>
              <table:table-cell office:value-type="float" office:value="0.676320939334638">
                <text:p>0.676320939334638</text:p>
              </table:table-cell>
              <table:table-cell office:value-type="float" office:value="0.000000412">
                <text:p>0.000000412</text:p>
              </table:table-cell>
              <table:table-cell office:value-type="float" office:value="0.707961165048544">
                <text:p>0.70796116504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16">
                <text:p>0.000000416</text:p>
              </table:table-cell>
              <table:table-cell office:value-type="float" office:value="0.670841487279843">
                <text:p>0.670841487279843</text:p>
              </table:table-cell>
              <table:table-cell office:value-type="float" office:value="0.000000416">
                <text:p>0.000000416</text:p>
              </table:table-cell>
              <table:table-cell office:value-type="float" office:value="0.700582524271845">
                <text:p>0.700582524271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2">
                <text:p>0.00000042</text:p>
              </table:table-cell>
              <table:table-cell office:value-type="float" office:value="0.665362035225049">
                <text:p>0.665362035225049</text:p>
              </table:table-cell>
              <table:table-cell office:value-type="float" office:value="0.00000042">
                <text:p>0.00000042</text:p>
              </table:table-cell>
              <table:table-cell office:value-type="float" office:value="0.693203883495146">
                <text:p>0.693203883495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24">
                <text:p>0.000000424</text:p>
              </table:table-cell>
              <table:table-cell office:value-type="float" office:value="0.679060665362035">
                <text:p>0.679060665362035</text:p>
              </table:table-cell>
              <table:table-cell office:value-type="float" office:value="0.000000424">
                <text:p>0.000000424</text:p>
              </table:table-cell>
              <table:table-cell office:value-type="float" office:value="0.681941747572815">
                <text:p>0.681941747572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28">
                <text:p>0.000000428</text:p>
              </table:table-cell>
              <table:table-cell office:value-type="float" office:value="0.692759295499022">
                <text:p>0.692759295499022</text:p>
              </table:table-cell>
              <table:table-cell office:value-type="float" office:value="0.000000428">
                <text:p>0.000000428</text:p>
              </table:table-cell>
              <table:table-cell office:value-type="float" office:value="0.670679611650485">
                <text:p>0.67067961165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32">
                <text:p>0.000000432</text:p>
              </table:table-cell>
              <table:table-cell office:value-type="float" office:value="0.696281800391389">
                <text:p>0.696281800391389</text:p>
              </table:table-cell>
              <table:table-cell office:value-type="float" office:value="0.000000432">
                <text:p>0.000000432</text:p>
              </table:table-cell>
              <table:table-cell office:value-type="float" office:value="0.667184466019417">
                <text:p>0.667184466019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36">
                <text:p>0.000000436</text:p>
              </table:table-cell>
              <table:table-cell office:value-type="float" office:value="0.689628180039139">
                <text:p>0.689628180039139</text:p>
              </table:table-cell>
              <table:table-cell office:value-type="float" office:value="0.000000436">
                <text:p>0.000000436</text:p>
              </table:table-cell>
              <table:table-cell office:value-type="float" office:value="0.671456310679612">
                <text:p>0.671456310679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4">
                <text:p>0.00000044</text:p>
              </table:table-cell>
              <table:table-cell office:value-type="float" office:value="0.682974559686888">
                <text:p>0.682974559686888</text:p>
              </table:table-cell>
              <table:table-cell office:value-type="float" office:value="0.00000044">
                <text:p>0.00000044</text:p>
              </table:table-cell>
              <table:table-cell office:value-type="float" office:value="0.675728155339806">
                <text:p>0.675728155339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44">
                <text:p>0.000000444</text:p>
              </table:table-cell>
              <table:table-cell office:value-type="float" office:value="0.664579256360078">
                <text:p>0.664579256360078</text:p>
              </table:table-cell>
              <table:table-cell office:value-type="float" office:value="0.000000444">
                <text:p>0.000000444</text:p>
              </table:table-cell>
              <table:table-cell office:value-type="float" office:value="0.663689320388349">
                <text:p>0.663689320388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48">
                <text:p>0.000000448</text:p>
              </table:table-cell>
              <table:table-cell office:value-type="float" office:value="0.646183953033268">
                <text:p>0.646183953033268</text:p>
              </table:table-cell>
              <table:table-cell office:value-type="float" office:value="0.000000448">
                <text:p>0.000000448</text:p>
              </table:table-cell>
              <table:table-cell office:value-type="float" office:value="0.651650485436893">
                <text:p>0.651650485436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52">
                <text:p>0.000000452</text:p>
              </table:table-cell>
              <table:table-cell office:value-type="float" office:value="0.641095890410959">
                <text:p>0.641095890410959</text:p>
              </table:table-cell>
              <table:table-cell office:value-type="float" office:value="0.000000452">
                <text:p>0.000000452</text:p>
              </table:table-cell>
              <table:table-cell office:value-type="float" office:value="0.646990291262136">
                <text:p>0.64699029126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56">
                <text:p>0.000000456</text:p>
              </table:table-cell>
              <table:table-cell office:value-type="float" office:value="0.649315068493151">
                <text:p>0.649315068493151</text:p>
              </table:table-cell>
              <table:table-cell office:value-type="float" office:value="0.000000456">
                <text:p>0.000000456</text:p>
              </table:table-cell>
              <table:table-cell office:value-type="float" office:value="0.649708737864078">
                <text:p>0.649708737864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6">
                <text:p>0.00000046</text:p>
              </table:table-cell>
              <table:table-cell office:value-type="float" office:value="0.657534246575342">
                <text:p>0.657534246575342</text:p>
              </table:table-cell>
              <table:table-cell office:value-type="float" office:value="0.00000046">
                <text:p>0.00000046</text:p>
              </table:table-cell>
              <table:table-cell office:value-type="float" office:value="0.652427184466019">
                <text:p>0.65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64">
                <text:p>0.000000464</text:p>
              </table:table-cell>
              <table:table-cell office:value-type="float" office:value="0.662622309197652">
                <text:p>0.662622309197652</text:p>
              </table:table-cell>
              <table:table-cell office:value-type="float" office:value="0.000000464">
                <text:p>0.000000464</text:p>
              </table:table-cell>
              <table:table-cell office:value-type="float" office:value="0.666019417475728">
                <text:p>0.666019417475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68">
                <text:p>0.000000468</text:p>
              </table:table-cell>
              <table:table-cell office:value-type="float" office:value="0.667710371819961">
                <text:p>0.667710371819961</text:p>
              </table:table-cell>
              <table:table-cell office:value-type="float" office:value="0.000000468">
                <text:p>0.000000468</text:p>
              </table:table-cell>
              <table:table-cell office:value-type="float" office:value="0.679611650485437">
                <text:p>0.679611650485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72">
                <text:p>0.000000472</text:p>
              </table:table-cell>
              <table:table-cell office:value-type="float" office:value="0.665557729941291">
                <text:p>0.665557729941291</text:p>
              </table:table-cell>
              <table:table-cell office:value-type="float" office:value="0.000000472">
                <text:p>0.000000472</text:p>
              </table:table-cell>
              <table:table-cell office:value-type="float" office:value="0.68252427184466">
                <text:p>0.6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76">
                <text:p>0.000000476</text:p>
              </table:table-cell>
              <table:table-cell office:value-type="float" office:value="0.656164383561644">
                <text:p>0.656164383561644</text:p>
              </table:table-cell>
              <table:table-cell office:value-type="float" office:value="0.000000476">
                <text:p>0.000000476</text:p>
              </table:table-cell>
              <table:table-cell office:value-type="float" office:value="0.674757281553398">
                <text:p>0.67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8">
                <text:p>0.00000048</text:p>
              </table:table-cell>
              <table:table-cell office:value-type="float" office:value="0.646771037181996">
                <text:p>0.646771037181996</text:p>
              </table:table-cell>
              <table:table-cell office:value-type="float" office:value="0.00000048">
                <text:p>0.00000048</text:p>
              </table:table-cell>
              <table:table-cell office:value-type="float" office:value="0.666990291262136">
                <text:p>0.66699029126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84">
                <text:p>0.000000484</text:p>
              </table:table-cell>
              <table:table-cell office:value-type="float" office:value="0.627592954990215">
                <text:p>0.627592954990215</text:p>
              </table:table-cell>
              <table:table-cell office:value-type="float" office:value="0.000000484">
                <text:p>0.000000484</text:p>
              </table:table-cell>
              <table:table-cell office:value-type="float" office:value="0.649126213592233">
                <text:p>0.64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88">
                <text:p>0.000000488</text:p>
              </table:table-cell>
              <table:table-cell office:value-type="float" office:value="0.608414872798434">
                <text:p>0.608414872798434</text:p>
              </table:table-cell>
              <table:table-cell office:value-type="float" office:value="0.000000488">
                <text:p>0.000000488</text:p>
              </table:table-cell>
              <table:table-cell office:value-type="float" office:value="0.63126213592233">
                <text:p>0.63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92">
                <text:p>0.000000492</text:p>
              </table:table-cell>
              <table:table-cell office:value-type="float" office:value="0.593542074363992">
                <text:p>0.593542074363992</text:p>
              </table:table-cell>
              <table:table-cell office:value-type="float" office:value="0.000000492">
                <text:p>0.000000492</text:p>
              </table:table-cell>
              <table:table-cell office:value-type="float" office:value="0.62621359223301">
                <text:p>0.626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496">
                <text:p>0.000000496</text:p>
              </table:table-cell>
              <table:table-cell office:value-type="float" office:value="0.582974559686889">
                <text:p>0.582974559686889</text:p>
              </table:table-cell>
              <table:table-cell office:value-type="float" office:value="0.000000496">
                <text:p>0.000000496</text:p>
              </table:table-cell>
              <table:table-cell office:value-type="float" office:value="0.633980582524272">
                <text:p>0.633980582524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">
                <text:p>0.0000005</text:p>
              </table:table-cell>
              <table:table-cell office:value-type="float" office:value="0.572407045009785">
                <text:p>0.572407045009785</text:p>
              </table:table-cell>
              <table:table-cell office:value-type="float" office:value="0.0000005">
                <text:p>0.0000005</text:p>
              </table:table-cell>
              <table:table-cell office:value-type="float" office:value="0.641747572815534">
                <text:p>0.6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04">
                <text:p>0.000000504</text:p>
              </table:table-cell>
              <table:table-cell office:value-type="float" office:value="0.581017612524462">
                <text:p>0.581017612524462</text:p>
              </table:table-cell>
              <table:table-cell office:value-type="float" office:value="0.000000504">
                <text:p>0.000000504</text:p>
              </table:table-cell>
              <table:table-cell office:value-type="float" office:value="0.651844660194175">
                <text:p>0.651844660194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08">
                <text:p>0.000000508</text:p>
              </table:table-cell>
              <table:table-cell office:value-type="float" office:value="0.589628180039139">
                <text:p>0.589628180039139</text:p>
              </table:table-cell>
              <table:table-cell office:value-type="float" office:value="0.000000508">
                <text:p>0.000000508</text:p>
              </table:table-cell>
              <table:table-cell office:value-type="float" office:value="0.661941747572815">
                <text:p>0.661941747572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12">
                <text:p>0.000000512</text:p>
              </table:table-cell>
              <table:table-cell office:value-type="float" office:value="0.601369863013699">
                <text:p>0.601369863013699</text:p>
              </table:table-cell>
              <table:table-cell office:value-type="float" office:value="0.000000512">
                <text:p>0.000000512</text:p>
              </table:table-cell>
              <table:table-cell office:value-type="float" office:value="0.666019417475728">
                <text:p>0.666019417475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16">
                <text:p>0.000000516</text:p>
              </table:table-cell>
              <table:table-cell office:value-type="float" office:value="0.616242661448141">
                <text:p>0.616242661448141</text:p>
              </table:table-cell>
              <table:table-cell office:value-type="float" office:value="0.000000516">
                <text:p>0.000000516</text:p>
              </table:table-cell>
              <table:table-cell office:value-type="float" office:value="0.664077669902913">
                <text:p>0.66407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2">
                <text:p>0.00000052</text:p>
              </table:table-cell>
              <table:table-cell office:value-type="float" office:value="0.631115459882583">
                <text:p>0.631115459882583</text:p>
              </table:table-cell>
              <table:table-cell office:value-type="float" office:value="0.00000052">
                <text:p>0.00000052</text:p>
              </table:table-cell>
              <table:table-cell office:value-type="float" office:value="0.662135922330097">
                <text:p>0.662135922330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24">
                <text:p>0.000000524</text:p>
              </table:table-cell>
              <table:table-cell office:value-type="float" office:value="0.635812133072407">
                <text:p>0.635812133072407</text:p>
              </table:table-cell>
              <table:table-cell office:value-type="float" office:value="0.000000524">
                <text:p>0.000000524</text:p>
              </table:table-cell>
              <table:table-cell office:value-type="float" office:value="0.662912621359223">
                <text:p>0.662912621359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28">
                <text:p>0.000000528</text:p>
              </table:table-cell>
              <table:table-cell office:value-type="float" office:value="0.640508806262231">
                <text:p>0.640508806262231</text:p>
              </table:table-cell>
              <table:table-cell office:value-type="float" office:value="0.000000528">
                <text:p>0.000000528</text:p>
              </table:table-cell>
              <table:table-cell office:value-type="float" office:value="0.663689320388349">
                <text:p>0.663689320388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32">
                <text:p>0.000000532</text:p>
              </table:table-cell>
              <table:table-cell office:value-type="float" office:value="0.641291585127201">
                <text:p>0.641291585127201</text:p>
              </table:table-cell>
              <table:table-cell office:value-type="float" office:value="0.000000532">
                <text:p>0.000000532</text:p>
              </table:table-cell>
              <table:table-cell office:value-type="float" office:value="0.664077669902913">
                <text:p>0.66407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36">
                <text:p>0.000000536</text:p>
              </table:table-cell>
              <table:table-cell office:value-type="float" office:value="0.638160469667319">
                <text:p>0.638160469667319</text:p>
              </table:table-cell>
              <table:table-cell office:value-type="float" office:value="0.000000536">
                <text:p>0.000000536</text:p>
              </table:table-cell>
              <table:table-cell office:value-type="float" office:value="0.664077669902913">
                <text:p>0.66407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4">
                <text:p>0.00000054</text:p>
              </table:table-cell>
              <table:table-cell office:value-type="float" office:value="0.635029354207436">
                <text:p>0.635029354207436</text:p>
              </table:table-cell>
              <table:table-cell office:value-type="float" office:value="0.00000054">
                <text:p>0.00000054</text:p>
              </table:table-cell>
              <table:table-cell office:value-type="float" office:value="0.664077669902913">
                <text:p>0.66407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44">
                <text:p>0.000000544</text:p>
              </table:table-cell>
              <table:table-cell office:value-type="float" office:value="0.620939334637965">
                <text:p>0.620939334637965</text:p>
              </table:table-cell>
              <table:table-cell office:value-type="float" office:value="0.000000544">
                <text:p>0.000000544</text:p>
              </table:table-cell>
              <table:table-cell office:value-type="float" office:value="0.662912621359223">
                <text:p>0.662912621359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48">
                <text:p>0.000000548</text:p>
              </table:table-cell>
              <table:table-cell office:value-type="float" office:value="0.606849315068493">
                <text:p>0.606849315068493</text:p>
              </table:table-cell>
              <table:table-cell office:value-type="float" office:value="0.000000548">
                <text:p>0.000000548</text:p>
              </table:table-cell>
              <table:table-cell office:value-type="float" office:value="0.661747572815534">
                <text:p>0.66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52">
                <text:p>0.000000552</text:p>
              </table:table-cell>
              <table:table-cell office:value-type="float" office:value="0.599608610567515">
                <text:p>0.599608610567515</text:p>
              </table:table-cell>
              <table:table-cell office:value-type="float" office:value="0.000000552">
                <text:p>0.000000552</text:p>
              </table:table-cell>
              <table:table-cell office:value-type="float" office:value="0.655922330097087">
                <text:p>0.655922330097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56">
                <text:p>0.000000556</text:p>
              </table:table-cell>
              <table:table-cell office:value-type="float" office:value="0.599217221135029">
                <text:p>0.599217221135029</text:p>
              </table:table-cell>
              <table:table-cell office:value-type="float" office:value="0.000000556">
                <text:p>0.000000556</text:p>
              </table:table-cell>
              <table:table-cell office:value-type="float" office:value="0.645436893203883">
                <text:p>0.645436893203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6">
                <text:p>0.00000056</text:p>
              </table:table-cell>
              <table:table-cell office:value-type="float" office:value="0.598825831702544">
                <text:p>0.598825831702544</text:p>
              </table:table-cell>
              <table:table-cell office:value-type="float" office:value="0.00000056">
                <text:p>0.00000056</text:p>
              </table:table-cell>
              <table:table-cell office:value-type="float" office:value="0.63495145631068">
                <text:p>0.6349514563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64">
                <text:p>0.000000564</text:p>
              </table:table-cell>
              <table:table-cell office:value-type="float" office:value="0.612133072407045">
                <text:p>0.612133072407045</text:p>
              </table:table-cell>
              <table:table-cell office:value-type="float" office:value="0.000000564">
                <text:p>0.000000564</text:p>
              </table:table-cell>
              <table:table-cell office:value-type="float" office:value="0.621359223300971">
                <text:p>0.621359223300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68">
                <text:p>0.000000568</text:p>
              </table:table-cell>
              <table:table-cell office:value-type="float" office:value="0.625440313111546">
                <text:p>0.625440313111546</text:p>
              </table:table-cell>
              <table:table-cell office:value-type="float" office:value="0.000000568">
                <text:p>0.000000568</text:p>
              </table:table-cell>
              <table:table-cell office:value-type="float" office:value="0.607766990291262">
                <text:p>0.60776699029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72">
                <text:p>0.000000572</text:p>
              </table:table-cell>
              <table:table-cell office:value-type="float" office:value="0.622309197651664">
                <text:p>0.622309197651664</text:p>
              </table:table-cell>
              <table:table-cell office:value-type="float" office:value="0.000000572">
                <text:p>0.000000572</text:p>
              </table:table-cell>
              <table:table-cell office:value-type="float" office:value="0.599223300970874">
                <text:p>0.599223300970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76">
                <text:p>0.000000576</text:p>
              </table:table-cell>
              <table:table-cell office:value-type="float" office:value="0.602739726027397">
                <text:p>0.602739726027397</text:p>
              </table:table-cell>
              <table:table-cell office:value-type="float" office:value="0.000000576">
                <text:p>0.000000576</text:p>
              </table:table-cell>
              <table:table-cell office:value-type="float" office:value="0.595728155339806">
                <text:p>0.595728155339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8">
                <text:p>0.00000058</text:p>
              </table:table-cell>
              <table:table-cell office:value-type="float" office:value="0.583170254403131">
                <text:p>0.583170254403131</text:p>
              </table:table-cell>
              <table:table-cell office:value-type="float" office:value="0.00000058">
                <text:p>0.00000058</text:p>
              </table:table-cell>
              <table:table-cell office:value-type="float" office:value="0.592233009708738">
                <text:p>0.592233009708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84">
                <text:p>0.000000584</text:p>
              </table:table-cell>
              <table:table-cell office:value-type="float" office:value="0.575342465753425">
                <text:p>0.575342465753425</text:p>
              </table:table-cell>
              <table:table-cell office:value-type="float" office:value="0.000000584">
                <text:p>0.000000584</text:p>
              </table:table-cell>
              <table:table-cell office:value-type="float" office:value="0.601165048543689">
                <text:p>0.601165048543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88">
                <text:p>0.000000588</text:p>
              </table:table-cell>
              <table:table-cell office:value-type="float" office:value="0.567514677103718">
                <text:p>0.567514677103718</text:p>
              </table:table-cell>
              <table:table-cell office:value-type="float" office:value="0.000000588">
                <text:p>0.000000588</text:p>
              </table:table-cell>
              <table:table-cell office:value-type="float" office:value="0.610097087378641">
                <text:p>0.61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92">
                <text:p>0.000000592</text:p>
              </table:table-cell>
              <table:table-cell office:value-type="float" office:value="0.562426614481409">
                <text:p>0.562426614481409</text:p>
              </table:table-cell>
              <table:table-cell office:value-type="float" office:value="0.000000592">
                <text:p>0.000000592</text:p>
              </table:table-cell>
              <table:table-cell office:value-type="float" office:value="0.617864077669903">
                <text:p>0.6178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96">
                <text:p>0.000000596</text:p>
              </table:table-cell>
              <table:table-cell office:value-type="float" office:value="0.560078277886497">
                <text:p>0.560078277886497</text:p>
              </table:table-cell>
              <table:table-cell office:value-type="float" office:value="0.000000596">
                <text:p>0.000000596</text:p>
              </table:table-cell>
              <table:table-cell office:value-type="float" office:value="0.624466019417476">
                <text:p>0.624466019417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">
                <text:p>0.0000006</text:p>
              </table:table-cell>
              <table:table-cell office:value-type="float" office:value="0.557729941291585">
                <text:p>0.557729941291585</text:p>
              </table:table-cell>
              <table:table-cell office:value-type="float" office:value="0.0000006">
                <text:p>0.0000006</text:p>
              </table:table-cell>
              <table:table-cell office:value-type="float" office:value="0.631067961165048">
                <text:p>0.631067961165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04">
                <text:p>0.000000604</text:p>
              </table:table-cell>
              <table:table-cell office:value-type="float" office:value="0.553033268101761">
                <text:p>0.553033268101761</text:p>
              </table:table-cell>
              <table:table-cell office:value-type="float" office:value="0.000000604">
                <text:p>0.000000604</text:p>
              </table:table-cell>
              <table:table-cell office:value-type="float" office:value="0.612427184466019">
                <text:p>0.61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08">
                <text:p>0.000000608</text:p>
              </table:table-cell>
              <table:table-cell office:value-type="float" office:value="0.548336594911937">
                <text:p>0.548336594911937</text:p>
              </table:table-cell>
              <table:table-cell office:value-type="float" office:value="0.000000608">
                <text:p>0.000000608</text:p>
              </table:table-cell>
              <table:table-cell office:value-type="float" office:value="0.59378640776699">
                <text:p>0.59378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12">
                <text:p>0.000000612</text:p>
              </table:table-cell>
              <table:table-cell office:value-type="float" office:value="0.555968688845401">
                <text:p>0.555968688845401</text:p>
              </table:table-cell>
              <table:table-cell office:value-type="float" office:value="0.000000612">
                <text:p>0.000000612</text:p>
              </table:table-cell>
              <table:table-cell office:value-type="float" office:value="0.576699029126214">
                <text:p>0.57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16">
                <text:p>0.000000616</text:p>
              </table:table-cell>
              <table:table-cell office:value-type="float" office:value="0.575929549902153">
                <text:p>0.575929549902153</text:p>
              </table:table-cell>
              <table:table-cell office:value-type="float" office:value="0.000000616">
                <text:p>0.000000616</text:p>
              </table:table-cell>
              <table:table-cell office:value-type="float" office:value="0.561165048543689">
                <text:p>0.561165048543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2">
                <text:p>0.00000062</text:p>
              </table:table-cell>
              <table:table-cell office:value-type="float" office:value="0.595890410958904">
                <text:p>0.595890410958904</text:p>
              </table:table-cell>
              <table:table-cell office:value-type="float" office:value="0.00000062">
                <text:p>0.00000062</text:p>
              </table:table-cell>
              <table:table-cell office:value-type="float" office:value="0.545631067961165">
                <text:p>0.545631067961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24">
                <text:p>0.000000624</text:p>
              </table:table-cell>
              <table:table-cell office:value-type="float" office:value="0.595107632093933">
                <text:p>0.595107632093933</text:p>
              </table:table-cell>
              <table:table-cell office:value-type="float" office:value="0.000000624">
                <text:p>0.000000624</text:p>
              </table:table-cell>
              <table:table-cell office:value-type="float" office:value="0.555728155339806">
                <text:p>0.555728155339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28">
                <text:p>0.000000628</text:p>
              </table:table-cell>
              <table:table-cell office:value-type="float" office:value="0.594324853228963">
                <text:p>0.594324853228963</text:p>
              </table:table-cell>
              <table:table-cell office:value-type="float" office:value="0.000000628">
                <text:p>0.000000628</text:p>
              </table:table-cell>
              <table:table-cell office:value-type="float" office:value="0.565825242718447">
                <text:p>0.565825242718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32">
                <text:p>0.000000632</text:p>
              </table:table-cell>
              <table:table-cell office:value-type="float" office:value="0.582778864970646">
                <text:p>0.582778864970646</text:p>
              </table:table-cell>
              <table:table-cell office:value-type="float" office:value="0.000000632">
                <text:p>0.000000632</text:p>
              </table:table-cell>
              <table:table-cell office:value-type="float" office:value="0.569514563106796">
                <text:p>0.5695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36">
                <text:p>0.000000636</text:p>
              </table:table-cell>
              <table:table-cell office:value-type="float" office:value="0.560469667318982">
                <text:p>0.560469667318982</text:p>
              </table:table-cell>
              <table:table-cell office:value-type="float" office:value="0.000000636">
                <text:p>0.000000636</text:p>
              </table:table-cell>
              <table:table-cell office:value-type="float" office:value="0.566796116504854">
                <text:p>0.566796116504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4">
                <text:p>0.00000064</text:p>
              </table:table-cell>
              <table:table-cell office:value-type="float" office:value="0.538160469667319">
                <text:p>0.538160469667319</text:p>
              </table:table-cell>
              <table:table-cell office:value-type="float" office:value="0.00000064">
                <text:p>0.00000064</text:p>
              </table:table-cell>
              <table:table-cell office:value-type="float" office:value="0.564077669902913">
                <text:p>0.56407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44">
                <text:p>0.000000644</text:p>
              </table:table-cell>
              <table:table-cell office:value-type="float" office:value="0.541291585127202">
                <text:p>0.541291585127202</text:p>
              </table:table-cell>
              <table:table-cell office:value-type="float" office:value="0.000000644">
                <text:p>0.000000644</text:p>
              </table:table-cell>
              <table:table-cell office:value-type="float" office:value="0.549320388349515">
                <text:p>0.549320388349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48">
                <text:p>0.000000648</text:p>
              </table:table-cell>
              <table:table-cell office:value-type="float" office:value="0.544422700587084">
                <text:p>0.544422700587084</text:p>
              </table:table-cell>
              <table:table-cell office:value-type="float" office:value="0.000000648">
                <text:p>0.000000648</text:p>
              </table:table-cell>
              <table:table-cell office:value-type="float" office:value="0.534563106796117">
                <text:p>0.534563106796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52">
                <text:p>0.000000652</text:p>
              </table:table-cell>
              <table:table-cell office:value-type="float" office:value="0.54853228962818">
                <text:p>0.54853228962818</text:p>
              </table:table-cell>
              <table:table-cell office:value-type="float" office:value="0.000000652">
                <text:p>0.000000652</text:p>
              </table:table-cell>
              <table:table-cell office:value-type="float" office:value="0.529126213592233">
                <text:p>0.5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56">
                <text:p>0.000000656</text:p>
              </table:table-cell>
              <table:table-cell office:value-type="float" office:value="0.553620352250489">
                <text:p>0.553620352250489</text:p>
              </table:table-cell>
              <table:table-cell office:value-type="float" office:value="0.000000656">
                <text:p>0.000000656</text:p>
              </table:table-cell>
              <table:table-cell office:value-type="float" office:value="0.533009708737864">
                <text:p>0.533009708737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6">
                <text:p>0.00000066</text:p>
              </table:table-cell>
              <table:table-cell office:value-type="float" office:value="0.558708414872798">
                <text:p>0.558708414872798</text:p>
              </table:table-cell>
              <table:table-cell office:value-type="float" office:value="0.00000066">
                <text:p>0.00000066</text:p>
              </table:table-cell>
              <table:table-cell office:value-type="float" office:value="0.536893203883495">
                <text:p>0.536893203883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64">
                <text:p>0.000000664</text:p>
              </table:table-cell>
              <table:table-cell office:value-type="float" office:value="0.549706457925636">
                <text:p>0.549706457925636</text:p>
              </table:table-cell>
              <table:table-cell office:value-type="float" office:value="0.000000664">
                <text:p>0.000000664</text:p>
              </table:table-cell>
              <table:table-cell office:value-type="float" office:value="0.526796116504854">
                <text:p>0.526796116504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68">
                <text:p>0.000000668</text:p>
              </table:table-cell>
              <table:table-cell office:value-type="float" office:value="0.540704500978474">
                <text:p>0.540704500978474</text:p>
              </table:table-cell>
              <table:table-cell office:value-type="float" office:value="0.000000668">
                <text:p>0.000000668</text:p>
              </table:table-cell>
              <table:table-cell office:value-type="float" office:value="0.516699029126214">
                <text:p>0.51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72">
                <text:p>0.000000672</text:p>
              </table:table-cell>
              <table:table-cell office:value-type="float" office:value="0.53013698630137">
                <text:p>0.53013698630137</text:p>
              </table:table-cell>
              <table:table-cell office:value-type="float" office:value="0.000000672">
                <text:p>0.000000672</text:p>
              </table:table-cell>
              <table:table-cell office:value-type="float" office:value="0.504466019417476">
                <text:p>0.504466019417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76">
                <text:p>0.000000676</text:p>
              </table:table-cell>
              <table:table-cell office:value-type="float" office:value="0.518003913894325">
                <text:p>0.518003913894325</text:p>
              </table:table-cell>
              <table:table-cell office:value-type="float" office:value="0.000000676">
                <text:p>0.000000676</text:p>
              </table:table-cell>
              <table:table-cell office:value-type="float" office:value="0.490097087378641">
                <text:p>0.49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8">
                <text:p>0.00000068</text:p>
              </table:table-cell>
              <table:table-cell office:value-type="float" office:value="0.50587084148728">
                <text:p>0.50587084148728</text:p>
              </table:table-cell>
              <table:table-cell office:value-type="float" office:value="0.00000068">
                <text:p>0.00000068</text:p>
              </table:table-cell>
              <table:table-cell office:value-type="float" office:value="0.475728155339806">
                <text:p>0.475728155339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84">
                <text:p>0.000000684</text:p>
              </table:table-cell>
              <table:table-cell office:value-type="float" office:value="0.502739726027397">
                <text:p>0.502739726027397</text:p>
              </table:table-cell>
              <table:table-cell office:value-type="float" office:value="0.000000684">
                <text:p>0.000000684</text:p>
              </table:table-cell>
              <table:table-cell office:value-type="float" office:value="0.492427184466019">
                <text:p>0.49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88">
                <text:p>0.000000688</text:p>
              </table:table-cell>
              <table:table-cell office:value-type="float" office:value="0.499608610567515">
                <text:p>0.499608610567515</text:p>
              </table:table-cell>
              <table:table-cell office:value-type="float" office:value="0.000000688">
                <text:p>0.000000688</text:p>
              </table:table-cell>
              <table:table-cell office:value-type="float" office:value="0.509126213592233">
                <text:p>0.50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92">
                <text:p>0.000000692</text:p>
              </table:table-cell>
              <table:table-cell office:value-type="float" office:value="0.495499021526419">
                <text:p>0.495499021526419</text:p>
              </table:table-cell>
              <table:table-cell office:value-type="float" office:value="0.000000692">
                <text:p>0.000000692</text:p>
              </table:table-cell>
              <table:table-cell office:value-type="float" office:value="0.517669902912621">
                <text:p>0.517669902912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96">
                <text:p>0.000000696</text:p>
              </table:table-cell>
              <table:table-cell office:value-type="float" office:value="0.49041095890411">
                <text:p>0.49041095890411</text:p>
              </table:table-cell>
              <table:table-cell office:value-type="float" office:value="0.000000696">
                <text:p>0.000000696</text:p>
              </table:table-cell>
              <table:table-cell office:value-type="float" office:value="0.518058252427185">
                <text:p>0.518058252427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">
                <text:p>0.0000007</text:p>
              </table:table-cell>
              <table:table-cell office:value-type="float" office:value="0.4853228962818">
                <text:p>0.4853228962818</text:p>
              </table:table-cell>
              <table:table-cell office:value-type="float" office:value="0.0000007">
                <text:p>0.0000007</text:p>
              </table:table-cell>
              <table:table-cell office:value-type="float" office:value="0.518446601941748">
                <text:p>0.518446601941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04">
                <text:p>0.000000704</text:p>
              </table:table-cell>
              <table:table-cell office:value-type="float" office:value="0.47866927592955">
                <text:p>0.47866927592955</text:p>
              </table:table-cell>
              <table:table-cell office:value-type="float" office:value="0.000000704">
                <text:p>0.000000704</text:p>
              </table:table-cell>
              <table:table-cell office:value-type="float" office:value="0.503300970873786">
                <text:p>0.50330097087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08">
                <text:p>0.000000708</text:p>
              </table:table-cell>
              <table:table-cell office:value-type="float" office:value="0.472015655577299">
                <text:p>0.472015655577299</text:p>
              </table:table-cell>
              <table:table-cell office:value-type="float" office:value="0.000000708">
                <text:p>0.000000708</text:p>
              </table:table-cell>
              <table:table-cell office:value-type="float" office:value="0.488155339805825">
                <text:p>0.488155339805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12">
                <text:p>0.000000712</text:p>
              </table:table-cell>
              <table:table-cell office:value-type="float" office:value="0.469471624266145">
                <text:p>0.469471624266145</text:p>
              </table:table-cell>
              <table:table-cell office:value-type="float" office:value="0.000000712">
                <text:p>0.000000712</text:p>
              </table:table-cell>
              <table:table-cell office:value-type="float" office:value="0.488543689320388">
                <text:p>0.488543689320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16">
                <text:p>0.000000716</text:p>
              </table:table-cell>
              <table:table-cell office:value-type="float" office:value="0.471037181996086">
                <text:p>0.471037181996086</text:p>
              </table:table-cell>
              <table:table-cell office:value-type="float" office:value="0.000000716">
                <text:p>0.000000716</text:p>
              </table:table-cell>
              <table:table-cell office:value-type="float" office:value="0.504466019417476">
                <text:p>0.504466019417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472602739726027">
                <text:p>0.472602739726027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520388349514563">
                <text:p>0.520388349514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24">
                <text:p>0.000000724</text:p>
              </table:table-cell>
              <table:table-cell office:value-type="float" office:value="0.469471624266145">
                <text:p>0.469471624266145</text:p>
              </table:table-cell>
              <table:table-cell office:value-type="float" office:value="0.000000724">
                <text:p>0.000000724</text:p>
              </table:table-cell>
              <table:table-cell office:value-type="float" office:value="0.518834951456311">
                <text:p>0.518834951456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28">
                <text:p>0.000000728</text:p>
              </table:table-cell>
              <table:table-cell office:value-type="float" office:value="0.466340508806262">
                <text:p>0.466340508806262</text:p>
              </table:table-cell>
              <table:table-cell office:value-type="float" office:value="0.000000728">
                <text:p>0.000000728</text:p>
              </table:table-cell>
              <table:table-cell office:value-type="float" office:value="0.517281553398058">
                <text:p>0.51728155339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32">
                <text:p>0.000000732</text:p>
              </table:table-cell>
              <table:table-cell office:value-type="float" office:value="0.465362035225049">
                <text:p>0.465362035225049</text:p>
              </table:table-cell>
              <table:table-cell office:value-type="float" office:value="0.000000732">
                <text:p>0.000000732</text:p>
              </table:table-cell>
              <table:table-cell office:value-type="float" office:value="0.507766990291262">
                <text:p>0.50776699029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36">
                <text:p>0.000000736</text:p>
              </table:table-cell>
              <table:table-cell office:value-type="float" office:value="0.466536203522505">
                <text:p>0.466536203522505</text:p>
              </table:table-cell>
              <table:table-cell office:value-type="float" office:value="0.000000736">
                <text:p>0.000000736</text:p>
              </table:table-cell>
              <table:table-cell office:value-type="float" office:value="0.490291262135922">
                <text:p>0.490291262135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4">
                <text:p>0.00000074</text:p>
              </table:table-cell>
              <table:table-cell office:value-type="float" office:value="0.467710371819961">
                <text:p>0.467710371819961</text:p>
              </table:table-cell>
              <table:table-cell office:value-type="float" office:value="0.00000074">
                <text:p>0.00000074</text:p>
              </table:table-cell>
              <table:table-cell office:value-type="float" office:value="0.472815533980582">
                <text:p>0.472815533980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44">
                <text:p>0.000000744</text:p>
              </table:table-cell>
              <table:table-cell office:value-type="float" office:value="0.466536203522505">
                <text:p>0.466536203522505</text:p>
              </table:table-cell>
              <table:table-cell office:value-type="float" office:value="0.000000744">
                <text:p>0.000000744</text:p>
              </table:table-cell>
              <table:table-cell office:value-type="float" office:value="0.480970873786408">
                <text:p>0.480970873786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48">
                <text:p>0.000000748</text:p>
              </table:table-cell>
              <table:table-cell office:value-type="float" office:value="0.465362035225049">
                <text:p>0.465362035225049</text:p>
              </table:table-cell>
              <table:table-cell office:value-type="float" office:value="0.000000748">
                <text:p>0.000000748</text:p>
              </table:table-cell>
              <table:table-cell office:value-type="float" office:value="0.489126213592233">
                <text:p>0.48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52">
                <text:p>0.000000752</text:p>
              </table:table-cell>
              <table:table-cell office:value-type="float" office:value="0.463796477495108">
                <text:p>0.463796477495108</text:p>
              </table:table-cell>
              <table:table-cell office:value-type="float" office:value="0.000000752">
                <text:p>0.000000752</text:p>
              </table:table-cell>
              <table:table-cell office:value-type="float" office:value="0.499029126213592">
                <text:p>0.499029126213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56">
                <text:p>0.000000756</text:p>
              </table:table-cell>
              <table:table-cell office:value-type="float" office:value="0.461839530332681">
                <text:p>0.461839530332681</text:p>
              </table:table-cell>
              <table:table-cell office:value-type="float" office:value="0.000000756">
                <text:p>0.000000756</text:p>
              </table:table-cell>
              <table:table-cell office:value-type="float" office:value="0.510679611650485">
                <text:p>0.51067961165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6">
                <text:p>0.00000076</text:p>
              </table:table-cell>
              <table:table-cell office:value-type="float" office:value="0.459882583170254">
                <text:p>0.459882583170254</text:p>
              </table:table-cell>
              <table:table-cell office:value-type="float" office:value="0.00000076">
                <text:p>0.00000076</text:p>
              </table:table-cell>
              <table:table-cell office:value-type="float" office:value="0.522330097087379">
                <text:p>0.52233009708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64">
                <text:p>0.000000764</text:p>
              </table:table-cell>
              <table:table-cell office:value-type="float" office:value="0.465753424657534">
                <text:p>0.465753424657534</text:p>
              </table:table-cell>
              <table:table-cell office:value-type="float" office:value="0.000000764">
                <text:p>0.000000764</text:p>
              </table:table-cell>
              <table:table-cell office:value-type="float" office:value="0.515339805825243">
                <text:p>0.515339805825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68">
                <text:p>0.000000768</text:p>
              </table:table-cell>
              <table:table-cell office:value-type="float" office:value="0.471624266144814">
                <text:p>0.471624266144814</text:p>
              </table:table-cell>
              <table:table-cell office:value-type="float" office:value="0.000000768">
                <text:p>0.000000768</text:p>
              </table:table-cell>
              <table:table-cell office:value-type="float" office:value="0.508349514563107">
                <text:p>0.50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72">
                <text:p>0.000000772</text:p>
              </table:table-cell>
              <table:table-cell office:value-type="float" office:value="0.46908023483366">
                <text:p>0.46908023483366</text:p>
              </table:table-cell>
              <table:table-cell office:value-type="float" office:value="0.000000772">
                <text:p>0.000000772</text:p>
              </table:table-cell>
              <table:table-cell office:value-type="float" office:value="0.501747572815534">
                <text:p>0.50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76">
                <text:p>0.000000776</text:p>
              </table:table-cell>
              <table:table-cell office:value-type="float" office:value="0.45812133072407">
                <text:p>0.45812133072407</text:p>
              </table:table-cell>
              <table:table-cell office:value-type="float" office:value="0.000000776">
                <text:p>0.000000776</text:p>
              </table:table-cell>
              <table:table-cell office:value-type="float" office:value="0.495533980582524">
                <text:p>0.495533980582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8">
                <text:p>0.00000078</text:p>
              </table:table-cell>
              <table:table-cell office:value-type="float" office:value="0.447162426614481">
                <text:p>0.447162426614481</text:p>
              </table:table-cell>
              <table:table-cell office:value-type="float" office:value="0.00000078">
                <text:p>0.00000078</text:p>
              </table:table-cell>
              <table:table-cell office:value-type="float" office:value="0.489320388349515">
                <text:p>0.489320388349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84">
                <text:p>0.000000784</text:p>
              </table:table-cell>
              <table:table-cell office:value-type="float" office:value="0.447162426614481">
                <text:p>0.447162426614481</text:p>
              </table:table-cell>
              <table:table-cell office:value-type="float" office:value="0.000000784">
                <text:p>0.000000784</text:p>
              </table:table-cell>
              <table:table-cell office:value-type="float" office:value="0.486601941747573">
                <text:p>0.48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88">
                <text:p>0.000000788</text:p>
              </table:table-cell>
              <table:table-cell office:value-type="float" office:value="0.447162426614481">
                <text:p>0.447162426614481</text:p>
              </table:table-cell>
              <table:table-cell office:value-type="float" office:value="0.000000788">
                <text:p>0.000000788</text:p>
              </table:table-cell>
              <table:table-cell office:value-type="float" office:value="0.483883495145631">
                <text:p>0.48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92">
                <text:p>0.000000792</text:p>
              </table:table-cell>
              <table:table-cell office:value-type="float" office:value="0.447162426614481">
                <text:p>0.447162426614481</text:p>
              </table:table-cell>
              <table:table-cell office:value-type="float" office:value="0.000000792">
                <text:p>0.000000792</text:p>
              </table:table-cell>
              <table:table-cell office:value-type="float" office:value="0.480388349514563">
                <text:p>0.480388349514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796">
                <text:p>0.000000796</text:p>
              </table:table-cell>
              <table:table-cell office:value-type="float" office:value="0.447162426614481">
                <text:p>0.447162426614481</text:p>
              </table:table-cell>
              <table:table-cell office:value-type="float" office:value="0.000000796">
                <text:p>0.000000796</text:p>
              </table:table-cell>
              <table:table-cell office:value-type="float" office:value="0.476116504854369">
                <text:p>0.476116504854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">
                <text:p>0.0000008</text:p>
              </table:table-cell>
              <table:table-cell office:value-type="float" office:value="0.447162426614481">
                <text:p>0.447162426614481</text:p>
              </table:table-cell>
              <table:table-cell office:value-type="float" office:value="0.0000008">
                <text:p>0.0000008</text:p>
              </table:table-cell>
              <table:table-cell office:value-type="float" office:value="0.471844660194175">
                <text:p>0.471844660194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04">
                <text:p>0.000000804</text:p>
              </table:table-cell>
              <table:table-cell office:value-type="float" office:value="0.426418786692759">
                <text:p>0.426418786692759</text:p>
              </table:table-cell>
              <table:table-cell office:value-type="float" office:value="0.000000804">
                <text:p>0.000000804</text:p>
              </table:table-cell>
              <table:table-cell office:value-type="float" office:value="0.471067961165049">
                <text:p>0.471067961165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08">
                <text:p>0.000000808</text:p>
              </table:table-cell>
              <table:table-cell office:value-type="float" office:value="0.405675146771037">
                <text:p>0.405675146771037</text:p>
              </table:table-cell>
              <table:table-cell office:value-type="float" office:value="0.000000808">
                <text:p>0.000000808</text:p>
              </table:table-cell>
              <table:table-cell office:value-type="float" office:value="0.470291262135922">
                <text:p>0.470291262135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12">
                <text:p>0.000000812</text:p>
              </table:table-cell>
              <table:table-cell office:value-type="float" office:value="0.400978473581213">
                <text:p>0.400978473581213</text:p>
              </table:table-cell>
              <table:table-cell office:value-type="float" office:value="0.000000812">
                <text:p>0.000000812</text:p>
              </table:table-cell>
              <table:table-cell office:value-type="float" office:value="0.466407766990291">
                <text:p>0.466407766990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16">
                <text:p>0.000000816</text:p>
              </table:table-cell>
              <table:table-cell office:value-type="float" office:value="0.412328767123288">
                <text:p>0.412328767123288</text:p>
              </table:table-cell>
              <table:table-cell office:value-type="float" office:value="0.000000816">
                <text:p>0.000000816</text:p>
              </table:table-cell>
              <table:table-cell office:value-type="float" office:value="0.459417475728155">
                <text:p>0.459417475728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2">
                <text:p>0.00000082</text:p>
              </table:table-cell>
              <table:table-cell office:value-type="float" office:value="0.423679060665362">
                <text:p>0.423679060665362</text:p>
              </table:table-cell>
              <table:table-cell office:value-type="float" office:value="0.00000082">
                <text:p>0.00000082</text:p>
              </table:table-cell>
              <table:table-cell office:value-type="float" office:value="0.452427184466019">
                <text:p>0.45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24">
                <text:p>0.000000824</text:p>
              </table:table-cell>
              <table:table-cell office:value-type="float" office:value="0.43972602739726">
                <text:p>0.43972602739726</text:p>
              </table:table-cell>
              <table:table-cell office:value-type="float" office:value="0.000000824">
                <text:p>0.000000824</text:p>
              </table:table-cell>
              <table:table-cell office:value-type="float" office:value="0.446601941747573">
                <text:p>0.44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28">
                <text:p>0.000000828</text:p>
              </table:table-cell>
              <table:table-cell office:value-type="float" office:value="0.455772994129159">
                <text:p>0.455772994129159</text:p>
              </table:table-cell>
              <table:table-cell office:value-type="float" office:value="0.000000828">
                <text:p>0.000000828</text:p>
              </table:table-cell>
              <table:table-cell office:value-type="float" office:value="0.440776699029126">
                <text:p>0.440776699029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32">
                <text:p>0.000000832</text:p>
              </table:table-cell>
              <table:table-cell office:value-type="float" office:value="0.460469667318982">
                <text:p>0.460469667318982</text:p>
              </table:table-cell>
              <table:table-cell office:value-type="float" office:value="0.000000832">
                <text:p>0.000000832</text:p>
              </table:table-cell>
              <table:table-cell office:value-type="float" office:value="0.435339805825243">
                <text:p>0.435339805825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36">
                <text:p>0.000000836</text:p>
              </table:table-cell>
              <table:table-cell office:value-type="float" office:value="0.453816046966732">
                <text:p>0.453816046966732</text:p>
              </table:table-cell>
              <table:table-cell office:value-type="float" office:value="0.000000836">
                <text:p>0.000000836</text:p>
              </table:table-cell>
              <table:table-cell office:value-type="float" office:value="0.430291262135922">
                <text:p>0.430291262135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4">
                <text:p>0.00000084</text:p>
              </table:table-cell>
              <table:table-cell office:value-type="float" office:value="0.447162426614481">
                <text:p>0.447162426614481</text:p>
              </table:table-cell>
              <table:table-cell office:value-type="float" office:value="0.00000084">
                <text:p>0.00000084</text:p>
              </table:table-cell>
              <table:table-cell office:value-type="float" office:value="0.425242718446602">
                <text:p>0.425242718446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44">
                <text:p>0.000000844</text:p>
              </table:table-cell>
              <table:table-cell office:value-type="float" office:value="0.442074363992172">
                <text:p>0.442074363992172</text:p>
              </table:table-cell>
              <table:table-cell office:value-type="float" office:value="0.000000844">
                <text:p>0.000000844</text:p>
              </table:table-cell>
              <table:table-cell office:value-type="float" office:value="0.426019417475728">
                <text:p>0.426019417475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48">
                <text:p>0.000000848</text:p>
              </table:table-cell>
              <table:table-cell office:value-type="float" office:value="0.436986301369863">
                <text:p>0.436986301369863</text:p>
              </table:table-cell>
              <table:table-cell office:value-type="float" office:value="0.000000848">
                <text:p>0.000000848</text:p>
              </table:table-cell>
              <table:table-cell office:value-type="float" office:value="0.426796116504854">
                <text:p>0.426796116504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52">
                <text:p>0.000000852</text:p>
              </table:table-cell>
              <table:table-cell office:value-type="float" office:value="0.437769080234834">
                <text:p>0.437769080234834</text:p>
              </table:table-cell>
              <table:table-cell office:value-type="float" office:value="0.000000852">
                <text:p>0.000000852</text:p>
              </table:table-cell>
              <table:table-cell office:value-type="float" office:value="0.428932038834951">
                <text:p>0.428932038834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56">
                <text:p>0.000000856</text:p>
              </table:table-cell>
              <table:table-cell office:value-type="float" office:value="0.444422700587084">
                <text:p>0.444422700587084</text:p>
              </table:table-cell>
              <table:table-cell office:value-type="float" office:value="0.000000856">
                <text:p>0.000000856</text:p>
              </table:table-cell>
              <table:table-cell office:value-type="float" office:value="0.432427184466019">
                <text:p>0.43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6">
                <text:p>0.00000086</text:p>
              </table:table-cell>
              <table:table-cell office:value-type="float" office:value="0.451076320939335">
                <text:p>0.451076320939335</text:p>
              </table:table-cell>
              <table:table-cell office:value-type="float" office:value="0.00000086">
                <text:p>0.00000086</text:p>
              </table:table-cell>
              <table:table-cell office:value-type="float" office:value="0.435922330097087">
                <text:p>0.435922330097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64">
                <text:p>0.000000864</text:p>
              </table:table-cell>
              <table:table-cell office:value-type="float" office:value="0.436203522504892">
                <text:p>0.436203522504892</text:p>
              </table:table-cell>
              <table:table-cell office:value-type="float" office:value="0.000000864">
                <text:p>0.000000864</text:p>
              </table:table-cell>
              <table:table-cell office:value-type="float" office:value="0.433203883495146">
                <text:p>0.433203883495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68">
                <text:p>0.000000868</text:p>
              </table:table-cell>
              <table:table-cell office:value-type="float" office:value="0.42133072407045">
                <text:p>0.42133072407045</text:p>
              </table:table-cell>
              <table:table-cell office:value-type="float" office:value="0.000000868">
                <text:p>0.000000868</text:p>
              </table:table-cell>
              <table:table-cell office:value-type="float" office:value="0.430485436893204">
                <text:p>0.430485436893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72">
                <text:p>0.000000872</text:p>
              </table:table-cell>
              <table:table-cell office:value-type="float" office:value="0.409197651663405">
                <text:p>0.409197651663405</text:p>
              </table:table-cell>
              <table:table-cell office:value-type="float" office:value="0.000000872">
                <text:p>0.000000872</text:p>
              </table:table-cell>
              <table:table-cell office:value-type="float" office:value="0.425242718446602">
                <text:p>0.425242718446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76">
                <text:p>0.000000876</text:p>
              </table:table-cell>
              <table:table-cell office:value-type="float" office:value="0.399804305283757">
                <text:p>0.399804305283757</text:p>
              </table:table-cell>
              <table:table-cell office:value-type="float" office:value="0.000000876">
                <text:p>0.000000876</text:p>
              </table:table-cell>
              <table:table-cell office:value-type="float" office:value="0.41747572815534">
                <text:p>0.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8">
                <text:p>0.00000088</text:p>
              </table:table-cell>
              <table:table-cell office:value-type="float" office:value="0.39041095890411">
                <text:p>0.39041095890411</text:p>
              </table:table-cell>
              <table:table-cell office:value-type="float" office:value="0.00000088">
                <text:p>0.00000088</text:p>
              </table:table-cell>
              <table:table-cell office:value-type="float" office:value="0.409708737864078">
                <text:p>0.409708737864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84">
                <text:p>0.000000884</text:p>
              </table:table-cell>
              <table:table-cell office:value-type="float" office:value="0.397455968688845">
                <text:p>0.397455968688845</text:p>
              </table:table-cell>
              <table:table-cell office:value-type="float" office:value="0.000000884">
                <text:p>0.000000884</text:p>
              </table:table-cell>
              <table:table-cell office:value-type="float" office:value="0.413592233009709">
                <text:p>0.41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88">
                <text:p>0.000000888</text:p>
              </table:table-cell>
              <table:table-cell office:value-type="float" office:value="0.404500978473581">
                <text:p>0.404500978473581</text:p>
              </table:table-cell>
              <table:table-cell office:value-type="float" office:value="0.000000888">
                <text:p>0.000000888</text:p>
              </table:table-cell>
              <table:table-cell office:value-type="float" office:value="0.41747572815534">
                <text:p>0.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92">
                <text:p>0.000000892</text:p>
              </table:table-cell>
              <table:table-cell office:value-type="float" office:value="0.40293542074364">
                <text:p>0.40293542074364</text:p>
              </table:table-cell>
              <table:table-cell office:value-type="float" office:value="0.000000892">
                <text:p>0.000000892</text:p>
              </table:table-cell>
              <table:table-cell office:value-type="float" office:value="0.420776699029126">
                <text:p>0.420776699029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896">
                <text:p>0.000000896</text:p>
              </table:table-cell>
              <table:table-cell office:value-type="float" office:value="0.392759295499022">
                <text:p>0.392759295499022</text:p>
              </table:table-cell>
              <table:table-cell office:value-type="float" office:value="0.000000896">
                <text:p>0.000000896</text:p>
              </table:table-cell>
              <table:table-cell office:value-type="float" office:value="0.423495145631068">
                <text:p>0.42349514563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">
                <text:p>0.0000009</text:p>
              </table:table-cell>
              <table:table-cell office:value-type="float" office:value="0.382583170254403">
                <text:p>0.382583170254403</text:p>
              </table:table-cell>
              <table:table-cell office:value-type="float" office:value="0.0000009">
                <text:p>0.0000009</text:p>
              </table:table-cell>
              <table:table-cell office:value-type="float" office:value="0.42621359223301">
                <text:p>0.426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04">
                <text:p>0.000000904</text:p>
              </table:table-cell>
              <table:table-cell office:value-type="float" office:value="0.375538160469667">
                <text:p>0.375538160469667</text:p>
              </table:table-cell>
              <table:table-cell office:value-type="float" office:value="0.000000904">
                <text:p>0.000000904</text:p>
              </table:table-cell>
              <table:table-cell office:value-type="float" office:value="0.417281553398058">
                <text:p>0.41728155339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08">
                <text:p>0.000000908</text:p>
              </table:table-cell>
              <table:table-cell office:value-type="float" office:value="0.368493150684931">
                <text:p>0.368493150684931</text:p>
              </table:table-cell>
              <table:table-cell office:value-type="float" office:value="0.000000908">
                <text:p>0.000000908</text:p>
              </table:table-cell>
              <table:table-cell office:value-type="float" office:value="0.408349514563107">
                <text:p>0.40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12">
                <text:p>0.000000912</text:p>
              </table:table-cell>
              <table:table-cell office:value-type="float" office:value="0.365166340508806">
                <text:p>0.365166340508806</text:p>
              </table:table-cell>
              <table:table-cell office:value-type="float" office:value="0.000000912">
                <text:p>0.000000912</text:p>
              </table:table-cell>
              <table:table-cell office:value-type="float" office:value="0.403689320388349">
                <text:p>0.403689320388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16">
                <text:p>0.000000916</text:p>
              </table:table-cell>
              <table:table-cell office:value-type="float" office:value="0.365557729941292">
                <text:p>0.365557729941292</text:p>
              </table:table-cell>
              <table:table-cell office:value-type="float" office:value="0.000000916">
                <text:p>0.000000916</text:p>
              </table:table-cell>
              <table:table-cell office:value-type="float" office:value="0.403300970873786">
                <text:p>0.40330097087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2">
                <text:p>0.00000092</text:p>
              </table:table-cell>
              <table:table-cell office:value-type="float" office:value="0.365949119373777">
                <text:p>0.365949119373777</text:p>
              </table:table-cell>
              <table:table-cell office:value-type="float" office:value="0.00000092">
                <text:p>0.00000092</text:p>
              </table:table-cell>
              <table:table-cell office:value-type="float" office:value="0.402912621359223">
                <text:p>0.402912621359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24">
                <text:p>0.000000924</text:p>
              </table:table-cell>
              <table:table-cell office:value-type="float" office:value="0.357729941291585">
                <text:p>0.357729941291585</text:p>
              </table:table-cell>
              <table:table-cell office:value-type="float" office:value="0.000000924">
                <text:p>0.000000924</text:p>
              </table:table-cell>
              <table:table-cell office:value-type="float" office:value="0.406019417475728">
                <text:p>0.406019417475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28">
                <text:p>0.000000928</text:p>
              </table:table-cell>
              <table:table-cell office:value-type="float" office:value="0.349510763209393">
                <text:p>0.349510763209393</text:p>
              </table:table-cell>
              <table:table-cell office:value-type="float" office:value="0.000000928">
                <text:p>0.000000928</text:p>
              </table:table-cell>
              <table:table-cell office:value-type="float" office:value="0.409126213592233">
                <text:p>0.40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32">
                <text:p>0.000000932</text:p>
              </table:table-cell>
              <table:table-cell office:value-type="float" office:value="0.344031311154599">
                <text:p>0.344031311154599</text:p>
              </table:table-cell>
              <table:table-cell office:value-type="float" office:value="0.000000932">
                <text:p>0.000000932</text:p>
              </table:table-cell>
              <table:table-cell office:value-type="float" office:value="0.406407766990291">
                <text:p>0.406407766990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36">
                <text:p>0.000000936</text:p>
              </table:table-cell>
              <table:table-cell office:value-type="float" office:value="0.341291585127202">
                <text:p>0.341291585127202</text:p>
              </table:table-cell>
              <table:table-cell office:value-type="float" office:value="0.000000936">
                <text:p>0.000000936</text:p>
              </table:table-cell>
              <table:table-cell office:value-type="float" office:value="0.397864077669903">
                <text:p>0.3978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4">
                <text:p>0.00000094</text:p>
              </table:table-cell>
              <table:table-cell office:value-type="float" office:value="0.338551859099804">
                <text:p>0.338551859099804</text:p>
              </table:table-cell>
              <table:table-cell office:value-type="float" office:value="0.00000094">
                <text:p>0.00000094</text:p>
              </table:table-cell>
              <table:table-cell office:value-type="float" office:value="0.389320388349514">
                <text:p>0.389320388349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44">
                <text:p>0.000000944</text:p>
              </table:table-cell>
              <table:table-cell office:value-type="float" office:value="0.335029354207436">
                <text:p>0.335029354207436</text:p>
              </table:table-cell>
              <table:table-cell office:value-type="float" office:value="0.000000944">
                <text:p>0.000000944</text:p>
              </table:table-cell>
              <table:table-cell office:value-type="float" office:value="0.392815533980582">
                <text:p>0.392815533980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48">
                <text:p>0.000000948</text:p>
              </table:table-cell>
              <table:table-cell office:value-type="float" office:value="0.331506849315068">
                <text:p>0.331506849315068</text:p>
              </table:table-cell>
              <table:table-cell office:value-type="float" office:value="0.000000948">
                <text:p>0.000000948</text:p>
              </table:table-cell>
              <table:table-cell office:value-type="float" office:value="0.39631067961165">
                <text:p>0.39631067961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52">
                <text:p>0.000000952</text:p>
              </table:table-cell>
              <table:table-cell office:value-type="float" office:value="0.331702544031311">
                <text:p>0.331702544031311</text:p>
              </table:table-cell>
              <table:table-cell office:value-type="float" office:value="0.000000952">
                <text:p>0.000000952</text:p>
              </table:table-cell>
              <table:table-cell office:value-type="float" office:value="0.400776699029126">
                <text:p>0.400776699029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56">
                <text:p>0.000000956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0.000000956">
                <text:p>0.000000956</text:p>
              </table:table-cell>
              <table:table-cell office:value-type="float" office:value="0.40621359223301">
                <text:p>0.406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6">
                <text:p>0.00000096</text:p>
              </table:table-cell>
              <table:table-cell office:value-type="float" office:value="0.339530332681018">
                <text:p>0.339530332681018</text:p>
              </table:table-cell>
              <table:table-cell office:value-type="float" office:value="0.00000096">
                <text:p>0.00000096</text:p>
              </table:table-cell>
              <table:table-cell office:value-type="float" office:value="0.411650485436893">
                <text:p>0.411650485436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64">
                <text:p>0.000000964</text:p>
              </table:table-cell>
              <table:table-cell office:value-type="float" office:value="0.345401174168297">
                <text:p>0.345401174168297</text:p>
              </table:table-cell>
              <table:table-cell office:value-type="float" office:value="0.000000964">
                <text:p>0.000000964</text:p>
              </table:table-cell>
              <table:table-cell office:value-type="float" office:value="0.405436893203884">
                <text:p>0.405436893203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68">
                <text:p>0.000000968</text:p>
              </table:table-cell>
              <table:table-cell office:value-type="float" office:value="0.351272015655577">
                <text:p>0.351272015655577</text:p>
              </table:table-cell>
              <table:table-cell office:value-type="float" office:value="0.000000968">
                <text:p>0.000000968</text:p>
              </table:table-cell>
              <table:table-cell office:value-type="float" office:value="0.399223300970874">
                <text:p>0.399223300970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72">
                <text:p>0.000000972</text:p>
              </table:table-cell>
              <table:table-cell office:value-type="float" office:value="0.354794520547945">
                <text:p>0.354794520547945</text:p>
              </table:table-cell>
              <table:table-cell office:value-type="float" office:value="0.000000972">
                <text:p>0.000000972</text:p>
              </table:table-cell>
              <table:table-cell office:value-type="float" office:value="0.396504854368932">
                <text:p>0.39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76">
                <text:p>0.000000976</text:p>
              </table:table-cell>
              <table:table-cell office:value-type="float" office:value="0.355968688845401">
                <text:p>0.355968688845401</text:p>
              </table:table-cell>
              <table:table-cell office:value-type="float" office:value="0.000000976">
                <text:p>0.000000976</text:p>
              </table:table-cell>
              <table:table-cell office:value-type="float" office:value="0.397281553398058">
                <text:p>0.39728155339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8">
                <text:p>0.0000009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00000098">
                <text:p>0.00000098</text:p>
              </table:table-cell>
              <table:table-cell office:value-type="float" office:value="0.398058252427184">
                <text:p>0.398058252427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84">
                <text:p>0.000000984</text:p>
              </table:table-cell>
              <table:table-cell office:value-type="float" office:value="0.355968688845401">
                <text:p>0.355968688845401</text:p>
              </table:table-cell>
              <table:table-cell office:value-type="float" office:value="0.000000984">
                <text:p>0.000000984</text:p>
              </table:table-cell>
              <table:table-cell office:value-type="float" office:value="0.396116504854369">
                <text:p>0.396116504854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88">
                <text:p>0.000000988</text:p>
              </table:table-cell>
              <table:table-cell office:value-type="float" office:value="0.354794520547945">
                <text:p>0.354794520547945</text:p>
              </table:table-cell>
              <table:table-cell office:value-type="float" office:value="0.000000988">
                <text:p>0.000000988</text:p>
              </table:table-cell>
              <table:table-cell office:value-type="float" office:value="0.394174757281553">
                <text:p>0.3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92">
                <text:p>0.000000992</text:p>
              </table:table-cell>
              <table:table-cell office:value-type="float" office:value="0.34853228962818">
                <text:p>0.34853228962818</text:p>
              </table:table-cell>
              <table:table-cell office:value-type="float" office:value="0.000000992">
                <text:p>0.000000992</text:p>
              </table:table-cell>
              <table:table-cell office:value-type="float" office:value="0.390291262135922">
                <text:p>0.390291262135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96">
                <text:p>0.000000996</text:p>
              </table:table-cell>
              <table:table-cell office:value-type="float" office:value="0.337181996086106">
                <text:p>0.337181996086106</text:p>
              </table:table-cell>
              <table:table-cell office:value-type="float" office:value="0.000000996">
                <text:p>0.000000996</text:p>
              </table:table-cell>
              <table:table-cell office:value-type="float" office:value="0.384466019417476">
                <text:p>0.384466019417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">
                <text:p>0.000001</text:p>
              </table:table-cell>
              <table:table-cell office:value-type="float" office:value="0.325831702544031">
                <text:p>0.325831702544031</text:p>
              </table:table-cell>
              <table:table-cell office:value-type="float" office:value="0.000001">
                <text:p>0.000001</text:p>
              </table:table-cell>
              <table:table-cell office:value-type="float" office:value="0.378640776699029">
                <text:p>0.378640776699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04">
                <text:p>0.000001004</text:p>
              </table:table-cell>
              <table:table-cell office:value-type="float" office:value="0.321526418786693">
                <text:p>0.321526418786693</text:p>
              </table:table-cell>
              <table:table-cell office:value-type="float" office:value="0.000001004">
                <text:p>0.000001004</text:p>
              </table:table-cell>
              <table:table-cell office:value-type="float" office:value="0.370873786407767">
                <text:p>0.3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08">
                <text:p>0.000001008</text:p>
              </table:table-cell>
              <table:table-cell office:value-type="float" office:value="0.317221135029354">
                <text:p>0.317221135029354</text:p>
              </table:table-cell>
              <table:table-cell office:value-type="float" office:value="0.000001008">
                <text:p>0.000001008</text:p>
              </table:table-cell>
              <table:table-cell office:value-type="float" office:value="0.363106796116505">
                <text:p>0.363106796116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12">
                <text:p>0.000001012</text:p>
              </table:table-cell>
              <table:table-cell office:value-type="float" office:value="0.313307240704501">
                <text:p>0.313307240704501</text:p>
              </table:table-cell>
              <table:table-cell office:value-type="float" office:value="0.000001012">
                <text:p>0.000001012</text:p>
              </table:table-cell>
              <table:table-cell office:value-type="float" office:value="0.354174757281553">
                <text:p>0.35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16">
                <text:p>0.000001016</text:p>
              </table:table-cell>
              <table:table-cell office:value-type="float" office:value="0.309784735812133">
                <text:p>0.309784735812133</text:p>
              </table:table-cell>
              <table:table-cell office:value-type="float" office:value="0.000001016">
                <text:p>0.000001016</text:p>
              </table:table-cell>
              <table:table-cell office:value-type="float" office:value="0.344077669902913">
                <text:p>0.34407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2">
                <text:p>0.00000102</text:p>
              </table:table-cell>
              <table:table-cell office:value-type="float" office:value="0.306262230919765">
                <text:p>0.306262230919765</text:p>
              </table:table-cell>
              <table:table-cell office:value-type="float" office:value="0.00000102">
                <text:p>0.00000102</text:p>
              </table:table-cell>
              <table:table-cell office:value-type="float" office:value="0.333980582524272">
                <text:p>0.333980582524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24">
                <text:p>0.000001024</text:p>
              </table:table-cell>
              <table:table-cell office:value-type="float" office:value="0.303913894324853">
                <text:p>0.303913894324853</text:p>
              </table:table-cell>
              <table:table-cell office:value-type="float" office:value="0.000001024">
                <text:p>0.000001024</text:p>
              </table:table-cell>
              <table:table-cell office:value-type="float" office:value="0.333980582524272">
                <text:p>0.333980582524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28">
                <text:p>0.000001028</text:p>
              </table:table-cell>
              <table:table-cell office:value-type="float" office:value="0.301565557729941">
                <text:p>0.301565557729941</text:p>
              </table:table-cell>
              <table:table-cell office:value-type="float" office:value="0.000001028">
                <text:p>0.000001028</text:p>
              </table:table-cell>
              <table:table-cell office:value-type="float" office:value="0.333980582524272">
                <text:p>0.333980582524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32">
                <text:p>0.000001032</text:p>
              </table:table-cell>
              <table:table-cell office:value-type="float" office:value="0.304305283757339">
                <text:p>0.304305283757339</text:p>
              </table:table-cell>
              <table:table-cell office:value-type="float" office:value="0.000001032">
                <text:p>0.000001032</text:p>
              </table:table-cell>
              <table:table-cell office:value-type="float" office:value="0.337864077669903">
                <text:p>0.3378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36">
                <text:p>0.000001036</text:p>
              </table:table-cell>
              <table:table-cell office:value-type="float" office:value="0.312133072407045">
                <text:p>0.312133072407045</text:p>
              </table:table-cell>
              <table:table-cell office:value-type="float" office:value="0.000001036">
                <text:p>0.000001036</text:p>
              </table:table-cell>
              <table:table-cell office:value-type="float" office:value="0.345631067961165">
                <text:p>0.345631067961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4">
                <text:p>0.00000104</text:p>
              </table:table-cell>
              <table:table-cell office:value-type="float" office:value="0.319960861056751">
                <text:p>0.319960861056751</text:p>
              </table:table-cell>
              <table:table-cell office:value-type="float" office:value="0.00000104">
                <text:p>0.00000104</text:p>
              </table:table-cell>
              <table:table-cell office:value-type="float" office:value="0.353398058252427">
                <text:p>0.35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44">
                <text:p>0.000001044</text:p>
              </table:table-cell>
              <table:table-cell office:value-type="float" office:value="0.320743639921722">
                <text:p>0.320743639921722</text:p>
              </table:table-cell>
              <table:table-cell office:value-type="float" office:value="0.000001044">
                <text:p>0.000001044</text:p>
              </table:table-cell>
              <table:table-cell office:value-type="float" office:value="0.356116504854369">
                <text:p>0.356116504854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48">
                <text:p>0.000001048</text:p>
              </table:table-cell>
              <table:table-cell office:value-type="float" office:value="0.321526418786693">
                <text:p>0.321526418786693</text:p>
              </table:table-cell>
              <table:table-cell office:value-type="float" office:value="0.000001048">
                <text:p>0.000001048</text:p>
              </table:table-cell>
              <table:table-cell office:value-type="float" office:value="0.358834951456311">
                <text:p>0.358834951456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52">
                <text:p>0.000001052</text:p>
              </table:table-cell>
              <table:table-cell office:value-type="float" office:value="0.322504892367906">
                <text:p>0.322504892367906</text:p>
              </table:table-cell>
              <table:table-cell office:value-type="float" office:value="0.000001052">
                <text:p>0.000001052</text:p>
              </table:table-cell>
              <table:table-cell office:value-type="float" office:value="0.356504854368932">
                <text:p>0.35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56">
                <text:p>0.000001056</text:p>
              </table:table-cell>
              <table:table-cell office:value-type="float" office:value="0.323679060665362">
                <text:p>0.323679060665362</text:p>
              </table:table-cell>
              <table:table-cell office:value-type="float" office:value="0.000001056">
                <text:p>0.000001056</text:p>
              </table:table-cell>
              <table:table-cell office:value-type="float" office:value="0.349126213592233">
                <text:p>0.34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6">
                <text:p>0.00000106</text:p>
              </table:table-cell>
              <table:table-cell office:value-type="float" office:value="0.324853228962818">
                <text:p>0.324853228962818</text:p>
              </table:table-cell>
              <table:table-cell office:value-type="float" office:value="0.00000106">
                <text:p>0.00000106</text:p>
              </table:table-cell>
              <table:table-cell office:value-type="float" office:value="0.341747572815534">
                <text:p>0.3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64">
                <text:p>0.000001064</text:p>
              </table:table-cell>
              <table:table-cell office:value-type="float" office:value="0.318982387475538">
                <text:p>0.318982387475538</text:p>
              </table:table-cell>
              <table:table-cell office:value-type="float" office:value="0.000001064">
                <text:p>0.000001064</text:p>
              </table:table-cell>
              <table:table-cell office:value-type="float" office:value="0.334757281553398">
                <text:p>0.33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68">
                <text:p>0.000001068</text:p>
              </table:table-cell>
              <table:table-cell office:value-type="float" office:value="0.313111545988258">
                <text:p>0.313111545988258</text:p>
              </table:table-cell>
              <table:table-cell office:value-type="float" office:value="0.000001068">
                <text:p>0.000001068</text:p>
              </table:table-cell>
              <table:table-cell office:value-type="float" office:value="0.327766990291262">
                <text:p>0.32776699029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72">
                <text:p>0.000001072</text:p>
              </table:table-cell>
              <table:table-cell office:value-type="float" office:value="0.306457925636008">
                <text:p>0.306457925636008</text:p>
              </table:table-cell>
              <table:table-cell office:value-type="float" office:value="0.000001072">
                <text:p>0.000001072</text:p>
              </table:table-cell>
              <table:table-cell office:value-type="float" office:value="0.324466019417476">
                <text:p>0.324466019417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76">
                <text:p>0.000001076</text:p>
              </table:table-cell>
              <table:table-cell office:value-type="float" office:value="0.299021526418787">
                <text:p>0.299021526418787</text:p>
              </table:table-cell>
              <table:table-cell office:value-type="float" office:value="0.000001076">
                <text:p>0.000001076</text:p>
              </table:table-cell>
              <table:table-cell office:value-type="float" office:value="0.324854368932039">
                <text:p>0.3248543689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8">
                <text:p>0.00000108</text:p>
              </table:table-cell>
              <table:table-cell office:value-type="float" office:value="0.291585127201566">
                <text:p>0.291585127201566</text:p>
              </table:table-cell>
              <table:table-cell office:value-type="float" office:value="0.00000108">
                <text:p>0.00000108</text:p>
              </table:table-cell>
              <table:table-cell office:value-type="float" office:value="0.325242718446602">
                <text:p>0.325242718446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84">
                <text:p>0.000001084</text:p>
              </table:table-cell>
              <table:table-cell office:value-type="float" office:value="0.290019569471624">
                <text:p>0.290019569471624</text:p>
              </table:table-cell>
              <table:table-cell office:value-type="float" office:value="0.000001084">
                <text:p>0.000001084</text:p>
              </table:table-cell>
              <table:table-cell office:value-type="float" office:value="0.329126213592233">
                <text:p>0.3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88">
                <text:p>0.000001088</text:p>
              </table:table-cell>
              <table:table-cell office:value-type="float" office:value="0.288454011741683">
                <text:p>0.288454011741683</text:p>
              </table:table-cell>
              <table:table-cell office:value-type="float" office:value="0.000001088">
                <text:p>0.000001088</text:p>
              </table:table-cell>
              <table:table-cell office:value-type="float" office:value="0.333009708737864">
                <text:p>0.333009708737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92">
                <text:p>0.000001092</text:p>
              </table:table-cell>
              <table:table-cell office:value-type="float" office:value="0.286301369863014">
                <text:p>0.286301369863014</text:p>
              </table:table-cell>
              <table:table-cell office:value-type="float" office:value="0.000001092">
                <text:p>0.000001092</text:p>
              </table:table-cell>
              <table:table-cell office:value-type="float" office:value="0.332815533980582">
                <text:p>0.332815533980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96">
                <text:p>0.000001096</text:p>
              </table:table-cell>
              <table:table-cell office:value-type="float" office:value="0.283561643835616">
                <text:p>0.283561643835616</text:p>
              </table:table-cell>
              <table:table-cell office:value-type="float" office:value="0.000001096">
                <text:p>0.000001096</text:p>
              </table:table-cell>
              <table:table-cell office:value-type="float" office:value="0.328543689320388">
                <text:p>0.328543689320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">
                <text:p>0.0000011</text:p>
              </table:table-cell>
              <table:table-cell office:value-type="float" office:value="0.280821917808219">
                <text:p>0.280821917808219</text:p>
              </table:table-cell>
              <table:table-cell office:value-type="float" office:value="0.0000011">
                <text:p>0.0000011</text:p>
              </table:table-cell>
              <table:table-cell office:value-type="float" office:value="0.324271844660194">
                <text:p>0.32427184466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04">
                <text:p>0.000001104</text:p>
              </table:table-cell>
              <table:table-cell office:value-type="float" office:value="0.284344422700587">
                <text:p>0.284344422700587</text:p>
              </table:table-cell>
              <table:table-cell office:value-type="float" office:value="0.000001104">
                <text:p>0.000001104</text:p>
              </table:table-cell>
              <table:table-cell office:value-type="float" office:value="0.323106796116505">
                <text:p>0.323106796116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08">
                <text:p>0.000001108</text:p>
              </table:table-cell>
              <table:table-cell office:value-type="float" office:value="0.287866927592955">
                <text:p>0.287866927592955</text:p>
              </table:table-cell>
              <table:table-cell office:value-type="float" office:value="0.000001108">
                <text:p>0.000001108</text:p>
              </table:table-cell>
              <table:table-cell office:value-type="float" office:value="0.321941747572815">
                <text:p>0.321941747572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12">
                <text:p>0.000001112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00001112">
                <text:p>0.000001112</text:p>
              </table:table-cell>
              <table:table-cell office:value-type="float" office:value="0.323689320388349">
                <text:p>0.323689320388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16">
                <text:p>0.000001116</text:p>
              </table:table-cell>
              <table:table-cell office:value-type="float" office:value="0.277886497064579">
                <text:p>0.277886497064579</text:p>
              </table:table-cell>
              <table:table-cell office:value-type="float" office:value="0.000001116">
                <text:p>0.000001116</text:p>
              </table:table-cell>
              <table:table-cell office:value-type="float" office:value="0.328349514563107">
                <text:p>0.32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2">
                <text:p>0.00000112</text:p>
              </table:table-cell>
              <table:table-cell office:value-type="float" office:value="0.270058708414873">
                <text:p>0.270058708414873</text:p>
              </table:table-cell>
              <table:table-cell office:value-type="float" office:value="0.00000112">
                <text:p>0.00000112</text:p>
              </table:table-cell>
              <table:table-cell office:value-type="float" office:value="0.333009708737864">
                <text:p>0.333009708737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24">
                <text:p>0.000001124</text:p>
              </table:table-cell>
              <table:table-cell office:value-type="float" office:value="0.265362035225049">
                <text:p>0.265362035225049</text:p>
              </table:table-cell>
              <table:table-cell office:value-type="float" office:value="0.000001124">
                <text:p>0.000001124</text:p>
              </table:table-cell>
              <table:table-cell office:value-type="float" office:value="0.319417475728155">
                <text:p>0.319417475728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28">
                <text:p>0.000001128</text:p>
              </table:table-cell>
              <table:table-cell office:value-type="float" office:value="0.260665362035225">
                <text:p>0.260665362035225</text:p>
              </table:table-cell>
              <table:table-cell office:value-type="float" office:value="0.000001128">
                <text:p>0.000001128</text:p>
              </table:table-cell>
              <table:table-cell office:value-type="float" office:value="0.305825242718447">
                <text:p>0.305825242718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32">
                <text:p>0.000001132</text:p>
              </table:table-cell>
              <table:table-cell office:value-type="float" office:value="0.260665362035225">
                <text:p>0.260665362035225</text:p>
              </table:table-cell>
              <table:table-cell office:value-type="float" office:value="0.000001132">
                <text:p>0.000001132</text:p>
              </table:table-cell>
              <table:table-cell office:value-type="float" office:value="0.293398058252427">
                <text:p>0.29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36">
                <text:p>0.000001136</text:p>
              </table:table-cell>
              <table:table-cell office:value-type="float" office:value="0.265362035225049">
                <text:p>0.265362035225049</text:p>
              </table:table-cell>
              <table:table-cell office:value-type="float" office:value="0.000001136">
                <text:p>0.000001136</text:p>
              </table:table-cell>
              <table:table-cell office:value-type="float" office:value="0.282135922330097">
                <text:p>0.282135922330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4">
                <text:p>0.00000114</text:p>
              </table:table-cell>
              <table:table-cell office:value-type="float" office:value="0.270058708414873">
                <text:p>0.270058708414873</text:p>
              </table:table-cell>
              <table:table-cell office:value-type="float" office:value="0.00000114">
                <text:p>0.00000114</text:p>
              </table:table-cell>
              <table:table-cell office:value-type="float" office:value="0.270873786407767">
                <text:p>0.2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44">
                <text:p>0.000001144</text:p>
              </table:table-cell>
              <table:table-cell office:value-type="float" office:value="0.271624266144814">
                <text:p>0.271624266144814</text:p>
              </table:table-cell>
              <table:table-cell office:value-type="float" office:value="0.000001144">
                <text:p>0.000001144</text:p>
              </table:table-cell>
              <table:table-cell office:value-type="float" office:value="0.273592233009709">
                <text:p>0.27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48">
                <text:p>0.000001148</text:p>
              </table:table-cell>
              <table:table-cell office:value-type="float" office:value="0.273189823874755">
                <text:p>0.273189823874755</text:p>
              </table:table-cell>
              <table:table-cell office:value-type="float" office:value="0.000001148">
                <text:p>0.000001148</text:p>
              </table:table-cell>
              <table:table-cell office:value-type="float" office:value="0.27631067961165">
                <text:p>0.27631067961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52">
                <text:p>0.000001152</text:p>
              </table:table-cell>
              <table:table-cell office:value-type="float" office:value="0.27279843444227">
                <text:p>0.27279843444227</text:p>
              </table:table-cell>
              <table:table-cell office:value-type="float" office:value="0.000001152">
                <text:p>0.000001152</text:p>
              </table:table-cell>
              <table:table-cell office:value-type="float" office:value="0.277864077669903">
                <text:p>0.2778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56">
                <text:p>0.000001156</text:p>
              </table:table-cell>
              <table:table-cell office:value-type="float" office:value="0.270450097847358">
                <text:p>0.270450097847358</text:p>
              </table:table-cell>
              <table:table-cell office:value-type="float" office:value="0.000001156">
                <text:p>0.000001156</text:p>
              </table:table-cell>
              <table:table-cell office:value-type="float" office:value="0.278252427184466">
                <text:p>0.27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6">
                <text:p>0.00000116</text:p>
              </table:table-cell>
              <table:table-cell office:value-type="float" office:value="0.268101761252446">
                <text:p>0.268101761252446</text:p>
              </table:table-cell>
              <table:table-cell office:value-type="float" office:value="0.00000116">
                <text:p>0.00000116</text:p>
              </table:table-cell>
              <table:table-cell office:value-type="float" office:value="0.278640776699029">
                <text:p>0.278640776699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64">
                <text:p>0.000001164</text:p>
              </table:table-cell>
              <table:table-cell office:value-type="float" office:value="0.260665362035225">
                <text:p>0.260665362035225</text:p>
              </table:table-cell>
              <table:table-cell office:value-type="float" office:value="0.000001164">
                <text:p>0.000001164</text:p>
              </table:table-cell>
              <table:table-cell office:value-type="float" office:value="0.291844660194175">
                <text:p>0.291844660194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68">
                <text:p>0.000001168</text:p>
              </table:table-cell>
              <table:table-cell office:value-type="float" office:value="0.253228962818004">
                <text:p>0.253228962818004</text:p>
              </table:table-cell>
              <table:table-cell office:value-type="float" office:value="0.000001168">
                <text:p>0.000001168</text:p>
              </table:table-cell>
              <table:table-cell office:value-type="float" office:value="0.30504854368932">
                <text:p>0.30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72">
                <text:p>0.000001172</text:p>
              </table:table-cell>
              <table:table-cell office:value-type="float" office:value="0.246183953033268">
                <text:p>0.246183953033268</text:p>
              </table:table-cell>
              <table:table-cell office:value-type="float" office:value="0.000001172">
                <text:p>0.000001172</text:p>
              </table:table-cell>
              <table:table-cell office:value-type="float" office:value="0.310097087378641">
                <text:p>0.31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76">
                <text:p>0.000001176</text:p>
              </table:table-cell>
              <table:table-cell office:value-type="float" office:value="0.239530332681018">
                <text:p>0.239530332681018</text:p>
              </table:table-cell>
              <table:table-cell office:value-type="float" office:value="0.000001176">
                <text:p>0.000001176</text:p>
              </table:table-cell>
              <table:table-cell office:value-type="float" office:value="0.306990291262136">
                <text:p>0.30699029126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8">
                <text:p>0.00000118</text:p>
              </table:table-cell>
              <table:table-cell office:value-type="float" office:value="0.232876712328767">
                <text:p>0.232876712328767</text:p>
              </table:table-cell>
              <table:table-cell office:value-type="float" office:value="0.00000118">
                <text:p>0.00000118</text:p>
              </table:table-cell>
              <table:table-cell office:value-type="float" office:value="0.303883495145631">
                <text:p>0.3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84">
                <text:p>0.000001184</text:p>
              </table:table-cell>
              <table:table-cell office:value-type="float" office:value="0.233268101761252">
                <text:p>0.233268101761252</text:p>
              </table:table-cell>
              <table:table-cell office:value-type="float" office:value="0.000001184">
                <text:p>0.000001184</text:p>
              </table:table-cell>
              <table:table-cell office:value-type="float" office:value="0.295728155339806">
                <text:p>0.295728155339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88">
                <text:p>0.000001188</text:p>
              </table:table-cell>
              <table:table-cell office:value-type="float" office:value="0.233659491193738">
                <text:p>0.233659491193738</text:p>
              </table:table-cell>
              <table:table-cell office:value-type="float" office:value="0.000001188">
                <text:p>0.000001188</text:p>
              </table:table-cell>
              <table:table-cell office:value-type="float" office:value="0.28757281553398">
                <text:p>0.28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92">
                <text:p>0.000001192</text:p>
              </table:table-cell>
              <table:table-cell office:value-type="float" office:value="0.23972602739726">
                <text:p>0.23972602739726</text:p>
              </table:table-cell>
              <table:table-cell office:value-type="float" office:value="0.000001192">
                <text:p>0.000001192</text:p>
              </table:table-cell>
              <table:table-cell office:value-type="float" office:value="0.288155339805825">
                <text:p>0.288155339805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96">
                <text:p>0.000001196</text:p>
              </table:table-cell>
              <table:table-cell office:value-type="float" office:value="0.25146771037182">
                <text:p>0.25146771037182</text:p>
              </table:table-cell>
              <table:table-cell office:value-type="float" office:value="0.000001196">
                <text:p>0.000001196</text:p>
              </table:table-cell>
              <table:table-cell office:value-type="float" office:value="0.29747572815534">
                <text:p>0.29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">
                <text:p>0.0000012</text:p>
              </table:table-cell>
              <table:table-cell office:value-type="float" office:value="0.26320939334638">
                <text:p>0.26320939334638</text:p>
              </table:table-cell>
              <table:table-cell office:value-type="float" office:value="0.0000012">
                <text:p>0.0000012</text:p>
              </table:table-cell>
              <table:table-cell office:value-type="float" office:value="0.306796116504854">
                <text:p>0.306796116504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04">
                <text:p>0.000001204</text:p>
              </table:table-cell>
              <table:table-cell office:value-type="float" office:value="0.260078277886497">
                <text:p>0.260078277886497</text:p>
              </table:table-cell>
              <table:table-cell office:value-type="float" office:value="0.000001204">
                <text:p>0.000001204</text:p>
              </table:table-cell>
              <table:table-cell office:value-type="float" office:value="0.296699029126214">
                <text:p>0.29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08">
                <text:p>0.000001208</text:p>
              </table:table-cell>
              <table:table-cell office:value-type="float" office:value="0.256947162426614">
                <text:p>0.256947162426614</text:p>
              </table:table-cell>
              <table:table-cell office:value-type="float" office:value="0.000001208">
                <text:p>0.000001208</text:p>
              </table:table-cell>
              <table:table-cell office:value-type="float" office:value="0.286601941747573">
                <text:p>0.28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12">
                <text:p>0.000001212</text:p>
              </table:table-cell>
              <table:table-cell office:value-type="float" office:value="0.250684931506849">
                <text:p>0.250684931506849</text:p>
              </table:table-cell>
              <table:table-cell office:value-type="float" office:value="0.000001212">
                <text:p>0.000001212</text:p>
              </table:table-cell>
              <table:table-cell office:value-type="float" office:value="0.278252427184466">
                <text:p>0.27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16">
                <text:p>0.000001216</text:p>
              </table:table-cell>
              <table:table-cell office:value-type="float" office:value="0.241291585127202">
                <text:p>0.241291585127202</text:p>
              </table:table-cell>
              <table:table-cell office:value-type="float" office:value="0.000001216">
                <text:p>0.000001216</text:p>
              </table:table-cell>
              <table:table-cell office:value-type="float" office:value="0.271650485436893">
                <text:p>0.271650485436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2">
                <text:p>0.00000122</text:p>
              </table:table-cell>
              <table:table-cell office:value-type="float" office:value="0.231898238747554">
                <text:p>0.231898238747554</text:p>
              </table:table-cell>
              <table:table-cell office:value-type="float" office:value="0.00000122">
                <text:p>0.00000122</text:p>
              </table:table-cell>
              <table:table-cell office:value-type="float" office:value="0.26504854368932">
                <text:p>0.2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24">
                <text:p>0.000001224</text:p>
              </table:table-cell>
              <table:table-cell office:value-type="float" office:value="0.23972602739726">
                <text:p>0.23972602739726</text:p>
              </table:table-cell>
              <table:table-cell office:value-type="float" office:value="0.000001224">
                <text:p>0.000001224</text:p>
              </table:table-cell>
              <table:table-cell office:value-type="float" office:value="0.270873786407767">
                <text:p>0.2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28">
                <text:p>0.000001228</text:p>
              </table:table-cell>
              <table:table-cell office:value-type="float" office:value="0.247553816046967">
                <text:p>0.247553816046967</text:p>
              </table:table-cell>
              <table:table-cell office:value-type="float" office:value="0.000001228">
                <text:p>0.000001228</text:p>
              </table:table-cell>
              <table:table-cell office:value-type="float" office:value="0.276699029126214">
                <text:p>0.27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32">
                <text:p>0.000001232</text:p>
              </table:table-cell>
              <table:table-cell office:value-type="float" office:value="0.25146771037182">
                <text:p>0.25146771037182</text:p>
              </table:table-cell>
              <table:table-cell office:value-type="float" office:value="0.000001232">
                <text:p>0.000001232</text:p>
              </table:table-cell>
              <table:table-cell office:value-type="float" office:value="0.280194174757281">
                <text:p>0.280194174757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36">
                <text:p>0.000001236</text:p>
              </table:table-cell>
              <table:table-cell office:value-type="float" office:value="0.25146771037182">
                <text:p>0.25146771037182</text:p>
              </table:table-cell>
              <table:table-cell office:value-type="float" office:value="0.000001236">
                <text:p>0.000001236</text:p>
              </table:table-cell>
              <table:table-cell office:value-type="float" office:value="0.281359223300971">
                <text:p>0.281359223300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4">
                <text:p>0.00000124</text:p>
              </table:table-cell>
              <table:table-cell office:value-type="float" office:value="0.25146771037182">
                <text:p>0.25146771037182</text:p>
              </table:table-cell>
              <table:table-cell office:value-type="float" office:value="0.00000124">
                <text:p>0.00000124</text:p>
              </table:table-cell>
              <table:table-cell office:value-type="float" office:value="0.28252427184466">
                <text:p>0.2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44">
                <text:p>0.000001244</text:p>
              </table:table-cell>
              <table:table-cell office:value-type="float" office:value="0.244031311154599">
                <text:p>0.244031311154599</text:p>
              </table:table-cell>
              <table:table-cell office:value-type="float" office:value="0.000001244">
                <text:p>0.000001244</text:p>
              </table:table-cell>
              <table:table-cell office:value-type="float" office:value="0.279805825242718">
                <text:p>0.279805825242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48">
                <text:p>0.000001248</text:p>
              </table:table-cell>
              <table:table-cell office:value-type="float" office:value="0.236594911937378">
                <text:p>0.236594911937378</text:p>
              </table:table-cell>
              <table:table-cell office:value-type="float" office:value="0.000001248">
                <text:p>0.000001248</text:p>
              </table:table-cell>
              <table:table-cell office:value-type="float" office:value="0.277087378640777">
                <text:p>0.277087378640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52">
                <text:p>0.000001252</text:p>
              </table:table-cell>
              <table:table-cell office:value-type="float" office:value="0.234246575342466">
                <text:p>0.234246575342466</text:p>
              </table:table-cell>
              <table:table-cell office:value-type="float" office:value="0.000001252">
                <text:p>0.000001252</text:p>
              </table:table-cell>
              <table:table-cell office:value-type="float" office:value="0.273592233009709">
                <text:p>0.27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56">
                <text:p>0.000001256</text:p>
              </table:table-cell>
              <table:table-cell office:value-type="float" office:value="0.236986301369863">
                <text:p>0.236986301369863</text:p>
              </table:table-cell>
              <table:table-cell office:value-type="float" office:value="0.000001256">
                <text:p>0.000001256</text:p>
              </table:table-cell>
              <table:table-cell office:value-type="float" office:value="0.269320388349515">
                <text:p>0.269320388349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6">
                <text:p>0.00000126</text:p>
              </table:table-cell>
              <table:table-cell office:value-type="float" office:value="0.23972602739726">
                <text:p>0.23972602739726</text:p>
              </table:table-cell>
              <table:table-cell office:value-type="float" office:value="0.00000126">
                <text:p>0.00000126</text:p>
              </table:table-cell>
              <table:table-cell office:value-type="float" office:value="0.26504854368932">
                <text:p>0.2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64">
                <text:p>0.000001264</text:p>
              </table:table-cell>
              <table:table-cell office:value-type="float" office:value="0.234637964774951">
                <text:p>0.234637964774951</text:p>
              </table:table-cell>
              <table:table-cell office:value-type="float" office:value="0.000001264">
                <text:p>0.000001264</text:p>
              </table:table-cell>
              <table:table-cell office:value-type="float" office:value="0.268155339805825">
                <text:p>0.268155339805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68">
                <text:p>0.000001268</text:p>
              </table:table-cell>
              <table:table-cell office:value-type="float" office:value="0.229549902152642">
                <text:p>0.229549902152642</text:p>
              </table:table-cell>
              <table:table-cell office:value-type="float" office:value="0.000001268">
                <text:p>0.000001268</text:p>
              </table:table-cell>
              <table:table-cell office:value-type="float" office:value="0.27126213592233">
                <text:p>0.27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72">
                <text:p>0.000001272</text:p>
              </table:table-cell>
              <table:table-cell office:value-type="float" office:value="0.223483365949119">
                <text:p>0.223483365949119</text:p>
              </table:table-cell>
              <table:table-cell office:value-type="float" office:value="0.000001272">
                <text:p>0.000001272</text:p>
              </table:table-cell>
              <table:table-cell office:value-type="float" office:value="0.273009708737864">
                <text:p>0.273009708737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76">
                <text:p>0.000001276</text:p>
              </table:table-cell>
              <table:table-cell office:value-type="float" office:value="0.216438356164384">
                <text:p>0.216438356164384</text:p>
              </table:table-cell>
              <table:table-cell office:value-type="float" office:value="0.000001276">
                <text:p>0.000001276</text:p>
              </table:table-cell>
              <table:table-cell office:value-type="float" office:value="0.273398058252427">
                <text:p>0.27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8">
                <text:p>0.00000128</text:p>
              </table:table-cell>
              <table:table-cell office:value-type="float" office:value="0.209393346379648">
                <text:p>0.209393346379648</text:p>
              </table:table-cell>
              <table:table-cell office:value-type="float" office:value="0.00000128">
                <text:p>0.00000128</text:p>
              </table:table-cell>
              <table:table-cell office:value-type="float" office:value="0.27378640776699">
                <text:p>0.27378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84">
                <text:p>0.000001284</text:p>
              </table:table-cell>
              <table:table-cell office:value-type="float" office:value="0.209001956947162">
                <text:p>0.209001956947162</text:p>
              </table:table-cell>
              <table:table-cell office:value-type="float" office:value="0.000001284">
                <text:p>0.000001284</text:p>
              </table:table-cell>
              <table:table-cell office:value-type="float" office:value="0.267961165048544">
                <text:p>0.26796116504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88">
                <text:p>0.000001288</text:p>
              </table:table-cell>
              <table:table-cell office:value-type="float" office:value="0.208610567514677">
                <text:p>0.208610567514677</text:p>
              </table:table-cell>
              <table:table-cell office:value-type="float" office:value="0.000001288">
                <text:p>0.000001288</text:p>
              </table:table-cell>
              <table:table-cell office:value-type="float" office:value="0.262135922330097">
                <text:p>0.262135922330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92">
                <text:p>0.000001292</text:p>
              </table:table-cell>
              <table:table-cell office:value-type="float" office:value="0.20587084148728">
                <text:p>0.20587084148728</text:p>
              </table:table-cell>
              <table:table-cell office:value-type="float" office:value="0.000001292">
                <text:p>0.000001292</text:p>
              </table:table-cell>
              <table:table-cell office:value-type="float" office:value="0.256116504854369">
                <text:p>0.256116504854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96">
                <text:p>0.000001296</text:p>
              </table:table-cell>
              <table:table-cell office:value-type="float" office:value="0.200782778864971">
                <text:p>0.200782778864971</text:p>
              </table:table-cell>
              <table:table-cell office:value-type="float" office:value="0.000001296">
                <text:p>0.000001296</text:p>
              </table:table-cell>
              <table:table-cell office:value-type="float" office:value="0.249902912621359">
                <text:p>0.249902912621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">
                <text:p>0.0000013</text:p>
              </table:table-cell>
              <table:table-cell office:value-type="float" office:value="0.195694716242661">
                <text:p>0.195694716242661</text:p>
              </table:table-cell>
              <table:table-cell office:value-type="float" office:value="0.0000013">
                <text:p>0.0000013</text:p>
              </table:table-cell>
              <table:table-cell office:value-type="float" office:value="0.243689320388349">
                <text:p>0.243689320388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04">
                <text:p>0.000001304</text:p>
              </table:table-cell>
              <table:table-cell office:value-type="float" office:value="0.195303326810176">
                <text:p>0.195303326810176</text:p>
              </table:table-cell>
              <table:table-cell office:value-type="float" office:value="0.000001304">
                <text:p>0.000001304</text:p>
              </table:table-cell>
              <table:table-cell office:value-type="float" office:value="0.240582524271845">
                <text:p>0.240582524271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08">
                <text:p>0.000001308</text:p>
              </table:table-cell>
              <table:table-cell office:value-type="float" office:value="0.194911937377691">
                <text:p>0.194911937377691</text:p>
              </table:table-cell>
              <table:table-cell office:value-type="float" office:value="0.000001308">
                <text:p>0.000001308</text:p>
              </table:table-cell>
              <table:table-cell office:value-type="float" office:value="0.23747572815534">
                <text:p>0.23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12">
                <text:p>0.000001312</text:p>
              </table:table-cell>
              <table:table-cell office:value-type="float" office:value="0.193737769080235">
                <text:p>0.193737769080235</text:p>
              </table:table-cell>
              <table:table-cell office:value-type="float" office:value="0.000001312">
                <text:p>0.000001312</text:p>
              </table:table-cell>
              <table:table-cell office:value-type="float" office:value="0.236504854368932">
                <text:p>0.23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16">
                <text:p>0.000001316</text:p>
              </table:table-cell>
              <table:table-cell office:value-type="float" office:value="0.191780821917808">
                <text:p>0.191780821917808</text:p>
              </table:table-cell>
              <table:table-cell office:value-type="float" office:value="0.000001316">
                <text:p>0.000001316</text:p>
              </table:table-cell>
              <table:table-cell office:value-type="float" office:value="0.237669902912621">
                <text:p>0.237669902912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2">
                <text:p>0.00000132</text:p>
              </table:table-cell>
              <table:table-cell office:value-type="float" office:value="0.189823874755382">
                <text:p>0.189823874755382</text:p>
              </table:table-cell>
              <table:table-cell office:value-type="float" office:value="0.00000132">
                <text:p>0.00000132</text:p>
              </table:table-cell>
              <table:table-cell office:value-type="float" office:value="0.238834951456311">
                <text:p>0.238834951456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24">
                <text:p>0.000001324</text:p>
              </table:table-cell>
              <table:table-cell office:value-type="float" office:value="0.188649706457926">
                <text:p>0.188649706457926</text:p>
              </table:table-cell>
              <table:table-cell office:value-type="float" office:value="0.000001324">
                <text:p>0.000001324</text:p>
              </table:table-cell>
              <table:table-cell office:value-type="float" office:value="0.239611650485437">
                <text:p>0.239611650485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28">
                <text:p>0.000001328</text:p>
              </table:table-cell>
              <table:table-cell office:value-type="float" office:value="0.18747553816047">
                <text:p>0.18747553816047</text:p>
              </table:table-cell>
              <table:table-cell office:value-type="float" office:value="0.000001328">
                <text:p>0.000001328</text:p>
              </table:table-cell>
              <table:table-cell office:value-type="float" office:value="0.240388349514563">
                <text:p>0.240388349514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32">
                <text:p>0.000001332</text:p>
              </table:table-cell>
              <table:table-cell office:value-type="float" office:value="0.184931506849315">
                <text:p>0.184931506849315</text:p>
              </table:table-cell>
              <table:table-cell office:value-type="float" office:value="0.000001332">
                <text:p>0.000001332</text:p>
              </table:table-cell>
              <table:table-cell office:value-type="float" office:value="0.240776699029126">
                <text:p>0.240776699029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36">
                <text:p>0.000001336</text:p>
              </table:table-cell>
              <table:table-cell office:value-type="float" office:value="0.181017612524462">
                <text:p>0.181017612524462</text:p>
              </table:table-cell>
              <table:table-cell office:value-type="float" office:value="0.000001336">
                <text:p>0.000001336</text:p>
              </table:table-cell>
              <table:table-cell office:value-type="float" office:value="0.240776699029126">
                <text:p>0.240776699029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4">
                <text:p>0.00000134</text:p>
              </table:table-cell>
              <table:table-cell office:value-type="float" office:value="0.177103718199609">
                <text:p>0.177103718199609</text:p>
              </table:table-cell>
              <table:table-cell office:value-type="float" office:value="0.00000134">
                <text:p>0.00000134</text:p>
              </table:table-cell>
              <table:table-cell office:value-type="float" office:value="0.240776699029126">
                <text:p>0.240776699029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44">
                <text:p>0.000001344</text:p>
              </table:table-cell>
              <table:table-cell office:value-type="float" office:value="0.180234833659491">
                <text:p>0.180234833659491</text:p>
              </table:table-cell>
              <table:table-cell office:value-type="float" office:value="0.000001344">
                <text:p>0.000001344</text:p>
              </table:table-cell>
              <table:table-cell office:value-type="float" office:value="0.227184466019417">
                <text:p>0.227184466019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48">
                <text:p>0.000001348</text:p>
              </table:table-cell>
              <table:table-cell office:value-type="float" office:value="0.183365949119374">
                <text:p>0.183365949119374</text:p>
              </table:table-cell>
              <table:table-cell office:value-type="float" office:value="0.000001348">
                <text:p>0.000001348</text:p>
              </table:table-cell>
              <table:table-cell office:value-type="float" office:value="0.213592233009709">
                <text:p>0.21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52">
                <text:p>0.000001352</text:p>
              </table:table-cell>
              <table:table-cell office:value-type="float" office:value="0.186497064579256">
                <text:p>0.186497064579256</text:p>
              </table:table-cell>
              <table:table-cell office:value-type="float" office:value="0.000001352">
                <text:p>0.000001352</text:p>
              </table:table-cell>
              <table:table-cell office:value-type="float" office:value="0.204854368932039">
                <text:p>0.2048543689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56">
                <text:p>0.000001356</text:p>
              </table:table-cell>
              <table:table-cell office:value-type="float" office:value="0.189628180039139">
                <text:p>0.189628180039139</text:p>
              </table:table-cell>
              <table:table-cell office:value-type="float" office:value="0.000001356">
                <text:p>0.000001356</text:p>
              </table:table-cell>
              <table:table-cell office:value-type="float" office:value="0.200970873786408">
                <text:p>0.200970873786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6">
                <text:p>0.00000136</text:p>
              </table:table-cell>
              <table:table-cell office:value-type="float" office:value="0.192759295499022">
                <text:p>0.192759295499022</text:p>
              </table:table-cell>
              <table:table-cell office:value-type="float" office:value="0.00000136">
                <text:p>0.00000136</text:p>
              </table:table-cell>
              <table:table-cell office:value-type="float" office:value="0.197087378640777">
                <text:p>0.197087378640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64">
                <text:p>0.000001364</text:p>
              </table:table-cell>
              <table:table-cell office:value-type="float" office:value="0.193150684931507">
                <text:p>0.193150684931507</text:p>
              </table:table-cell>
              <table:table-cell office:value-type="float" office:value="0.000001364">
                <text:p>0.000001364</text:p>
              </table:table-cell>
              <table:table-cell office:value-type="float" office:value="0.207184466019417">
                <text:p>0.207184466019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68">
                <text:p>0.000001368</text:p>
              </table:table-cell>
              <table:table-cell office:value-type="float" office:value="0.193542074363992">
                <text:p>0.193542074363992</text:p>
              </table:table-cell>
              <table:table-cell office:value-type="float" office:value="0.000001368">
                <text:p>0.000001368</text:p>
              </table:table-cell>
              <table:table-cell office:value-type="float" office:value="0.217281553398058">
                <text:p>0.21728155339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72">
                <text:p>0.000001372</text:p>
              </table:table-cell>
              <table:table-cell office:value-type="float" office:value="0.19412915851272">
                <text:p>0.19412915851272</text:p>
              </table:table-cell>
              <table:table-cell office:value-type="float" office:value="0.000001372">
                <text:p>0.000001372</text:p>
              </table:table-cell>
              <table:table-cell office:value-type="float" office:value="0.221553398058252">
                <text:p>0.221553398058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76">
                <text:p>0.000001376</text:p>
              </table:table-cell>
              <table:table-cell office:value-type="float" office:value="0.194911937377691">
                <text:p>0.194911937377691</text:p>
              </table:table-cell>
              <table:table-cell office:value-type="float" office:value="0.000001376">
                <text:p>0.00000137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8">
                <text:p>0.00000138</text:p>
              </table:table-cell>
              <table:table-cell office:value-type="float" office:value="0.195694716242661">
                <text:p>0.195694716242661</text:p>
              </table:table-cell>
              <table:table-cell office:value-type="float" office:value="0.00000138">
                <text:p>0.00000138</text:p>
              </table:table-cell>
              <table:table-cell office:value-type="float" office:value="0.218446601941748">
                <text:p>0.218446601941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84">
                <text:p>0.000001384</text:p>
              </table:table-cell>
              <table:table-cell office:value-type="float" office:value="0.192172211350294">
                <text:p>0.192172211350294</text:p>
              </table:table-cell>
              <table:table-cell office:value-type="float" office:value="0.000001384">
                <text:p>0.000001384</text:p>
              </table:table-cell>
              <table:table-cell office:value-type="float" office:value="0.21378640776699">
                <text:p>0.21378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88">
                <text:p>0.000001388</text:p>
              </table:table-cell>
              <table:table-cell office:value-type="float" office:value="0.188649706457926">
                <text:p>0.188649706457926</text:p>
              </table:table-cell>
              <table:table-cell office:value-type="float" office:value="0.000001388">
                <text:p>0.000001388</text:p>
              </table:table-cell>
              <table:table-cell office:value-type="float" office:value="0.209126213592233">
                <text:p>0.20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92">
                <text:p>0.000001392</text:p>
              </table:table-cell>
              <table:table-cell office:value-type="float" office:value="0.183170254403131">
                <text:p>0.183170254403131</text:p>
              </table:table-cell>
              <table:table-cell office:value-type="float" office:value="0.000001392">
                <text:p>0.000001392</text:p>
              </table:table-cell>
              <table:table-cell office:value-type="float" office:value="0.20621359223301">
                <text:p>0.206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396">
                <text:p>0.000001396</text:p>
              </table:table-cell>
              <table:table-cell office:value-type="float" office:value="0.17573385518591">
                <text:p>0.17573385518591</text:p>
              </table:table-cell>
              <table:table-cell office:value-type="float" office:value="0.000001396">
                <text:p>0.000001396</text:p>
              </table:table-cell>
              <table:table-cell office:value-type="float" office:value="0.20504854368932">
                <text:p>0.20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">
                <text:p>0.0000014</text:p>
              </table:table-cell>
              <table:table-cell office:value-type="float" office:value="0.168297455968689">
                <text:p>0.168297455968689</text:p>
              </table:table-cell>
              <table:table-cell office:value-type="float" office:value="0.0000014">
                <text:p>0.0000014</text:p>
              </table:table-cell>
              <table:table-cell office:value-type="float" office:value="0.203883495145631">
                <text:p>0.2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04">
                <text:p>0.000001404</text:p>
              </table:table-cell>
              <table:table-cell office:value-type="float" office:value="0.164383561643836">
                <text:p>0.164383561643836</text:p>
              </table:table-cell>
              <table:table-cell office:value-type="float" office:value="0.000001404">
                <text:p>0.000001404</text:p>
              </table:table-cell>
              <table:table-cell office:value-type="float" office:value="0.201165048543689">
                <text:p>0.201165048543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08">
                <text:p>0.000001408</text:p>
              </table:table-cell>
              <table:table-cell office:value-type="float" office:value="0.160469667318982">
                <text:p>0.160469667318982</text:p>
              </table:table-cell>
              <table:table-cell office:value-type="float" office:value="0.000001408">
                <text:p>0.000001408</text:p>
              </table:table-cell>
              <table:table-cell office:value-type="float" office:value="0.198446601941748">
                <text:p>0.198446601941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12">
                <text:p>0.000001412</text:p>
              </table:table-cell>
              <table:table-cell office:value-type="float" office:value="0.158904109589041">
                <text:p>0.158904109589041</text:p>
              </table:table-cell>
              <table:table-cell office:value-type="float" office:value="0.000001412">
                <text:p>0.000001412</text:p>
              </table:table-cell>
              <table:table-cell office:value-type="float" office:value="0.193203883495146">
                <text:p>0.193203883495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16">
                <text:p>0.000001416</text:p>
              </table:table-cell>
              <table:table-cell office:value-type="float" office:value="0.159686888454012">
                <text:p>0.159686888454012</text:p>
              </table:table-cell>
              <table:table-cell office:value-type="float" office:value="0.000001416">
                <text:p>0.000001416</text:p>
              </table:table-cell>
              <table:table-cell office:value-type="float" office:value="0.185436893203884">
                <text:p>0.185436893203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2">
                <text:p>0.00000142</text:p>
              </table:table-cell>
              <table:table-cell office:value-type="float" office:value="0.160469667318982">
                <text:p>0.160469667318982</text:p>
              </table:table-cell>
              <table:table-cell office:value-type="float" office:value="0.00000142">
                <text:p>0.00000142</text:p>
              </table:table-cell>
              <table:table-cell office:value-type="float" office:value="0.177669902912621">
                <text:p>0.177669902912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24">
                <text:p>0.000001424</text:p>
              </table:table-cell>
              <table:table-cell office:value-type="float" office:value="0.160078277886497">
                <text:p>0.160078277886497</text:p>
              </table:table-cell>
              <table:table-cell office:value-type="float" office:value="0.000001424">
                <text:p>0.000001424</text:p>
              </table:table-cell>
              <table:table-cell office:value-type="float" office:value="0.184660194174757">
                <text:p>0.184660194174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28">
                <text:p>0.000001428</text:p>
              </table:table-cell>
              <table:table-cell office:value-type="float" office:value="0.159686888454012">
                <text:p>0.159686888454012</text:p>
              </table:table-cell>
              <table:table-cell office:value-type="float" office:value="0.000001428">
                <text:p>0.000001428</text:p>
              </table:table-cell>
              <table:table-cell office:value-type="float" office:value="0.191650485436893">
                <text:p>0.191650485436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32">
                <text:p>0.000001432</text:p>
              </table:table-cell>
              <table:table-cell office:value-type="float" office:value="0.161839530332681">
                <text:p>0.161839530332681</text:p>
              </table:table-cell>
              <table:table-cell office:value-type="float" office:value="0.000001432">
                <text:p>0.000001432</text:p>
              </table:table-cell>
              <table:table-cell office:value-type="float" office:value="0.198058252427184">
                <text:p>0.198058252427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36">
                <text:p>0.000001436</text:p>
              </table:table-cell>
              <table:table-cell office:value-type="float" office:value="0.166536203522505">
                <text:p>0.166536203522505</text:p>
              </table:table-cell>
              <table:table-cell office:value-type="float" office:value="0.000001436">
                <text:p>0.000001436</text:p>
              </table:table-cell>
              <table:table-cell office:value-type="float" office:value="0.203883495145631">
                <text:p>0.2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4">
                <text:p>0.00000144</text:p>
              </table:table-cell>
              <table:table-cell office:value-type="float" office:value="0.171232876712329">
                <text:p>0.171232876712329</text:p>
              </table:table-cell>
              <table:table-cell office:value-type="float" office:value="0.00000144">
                <text:p>0.00000144</text:p>
              </table:table-cell>
              <table:table-cell office:value-type="float" office:value="0.209708737864078">
                <text:p>0.209708737864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44">
                <text:p>0.000001444</text:p>
              </table:table-cell>
              <table:table-cell office:value-type="float" office:value="0.179452054794521">
                <text:p>0.179452054794521</text:p>
              </table:table-cell>
              <table:table-cell office:value-type="float" office:value="0.000001444">
                <text:p>0.000001444</text:p>
              </table:table-cell>
              <table:table-cell office:value-type="float" office:value="0.203883495145631">
                <text:p>0.2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48">
                <text:p>0.000001448</text:p>
              </table:table-cell>
              <table:table-cell office:value-type="float" office:value="0.187671232876712">
                <text:p>0.187671232876712</text:p>
              </table:table-cell>
              <table:table-cell office:value-type="float" office:value="0.000001448">
                <text:p>0.000001448</text:p>
              </table:table-cell>
              <table:table-cell office:value-type="float" office:value="0.198058252427184">
                <text:p>0.198058252427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52">
                <text:p>0.000001452</text:p>
              </table:table-cell>
              <table:table-cell office:value-type="float" office:value="0.190019569471624">
                <text:p>0.190019569471624</text:p>
              </table:table-cell>
              <table:table-cell office:value-type="float" office:value="0.000001452">
                <text:p>0.000001452</text:p>
              </table:table-cell>
              <table:table-cell office:value-type="float" office:value="0.19495145631068">
                <text:p>0.1949514563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56">
                <text:p>0.000001456</text:p>
              </table:table-cell>
              <table:table-cell office:value-type="float" office:value="0.186497064579256">
                <text:p>0.186497064579256</text:p>
              </table:table-cell>
              <table:table-cell office:value-type="float" office:value="0.000001456">
                <text:p>0.000001456</text:p>
              </table:table-cell>
              <table:table-cell office:value-type="float" office:value="0.194563106796116">
                <text:p>0.194563106796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6">
                <text:p>0.00000146</text:p>
              </table:table-cell>
              <table:table-cell office:value-type="float" office:value="0.182974559686888">
                <text:p>0.182974559686888</text:p>
              </table:table-cell>
              <table:table-cell office:value-type="float" office:value="0.00000146">
                <text:p>0.00000146</text:p>
              </table:table-cell>
              <table:table-cell office:value-type="float" office:value="0.194174757281553">
                <text:p>0.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64">
                <text:p>0.000001464</text:p>
              </table:table-cell>
              <table:table-cell office:value-type="float" office:value="0.177886497064579">
                <text:p>0.177886497064579</text:p>
              </table:table-cell>
              <table:table-cell office:value-type="float" office:value="0.000001464">
                <text:p>0.000001464</text:p>
              </table:table-cell>
              <table:table-cell office:value-type="float" office:value="0.198446601941748">
                <text:p>0.198446601941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68">
                <text:p>0.000001468</text:p>
              </table:table-cell>
              <table:table-cell office:value-type="float" office:value="0.17279843444227">
                <text:p>0.17279843444227</text:p>
              </table:table-cell>
              <table:table-cell office:value-type="float" office:value="0.000001468">
                <text:p>0.000001468</text:p>
              </table:table-cell>
              <table:table-cell office:value-type="float" office:value="0.202718446601942">
                <text:p>0.20271844660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72">
                <text:p>0.000001472</text:p>
              </table:table-cell>
              <table:table-cell office:value-type="float" office:value="0.171624266144814">
                <text:p>0.171624266144814</text:p>
              </table:table-cell>
              <table:table-cell office:value-type="float" office:value="0.000001472">
                <text:p>0.000001472</text:p>
              </table:table-cell>
              <table:table-cell office:value-type="float" office:value="0.205631067961165">
                <text:p>0.205631067961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76">
                <text:p>0.000001476</text:p>
              </table:table-cell>
              <table:table-cell office:value-type="float" office:value="0.174363992172211">
                <text:p>0.174363992172211</text:p>
              </table:table-cell>
              <table:table-cell office:value-type="float" office:value="0.000001476">
                <text:p>0.000001476</text:p>
              </table:table-cell>
              <table:table-cell office:value-type="float" office:value="0.207184466019417">
                <text:p>0.207184466019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8">
                <text:p>0.00000148</text:p>
              </table:table-cell>
              <table:table-cell office:value-type="float" office:value="0.177103718199609">
                <text:p>0.177103718199609</text:p>
              </table:table-cell>
              <table:table-cell office:value-type="float" office:value="0.00000148">
                <text:p>0.00000148</text:p>
              </table:table-cell>
              <table:table-cell office:value-type="float" office:value="0.20873786407767">
                <text:p>0.2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84">
                <text:p>0.000001484</text:p>
              </table:table-cell>
              <table:table-cell office:value-type="float" office:value="0.175146771037182">
                <text:p>0.175146771037182</text:p>
              </table:table-cell>
              <table:table-cell office:value-type="float" office:value="0.000001484">
                <text:p>0.000001484</text:p>
              </table:table-cell>
              <table:table-cell office:value-type="float" office:value="0.203689320388349">
                <text:p>0.203689320388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88">
                <text:p>0.000001488</text:p>
              </table:table-cell>
              <table:table-cell office:value-type="float" office:value="0.173189823874755">
                <text:p>0.173189823874755</text:p>
              </table:table-cell>
              <table:table-cell office:value-type="float" office:value="0.000001488">
                <text:p>0.000001488</text:p>
              </table:table-cell>
              <table:table-cell office:value-type="float" office:value="0.198640776699029">
                <text:p>0.198640776699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92">
                <text:p>0.000001492</text:p>
              </table:table-cell>
              <table:table-cell office:value-type="float" office:value="0.167710371819961">
                <text:p>0.167710371819961</text:p>
              </table:table-cell>
              <table:table-cell office:value-type="float" office:value="0.000001492">
                <text:p>0.000001492</text:p>
              </table:table-cell>
              <table:table-cell office:value-type="float" office:value="0.191844660194175">
                <text:p>0.191844660194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96">
                <text:p>0.000001496</text:p>
              </table:table-cell>
              <table:table-cell office:value-type="float" office:value="0.158708610567515">
                <text:p>0.158708610567515</text:p>
              </table:table-cell>
              <table:table-cell office:value-type="float" office:value="0.000001496">
                <text:p>0.000001496</text:p>
              </table:table-cell>
              <table:table-cell office:value-type="float" office:value="0.183301165048544">
                <text:p>0.18330116504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">
                <text:p>0.0000015</text:p>
              </table:table-cell>
              <table:table-cell office:value-type="float" office:value="0.149706457925636">
                <text:p>0.149706457925636</text:p>
              </table:table-cell>
              <table:table-cell office:value-type="float" office:value="0.0000015">
                <text:p>0.0000015</text:p>
              </table:table-cell>
              <table:table-cell office:value-type="float" office:value="0.174757281553398">
                <text:p>0.17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04">
                <text:p>0.000001504</text:p>
              </table:table-cell>
              <table:table-cell office:value-type="float" office:value="0.147358121330724">
                <text:p>0.147358121330724</text:p>
              </table:table-cell>
              <table:table-cell office:value-type="float" office:value="0.000001504">
                <text:p>0.000001504</text:p>
              </table:table-cell>
              <table:table-cell office:value-type="float" office:value="0.169708737864078">
                <text:p>0.169708737864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08">
                <text:p>0.000001508</text:p>
              </table:table-cell>
              <table:table-cell office:value-type="float" office:value="0.145009784735812">
                <text:p>0.145009784735812</text:p>
              </table:table-cell>
              <table:table-cell office:value-type="float" office:value="0.000001508">
                <text:p>0.000001508</text:p>
              </table:table-cell>
              <table:table-cell office:value-type="float" office:value="0.164660194174757">
                <text:p>0.164660194174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12">
                <text:p>0.000001512</text:p>
              </table:table-cell>
              <table:table-cell office:value-type="float" office:value="0.144422700587084">
                <text:p>0.144422700587084</text:p>
              </table:table-cell>
              <table:table-cell office:value-type="float" office:value="0.000001512">
                <text:p>0.000001512</text:p>
              </table:table-cell>
              <table:table-cell office:value-type="float" office:value="0.16368932038835">
                <text:p>0.1636893203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16">
                <text:p>0.000001516</text:p>
              </table:table-cell>
              <table:table-cell office:value-type="float" office:value="0.14559686888454">
                <text:p>0.14559686888454</text:p>
              </table:table-cell>
              <table:table-cell office:value-type="float" office:value="0.000001516">
                <text:p>0.000001516</text:p>
              </table:table-cell>
              <table:table-cell office:value-type="float" office:value="0.166796116504854">
                <text:p>0.166796116504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2">
                <text:p>0.00000152</text:p>
              </table:table-cell>
              <table:table-cell office:value-type="float" office:value="0.146771037181996">
                <text:p>0.146771037181996</text:p>
              </table:table-cell>
              <table:table-cell office:value-type="float" office:value="0.00000152">
                <text:p>0.00000152</text:p>
              </table:table-cell>
              <table:table-cell office:value-type="float" office:value="0.169902912621359">
                <text:p>0.169902912621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24">
                <text:p>0.000001524</text:p>
              </table:table-cell>
              <table:table-cell office:value-type="float" office:value="0.144031311154599">
                <text:p>0.144031311154599</text:p>
              </table:table-cell>
              <table:table-cell office:value-type="float" office:value="0.000001524">
                <text:p>0.000001524</text:p>
              </table:table-cell>
              <table:table-cell office:value-type="float" office:value="0.174563106796116">
                <text:p>0.174563106796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28">
                <text:p>0.000001528</text:p>
              </table:table-cell>
              <table:table-cell office:value-type="float" office:value="0.141291585127202">
                <text:p>0.141291585127202</text:p>
              </table:table-cell>
              <table:table-cell office:value-type="float" office:value="0.000001528">
                <text:p>0.000001528</text:p>
              </table:table-cell>
              <table:table-cell office:value-type="float" office:value="0.179223300970874">
                <text:p>0.179223300970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32">
                <text:p>0.000001532</text:p>
              </table:table-cell>
              <table:table-cell office:value-type="float" office:value="0.13894324853229">
                <text:p>0.13894324853229</text:p>
              </table:table-cell>
              <table:table-cell office:value-type="float" office:value="0.000001532">
                <text:p>0.000001532</text:p>
              </table:table-cell>
              <table:table-cell office:value-type="float" office:value="0.180582524271845">
                <text:p>0.180582524271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36">
                <text:p>0.000001536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0.000001536">
                <text:p>0.000001536</text:p>
              </table:table-cell>
              <table:table-cell office:value-type="float" office:value="0.178640776699029">
                <text:p>0.178640776699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4">
                <text:p>0.00000154</text:p>
              </table:table-cell>
              <table:table-cell office:value-type="float" office:value="0.135029354207436">
                <text:p>0.135029354207436</text:p>
              </table:table-cell>
              <table:table-cell office:value-type="float" office:value="0.00000154">
                <text:p>0.00000154</text:p>
              </table:table-cell>
              <table:table-cell office:value-type="float" office:value="0.176699029126214">
                <text:p>0.17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44">
                <text:p>0.000001544</text:p>
              </table:table-cell>
              <table:table-cell office:value-type="float" office:value="0.133463796477495">
                <text:p>0.133463796477495</text:p>
              </table:table-cell>
              <table:table-cell office:value-type="float" office:value="0.000001544">
                <text:p>0.000001544</text:p>
              </table:table-cell>
              <table:table-cell office:value-type="float" office:value="0.175145631067961">
                <text:p>0.175145631067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48">
                <text:p>0.000001548</text:p>
              </table:table-cell>
              <table:table-cell office:value-type="float" office:value="0.131898238747554">
                <text:p>0.131898238747554</text:p>
              </table:table-cell>
              <table:table-cell office:value-type="float" office:value="0.000001548">
                <text:p>0.000001548</text:p>
              </table:table-cell>
              <table:table-cell office:value-type="float" office:value="0.173592233009709">
                <text:p>0.17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52">
                <text:p>0.000001552</text:p>
              </table:table-cell>
              <table:table-cell office:value-type="float" office:value="0.132485322896282">
                <text:p>0.132485322896282</text:p>
              </table:table-cell>
              <table:table-cell office:value-type="float" office:value="0.000001552">
                <text:p>0.000001552</text:p>
              </table:table-cell>
              <table:table-cell office:value-type="float" office:value="0.173398058252427">
                <text:p>0.17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56">
                <text:p>0.000001556</text:p>
              </table:table-cell>
              <table:table-cell office:value-type="float" office:value="0.135225048923679">
                <text:p>0.135225048923679</text:p>
              </table:table-cell>
              <table:table-cell office:value-type="float" office:value="0.000001556">
                <text:p>0.000001556</text:p>
              </table:table-cell>
              <table:table-cell office:value-type="float" office:value="0.174563106796116">
                <text:p>0.174563106796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6">
                <text:p>0.00000156</text:p>
              </table:table-cell>
              <table:table-cell office:value-type="float" office:value="0.137964774951076">
                <text:p>0.137964774951076</text:p>
              </table:table-cell>
              <table:table-cell office:value-type="float" office:value="0.00000156">
                <text:p>0.00000156</text:p>
              </table:table-cell>
              <table:table-cell office:value-type="float" office:value="0.175728155339806">
                <text:p>0.175728155339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64">
                <text:p>0.000001564</text:p>
              </table:table-cell>
              <table:table-cell office:value-type="float" office:value="0.134050880626223">
                <text:p>0.134050880626223</text:p>
              </table:table-cell>
              <table:table-cell office:value-type="float" office:value="0.000001564">
                <text:p>0.000001564</text:p>
              </table:table-cell>
              <table:table-cell office:value-type="float" office:value="0.17378640776699">
                <text:p>0.17378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68">
                <text:p>0.000001568</text:p>
              </table:table-cell>
              <table:table-cell office:value-type="float" office:value="0.13013698630137">
                <text:p>0.13013698630137</text:p>
              </table:table-cell>
              <table:table-cell office:value-type="float" office:value="0.000001568">
                <text:p>0.000001568</text:p>
              </table:table-cell>
              <table:table-cell office:value-type="float" office:value="0.171844660194175">
                <text:p>0.171844660194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72">
                <text:p>0.000001572</text:p>
              </table:table-cell>
              <table:table-cell office:value-type="float" office:value="0.131115459882583">
                <text:p>0.131115459882583</text:p>
              </table:table-cell>
              <table:table-cell office:value-type="float" office:value="0.000001572">
                <text:p>0.000001572</text:p>
              </table:table-cell>
              <table:table-cell office:value-type="float" office:value="0.170485436893204">
                <text:p>0.170485436893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76">
                <text:p>0.000001576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0.000001576">
                <text:p>0.000001576</text:p>
              </table:table-cell>
              <table:table-cell office:value-type="float" office:value="0.169708737864078">
                <text:p>0.169708737864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8">
                <text:p>0.0000015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0000158">
                <text:p>0.00000158</text:p>
              </table:table-cell>
              <table:table-cell office:value-type="float" office:value="0.168932038834951">
                <text:p>0.168932038834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84">
                <text:p>0.000001584</text:p>
              </table:table-cell>
              <table:table-cell office:value-type="float" office:value="0.143639921722114">
                <text:p>0.143639921722114</text:p>
              </table:table-cell>
              <table:table-cell office:value-type="float" office:value="0.000001584">
                <text:p>0.000001584</text:p>
              </table:table-cell>
              <table:table-cell office:value-type="float" office:value="0.160000194174757">
                <text:p>0.160000194174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88">
                <text:p>0.000001588</text:p>
              </table:table-cell>
              <table:table-cell office:value-type="float" office:value="0.144422700587084">
                <text:p>0.144422700587084</text:p>
              </table:table-cell>
              <table:table-cell office:value-type="float" office:value="0.000001588">
                <text:p>0.000001588</text:p>
              </table:table-cell>
              <table:table-cell office:value-type="float" office:value="0.151067961165049">
                <text:p>0.151067961165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92">
                <text:p>0.000001592</text:p>
              </table:table-cell>
              <table:table-cell office:value-type="float" office:value="0.140900195694716">
                <text:p>0.140900195694716</text:p>
              </table:table-cell>
              <table:table-cell office:value-type="float" office:value="0.000001592">
                <text:p>0.000001592</text:p>
              </table:table-cell>
              <table:table-cell office:value-type="float" office:value="0.144854368932039">
                <text:p>0.1448543689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596">
                <text:p>0.000001596</text:p>
              </table:table-cell>
              <table:table-cell office:value-type="float" office:value="0.133072602739726">
                <text:p>0.133072602739726</text:p>
              </table:table-cell>
              <table:table-cell office:value-type="float" office:value="0.000001596">
                <text:p>0.000001596</text:p>
              </table:table-cell>
              <table:table-cell office:value-type="float" office:value="0.141359223300971">
                <text:p>0.141359223300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">
                <text:p>0.0000016</text:p>
              </table:table-cell>
              <table:table-cell office:value-type="float" office:value="0.125244618395303">
                <text:p>0.125244618395303</text:p>
              </table:table-cell>
              <table:table-cell office:value-type="float" office:value="0.0000016">
                <text:p>0.0000016</text:p>
              </table:table-cell>
              <table:table-cell office:value-type="float" office:value="0.137864077669903">
                <text:p>0.1378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04">
                <text:p>0.000001604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000001604">
                <text:p>0.000001604</text:p>
              </table:table-cell>
              <table:table-cell office:value-type="float" office:value="0.137087378640777">
                <text:p>0.137087378640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08">
                <text:p>0.000001608</text:p>
              </table:table-cell>
              <table:table-cell office:value-type="float" office:value="0.126810176125245">
                <text:p>0.126810176125245</text:p>
              </table:table-cell>
              <table:table-cell office:value-type="float" office:value="0.000001608">
                <text:p>0.000001608</text:p>
              </table:table-cell>
              <table:table-cell office:value-type="float" office:value="0.13631067961165">
                <text:p>0.13631067961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12">
                <text:p>0.000001612</text:p>
              </table:table-cell>
              <table:table-cell office:value-type="float" office:value="0.127592954990215">
                <text:p>0.127592954990215</text:p>
              </table:table-cell>
              <table:table-cell office:value-type="float" office:value="0.000001612">
                <text:p>0.000001612</text:p>
              </table:table-cell>
              <table:table-cell office:value-type="float" office:value="0.137864077669903">
                <text:p>0.1378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16">
                <text:p>0.000001616</text:p>
              </table:table-cell>
              <table:table-cell office:value-type="float" office:value="0.128375733855186">
                <text:p>0.128375733855186</text:p>
              </table:table-cell>
              <table:table-cell office:value-type="float" office:value="0.000001616">
                <text:p>0.000001616</text:p>
              </table:table-cell>
              <table:table-cell office:value-type="float" office:value="0.141747572815534">
                <text:p>0.1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2">
                <text:p>0.00000162</text:p>
              </table:table-cell>
              <table:table-cell office:value-type="float" office:value="0.129158512720157">
                <text:p>0.129158512720157</text:p>
              </table:table-cell>
              <table:table-cell office:value-type="float" office:value="0.00000162">
                <text:p>0.00000162</text:p>
              </table:table-cell>
              <table:table-cell office:value-type="float" office:value="0.145631067961165">
                <text:p>0.145631067961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24">
                <text:p>0.000001624</text:p>
              </table:table-cell>
              <table:table-cell office:value-type="float" office:value="0.12720156555773">
                <text:p>0.12720156555773</text:p>
              </table:table-cell>
              <table:table-cell office:value-type="float" office:value="0.000001624">
                <text:p>0.000001624</text:p>
              </table:table-cell>
              <table:table-cell office:value-type="float" office:value="0.149902912621359">
                <text:p>0.149902912621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28">
                <text:p>0.000001628</text:p>
              </table:table-cell>
              <table:table-cell office:value-type="float" office:value="0.125244618395303">
                <text:p>0.125244618395303</text:p>
              </table:table-cell>
              <table:table-cell office:value-type="float" office:value="0.000001628">
                <text:p>0.000001628</text:p>
              </table:table-cell>
              <table:table-cell office:value-type="float" office:value="0.154174757281553">
                <text:p>0.15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32">
                <text:p>0.000001632</text:p>
              </table:table-cell>
              <table:table-cell office:value-type="float" office:value="0.120743639921722">
                <text:p>0.120743639921722</text:p>
              </table:table-cell>
              <table:table-cell office:value-type="float" office:value="0.000001632">
                <text:p>0.000001632</text:p>
              </table:table-cell>
              <table:table-cell office:value-type="float" office:value="0.154563106796117">
                <text:p>0.154563106796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36">
                <text:p>0.000001636</text:p>
              </table:table-cell>
              <table:table-cell office:value-type="float" office:value="0.113698825831703">
                <text:p>0.113698825831703</text:p>
              </table:table-cell>
              <table:table-cell office:value-type="float" office:value="0.000001636">
                <text:p>0.000001636</text:p>
              </table:table-cell>
              <table:table-cell office:value-type="float" office:value="0.151067961165049">
                <text:p>0.151067961165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4">
                <text:p>0.00000164</text:p>
              </table:table-cell>
              <table:table-cell office:value-type="float" office:value="0.106653620352251">
                <text:p>0.106653620352251</text:p>
              </table:table-cell>
              <table:table-cell office:value-type="float" office:value="0.00000164">
                <text:p>0.00000164</text:p>
              </table:table-cell>
              <table:table-cell office:value-type="float" office:value="0.147572815533981">
                <text:p>0.147572815533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44">
                <text:p>0.000001644</text:p>
              </table:table-cell>
              <table:table-cell office:value-type="float" office:value="0.109784735812133">
                <text:p>0.109784735812133</text:p>
              </table:table-cell>
              <table:table-cell office:value-type="float" office:value="0.000001644">
                <text:p>0.000001644</text:p>
              </table:table-cell>
              <table:table-cell office:value-type="float" office:value="0.153398058252427">
                <text:p>0.15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48">
                <text:p>0.000001648</text:p>
              </table:table-cell>
              <table:table-cell office:value-type="float" office:value="0.112915851272016">
                <text:p>0.112915851272016</text:p>
              </table:table-cell>
              <table:table-cell office:value-type="float" office:value="0.000001648">
                <text:p>0.000001648</text:p>
              </table:table-cell>
              <table:table-cell office:value-type="float" office:value="0.159223300970874">
                <text:p>0.159223300970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52">
                <text:p>0.000001652</text:p>
              </table:table-cell>
              <table:table-cell office:value-type="float" office:value="0.11722133072407">
                <text:p>0.11722133072407</text:p>
              </table:table-cell>
              <table:table-cell office:value-type="float" office:value="0.000001652">
                <text:p>0.000001652</text:p>
              </table:table-cell>
              <table:table-cell office:value-type="float" office:value="0.159805631067961">
                <text:p>0.159805631067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56">
                <text:p>0.000001656</text:p>
              </table:table-cell>
              <table:table-cell office:value-type="float" office:value="0.122700587084149">
                <text:p>0.122700587084149</text:p>
              </table:table-cell>
              <table:table-cell office:value-type="float" office:value="0.000001656">
                <text:p>0.000001656</text:p>
              </table:table-cell>
              <table:table-cell office:value-type="float" office:value="0.155145631067961">
                <text:p>0.155145631067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6">
                <text:p>0.00000166</text:p>
              </table:table-cell>
              <table:table-cell office:value-type="float" office:value="0.128180039138943">
                <text:p>0.128180039138943</text:p>
              </table:table-cell>
              <table:table-cell office:value-type="float" office:value="0.00000166">
                <text:p>0.00000166</text:p>
              </table:table-cell>
              <table:table-cell office:value-type="float" office:value="0.150485436893204">
                <text:p>0.150485436893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64">
                <text:p>0.000001664</text:p>
              </table:table-cell>
              <table:table-cell office:value-type="float" office:value="0.117612328767123">
                <text:p>0.117612328767123</text:p>
              </table:table-cell>
              <table:table-cell office:value-type="float" office:value="0.000001664">
                <text:p>0.000001664</text:p>
              </table:table-cell>
              <table:table-cell office:value-type="float" office:value="0.141941553398058">
                <text:p>0.14194155339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68">
                <text:p>0.000001668</text:p>
              </table:table-cell>
              <table:table-cell office:value-type="float" office:value="0.107045009784736">
                <text:p>0.107045009784736</text:p>
              </table:table-cell>
              <table:table-cell office:value-type="float" office:value="0.000001668">
                <text:p>0.000001668</text:p>
              </table:table-cell>
              <table:table-cell office:value-type="float" office:value="0.133398058252427">
                <text:p>0.13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72">
                <text:p>0.000001672</text:p>
              </table:table-cell>
              <table:table-cell office:value-type="float" office:value="0.099412915851272">
                <text:p>0.099412915851272</text:p>
              </table:table-cell>
              <table:table-cell office:value-type="float" office:value="0.000001672">
                <text:p>0.000001672</text:p>
              </table:table-cell>
              <table:table-cell office:value-type="float" office:value="0.130097087378641">
                <text:p>0.13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76">
                <text:p>0.000001676</text:p>
              </table:table-cell>
              <table:table-cell office:value-type="float" office:value="0.0947162426614482">
                <text:p>0.0947162426614482</text:p>
              </table:table-cell>
              <table:table-cell office:value-type="float" office:value="0.000001676">
                <text:p>0.000001676</text:p>
              </table:table-cell>
              <table:table-cell office:value-type="float" office:value="0.132038834951456">
                <text:p>0.13203883495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0900195694716243">
                <text:p>0.0900195694716243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133980582524272">
                <text:p>0.133980582524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84">
                <text:p>0.000001684</text:p>
              </table:table-cell>
              <table:table-cell office:value-type="float" office:value="0.0919765166340509">
                <text:p>0.0919765166340509</text:p>
              </table:table-cell>
              <table:table-cell office:value-type="float" office:value="0.000001684">
                <text:p>0.000001684</text:p>
              </table:table-cell>
              <table:table-cell office:value-type="float" office:value="0.137087378640777">
                <text:p>0.137087378640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88">
                <text:p>0.000001688</text:p>
              </table:table-cell>
              <table:table-cell office:value-type="float" office:value="0.0939334637964775">
                <text:p>0.0939334637964775</text:p>
              </table:table-cell>
              <table:table-cell office:value-type="float" office:value="0.000001688">
                <text:p>0.000001688</text:p>
              </table:table-cell>
              <table:table-cell office:value-type="float" office:value="0.140194174757282">
                <text:p>0.140194174757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92">
                <text:p>0.000001692</text:p>
              </table:table-cell>
              <table:table-cell office:value-type="float" office:value="0.0956947162426615">
                <text:p>0.0956947162426615</text:p>
              </table:table-cell>
              <table:table-cell office:value-type="float" office:value="0.000001692">
                <text:p>0.000001692</text:p>
              </table:table-cell>
              <table:table-cell office:value-type="float" office:value="0.141941747572816">
                <text:p>0.141941747572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96">
                <text:p>0.000001696</text:p>
              </table:table-cell>
              <table:table-cell office:value-type="float" office:value="0.0972602739726027">
                <text:p>0.0972602739726027</text:p>
              </table:table-cell>
              <table:table-cell office:value-type="float" office:value="0.000001696">
                <text:p>0.000001696</text:p>
              </table:table-cell>
              <table:table-cell office:value-type="float" office:value="0.142330097087379">
                <text:p>0.14233009708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">
                <text:p>0.0000017</text:p>
              </table:table-cell>
              <table:table-cell office:value-type="float" office:value="0.098825831702544">
                <text:p>0.098825831702544</text:p>
              </table:table-cell>
              <table:table-cell office:value-type="float" office:value="0.0000017">
                <text:p>0.0000017</text:p>
              </table:table-cell>
              <table:table-cell office:value-type="float" office:value="0.142718446601942">
                <text:p>0.14271844660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04">
                <text:p>0.000001704</text:p>
              </table:table-cell>
              <table:table-cell office:value-type="float" office:value="0.103522504892368">
                <text:p>0.103522504892368</text:p>
              </table:table-cell>
              <table:table-cell office:value-type="float" office:value="0.000001704">
                <text:p>0.00000170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08">
                <text:p>0.000001708</text:p>
              </table:table-cell>
              <table:table-cell office:value-type="float" office:value="0.108219178082192">
                <text:p>0.108219178082192</text:p>
              </table:table-cell>
              <table:table-cell office:value-type="float" office:value="0.000001708">
                <text:p>0.000001708</text:p>
              </table:table-cell>
              <table:table-cell office:value-type="float" office:value="0.137281553398058">
                <text:p>0.13728155339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12">
                <text:p>0.000001712</text:p>
              </table:table-cell>
              <table:table-cell office:value-type="float" office:value="0.108414872798434">
                <text:p>0.108414872798434</text:p>
              </table:table-cell>
              <table:table-cell office:value-type="float" office:value="0.000001712">
                <text:p>0.000001712</text:p>
              </table:table-cell>
              <table:table-cell office:value-type="float" office:value="0.135533980582524">
                <text:p>0.135533980582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16">
                <text:p>0.000001716</text:p>
              </table:table-cell>
              <table:table-cell office:value-type="float" office:value="0.104109589041096">
                <text:p>0.104109589041096</text:p>
              </table:table-cell>
              <table:table-cell office:value-type="float" office:value="0.000001716">
                <text:p>0.000001716</text:p>
              </table:table-cell>
              <table:table-cell office:value-type="float" office:value="0.134757281553398">
                <text:p>0.13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2">
                <text:p>0.00000172</text:p>
              </table:table-cell>
              <table:table-cell office:value-type="float" office:value="0.0998043052837573">
                <text:p>0.0998043052837573</text:p>
              </table:table-cell>
              <table:table-cell office:value-type="float" office:value="0.00000172">
                <text:p>0.00000172</text:p>
              </table:table-cell>
              <table:table-cell office:value-type="float" office:value="0.133980582524272">
                <text:p>0.133980582524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24">
                <text:p>0.000001724</text:p>
              </table:table-cell>
              <table:table-cell office:value-type="float" office:value="0.0986301369863014">
                <text:p>0.0986301369863014</text:p>
              </table:table-cell>
              <table:table-cell office:value-type="float" office:value="0.000001724">
                <text:p>0.000001724</text:p>
              </table:table-cell>
              <table:table-cell office:value-type="float" office:value="0.130485436893204">
                <text:p>0.130485436893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28">
                <text:p>0.000001728</text:p>
              </table:table-cell>
              <table:table-cell office:value-type="float" office:value="0.0974559686888454">
                <text:p>0.0974559686888454</text:p>
              </table:table-cell>
              <table:table-cell office:value-type="float" office:value="0.000001728">
                <text:p>0.000001728</text:p>
              </table:table-cell>
              <table:table-cell office:value-type="float" office:value="0.126990291262136">
                <text:p>0.12699029126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32">
                <text:p>0.000001732</text:p>
              </table:table-cell>
              <table:table-cell office:value-type="float" office:value="0.0978473581213308">
                <text:p>0.0978473581213308</text:p>
              </table:table-cell>
              <table:table-cell office:value-type="float" office:value="0.000001732">
                <text:p>0.000001732</text:p>
              </table:table-cell>
              <table:table-cell office:value-type="float" office:value="0.12504854368932">
                <text:p>0.12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36">
                <text:p>0.000001736</text:p>
              </table:table-cell>
              <table:table-cell office:value-type="float" office:value="0.0998043052837573">
                <text:p>0.0998043052837573</text:p>
              </table:table-cell>
              <table:table-cell office:value-type="float" office:value="0.000001736">
                <text:p>0.000001736</text:p>
              </table:table-cell>
              <table:table-cell office:value-type="float" office:value="0.124660194174757">
                <text:p>0.124660194174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4">
                <text:p>0.00000174</text:p>
              </table:table-cell>
              <table:table-cell office:value-type="float" office:value="0.101761252446184">
                <text:p>0.101761252446184</text:p>
              </table:table-cell>
              <table:table-cell office:value-type="float" office:value="0.00000174">
                <text:p>0.00000174</text:p>
              </table:table-cell>
              <table:table-cell office:value-type="float" office:value="0.124271844660194">
                <text:p>0.12427184466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44">
                <text:p>0.000001744</text:p>
              </table:table-cell>
              <table:table-cell office:value-type="float" office:value="0.0978473581213308">
                <text:p>0.0978473581213308</text:p>
              </table:table-cell>
              <table:table-cell office:value-type="float" office:value="0.000001744">
                <text:p>0.000001744</text:p>
              </table:table-cell>
              <table:table-cell office:value-type="float" office:value="0.123495145631068">
                <text:p>0.12349514563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48">
                <text:p>0.000001748</text:p>
              </table:table-cell>
              <table:table-cell office:value-type="float" office:value="0.0939334637964775">
                <text:p>0.0939334637964775</text:p>
              </table:table-cell>
              <table:table-cell office:value-type="float" office:value="0.000001748">
                <text:p>0.000001748</text:p>
              </table:table-cell>
              <table:table-cell office:value-type="float" office:value="0.122718446601942">
                <text:p>0.12271844660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52">
                <text:p>0.000001752</text:p>
              </table:table-cell>
              <table:table-cell office:value-type="float" office:value="0.0921722113502936">
                <text:p>0.0921722113502936</text:p>
              </table:table-cell>
              <table:table-cell office:value-type="float" office:value="0.000001752">
                <text:p>0.000001752</text:p>
              </table:table-cell>
              <table:table-cell office:value-type="float" office:value="0.121941747572816">
                <text:p>0.121941747572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56">
                <text:p>0.000001756</text:p>
              </table:table-cell>
              <table:table-cell office:value-type="float" office:value="0.0925636007827789">
                <text:p>0.0925636007827789</text:p>
              </table:table-cell>
              <table:table-cell office:value-type="float" office:value="0.000001756">
                <text:p>0.000001756</text:p>
              </table:table-cell>
              <table:table-cell office:value-type="float" office:value="0.121165048543689">
                <text:p>0.121165048543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6">
                <text:p>0.00000176</text:p>
              </table:table-cell>
              <table:table-cell office:value-type="float" office:value="0.0929549902152642">
                <text:p>0.0929549902152642</text:p>
              </table:table-cell>
              <table:table-cell office:value-type="float" office:value="0.00000176">
                <text:p>0.00000176</text:p>
              </table:table-cell>
              <table:table-cell office:value-type="float" office:value="0.120388349514563">
                <text:p>0.120388349514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64">
                <text:p>0.000001764</text:p>
              </table:table-cell>
              <table:table-cell office:value-type="float" office:value="0.0917808219178082">
                <text:p>0.0917808219178082</text:p>
              </table:table-cell>
              <table:table-cell office:value-type="float" office:value="0.000001764">
                <text:p>0.000001764</text:p>
              </table:table-cell>
              <table:table-cell office:value-type="float" office:value="0.119611650485437">
                <text:p>0.119611650485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68">
                <text:p>0.000001768</text:p>
              </table:table-cell>
              <table:table-cell office:value-type="float" office:value="0.0906066536203523">
                <text:p>0.0906066536203523</text:p>
              </table:table-cell>
              <table:table-cell office:value-type="float" office:value="0.000001768">
                <text:p>0.000001768</text:p>
              </table:table-cell>
              <table:table-cell office:value-type="float" office:value="0.118834951456311">
                <text:p>0.118834951456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72">
                <text:p>0.000001772</text:p>
              </table:table-cell>
              <table:table-cell office:value-type="float" office:value="0.0876712328767123">
                <text:p>0.0876712328767123</text:p>
              </table:table-cell>
              <table:table-cell office:value-type="float" office:value="0.000001772">
                <text:p>0.000001772</text:p>
              </table:table-cell>
              <table:table-cell office:value-type="float" office:value="0.116699029126214">
                <text:p>0.11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76">
                <text:p>0.000001776</text:p>
              </table:table-cell>
              <table:table-cell office:value-type="float" office:value="0.0829745596868885">
                <text:p>0.0829745596868885</text:p>
              </table:table-cell>
              <table:table-cell office:value-type="float" office:value="0.000001776">
                <text:p>0.000001776</text:p>
              </table:table-cell>
              <table:table-cell office:value-type="float" office:value="0.113203883495146">
                <text:p>0.113203883495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8">
                <text:p>0.00000178</text:p>
              </table:table-cell>
              <table:table-cell office:value-type="float" office:value="0.0782778864970646">
                <text:p>0.0782778864970646</text:p>
              </table:table-cell>
              <table:table-cell office:value-type="float" office:value="0.00000178">
                <text:p>0.00000178</text:p>
              </table:table-cell>
              <table:table-cell office:value-type="float" office:value="0.109708737864078">
                <text:p>0.109708737864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84">
                <text:p>0.000001784</text:p>
              </table:table-cell>
              <table:table-cell office:value-type="float" office:value="0.075146771037182">
                <text:p>0.075146771037182</text:p>
              </table:table-cell>
              <table:table-cell office:value-type="float" office:value="0.000001784">
                <text:p>0.000001784</text:p>
              </table:table-cell>
              <table:table-cell office:value-type="float" office:value="0.11126213592233">
                <text:p>0.11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88">
                <text:p>0.000001788</text:p>
              </table:table-cell>
              <table:table-cell office:value-type="float" office:value="0.0720156555772994">
                <text:p>0.0720156555772994</text:p>
              </table:table-cell>
              <table:table-cell office:value-type="float" office:value="0.000001788">
                <text:p>0.000001788</text:p>
              </table:table-cell>
              <table:table-cell office:value-type="float" office:value="0.112815533980583">
                <text:p>0.112815533980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92">
                <text:p>0.000001792</text:p>
              </table:table-cell>
              <table:table-cell office:value-type="float" office:value="0.0722113502935421">
                <text:p>0.0722113502935421</text:p>
              </table:table-cell>
              <table:table-cell office:value-type="float" office:value="0.000001792">
                <text:p>0.000001792</text:p>
              </table:table-cell>
              <table:table-cell office:value-type="float" office:value="0.114368932038835">
                <text:p>0.11436893203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796">
                <text:p>0.000001796</text:p>
              </table:table-cell>
              <table:table-cell office:value-type="float" office:value="0.07573385518591">
                <text:p>0.07573385518591</text:p>
              </table:table-cell>
              <table:table-cell office:value-type="float" office:value="0.000001796">
                <text:p>0.000001796</text:p>
              </table:table-cell>
              <table:table-cell office:value-type="float" office:value="0.115922330097087">
                <text:p>0.115922330097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792563600782779">
                <text:p>0.0792563600782779</text:p>
              </table:table-cell>
              <table:table-cell office:value-type="float" office:value="0.0000018">
                <text:p>0.0000018</text:p>
              </table:table-cell>
              <table:table-cell office:value-type="float" office:value="0.11747572815534">
                <text:p>0.1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04">
                <text:p>0.000001804</text:p>
              </table:table-cell>
              <table:table-cell office:value-type="float" office:value="0.0859101761252446">
                <text:p>0.0859101761252446</text:p>
              </table:table-cell>
              <table:table-cell office:value-type="float" office:value="0.000001804">
                <text:p>0.000001804</text:p>
              </table:table-cell>
              <table:table-cell office:value-type="float" office:value="0.115145631067961">
                <text:p>0.115145631067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08">
                <text:p>0.000001808</text:p>
              </table:table-cell>
              <table:table-cell office:value-type="float" office:value="0.0925636007827789">
                <text:p>0.0925636007827789</text:p>
              </table:table-cell>
              <table:table-cell office:value-type="float" office:value="0.000001808">
                <text:p>0.000001808</text:p>
              </table:table-cell>
              <table:table-cell office:value-type="float" office:value="0.112815533980583">
                <text:p>0.112815533980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12">
                <text:p>0.000001812</text:p>
              </table:table-cell>
              <table:table-cell office:value-type="float" office:value="0.0939334637964775">
                <text:p>0.0939334637964775</text:p>
              </table:table-cell>
              <table:table-cell office:value-type="float" office:value="0.000001812">
                <text:p>0.000001812</text:p>
              </table:table-cell>
              <table:table-cell office:value-type="float" office:value="0.110097087378641">
                <text:p>0.11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16">
                <text:p>0.000001816</text:p>
              </table:table-cell>
              <table:table-cell office:value-type="float" office:value="0.0900195694716243">
                <text:p>0.0900195694716243</text:p>
              </table:table-cell>
              <table:table-cell office:value-type="float" office:value="0.000001816">
                <text:p>0.000001816</text:p>
              </table:table-cell>
              <table:table-cell office:value-type="float" office:value="0.106990291262136">
                <text:p>0.10699029126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2">
                <text:p>0.00000182</text:p>
              </table:table-cell>
              <table:table-cell office:value-type="float" office:value="0.0861056751467711">
                <text:p>0.0861056751467711</text:p>
              </table:table-cell>
              <table:table-cell office:value-type="float" office:value="0.00000182">
                <text:p>0.00000182</text:p>
              </table:table-cell>
              <table:table-cell office:value-type="float" office:value="0.103883495145631">
                <text:p>0.1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24">
                <text:p>0.000001824</text:p>
              </table:table-cell>
              <table:table-cell office:value-type="float" office:value="0.0837573385518591">
                <text:p>0.0837573385518591</text:p>
              </table:table-cell>
              <table:table-cell office:value-type="float" office:value="0.000001824">
                <text:p>0.000001824</text:p>
              </table:table-cell>
              <table:table-cell office:value-type="float" office:value="0.107766990291262">
                <text:p>0.10776699029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28">
                <text:p>0.000001828</text:p>
              </table:table-cell>
              <table:table-cell office:value-type="float" office:value="0.0814090019569472">
                <text:p>0.0814090019569472</text:p>
              </table:table-cell>
              <table:table-cell office:value-type="float" office:value="0.000001828">
                <text:p>0.000001828</text:p>
              </table:table-cell>
              <table:table-cell office:value-type="float" office:value="0.111650485436893">
                <text:p>0.111650485436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32">
                <text:p>0.000001832</text:p>
              </table:table-cell>
              <table:table-cell office:value-type="float" office:value="0.0796477495107632">
                <text:p>0.0796477495107632</text:p>
              </table:table-cell>
              <table:table-cell office:value-type="float" office:value="0.000001832">
                <text:p>0.000001832</text:p>
              </table:table-cell>
              <table:table-cell office:value-type="float" office:value="0.113592233009709">
                <text:p>0.11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36">
                <text:p>0.000001836</text:p>
              </table:table-cell>
              <table:table-cell office:value-type="float" office:value="0.0784735812133073">
                <text:p>0.0784735812133073</text:p>
              </table:table-cell>
              <table:table-cell office:value-type="float" office:value="0.000001836">
                <text:p>0.000001836</text:p>
              </table:table-cell>
              <table:table-cell office:value-type="float" office:value="0.113592233009709">
                <text:p>0.11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4">
                <text:p>0.00000184</text:p>
              </table:table-cell>
              <table:table-cell office:value-type="float" office:value="0.0772994129158513">
                <text:p>0.0772994129158513</text:p>
              </table:table-cell>
              <table:table-cell office:value-type="float" office:value="0.00000184">
                <text:p>0.00000184</text:p>
              </table:table-cell>
              <table:table-cell office:value-type="float" office:value="0.113592233009709">
                <text:p>0.11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44">
                <text:p>0.000001844</text:p>
              </table:table-cell>
              <table:table-cell office:value-type="float" office:value="0.0772994129158513">
                <text:p>0.0772994129158513</text:p>
              </table:table-cell>
              <table:table-cell office:value-type="float" office:value="0.000001844">
                <text:p>0.000001844</text:p>
              </table:table-cell>
              <table:table-cell office:value-type="float" office:value="0.108155339805825">
                <text:p>0.108155339805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48">
                <text:p>0.000001848</text:p>
              </table:table-cell>
              <table:table-cell office:value-type="float" office:value="0.0772994129158513">
                <text:p>0.0772994129158513</text:p>
              </table:table-cell>
              <table:table-cell office:value-type="float" office:value="0.000001848">
                <text:p>0.000001848</text:p>
              </table:table-cell>
              <table:table-cell office:value-type="float" office:value="0.102718446601942">
                <text:p>0.10271844660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52">
                <text:p>0.000001852</text:p>
              </table:table-cell>
              <table:table-cell office:value-type="float" office:value="0.0778864970645793">
                <text:p>0.0778864970645793</text:p>
              </table:table-cell>
              <table:table-cell office:value-type="float" office:value="0.000001852">
                <text:p>0.000001852</text:p>
              </table:table-cell>
              <table:table-cell office:value-type="float" office:value="0.100776699029126">
                <text:p>0.100776699029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56">
                <text:p>0.000001856</text:p>
              </table:table-cell>
              <table:table-cell office:value-type="float" office:value="0.0790606653620352">
                <text:p>0.0790606653620352</text:p>
              </table:table-cell>
              <table:table-cell office:value-type="float" office:value="0.000001856">
                <text:p>0.000001856</text:p>
              </table:table-cell>
              <table:table-cell office:value-type="float" office:value="0.102330097087379">
                <text:p>0.10233009708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6">
                <text:p>0.00000186</text:p>
              </table:table-cell>
              <table:table-cell office:value-type="float" office:value="0.0802348336594912">
                <text:p>0.0802348336594912</text:p>
              </table:table-cell>
              <table:table-cell office:value-type="float" office:value="0.00000186">
                <text:p>0.00000186</text:p>
              </table:table-cell>
              <table:table-cell office:value-type="float" office:value="0.103883495145631">
                <text:p>0.1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64">
                <text:p>0.000001864</text:p>
              </table:table-cell>
              <table:table-cell office:value-type="float" office:value="0.0806262230919765">
                <text:p>0.0806262230919765</text:p>
              </table:table-cell>
              <table:table-cell office:value-type="float" office:value="0.000001864">
                <text:p>0.000001864</text:p>
              </table:table-cell>
              <table:table-cell office:value-type="float" office:value="0.103495145631068">
                <text:p>0.10349514563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68">
                <text:p>0.000001868</text:p>
              </table:table-cell>
              <table:table-cell office:value-type="float" office:value="0.0810176125244618">
                <text:p>0.0810176125244618</text:p>
              </table:table-cell>
              <table:table-cell office:value-type="float" office:value="0.000001868">
                <text:p>0.000001868</text:p>
              </table:table-cell>
              <table:table-cell office:value-type="float" office:value="0.103106796116505">
                <text:p>0.103106796116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72">
                <text:p>0.000001872</text:p>
              </table:table-cell>
              <table:table-cell office:value-type="float" office:value="0.0808219178082192">
                <text:p>0.0808219178082192</text:p>
              </table:table-cell>
              <table:table-cell office:value-type="float" office:value="0.000001872">
                <text:p>0.0000018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76">
                <text:p>0.000001876</text:p>
              </table:table-cell>
              <table:table-cell office:value-type="float" office:value="0.0800391389432486">
                <text:p>0.0800391389432486</text:p>
              </table:table-cell>
              <table:table-cell office:value-type="float" office:value="0.000001876">
                <text:p>0.000001876</text:p>
              </table:table-cell>
              <table:table-cell office:value-type="float" office:value="0.0941747572815534">
                <text:p>0.09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8">
                <text:p>0.00000188</text:p>
              </table:table-cell>
              <table:table-cell office:value-type="float" office:value="0.0792563600782779">
                <text:p>0.0792563600782779</text:p>
              </table:table-cell>
              <table:table-cell office:value-type="float" office:value="0.00000188">
                <text:p>0.00000188</text:p>
              </table:table-cell>
              <table:table-cell office:value-type="float" office:value="0.0883495145631068">
                <text:p>0.088349514563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84">
                <text:p>0.000001884</text:p>
              </table:table-cell>
              <table:table-cell office:value-type="float" office:value="0.074559686888454">
                <text:p>0.074559686888454</text:p>
              </table:table-cell>
              <table:table-cell office:value-type="float" office:value="0.000001884">
                <text:p>0.000001884</text:p>
              </table:table-cell>
              <table:table-cell office:value-type="float" office:value="0.0821359223300971">
                <text:p>0.0821359223300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88">
                <text:p>0.000001888</text:p>
              </table:table-cell>
              <table:table-cell office:value-type="float" office:value="0.0698630136986302">
                <text:p>0.0698630136986302</text:p>
              </table:table-cell>
              <table:table-cell office:value-type="float" office:value="0.000001888">
                <text:p>0.000001888</text:p>
              </table:table-cell>
              <table:table-cell office:value-type="float" office:value="0.0759223300970874">
                <text:p>0.0759223300970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92">
                <text:p>0.000001892</text:p>
              </table:table-cell>
              <table:table-cell office:value-type="float" office:value="0.0688845401174168">
                <text:p>0.0688845401174168</text:p>
              </table:table-cell>
              <table:table-cell office:value-type="float" office:value="0.000001892">
                <text:p>0.000001892</text:p>
              </table:table-cell>
              <table:table-cell office:value-type="float" office:value="0.0735922330097087">
                <text:p>0.0735922330097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896">
                <text:p>0.000001896</text:p>
              </table:table-cell>
              <table:table-cell office:value-type="float" office:value="0.0716242661448141">
                <text:p>0.0716242661448141</text:p>
              </table:table-cell>
              <table:table-cell office:value-type="float" office:value="0.000001896">
                <text:p>0.000001896</text:p>
              </table:table-cell>
              <table:table-cell office:value-type="float" office:value="0.0751456310679612">
                <text:p>0.0751456310679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">
                <text:p>0.0000019</text:p>
              </table:table-cell>
              <table:table-cell office:value-type="float" office:value="0.0743639921722114">
                <text:p>0.0743639921722114</text:p>
              </table:table-cell>
              <table:table-cell office:value-type="float" office:value="0.0000019">
                <text:p>0.0000019</text:p>
              </table:table-cell>
              <table:table-cell office:value-type="float" office:value="0.0766990291262136">
                <text:p>0.076699029126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04">
                <text:p>0.000001904</text:p>
              </table:table-cell>
              <table:table-cell office:value-type="float" office:value="0.0806262230919765">
                <text:p>0.0806262230919765</text:p>
              </table:table-cell>
              <table:table-cell office:value-type="float" office:value="0.000001904">
                <text:p>0.000001904</text:p>
              </table:table-cell>
              <table:table-cell office:value-type="float" office:value="0.0833009708737864">
                <text:p>0.0833009708737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08">
                <text:p>0.000001908</text:p>
              </table:table-cell>
              <table:table-cell office:value-type="float" office:value="0.0868884540117417">
                <text:p>0.0868884540117417</text:p>
              </table:table-cell>
              <table:table-cell office:value-type="float" office:value="0.000001908">
                <text:p>0.000001908</text:p>
              </table:table-cell>
              <table:table-cell office:value-type="float" office:value="0.0899029126213592">
                <text:p>0.0899029126213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12">
                <text:p>0.000001912</text:p>
              </table:table-cell>
              <table:table-cell office:value-type="float" office:value="0.0880626223091977">
                <text:p>0.0880626223091977</text:p>
              </table:table-cell>
              <table:table-cell office:value-type="float" office:value="0.000001912">
                <text:p>0.000001912</text:p>
              </table:table-cell>
              <table:table-cell office:value-type="float" office:value="0.0955339805825243">
                <text:p>0.0955339805825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16">
                <text:p>0.000001916</text:p>
              </table:table-cell>
              <table:table-cell office:value-type="float" office:value="0.0841487279843444">
                <text:p>0.0841487279843444</text:p>
              </table:table-cell>
              <table:table-cell office:value-type="float" office:value="0.000001916">
                <text:p>0.000001916</text:p>
              </table:table-cell>
              <table:table-cell office:value-type="float" office:value="0.100194174757282">
                <text:p>0.100194174757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2">
                <text:p>0.00000192</text:p>
              </table:table-cell>
              <table:table-cell office:value-type="float" office:value="0.0802348336594912">
                <text:p>0.0802348336594912</text:p>
              </table:table-cell>
              <table:table-cell office:value-type="float" office:value="0.00000192">
                <text:p>0.00000192</text:p>
              </table:table-cell>
              <table:table-cell office:value-type="float" office:value="0.104854368932039">
                <text:p>0.1048543689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24">
                <text:p>0.000001924</text:p>
              </table:table-cell>
              <table:table-cell office:value-type="float" office:value="0.073581409001957">
                <text:p>0.073581409001957</text:p>
              </table:table-cell>
              <table:table-cell office:value-type="float" office:value="0.000001924">
                <text:p>0.000001924</text:p>
              </table:table-cell>
              <table:table-cell office:value-type="float" office:value="0.0998060194174757">
                <text:p>0.0998060194174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28">
                <text:p>0.000001928</text:p>
              </table:table-cell>
              <table:table-cell office:value-type="float" office:value="0.0669275929549902">
                <text:p>0.0669275929549902</text:p>
              </table:table-cell>
              <table:table-cell office:value-type="float" office:value="0.000001928">
                <text:p>0.000001928</text:p>
              </table:table-cell>
              <table:table-cell office:value-type="float" office:value="0.0947572815533981">
                <text:p>0.0947572815533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32">
                <text:p>0.000001932</text:p>
              </table:table-cell>
              <table:table-cell office:value-type="float" office:value="0.0634050880626223">
                <text:p>0.0634050880626223</text:p>
              </table:table-cell>
              <table:table-cell office:value-type="float" office:value="0.000001932">
                <text:p>0.000001932</text:p>
              </table:table-cell>
              <table:table-cell office:value-type="float" office:value="0.0904854368932039">
                <text:p>0.09048543689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36">
                <text:p>0.000001936</text:p>
              </table:table-cell>
              <table:table-cell office:value-type="float" office:value="0.063013698630137">
                <text:p>0.063013698630137</text:p>
              </table:table-cell>
              <table:table-cell office:value-type="float" office:value="0.000001936">
                <text:p>0.000001936</text:p>
              </table:table-cell>
              <table:table-cell office:value-type="float" office:value="0.0869902912621359">
                <text:p>0.0869902912621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4">
                <text:p>0.00000194</text:p>
              </table:table-cell>
              <table:table-cell office:value-type="float" office:value="0.0626223091976517">
                <text:p>0.0626223091976517</text:p>
              </table:table-cell>
              <table:table-cell office:value-type="float" office:value="0.00000194">
                <text:p>0.00000194</text:p>
              </table:table-cell>
              <table:table-cell office:value-type="float" office:value="0.0834951456310679">
                <text:p>0.0834951456310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44">
                <text:p>0.000001944</text:p>
              </table:table-cell>
              <table:table-cell office:value-type="float" office:value="0.0626223091976517">
                <text:p>0.0626223091976517</text:p>
              </table:table-cell>
              <table:table-cell office:value-type="float" office:value="0.000001944">
                <text:p>0.000001944</text:p>
              </table:table-cell>
              <table:table-cell office:value-type="float" office:value="0.0869902912621359">
                <text:p>0.0869902912621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48">
                <text:p>0.000001948</text:p>
              </table:table-cell>
              <table:table-cell office:value-type="float" office:value="0.0626223091976517">
                <text:p>0.0626223091976517</text:p>
              </table:table-cell>
              <table:table-cell office:value-type="float" office:value="0.000001948">
                <text:p>0.000001948</text:p>
              </table:table-cell>
              <table:table-cell office:value-type="float" office:value="0.0904854368932039">
                <text:p>0.09048543689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52">
                <text:p>0.000001952</text:p>
              </table:table-cell>
              <table:table-cell office:value-type="float" office:value="0.0626223091976517">
                <text:p>0.0626223091976517</text:p>
              </table:table-cell>
              <table:table-cell office:value-type="float" office:value="0.000001952">
                <text:p>0.000001952</text:p>
              </table:table-cell>
              <table:table-cell office:value-type="float" office:value="0.0902912621359223">
                <text:p>0.0902912621359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56">
                <text:p>0.000001956</text:p>
              </table:table-cell>
              <table:table-cell office:value-type="float" office:value="0.0626223091976517">
                <text:p>0.0626223091976517</text:p>
              </table:table-cell>
              <table:table-cell office:value-type="float" office:value="0.000001956">
                <text:p>0.000001956</text:p>
              </table:table-cell>
              <table:table-cell office:value-type="float" office:value="0.0864077669902913">
                <text:p>0.086407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6">
                <text:p>0.00000196</text:p>
              </table:table-cell>
              <table:table-cell office:value-type="float" office:value="0.0626223091976517">
                <text:p>0.0626223091976517</text:p>
              </table:table-cell>
              <table:table-cell office:value-type="float" office:value="0.00000196">
                <text:p>0.00000196</text:p>
              </table:table-cell>
              <table:table-cell office:value-type="float" office:value="0.0825242718446602">
                <text:p>0.0825242718446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64">
                <text:p>0.000001964</text:p>
              </table:table-cell>
              <table:table-cell office:value-type="float" office:value="0.061839530332681">
                <text:p>0.061839530332681</text:p>
              </table:table-cell>
              <table:table-cell office:value-type="float" office:value="0.000001964">
                <text:p>0.000001964</text:p>
              </table:table-cell>
              <table:table-cell office:value-type="float" office:value="0.081747572815534">
                <text:p>0.08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68">
                <text:p>0.000001968</text:p>
              </table:table-cell>
              <table:table-cell office:value-type="float" office:value="0.0610567514677104">
                <text:p>0.0610567514677104</text:p>
              </table:table-cell>
              <table:table-cell office:value-type="float" office:value="0.000001968">
                <text:p>0.000001968</text:p>
              </table:table-cell>
              <table:table-cell office:value-type="float" office:value="0.0809708737864078">
                <text:p>0.0809708737864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72">
                <text:p>0.000001972</text:p>
              </table:table-cell>
              <table:table-cell office:value-type="float" office:value="0.0585127201565558">
                <text:p>0.0585127201565558</text:p>
              </table:table-cell>
              <table:table-cell office:value-type="float" office:value="0.000001972">
                <text:p>0.000001972</text:p>
              </table:table-cell>
              <table:table-cell office:value-type="float" office:value="0.0844660194174757">
                <text:p>0.0844660194174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76">
                <text:p>0.000001976</text:p>
              </table:table-cell>
              <table:table-cell office:value-type="float" office:value="0.0542074363992172">
                <text:p>0.0542074363992172</text:p>
              </table:table-cell>
              <table:table-cell office:value-type="float" office:value="0.000001976">
                <text:p>0.000001976</text:p>
              </table:table-cell>
              <table:table-cell office:value-type="float" office:value="0.0922330097087379">
                <text:p>0.092233009708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8">
                <text:p>0.00000198</text:p>
              </table:table-cell>
              <table:table-cell office:value-type="float" office:value="0.0499021526418787">
                <text:p>0.0499021526418787</text:p>
              </table:table-cell>
              <table:table-cell office:value-type="float" office:value="0.00000198">
                <text:p>0.000001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84">
                <text:p>0.000001984</text:p>
              </table:table-cell>
              <table:table-cell office:value-type="float" office:value="0.0506849315068493">
                <text:p>0.0506849315068493</text:p>
              </table:table-cell>
              <table:table-cell office:value-type="float" office:value="0.000001984">
                <text:p>0.0000019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88">
                <text:p>0.000001988</text:p>
              </table:table-cell>
              <table:table-cell office:value-type="float" office:value="0.05146771037182">
                <text:p>0.05146771037182</text:p>
              </table:table-cell>
              <table:table-cell office:value-type="float" office:value="0.000001988">
                <text:p>0.0000019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92">
                <text:p>0.000001992</text:p>
              </table:table-cell>
              <table:table-cell office:value-type="float" office:value="0.0545988258317025">
                <text:p>0.0545988258317025</text:p>
              </table:table-cell>
              <table:table-cell office:value-type="float" office:value="0.000001992">
                <text:p>0.000001992</text:p>
              </table:table-cell>
              <table:table-cell office:value-type="float" office:value="0.0974757281553398">
                <text:p>0.097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996">
                <text:p>0.000001996</text:p>
              </table:table-cell>
              <table:table-cell office:value-type="float" office:value="0.0600782778864971">
                <text:p>0.0600782778864971</text:p>
              </table:table-cell>
              <table:table-cell office:value-type="float" office:value="0.000001996">
                <text:p>0.000001996</text:p>
              </table:table-cell>
              <table:table-cell office:value-type="float" office:value="0.0924271844660194">
                <text:p>0.092427184466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655577299412916">
                <text:p>0.0655577299412916</text:p>
              </table:table-cell>
              <table:table-cell office:value-type="float" office:value="0.000002">
                <text:p>0.000002</text:p>
              </table:table-cell>
              <table:table-cell office:value-type="float" office:value="0.087378640776699">
                <text:p>0.087378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04">
                <text:p>0.000002004</text:p>
              </table:table-cell>
              <table:table-cell office:value-type="float" office:value="0.0655577299412916">
                <text:p>0.0655577299412916</text:p>
              </table:table-cell>
              <table:table-cell office:value-type="float" office:value="0.000002004">
                <text:p>0.000002004</text:p>
              </table:table-cell>
              <table:table-cell office:value-type="float" office:value="0.0838834951456311">
                <text:p>0.0838834951456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08">
                <text:p>0.000002008</text:p>
              </table:table-cell>
              <table:table-cell office:value-type="float" office:value="0.0655577299412916">
                <text:p>0.0655577299412916</text:p>
              </table:table-cell>
              <table:table-cell office:value-type="float" office:value="0.000002008">
                <text:p>0.000002008</text:p>
              </table:table-cell>
              <table:table-cell office:value-type="float" office:value="0.0803883495145631">
                <text:p>0.08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12">
                <text:p>0.000002012</text:p>
              </table:table-cell>
              <table:table-cell office:value-type="float" office:value="0.0637962818003914">
                <text:p>0.0637962818003914</text:p>
              </table:table-cell>
              <table:table-cell office:value-type="float" office:value="0.000002012">
                <text:p>0.000002012</text:p>
              </table:table-cell>
              <table:table-cell office:value-type="float" office:value="0.0761163106796117">
                <text:p>0.0761163106796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16">
                <text:p>0.000002016</text:p>
              </table:table-cell>
              <table:table-cell office:value-type="float" office:value="0.0602739726027397">
                <text:p>0.0602739726027397</text:p>
              </table:table-cell>
              <table:table-cell office:value-type="float" office:value="0.000002016">
                <text:p>0.000002016</text:p>
              </table:table-cell>
              <table:table-cell office:value-type="float" office:value="0.0710677669902913">
                <text:p>0.071067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2">
                <text:p>0.00000202</text:p>
              </table:table-cell>
              <table:table-cell office:value-type="float" office:value="0.0567514677103718">
                <text:p>0.0567514677103718</text:p>
              </table:table-cell>
              <table:table-cell office:value-type="float" office:value="0.00000202">
                <text:p>0.00000202</text:p>
              </table:table-cell>
              <table:table-cell office:value-type="float" office:value="0.0660194174757281">
                <text:p>0.0660194174757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24">
                <text:p>0.000002024</text:p>
              </table:table-cell>
              <table:table-cell office:value-type="float" office:value="0.0540117416829746">
                <text:p>0.0540117416829746</text:p>
              </table:table-cell>
              <table:table-cell office:value-type="float" office:value="0.000002024">
                <text:p>0.000002024</text:p>
              </table:table-cell>
              <table:table-cell office:value-type="float" office:value="0.0652427184466019">
                <text:p>0.065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28">
                <text:p>0.000002028</text:p>
              </table:table-cell>
              <table:table-cell office:value-type="float" office:value="0.0512720156555773">
                <text:p>0.0512720156555773</text:p>
              </table:table-cell>
              <table:table-cell office:value-type="float" office:value="0.000002028">
                <text:p>0.000002028</text:p>
              </table:table-cell>
              <table:table-cell office:value-type="float" office:value="0.0644660194174757">
                <text:p>0.0644660194174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32">
                <text:p>0.000002032</text:p>
              </table:table-cell>
              <table:table-cell office:value-type="float" office:value="0.0481409001956947">
                <text:p>0.0481409001956947</text:p>
              </table:table-cell>
              <table:table-cell office:value-type="float" office:value="0.000002032">
                <text:p>0.000002032</text:p>
              </table:table-cell>
              <table:table-cell office:value-type="float" office:value="0.0662135922330097">
                <text:p>0.0662135922330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36">
                <text:p>0.000002036</text:p>
              </table:table-cell>
              <table:table-cell office:value-type="float" office:value="0.0446183953033268">
                <text:p>0.0446183953033268</text:p>
              </table:table-cell>
              <table:table-cell office:value-type="float" office:value="0.000002036">
                <text:p>0.000002036</text:p>
              </table:table-cell>
              <table:table-cell office:value-type="float" office:value="0.0704856310679612">
                <text:p>0.0704856310679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4">
                <text:p>0.00000204</text:p>
              </table:table-cell>
              <table:table-cell office:value-type="float" office:value="0.0410958904109589">
                <text:p>0.0410958904109589</text:p>
              </table:table-cell>
              <table:table-cell office:value-type="float" office:value="0.00000204">
                <text:p>0.00000204</text:p>
              </table:table-cell>
              <table:table-cell office:value-type="float" office:value="0.0747572815533981">
                <text:p>0.0747572815533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44">
                <text:p>0.000002044</text:p>
              </table:table-cell>
              <table:table-cell office:value-type="float" office:value="0.0410958904109589">
                <text:p>0.0410958904109589</text:p>
              </table:table-cell>
              <table:table-cell office:value-type="float" office:value="0.000002044">
                <text:p>0.000002044</text:p>
              </table:table-cell>
              <table:table-cell office:value-type="float" office:value="0.0732038834951456">
                <text:p>0.073203883495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48">
                <text:p>0.000002048</text:p>
              </table:table-cell>
              <table:table-cell office:value-type="float" office:value="0.0410958904109589">
                <text:p>0.0410958904109589</text:p>
              </table:table-cell>
              <table:table-cell office:value-type="float" office:value="0.000002048">
                <text:p>0.000002048</text:p>
              </table:table-cell>
              <table:table-cell office:value-type="float" office:value="0.0716504854368932">
                <text:p>0.071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52">
                <text:p>0.000002052</text:p>
              </table:table-cell>
              <table:table-cell office:value-type="float" office:value="0.0434442270058709">
                <text:p>0.0434442270058709</text:p>
              </table:table-cell>
              <table:table-cell office:value-type="float" office:value="0.000002052">
                <text:p>0.000002052</text:p>
              </table:table-cell>
              <table:table-cell office:value-type="float" office:value="0.0724271844660194">
                <text:p>0.072427184466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56">
                <text:p>0.000002056</text:p>
              </table:table-cell>
              <table:table-cell office:value-type="float" office:value="0.048141095890411">
                <text:p>0.048141095890411</text:p>
              </table:table-cell>
              <table:table-cell office:value-type="float" office:value="0.000002056">
                <text:p>0.000002056</text:p>
              </table:table-cell>
              <table:table-cell office:value-type="float" office:value="0.0755339805825243">
                <text:p>0.0755339805825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6">
                <text:p>0.00000206</text:p>
              </table:table-cell>
              <table:table-cell office:value-type="float" office:value="0.0528375733855186">
                <text:p>0.0528375733855186</text:p>
              </table:table-cell>
              <table:table-cell office:value-type="float" office:value="0.00000206">
                <text:p>0.00000206</text:p>
              </table:table-cell>
              <table:table-cell office:value-type="float" office:value="0.0786407766990291">
                <text:p>0.0786407766990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64">
                <text:p>0.000002064</text:p>
              </table:table-cell>
              <table:table-cell office:value-type="float" office:value="0.0536203522504893">
                <text:p>0.0536203522504893</text:p>
              </table:table-cell>
              <table:table-cell office:value-type="float" office:value="0.000002064">
                <text:p>0.000002064</text:p>
              </table:table-cell>
              <table:table-cell office:value-type="float" office:value="0.0763106796116505">
                <text:p>0.0763106796116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68">
                <text:p>0.000002068</text:p>
              </table:table-cell>
              <table:table-cell office:value-type="float" office:value="0.0544031311154599">
                <text:p>0.0544031311154599</text:p>
              </table:table-cell>
              <table:table-cell office:value-type="float" office:value="0.000002068">
                <text:p>0.000002068</text:p>
              </table:table-cell>
              <table:table-cell office:value-type="float" office:value="0.0739805825242719">
                <text:p>0.0739805825242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72">
                <text:p>0.000002072</text:p>
              </table:table-cell>
              <table:table-cell office:value-type="float" office:value="0.0532289628180039">
                <text:p>0.0532289628180039</text:p>
              </table:table-cell>
              <table:table-cell office:value-type="float" office:value="0.000002072">
                <text:p>0.000002072</text:p>
              </table:table-cell>
              <table:table-cell office:value-type="float" office:value="0.0685436893203883">
                <text:p>0.0685436893203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76">
                <text:p>0.000002076</text:p>
              </table:table-cell>
              <table:table-cell office:value-type="float" office:value="0.0500978473581213">
                <text:p>0.0500978473581213</text:p>
              </table:table-cell>
              <table:table-cell office:value-type="float" office:value="0.000002076">
                <text:p>0.000002076</text:p>
              </table:table-cell>
              <table:table-cell office:value-type="float" office:value="0.0599998058252427">
                <text:p>0.05999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8">
                <text:p>0.00000208</text:p>
              </table:table-cell>
              <table:table-cell office:value-type="float" office:value="0.0469667318982388">
                <text:p>0.0469667318982388</text:p>
              </table:table-cell>
              <table:table-cell office:value-type="float" office:value="0.00000208">
                <text:p>0.00000208</text:p>
              </table:table-cell>
              <table:table-cell office:value-type="float" office:value="0.0514563106796116">
                <text:p>0.0514563106796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84">
                <text:p>0.000002084</text:p>
              </table:table-cell>
              <table:table-cell office:value-type="float" office:value="0.0469667318982388">
                <text:p>0.0469667318982388</text:p>
              </table:table-cell>
              <table:table-cell office:value-type="float" office:value="0.000002084">
                <text:p>0.000002084</text:p>
              </table:table-cell>
              <table:table-cell office:value-type="float" office:value="0.0584466019417476">
                <text:p>0.0584466019417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88">
                <text:p>0.000002088</text:p>
              </table:table-cell>
              <table:table-cell office:value-type="float" office:value="0.0469667318982388">
                <text:p>0.0469667318982388</text:p>
              </table:table-cell>
              <table:table-cell office:value-type="float" office:value="0.000002088">
                <text:p>0.000002088</text:p>
              </table:table-cell>
              <table:table-cell office:value-type="float" office:value="0.0654368932038835">
                <text:p>0.065436893203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92">
                <text:p>0.000002092</text:p>
              </table:table-cell>
              <table:table-cell office:value-type="float" office:value="0.0465753424657534">
                <text:p>0.0465753424657534</text:p>
              </table:table-cell>
              <table:table-cell office:value-type="float" office:value="0.000002092">
                <text:p>0.000002092</text:p>
              </table:table-cell>
              <table:table-cell office:value-type="float" office:value="0.0683495145631068">
                <text:p>0.068349514563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96">
                <text:p>0.000002096</text:p>
              </table:table-cell>
              <table:table-cell office:value-type="float" office:value="0.0457925636007828">
                <text:p>0.0457925636007828</text:p>
              </table:table-cell>
              <table:table-cell office:value-type="float" office:value="0.000002096">
                <text:p>0.000002096</text:p>
              </table:table-cell>
              <table:table-cell office:value-type="float" office:value="0.0671844660194175">
                <text:p>0.0671844660194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">
                <text:p>0.0000021</text:p>
              </table:table-cell>
              <table:table-cell office:value-type="float" office:value="0.0450097847358121">
                <text:p>0.0450097847358121</text:p>
              </table:table-cell>
              <table:table-cell office:value-type="float" office:value="0.0000021">
                <text:p>0.0000021</text:p>
              </table:table-cell>
              <table:table-cell office:value-type="float" office:value="0.0660194174757281">
                <text:p>0.0660194174757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04">
                <text:p>0.000002104</text:p>
              </table:table-cell>
              <table:table-cell office:value-type="float" office:value="0.0434442270058709">
                <text:p>0.0434442270058709</text:p>
              </table:table-cell>
              <table:table-cell office:value-type="float" office:value="0.000002104">
                <text:p>0.000002104</text:p>
              </table:table-cell>
              <table:table-cell office:value-type="float" office:value="0.061747572815534">
                <text:p>0.06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08">
                <text:p>0.000002108</text:p>
              </table:table-cell>
              <table:table-cell office:value-type="float" office:value="0.0418786692759296">
                <text:p>0.0418786692759296</text:p>
              </table:table-cell>
              <table:table-cell office:value-type="float" office:value="0.000002108">
                <text:p>0.000002108</text:p>
              </table:table-cell>
              <table:table-cell office:value-type="float" office:value="0.0574757281553398">
                <text:p>0.057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12">
                <text:p>0.000002112</text:p>
              </table:table-cell>
              <table:table-cell office:value-type="float" office:value="0.0414872798434442">
                <text:p>0.0414872798434442</text:p>
              </table:table-cell>
              <table:table-cell office:value-type="float" office:value="0.000002112">
                <text:p>0.000002112</text:p>
              </table:table-cell>
              <table:table-cell office:value-type="float" office:value="0.0566990291262136">
                <text:p>0.056699029126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16">
                <text:p>0.000002116</text:p>
              </table:table-cell>
              <table:table-cell office:value-type="float" office:value="0.0422700587084149">
                <text:p>0.0422700587084149</text:p>
              </table:table-cell>
              <table:table-cell office:value-type="float" office:value="0.000002116">
                <text:p>0.000002116</text:p>
              </table:table-cell>
              <table:table-cell office:value-type="float" office:value="0.0594174757281553">
                <text:p>0.05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2">
                <text:p>0.00000212</text:p>
              </table:table-cell>
              <table:table-cell office:value-type="float" office:value="0.0430528375733855">
                <text:p>0.0430528375733855</text:p>
              </table:table-cell>
              <table:table-cell office:value-type="float" office:value="0.00000212">
                <text:p>0.00000212</text:p>
              </table:table-cell>
              <table:table-cell office:value-type="float" office:value="0.0621359223300971">
                <text:p>0.0621359223300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24">
                <text:p>0.000002124</text:p>
              </table:table-cell>
              <table:table-cell office:value-type="float" office:value="0.0438356164383562">
                <text:p>0.0438356164383562</text:p>
              </table:table-cell>
              <table:table-cell office:value-type="float" office:value="0.000002124">
                <text:p>0.000002124</text:p>
              </table:table-cell>
              <table:table-cell office:value-type="float" office:value="0.0621359223300971">
                <text:p>0.0621359223300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28">
                <text:p>0.000002128</text:p>
              </table:table-cell>
              <table:table-cell office:value-type="float" office:value="0.0446183953033268">
                <text:p>0.0446183953033268</text:p>
              </table:table-cell>
              <table:table-cell office:value-type="float" office:value="0.000002128">
                <text:p>0.000002128</text:p>
              </table:table-cell>
              <table:table-cell office:value-type="float" office:value="0.0621359223300971">
                <text:p>0.0621359223300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32">
                <text:p>0.000002132</text:p>
              </table:table-cell>
              <table:table-cell office:value-type="float" office:value="0.0440313111545988">
                <text:p>0.0440313111545988</text:p>
              </table:table-cell>
              <table:table-cell office:value-type="float" office:value="0.000002132">
                <text:p>0.000002132</text:p>
              </table:table-cell>
              <table:table-cell office:value-type="float" office:value="0.0627184466019417">
                <text:p>0.0627184466019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36">
                <text:p>0.000002136</text:p>
              </table:table-cell>
              <table:table-cell office:value-type="float" office:value="0.0420743639921722">
                <text:p>0.0420743639921722</text:p>
              </table:table-cell>
              <table:table-cell office:value-type="float" office:value="0.000002136">
                <text:p>0.000002136</text:p>
              </table:table-cell>
              <table:table-cell office:value-type="float" office:value="0.0638834951456311">
                <text:p>0.0638834951456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4">
                <text:p>0.00000214</text:p>
              </table:table-cell>
              <table:table-cell office:value-type="float" office:value="0.0401174168297456">
                <text:p>0.0401174168297456</text:p>
              </table:table-cell>
              <table:table-cell office:value-type="float" office:value="0.00000214">
                <text:p>0.00000214</text:p>
              </table:table-cell>
              <table:table-cell office:value-type="float" office:value="0.0650485436893204">
                <text:p>0.0650485436893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44">
                <text:p>0.000002144</text:p>
              </table:table-cell>
              <table:table-cell office:value-type="float" office:value="0.0385518590998043">
                <text:p>0.0385518590998043</text:p>
              </table:table-cell>
              <table:table-cell office:value-type="float" office:value="0.000002144">
                <text:p>0.000002144</text:p>
              </table:table-cell>
              <table:table-cell office:value-type="float" office:value="0.0662135922330097">
                <text:p>0.0662135922330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48">
                <text:p>0.000002148</text:p>
              </table:table-cell>
              <table:table-cell office:value-type="float" office:value="0.036986301369863">
                <text:p>0.036986301369863</text:p>
              </table:table-cell>
              <table:table-cell office:value-type="float" office:value="0.000002148">
                <text:p>0.000002148</text:p>
              </table:table-cell>
              <table:table-cell office:value-type="float" office:value="0.067378640776699">
                <text:p>0.067378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52">
                <text:p>0.000002152</text:p>
              </table:table-cell>
              <table:table-cell office:value-type="float" office:value="0.038160469667319">
                <text:p>0.038160469667319</text:p>
              </table:table-cell>
              <table:table-cell office:value-type="float" office:value="0.000002152">
                <text:p>0.000002152</text:p>
              </table:table-cell>
              <table:table-cell office:value-type="float" office:value="0.0687378640776699">
                <text:p>0.0687378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56">
                <text:p>0.000002156</text:p>
              </table:table-cell>
              <table:table-cell office:value-type="float" office:value="0.0420743639921722">
                <text:p>0.0420743639921722</text:p>
              </table:table-cell>
              <table:table-cell office:value-type="float" office:value="0.000002156">
                <text:p>0.000002156</text:p>
              </table:table-cell>
              <table:table-cell office:value-type="float" office:value="0.0702912621359223">
                <text:p>0.0702912621359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6">
                <text:p>0.00000216</text:p>
              </table:table-cell>
              <table:table-cell office:value-type="float" office:value="0.0459882583170255">
                <text:p>0.0459882583170255</text:p>
              </table:table-cell>
              <table:table-cell office:value-type="float" office:value="0.00000216">
                <text:p>0.00000216</text:p>
              </table:table-cell>
              <table:table-cell office:value-type="float" office:value="0.0718446601941748">
                <text:p>0.0718446601941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64">
                <text:p>0.000002164</text:p>
              </table:table-cell>
              <table:table-cell office:value-type="float" office:value="0.0452054794520548">
                <text:p>0.0452054794520548</text:p>
              </table:table-cell>
              <table:table-cell office:value-type="float" office:value="0.000002164">
                <text:p>0.000002164</text:p>
              </table:table-cell>
              <table:table-cell office:value-type="float" office:value="0.0702912621359223">
                <text:p>0.0702912621359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68">
                <text:p>0.000002168</text:p>
              </table:table-cell>
              <table:table-cell office:value-type="float" office:value="0.0444227005870842">
                <text:p>0.0444227005870842</text:p>
              </table:table-cell>
              <table:table-cell office:value-type="float" office:value="0.000002168">
                <text:p>0.000002168</text:p>
              </table:table-cell>
              <table:table-cell office:value-type="float" office:value="0.0687378640776699">
                <text:p>0.0687378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72">
                <text:p>0.000002172</text:p>
              </table:table-cell>
              <table:table-cell office:value-type="float" office:value="0.0422700587084149">
                <text:p>0.0422700587084149</text:p>
              </table:table-cell>
              <table:table-cell office:value-type="float" office:value="0.000002172">
                <text:p>0.000002172</text:p>
              </table:table-cell>
              <table:table-cell office:value-type="float" office:value="0.0667961165048544">
                <text:p>0.066796116504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76">
                <text:p>0.000002176</text:p>
              </table:table-cell>
              <table:table-cell office:value-type="float" office:value="0.038747553816047">
                <text:p>0.038747553816047</text:p>
              </table:table-cell>
              <table:table-cell office:value-type="float" office:value="0.000002176">
                <text:p>0.000002176</text:p>
              </table:table-cell>
              <table:table-cell office:value-type="float" office:value="0.0644660194174757">
                <text:p>0.0644660194174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8">
                <text:p>0.00000218</text:p>
              </table:table-cell>
              <table:table-cell office:value-type="float" office:value="0.0352250489236791">
                <text:p>0.0352250489236791</text:p>
              </table:table-cell>
              <table:table-cell office:value-type="float" office:value="0.00000218">
                <text:p>0.00000218</text:p>
              </table:table-cell>
              <table:table-cell office:value-type="float" office:value="0.0621359223300971">
                <text:p>0.0621359223300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84">
                <text:p>0.000002184</text:p>
              </table:table-cell>
              <table:table-cell office:value-type="float" office:value="0.0356164383561644">
                <text:p>0.0356164383561644</text:p>
              </table:table-cell>
              <table:table-cell office:value-type="float" office:value="0.000002184">
                <text:p>0.000002184</text:p>
              </table:table-cell>
              <table:table-cell office:value-type="float" office:value="0.0613592233009709">
                <text:p>0.061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88">
                <text:p>0.000002188</text:p>
              </table:table-cell>
              <table:table-cell office:value-type="float" office:value="0.0360078277886497">
                <text:p>0.0360078277886497</text:p>
              </table:table-cell>
              <table:table-cell office:value-type="float" office:value="0.000002188">
                <text:p>0.000002188</text:p>
              </table:table-cell>
              <table:table-cell office:value-type="float" office:value="0.0605825242718447">
                <text:p>0.0605825242718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92">
                <text:p>0.000002192</text:p>
              </table:table-cell>
              <table:table-cell office:value-type="float" office:value="0.036986301369863">
                <text:p>0.036986301369863</text:p>
              </table:table-cell>
              <table:table-cell office:value-type="float" office:value="0.000002192">
                <text:p>0.000002192</text:p>
              </table:table-cell>
              <table:table-cell office:value-type="float" office:value="0.0580582524271845">
                <text:p>0.0580582524271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196">
                <text:p>0.000002196</text:p>
              </table:table-cell>
              <table:table-cell office:value-type="float" office:value="0.0385518590998043">
                <text:p>0.0385518590998043</text:p>
              </table:table-cell>
              <table:table-cell office:value-type="float" office:value="0.000002196">
                <text:p>0.000002196</text:p>
              </table:table-cell>
              <table:table-cell office:value-type="float" office:value="0.0537864077669903">
                <text:p>0.05378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">
                <text:p>0.0000022</text:p>
              </table:table-cell>
              <table:table-cell office:value-type="float" office:value="0.0401174168297456">
                <text:p>0.0401174168297456</text:p>
              </table:table-cell>
              <table:table-cell office:value-type="float" office:value="0.0000022">
                <text:p>0.0000022</text:p>
              </table:table-cell>
              <table:table-cell office:value-type="float" office:value="0.0495145631067961">
                <text:p>0.0495145631067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04">
                <text:p>0.000002204</text:p>
              </table:table-cell>
              <table:table-cell office:value-type="float" office:value="0.0405088062622309">
                <text:p>0.0405088062622309</text:p>
              </table:table-cell>
              <table:table-cell office:value-type="float" office:value="0.000002204">
                <text:p>0.000002204</text:p>
              </table:table-cell>
              <table:table-cell office:value-type="float" office:value="0.049126213592233">
                <text:p>0.04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08">
                <text:p>0.000002208</text:p>
              </table:table-cell>
              <table:table-cell office:value-type="float" office:value="0.0409001956947162">
                <text:p>0.0409001956947162</text:p>
              </table:table-cell>
              <table:table-cell office:value-type="float" office:value="0.000002208">
                <text:p>0.000002208</text:p>
              </table:table-cell>
              <table:table-cell office:value-type="float" office:value="0.0487378640776699">
                <text:p>0.0487378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12">
                <text:p>0.000002212</text:p>
              </table:table-cell>
              <table:table-cell office:value-type="float" office:value="0.0403131115459883">
                <text:p>0.0403131115459883</text:p>
              </table:table-cell>
              <table:table-cell office:value-type="float" office:value="0.000002212">
                <text:p>0.000002212</text:p>
              </table:table-cell>
              <table:table-cell office:value-type="float" office:value="0.0497087378640777">
                <text:p>0.0497087378640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16">
                <text:p>0.000002216</text:p>
              </table:table-cell>
              <table:table-cell office:value-type="float" office:value="0.038747553816047">
                <text:p>0.038747553816047</text:p>
              </table:table-cell>
              <table:table-cell office:value-type="float" office:value="0.000002216">
                <text:p>0.000002216</text:p>
              </table:table-cell>
              <table:table-cell office:value-type="float" office:value="0.0520388349514563">
                <text:p>0.0520388349514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2">
                <text:p>0.00000222</text:p>
              </table:table-cell>
              <table:table-cell office:value-type="float" office:value="0.0371819960861057">
                <text:p>0.0371819960861057</text:p>
              </table:table-cell>
              <table:table-cell office:value-type="float" office:value="0.00000222">
                <text:p>0.00000222</text:p>
              </table:table-cell>
              <table:table-cell office:value-type="float" office:value="0.0543689320388349">
                <text:p>0.0543689320388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24">
                <text:p>0.000002224</text:p>
              </table:table-cell>
              <table:table-cell office:value-type="float" office:value="0.0371819960861057">
                <text:p>0.0371819960861057</text:p>
              </table:table-cell>
              <table:table-cell office:value-type="float" office:value="0.000002224">
                <text:p>0.000002224</text:p>
              </table:table-cell>
              <table:table-cell office:value-type="float" office:value="0.0524271844660194">
                <text:p>0.052427184466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28">
                <text:p>0.000002228</text:p>
              </table:table-cell>
              <table:table-cell office:value-type="float" office:value="0.0371819960861057">
                <text:p>0.0371819960861057</text:p>
              </table:table-cell>
              <table:table-cell office:value-type="float" office:value="0.000002228">
                <text:p>0.000002228</text:p>
              </table:table-cell>
              <table:table-cell office:value-type="float" office:value="0.0504854368932039">
                <text:p>0.05048543689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32">
                <text:p>0.000002232</text:p>
              </table:table-cell>
              <table:table-cell office:value-type="float" office:value="0.0371819960861057">
                <text:p>0.0371819960861057</text:p>
              </table:table-cell>
              <table:table-cell office:value-type="float" office:value="0.000002232">
                <text:p>0.000002232</text:p>
              </table:table-cell>
              <table:table-cell office:value-type="float" office:value="0.0493203883495146">
                <text:p>0.0493203883495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36">
                <text:p>0.000002236</text:p>
              </table:table-cell>
              <table:table-cell office:value-type="float" office:value="0.0371819960861057">
                <text:p>0.0371819960861057</text:p>
              </table:table-cell>
              <table:table-cell office:value-type="float" office:value="0.000002236">
                <text:p>0.000002236</text:p>
              </table:table-cell>
              <table:table-cell office:value-type="float" office:value="0.0489320388349515">
                <text:p>0.0489320388349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4">
                <text:p>0.00000224</text:p>
              </table:table-cell>
              <table:table-cell office:value-type="float" office:value="0.0371819960861057">
                <text:p>0.0371819960861057</text:p>
              </table:table-cell>
              <table:table-cell office:value-type="float" office:value="0.00000224">
                <text:p>0.00000224</text:p>
              </table:table-cell>
              <table:table-cell office:value-type="float" office:value="0.0485436893203883">
                <text:p>0.0485436893203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44">
                <text:p>0.000002244</text:p>
              </table:table-cell>
              <table:table-cell office:value-type="float" office:value="0.0344422700587084">
                <text:p>0.0344422700587084</text:p>
              </table:table-cell>
              <table:table-cell office:value-type="float" office:value="0.000002244">
                <text:p>0.000002244</text:p>
              </table:table-cell>
              <table:table-cell office:value-type="float" office:value="0.0497087378640777">
                <text:p>0.0497087378640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48">
                <text:p>0.000002248</text:p>
              </table:table-cell>
              <table:table-cell office:value-type="float" office:value="0.0317025440313112">
                <text:p>0.0317025440313112</text:p>
              </table:table-cell>
              <table:table-cell office:value-type="float" office:value="0.000002248">
                <text:p>0.000002248</text:p>
              </table:table-cell>
              <table:table-cell office:value-type="float" office:value="0.050873786407767">
                <text:p>0.05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52">
                <text:p>0.000002252</text:p>
              </table:table-cell>
              <table:table-cell office:value-type="float" office:value="0.0293542074363992">
                <text:p>0.0293542074363992</text:p>
              </table:table-cell>
              <table:table-cell office:value-type="float" office:value="0.000002252">
                <text:p>0.000002252</text:p>
              </table:table-cell>
              <table:table-cell office:value-type="float" office:value="0.0499029126213592">
                <text:p>0.0499029126213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56">
                <text:p>0.000002256</text:p>
              </table:table-cell>
              <table:table-cell office:value-type="float" office:value="0.0273972602739726">
                <text:p>0.0273972602739726</text:p>
              </table:table-cell>
              <table:table-cell office:value-type="float" office:value="0.000002256">
                <text:p>0.000002256</text:p>
              </table:table-cell>
              <table:table-cell office:value-type="float" office:value="0.0467961165048544">
                <text:p>0.046796116504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6">
                <text:p>0.00000226</text:p>
              </table:table-cell>
              <table:table-cell office:value-type="float" office:value="0.025440313111546">
                <text:p>0.025440313111546</text:p>
              </table:table-cell>
              <table:table-cell office:value-type="float" office:value="0.00000226">
                <text:p>0.00000226</text:p>
              </table:table-cell>
              <table:table-cell office:value-type="float" office:value="0.0436893203883495">
                <text:p>0.0436893203883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64">
                <text:p>0.00000226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00002264">
                <text:p>0.000002264</text:p>
              </table:table-cell>
              <table:table-cell office:value-type="float" office:value="0.0440776699029126">
                <text:p>0.0440776699029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68">
                <text:p>0.000002268</text:p>
              </table:table-cell>
              <table:table-cell office:value-type="float" office:value="0.0317023483365949">
                <text:p>0.0317023483365949</text:p>
              </table:table-cell>
              <table:table-cell office:value-type="float" office:value="0.000002268">
                <text:p>0.000002268</text:p>
              </table:table-cell>
              <table:table-cell office:value-type="float" office:value="0.0444660194174757">
                <text:p>0.0444660194174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72">
                <text:p>0.000002272</text:p>
              </table:table-cell>
              <table:table-cell office:value-type="float" office:value="0.0330724070450098">
                <text:p>0.0330724070450098</text:p>
              </table:table-cell>
              <table:table-cell office:value-type="float" office:value="0.000002272">
                <text:p>0.000002272</text:p>
              </table:table-cell>
              <table:table-cell office:value-type="float" office:value="0.0458252427184466">
                <text:p>0.04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76">
                <text:p>0.000002276</text:p>
              </table:table-cell>
              <table:table-cell office:value-type="float" office:value="0.0326810176125245">
                <text:p>0.0326810176125245</text:p>
              </table:table-cell>
              <table:table-cell office:value-type="float" office:value="0.000002276">
                <text:p>0.000002276</text:p>
              </table:table-cell>
              <table:table-cell office:value-type="float" office:value="0.0481553398058252">
                <text:p>0.0481553398058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8">
                <text:p>0.00000228</text:p>
              </table:table-cell>
              <table:table-cell office:value-type="float" office:value="0.0322896281800391">
                <text:p>0.0322896281800391</text:p>
              </table:table-cell>
              <table:table-cell office:value-type="float" office:value="0.00000228">
                <text:p>0.00000228</text:p>
              </table:table-cell>
              <table:table-cell office:value-type="float" office:value="0.0504854368932039">
                <text:p>0.05048543689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84">
                <text:p>0.000002284</text:p>
              </table:table-cell>
              <table:table-cell office:value-type="float" office:value="0.0283757338551859">
                <text:p>0.0283757338551859</text:p>
              </table:table-cell>
              <table:table-cell office:value-type="float" office:value="0.000002284">
                <text:p>0.000002284</text:p>
              </table:table-cell>
              <table:table-cell office:value-type="float" office:value="0.0481553398058252">
                <text:p>0.0481553398058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88">
                <text:p>0.000002288</text:p>
              </table:table-cell>
              <table:table-cell office:value-type="float" office:value="0.0244620352250489">
                <text:p>0.0244620352250489</text:p>
              </table:table-cell>
              <table:table-cell office:value-type="float" office:value="0.000002288">
                <text:p>0.000002288</text:p>
              </table:table-cell>
              <table:table-cell office:value-type="float" office:value="0.0458254368932039">
                <text:p>0.04582543689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92">
                <text:p>0.000002292</text:p>
              </table:table-cell>
              <table:table-cell office:value-type="float" office:value="0.0221135029354207">
                <text:p>0.0221135029354207</text:p>
              </table:table-cell>
              <table:table-cell office:value-type="float" office:value="0.000002292">
                <text:p>0.000002292</text:p>
              </table:table-cell>
              <table:table-cell office:value-type="float" office:value="0.0446601941747573">
                <text:p>0.044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296">
                <text:p>0.000002296</text:p>
              </table:table-cell>
              <table:table-cell office:value-type="float" office:value="0.0213307240704501">
                <text:p>0.0213307240704501</text:p>
              </table:table-cell>
              <table:table-cell office:value-type="float" office:value="0.000002296">
                <text:p>0.000002296</text:p>
              </table:table-cell>
              <table:table-cell office:value-type="float" office:value="0.0446601941747573">
                <text:p>0.044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">
                <text:p>0.0000023</text:p>
              </table:table-cell>
              <table:table-cell office:value-type="float" office:value="0.0205479452054795">
                <text:p>0.0205479452054795</text:p>
              </table:table-cell>
              <table:table-cell office:value-type="float" office:value="0.0000023">
                <text:p>0.0000023</text:p>
              </table:table-cell>
              <table:table-cell office:value-type="float" office:value="0.0446601941747573">
                <text:p>0.044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04">
                <text:p>0.000002304</text:p>
              </table:table-cell>
              <table:table-cell office:value-type="float" office:value="0.0232876712328767">
                <text:p>0.0232876712328767</text:p>
              </table:table-cell>
              <table:table-cell office:value-type="float" office:value="0.000002304">
                <text:p>0.000002304</text:p>
              </table:table-cell>
              <table:table-cell office:value-type="float" office:value="0.0438834951456311">
                <text:p>0.0438834951456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08">
                <text:p>0.000002308</text:p>
              </table:table-cell>
              <table:table-cell office:value-type="float" office:value="0.026027397260274">
                <text:p>0.026027397260274</text:p>
              </table:table-cell>
              <table:table-cell office:value-type="float" office:value="0.000002308">
                <text:p>0.000002308</text:p>
              </table:table-cell>
              <table:table-cell office:value-type="float" office:value="0.0431067961165049">
                <text:p>0.0431067961165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12">
                <text:p>0.000002312</text:p>
              </table:table-cell>
              <table:table-cell office:value-type="float" office:value="0.0275929549902153">
                <text:p>0.0275929549902153</text:p>
              </table:table-cell>
              <table:table-cell office:value-type="float" office:value="0.000002312">
                <text:p>0.000002312</text:p>
              </table:table-cell>
              <table:table-cell office:value-type="float" office:value="0.041747572815534">
                <text:p>0.0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16">
                <text:p>0.000002316</text:p>
              </table:table-cell>
              <table:table-cell office:value-type="float" office:value="0.0279843444227006">
                <text:p>0.0279843444227006</text:p>
              </table:table-cell>
              <table:table-cell office:value-type="float" office:value="0.000002316">
                <text:p>0.000002316</text:p>
              </table:table-cell>
              <table:table-cell office:value-type="float" office:value="0.0398058252427184">
                <text:p>0.0398058252427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2">
                <text:p>0.00000232</text:p>
              </table:table-cell>
              <table:table-cell office:value-type="float" office:value="0.0283757338551859">
                <text:p>0.0283757338551859</text:p>
              </table:table-cell>
              <table:table-cell office:value-type="float" office:value="0.00000232">
                <text:p>0.00000232</text:p>
              </table:table-cell>
              <table:table-cell office:value-type="float" office:value="0.0378640776699029">
                <text:p>0.0378640776699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24">
                <text:p>0.000002324</text:p>
              </table:table-cell>
              <table:table-cell office:value-type="float" office:value="0.0279843444227006">
                <text:p>0.0279843444227006</text:p>
              </table:table-cell>
              <table:table-cell office:value-type="float" office:value="0.000002324">
                <text:p>0.000002324</text:p>
              </table:table-cell>
              <table:table-cell office:value-type="float" office:value="0.041747572815534">
                <text:p>0.0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28">
                <text:p>0.000002328</text:p>
              </table:table-cell>
              <table:table-cell office:value-type="float" office:value="0.0275929549902153">
                <text:p>0.0275929549902153</text:p>
              </table:table-cell>
              <table:table-cell office:value-type="float" office:value="0.000002328">
                <text:p>0.000002328</text:p>
              </table:table-cell>
              <table:table-cell office:value-type="float" office:value="0.045631067961165">
                <text:p>0.045631067961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32">
                <text:p>0.000002332</text:p>
              </table:table-cell>
              <table:table-cell office:value-type="float" office:value="0.0277886497064579">
                <text:p>0.0277886497064579</text:p>
              </table:table-cell>
              <table:table-cell office:value-type="float" office:value="0.000002332">
                <text:p>0.000002332</text:p>
              </table:table-cell>
              <table:table-cell office:value-type="float" office:value="0.0469902912621359">
                <text:p>0.0469902912621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36">
                <text:p>0.00000233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00002336">
                <text:p>0.000002336</text:p>
              </table:table-cell>
              <table:table-cell office:value-type="float" office:value="0.0458252427184466">
                <text:p>0.04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4">
                <text:p>0.00000234</text:p>
              </table:table-cell>
              <table:table-cell office:value-type="float" office:value="0.0293542074363992">
                <text:p>0.0293542074363992</text:p>
              </table:table-cell>
              <table:table-cell office:value-type="float" office:value="0.00000234">
                <text:p>0.00000234</text:p>
              </table:table-cell>
              <table:table-cell office:value-type="float" office:value="0.0446601941747573">
                <text:p>0.044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44">
                <text:p>0.00000234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00002344">
                <text:p>0.0000023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48">
                <text:p>0.000002348</text:p>
              </table:table-cell>
              <table:table-cell office:value-type="float" office:value="0.0277886497064579">
                <text:p>0.0277886497064579</text:p>
              </table:table-cell>
              <table:table-cell office:value-type="float" office:value="0.000002348">
                <text:p>0.000002348</text:p>
              </table:table-cell>
              <table:table-cell office:value-type="float" office:value="0.0353398058252427">
                <text:p>0.035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52">
                <text:p>0.000002352</text:p>
              </table:table-cell>
              <table:table-cell office:value-type="float" office:value="0.0264187866927593">
                <text:p>0.0264187866927593</text:p>
              </table:table-cell>
              <table:table-cell office:value-type="float" office:value="0.000002352">
                <text:p>0.000002352</text:p>
              </table:table-cell>
              <table:table-cell office:value-type="float" office:value="0.0328155339805825">
                <text:p>0.0328155339805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56">
                <text:p>0.000002356</text:p>
              </table:table-cell>
              <table:table-cell office:value-type="float" office:value="0.0244618395303327">
                <text:p>0.0244618395303327</text:p>
              </table:table-cell>
              <table:table-cell office:value-type="float" office:value="0.000002356">
                <text:p>0.000002356</text:p>
              </table:table-cell>
              <table:table-cell office:value-type="float" office:value="0.0324271844660194">
                <text:p>0.032427184466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6">
                <text:p>0.00000236</text:p>
              </table:table-cell>
              <table:table-cell office:value-type="float" office:value="0.0225048923679061">
                <text:p>0.0225048923679061</text:p>
              </table:table-cell>
              <table:table-cell office:value-type="float" office:value="0.00000236">
                <text:p>0.00000236</text:p>
              </table:table-cell>
              <table:table-cell office:value-type="float" office:value="0.0320388349514563">
                <text:p>0.0320388349514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64">
                <text:p>0.000002364</text:p>
              </table:table-cell>
              <table:table-cell office:value-type="float" office:value="0.0209393346379648">
                <text:p>0.0209393346379648</text:p>
              </table:table-cell>
              <table:table-cell office:value-type="float" office:value="0.000002364">
                <text:p>0.000002364</text:p>
              </table:table-cell>
              <table:table-cell office:value-type="float" office:value="0.0328155339805825">
                <text:p>0.0328155339805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68">
                <text:p>0.000002368</text:p>
              </table:table-cell>
              <table:table-cell office:value-type="float" office:value="0.0193737769080235">
                <text:p>0.0193737769080235</text:p>
              </table:table-cell>
              <table:table-cell office:value-type="float" office:value="0.000002368">
                <text:p>0.000002368</text:p>
              </table:table-cell>
              <table:table-cell office:value-type="float" office:value="0.0335922330097087">
                <text:p>0.0335922330097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72">
                <text:p>0.000002372</text:p>
              </table:table-cell>
              <table:table-cell office:value-type="float" office:value="0.0193737573385519">
                <text:p>0.0193737573385519</text:p>
              </table:table-cell>
              <table:table-cell office:value-type="float" office:value="0.000002372">
                <text:p>0.000002372</text:p>
              </table:table-cell>
              <table:table-cell office:value-type="float" office:value="0.0337864077669903">
                <text:p>0.03378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76">
                <text:p>0.000002376</text:p>
              </table:table-cell>
              <table:table-cell office:value-type="float" office:value="0.0209393346379648">
                <text:p>0.0209393346379648</text:p>
              </table:table-cell>
              <table:table-cell office:value-type="float" office:value="0.000002376">
                <text:p>0.000002376</text:p>
              </table:table-cell>
              <table:table-cell office:value-type="float" office:value="0.0333980582524272">
                <text:p>0.0333980582524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8">
                <text:p>0.00000238</text:p>
              </table:table-cell>
              <table:table-cell office:value-type="float" office:value="0.0225048923679061">
                <text:p>0.0225048923679061</text:p>
              </table:table-cell>
              <table:table-cell office:value-type="float" office:value="0.00000238">
                <text:p>0.00000238</text:p>
              </table:table-cell>
              <table:table-cell office:value-type="float" office:value="0.0330097087378641">
                <text:p>0.033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84">
                <text:p>0.000002384</text:p>
              </table:table-cell>
              <table:table-cell office:value-type="float" office:value="0.0240704500978474">
                <text:p>0.0240704500978474</text:p>
              </table:table-cell>
              <table:table-cell office:value-type="float" office:value="0.000002384">
                <text:p>0.000002384</text:p>
              </table:table-cell>
              <table:table-cell office:value-type="float" office:value="0.0341747572815534">
                <text:p>0.03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88">
                <text:p>0.000002388</text:p>
              </table:table-cell>
              <table:table-cell office:value-type="float" office:value="0.0256360078277887">
                <text:p>0.0256360078277887</text:p>
              </table:table-cell>
              <table:table-cell office:value-type="float" office:value="0.000002388">
                <text:p>0.000002388</text:p>
              </table:table-cell>
              <table:table-cell office:value-type="float" office:value="0.0353398058252427">
                <text:p>0.035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92">
                <text:p>0.000002392</text:p>
              </table:table-cell>
              <table:table-cell office:value-type="float" office:value="0.0258317025440313">
                <text:p>0.0258317025440313</text:p>
              </table:table-cell>
              <table:table-cell office:value-type="float" office:value="0.000002392">
                <text:p>0.000002392</text:p>
              </table:table-cell>
              <table:table-cell office:value-type="float" office:value="0.036504854368932">
                <text:p>0.03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396">
                <text:p>0.000002396</text:p>
              </table:table-cell>
              <table:table-cell office:value-type="float" office:value="0.0246575342465753">
                <text:p>0.0246575342465753</text:p>
              </table:table-cell>
              <table:table-cell office:value-type="float" office:value="0.000002396">
                <text:p>0.000002396</text:p>
              </table:table-cell>
              <table:table-cell office:value-type="float" office:value="0.0376699029126214">
                <text:p>0.037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">
                <text:p>0.0000024</text:p>
              </table:table-cell>
              <table:table-cell office:value-type="float" office:value="0.0234833659491194">
                <text:p>0.0234833659491194</text:p>
              </table:table-cell>
              <table:table-cell office:value-type="float" office:value="0.0000024">
                <text:p>0.0000024</text:p>
              </table:table-cell>
              <table:table-cell office:value-type="float" office:value="0.0388349514563107">
                <text:p>0.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04">
                <text:p>0.000002404</text:p>
              </table:table-cell>
              <table:table-cell office:value-type="float" office:value="0.0215264187866928">
                <text:p>0.0215264187866928</text:p>
              </table:table-cell>
              <table:table-cell office:value-type="float" office:value="0.000002404">
                <text:p>0.0000024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08">
                <text:p>0.000002408</text:p>
              </table:table-cell>
              <table:table-cell office:value-type="float" office:value="0.0195694716242661">
                <text:p>0.0195694716242661</text:p>
              </table:table-cell>
              <table:table-cell office:value-type="float" office:value="0.000002408">
                <text:p>0.000002408</text:p>
              </table:table-cell>
              <table:table-cell office:value-type="float" office:value="0.0411650485436893">
                <text:p>0.0411650485436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12">
                <text:p>0.000002412</text:p>
              </table:table-cell>
              <table:table-cell office:value-type="float" office:value="0.0185909980430528">
                <text:p>0.0185909980430528</text:p>
              </table:table-cell>
              <table:table-cell office:value-type="float" office:value="0.000002412">
                <text:p>0.000002412</text:p>
              </table:table-cell>
              <table:table-cell office:value-type="float" office:value="0.041747572815534">
                <text:p>0.0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16">
                <text:p>0.000002416</text:p>
              </table:table-cell>
              <table:table-cell office:value-type="float" office:value="0.0185909980430528">
                <text:p>0.0185909980430528</text:p>
              </table:table-cell>
              <table:table-cell office:value-type="float" office:value="0.000002416">
                <text:p>0.000002416</text:p>
              </table:table-cell>
              <table:table-cell office:value-type="float" office:value="0.041747572815534">
                <text:p>0.0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2">
                <text:p>0.00000242</text:p>
              </table:table-cell>
              <table:table-cell office:value-type="float" office:value="0.0185909980430528">
                <text:p>0.0185909980430528</text:p>
              </table:table-cell>
              <table:table-cell office:value-type="float" office:value="0.00000242">
                <text:p>0.00000242</text:p>
              </table:table-cell>
              <table:table-cell office:value-type="float" office:value="0.041747572815534">
                <text:p>0.04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24">
                <text:p>0.000002424</text:p>
              </table:table-cell>
              <table:table-cell office:value-type="float" office:value="0.0193737769080235">
                <text:p>0.0193737769080235</text:p>
              </table:table-cell>
              <table:table-cell office:value-type="float" office:value="0.000002424">
                <text:p>0.000002424</text:p>
              </table:table-cell>
              <table:table-cell office:value-type="float" office:value="0.0398058252427184">
                <text:p>0.0398058252427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28">
                <text:p>0.000002428</text:p>
              </table:table-cell>
              <table:table-cell office:value-type="float" office:value="0.0201565557729941">
                <text:p>0.0201565557729941</text:p>
              </table:table-cell>
              <table:table-cell office:value-type="float" office:value="0.000002428">
                <text:p>0.000002428</text:p>
              </table:table-cell>
              <table:table-cell office:value-type="float" office:value="0.0378640776699029">
                <text:p>0.0378640776699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32">
                <text:p>0.000002432</text:p>
              </table:table-cell>
              <table:table-cell office:value-type="float" office:value="0.0205479452054795">
                <text:p>0.0205479452054795</text:p>
              </table:table-cell>
              <table:table-cell office:value-type="float" office:value="0.000002432">
                <text:p>0.000002432</text:p>
              </table:table-cell>
              <table:table-cell office:value-type="float" office:value="0.0357281553398058">
                <text:p>0.035728155339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36">
                <text:p>0.000002436</text:p>
              </table:table-cell>
              <table:table-cell office:value-type="float" office:value="0.0205479452054795">
                <text:p>0.0205479452054795</text:p>
              </table:table-cell>
              <table:table-cell office:value-type="float" office:value="0.000002436">
                <text:p>0.000002436</text:p>
              </table:table-cell>
              <table:table-cell office:value-type="float" office:value="0.0333980582524272">
                <text:p>0.0333980582524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4">
                <text:p>0.00000244</text:p>
              </table:table-cell>
              <table:table-cell office:value-type="float" office:value="0.0205479452054795">
                <text:p>0.0205479452054795</text:p>
              </table:table-cell>
              <table:table-cell office:value-type="float" office:value="0.00000244">
                <text:p>0.00000244</text:p>
              </table:table-cell>
              <table:table-cell office:value-type="float" office:value="0.0310679611650485">
                <text:p>0.031067961165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44">
                <text:p>0.000002444</text:p>
              </table:table-cell>
              <table:table-cell office:value-type="float" office:value="0.018590939334638">
                <text:p>0.018590939334638</text:p>
              </table:table-cell>
              <table:table-cell office:value-type="float" office:value="0.000002444">
                <text:p>0.000002444</text:p>
              </table:table-cell>
              <table:table-cell office:value-type="float" office:value="0.0310679611650485">
                <text:p>0.031067961165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48">
                <text:p>0.000002448</text:p>
              </table:table-cell>
              <table:table-cell office:value-type="float" office:value="0.0166340313111546">
                <text:p>0.0166340313111546</text:p>
              </table:table-cell>
              <table:table-cell office:value-type="float" office:value="0.000002448">
                <text:p>0.000002448</text:p>
              </table:table-cell>
              <table:table-cell office:value-type="float" office:value="0.0310679611650485">
                <text:p>0.031067961165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52">
                <text:p>0.000002452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0.000002452">
                <text:p>0.000002452</text:p>
              </table:table-cell>
              <table:table-cell office:value-type="float" office:value="0.0314563106796116">
                <text:p>0.0314563106796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56">
                <text:p>0.000002456</text:p>
              </table:table-cell>
              <table:table-cell office:value-type="float" office:value="0.0180039138943249">
                <text:p>0.0180039138943249</text:p>
              </table:table-cell>
              <table:table-cell office:value-type="float" office:value="0.000002456">
                <text:p>0.000002456</text:p>
              </table:table-cell>
              <table:table-cell office:value-type="float" office:value="0.0322330097087379">
                <text:p>0.032233009708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6">
                <text:p>0.00000246</text:p>
              </table:table-cell>
              <table:table-cell office:value-type="float" office:value="0.0195694716242661">
                <text:p>0.0195694716242661</text:p>
              </table:table-cell>
              <table:table-cell office:value-type="float" office:value="0.00000246">
                <text:p>0.00000246</text:p>
              </table:table-cell>
              <table:table-cell office:value-type="float" office:value="0.0330097087378641">
                <text:p>0.033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64">
                <text:p>0.000002464</text:p>
              </table:table-cell>
              <table:table-cell office:value-type="float" office:value="0.0195694716242661">
                <text:p>0.0195694716242661</text:p>
              </table:table-cell>
              <table:table-cell office:value-type="float" office:value="0.000002464">
                <text:p>0.000002464</text:p>
              </table:table-cell>
              <table:table-cell office:value-type="float" office:value="0.0333980582524272">
                <text:p>0.0333980582524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68">
                <text:p>0.000002468</text:p>
              </table:table-cell>
              <table:table-cell office:value-type="float" office:value="0.0195694716242661">
                <text:p>0.0195694716242661</text:p>
              </table:table-cell>
              <table:table-cell office:value-type="float" office:value="0.000002468">
                <text:p>0.000002468</text:p>
              </table:table-cell>
              <table:table-cell office:value-type="float" office:value="0.0337864077669903">
                <text:p>0.03378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72">
                <text:p>0.000002472</text:p>
              </table:table-cell>
              <table:table-cell office:value-type="float" office:value="0.0185909980430528">
                <text:p>0.0185909980430528</text:p>
              </table:table-cell>
              <table:table-cell office:value-type="float" office:value="0.000002472">
                <text:p>0.000002472</text:p>
              </table:table-cell>
              <table:table-cell office:value-type="float" office:value="0.0345631067961165">
                <text:p>0.0345631067961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76">
                <text:p>0.000002476</text:p>
              </table:table-cell>
              <table:table-cell office:value-type="float" office:value="0.0166340508806262">
                <text:p>0.0166340508806262</text:p>
              </table:table-cell>
              <table:table-cell office:value-type="float" office:value="0.000002476">
                <text:p>0.000002476</text:p>
              </table:table-cell>
              <table:table-cell office:value-type="float" office:value="0.0357281553398058">
                <text:p>0.035728155339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8">
                <text:p>0.00000248</text:p>
              </table:table-cell>
              <table:table-cell office:value-type="float" office:value="0.0146771037181996">
                <text:p>0.0146771037181996</text:p>
              </table:table-cell>
              <table:table-cell office:value-type="float" office:value="0.00000248">
                <text:p>0.00000248</text:p>
              </table:table-cell>
              <table:table-cell office:value-type="float" office:value="0.0368932038834951">
                <text:p>0.0368932038834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84">
                <text:p>0.000002484</text:p>
              </table:table-cell>
              <table:table-cell office:value-type="float" office:value="0.017416927592955">
                <text:p>0.017416927592955</text:p>
              </table:table-cell>
              <table:table-cell office:value-type="float" office:value="0.000002484">
                <text:p>0.000002484</text:p>
              </table:table-cell>
              <table:table-cell office:value-type="float" office:value="0.0353398058252427">
                <text:p>0.035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88">
                <text:p>0.000002488</text:p>
              </table:table-cell>
              <table:table-cell office:value-type="float" office:value="0.0201565557729941">
                <text:p>0.0201565557729941</text:p>
              </table:table-cell>
              <table:table-cell office:value-type="float" office:value="0.000002488">
                <text:p>0.000002488</text:p>
              </table:table-cell>
              <table:table-cell office:value-type="float" office:value="0.0337864077669903">
                <text:p>0.03378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92">
                <text:p>0.000002492</text:p>
              </table:table-cell>
              <table:table-cell office:value-type="float" office:value="0.0223091976516634">
                <text:p>0.0223091976516634</text:p>
              </table:table-cell>
              <table:table-cell office:value-type="float" office:value="0.000002492">
                <text:p>0.000002492</text:p>
              </table:table-cell>
              <table:table-cell office:value-type="float" office:value="0.0322330097087379">
                <text:p>0.032233009708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496">
                <text:p>0.000002496</text:p>
              </table:table-cell>
              <table:table-cell office:value-type="float" office:value="0.0238747553816047">
                <text:p>0.0238747553816047</text:p>
              </table:table-cell>
              <table:table-cell office:value-type="float" office:value="0.000002496">
                <text:p>0.000002496</text:p>
              </table:table-cell>
              <table:table-cell office:value-type="float" office:value="0.0306796116504854">
                <text:p>0.0306796116504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">
                <text:p>0.0000025</text:p>
              </table:table-cell>
              <table:table-cell office:value-type="float" office:value="0.025440313111546">
                <text:p>0.025440313111546</text:p>
              </table:table-cell>
              <table:table-cell office:value-type="float" office:value="0.0000025">
                <text:p>0.0000025</text:p>
              </table:table-cell>
              <table:table-cell office:value-type="float" office:value="0.029126213592233">
                <text:p>0.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04">
                <text:p>0.000002504</text:p>
              </table:table-cell>
              <table:table-cell office:value-type="float" office:value="0.0234833659491194">
                <text:p>0.0234833659491194</text:p>
              </table:table-cell>
              <table:table-cell office:value-type="float" office:value="0.000002504">
                <text:p>0.000002504</text:p>
              </table:table-cell>
              <table:table-cell office:value-type="float" office:value="0.0279611650485437">
                <text:p>0.0279611650485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08">
                <text:p>0.000002508</text:p>
              </table:table-cell>
              <table:table-cell office:value-type="float" office:value="0.0215264187866928">
                <text:p>0.0215264187866928</text:p>
              </table:table-cell>
              <table:table-cell office:value-type="float" office:value="0.000002508">
                <text:p>0.000002508</text:p>
              </table:table-cell>
              <table:table-cell office:value-type="float" office:value="0.0267961165048544">
                <text:p>0.026796116504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12">
                <text:p>0.000002512</text:p>
              </table:table-cell>
              <table:table-cell office:value-type="float" office:value="0.0195694716242661">
                <text:p>0.0195694716242661</text:p>
              </table:table-cell>
              <table:table-cell office:value-type="float" office:value="0.000002512">
                <text:p>0.000002512</text:p>
              </table:table-cell>
              <table:table-cell office:value-type="float" office:value="0.0250485436893204">
                <text:p>0.0250485436893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16">
                <text:p>0.000002516</text:p>
              </table:table-cell>
              <table:table-cell office:value-type="float" office:value="0.0176125244618395">
                <text:p>0.0176125244618395</text:p>
              </table:table-cell>
              <table:table-cell office:value-type="float" office:value="0.000002516">
                <text:p>0.000002516</text:p>
              </table:table-cell>
              <table:table-cell office:value-type="float" office:value="0.0227184466019417">
                <text:p>0.0227184466019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2">
                <text:p>0.00000252</text:p>
              </table:table-cell>
              <table:table-cell office:value-type="float" office:value="0.0156555772994129">
                <text:p>0.0156555772994129</text:p>
              </table:table-cell>
              <table:table-cell office:value-type="float" office:value="0.00000252">
                <text:p>0.00000252</text:p>
              </table:table-cell>
              <table:table-cell office:value-type="float" office:value="0.0203883495145631">
                <text:p>0.02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24">
                <text:p>0.000002524</text:p>
              </table:table-cell>
              <table:table-cell office:value-type="float" office:value="0.0152641878669276">
                <text:p>0.0152641878669276</text:p>
              </table:table-cell>
              <table:table-cell office:value-type="float" office:value="0.000002524">
                <text:p>0.000002524</text:p>
              </table:table-cell>
              <table:table-cell office:value-type="float" office:value="0.0192233203883495">
                <text:p>0.0192233203883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28">
                <text:p>0.000002528</text:p>
              </table:table-cell>
              <table:table-cell office:value-type="float" office:value="0.0148727984344423">
                <text:p>0.0148727984344423</text:p>
              </table:table-cell>
              <table:table-cell office:value-type="float" office:value="0.000002528">
                <text:p>0.000002528</text:p>
              </table:table-cell>
              <table:table-cell office:value-type="float" office:value="0.0180582330097087">
                <text:p>0.0180582330097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32">
                <text:p>0.000002532</text:p>
              </table:table-cell>
              <table:table-cell office:value-type="float" office:value="0.0150684931506849">
                <text:p>0.0150684931506849</text:p>
              </table:table-cell>
              <table:table-cell office:value-type="float" office:value="0.000002532">
                <text:p>0.000002532</text:p>
              </table:table-cell>
              <table:table-cell office:value-type="float" office:value="0.0184466019417476">
                <text:p>0.0184466019417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36">
                <text:p>0.000002536</text:p>
              </table:table-cell>
              <table:table-cell office:value-type="float" office:value="0.0158512720156556">
                <text:p>0.0158512720156556</text:p>
              </table:table-cell>
              <table:table-cell office:value-type="float" office:value="0.000002536">
                <text:p>0.000002536</text:p>
              </table:table-cell>
              <table:table-cell office:value-type="float" office:value="0.0203883495145631">
                <text:p>0.02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4">
                <text:p>0.00000254</text:p>
              </table:table-cell>
              <table:table-cell office:value-type="float" office:value="0.0166340508806262">
                <text:p>0.0166340508806262</text:p>
              </table:table-cell>
              <table:table-cell office:value-type="float" office:value="0.00000254">
                <text:p>0.00000254</text:p>
              </table:table-cell>
              <table:table-cell office:value-type="float" office:value="0.0223300970873786">
                <text:p>0.022330097087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44">
                <text:p>0.000002544</text:p>
              </table:table-cell>
              <table:table-cell office:value-type="float" office:value="0.0170254403131115">
                <text:p>0.0170254403131115</text:p>
              </table:table-cell>
              <table:table-cell office:value-type="float" office:value="0.000002544">
                <text:p>0.000002544</text:p>
              </table:table-cell>
              <table:table-cell office:value-type="float" office:value="0.0223300970873786">
                <text:p>0.022330097087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48">
                <text:p>0.000002548</text:p>
              </table:table-cell>
              <table:table-cell office:value-type="float" office:value="0.0174168101761252">
                <text:p>0.0174168101761252</text:p>
              </table:table-cell>
              <table:table-cell office:value-type="float" office:value="0.000002548">
                <text:p>0.000002548</text:p>
              </table:table-cell>
              <table:table-cell office:value-type="float" office:value="0.0223300970873786">
                <text:p>0.022330097087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52">
                <text:p>0.000002552</text:p>
              </table:table-cell>
              <table:table-cell office:value-type="float" office:value="0.0168297455968689">
                <text:p>0.0168297455968689</text:p>
              </table:table-cell>
              <table:table-cell office:value-type="float" office:value="0.000002552">
                <text:p>0.000002552</text:p>
              </table:table-cell>
              <table:table-cell office:value-type="float" office:value="0.021747572815534">
                <text:p>0.02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56">
                <text:p>0.000002556</text:p>
              </table:table-cell>
              <table:table-cell office:value-type="float" office:value="0.0152641878669276">
                <text:p>0.0152641878669276</text:p>
              </table:table-cell>
              <table:table-cell office:value-type="float" office:value="0.000002556">
                <text:p>0.000002556</text:p>
              </table:table-cell>
              <table:table-cell office:value-type="float" office:value="0.0205825242718447">
                <text:p>0.0205825242718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6">
                <text:p>0.0000025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00000256">
                <text:p>0.00000256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64">
                <text:p>0.000002564</text:p>
              </table:table-cell>
              <table:table-cell office:value-type="float" office:value="0.0129158708414873">
                <text:p>0.0129158708414873</text:p>
              </table:table-cell>
              <table:table-cell office:value-type="float" office:value="0.000002564">
                <text:p>0.000002564</text:p>
              </table:table-cell>
              <table:table-cell office:value-type="float" office:value="0.0225242718446602">
                <text:p>0.0225242718446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68">
                <text:p>0.000002568</text:p>
              </table:table-cell>
              <table:table-cell office:value-type="float" office:value="0.0121331115459883">
                <text:p>0.0121331115459883</text:p>
              </table:table-cell>
              <table:table-cell office:value-type="float" office:value="0.000002568">
                <text:p>0.000002568</text:p>
              </table:table-cell>
              <table:table-cell office:value-type="float" office:value="0.0256308737864078">
                <text:p>0.0256308737864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72">
                <text:p>0.000002572</text:p>
              </table:table-cell>
              <table:table-cell office:value-type="float" office:value="0.0125244618395303">
                <text:p>0.0125244618395303</text:p>
              </table:table-cell>
              <table:table-cell office:value-type="float" office:value="0.000002572">
                <text:p>0.000002572</text:p>
              </table:table-cell>
              <table:table-cell office:value-type="float" office:value="0.0267961165048544">
                <text:p>0.026796116504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76">
                <text:p>0.000002576</text:p>
              </table:table-cell>
              <table:table-cell office:value-type="float" office:value="0.0140900195694716">
                <text:p>0.0140900195694716</text:p>
              </table:table-cell>
              <table:table-cell office:value-type="float" office:value="0.000002576">
                <text:p>0.000002576</text:p>
              </table:table-cell>
              <table:table-cell office:value-type="float" office:value="0.0260194174757282">
                <text:p>0.0260194174757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8">
                <text:p>0.00000258</text:p>
              </table:table-cell>
              <table:table-cell office:value-type="float" office:value="0.0156555772994129">
                <text:p>0.0156555772994129</text:p>
              </table:table-cell>
              <table:table-cell office:value-type="float" office:value="0.00000258">
                <text:p>0.00000258</text:p>
              </table:table-cell>
              <table:table-cell office:value-type="float" office:value="0.0252427184466019">
                <text:p>0.025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84">
                <text:p>0.000002584</text:p>
              </table:table-cell>
              <table:table-cell office:value-type="float" office:value="0.0160469667318982">
                <text:p>0.0160469667318982</text:p>
              </table:table-cell>
              <table:table-cell office:value-type="float" office:value="0.000002584">
                <text:p>0.000002584</text:p>
              </table:table-cell>
              <table:table-cell office:value-type="float" office:value="0.0213592233009709">
                <text:p>0.021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88">
                <text:p>0.000002588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0.000002588">
                <text:p>0.000002588</text:p>
              </table:table-cell>
              <table:table-cell office:value-type="float" office:value="0.0174757281553398">
                <text:p>0.017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92">
                <text:p>0.000002592</text:p>
              </table:table-cell>
              <table:table-cell office:value-type="float" office:value="0.0166340508806262">
                <text:p>0.0166340508806262</text:p>
              </table:table-cell>
              <table:table-cell office:value-type="float" office:value="0.000002592">
                <text:p>0.000002592</text:p>
              </table:table-cell>
              <table:table-cell office:value-type="float" office:value="0.0165049514563107">
                <text:p>0.01650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596">
                <text:p>0.000002596</text:p>
              </table:table-cell>
              <table:table-cell office:value-type="float" office:value="0.0166340508806262">
                <text:p>0.0166340508806262</text:p>
              </table:table-cell>
              <table:table-cell office:value-type="float" office:value="0.000002596">
                <text:p>0.000002596</text:p>
              </table:table-cell>
              <table:table-cell office:value-type="float" office:value="0.018446640776699">
                <text:p>0.018446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">
                <text:p>0.0000026</text:p>
              </table:table-cell>
              <table:table-cell office:value-type="float" office:value="0.0166340508806262">
                <text:p>0.0166340508806262</text:p>
              </table:table-cell>
              <table:table-cell office:value-type="float" office:value="0.0000026">
                <text:p>0.0000026</text:p>
              </table:table-cell>
              <table:table-cell office:value-type="float" office:value="0.0203883495145631">
                <text:p>0.02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04">
                <text:p>0.000002604</text:p>
              </table:table-cell>
              <table:table-cell office:value-type="float" office:value="0.0178082191780822">
                <text:p>0.0178082191780822</text:p>
              </table:table-cell>
              <table:table-cell office:value-type="float" office:value="0.000002604">
                <text:p>0.000002604</text:p>
              </table:table-cell>
              <table:table-cell office:value-type="float" office:value="0.0223300970873786">
                <text:p>0.022330097087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08">
                <text:p>0.000002608</text:p>
              </table:table-cell>
              <table:table-cell office:value-type="float" office:value="0.0189823874755382">
                <text:p>0.0189823874755382</text:p>
              </table:table-cell>
              <table:table-cell office:value-type="float" office:value="0.000002608">
                <text:p>0.000002608</text:p>
              </table:table-cell>
              <table:table-cell office:value-type="float" office:value="0.0242718446601942">
                <text:p>0.024271844660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12">
                <text:p>0.000002612</text:p>
              </table:table-cell>
              <table:table-cell office:value-type="float" office:value="0.0189824070450098">
                <text:p>0.0189824070450098</text:p>
              </table:table-cell>
              <table:table-cell office:value-type="float" office:value="0.000002612">
                <text:p>0.000002612</text:p>
              </table:table-cell>
              <table:table-cell office:value-type="float" office:value="0.025631067961165">
                <text:p>0.025631067961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16">
                <text:p>0.000002616</text:p>
              </table:table-cell>
              <table:table-cell office:value-type="float" office:value="0.0178081996086106">
                <text:p>0.0178081996086106</text:p>
              </table:table-cell>
              <table:table-cell office:value-type="float" office:value="0.000002616">
                <text:p>0.000002616</text:p>
              </table:table-cell>
              <table:table-cell office:value-type="float" office:value="0.0264077669902913">
                <text:p>0.026407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2">
                <text:p>0.00000262</text:p>
              </table:table-cell>
              <table:table-cell office:value-type="float" office:value="0.0166340508806262">
                <text:p>0.0166340508806262</text:p>
              </table:table-cell>
              <table:table-cell office:value-type="float" office:value="0.00000262">
                <text:p>0.00000262</text:p>
              </table:table-cell>
              <table:table-cell office:value-type="float" office:value="0.0271844660194175">
                <text:p>0.0271844660194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24">
                <text:p>0.000002624</text:p>
              </table:table-cell>
              <table:table-cell office:value-type="float" office:value="0.013894324853229">
                <text:p>0.013894324853229</text:p>
              </table:table-cell>
              <table:table-cell office:value-type="float" office:value="0.000002624">
                <text:p>0.000002624</text:p>
              </table:table-cell>
              <table:table-cell office:value-type="float" office:value="0.0267961165048544">
                <text:p>0.026796116504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28">
                <text:p>0.000002628</text:p>
              </table:table-cell>
              <table:table-cell office:value-type="float" office:value="0.0111545988258317">
                <text:p>0.0111545988258317</text:p>
              </table:table-cell>
              <table:table-cell office:value-type="float" office:value="0.000002628">
                <text:p>0.000002628</text:p>
              </table:table-cell>
              <table:table-cell office:value-type="float" office:value="0.0264077669902913">
                <text:p>0.026407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32">
                <text:p>0.000002632</text:p>
              </table:table-cell>
              <table:table-cell office:value-type="float" office:value="0.00998043052837573">
                <text:p>0.00998043052837573</text:p>
              </table:table-cell>
              <table:table-cell office:value-type="float" office:value="0.000002632">
                <text:p>0.000002632</text:p>
              </table:table-cell>
              <table:table-cell office:value-type="float" office:value="0.0246601941747573">
                <text:p>0.024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36">
                <text:p>0.000002636</text:p>
              </table:table-cell>
              <table:table-cell office:value-type="float" office:value="0.0103718199608611">
                <text:p>0.0103718199608611</text:p>
              </table:table-cell>
              <table:table-cell office:value-type="float" office:value="0.000002636">
                <text:p>0.000002636</text:p>
              </table:table-cell>
              <table:table-cell office:value-type="float" office:value="0.0215533980582524">
                <text:p>0.0215533980582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4">
                <text:p>0.00000264</text:p>
              </table:table-cell>
              <table:table-cell office:value-type="float" office:value="0.0107632093933464">
                <text:p>0.0107632093933464</text:p>
              </table:table-cell>
              <table:table-cell office:value-type="float" office:value="0.00000264">
                <text:p>0.00000264</text:p>
              </table:table-cell>
              <table:table-cell office:value-type="float" office:value="0.0184466019417476">
                <text:p>0.0184466019417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44">
                <text:p>0.000002644</text:p>
              </table:table-cell>
              <table:table-cell office:value-type="float" office:value="0.0111545988258317">
                <text:p>0.0111545988258317</text:p>
              </table:table-cell>
              <table:table-cell office:value-type="float" office:value="0.000002644">
                <text:p>0.000002644</text:p>
              </table:table-cell>
              <table:table-cell office:value-type="float" office:value="0.0188349514563107">
                <text:p>0.01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48">
                <text:p>0.000002648</text:p>
              </table:table-cell>
              <table:table-cell office:value-type="float" office:value="0.011545988258317">
                <text:p>0.011545988258317</text:p>
              </table:table-cell>
              <table:table-cell office:value-type="float" office:value="0.000002648">
                <text:p>0.000002648</text:p>
              </table:table-cell>
              <table:table-cell office:value-type="float" office:value="0.0192233009708738">
                <text:p>0.0192233009708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52">
                <text:p>0.000002652</text:p>
              </table:table-cell>
              <table:table-cell office:value-type="float" office:value="0.0113502935420744">
                <text:p>0.0113502935420744</text:p>
              </table:table-cell>
              <table:table-cell office:value-type="float" office:value="0.000002652">
                <text:p>0.000002652</text:p>
              </table:table-cell>
              <table:table-cell office:value-type="float" office:value="0.0201941747572816">
                <text:p>0.0201941747572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56">
                <text:p>0.000002656</text:p>
              </table:table-cell>
              <table:table-cell office:value-type="float" office:value="0.0105674951076321">
                <text:p>0.0105674951076321</text:p>
              </table:table-cell>
              <table:table-cell office:value-type="float" office:value="0.000002656">
                <text:p>0.000002656</text:p>
              </table:table-cell>
              <table:table-cell office:value-type="float" office:value="0.021747572815534">
                <text:p>0.02174757281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6">
                <text:p>0.00000266</text:p>
              </table:table-cell>
              <table:table-cell office:value-type="float" office:value="0.00978473581213307">
                <text:p>0.00978473581213307</text:p>
              </table:table-cell>
              <table:table-cell office:value-type="float" office:value="0.00000266">
                <text:p>0.00000266</text:p>
              </table:table-cell>
              <table:table-cell office:value-type="float" office:value="0.0233009708737864">
                <text:p>0.0233009708737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64">
                <text:p>0.000002664</text:p>
              </table:table-cell>
              <table:table-cell office:value-type="float" office:value="0.010958904109589">
                <text:p>0.010958904109589</text:p>
              </table:table-cell>
              <table:table-cell office:value-type="float" office:value="0.000002664">
                <text:p>0.000002664</text:p>
              </table:table-cell>
              <table:table-cell office:value-type="float" office:value="0.0229126213592233">
                <text:p>0.02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68">
                <text:p>0.000002668</text:p>
              </table:table-cell>
              <table:table-cell office:value-type="float" office:value="0.012133072407045">
                <text:p>0.012133072407045</text:p>
              </table:table-cell>
              <table:table-cell office:value-type="float" office:value="0.000002668">
                <text:p>0.000002668</text:p>
              </table:table-cell>
              <table:table-cell office:value-type="float" office:value="0.0225242718446602">
                <text:p>0.0225242718446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72">
                <text:p>0.000002672</text:p>
              </table:table-cell>
              <table:table-cell office:value-type="float" office:value="0.0121330919765166">
                <text:p>0.0121330919765166</text:p>
              </table:table-cell>
              <table:table-cell office:value-type="float" office:value="0.000002672">
                <text:p>0.000002672</text:p>
              </table:table-cell>
              <table:table-cell office:value-type="float" office:value="0.0223300970873786">
                <text:p>0.022330097087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76">
                <text:p>0.000002676</text:p>
              </table:table-cell>
              <table:table-cell office:value-type="float" office:value="0.0109589432485323">
                <text:p>0.0109589432485323</text:p>
              </table:table-cell>
              <table:table-cell office:value-type="float" office:value="0.000002676">
                <text:p>0.000002676</text:p>
              </table:table-cell>
              <table:table-cell office:value-type="float" office:value="0.0223300970873786">
                <text:p>0.022330097087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8">
                <text:p>0.00000268</text:p>
              </table:table-cell>
              <table:table-cell office:value-type="float" office:value="0.00978473581213307">
                <text:p>0.00978473581213307</text:p>
              </table:table-cell>
              <table:table-cell office:value-type="float" office:value="0.00000268">
                <text:p>0.00000268</text:p>
              </table:table-cell>
              <table:table-cell office:value-type="float" office:value="0.0223300970873786">
                <text:p>0.022330097087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84">
                <text:p>0.000002684</text:p>
              </table:table-cell>
              <table:table-cell office:value-type="float" office:value="0.0086105675146771">
                <text:p>0.0086105675146771</text:p>
              </table:table-cell>
              <table:table-cell office:value-type="float" office:value="0.000002684">
                <text:p>0.000002684</text:p>
              </table:table-cell>
              <table:table-cell office:value-type="float" office:value="0.0203883495145631">
                <text:p>0.02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88">
                <text:p>0.000002688</text:p>
              </table:table-cell>
              <table:table-cell office:value-type="float" office:value="0.00743639921722114">
                <text:p>0.00743639921722114</text:p>
              </table:table-cell>
              <table:table-cell office:value-type="float" office:value="0.000002688">
                <text:p>0.000002688</text:p>
              </table:table-cell>
              <table:table-cell office:value-type="float" office:value="0.0184466019417476">
                <text:p>0.0184466019417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92">
                <text:p>0.000002692</text:p>
              </table:table-cell>
              <table:table-cell office:value-type="float" office:value="0.00743637964774951">
                <text:p>0.00743637964774951</text:p>
              </table:table-cell>
              <table:table-cell office:value-type="float" office:value="0.000002692">
                <text:p>0.000002692</text:p>
              </table:table-cell>
              <table:table-cell office:value-type="float" office:value="0.0163106990291262">
                <text:p>0.016310699029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696">
                <text:p>0.000002696</text:p>
              </table:table-cell>
              <table:table-cell office:value-type="float" office:value="0.00861052837573386">
                <text:p>0.00861052837573386</text:p>
              </table:table-cell>
              <table:table-cell office:value-type="float" office:value="0.000002696">
                <text:p>0.000002696</text:p>
              </table:table-cell>
              <table:table-cell office:value-type="float" office:value="0.0139806601941748">
                <text:p>0.0139806601941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">
                <text:p>0.0000027</text:p>
              </table:table-cell>
              <table:table-cell office:value-type="float" office:value="0.00978473581213307">
                <text:p>0.00978473581213307</text:p>
              </table:table-cell>
              <table:table-cell office:value-type="float" office:value="0.0000027">
                <text:p>0.0000027</text:p>
              </table:table-cell>
              <table:table-cell office:value-type="float" office:value="0.0116504854368932">
                <text:p>0.011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04">
                <text:p>0.000002704</text:p>
              </table:table-cell>
              <table:table-cell office:value-type="float" office:value="0.0105675146771037">
                <text:p>0.0105675146771037</text:p>
              </table:table-cell>
              <table:table-cell office:value-type="float" office:value="0.000002704">
                <text:p>0.000002704</text:p>
              </table:table-cell>
              <table:table-cell office:value-type="float" office:value="0.0135922330097087">
                <text:p>0.0135922330097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08">
                <text:p>0.000002708</text:p>
              </table:table-cell>
              <table:table-cell office:value-type="float" office:value="0.0113502935420744">
                <text:p>0.0113502935420744</text:p>
              </table:table-cell>
              <table:table-cell office:value-type="float" office:value="0.000002708">
                <text:p>0.000002708</text:p>
              </table:table-cell>
              <table:table-cell office:value-type="float" office:value="0.0155339805825243">
                <text:p>0.0155339805825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12">
                <text:p>0.000002712</text:p>
              </table:table-cell>
              <table:table-cell office:value-type="float" office:value="0.0111546183953033">
                <text:p>0.0111546183953033</text:p>
              </table:table-cell>
              <table:table-cell office:value-type="float" office:value="0.000002712">
                <text:p>0.000002712</text:p>
              </table:table-cell>
              <table:table-cell office:value-type="float" office:value="0.0172815339805825">
                <text:p>0.0172815339805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16">
                <text:p>0.000002716</text:p>
              </table:table-cell>
              <table:table-cell office:value-type="float" office:value="0.00998046966731898">
                <text:p>0.00998046966731898</text:p>
              </table:table-cell>
              <table:table-cell office:value-type="float" office:value="0.000002716">
                <text:p>0.000002716</text:p>
              </table:table-cell>
              <table:table-cell office:value-type="float" office:value="0.0188348932038835">
                <text:p>0.018834893203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2">
                <text:p>0.00000272</text:p>
              </table:table-cell>
              <table:table-cell office:value-type="float" office:value="0.00880632093933464">
                <text:p>0.00880632093933464</text:p>
              </table:table-cell>
              <table:table-cell office:value-type="float" office:value="0.00000272">
                <text:p>0.00000272</text:p>
              </table:table-cell>
              <table:table-cell office:value-type="float" office:value="0.0203883495145631">
                <text:p>0.02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24">
                <text:p>0.000002724</text:p>
              </table:table-cell>
              <table:table-cell office:value-type="float" office:value="0.0076320939334638">
                <text:p>0.0076320939334638</text:p>
              </table:table-cell>
              <table:table-cell office:value-type="float" office:value="0.000002724">
                <text:p>0.000002724</text:p>
              </table:table-cell>
              <table:table-cell office:value-type="float" office:value="0.0203883495145631">
                <text:p>0.02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28">
                <text:p>0.000002728</text:p>
              </table:table-cell>
              <table:table-cell office:value-type="float" office:value="0.00645792563600783">
                <text:p>0.00645792563600783</text:p>
              </table:table-cell>
              <table:table-cell office:value-type="float" office:value="0.000002728">
                <text:p>0.000002728</text:p>
              </table:table-cell>
              <table:table-cell office:value-type="float" office:value="0.0203883495145631">
                <text:p>0.0203883495145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32">
                <text:p>0.000002732</text:p>
              </table:table-cell>
              <table:table-cell office:value-type="float" office:value="0.00626223091976517">
                <text:p>0.00626223091976517</text:p>
              </table:table-cell>
              <table:table-cell office:value-type="float" office:value="0.000002732">
                <text:p>0.0000027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36">
                <text:p>0.000002736</text:p>
              </table:table-cell>
              <table:table-cell office:value-type="float" office:value="0.00704500978473581">
                <text:p>0.00704500978473581</text:p>
              </table:table-cell>
              <table:table-cell office:value-type="float" office:value="0.000002736">
                <text:p>0.000002736</text:p>
              </table:table-cell>
              <table:table-cell office:value-type="float" office:value="0.0192233009708738">
                <text:p>0.0192233009708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4">
                <text:p>0.00000274</text:p>
              </table:table-cell>
              <table:table-cell office:value-type="float" office:value="0.00782778864970646">
                <text:p>0.00782778864970646</text:p>
              </table:table-cell>
              <table:table-cell office:value-type="float" office:value="0.00000274">
                <text:p>0.00000274</text:p>
              </table:table-cell>
              <table:table-cell office:value-type="float" office:value="0.0184466019417476">
                <text:p>0.0184466019417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44">
                <text:p>0.000002744</text:p>
              </table:table-cell>
              <table:table-cell office:value-type="float" office:value="0.00900199608610567">
                <text:p>0.00900199608610567</text:p>
              </table:table-cell>
              <table:table-cell office:value-type="float" office:value="0.000002744">
                <text:p>0.000002744</text:p>
              </table:table-cell>
              <table:table-cell office:value-type="float" office:value="0.0172815145631068">
                <text:p>0.017281514563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48">
                <text:p>0.000002748</text:p>
              </table:table-cell>
              <table:table-cell office:value-type="float" office:value="0.01017614481409">
                <text:p>0.01017614481409</text:p>
              </table:table-cell>
              <table:table-cell office:value-type="float" office:value="0.000002748">
                <text:p>0.000002748</text:p>
              </table:table-cell>
              <table:table-cell office:value-type="float" office:value="0.0161164854368932">
                <text:p>0.016116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52">
                <text:p>0.000002752</text:p>
              </table:table-cell>
              <table:table-cell office:value-type="float" office:value="0.0107632093933464">
                <text:p>0.0107632093933464</text:p>
              </table:table-cell>
              <table:table-cell office:value-type="float" office:value="0.000002752">
                <text:p>0.000002752</text:p>
              </table:table-cell>
              <table:table-cell office:value-type="float" office:value="0.0172815533980583">
                <text:p>0.0172815533980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56">
                <text:p>0.000002756</text:p>
              </table:table-cell>
              <table:table-cell office:value-type="float" office:value="0.0107632093933464">
                <text:p>0.0107632093933464</text:p>
              </table:table-cell>
              <table:table-cell office:value-type="float" office:value="0.000002756">
                <text:p>0.000002756</text:p>
              </table:table-cell>
              <table:table-cell office:value-type="float" office:value="0.0207766990291262">
                <text:p>0.020776699029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6">
                <text:p>0.00000276</text:p>
              </table:table-cell>
              <table:table-cell office:value-type="float" office:value="0.0107632093933464">
                <text:p>0.0107632093933464</text:p>
              </table:table-cell>
              <table:table-cell office:value-type="float" office:value="0.00000276">
                <text:p>0.00000276</text:p>
              </table:table-cell>
              <table:table-cell office:value-type="float" office:value="0.0242718446601942">
                <text:p>0.024271844660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64">
                <text:p>0.000002764</text:p>
              </table:table-cell>
              <table:table-cell office:value-type="float" office:value="0.0103718003913894">
                <text:p>0.0103718003913894</text:p>
              </table:table-cell>
              <table:table-cell office:value-type="float" office:value="0.000002764">
                <text:p>0.000002764</text:p>
              </table:table-cell>
              <table:table-cell office:value-type="float" office:value="0.0250485436893204">
                <text:p>0.0250485436893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68">
                <text:p>0.000002768</text:p>
              </table:table-cell>
              <table:table-cell office:value-type="float" office:value="0.00998043052837573">
                <text:p>0.00998043052837573</text:p>
              </table:table-cell>
              <table:table-cell office:value-type="float" office:value="0.000002768">
                <text:p>0.000002768</text:p>
              </table:table-cell>
              <table:table-cell office:value-type="float" office:value="0.0258252427184466">
                <text:p>0.02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72">
                <text:p>0.000002772</text:p>
              </table:table-cell>
              <table:table-cell office:value-type="float" office:value="0.00978473581213307">
                <text:p>0.00978473581213307</text:p>
              </table:table-cell>
              <table:table-cell office:value-type="float" office:value="0.000002772">
                <text:p>0.000002772</text:p>
              </table:table-cell>
              <table:table-cell office:value-type="float" office:value="0.0248543689320388">
                <text:p>0.0248543689320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76">
                <text:p>0.000002776</text:p>
              </table:table-cell>
              <table:table-cell office:value-type="float" office:value="0.00978473581213307">
                <text:p>0.00978473581213307</text:p>
              </table:table-cell>
              <table:table-cell office:value-type="float" office:value="0.000002776">
                <text:p>0.000002776</text:p>
              </table:table-cell>
              <table:table-cell office:value-type="float" office:value="0.0221359223300971">
                <text:p>0.0221359223300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8">
                <text:p>0.00000278</text:p>
              </table:table-cell>
              <table:table-cell office:value-type="float" office:value="0.00978473581213307">
                <text:p>0.00978473581213307</text:p>
              </table:table-cell>
              <table:table-cell office:value-type="float" office:value="0.00000278">
                <text:p>0.00000278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84">
                <text:p>0.000002784</text:p>
              </table:table-cell>
              <table:table-cell office:value-type="float" office:value="0.00821921722113503">
                <text:p>0.00821921722113503</text:p>
              </table:table-cell>
              <table:table-cell office:value-type="float" office:value="0.000002784">
                <text:p>0.000002784</text:p>
              </table:table-cell>
              <table:table-cell office:value-type="float" office:value="0.0174757669902913">
                <text:p>0.017475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88">
                <text:p>0.000002788</text:p>
              </table:table-cell>
              <table:table-cell office:value-type="float" office:value="0.00665360078277886">
                <text:p>0.00665360078277886</text:p>
              </table:table-cell>
              <table:table-cell office:value-type="float" office:value="0.000002788">
                <text:p>0.000002788</text:p>
              </table:table-cell>
              <table:table-cell office:value-type="float" office:value="0.0155339611650485">
                <text:p>0.015533961165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92">
                <text:p>0.000002792</text:p>
              </table:table-cell>
              <table:table-cell office:value-type="float" office:value="0.0050880626223092">
                <text:p>0.0050880626223092</text:p>
              </table:table-cell>
              <table:table-cell office:value-type="float" office:value="0.000002792">
                <text:p>0.000002792</text:p>
              </table:table-cell>
              <table:table-cell office:value-type="float" office:value="0.0149514563106796">
                <text:p>0.01495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796">
                <text:p>0.000002796</text:p>
              </table:table-cell>
              <table:table-cell office:value-type="float" office:value="0.00352250489236791">
                <text:p>0.00352250489236791</text:p>
              </table:table-cell>
              <table:table-cell office:value-type="float" office:value="0.000002796">
                <text:p>0.000002796</text:p>
              </table:table-cell>
              <table:table-cell office:value-type="float" office:value="0.0157281553398058">
                <text:p>0.015728155339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">
                <text:p>0.0000028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28">
                <text:p>0.0000028</text:p>
              </table:table-cell>
              <table:table-cell office:value-type="float" office:value="0.016504854368932">
                <text:p>0.01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04">
                <text:p>0.000002804</text:p>
              </table:table-cell>
              <table:table-cell office:value-type="float" office:value="0.00313109589041096">
                <text:p>0.00313109589041096</text:p>
              </table:table-cell>
              <table:table-cell office:value-type="float" office:value="0.000002804">
                <text:p>0.000002804</text:p>
              </table:table-cell>
              <table:table-cell office:value-type="float" office:value="0.016504854368932">
                <text:p>0.01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08">
                <text:p>0.000002808</text:p>
              </table:table-cell>
              <table:table-cell office:value-type="float" office:value="0.00430530332681018">
                <text:p>0.00430530332681018</text:p>
              </table:table-cell>
              <table:table-cell office:value-type="float" office:value="0.000002808">
                <text:p>0.000002808</text:p>
              </table:table-cell>
              <table:table-cell office:value-type="float" office:value="0.016504854368932">
                <text:p>0.01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12">
                <text:p>0.000002812</text:p>
              </table:table-cell>
              <table:table-cell office:value-type="float" office:value="0.00528375733855186">
                <text:p>0.00528375733855186</text:p>
              </table:table-cell>
              <table:table-cell office:value-type="float" office:value="0.000002812">
                <text:p>0.000002812</text:p>
              </table:table-cell>
              <table:table-cell office:value-type="float" office:value="0.0153398058252427">
                <text:p>0.0153398058252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16">
                <text:p>0.000002816</text:p>
              </table:table-cell>
              <table:table-cell office:value-type="float" office:value="0.00606653620352251">
                <text:p>0.00606653620352251</text:p>
              </table:table-cell>
              <table:table-cell office:value-type="float" office:value="0.000002816">
                <text:p>0.000002816</text:p>
              </table:table-cell>
              <table:table-cell office:value-type="float" office:value="0.0130097087378641">
                <text:p>0.013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2">
                <text:p>0.00000282</text:p>
              </table:table-cell>
              <table:table-cell office:value-type="float" office:value="0.00684931506849315">
                <text:p>0.00684931506849315</text:p>
              </table:table-cell>
              <table:table-cell office:value-type="float" office:value="0.00000282">
                <text:p>0.00000282</text:p>
              </table:table-cell>
              <table:table-cell office:value-type="float" office:value="0.0106796116504854">
                <text:p>0.0106796116504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24">
                <text:p>0.000002824</text:p>
              </table:table-cell>
              <table:table-cell office:value-type="float" office:value="0.00606655577299413">
                <text:p>0.00606655577299413</text:p>
              </table:table-cell>
              <table:table-cell office:value-type="float" office:value="0.000002824">
                <text:p>0.000002824</text:p>
              </table:table-cell>
              <table:table-cell office:value-type="float" office:value="0.00990293203883495">
                <text:p>0.00990293203883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28">
                <text:p>0.000002828</text:p>
              </table:table-cell>
              <table:table-cell office:value-type="float" office:value="0.00528375733855186">
                <text:p>0.00528375733855186</text:p>
              </table:table-cell>
              <table:table-cell office:value-type="float" office:value="0.000002828">
                <text:p>0.000002828</text:p>
              </table:table-cell>
              <table:table-cell office:value-type="float" office:value="0.00912621359223301">
                <text:p>0.009126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32">
                <text:p>0.000002832</text:p>
              </table:table-cell>
              <table:table-cell office:value-type="float" office:value="0.00606653620352251">
                <text:p>0.00606653620352251</text:p>
              </table:table-cell>
              <table:table-cell office:value-type="float" office:value="0.000002832">
                <text:p>0.000002832</text:p>
              </table:table-cell>
              <table:table-cell office:value-type="float" office:value="0.00932038834951456">
                <text:p>0.0093203883495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36">
                <text:p>0.000002836</text:p>
              </table:table-cell>
              <table:table-cell office:value-type="float" office:value="0.00841487279843444">
                <text:p>0.00841487279843444</text:p>
              </table:table-cell>
              <table:table-cell office:value-type="float" office:value="0.000002836">
                <text:p>0.000002836</text:p>
              </table:table-cell>
              <table:table-cell office:value-type="float" office:value="0.0104854368932039">
                <text:p>0.01048543689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4">
                <text:p>0.00000284</text:p>
              </table:table-cell>
              <table:table-cell office:value-type="float" office:value="0.0107632093933464">
                <text:p>0.0107632093933464</text:p>
              </table:table-cell>
              <table:table-cell office:value-type="float" office:value="0.00000284">
                <text:p>0.00000284</text:p>
              </table:table-cell>
              <table:table-cell office:value-type="float" office:value="0.0116504854368932">
                <text:p>0.011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44">
                <text:p>0.000002844</text:p>
              </table:table-cell>
              <table:table-cell office:value-type="float" office:value="0.00998045009784736">
                <text:p>0.00998045009784736</text:p>
              </table:table-cell>
              <table:table-cell office:value-type="float" office:value="0.000002844">
                <text:p>0.000002844</text:p>
              </table:table-cell>
              <table:table-cell office:value-type="float" office:value="0.0135921941747573">
                <text:p>0.013592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48">
                <text:p>0.000002848</text:p>
              </table:table-cell>
              <table:table-cell office:value-type="float" office:value="0.00919769080234834">
                <text:p>0.00919769080234834</text:p>
              </table:table-cell>
              <table:table-cell office:value-type="float" office:value="0.000002848">
                <text:p>0.000002848</text:p>
              </table:table-cell>
              <table:table-cell office:value-type="float" office:value="0.0155338834951456">
                <text:p>0.015533883495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52">
                <text:p>0.000002852</text:p>
              </table:table-cell>
              <table:table-cell office:value-type="float" office:value="0.00802348336594912">
                <text:p>0.00802348336594912</text:p>
              </table:table-cell>
              <table:table-cell office:value-type="float" office:value="0.000002852">
                <text:p>0.000002852</text:p>
              </table:table-cell>
              <table:table-cell office:value-type="float" office:value="0.0163106796116505">
                <text:p>0.0163106796116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56">
                <text:p>0.000002856</text:p>
              </table:table-cell>
              <table:table-cell office:value-type="float" office:value="0.00645792563600783">
                <text:p>0.00645792563600783</text:p>
              </table:table-cell>
              <table:table-cell office:value-type="float" office:value="0.000002856">
                <text:p>0.000002856</text:p>
              </table:table-cell>
              <table:table-cell office:value-type="float" office:value="0.0159223300970874">
                <text:p>0.0159223300970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6">
                <text:p>0.00000286</text:p>
              </table:table-cell>
              <table:table-cell office:value-type="float" office:value="0.00489236790606654">
                <text:p>0.00489236790606654</text:p>
              </table:table-cell>
              <table:table-cell office:value-type="float" office:value="0.00000286">
                <text:p>0.00000286</text:p>
              </table:table-cell>
              <table:table-cell office:value-type="float" office:value="0.0155339805825243">
                <text:p>0.0155339805825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64">
                <text:p>0.000002864</text:p>
              </table:table-cell>
              <table:table-cell office:value-type="float" office:value="0.00567514677103718">
                <text:p>0.00567514677103718</text:p>
              </table:table-cell>
              <table:table-cell office:value-type="float" office:value="0.000002864">
                <text:p>0.000002864</text:p>
              </table:table-cell>
              <table:table-cell office:value-type="float" office:value="0.014368932038835">
                <text:p>0.01436893203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68">
                <text:p>0.000002868</text:p>
              </table:table-cell>
              <table:table-cell office:value-type="float" office:value="0.00645792563600783">
                <text:p>0.00645792563600783</text:p>
              </table:table-cell>
              <table:table-cell office:value-type="float" office:value="0.000002868">
                <text:p>0.000002868</text:p>
              </table:table-cell>
              <table:table-cell office:value-type="float" office:value="0.0132038834951456">
                <text:p>0.013203883495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72">
                <text:p>0.000002872</text:p>
              </table:table-cell>
              <table:table-cell office:value-type="float" office:value="0.00645788649706458">
                <text:p>0.00645788649706458</text:p>
              </table:table-cell>
              <table:table-cell office:value-type="float" office:value="0.000002872">
                <text:p>0.000002872</text:p>
              </table:table-cell>
              <table:table-cell office:value-type="float" office:value="0.0122329708737864">
                <text:p>0.0122329708737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76">
                <text:p>0.000002876</text:p>
              </table:table-cell>
              <table:table-cell office:value-type="float" office:value="0.00567512720156556">
                <text:p>0.00567512720156556</text:p>
              </table:table-cell>
              <table:table-cell office:value-type="float" office:value="0.000002876">
                <text:p>0.000002876</text:p>
              </table:table-cell>
              <table:table-cell office:value-type="float" office:value="0.0114562912621359">
                <text:p>0.0114562912621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8">
                <text:p>0.00000288</text:p>
              </table:table-cell>
              <table:table-cell office:value-type="float" office:value="0.00489236790606654">
                <text:p>0.00489236790606654</text:p>
              </table:table-cell>
              <table:table-cell office:value-type="float" office:value="0.00000288">
                <text:p>0.00000288</text:p>
              </table:table-cell>
              <table:table-cell office:value-type="float" office:value="0.0106796116504854">
                <text:p>0.0106796116504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84">
                <text:p>0.000002884</text:p>
              </table:table-cell>
              <table:table-cell office:value-type="float" office:value="0.00567514677103718">
                <text:p>0.00567514677103718</text:p>
              </table:table-cell>
              <table:table-cell office:value-type="float" office:value="0.000002884">
                <text:p>0.000002884</text:p>
              </table:table-cell>
              <table:table-cell office:value-type="float" office:value="0.00990291262135922">
                <text:p>0.00990291262135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88">
                <text:p>0.000002888</text:p>
              </table:table-cell>
              <table:table-cell office:value-type="float" office:value="0.00645792563600783">
                <text:p>0.00645792563600783</text:p>
              </table:table-cell>
              <table:table-cell office:value-type="float" office:value="0.000002888">
                <text:p>0.000002888</text:p>
              </table:table-cell>
              <table:table-cell office:value-type="float" office:value="0.00912621359223301">
                <text:p>0.009126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92">
                <text:p>0.000002892</text:p>
              </table:table-cell>
              <table:table-cell office:value-type="float" office:value="0.00684931506849315">
                <text:p>0.00684931506849315</text:p>
              </table:table-cell>
              <table:table-cell office:value-type="float" office:value="0.000002892">
                <text:p>0.000002892</text:p>
              </table:table-cell>
              <table:table-cell office:value-type="float" office:value="0.00854368932038835">
                <text:p>0.0085436893203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896">
                <text:p>0.000002896</text:p>
              </table:table-cell>
              <table:table-cell office:value-type="float" office:value="0.00684931506849315">
                <text:p>0.00684931506849315</text:p>
              </table:table-cell>
              <table:table-cell office:value-type="float" office:value="0.000002896">
                <text:p>0.000002896</text:p>
              </table:table-cell>
              <table:table-cell office:value-type="float" office:value="0.00815533980582524">
                <text:p>0.00815533980582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">
                <text:p>0.0000029</text:p>
              </table:table-cell>
              <table:table-cell office:value-type="float" office:value="0.00684931506849315">
                <text:p>0.00684931506849315</text:p>
              </table:table-cell>
              <table:table-cell office:value-type="float" office:value="0.0000029">
                <text:p>0.0000029</text:p>
              </table:table-cell>
              <table:table-cell office:value-type="float" office:value="0.00776699029126213">
                <text:p>0.00776699029126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04">
                <text:p>0.000002904</text:p>
              </table:table-cell>
              <table:table-cell office:value-type="float" office:value="0.00684931506849315">
                <text:p>0.00684931506849315</text:p>
              </table:table-cell>
              <table:table-cell office:value-type="float" office:value="0.000002904">
                <text:p>0.000002904</text:p>
              </table:table-cell>
              <table:table-cell office:value-type="float" office:value="0.00932038834951456">
                <text:p>0.00932038834951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08">
                <text:p>0.000002908</text:p>
              </table:table-cell>
              <table:table-cell office:value-type="float" office:value="0.00684931506849315">
                <text:p>0.00684931506849315</text:p>
              </table:table-cell>
              <table:table-cell office:value-type="float" office:value="0.000002908">
                <text:p>0.000002908</text:p>
              </table:table-cell>
              <table:table-cell office:value-type="float" office:value="0.010873786407767">
                <text:p>0.01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12">
                <text:p>0.000002912</text:p>
              </table:table-cell>
              <table:table-cell office:value-type="float" office:value="0.00724070450097848">
                <text:p>0.00724070450097848</text:p>
              </table:table-cell>
              <table:table-cell office:value-type="float" office:value="0.000002912">
                <text:p>0.000002912</text:p>
              </table:table-cell>
              <table:table-cell office:value-type="float" office:value="0.0118446601941748">
                <text:p>0.0118446601941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16">
                <text:p>0.000002916</text:p>
              </table:table-cell>
              <table:table-cell office:value-type="float" office:value="0.00802350293542074">
                <text:p>0.00802350293542074</text:p>
              </table:table-cell>
              <table:table-cell office:value-type="float" office:value="0.000002916">
                <text:p>0.000002916</text:p>
              </table:table-cell>
              <table:table-cell office:value-type="float" office:value="0.0122330097087379">
                <text:p>0.012233009708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2">
                <text:p>0.00000292</text:p>
              </table:table-cell>
              <table:table-cell office:value-type="float" office:value="0.00880626223091977">
                <text:p>0.00880626223091977</text:p>
              </table:table-cell>
              <table:table-cell office:value-type="float" office:value="0.00000292">
                <text:p>0.00000292</text:p>
              </table:table-cell>
              <table:table-cell office:value-type="float" office:value="0.012621359223301">
                <text:p>0.0126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24">
                <text:p>0.000002924</text:p>
              </table:table-cell>
              <table:table-cell office:value-type="float" office:value="0.0076320939334638">
                <text:p>0.0076320939334638</text:p>
              </table:table-cell>
              <table:table-cell office:value-type="float" office:value="0.000002924">
                <text:p>0.000002924</text:p>
              </table:table-cell>
              <table:table-cell office:value-type="float" office:value="0.012621359223301">
                <text:p>0.0126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28">
                <text:p>0.000002928</text:p>
              </table:table-cell>
              <table:table-cell office:value-type="float" office:value="0.00645792563600783">
                <text:p>0.00645792563600783</text:p>
              </table:table-cell>
              <table:table-cell office:value-type="float" office:value="0.000002928">
                <text:p>0.000002928</text:p>
              </table:table-cell>
              <table:table-cell office:value-type="float" office:value="0.012621359223301">
                <text:p>0.0126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32">
                <text:p>0.000002932</text:p>
              </table:table-cell>
              <table:table-cell office:value-type="float" office:value="0.00547945205479452">
                <text:p>0.00547945205479452</text:p>
              </table:table-cell>
              <table:table-cell office:value-type="float" office:value="0.000002932">
                <text:p>0.000002932</text:p>
              </table:table-cell>
              <table:table-cell office:value-type="float" office:value="0.0124271844660194">
                <text:p>0.012427184466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36">
                <text:p>0.000002936</text:p>
              </table:table-cell>
              <table:table-cell office:value-type="float" office:value="0.00469665362035225">
                <text:p>0.00469665362035225</text:p>
              </table:table-cell>
              <table:table-cell office:value-type="float" office:value="0.000002936">
                <text:p>0.000002936</text:p>
              </table:table-cell>
              <table:table-cell office:value-type="float" office:value="0.0120388349514563">
                <text:p>0.0120388349514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4">
                <text:p>0.00000294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294">
                <text:p>0.00000294</text:p>
              </table:table-cell>
              <table:table-cell office:value-type="float" office:value="0.0116504854368932">
                <text:p>0.011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44">
                <text:p>0.000002944</text:p>
              </table:table-cell>
              <table:table-cell office:value-type="float" office:value="0.00430528375733855">
                <text:p>0.00430528375733855</text:p>
              </table:table-cell>
              <table:table-cell office:value-type="float" office:value="0.000002944">
                <text:p>0.000002944</text:p>
              </table:table-cell>
              <table:table-cell office:value-type="float" office:value="0.010873786407767">
                <text:p>0.01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48">
                <text:p>0.000002948</text:p>
              </table:table-cell>
              <table:table-cell office:value-type="float" office:value="0.00469667318982387">
                <text:p>0.00469667318982387</text:p>
              </table:table-cell>
              <table:table-cell office:value-type="float" office:value="0.000002948">
                <text:p>0.000002948</text:p>
              </table:table-cell>
              <table:table-cell office:value-type="float" office:value="0.0100970873786408">
                <text:p>0.0100970873786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52">
                <text:p>0.000002952</text:p>
              </table:table-cell>
              <table:table-cell office:value-type="float" office:value="0.00469667318982387">
                <text:p>0.00469667318982387</text:p>
              </table:table-cell>
              <table:table-cell office:value-type="float" office:value="0.000002952">
                <text:p>0.000002952</text:p>
              </table:table-cell>
              <table:table-cell office:value-type="float" office:value="0.00970873786407767">
                <text:p>0.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56">
                <text:p>0.000002956</text:p>
              </table:table-cell>
              <table:table-cell office:value-type="float" office:value="0.00430530332681018">
                <text:p>0.00430530332681018</text:p>
              </table:table-cell>
              <table:table-cell office:value-type="float" office:value="0.000002956">
                <text:p>0.000002956</text:p>
              </table:table-cell>
              <table:table-cell office:value-type="float" office:value="0.00970873786407767">
                <text:p>0.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6">
                <text:p>0.00000296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296">
                <text:p>0.00000296</text:p>
              </table:table-cell>
              <table:table-cell office:value-type="float" office:value="0.00970873786407767">
                <text:p>0.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64">
                <text:p>0.000002964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2964">
                <text:p>0.000002964</text:p>
              </table:table-cell>
              <table:table-cell office:value-type="float" office:value="0.00893203883495145">
                <text:p>0.00893203883495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68">
                <text:p>0.000002968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2968">
                <text:p>0.000002968</text:p>
              </table:table-cell>
              <table:table-cell office:value-type="float" office:value="0.00815533980582524">
                <text:p>0.00815533980582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72">
                <text:p>0.000002972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2972">
                <text:p>0.000002972</text:p>
              </table:table-cell>
              <table:table-cell office:value-type="float" office:value="0.00776699029126213">
                <text:p>0.00776699029126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76">
                <text:p>0.000002976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2976">
                <text:p>0.000002976</text:p>
              </table:table-cell>
              <table:table-cell office:value-type="float" office:value="0.00776699029126213">
                <text:p>0.00776699029126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8">
                <text:p>0.00000298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298">
                <text:p>0.00000298</text:p>
              </table:table-cell>
              <table:table-cell office:value-type="float" office:value="0.00776699029126213">
                <text:p>0.00776699029126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84">
                <text:p>0.000002984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2984">
                <text:p>0.000002984</text:p>
              </table:table-cell>
              <table:table-cell office:value-type="float" office:value="0.00737864077669903">
                <text:p>0.007378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88">
                <text:p>0.000002988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2988">
                <text:p>0.000002988</text:p>
              </table:table-cell>
              <table:table-cell office:value-type="float" office:value="0.00699029126213592">
                <text:p>0.00699029126213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92">
                <text:p>0.000002992</text:p>
              </table:table-cell>
              <table:table-cell office:value-type="float" office:value="0.00371819960861057">
                <text:p>0.00371819960861057</text:p>
              </table:table-cell>
              <table:table-cell office:value-type="float" office:value="0.000002992">
                <text:p>0.000002992</text:p>
              </table:table-cell>
              <table:table-cell office:value-type="float" office:value="0.00660194174757281">
                <text:p>0.00660194174757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996">
                <text:p>0.000002996</text:p>
              </table:table-cell>
              <table:table-cell office:value-type="float" office:value="0.00332682974559687">
                <text:p>0.00332682974559687</text:p>
              </table:table-cell>
              <table:table-cell office:value-type="float" office:value="0.000002996">
                <text:p>0.000002996</text:p>
              </table:table-cell>
              <table:table-cell office:value-type="float" office:value="0.00621361165048544">
                <text:p>0.0062136116504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">
                <text:p>0.000003</text:p>
              </table:table-cell>
              <table:table-cell office:value-type="float" office:value="0.00293542074363992">
                <text:p>0.0029354207436399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58252427184466">
                <text:p>0.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04">
                <text:p>0.000003004</text:p>
              </table:table-cell>
              <table:table-cell office:value-type="float" office:value="0.00215264187866928">
                <text:p>0.00215264187866928</text:p>
              </table:table-cell>
              <table:table-cell office:value-type="float" office:value="0.000003004">
                <text:p>0.000003004</text:p>
              </table:table-cell>
              <table:table-cell office:value-type="float" office:value="0.00815533980582524">
                <text:p>0.00815533980582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08">
                <text:p>0.000003008</text:p>
              </table:table-cell>
              <table:table-cell office:value-type="float" office:value="0.00136986301369863">
                <text:p>0.00136986301369863</text:p>
              </table:table-cell>
              <table:table-cell office:value-type="float" office:value="0.000003008">
                <text:p>0.000003008</text:p>
              </table:table-cell>
              <table:table-cell office:value-type="float" office:value="0.0104854368932039">
                <text:p>0.01048543689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12">
                <text:p>0.000003012</text:p>
              </table:table-cell>
              <table:table-cell office:value-type="float" office:value="0.00176125244618395">
                <text:p>0.00176125244618395</text:p>
              </table:table-cell>
              <table:table-cell office:value-type="float" office:value="0.000003012">
                <text:p>0.000003012</text:p>
              </table:table-cell>
              <table:table-cell office:value-type="float" office:value="0.0120388349514563">
                <text:p>0.0120388349514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16">
                <text:p>0.000003016</text:p>
              </table:table-cell>
              <table:table-cell office:value-type="float" office:value="0.00332681017612524">
                <text:p>0.00332681017612524</text:p>
              </table:table-cell>
              <table:table-cell office:value-type="float" office:value="0.000003016">
                <text:p>0.000003016</text:p>
              </table:table-cell>
              <table:table-cell office:value-type="float" office:value="0.0128155339805825">
                <text:p>0.0128155339805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2">
                <text:p>0.00000302</text:p>
              </table:table-cell>
              <table:table-cell office:value-type="float" office:value="0.00489236790606654">
                <text:p>0.00489236790606654</text:p>
              </table:table-cell>
              <table:table-cell office:value-type="float" office:value="0.00000302">
                <text:p>0.00000302</text:p>
              </table:table-cell>
              <table:table-cell office:value-type="float" office:value="0.0135922330097087">
                <text:p>0.0135922330097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24">
                <text:p>0.000003024</text:p>
              </table:table-cell>
              <table:table-cell office:value-type="float" office:value="0.00528377690802348">
                <text:p>0.00528377690802348</text:p>
              </table:table-cell>
              <table:table-cell office:value-type="float" office:value="0.000003024">
                <text:p>0.000003024</text:p>
              </table:table-cell>
              <table:table-cell office:value-type="float" office:value="0.011650427184466">
                <text:p>0.011650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28">
                <text:p>0.000003028</text:p>
              </table:table-cell>
              <table:table-cell office:value-type="float" office:value="0.00567514677103718">
                <text:p>0.00567514677103718</text:p>
              </table:table-cell>
              <table:table-cell office:value-type="float" office:value="0.000003028">
                <text:p>0.000003028</text:p>
              </table:table-cell>
              <table:table-cell office:value-type="float" office:value="0.00970871844660194">
                <text:p>0.0097087184466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32">
                <text:p>0.000003032</text:p>
              </table:table-cell>
              <table:table-cell office:value-type="float" office:value="0.00528375733855186">
                <text:p>0.00528375733855186</text:p>
              </table:table-cell>
              <table:table-cell office:value-type="float" office:value="0.000003032">
                <text:p>0.000003032</text:p>
              </table:table-cell>
              <table:table-cell office:value-type="float" office:value="0.00854368932038835">
                <text:p>0.0085436893203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36">
                <text:p>0.000003036</text:p>
              </table:table-cell>
              <table:table-cell office:value-type="float" office:value="0.00410958904109589">
                <text:p>0.00410958904109589</text:p>
              </table:table-cell>
              <table:table-cell office:value-type="float" office:value="0.000003036">
                <text:p>0.000003036</text:p>
              </table:table-cell>
              <table:table-cell office:value-type="float" office:value="0.00815533980582524">
                <text:p>0.00815533980582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4">
                <text:p>0.00000304</text:p>
              </table:table-cell>
              <table:table-cell office:value-type="float" office:value="0.00293542074363992">
                <text:p>0.00293542074363992</text:p>
              </table:table-cell>
              <table:table-cell office:value-type="float" office:value="0.00000304">
                <text:p>0.00000304</text:p>
              </table:table-cell>
              <table:table-cell office:value-type="float" office:value="0.00776699029126213">
                <text:p>0.00776699029126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44">
                <text:p>0.000003044</text:p>
              </table:table-cell>
              <table:table-cell office:value-type="float" office:value="0.00371821917808219">
                <text:p>0.00371821917808219</text:p>
              </table:table-cell>
              <table:table-cell office:value-type="float" office:value="0.000003044">
                <text:p>0.000003044</text:p>
              </table:table-cell>
              <table:table-cell office:value-type="float" office:value="0.00699027184466019">
                <text:p>0.006990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48">
                <text:p>0.000003048</text:p>
              </table:table-cell>
              <table:table-cell office:value-type="float" office:value="0.00450097847358121">
                <text:p>0.00450097847358121</text:p>
              </table:table-cell>
              <table:table-cell office:value-type="float" office:value="0.000003048">
                <text:p>0.000003048</text:p>
              </table:table-cell>
              <table:table-cell office:value-type="float" office:value="0.00621359223300971">
                <text:p>0.00621359223300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52">
                <text:p>0.000003052</text:p>
              </table:table-cell>
              <table:table-cell office:value-type="float" office:value="0.0050880626223092">
                <text:p>0.0050880626223092</text:p>
              </table:table-cell>
              <table:table-cell office:value-type="float" office:value="0.000003052">
                <text:p>0.000003052</text:p>
              </table:table-cell>
              <table:table-cell office:value-type="float" office:value="0.00543689320388349">
                <text:p>0.00543689320388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56">
                <text:p>0.000003056</text:p>
              </table:table-cell>
              <table:table-cell office:value-type="float" office:value="0.00547945205479452">
                <text:p>0.00547945205479452</text:p>
              </table:table-cell>
              <table:table-cell office:value-type="float" office:value="0.000003056">
                <text:p>0.000003056</text:p>
              </table:table-cell>
              <table:table-cell office:value-type="float" office:value="0.00466019417475728">
                <text:p>0.00466019417475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6">
                <text:p>0.00000306</text:p>
              </table:table-cell>
              <table:table-cell office:value-type="float" office:value="0.00587084148727984">
                <text:p>0.00587084148727984</text:p>
              </table:table-cell>
              <table:table-cell office:value-type="float" office:value="0.00000306">
                <text:p>0.00000306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64">
                <text:p>0.000003064</text:p>
              </table:table-cell>
              <table:table-cell office:value-type="float" office:value="0.0043053228962818">
                <text:p>0.0043053228962818</text:p>
              </table:table-cell>
              <table:table-cell office:value-type="float" office:value="0.000003064">
                <text:p>0.000003064</text:p>
              </table:table-cell>
              <table:table-cell office:value-type="float" office:value="0.00466017475728155">
                <text:p>0.00466017475728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68">
                <text:p>0.000003068</text:p>
              </table:table-cell>
              <table:table-cell office:value-type="float" office:value="0.00273970645792564">
                <text:p>0.00273970645792564</text:p>
              </table:table-cell>
              <table:table-cell office:value-type="float" office:value="0.000003068">
                <text:p>0.000003068</text:p>
              </table:table-cell>
              <table:table-cell office:value-type="float" office:value="0.00543689320388349">
                <text:p>0.00543689320388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72">
                <text:p>0.000003072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072">
                <text:p>0.000003072</text:p>
              </table:table-cell>
              <table:table-cell office:value-type="float" office:value="0.0058252427184466">
                <text:p>0.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76">
                <text:p>0.000003076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076">
                <text:p>0.000003076</text:p>
              </table:table-cell>
              <table:table-cell office:value-type="float" office:value="0.0058252427184466">
                <text:p>0.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8">
                <text:p>0.00000308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08">
                <text:p>0.00000308</text:p>
              </table:table-cell>
              <table:table-cell office:value-type="float" office:value="0.0058252427184466">
                <text:p>0.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84">
                <text:p>0.000003084</text:p>
              </table:table-cell>
              <table:table-cell office:value-type="float" office:value="0.00313109589041096">
                <text:p>0.00313109589041096</text:p>
              </table:table-cell>
              <table:table-cell office:value-type="float" office:value="0.000003084">
                <text:p>0.000003084</text:p>
              </table:table-cell>
              <table:table-cell office:value-type="float" office:value="0.0058252427184466">
                <text:p>0.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88">
                <text:p>0.000003088</text:p>
              </table:table-cell>
              <table:table-cell office:value-type="float" office:value="0.00430530332681018">
                <text:p>0.00430530332681018</text:p>
              </table:table-cell>
              <table:table-cell office:value-type="float" office:value="0.000003088">
                <text:p>0.000003088</text:p>
              </table:table-cell>
              <table:table-cell office:value-type="float" office:value="0.0058252427184466">
                <text:p>0.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92">
                <text:p>0.000003092</text:p>
              </table:table-cell>
              <table:table-cell office:value-type="float" office:value="0.0050880626223092">
                <text:p>0.0050880626223092</text:p>
              </table:table-cell>
              <table:table-cell office:value-type="float" office:value="0.000003092">
                <text:p>0.000003092</text:p>
              </table:table-cell>
              <table:table-cell office:value-type="float" office:value="0.00563106796116505">
                <text:p>0.00563106796116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096">
                <text:p>0.000003096</text:p>
              </table:table-cell>
              <table:table-cell office:value-type="float" office:value="0.00547945205479452">
                <text:p>0.00547945205479452</text:p>
              </table:table-cell>
              <table:table-cell office:value-type="float" office:value="0.000003096">
                <text:p>0.000003096</text:p>
              </table:table-cell>
              <table:table-cell office:value-type="float" office:value="0.00524271844660194">
                <text:p>0.0052427184466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">
                <text:p>0.0000031</text:p>
              </table:table-cell>
              <table:table-cell office:value-type="float" office:value="0.00587084148727984">
                <text:p>0.00587084148727984</text:p>
              </table:table-cell>
              <table:table-cell office:value-type="float" office:value="0.0000031">
                <text:p>0.0000031</text:p>
              </table:table-cell>
              <table:table-cell office:value-type="float" office:value="0.00485436893203883">
                <text:p>0.00485436893203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04">
                <text:p>0.000003104</text:p>
              </table:table-cell>
              <table:table-cell office:value-type="float" office:value="0.00508808219178082">
                <text:p>0.00508808219178082</text:p>
              </table:table-cell>
              <table:table-cell office:value-type="float" office:value="0.000003104">
                <text:p>0.000003104</text:p>
              </table:table-cell>
              <table:table-cell office:value-type="float" office:value="0.00601939805825243">
                <text:p>0.00601939805825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08">
                <text:p>0.000003108</text:p>
              </table:table-cell>
              <table:table-cell office:value-type="float" office:value="0.00430528375733855">
                <text:p>0.00430528375733855</text:p>
              </table:table-cell>
              <table:table-cell office:value-type="float" office:value="0.000003108">
                <text:p>0.000003108</text:p>
              </table:table-cell>
              <table:table-cell office:value-type="float" office:value="0.0071844854368932">
                <text:p>0.007184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12">
                <text:p>0.000003112</text:p>
              </table:table-cell>
              <table:table-cell office:value-type="float" office:value="0.00332681017612524">
                <text:p>0.00332681017612524</text:p>
              </table:table-cell>
              <table:table-cell office:value-type="float" office:value="0.000003112">
                <text:p>0.000003112</text:p>
              </table:table-cell>
              <table:table-cell office:value-type="float" office:value="0.00796116504854369">
                <text:p>0.00796116504854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16">
                <text:p>0.000003116</text:p>
              </table:table-cell>
              <table:table-cell office:value-type="float" office:value="0.00215264187866928">
                <text:p>0.00215264187866928</text:p>
              </table:table-cell>
              <table:table-cell office:value-type="float" office:value="0.000003116">
                <text:p>0.000003116</text:p>
              </table:table-cell>
              <table:table-cell office:value-type="float" office:value="0.0083495145631068">
                <text:p>0.008349514563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2">
                <text:p>0.00000312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12">
                <text:p>0.00000312</text:p>
              </table:table-cell>
              <table:table-cell office:value-type="float" office:value="0.0087378640776699">
                <text:p>0.0087378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24">
                <text:p>0.000003124</text:p>
              </table:table-cell>
              <table:table-cell office:value-type="float" office:value="0.000587093933463796">
                <text:p>0.000587093933463796</text:p>
              </table:table-cell>
              <table:table-cell office:value-type="float" office:value="0.000003124">
                <text:p>0.000003124</text:p>
              </table:table-cell>
              <table:table-cell office:value-type="float" office:value="0.0083495145631068">
                <text:p>0.008349514563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28">
                <text:p>0.000003128</text:p>
              </table:table-cell>
              <table:table-cell office:value-type="float" office:value="0.000195712328767123">
                <text:p>0.000195712328767123</text:p>
              </table:table-cell>
              <table:table-cell office:value-type="float" office:value="0.000003128">
                <text:p>0.000003128</text:p>
              </table:table-cell>
              <table:table-cell office:value-type="float" office:value="0.00796118446601942">
                <text:p>0.0079611844660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32">
                <text:p>0.000003132</text:p>
              </table:table-cell>
              <table:table-cell office:value-type="float" office:value="0.000391389432485323">
                <text:p>0.000391389432485323</text:p>
              </table:table-cell>
              <table:table-cell office:value-type="float" office:value="0.000003132">
                <text:p>0.000003132</text:p>
              </table:table-cell>
              <table:table-cell office:value-type="float" office:value="0.00796116504854369">
                <text:p>0.00796116504854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36">
                <text:p>0.000003136</text:p>
              </table:table-cell>
              <table:table-cell office:value-type="float" office:value="0.00117416829745597">
                <text:p>0.00117416829745597</text:p>
              </table:table-cell>
              <table:table-cell office:value-type="float" office:value="0.000003136">
                <text:p>0.000003136</text:p>
              </table:table-cell>
              <table:table-cell office:value-type="float" office:value="0.0083495145631068">
                <text:p>0.0083495145631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4">
                <text:p>0.00000314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14">
                <text:p>0.00000314</text:p>
              </table:table-cell>
              <table:table-cell office:value-type="float" office:value="0.0087378640776699">
                <text:p>0.00873786407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44">
                <text:p>0.000003144</text:p>
              </table:table-cell>
              <table:table-cell office:value-type="float" office:value="0.00313109589041096">
                <text:p>0.00313109589041096</text:p>
              </table:table-cell>
              <table:table-cell office:value-type="float" office:value="0.000003144">
                <text:p>0.000003144</text:p>
              </table:table-cell>
              <table:table-cell office:value-type="float" office:value="0.00718450485436893">
                <text:p>0.00718450485436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48">
                <text:p>0.000003148</text:p>
              </table:table-cell>
              <table:table-cell office:value-type="float" office:value="0.00430522504892368">
                <text:p>0.00430522504892368</text:p>
              </table:table-cell>
              <table:table-cell office:value-type="float" office:value="0.000003148">
                <text:p>0.000003148</text:p>
              </table:table-cell>
              <table:table-cell office:value-type="float" office:value="0.00563114563106796">
                <text:p>0.005631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52">
                <text:p>0.000003152</text:p>
              </table:table-cell>
              <table:table-cell office:value-type="float" office:value="0.00450097847358121">
                <text:p>0.00450097847358121</text:p>
              </table:table-cell>
              <table:table-cell office:value-type="float" office:value="0.000003152">
                <text:p>0.000003152</text:p>
              </table:table-cell>
              <table:table-cell office:value-type="float" office:value="0.00485436893203883">
                <text:p>0.00485436893203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56">
                <text:p>0.000003156</text:p>
              </table:table-cell>
              <table:table-cell office:value-type="float" office:value="0.00371819960861057">
                <text:p>0.00371819960861057</text:p>
              </table:table-cell>
              <table:table-cell office:value-type="float" office:value="0.000003156">
                <text:p>0.000003156</text:p>
              </table:table-cell>
              <table:table-cell office:value-type="float" office:value="0.00485436893203883">
                <text:p>0.00485436893203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6">
                <text:p>0.00000316</text:p>
              </table:table-cell>
              <table:table-cell office:value-type="float" office:value="0.00293542074363992">
                <text:p>0.00293542074363992</text:p>
              </table:table-cell>
              <table:table-cell office:value-type="float" office:value="0.00000316">
                <text:p>0.00000316</text:p>
              </table:table-cell>
              <table:table-cell office:value-type="float" office:value="0.00485436893203883">
                <text:p>0.00485436893203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64">
                <text:p>0.000003164</text:p>
              </table:table-cell>
              <table:table-cell office:value-type="float" office:value="0.00215264187866928">
                <text:p>0.00215264187866928</text:p>
              </table:table-cell>
              <table:table-cell office:value-type="float" office:value="0.000003164">
                <text:p>0.000003164</text:p>
              </table:table-cell>
              <table:table-cell office:value-type="float" office:value="0.00524271844660194">
                <text:p>0.0052427184466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68">
                <text:p>0.000003168</text:p>
              </table:table-cell>
              <table:table-cell office:value-type="float" office:value="0.00136986301369863">
                <text:p>0.00136986301369863</text:p>
              </table:table-cell>
              <table:table-cell office:value-type="float" office:value="0.000003168">
                <text:p>0.000003168</text:p>
              </table:table-cell>
              <table:table-cell office:value-type="float" office:value="0.00563106796116505">
                <text:p>0.00563106796116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72">
                <text:p>0.000003172</text:p>
              </table:table-cell>
              <table:table-cell office:value-type="float" office:value="0.00117416438356164">
                <text:p>0.00117416438356164</text:p>
              </table:table-cell>
              <table:table-cell office:value-type="float" office:value="0.000003172">
                <text:p>0.000003172</text:p>
              </table:table-cell>
              <table:table-cell office:value-type="float" office:value="0.00543689320388349">
                <text:p>0.00543689320388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76">
                <text:p>0.000003176</text:p>
              </table:table-cell>
              <table:table-cell office:value-type="float" office:value="0.0015655675146771">
                <text:p>0.0015655675146771</text:p>
              </table:table-cell>
              <table:table-cell office:value-type="float" office:value="0.000003176">
                <text:p>0.000003176</text:p>
              </table:table-cell>
              <table:table-cell office:value-type="float" office:value="0.00466017475728155">
                <text:p>0.00466017475728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8">
                <text:p>0.00000318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18">
                <text:p>0.00000318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84">
                <text:p>0.000003184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184">
                <text:p>0.000003184</text:p>
              </table:table-cell>
              <table:table-cell office:value-type="float" office:value="0.00349514563106796">
                <text:p>0.003495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88">
                <text:p>0.000003188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188">
                <text:p>0.000003188</text:p>
              </table:table-cell>
              <table:table-cell office:value-type="float" office:value="0.00310679611650485">
                <text:p>0.0031067961165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92">
                <text:p>0.000003192</text:p>
              </table:table-cell>
              <table:table-cell office:value-type="float" office:value="0.00215264187866928">
                <text:p>0.00215264187866928</text:p>
              </table:table-cell>
              <table:table-cell office:value-type="float" office:value="0.000003192">
                <text:p>0.000003192</text:p>
              </table:table-cell>
              <table:table-cell office:value-type="float" office:value="0.00310679611650485">
                <text:p>0.0031067961165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96">
                <text:p>0.000003196</text:p>
              </table:table-cell>
              <table:table-cell office:value-type="float" office:value="0.0025440313111546">
                <text:p>0.0025440313111546</text:p>
              </table:table-cell>
              <table:table-cell office:value-type="float" office:value="0.000003196">
                <text:p>0.000003196</text:p>
              </table:table-cell>
              <table:table-cell office:value-type="float" office:value="0.00349514563106796">
                <text:p>0.003495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">
                <text:p>0.0000032</text:p>
              </table:table-cell>
              <table:table-cell office:value-type="float" office:value="0.00293542074363992">
                <text:p>0.00293542074363992</text:p>
              </table:table-cell>
              <table:table-cell office:value-type="float" office:value="0.0000032">
                <text:p>0.0000032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04">
                <text:p>0.000003204</text:p>
              </table:table-cell>
              <table:table-cell office:value-type="float" office:value="0.0025440313111546">
                <text:p>0.0025440313111546</text:p>
              </table:table-cell>
              <table:table-cell office:value-type="float" office:value="0.000003204">
                <text:p>0.000003204</text:p>
              </table:table-cell>
              <table:table-cell office:value-type="float" office:value="0.00349514563106796">
                <text:p>0.003495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08">
                <text:p>0.000003208</text:p>
              </table:table-cell>
              <table:table-cell office:value-type="float" office:value="0.00215264187866928">
                <text:p>0.00215264187866928</text:p>
              </table:table-cell>
              <table:table-cell office:value-type="float" office:value="0.000003208">
                <text:p>0.000003208</text:p>
              </table:table-cell>
              <table:table-cell office:value-type="float" office:value="0.00310679611650485">
                <text:p>0.0031067961165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12">
                <text:p>0.000003212</text:p>
              </table:table-cell>
              <table:table-cell office:value-type="float" office:value="0.0015655675146771">
                <text:p>0.0015655675146771</text:p>
              </table:table-cell>
              <table:table-cell office:value-type="float" office:value="0.000003212">
                <text:p>0.000003212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16">
                <text:p>0.000003216</text:p>
              </table:table-cell>
              <table:table-cell office:value-type="float" office:value="0.000782761252446184">
                <text:p>0.000782761252446184</text:p>
              </table:table-cell>
              <table:table-cell office:value-type="float" office:value="0.000003216">
                <text:p>0.000003216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2">
                <text:p>0.00000322</text:p>
              </table:table-cell>
              <table:table-cell office:value-type="float" office:value="0">
                <text:p>0</text:p>
              </table:table-cell>
              <table:table-cell office:value-type="float" office:value="0.00000322">
                <text:p>0.00000322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24">
                <text:p>0.000003224</text:p>
              </table:table-cell>
              <table:table-cell office:value-type="float" office:value="0.000782778864970646">
                <text:p>0.000782778864970646</text:p>
              </table:table-cell>
              <table:table-cell office:value-type="float" office:value="0.000003224">
                <text:p>0.000003224</text:p>
              </table:table-cell>
              <table:table-cell office:value-type="float" office:value="0.00330097087378641">
                <text:p>0.0033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28">
                <text:p>0.000003228</text:p>
              </table:table-cell>
              <table:table-cell office:value-type="float" office:value="0.00156555772994129">
                <text:p>0.00156555772994129</text:p>
              </table:table-cell>
              <table:table-cell office:value-type="float" office:value="0.000003228">
                <text:p>0.000003228</text:p>
              </table:table-cell>
              <table:table-cell office:value-type="float" office:value="0.00368932038834951">
                <text:p>0.00368932038834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32">
                <text:p>0.000003232</text:p>
              </table:table-cell>
              <table:table-cell office:value-type="float" office:value="0.00215264187866928">
                <text:p>0.00215264187866928</text:p>
              </table:table-cell>
              <table:table-cell office:value-type="float" office:value="0.000003232">
                <text:p>0.000003232</text:p>
              </table:table-cell>
              <table:table-cell office:value-type="float" office:value="0.00349514563106796">
                <text:p>0.003495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36">
                <text:p>0.000003236</text:p>
              </table:table-cell>
              <table:table-cell office:value-type="float" office:value="0.00254401174168297">
                <text:p>0.00254401174168297</text:p>
              </table:table-cell>
              <table:table-cell office:value-type="float" office:value="0.000003236">
                <text:p>0.000003236</text:p>
              </table:table-cell>
              <table:table-cell office:value-type="float" office:value="0.00271846601941747">
                <text:p>0.00271846601941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4">
                <text:p>0.00000324</text:p>
              </table:table-cell>
              <table:table-cell office:value-type="float" office:value="0.00293542074363992">
                <text:p>0.00293542074363992</text:p>
              </table:table-cell>
              <table:table-cell office:value-type="float" office:value="0.00000324">
                <text:p>0.00000324</text:p>
              </table:table-cell>
              <table:table-cell office:value-type="float" office:value="0.00194174757281553">
                <text:p>0.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44">
                <text:p>0.000003244</text:p>
              </table:table-cell>
              <table:table-cell office:value-type="float" office:value="0.00215264187866928">
                <text:p>0.00215264187866928</text:p>
              </table:table-cell>
              <table:table-cell office:value-type="float" office:value="0.000003244">
                <text:p>0.000003244</text:p>
              </table:table-cell>
              <table:table-cell office:value-type="float" office:value="0.00194174757281553">
                <text:p>0.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48">
                <text:p>0.000003248</text:p>
              </table:table-cell>
              <table:table-cell office:value-type="float" office:value="0.00136986301369863">
                <text:p>0.00136986301369863</text:p>
              </table:table-cell>
              <table:table-cell office:value-type="float" office:value="0.000003248">
                <text:p>0.000003248</text:p>
              </table:table-cell>
              <table:table-cell office:value-type="float" office:value="0.00194174757281553">
                <text:p>0.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52">
                <text:p>0.000003252</text:p>
              </table:table-cell>
              <table:table-cell office:value-type="float" office:value="0.00156554403131115">
                <text:p>0.00156554403131115</text:p>
              </table:table-cell>
              <table:table-cell office:value-type="float" office:value="0.000003252">
                <text:p>0.000003252</text:p>
              </table:table-cell>
              <table:table-cell office:value-type="float" office:value="0.00233009708737864">
                <text:p>0.00233009708737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56">
                <text:p>0.000003256</text:p>
              </table:table-cell>
              <table:table-cell office:value-type="float" office:value="0.00273968688845401">
                <text:p>0.00273968688845401</text:p>
              </table:table-cell>
              <table:table-cell office:value-type="float" office:value="0.000003256">
                <text:p>0.000003256</text:p>
              </table:table-cell>
              <table:table-cell office:value-type="float" office:value="0.00310677669902913">
                <text:p>0.0031067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6">
                <text:p>0.00000326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326">
                <text:p>0.00000326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64">
                <text:p>0.000003264</text:p>
              </table:table-cell>
              <table:table-cell office:value-type="float" office:value="0.00469667318982387">
                <text:p>0.00469667318982387</text:p>
              </table:table-cell>
              <table:table-cell office:value-type="float" office:value="0.000003264">
                <text:p>0.000003264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68">
                <text:p>0.000003268</text:p>
              </table:table-cell>
              <table:table-cell office:value-type="float" office:value="0.00547945205479452">
                <text:p>0.00547945205479452</text:p>
              </table:table-cell>
              <table:table-cell office:value-type="float" office:value="0.000003268">
                <text:p>0.000003268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72">
                <text:p>0.000003272</text:p>
              </table:table-cell>
              <table:table-cell office:value-type="float" office:value="0.00547945205479452">
                <text:p>0.00547945205479452</text:p>
              </table:table-cell>
              <table:table-cell office:value-type="float" office:value="0.000003272">
                <text:p>0.000003272</text:p>
              </table:table-cell>
              <table:table-cell office:value-type="float" office:value="0.00427184466019417">
                <text:p>0.00427184466019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76">
                <text:p>0.000003276</text:p>
              </table:table-cell>
              <table:table-cell office:value-type="float" office:value="0.0046966927592955">
                <text:p>0.0046966927592955</text:p>
              </table:table-cell>
              <table:table-cell office:value-type="float" office:value="0.000003276">
                <text:p>0.000003276</text:p>
              </table:table-cell>
              <table:table-cell office:value-type="float" office:value="0.00504852427184466">
                <text:p>0.005048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8">
                <text:p>0.00000328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328">
                <text:p>0.00000328</text:p>
              </table:table-cell>
              <table:table-cell office:value-type="float" office:value="0.0058252427184466">
                <text:p>0.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84">
                <text:p>0.000003284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3284">
                <text:p>0.000003284</text:p>
              </table:table-cell>
              <table:table-cell office:value-type="float" office:value="0.00504854368932039">
                <text:p>0.0050485436893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88">
                <text:p>0.000003288</text:p>
              </table:table-cell>
              <table:table-cell office:value-type="float" office:value="0.00391389432485323">
                <text:p>0.00391389432485323</text:p>
              </table:table-cell>
              <table:table-cell office:value-type="float" office:value="0.000003288">
                <text:p>0.000003288</text:p>
              </table:table-cell>
              <table:table-cell office:value-type="float" office:value="0.00427184466019417">
                <text:p>0.00427184466019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92">
                <text:p>0.000003292</text:p>
              </table:table-cell>
              <table:table-cell office:value-type="float" office:value="0.00371819960861057">
                <text:p>0.00371819960861057</text:p>
              </table:table-cell>
              <table:table-cell office:value-type="float" office:value="0.000003292">
                <text:p>0.000003292</text:p>
              </table:table-cell>
              <table:table-cell office:value-type="float" office:value="0.00349514563106796">
                <text:p>0.003495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296">
                <text:p>0.000003296</text:p>
              </table:table-cell>
              <table:table-cell office:value-type="float" office:value="0.00332681017612524">
                <text:p>0.00332681017612524</text:p>
              </table:table-cell>
              <table:table-cell office:value-type="float" office:value="0.000003296">
                <text:p>0.000003296</text:p>
              </table:table-cell>
              <table:table-cell office:value-type="float" office:value="0.00271844660194175">
                <text:p>0.00271844660194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">
                <text:p>0.0000033</text:p>
              </table:table-cell>
              <table:table-cell office:value-type="float" office:value="0.00293542074363992">
                <text:p>0.00293542074363992</text:p>
              </table:table-cell>
              <table:table-cell office:value-type="float" office:value="0.0000033">
                <text:p>0.0000033</text:p>
              </table:table-cell>
              <table:table-cell office:value-type="float" office:value="0.00194174757281553">
                <text:p>0.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04">
                <text:p>0.000003304</text:p>
              </table:table-cell>
              <table:table-cell office:value-type="float" office:value="0.00215262230919765">
                <text:p>0.00215262230919765</text:p>
              </table:table-cell>
              <table:table-cell office:value-type="float" office:value="0.000003304">
                <text:p>0.000003304</text:p>
              </table:table-cell>
              <table:table-cell office:value-type="float" office:value="0.00271846601941747">
                <text:p>0.00271846601941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08">
                <text:p>0.000003308</text:p>
              </table:table-cell>
              <table:table-cell office:value-type="float" office:value="0.00136985322896282">
                <text:p>0.00136985322896282</text:p>
              </table:table-cell>
              <table:table-cell office:value-type="float" office:value="0.000003308">
                <text:p>0.000003308</text:p>
              </table:table-cell>
              <table:table-cell office:value-type="float" office:value="0.00349514563106796">
                <text:p>0.003495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12">
                <text:p>0.000003312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312">
                <text:p>0.000003312</text:p>
              </table:table-cell>
              <table:table-cell office:value-type="float" office:value="0.00349514563106796">
                <text:p>0.003495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16">
                <text:p>0.000003316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316">
                <text:p>0.000003316</text:p>
              </table:table-cell>
              <table:table-cell office:value-type="float" office:value="0.00271844660194175">
                <text:p>0.00271844660194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2">
                <text:p>0.00000332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32">
                <text:p>0.00000332</text:p>
              </table:table-cell>
              <table:table-cell office:value-type="float" office:value="0.00194174757281553">
                <text:p>0.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24">
                <text:p>0.000003324</text:p>
              </table:table-cell>
              <table:table-cell office:value-type="float" office:value="0.00136987671232877">
                <text:p>0.00136987671232877</text:p>
              </table:table-cell>
              <table:table-cell office:value-type="float" office:value="0.000003324">
                <text:p>0.000003324</text:p>
              </table:table-cell>
              <table:table-cell office:value-type="float" office:value="0.0011650213592233">
                <text:p>0.0011650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28">
                <text:p>0.000003328</text:p>
              </table:table-cell>
              <table:table-cell office:value-type="float" office:value="0.00176125636007828">
                <text:p>0.00176125636007828</text:p>
              </table:table-cell>
              <table:table-cell office:value-type="float" office:value="0.000003328">
                <text:p>0.000003328</text:p>
              </table:table-cell>
              <table:table-cell office:value-type="float" office:value="0.000388339805825243">
                <text:p>0.000388339805825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32">
                <text:p>0.000003332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332">
                <text:p>0.000003332</text:p>
              </table:table-cell>
              <table:table-cell office:value-type="float" office:value="0.000194174757281553">
                <text:p>0.0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36">
                <text:p>0.000003336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336">
                <text:p>0.000003336</text:p>
              </table:table-cell>
              <table:table-cell office:value-type="float" office:value="0.00058252427184466">
                <text:p>0.0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4">
                <text:p>0.00000334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34">
                <text:p>0.00000334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44">
                <text:p>0.000003344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344">
                <text:p>0.000003344</text:p>
              </table:table-cell>
              <table:table-cell office:value-type="float" office:value="0.00135921359223301">
                <text:p>0.001359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48">
                <text:p>0.000003348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348">
                <text:p>0.000003348</text:p>
              </table:table-cell>
              <table:table-cell office:value-type="float" office:value="0.00174757669902913">
                <text:p>0.0017475766990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52">
                <text:p>0.000003352</text:p>
              </table:table-cell>
              <table:table-cell office:value-type="float" office:value="0.00215264187866928">
                <text:p>0.00215264187866928</text:p>
              </table:table-cell>
              <table:table-cell office:value-type="float" office:value="0.000003352">
                <text:p>0.000003352</text:p>
              </table:table-cell>
              <table:table-cell office:value-type="float" office:value="0.00213592233009709">
                <text:p>0.0021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56">
                <text:p>0.000003356</text:p>
              </table:table-cell>
              <table:table-cell office:value-type="float" office:value="0.0025440313111546">
                <text:p>0.0025440313111546</text:p>
              </table:table-cell>
              <table:table-cell office:value-type="float" office:value="0.000003356">
                <text:p>0.000003356</text:p>
              </table:table-cell>
              <table:table-cell office:value-type="float" office:value="0.00252427184466019">
                <text:p>0.0025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6">
                <text:p>0.00000336</text:p>
              </table:table-cell>
              <table:table-cell office:value-type="float" office:value="0.00293542074363992">
                <text:p>0.00293542074363992</text:p>
              </table:table-cell>
              <table:table-cell office:value-type="float" office:value="0.00000336">
                <text:p>0.00000336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64">
                <text:p>0.000003364</text:p>
              </table:table-cell>
              <table:table-cell office:value-type="float" office:value="0.00293542074363992">
                <text:p>0.00293542074363992</text:p>
              </table:table-cell>
              <table:table-cell office:value-type="float" office:value="0.000003364">
                <text:p>0.000003364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68">
                <text:p>0.000003368</text:p>
              </table:table-cell>
              <table:table-cell office:value-type="float" office:value="0.00293542074363992">
                <text:p>0.00293542074363992</text:p>
              </table:table-cell>
              <table:table-cell office:value-type="float" office:value="0.000003368">
                <text:p>0.000003368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72">
                <text:p>0.000003372</text:p>
              </table:table-cell>
              <table:table-cell office:value-type="float" office:value="0.0025440313111546">
                <text:p>0.0025440313111546</text:p>
              </table:table-cell>
              <table:table-cell office:value-type="float" office:value="0.000003372">
                <text:p>0.000003372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76">
                <text:p>0.000003376</text:p>
              </table:table-cell>
              <table:table-cell office:value-type="float" office:value="0.00176125244618395">
                <text:p>0.00176125244618395</text:p>
              </table:table-cell>
              <table:table-cell office:value-type="float" office:value="0.000003376">
                <text:p>0.000003376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8">
                <text:p>0.00000338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38">
                <text:p>0.00000338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84">
                <text:p>0.000003384</text:p>
              </table:table-cell>
              <table:table-cell office:value-type="float" office:value="0.000587093933463796">
                <text:p>0.000587093933463796</text:p>
              </table:table-cell>
              <table:table-cell office:value-type="float" office:value="0.000003384">
                <text:p>0.000003384</text:p>
              </table:table-cell>
              <table:table-cell office:value-type="float" office:value="0.00368930097087379">
                <text:p>0.0036893009708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88">
                <text:p>0.000003388</text:p>
              </table:table-cell>
              <table:table-cell office:value-type="float" office:value="0.000195690215264188">
                <text:p>0.000195690215264188</text:p>
              </table:table-cell>
              <table:table-cell office:value-type="float" office:value="0.000003388">
                <text:p>0.000003388</text:p>
              </table:table-cell>
              <table:table-cell office:value-type="float" office:value="0.00446601941747573">
                <text:p>0.0044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92">
                <text:p>0.000003392</text:p>
              </table:table-cell>
              <table:table-cell office:value-type="float" office:value="0">
                <text:p>0</text:p>
              </table:table-cell>
              <table:table-cell office:value-type="float" office:value="0.000003392">
                <text:p>0.000003392</text:p>
              </table:table-cell>
              <table:table-cell office:value-type="float" office:value="0.00446601941747573">
                <text:p>0.0044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396">
                <text:p>0.000003396</text:p>
              </table:table-cell>
              <table:table-cell office:value-type="float" office:value="0">
                <text:p>0</text:p>
              </table:table-cell>
              <table:table-cell office:value-type="float" office:value="0.000003396">
                <text:p>0.000003396</text:p>
              </table:table-cell>
              <table:table-cell office:value-type="float" office:value="0.00368932038834951">
                <text:p>0.00368932038834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">
                <text:p>0.0000034</text:p>
              </table:table-cell>
              <table:table-cell office:value-type="float" office:value="0">
                <text:p>0</text:p>
              </table:table-cell>
              <table:table-cell office:value-type="float" office:value="0.0000034">
                <text:p>0.0000034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04">
                <text:p>0.000003404</text:p>
              </table:table-cell>
              <table:table-cell office:value-type="float" office:value="0">
                <text:p>0</text:p>
              </table:table-cell>
              <table:table-cell office:value-type="float" office:value="0.000003404">
                <text:p>0.000003404</text:p>
              </table:table-cell>
              <table:table-cell office:value-type="float" office:value="0.00252427184466019">
                <text:p>0.0025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08">
                <text:p>0.000003408</text:p>
              </table:table-cell>
              <table:table-cell office:value-type="float" office:value="0">
                <text:p>0</text:p>
              </table:table-cell>
              <table:table-cell office:value-type="float" office:value="0.000003408">
                <text:p>0.000003408</text:p>
              </table:table-cell>
              <table:table-cell office:value-type="float" office:value="0.00213594174757281">
                <text:p>0.00213594174757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12">
                <text:p>0.000003412</text:p>
              </table:table-cell>
              <table:table-cell office:value-type="float" office:value="0.000391389432485323">
                <text:p>0.000391389432485323</text:p>
              </table:table-cell>
              <table:table-cell office:value-type="float" office:value="0.000003412">
                <text:p>0.000003412</text:p>
              </table:table-cell>
              <table:table-cell office:value-type="float" office:value="0.00213592233009709">
                <text:p>0.0021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16">
                <text:p>0.000003416</text:p>
              </table:table-cell>
              <table:table-cell office:value-type="float" office:value="0.00117416829745597">
                <text:p>0.00117416829745597</text:p>
              </table:table-cell>
              <table:table-cell office:value-type="float" office:value="0.000003416">
                <text:p>0.000003416</text:p>
              </table:table-cell>
              <table:table-cell office:value-type="float" office:value="0.00252427184466019">
                <text:p>0.0025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2">
                <text:p>0.00000342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42">
                <text:p>0.00000342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24">
                <text:p>0.000003424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424">
                <text:p>0.000003424</text:p>
              </table:table-cell>
              <table:table-cell office:value-type="float" office:value="0.00252427184466019">
                <text:p>0.0025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28">
                <text:p>0.000003428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428">
                <text:p>0.000003428</text:p>
              </table:table-cell>
              <table:table-cell office:value-type="float" office:value="0.00213594174757281">
                <text:p>0.00213594174757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32">
                <text:p>0.000003432</text:p>
              </table:table-cell>
              <table:table-cell office:value-type="float" office:value="0.00176125244618395">
                <text:p>0.00176125244618395</text:p>
              </table:table-cell>
              <table:table-cell office:value-type="float" office:value="0.000003432">
                <text:p>0.000003432</text:p>
              </table:table-cell>
              <table:table-cell office:value-type="float" office:value="0.00233009708737864">
                <text:p>0.00233009708737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36">
                <text:p>0.000003436</text:p>
              </table:table-cell>
              <table:table-cell office:value-type="float" office:value="0.00136986301369863">
                <text:p>0.00136986301369863</text:p>
              </table:table-cell>
              <table:table-cell office:value-type="float" office:value="0.000003436">
                <text:p>0.000003436</text:p>
              </table:table-cell>
              <table:table-cell office:value-type="float" office:value="0.00310679611650485">
                <text:p>0.0031067961165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4">
                <text:p>0.00000344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44">
                <text:p>0.00000344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44">
                <text:p>0.000003444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444">
                <text:p>0.000003444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48">
                <text:p>0.000003448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448">
                <text:p>0.000003448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52">
                <text:p>0.000003452</text:p>
              </table:table-cell>
              <table:table-cell office:value-type="float" office:value="0.000782761252446184">
                <text:p>0.000782761252446184</text:p>
              </table:table-cell>
              <table:table-cell office:value-type="float" office:value="0.000003452">
                <text:p>0.000003452</text:p>
              </table:table-cell>
              <table:table-cell office:value-type="float" office:value="0.00407768932038835">
                <text:p>0.0040776893203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56">
                <text:p>0.000003456</text:p>
              </table:table-cell>
              <table:table-cell office:value-type="float" office:value="0.000391379647749511">
                <text:p>0.000391379647749511</text:p>
              </table:table-cell>
              <table:table-cell office:value-type="float" office:value="0.000003456">
                <text:p>0.000003456</text:p>
              </table:table-cell>
              <table:table-cell office:value-type="float" office:value="0.00446601941747573">
                <text:p>0.0044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6">
                <text:p>0.00000346</text:p>
              </table:table-cell>
              <table:table-cell office:value-type="float" office:value="0">
                <text:p>0</text:p>
              </table:table-cell>
              <table:table-cell office:value-type="float" office:value="0.00000346">
                <text:p>0.00000346</text:p>
              </table:table-cell>
              <table:table-cell office:value-type="float" office:value="0.00485436893203883">
                <text:p>0.00485436893203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64">
                <text:p>0.000003464</text:p>
              </table:table-cell>
              <table:table-cell office:value-type="float" office:value="0.000391389432485323">
                <text:p>0.000391389432485323</text:p>
              </table:table-cell>
              <table:table-cell office:value-type="float" office:value="0.000003464">
                <text:p>0.000003464</text:p>
              </table:table-cell>
              <table:table-cell office:value-type="float" office:value="0.00446601941747573">
                <text:p>0.0044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68">
                <text:p>0.000003468</text:p>
              </table:table-cell>
              <table:table-cell office:value-type="float" office:value="0.000782778864970646">
                <text:p>0.000782778864970646</text:p>
              </table:table-cell>
              <table:table-cell office:value-type="float" office:value="0.000003468">
                <text:p>0.000003468</text:p>
              </table:table-cell>
              <table:table-cell office:value-type="float" office:value="0.00407766990291262">
                <text:p>0.0040776699029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72">
                <text:p>0.000003472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472">
                <text:p>0.000003472</text:p>
              </table:table-cell>
              <table:table-cell office:value-type="float" office:value="0.00330099029126214">
                <text:p>0.003300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76">
                <text:p>0.000003476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476">
                <text:p>0.000003476</text:p>
              </table:table-cell>
              <table:table-cell office:value-type="float" office:value="0.00213590291262136">
                <text:p>0.0021359029126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8">
                <text:p>0.00000348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48">
                <text:p>0.00000348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84">
                <text:p>0.000003484</text:p>
              </table:table-cell>
              <table:table-cell office:value-type="float" office:value="0.000587084148727984">
                <text:p>0.000587084148727984</text:p>
              </table:table-cell>
              <table:table-cell office:value-type="float" office:value="0.000003484">
                <text:p>0.000003484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88">
                <text:p>0.000003488</text:p>
              </table:table-cell>
              <table:table-cell office:value-type="float" office:value="0.000195694716242661">
                <text:p>0.000195694716242661</text:p>
              </table:table-cell>
              <table:table-cell office:value-type="float" office:value="0.000003488">
                <text:p>0.000003488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92">
                <text:p>0.000003492</text:p>
              </table:table-cell>
              <table:table-cell office:value-type="float" office:value="0.000195690215264188">
                <text:p>0.000195690215264188</text:p>
              </table:table-cell>
              <table:table-cell office:value-type="float" office:value="0.000003492">
                <text:p>0.000003492</text:p>
              </table:table-cell>
              <table:table-cell office:value-type="float" office:value="0.000776702912621359">
                <text:p>0.000776702912621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496">
                <text:p>0.000003496</text:p>
              </table:table-cell>
              <table:table-cell office:value-type="float" office:value="0.000587093933463796">
                <text:p>0.000587093933463796</text:p>
              </table:table-cell>
              <table:table-cell office:value-type="float" office:value="0.000003496">
                <text:p>0.000003496</text:p>
              </table:table-cell>
              <table:table-cell office:value-type="float" office:value="0.000388339805825243">
                <text:p>0.000388339805825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">
                <text:p>0.0000035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5">
                <text:p>0.0000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04">
                <text:p>0.000003504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504">
                <text:p>0.000003504</text:p>
              </table:table-cell>
              <table:table-cell office:value-type="float" office:value="0.000388349514563107">
                <text:p>0.0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08">
                <text:p>0.000003508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508">
                <text:p>0.000003508</text:p>
              </table:table-cell>
              <table:table-cell office:value-type="float" office:value="0.000776699029126214">
                <text:p>0.00077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12">
                <text:p>0.000003512</text:p>
              </table:table-cell>
              <table:table-cell office:value-type="float" office:value="0.000782782778864971">
                <text:p>0.000782782778864971</text:p>
              </table:table-cell>
              <table:table-cell office:value-type="float" office:value="0.000003512">
                <text:p>0.000003512</text:p>
              </table:table-cell>
              <table:table-cell office:value-type="float" office:value="0.00135921359223301">
                <text:p>0.001359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16">
                <text:p>0.000003516</text:p>
              </table:table-cell>
              <table:table-cell office:value-type="float" office:value="0.00039140313111546">
                <text:p>0.00039140313111546</text:p>
              </table:table-cell>
              <table:table-cell office:value-type="float" office:value="0.000003516">
                <text:p>0.000003516</text:p>
              </table:table-cell>
              <table:table-cell office:value-type="float" office:value="0.00213590291262136">
                <text:p>0.0021359029126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2">
                <text:p>0.00000352</text:p>
              </table:table-cell>
              <table:table-cell office:value-type="float" office:value="0">
                <text:p>0</text:p>
              </table:table-cell>
              <table:table-cell office:value-type="float" office:value="0.00000352">
                <text:p>0.00000352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24">
                <text:p>0.000003524</text:p>
              </table:table-cell>
              <table:table-cell office:value-type="float" office:value="0">
                <text:p>0</text:p>
              </table:table-cell>
              <table:table-cell office:value-type="float" office:value="0.000003524">
                <text:p>0.000003524</text:p>
              </table:table-cell>
              <table:table-cell office:value-type="float" office:value="0.00407766990291262">
                <text:p>0.0040776699029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28">
                <text:p>0.000003528</text:p>
              </table:table-cell>
              <table:table-cell office:value-type="float" office:value="0">
                <text:p>0</text:p>
              </table:table-cell>
              <table:table-cell office:value-type="float" office:value="0.000003528">
                <text:p>0.000003528</text:p>
              </table:table-cell>
              <table:table-cell office:value-type="float" office:value="0.00524271844660194">
                <text:p>0.00524271844660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32">
                <text:p>0.000003532</text:p>
              </table:table-cell>
              <table:table-cell office:value-type="float" office:value="0">
                <text:p>0</text:p>
              </table:table-cell>
              <table:table-cell office:value-type="float" office:value="0.000003532">
                <text:p>0.000003532</text:p>
              </table:table-cell>
              <table:table-cell office:value-type="float" office:value="0.00543689320388349">
                <text:p>0.00543689320388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36">
                <text:p>0.000003536</text:p>
              </table:table-cell>
              <table:table-cell office:value-type="float" office:value="0">
                <text:p>0</text:p>
              </table:table-cell>
              <table:table-cell office:value-type="float" office:value="0.000003536">
                <text:p>0.000003536</text:p>
              </table:table-cell>
              <table:table-cell office:value-type="float" office:value="0.00466021359223301">
                <text:p>0.004660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4">
                <text:p>0.00000354</text:p>
              </table:table-cell>
              <table:table-cell office:value-type="float" office:value="0">
                <text:p>0</text:p>
              </table:table-cell>
              <table:table-cell office:value-type="float" office:value="0.00000354">
                <text:p>0.00000354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44">
                <text:p>0.000003544</text:p>
              </table:table-cell>
              <table:table-cell office:value-type="float" office:value="0.000391389432485323">
                <text:p>0.000391389432485323</text:p>
              </table:table-cell>
              <table:table-cell office:value-type="float" office:value="0.000003544">
                <text:p>0.000003544</text:p>
              </table:table-cell>
              <table:table-cell office:value-type="float" office:value="0.00349514563106796">
                <text:p>0.003495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48">
                <text:p>0.000003548</text:p>
              </table:table-cell>
              <table:table-cell office:value-type="float" office:value="0.000782778864970646">
                <text:p>0.000782778864970646</text:p>
              </table:table-cell>
              <table:table-cell office:value-type="float" office:value="0.000003548">
                <text:p>0.000003548</text:p>
              </table:table-cell>
              <table:table-cell office:value-type="float" office:value="0.00310679611650485">
                <text:p>0.0031067961165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52">
                <text:p>0.000003552</text:p>
              </table:table-cell>
              <table:table-cell office:value-type="float" office:value="0.00117416438356164">
                <text:p>0.00117416438356164</text:p>
              </table:table-cell>
              <table:table-cell office:value-type="float" office:value="0.000003552">
                <text:p>0.000003552</text:p>
              </table:table-cell>
              <table:table-cell office:value-type="float" office:value="0.00330097087378641">
                <text:p>0.0033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56">
                <text:p>0.000003556</text:p>
              </table:table-cell>
              <table:table-cell office:value-type="float" office:value="0.00156554403131115">
                <text:p>0.00156554403131115</text:p>
              </table:table-cell>
              <table:table-cell office:value-type="float" office:value="0.000003556">
                <text:p>0.000003556</text:p>
              </table:table-cell>
              <table:table-cell office:value-type="float" office:value="0.00407765048543689">
                <text:p>0.00407765048543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6">
                <text:p>0.00000356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56">
                <text:p>0.00000356</text:p>
              </table:table-cell>
              <table:table-cell office:value-type="float" office:value="0.00485436893203883">
                <text:p>0.00485436893203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64">
                <text:p>0.000003564</text:p>
              </table:table-cell>
              <table:table-cell office:value-type="float" office:value="0.00156555772994129">
                <text:p>0.00156555772994129</text:p>
              </table:table-cell>
              <table:table-cell office:value-type="float" office:value="0.000003564">
                <text:p>0.000003564</text:p>
              </table:table-cell>
              <table:table-cell office:value-type="float" office:value="0.00446601941747573">
                <text:p>0.0044660194174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68">
                <text:p>0.000003568</text:p>
              </table:table-cell>
              <table:table-cell office:value-type="float" office:value="0.00117416829745597">
                <text:p>0.00117416829745597</text:p>
              </table:table-cell>
              <table:table-cell office:value-type="float" office:value="0.000003568">
                <text:p>0.000003568</text:p>
              </table:table-cell>
              <table:table-cell office:value-type="float" office:value="0.00407766990291262">
                <text:p>0.0040776699029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72">
                <text:p>0.000003572</text:p>
              </table:table-cell>
              <table:table-cell office:value-type="float" office:value="0.000782782778864971">
                <text:p>0.000782782778864971</text:p>
              </table:table-cell>
              <table:table-cell office:value-type="float" office:value="0.000003572">
                <text:p>0.000003572</text:p>
              </table:table-cell>
              <table:table-cell office:value-type="float" office:value="0.00368932038834951">
                <text:p>0.00368932038834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76">
                <text:p>0.000003576</text:p>
              </table:table-cell>
              <table:table-cell office:value-type="float" office:value="0.00039140313111546">
                <text:p>0.00039140313111546</text:p>
              </table:table-cell>
              <table:table-cell office:value-type="float" office:value="0.000003576">
                <text:p>0.000003576</text:p>
              </table:table-cell>
              <table:table-cell office:value-type="float" office:value="0.00330099029126214">
                <text:p>0.003300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8">
                <text:p>0.00000358</text:p>
              </table:table-cell>
              <table:table-cell office:value-type="float" office:value="0.000000022247553816047">
                <text:p>0.000000022247553816047</text:p>
              </table:table-cell>
              <table:table-cell office:value-type="float" office:value="0.00000358">
                <text:p>0.00000358</text:p>
              </table:table-cell>
              <table:table-cell office:value-type="float" office:value="0.00291264077669903">
                <text:p>0.002912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84">
                <text:p>0.000003584</text:p>
              </table:table-cell>
              <table:table-cell office:value-type="float" office:value="0.000782778864970646">
                <text:p>0.000782778864970646</text:p>
              </table:table-cell>
              <table:table-cell office:value-type="float" office:value="0.000003584">
                <text:p>0.000003584</text:p>
              </table:table-cell>
              <table:table-cell office:value-type="float" office:value="0.00330097087378641">
                <text:p>0.0033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88">
                <text:p>0.000003588</text:p>
              </table:table-cell>
              <table:table-cell office:value-type="float" office:value="0.00156555772994129">
                <text:p>0.00156555772994129</text:p>
              </table:table-cell>
              <table:table-cell office:value-type="float" office:value="0.000003588">
                <text:p>0.000003588</text:p>
              </table:table-cell>
              <table:table-cell office:value-type="float" office:value="0.00368932038834951">
                <text:p>0.00368932038834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92">
                <text:p>0.000003592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592">
                <text:p>0.000003592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596">
                <text:p>0.000003596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596">
                <text:p>0.000003596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">
                <text:p>0.0000036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6">
                <text:p>0.0000036</text:p>
              </table:table-cell>
              <table:table-cell office:value-type="float" office:value="0.00388349514563107">
                <text:p>0.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04">
                <text:p>0.000003604</text:p>
              </table:table-cell>
              <table:table-cell office:value-type="float" office:value="0.00117414090019569">
                <text:p>0.00117414090019569</text:p>
              </table:table-cell>
              <table:table-cell office:value-type="float" office:value="0.000003604">
                <text:p>0.000003604</text:p>
              </table:table-cell>
              <table:table-cell office:value-type="float" office:value="0.00271840776699029">
                <text:p>0.00271840776699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08">
                <text:p>0.000003608</text:p>
              </table:table-cell>
              <table:table-cell office:value-type="float" office:value="0.000391379647749511">
                <text:p>0.000391379647749511</text:p>
              </table:table-cell>
              <table:table-cell office:value-type="float" office:value="0.000003608">
                <text:p>0.000003608</text:p>
              </table:table-cell>
              <table:table-cell office:value-type="float" office:value="0.00155338446601942">
                <text:p>0.0015533844660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12">
                <text:p>0.000003612</text:p>
              </table:table-cell>
              <table:table-cell office:value-type="float" office:value="0">
                <text:p>0</text:p>
              </table:table-cell>
              <table:table-cell office:value-type="float" office:value="0.000003612">
                <text:p>0.000003612</text:p>
              </table:table-cell>
              <table:table-cell office:value-type="float" office:value="0.000776699029126214">
                <text:p>0.00077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16">
                <text:p>0.000003616</text:p>
              </table:table-cell>
              <table:table-cell office:value-type="float" office:value="0">
                <text:p>0</text:p>
              </table:table-cell>
              <table:table-cell office:value-type="float" office:value="0.000003616">
                <text:p>0.000003616</text:p>
              </table:table-cell>
              <table:table-cell office:value-type="float" office:value="0.000388349514563107">
                <text:p>0.0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2">
                <text:p>0.00000362</text:p>
              </table:table-cell>
              <table:table-cell office:value-type="float" office:value="0">
                <text:p>0</text:p>
              </table:table-cell>
              <table:table-cell office:value-type="float" office:value="0.00000362">
                <text:p>0.00000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24">
                <text:p>0.000003624</text:p>
              </table:table-cell>
              <table:table-cell office:value-type="float" office:value="0">
                <text:p>0</text:p>
              </table:table-cell>
              <table:table-cell office:value-type="float" office:value="0.000003624">
                <text:p>0.000003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28">
                <text:p>0.000003628</text:p>
              </table:table-cell>
              <table:table-cell office:value-type="float" office:value="0">
                <text:p>0</text:p>
              </table:table-cell>
              <table:table-cell office:value-type="float" office:value="0.000003628">
                <text:p>0.000003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32">
                <text:p>0.000003632</text:p>
              </table:table-cell>
              <table:table-cell office:value-type="float" office:value="0.000195694716242661">
                <text:p>0.000195694716242661</text:p>
              </table:table-cell>
              <table:table-cell office:value-type="float" office:value="0.000003632">
                <text:p>0.000003632</text:p>
              </table:table-cell>
              <table:table-cell office:value-type="float" office:value="0.000194174757281553">
                <text:p>0.0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36">
                <text:p>0.000003636</text:p>
              </table:table-cell>
              <table:table-cell office:value-type="float" office:value="0.000587084148727984">
                <text:p>0.000587084148727984</text:p>
              </table:table-cell>
              <table:table-cell office:value-type="float" office:value="0.000003636">
                <text:p>0.000003636</text:p>
              </table:table-cell>
              <table:table-cell office:value-type="float" office:value="0.00058252427184466">
                <text:p>0.0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4">
                <text:p>0.00000364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64">
                <text:p>0.00000364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44">
                <text:p>0.000003644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644">
                <text:p>0.000003644</text:p>
              </table:table-cell>
              <table:table-cell office:value-type="float" office:value="0.00174755533980583">
                <text:p>0.00174755533980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48">
                <text:p>0.000003648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648">
                <text:p>0.000003648</text:p>
              </table:table-cell>
              <table:table-cell office:value-type="float" office:value="0.00252427184466019">
                <text:p>0.0025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52">
                <text:p>0.000003652</text:p>
              </table:table-cell>
              <table:table-cell office:value-type="float" office:value="0.00117416829745597">
                <text:p>0.00117416829745597</text:p>
              </table:table-cell>
              <table:table-cell office:value-type="float" office:value="0.000003652">
                <text:p>0.000003652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56">
                <text:p>0.000003656</text:p>
              </table:table-cell>
              <table:table-cell office:value-type="float" office:value="0.00156555772994129">
                <text:p>0.00156555772994129</text:p>
              </table:table-cell>
              <table:table-cell office:value-type="float" office:value="0.000003656">
                <text:p>0.000003656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6">
                <text:p>0.00000366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66">
                <text:p>0.00000366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64">
                <text:p>0.000003664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664">
                <text:p>0.000003664</text:p>
              </table:table-cell>
              <table:table-cell office:value-type="float" office:value="0.00252427184466019">
                <text:p>0.0025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68">
                <text:p>0.000003668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668">
                <text:p>0.000003668</text:p>
              </table:table-cell>
              <table:table-cell office:value-type="float" office:value="0.00213592233009709">
                <text:p>0.002135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72">
                <text:p>0.000003672</text:p>
              </table:table-cell>
              <table:table-cell office:value-type="float" office:value="0.00176125244618395">
                <text:p>0.00176125244618395</text:p>
              </table:table-cell>
              <table:table-cell office:value-type="float" office:value="0.000003672">
                <text:p>0.000003672</text:p>
              </table:table-cell>
              <table:table-cell office:value-type="float" office:value="0.00174757281553398">
                <text:p>0.0017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76">
                <text:p>0.000003676</text:p>
              </table:table-cell>
              <table:table-cell office:value-type="float" office:value="0.00136986301369863">
                <text:p>0.00136986301369863</text:p>
              </table:table-cell>
              <table:table-cell office:value-type="float" office:value="0.000003676">
                <text:p>0.000003676</text:p>
              </table:table-cell>
              <table:table-cell office:value-type="float" office:value="0.00135922330097087">
                <text:p>0.00135922330097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8">
                <text:p>0.00000368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68">
                <text:p>0.00000368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84">
                <text:p>0.000003684</text:p>
              </table:table-cell>
              <table:table-cell office:value-type="float" office:value="0.00136985322896282">
                <text:p>0.00136985322896282</text:p>
              </table:table-cell>
              <table:table-cell office:value-type="float" office:value="0.000003684">
                <text:p>0.000003684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88">
                <text:p>0.000003688</text:p>
              </table:table-cell>
              <table:table-cell office:value-type="float" office:value="0.00176123483365949">
                <text:p>0.00176123483365949</text:p>
              </table:table-cell>
              <table:table-cell office:value-type="float" office:value="0.000003688">
                <text:p>0.000003688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92">
                <text:p>0.000003692</text:p>
              </table:table-cell>
              <table:table-cell office:value-type="float" office:value="0.00176125244618395">
                <text:p>0.00176125244618395</text:p>
              </table:table-cell>
              <table:table-cell office:value-type="float" office:value="0.000003692">
                <text:p>0.000003692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696">
                <text:p>0.000003696</text:p>
              </table:table-cell>
              <table:table-cell office:value-type="float" office:value="0.00136986301369863">
                <text:p>0.00136986301369863</text:p>
              </table:table-cell>
              <table:table-cell office:value-type="float" office:value="0.000003696">
                <text:p>0.000003696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">
                <text:p>0.0000037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">
                <text:p>0.0000037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04">
                <text:p>0.000003704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04">
                <text:p>0.000003704</text:p>
              </table:table-cell>
              <table:table-cell office:value-type="float" office:value="0.000582533980582524">
                <text:p>0.000582533980582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08">
                <text:p>0.000003708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08">
                <text:p>0.000003708</text:p>
              </table:table-cell>
              <table:table-cell office:value-type="float" office:value="0.000194192233009709">
                <text:p>0.000194192233009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12">
                <text:p>0.000003712</text:p>
              </table:table-cell>
              <table:table-cell office:value-type="float" office:value="0.00117416829745597">
                <text:p>0.00117416829745597</text:p>
              </table:table-cell>
              <table:table-cell office:value-type="float" office:value="0.000003712">
                <text:p>0.000003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16">
                <text:p>0.000003716</text:p>
              </table:table-cell>
              <table:table-cell office:value-type="float" office:value="0.00156555772994129">
                <text:p>0.00156555772994129</text:p>
              </table:table-cell>
              <table:table-cell office:value-type="float" office:value="0.000003716">
                <text:p>0.000003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2">
                <text:p>0.00000372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72">
                <text:p>0.00000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24">
                <text:p>0.000003724</text:p>
              </table:table-cell>
              <table:table-cell office:value-type="float" office:value="0.00156555772994129">
                <text:p>0.00156555772994129</text:p>
              </table:table-cell>
              <table:table-cell office:value-type="float" office:value="0.000003724">
                <text:p>0.000003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28">
                <text:p>0.000003728</text:p>
              </table:table-cell>
              <table:table-cell office:value-type="float" office:value="0.00117416829745597">
                <text:p>0.00117416829745597</text:p>
              </table:table-cell>
              <table:table-cell office:value-type="float" office:value="0.000003728">
                <text:p>0.000003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32">
                <text:p>0.000003732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32">
                <text:p>0.000003732</text:p>
              </table:table-cell>
              <table:table-cell office:value-type="float" office:value="0.000388384466019417">
                <text:p>0.000388384466019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36">
                <text:p>0.000003736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36">
                <text:p>0.000003736</text:p>
              </table:table-cell>
              <table:table-cell office:value-type="float" office:value="0.00116506601941748">
                <text:p>0.00116506601941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4">
                <text:p>0.00000374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4">
                <text:p>0.00000374</text:p>
              </table:table-cell>
              <table:table-cell office:value-type="float" office:value="0.00194174757281553">
                <text:p>0.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44">
                <text:p>0.000003744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44">
                <text:p>0.000003744</text:p>
              </table:table-cell>
              <table:table-cell office:value-type="float" office:value="0.00194174757281553">
                <text:p>0.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48">
                <text:p>0.000003748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48">
                <text:p>0.000003748</text:p>
              </table:table-cell>
              <table:table-cell office:value-type="float" office:value="0.00194174757281553">
                <text:p>0.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52">
                <text:p>0.000003752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52">
                <text:p>0.000003752</text:p>
              </table:table-cell>
              <table:table-cell office:value-type="float" office:value="0.00155340776699029">
                <text:p>0.00155340776699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56">
                <text:p>0.000003756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56">
                <text:p>0.000003756</text:p>
              </table:table-cell>
              <table:table-cell office:value-type="float" office:value="0.000776681553398058">
                <text:p>0.00077668155339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6">
                <text:p>0.00000376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6">
                <text:p>0.00000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64">
                <text:p>0.000003764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64">
                <text:p>0.000003764</text:p>
              </table:table-cell>
              <table:table-cell office:value-type="float" office:value="0.000388349514563107">
                <text:p>0.0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68">
                <text:p>0.000003768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768">
                <text:p>0.000003768</text:p>
              </table:table-cell>
              <table:table-cell office:value-type="float" office:value="0.000776699029126214">
                <text:p>0.00077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72">
                <text:p>0.000003772</text:p>
              </table:table-cell>
              <table:table-cell office:value-type="float" office:value="0.00117416438356164">
                <text:p>0.00117416438356164</text:p>
              </table:table-cell>
              <table:table-cell office:value-type="float" office:value="0.000003772">
                <text:p>0.000003772</text:p>
              </table:table-cell>
              <table:table-cell office:value-type="float" office:value="0.00135921359223301">
                <text:p>0.00135921359223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76">
                <text:p>0.000003776</text:p>
              </table:table-cell>
              <table:table-cell office:value-type="float" office:value="0.0015655675146771">
                <text:p>0.0015655675146771</text:p>
              </table:table-cell>
              <table:table-cell office:value-type="float" office:value="0.000003776">
                <text:p>0.000003776</text:p>
              </table:table-cell>
              <table:table-cell office:value-type="float" office:value="0.00213594174757281">
                <text:p>0.00213594174757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8">
                <text:p>0.00000378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78">
                <text:p>0.00000378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84">
                <text:p>0.000003784</text:p>
              </table:table-cell>
              <table:table-cell office:value-type="float" office:value="0.00234833659491194">
                <text:p>0.00234833659491194</text:p>
              </table:table-cell>
              <table:table-cell office:value-type="float" office:value="0.000003784">
                <text:p>0.000003784</text:p>
              </table:table-cell>
              <table:table-cell office:value-type="float" office:value="0.00330097087378641">
                <text:p>0.0033009708737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88">
                <text:p>0.000003788</text:p>
              </table:table-cell>
              <table:table-cell office:value-type="float" office:value="0.00273972602739726">
                <text:p>0.00273972602739726</text:p>
              </table:table-cell>
              <table:table-cell office:value-type="float" office:value="0.000003788">
                <text:p>0.000003788</text:p>
              </table:table-cell>
              <table:table-cell office:value-type="float" office:value="0.00368932038834951">
                <text:p>0.00368932038834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92">
                <text:p>0.000003792</text:p>
              </table:table-cell>
              <table:table-cell office:value-type="float" office:value="0.0025440313111546">
                <text:p>0.0025440313111546</text:p>
              </table:table-cell>
              <table:table-cell office:value-type="float" office:value="0.000003792">
                <text:p>0.000003792</text:p>
              </table:table-cell>
              <table:table-cell office:value-type="float" office:value="0.00349514563106796">
                <text:p>0.0034951456310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796">
                <text:p>0.000003796</text:p>
              </table:table-cell>
              <table:table-cell office:value-type="float" office:value="0.00176123483365949">
                <text:p>0.00176123483365949</text:p>
              </table:table-cell>
              <table:table-cell office:value-type="float" office:value="0.000003796">
                <text:p>0.000003796</text:p>
              </table:table-cell>
              <table:table-cell office:value-type="float" office:value="0.00271842718446602">
                <text:p>0.00271842718446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">
                <text:p>0.0000038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8">
                <text:p>0.0000038</text:p>
              </table:table-cell>
              <table:table-cell office:value-type="float" office:value="0.00194174757281553">
                <text:p>0.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04">
                <text:p>0.000003804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804">
                <text:p>0.000003804</text:p>
              </table:table-cell>
              <table:table-cell office:value-type="float" office:value="0.00116504854368932">
                <text:p>0.00116504854368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08">
                <text:p>0.000003808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808">
                <text:p>0.000003808</text:p>
              </table:table-cell>
              <table:table-cell office:value-type="float" office:value="0.000388349514563107">
                <text:p>0.0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12">
                <text:p>0.000003812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812">
                <text:p>0.000003812</text:p>
              </table:table-cell>
              <table:table-cell office:value-type="float" office:value="0.000194170291262136">
                <text:p>0.00019417029126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16">
                <text:p>0.000003816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816">
                <text:p>0.000003816</text:p>
              </table:table-cell>
              <table:table-cell office:value-type="float" office:value="0.000582533980582524">
                <text:p>0.000582533980582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2">
                <text:p>0.00000382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82">
                <text:p>0.00000382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24">
                <text:p>0.000003824</text:p>
              </table:table-cell>
              <table:table-cell office:value-type="float" office:value="0.00136986301369863">
                <text:p>0.00136986301369863</text:p>
              </table:table-cell>
              <table:table-cell office:value-type="float" office:value="0.000003824">
                <text:p>0.000003824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28">
                <text:p>0.000003828</text:p>
              </table:table-cell>
              <table:table-cell office:value-type="float" office:value="0.00176125244618395">
                <text:p>0.00176125244618395</text:p>
              </table:table-cell>
              <table:table-cell office:value-type="float" office:value="0.000003828">
                <text:p>0.000003828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32">
                <text:p>0.000003832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832">
                <text:p>0.000003832</text:p>
              </table:table-cell>
              <table:table-cell office:value-type="float" office:value="0.000776699029126214">
                <text:p>0.00077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36">
                <text:p>0.000003836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836">
                <text:p>0.000003836</text:p>
              </table:table-cell>
              <table:table-cell office:value-type="float" office:value="0.000388349514563107">
                <text:p>0.0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4">
                <text:p>0.00000384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0384">
                <text:p>0.00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44">
                <text:p>0.000003844</text:p>
              </table:table-cell>
              <table:table-cell office:value-type="float" office:value="0.00117420352250489">
                <text:p>0.00117420352250489</text:p>
              </table:table-cell>
              <table:table-cell office:value-type="float" office:value="0.000003844">
                <text:p>0.000003844</text:p>
              </table:table-cell>
              <table:table-cell office:value-type="float" office:value="0.000388332038834951">
                <text:p>0.000388332038834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48">
                <text:p>0.000003848</text:p>
              </table:table-cell>
              <table:table-cell office:value-type="float" office:value="0.00039145988258317">
                <text:p>0.00039145988258317</text:p>
              </table:table-cell>
              <table:table-cell office:value-type="float" office:value="0.000003848">
                <text:p>0.000003848</text:p>
              </table:table-cell>
              <table:table-cell office:value-type="float" office:value="0.000776664077669903">
                <text:p>0.00077666407766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52">
                <text:p>0.000003852</text:p>
              </table:table-cell>
              <table:table-cell office:value-type="float" office:value="0">
                <text:p>0</text:p>
              </table:table-cell>
              <table:table-cell office:value-type="float" office:value="0.000003852">
                <text:p>0.000003852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56">
                <text:p>0.000003856</text:p>
              </table:table-cell>
              <table:table-cell office:value-type="float" office:value="0">
                <text:p>0</text:p>
              </table:table-cell>
              <table:table-cell office:value-type="float" office:value="0.000003856">
                <text:p>0.000003856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6">
                <text:p>0.00000386</text:p>
              </table:table-cell>
              <table:table-cell office:value-type="float" office:value="0">
                <text:p>0</text:p>
              </table:table-cell>
              <table:table-cell office:value-type="float" office:value="0.00000386">
                <text:p>0.00000386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64">
                <text:p>0.000003864</text:p>
              </table:table-cell>
              <table:table-cell office:value-type="float" office:value="0">
                <text:p>0</text:p>
              </table:table-cell>
              <table:table-cell office:value-type="float" office:value="0.000003864">
                <text:p>0.000003864</text:p>
              </table:table-cell>
              <table:table-cell office:value-type="float" office:value="0.00174757281553398">
                <text:p>0.0017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68">
                <text:p>0.000003868</text:p>
              </table:table-cell>
              <table:table-cell office:value-type="float" office:value="0">
                <text:p>0</text:p>
              </table:table-cell>
              <table:table-cell office:value-type="float" office:value="0.000003868">
                <text:p>0.000003868</text:p>
              </table:table-cell>
              <table:table-cell office:value-type="float" office:value="0.00252427184466019">
                <text:p>0.002524271844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72">
                <text:p>0.000003872</text:p>
              </table:table-cell>
              <table:table-cell office:value-type="float" office:value="0">
                <text:p>0</text:p>
              </table:table-cell>
              <table:table-cell office:value-type="float" office:value="0.000003872">
                <text:p>0.000003872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76">
                <text:p>0.000003876</text:p>
              </table:table-cell>
              <table:table-cell office:value-type="float" office:value="0">
                <text:p>0</text:p>
              </table:table-cell>
              <table:table-cell office:value-type="float" office:value="0.000003876">
                <text:p>0.000003876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8">
                <text:p>0.00000388</text:p>
              </table:table-cell>
              <table:table-cell office:value-type="float" office:value="0">
                <text:p>0</text:p>
              </table:table-cell>
              <table:table-cell office:value-type="float" office:value="0.00000388">
                <text:p>0.00000388</text:p>
              </table:table-cell>
              <table:table-cell office:value-type="float" office:value="0.0029126213592233">
                <text:p>0.002912621359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84">
                <text:p>0.000003884</text:p>
              </table:table-cell>
              <table:table-cell office:value-type="float" office:value="0">
                <text:p>0</text:p>
              </table:table-cell>
              <table:table-cell office:value-type="float" office:value="0.000003884">
                <text:p>0.000003884</text:p>
              </table:table-cell>
              <table:table-cell office:value-type="float" office:value="0.00174757281553398">
                <text:p>0.0017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88">
                <text:p>0.000003888</text:p>
              </table:table-cell>
              <table:table-cell office:value-type="float" office:value="0">
                <text:p>0</text:p>
              </table:table-cell>
              <table:table-cell office:value-type="float" office:value="0.000003888">
                <text:p>0.000003888</text:p>
              </table:table-cell>
              <table:table-cell office:value-type="float" office:value="0.00058252427184466">
                <text:p>0.0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92">
                <text:p>0.000003892</text:p>
              </table:table-cell>
              <table:table-cell office:value-type="float" office:value="0">
                <text:p>0</text:p>
              </table:table-cell>
              <table:table-cell office:value-type="float" office:value="0.000003892">
                <text:p>0.000003892</text:p>
              </table:table-cell>
              <table:table-cell office:value-type="float" office:value="0.000194165825242718">
                <text:p>0.000194165825242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896">
                <text:p>0.000003896</text:p>
              </table:table-cell>
              <table:table-cell office:value-type="float" office:value="0">
                <text:p>0</text:p>
              </table:table-cell>
              <table:table-cell office:value-type="float" office:value="0.000003896">
                <text:p>0.000003896</text:p>
              </table:table-cell>
              <table:table-cell office:value-type="float" office:value="0.000582541747572815">
                <text:p>0.000582541747572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">
                <text:p>0.0000039</text:p>
              </table:table-cell>
              <table:table-cell office:value-type="float" office:value="0">
                <text:p>0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04">
                <text:p>0.000003904</text:p>
              </table:table-cell>
              <table:table-cell office:value-type="float" office:value="0">
                <text:p>0</text:p>
              </table:table-cell>
              <table:table-cell office:value-type="float" office:value="0.000003904">
                <text:p>0.000003904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08">
                <text:p>0.000003908</text:p>
              </table:table-cell>
              <table:table-cell office:value-type="float" office:value="0">
                <text:p>0</text:p>
              </table:table-cell>
              <table:table-cell office:value-type="float" office:value="0.000003908">
                <text:p>0.000003908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12">
                <text:p>0.000003912</text:p>
              </table:table-cell>
              <table:table-cell office:value-type="float" office:value="0.000195694716242661">
                <text:p>0.000195694716242661</text:p>
              </table:table-cell>
              <table:table-cell office:value-type="float" office:value="0.000003912">
                <text:p>0.000003912</text:p>
              </table:table-cell>
              <table:table-cell office:value-type="float" office:value="0.000776699029126214">
                <text:p>0.00077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16">
                <text:p>0.000003916</text:p>
              </table:table-cell>
              <table:table-cell office:value-type="float" office:value="0.000587084148727984">
                <text:p>0.000587084148727984</text:p>
              </table:table-cell>
              <table:table-cell office:value-type="float" office:value="0.000003916">
                <text:p>0.000003916</text:p>
              </table:table-cell>
              <table:table-cell office:value-type="float" office:value="0.000388349514563107">
                <text:p>0.0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2">
                <text:p>0.00000392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92">
                <text:p>0.00000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24">
                <text:p>0.000003924</text:p>
              </table:table-cell>
              <table:table-cell office:value-type="float" office:value="0.00136986301369863">
                <text:p>0.00136986301369863</text:p>
              </table:table-cell>
              <table:table-cell office:value-type="float" office:value="0.000003924">
                <text:p>0.000003924</text:p>
              </table:table-cell>
              <table:table-cell office:value-type="float" office:value="0.000388349514563107">
                <text:p>0.0003883495145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28">
                <text:p>0.000003928</text:p>
              </table:table-cell>
              <table:table-cell office:value-type="float" office:value="0.00176125244618395">
                <text:p>0.00176125244618395</text:p>
              </table:table-cell>
              <table:table-cell office:value-type="float" office:value="0.000003928">
                <text:p>0.000003928</text:p>
              </table:table-cell>
              <table:table-cell office:value-type="float" office:value="0.000776699029126214">
                <text:p>0.00077669902912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32">
                <text:p>0.000003932</text:p>
              </table:table-cell>
              <table:table-cell office:value-type="float" office:value="0.00176126223091977">
                <text:p>0.00176126223091977</text:p>
              </table:table-cell>
              <table:table-cell office:value-type="float" office:value="0.000003932">
                <text:p>0.000003932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36">
                <text:p>0.000003936</text:p>
              </table:table-cell>
              <table:table-cell office:value-type="float" office:value="0.00136984540117417">
                <text:p>0.00136984540117417</text:p>
              </table:table-cell>
              <table:table-cell office:value-type="float" office:value="0.000003936">
                <text:p>0.000003936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4">
                <text:p>0.00000394</text:p>
              </table:table-cell>
              <table:table-cell office:value-type="float" office:value="0.000978473581213307">
                <text:p>0.000978473581213307</text:p>
              </table:table-cell>
              <table:table-cell office:value-type="float" office:value="0.00000394">
                <text:p>0.00000394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44">
                <text:p>0.000003944</text:p>
              </table:table-cell>
              <table:table-cell office:value-type="float" office:value="0.000587084148727984">
                <text:p>0.000587084148727984</text:p>
              </table:table-cell>
              <table:table-cell office:value-type="float" office:value="0.000003944">
                <text:p>0.000003944</text:p>
              </table:table-cell>
              <table:table-cell office:value-type="float" office:value="0.00058252427184466">
                <text:p>0.0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48">
                <text:p>0.000003948</text:p>
              </table:table-cell>
              <table:table-cell office:value-type="float" office:value="0.000195694716242661">
                <text:p>0.000195694716242661</text:p>
              </table:table-cell>
              <table:table-cell office:value-type="float" office:value="0.000003948">
                <text:p>0.000003948</text:p>
              </table:table-cell>
              <table:table-cell office:value-type="float" office:value="0.000194174757281553">
                <text:p>0.0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52">
                <text:p>0.000003952</text:p>
              </table:table-cell>
              <table:table-cell office:value-type="float" office:value="0">
                <text:p>0</text:p>
              </table:table-cell>
              <table:table-cell office:value-type="float" office:value="0.000003952">
                <text:p>0.000003952</text:p>
              </table:table-cell>
              <table:table-cell office:value-type="float" office:value="0.000194174757281553">
                <text:p>0.0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56">
                <text:p>0.000003956</text:p>
              </table:table-cell>
              <table:table-cell office:value-type="float" office:value="0">
                <text:p>0</text:p>
              </table:table-cell>
              <table:table-cell office:value-type="float" office:value="0.000003956">
                <text:p>0.000003956</text:p>
              </table:table-cell>
              <table:table-cell office:value-type="float" office:value="0.00058252427184466">
                <text:p>0.0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6">
                <text:p>0.00000396</text:p>
              </table:table-cell>
              <table:table-cell office:value-type="float" office:value="0">
                <text:p>0</text:p>
              </table:table-cell>
              <table:table-cell office:value-type="float" office:value="0.00000396">
                <text:p>0.00000396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64">
                <text:p>0.000003964</text:p>
              </table:table-cell>
              <table:table-cell office:value-type="float" office:value="0">
                <text:p>0</text:p>
              </table:table-cell>
              <table:table-cell office:value-type="float" office:value="0.000003964">
                <text:p>0.000003964</text:p>
              </table:table-cell>
              <table:table-cell office:value-type="float" office:value="0.00135922330097087">
                <text:p>0.00135922330097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68">
                <text:p>0.000003968</text:p>
              </table:table-cell>
              <table:table-cell office:value-type="float" office:value="0">
                <text:p>0</text:p>
              </table:table-cell>
              <table:table-cell office:value-type="float" office:value="0.000003968">
                <text:p>0.000003968</text:p>
              </table:table-cell>
              <table:table-cell office:value-type="float" office:value="0.00174757281553398">
                <text:p>0.00174757281553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72">
                <text:p>0.000003972</text:p>
              </table:table-cell>
              <table:table-cell office:value-type="float" office:value="0">
                <text:p>0</text:p>
              </table:table-cell>
              <table:table-cell office:value-type="float" office:value="0.000003972">
                <text:p>0.000003972</text:p>
              </table:table-cell>
              <table:table-cell office:value-type="float" office:value="0.00174758252427184">
                <text:p>0.00174758252427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76">
                <text:p>0.000003976</text:p>
              </table:table-cell>
              <table:table-cell office:value-type="float" office:value="0">
                <text:p>0</text:p>
              </table:table-cell>
              <table:table-cell office:value-type="float" office:value="0.000003976">
                <text:p>0.000003976</text:p>
              </table:table-cell>
              <table:table-cell office:value-type="float" office:value="0.00135925048543689">
                <text:p>0.00135925048543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8">
                <text:p>0.00000398</text:p>
              </table:table-cell>
              <table:table-cell office:value-type="float" office:value="0">
                <text:p>0</text:p>
              </table:table-cell>
              <table:table-cell office:value-type="float" office:value="0.00000398">
                <text:p>0.00000398</text:p>
              </table:table-cell>
              <table:table-cell office:value-type="float" office:value="0.000970873786407767">
                <text:p>0.0009708737864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84">
                <text:p>0.000003984</text:p>
              </table:table-cell>
              <table:table-cell office:value-type="float" office:value="0">
                <text:p>0</text:p>
              </table:table-cell>
              <table:table-cell office:value-type="float" office:value="0.000003984">
                <text:p>0.000003984</text:p>
              </table:table-cell>
              <table:table-cell office:value-type="float" office:value="0.00058252427184466">
                <text:p>0.0005825242718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88">
                <text:p>0.000003988</text:p>
              </table:table-cell>
              <table:table-cell office:value-type="float" office:value="0">
                <text:p>0</text:p>
              </table:table-cell>
              <table:table-cell office:value-type="float" office:value="0.000003988">
                <text:p>0.000003988</text:p>
              </table:table-cell>
              <table:table-cell office:value-type="float" office:value="0.000194174757281553">
                <text:p>0.00019417475728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92">
                <text:p>0.000003992</text:p>
              </table:table-cell>
              <table:table-cell office:value-type="float" office:value="0">
                <text:p>0</text:p>
              </table:table-cell>
              <table:table-cell office:value-type="float" office:value="0.000003992">
                <text:p>0.00000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996">
                <text:p>0.000003996</text:p>
              </table:table-cell>
              <table:table-cell office:value-type="float" office:value="0">
                <text:p>0</text:p>
              </table:table-cell>
              <table:table-cell office:value-type="float" office:value="0.000003996">
                <text:p>0.00000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0.00000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2.234cm" svg:y="0.747cm" style:legend-expansion="custom" chartooo:width="2.642cm" chartooo:height="1.192cm" style:legend-expansion-aspect-ratio="2.21644295302013" chart:style-name="ch2"/>
        <chart:plot-area chart:style-name="ch3" table:cell-range-address="Sheet1.K7:Sheet1.L59 Sheet1.L6:Sheet1.L6 Sheet1.N6:Sheet1.O47" chart:data-source-has-labels="row" svg:x="0.029cm" svg:y="0.179cm" svg:width="15.899cm" svg:height="8.638cm">
          <chartooo:coordinate-region svg:x="1.762cm" svg:y="0.378cm" svg:width="13.714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7:Sheet1.L59" chart:label-cell-address="Sheet1.L6:Sheet1.L6" chart:class="chart:scatter">
            <chart:domain table:cell-range-address="Sheet1.K7:Sheet1.K59"/>
            <chart:data-point chart:repeated="53"/>
          </chart:series>
          <chart:series chart:style-name="ch8" chart:values-cell-range-address="Sheet1.O7:Sheet1.O47" chart:label-cell-address="Sheet1.O6:Sheet1.O6" chart:class="chart:scatter">
            <chart:domain table:cell-range-address="Sheet1.M7:Sheet1.M47"/>
            <chart:data-point chart:repeated="41"/>
          </chart:series>
          <chart:series chart:style-name="ch9" chart:values-cell-range-address="Sheet1.N7:Sheet1.N47" chart:label-cell-address="Sheet1.N6:Sheet1.N6" chart:class="chart:scatter">
            <chart:domain table:cell-range-address="Sheet1.M7:Sheet1.M47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nalytical</text:p>
                <draw:g>
                  <svg:desc>Sheet1.L6:Sheet1.L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VHS</text:p>
                <draw:g>
                  <svg:desc>Sheet1.O6:Sheet1.O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VSS</text:p>
                <draw:g>
                  <svg:desc>Sheet1.N6:Sheet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7:Sheet1.K59</svg:desc>
                </draw:g>
              </table:table-cell>
              <table:table-cell office:value-type="float" office:value="0">
                <text:p>0</text:p>
                <draw:g>
                  <svg:desc>Sheet1.L7:Sheet1.L59</svg:desc>
                </draw:g>
              </table:table-cell>
              <table:table-cell office:value-type="float" office:value="0">
                <text:p>0</text:p>
                <draw:g>
                  <svg:desc>Sheet1.M7:Sheet1.M47</svg:desc>
                </draw:g>
              </table:table-cell>
              <table:table-cell office:value-type="float" office:value="0">
                <text:p>0</text:p>
                <draw:g>
                  <svg:desc>Sheet1.O7:Sheet1.O47</svg:desc>
                </draw:g>
              </table:table-cell>
              <table:table-cell office:value-type="float" office:value="0">
                <text:p>0</text:p>
                <draw:g>
                  <svg:desc>Sheet1.M7:Sheet1.M47</svg:desc>
                </draw:g>
              </table:table-cell>
              <table:table-cell office:value-type="float" office:value="0">
                <text:p>0</text:p>
                <draw:g>
                  <svg:desc>Sheet1.N7:Sheet1.N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2.02401368542013E+023">
                <text:p>2.02401368542013E+023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1.06050000000001E+023">
                <text:p>1.06050000000001E+023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1.11925000000001E+023">
                <text:p>1.11925000000001E+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2.8623876043499E+023">
                <text:p>2.8623876043499E+023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1.77325000000002E+023">
                <text:p>1.77325000000002E+023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1.85650000000002E+023">
                <text:p>1.85650000000002E+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3">
                <text:p>0.000000003</text:p>
              </table:table-cell>
              <table:table-cell office:value-type="float" office:value="3.5056945383624E+023">
                <text:p>3.5056945383624E+023</text:p>
              </table:table-cell>
              <table:table-cell office:value-type="float" office:value="0.00000000300000000000002">
                <text:p>0.00000000300000000000002</text:p>
              </table:table-cell>
              <table:table-cell office:value-type="float" office:value="2.29875000000002E+023">
                <text:p>2.29875000000002E+023</text:p>
              </table:table-cell>
              <table:table-cell office:value-type="float" office:value="0.00000000300000000000002">
                <text:p>0.00000000300000000000002</text:p>
              </table:table-cell>
              <table:table-cell office:value-type="float" office:value="2.42825000000002E+023">
                <text:p>2.42825000000002E+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4.04802737084027E+023">
                <text:p>4.04802737084027E+023</text:p>
              </table:table-cell>
              <table:table-cell office:value-type="float" office:value="0.00000000400000000000002">
                <text:p>0.00000000400000000000002</text:p>
              </table:table-cell>
              <table:table-cell office:value-type="float" office:value="2.76725000000002E+023">
                <text:p>2.76725000000002E+023</text:p>
              </table:table-cell>
              <table:table-cell office:value-type="float" office:value="0.00000000400000000000002">
                <text:p>0.00000000400000000000002</text:p>
              </table:table-cell>
              <table:table-cell office:value-type="float" office:value="2.93675000000003E+023">
                <text:p>2.93675000000003E+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4.52583218798929E+023">
                <text:p>4.52583218798929E+023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3.20000000000003E+023">
                <text:p>3.20000000000003E+023</text:p>
              </table:table-cell>
              <table:table-cell office:value-type="float" office:value="0.000000005">
                <text:p>0.000000005</text:p>
              </table:table-cell>
              <table:table-cell office:value-type="float" office:value="3.41250000000003E+023">
                <text:p>3.41250000000003E+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4.95780076168939E+023">
                <text:p>4.95780076168939E+023</text:p>
              </table:table-cell>
              <table:table-cell office:value-type="float" office:value="0.00000000599999999999997">
                <text:p>0.00000000599999999999997</text:p>
              </table:table-cell>
              <table:table-cell office:value-type="float" office:value="3.55350000000003E+023">
                <text:p>3.55350000000003E+023</text:p>
              </table:table-cell>
              <table:table-cell office:value-type="float" office:value="0.00000000599999999999997">
                <text:p>0.00000000599999999999997</text:p>
              </table:table-cell>
              <table:table-cell office:value-type="float" office:value="3.83550000000003E+023">
                <text:p>3.83550000000003E+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7">
                <text:p>0.000000007</text:p>
              </table:table-cell>
              <table:table-cell office:value-type="float" office:value="5.35503686181299E+023">
                <text:p>5.35503686181299E+023</text:p>
              </table:table-cell>
              <table:table-cell office:value-type="float" office:value="0.00000000699999999999995">
                <text:p>0.00000000699999999999995</text:p>
              </table:table-cell>
              <table:table-cell office:value-type="float" office:value="3.89275000000003E+023">
                <text:p>3.89275000000003E+023</text:p>
              </table:table-cell>
              <table:table-cell office:value-type="float" office:value="0.00000000699999999999995">
                <text:p>0.00000000699999999999995</text:p>
              </table:table-cell>
              <table:table-cell office:value-type="float" office:value="4.20975000000004E+023">
                <text:p>4.20975000000004E+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5.72477520869974E+023">
                <text:p>5.72477520869974E+023</text:p>
              </table:table-cell>
              <table:table-cell office:value-type="float" office:value="0.00000000799999999999992">
                <text:p>0.00000000799999999999992</text:p>
              </table:table-cell>
              <table:table-cell office:value-type="float" office:value="4.24175000000004E+023">
                <text:p>4.24175000000004E+023</text:p>
              </table:table-cell>
              <table:table-cell office:value-type="float" office:value="0.00000000799999999999992">
                <text:p>0.00000000799999999999992</text:p>
              </table:table-cell>
              <table:table-cell office:value-type="float" office:value="4.59175000000004E+023">
                <text:p>4.59175000000004E+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9">
                <text:p>0.000000009</text:p>
              </table:table-cell>
              <table:table-cell office:value-type="float" office:value="6.07204105625868E+023">
                <text:p>6.07204105625868E+023</text:p>
              </table:table-cell>
              <table:table-cell office:value-type="float" office:value="0.0000000089999999999999">
                <text:p>0.0000000089999999999999</text:p>
              </table:table-cell>
              <table:table-cell office:value-type="float" office:value="4.53725000000004E+023">
                <text:p>4.53725000000004E+023</text:p>
              </table:table-cell>
              <table:table-cell office:value-type="float" office:value="0.0000000089999999999999">
                <text:p>0.0000000089999999999999</text:p>
              </table:table-cell>
              <table:table-cell office:value-type="float" office:value="4.92550000000004E+023">
                <text:p>4.92550000000004E+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6.40049326125494E+023">
                <text:p>6.40049326125494E+023</text:p>
              </table:table-cell>
              <table:table-cell office:value-type="float" office:value="0.00000001">
                <text:p>0.00000001</text:p>
              </table:table-cell>
              <table:table-cell office:value-type="float" office:value="4.83250000000004E+023">
                <text:p>4.83250000000004E+023</text:p>
              </table:table-cell>
              <table:table-cell office:value-type="float" office:value="0.00000001">
                <text:p>0.00000001</text:p>
              </table:table-cell>
              <table:table-cell office:value-type="float" office:value="5.25425000000005E+023">
                <text:p>5.25425000000005E+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11">
                <text:p>0.000000011</text:p>
              </table:table-cell>
              <table:table-cell office:value-type="float" office:value="6.71289396486945E+023">
                <text:p>6.71289396486945E+023</text:p>
              </table:table-cell>
              <table:table-cell office:value-type="float" office:value="0.000000011">
                <text:p>0.000000011</text:p>
              </table:table-cell>
              <table:table-cell office:value-type="float" office:value="5.08375000000005E+023">
                <text:p>5.08375000000005E+023</text:p>
              </table:table-cell>
              <table:table-cell office:value-type="float" office:value="0.000000011">
                <text:p>0.000000011</text:p>
              </table:table-cell>
              <table:table-cell office:value-type="float" office:value="5.55450000000005E+023">
                <text:p>5.55450000000005E+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12">
                <text:p>0.000000012</text:p>
              </table:table-cell>
              <table:table-cell office:value-type="float" office:value="7.01138907540099E+023">
                <text:p>7.01138907540099E+023</text:p>
              </table:table-cell>
              <table:table-cell office:value-type="float" office:value="0.000000012">
                <text:p>0.000000012</text:p>
              </table:table-cell>
              <table:table-cell office:value-type="float" office:value="5.35025000000005E+023">
                <text:p>5.35025000000005E+023</text:p>
              </table:table-cell>
              <table:table-cell office:value-type="float" office:value="0.000000012">
                <text:p>0.000000012</text:p>
              </table:table-cell>
              <table:table-cell office:value-type="float" office:value="5.84975000000005E+023">
                <text:p>5.84975000000005E+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13">
                <text:p>0.000000013</text:p>
              </table:table-cell>
              <table:table-cell office:value-type="float" office:value="7.29768511877045E+023">
                <text:p>7.29768511877045E+023</text:p>
              </table:table-cell>
              <table:table-cell office:value-type="float" office:value="0.0000000129999999999999">
                <text:p>0.0000000129999999999999</text:p>
              </table:table-cell>
              <table:table-cell office:value-type="float" office:value="5.62675000000005E+023">
                <text:p>5.62675000000005E+023</text:p>
              </table:table-cell>
              <table:table-cell office:value-type="float" office:value="0.0000000129999999999999">
                <text:p>0.0000000129999999999999</text:p>
              </table:table-cell>
              <table:table-cell office:value-type="float" office:value="6.09625000000005E+023">
                <text:p>6.09625000000005E+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14">
                <text:p>0.000000014</text:p>
              </table:table-cell>
              <table:table-cell office:value-type="float" office:value="7.57316573314703E+023">
                <text:p>7.57316573314703E+023</text:p>
              </table:table-cell>
              <table:table-cell office:value-type="float" office:value="0.0000000139999999999999">
                <text:p>0.0000000139999999999999</text:p>
              </table:table-cell>
              <table:table-cell office:value-type="float" office:value="5.87050000000005E+023">
                <text:p>5.87050000000005E+023</text:p>
              </table:table-cell>
              <table:table-cell office:value-type="float" office:value="0.0000000139999999999999">
                <text:p>0.0000000139999999999999</text:p>
              </table:table-cell>
              <table:table-cell office:value-type="float" office:value="6.36750000000006E+023">
                <text:p>6.36750000000006E+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15">
                <text:p>0.000000015</text:p>
              </table:table-cell>
              <table:table-cell office:value-type="float" office:value="7.83897121961322E+023">
                <text:p>7.83897121961322E+023</text:p>
              </table:table-cell>
              <table:table-cell office:value-type="float" office:value="0.0000000149999999999999">
                <text:p>0.0000000149999999999999</text:p>
              </table:table-cell>
              <table:table-cell office:value-type="float" office:value="6.09175000000006E+023">
                <text:p>6.09175000000006E+023</text:p>
              </table:table-cell>
              <table:table-cell office:value-type="float" office:value="0.0000000149999999999999">
                <text:p>0.0000000149999999999999</text:p>
              </table:table-cell>
              <table:table-cell office:value-type="float" office:value="6.62450000000006E+023">
                <text:p>6.62450000000006E+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16">
                <text:p>0.000000016</text:p>
              </table:table-cell>
              <table:table-cell office:value-type="float" office:value="8.09605452819171E+023">
                <text:p>8.09605452819171E+023</text:p>
              </table:table-cell>
              <table:table-cell office:value-type="float" office:value="0.000000016">
                <text:p>0.000000016</text:p>
              </table:table-cell>
              <table:table-cell office:value-type="float" office:value="6.35075000000006E+023">
                <text:p>6.35075000000006E+023</text:p>
              </table:table-cell>
              <table:table-cell office:value-type="float" office:value="0.000000016">
                <text:p>0.000000016</text:p>
              </table:table-cell>
              <table:table-cell office:value-type="float" office:value="6.86750000000006E+023">
                <text:p>6.86750000000006E+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17">
                <text:p>0.000000017</text:p>
              </table:table-cell>
              <table:table-cell office:value-type="float" office:value="8.34522168213939E+023">
                <text:p>8.34522168213939E+023</text:p>
              </table:table-cell>
              <table:table-cell office:value-type="float" office:value="0.0000000170000000000002">
                <text:p>0.0000000170000000000002</text:p>
              </table:table-cell>
              <table:table-cell office:value-type="float" office:value="6.57300000000006E+023">
                <text:p>6.57300000000006E+023</text:p>
              </table:table-cell>
              <table:table-cell office:value-type="float" office:value="0.0000000170000000000002">
                <text:p>0.0000000170000000000002</text:p>
              </table:table-cell>
              <table:table-cell office:value-type="float" office:value="7.07925000000006E+023">
                <text:p>7.07925000000006E+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18">
                <text:p>0.000000018</text:p>
              </table:table-cell>
              <table:table-cell office:value-type="float" office:value="8.58716161621494E+023">
                <text:p>8.58716161621494E+023</text:p>
              </table:table-cell>
              <table:table-cell office:value-type="float" office:value="0.0000000180000000000003">
                <text:p>0.0000000180000000000003</text:p>
              </table:table-cell>
              <table:table-cell office:value-type="float" office:value="6.78600000000006E+023">
                <text:p>6.78600000000006E+023</text:p>
              </table:table-cell>
              <table:table-cell office:value-type="float" office:value="0.0000000180000000000003">
                <text:p>0.0000000180000000000003</text:p>
              </table:table-cell>
              <table:table-cell office:value-type="float" office:value="7.36250000000007E+023">
                <text:p>7.36250000000007E+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19">
                <text:p>0.000000019</text:p>
              </table:table-cell>
              <table:table-cell office:value-type="float" office:value="8.82246862713448E+023">
                <text:p>8.82246862713448E+023</text:p>
              </table:table-cell>
              <table:table-cell office:value-type="float" office:value="0.0000000190000000000005">
                <text:p>0.0000000190000000000005</text:p>
              </table:table-cell>
              <table:table-cell office:value-type="float" office:value="6.98225000000006E+023">
                <text:p>6.98225000000006E+023</text:p>
              </table:table-cell>
              <table:table-cell office:value-type="float" office:value="0.0000000190000000000005">
                <text:p>0.0000000190000000000005</text:p>
              </table:table-cell>
              <table:table-cell office:value-type="float" office:value="7.58650000000007E+023">
                <text:p>7.58650000000007E+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2">
                <text:p>0.00000002</text:p>
              </table:table-cell>
              <table:table-cell office:value-type="float" office:value="9.05165955228797E+023">
                <text:p>9.05165955228797E+023</text:p>
              </table:table-cell>
              <table:table-cell office:value-type="float" office:value="0.00000002">
                <text:p>0.00000002</text:p>
              </table:table-cell>
              <table:table-cell office:value-type="float" office:value="7.20200000000006E+023">
                <text:p>7.20200000000006E+023</text:p>
              </table:table-cell>
              <table:table-cell office:value-type="float" office:value="0.00000002">
                <text:p>0.00000002</text:p>
              </table:table-cell>
              <table:table-cell office:value-type="float" office:value="7.81500000000007E+023">
                <text:p>7.81500000000007E+0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21">
                <text:p>0.000000021</text:p>
              </table:table-cell>
              <table:table-cell office:value-type="float" office:value="9.27518711279854E+023">
                <text:p>9.27518711279854E+023</text:p>
              </table:table-cell>
              <table:table-cell office:value-type="float" office:value="0.0000000210000000000001">
                <text:p>0.0000000210000000000001</text:p>
              </table:table-cell>
              <table:table-cell office:value-type="float" office:value="7.41175000000007E+023">
                <text:p>7.41175000000007E+023</text:p>
              </table:table-cell>
              <table:table-cell office:value-type="float" office:value="0.0000000210000000000001">
                <text:p>0.0000000210000000000001</text:p>
              </table:table-cell>
              <table:table-cell office:value-type="float" office:value="8.04350000000007E+023">
                <text:p>8.04350000000007E+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22">
                <text:p>0.000000022</text:p>
              </table:table-cell>
              <table:table-cell office:value-type="float" office:value="9.49345041758125E+023">
                <text:p>9.49345041758125E+023</text:p>
              </table:table-cell>
              <table:table-cell office:value-type="float" office:value="0.0000000220000000000003">
                <text:p>0.0000000220000000000003</text:p>
              </table:table-cell>
              <table:table-cell office:value-type="float" office:value="7.60350000000007E+023">
                <text:p>7.60350000000007E+023</text:p>
              </table:table-cell>
              <table:table-cell office:value-type="float" office:value="0.0000000220000000000003">
                <text:p>0.0000000220000000000003</text:p>
              </table:table-cell>
              <table:table-cell office:value-type="float" office:value="8.22500000000007E+023">
                <text:p>8.22500000000007E+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23">
                <text:p>0.000000023</text:p>
              </table:table-cell>
              <table:table-cell office:value-type="float" office:value="9.70680333390243E+023">
                <text:p>9.70680333390243E+023</text:p>
              </table:table-cell>
              <table:table-cell office:value-type="float" office:value="0.0000000230000000000004">
                <text:p>0.0000000230000000000004</text:p>
              </table:table-cell>
              <table:table-cell office:value-type="float" office:value="7.83000000000007E+023">
                <text:p>7.83000000000007E+023</text:p>
              </table:table-cell>
              <table:table-cell office:value-type="float" office:value="0.0000000230000000000004">
                <text:p>0.0000000230000000000004</text:p>
              </table:table-cell>
              <table:table-cell office:value-type="float" office:value="8.40850000000008E+023">
                <text:p>8.40850000000008E+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24">
                <text:p>0.000000024</text:p>
              </table:table-cell>
              <table:table-cell office:value-type="float" office:value="9.91556123265547E+023">
                <text:p>9.91556123265547E+023</text:p>
              </table:table-cell>
              <table:table-cell office:value-type="float" office:value="0.0000000240000000000006">
                <text:p>0.0000000240000000000006</text:p>
              </table:table-cell>
              <table:table-cell office:value-type="float" office:value="8.04200000000007E+023">
                <text:p>8.04200000000007E+023</text:p>
              </table:table-cell>
              <table:table-cell office:value-type="float" office:value="0.0000000240000000000006">
                <text:p>0.0000000240000000000006</text:p>
              </table:table-cell>
              <table:table-cell office:value-type="float" office:value="8.62750000000008E+023">
                <text:p>8.62750000000008E+0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25">
                <text:p>0.000000025</text:p>
              </table:table-cell>
              <table:table-cell office:value-type="float" office:value="1.01200064801772E+024">
                <text:p>1.01200064801772E+024</text:p>
              </table:table-cell>
              <table:table-cell office:value-type="float" office:value="0.0000000250000000000007">
                <text:p>0.0000000250000000000007</text:p>
              </table:table-cell>
              <table:table-cell office:value-type="float" office:value="8.20775000000007E+023">
                <text:p>8.20775000000007E+023</text:p>
              </table:table-cell>
              <table:table-cell office:value-type="float" office:value="0.0000000250000000000007">
                <text:p>0.0000000250000000000007</text:p>
              </table:table-cell>
              <table:table-cell office:value-type="float" office:value="8.84950000000008E+023">
                <text:p>8.84950000000008E+0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26">
                <text:p>0.000000026</text:p>
              </table:table-cell>
              <table:table-cell office:value-type="float" office:value="1.03203929524232E+024">
                <text:p>1.03203929524232E+024</text:p>
              </table:table-cell>
              <table:table-cell office:value-type="float" office:value="0.0000000260000000000008">
                <text:p>0.0000000260000000000008</text:p>
              </table:table-cell>
              <table:table-cell office:value-type="float" office:value="8.37825000000007E+023">
                <text:p>8.37825000000007E+023</text:p>
              </table:table-cell>
              <table:table-cell office:value-type="float" office:value="0.0000000260000000000008">
                <text:p>0.0000000260000000000008</text:p>
              </table:table-cell>
              <table:table-cell office:value-type="float" office:value="9.03800000000008E+023">
                <text:p>9.03800000000008E+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27">
                <text:p>0.000000027</text:p>
              </table:table-cell>
              <table:table-cell office:value-type="float" office:value="1.05169497786497E+024">
                <text:p>1.05169497786497E+024</text:p>
              </table:table-cell>
              <table:table-cell office:value-type="float" office:value="0.000000027000000000001">
                <text:p>0.000000027000000000001</text:p>
              </table:table-cell>
              <table:table-cell office:value-type="float" office:value="8.54400000000008E+023">
                <text:p>8.54400000000008E+023</text:p>
              </table:table-cell>
              <table:table-cell office:value-type="float" office:value="0.000000027000000000001">
                <text:p>0.000000027000000000001</text:p>
              </table:table-cell>
              <table:table-cell office:value-type="float" office:value="9.24225000000008E+023">
                <text:p>9.24225000000008E+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28">
                <text:p>0.000000028</text:p>
              </table:table-cell>
              <table:table-cell office:value-type="float" office:value="1.07098844719206E+024">
                <text:p>1.07098844719206E+024</text:p>
              </table:table-cell>
              <table:table-cell office:value-type="float" office:value="0.0000000280000000000011">
                <text:p>0.0000000280000000000011</text:p>
              </table:table-cell>
              <table:table-cell office:value-type="float" office:value="8.71475000000008E+023">
                <text:p>8.71475000000008E+023</text:p>
              </table:table-cell>
              <table:table-cell office:value-type="float" office:value="0.0000000280000000000011">
                <text:p>0.0000000280000000000011</text:p>
              </table:table-cell>
              <table:table-cell office:value-type="float" office:value="9.41950000000008E+023">
                <text:p>9.41950000000008E+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29">
                <text:p>0.000000029</text:p>
              </table:table-cell>
              <table:table-cell office:value-type="float" office:value="1.08993855671416E+024">
                <text:p>1.08993855671416E+024</text:p>
              </table:table-cell>
              <table:table-cell office:value-type="float" office:value="0.0000000290000000000013">
                <text:p>0.0000000290000000000013</text:p>
              </table:table-cell>
              <table:table-cell office:value-type="float" office:value="8.87175000000008E+023">
                <text:p>8.87175000000008E+023</text:p>
              </table:table-cell>
              <table:table-cell office:value-type="float" office:value="0.0000000290000000000013">
                <text:p>0.0000000290000000000013</text:p>
              </table:table-cell>
              <table:table-cell office:value-type="float" office:value="9.59975000000009E+023">
                <text:p>9.59975000000009E+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3">
                <text:p>0.00000003</text:p>
              </table:table-cell>
              <table:table-cell office:value-type="float" office:value="1.10856248601034E+024">
                <text:p>1.10856248601034E+024</text:p>
              </table:table-cell>
              <table:table-cell office:value-type="float" office:value="0.00000003">
                <text:p>0.00000003</text:p>
              </table:table-cell>
              <table:table-cell office:value-type="float" office:value="9.05125000000008E+023">
                <text:p>9.05125000000008E+023</text:p>
              </table:table-cell>
              <table:table-cell office:value-type="float" office:value="0.00000003">
                <text:p>0.00000003</text:p>
              </table:table-cell>
              <table:table-cell office:value-type="float" office:value="9.78275000000009E+023">
                <text:p>9.78275000000009E+0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31">
                <text:p>0.000000031</text:p>
              </table:table-cell>
              <table:table-cell office:value-type="float" office:value="1.1268759320576E+024">
                <text:p>1.1268759320576E+024</text:p>
              </table:table-cell>
              <table:table-cell office:value-type="float" office:value="0.0000000309999999999998">
                <text:p>0.0000000309999999999998</text:p>
              </table:table-cell>
              <table:table-cell office:value-type="float" office:value="9.21700000000008E+023">
                <text:p>9.21700000000008E+023</text:p>
              </table:table-cell>
              <table:table-cell office:value-type="float" office:value="0.0000000309999999999998">
                <text:p>0.0000000309999999999998</text:p>
              </table:table-cell>
              <table:table-cell office:value-type="float" office:value="9.95800000000009E+023">
                <text:p>9.95800000000009E+0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32">
                <text:p>0.000000032</text:p>
              </table:table-cell>
              <table:table-cell office:value-type="float" office:value="1.14489327370043E+024">
                <text:p>1.14489327370043E+024</text:p>
              </table:table-cell>
              <table:table-cell office:value-type="float" office:value="0.0000000319999999999996">
                <text:p>0.0000000319999999999996</text:p>
              </table:table-cell>
              <table:table-cell office:value-type="float" office:value="9.40650000000008E+023">
                <text:p>9.40650000000008E+023</text:p>
              </table:table-cell>
              <table:table-cell office:value-type="float" office:value="0.0000000319999999999996">
                <text:p>0.0000000319999999999996</text:p>
              </table:table-cell>
              <table:table-cell office:value-type="float" office:value="1.01147500000001E+024">
                <text:p>1.01147500000001E+0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33">
                <text:p>0.000000033</text:p>
              </table:table-cell>
              <table:table-cell office:value-type="float" office:value="1.1626277138512E+024">
                <text:p>1.1626277138512E+024</text:p>
              </table:table-cell>
              <table:table-cell office:value-type="float" office:value="0.0000000329999999999994">
                <text:p>0.0000000329999999999994</text:p>
              </table:table-cell>
              <table:table-cell office:value-type="float" office:value="9.56300000000008E+023">
                <text:p>9.56300000000008E+023</text:p>
              </table:table-cell>
              <table:table-cell office:value-type="float" office:value="0.0000000329999999999994">
                <text:p>0.0000000329999999999994</text:p>
              </table:table-cell>
              <table:table-cell office:value-type="float" office:value="1.03012500000001E+024">
                <text:p>1.03012500000001E+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34">
                <text:p>0.000000034</text:p>
              </table:table-cell>
              <table:table-cell office:value-type="float" office:value="1.1800914030799E+024">
                <text:p>1.1800914030799E+024</text:p>
              </table:table-cell>
              <table:table-cell office:value-type="float" office:value="0.0000000339999999999992">
                <text:p>0.0000000339999999999992</text:p>
              </table:table-cell>
              <table:table-cell office:value-type="float" office:value="9.72000000000009E+023">
                <text:p>9.72000000000009E+023</text:p>
              </table:table-cell>
              <table:table-cell office:value-type="float" office:value="0.0000000339999999999992">
                <text:p>0.0000000339999999999992</text:p>
              </table:table-cell>
              <table:table-cell office:value-type="float" office:value="1.04765000000001E+024">
                <text:p>1.04765000000001E+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35">
                <text:p>0.000000035</text:p>
              </table:table-cell>
              <table:table-cell office:value-type="float" office:value="1.19729554754319E+024">
                <text:p>1.19729554754319E+024</text:p>
              </table:table-cell>
              <table:table-cell office:value-type="float" office:value="0.0000000349999999999991">
                <text:p>0.0000000349999999999991</text:p>
              </table:table-cell>
              <table:table-cell office:value-type="float" office:value="9.88575000000009E+023">
                <text:p>9.88575000000009E+023</text:p>
              </table:table-cell>
              <table:table-cell office:value-type="float" office:value="0.0000000349999999999991">
                <text:p>0.0000000349999999999991</text:p>
              </table:table-cell>
              <table:table-cell office:value-type="float" office:value="1.06495000000001E+024">
                <text:p>1.06495000000001E+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36">
                <text:p>0.000000036</text:p>
              </table:table-cell>
              <table:table-cell office:value-type="float" office:value="1.21425050364957E+024">
                <text:p>1.21425050364957E+024</text:p>
              </table:table-cell>
              <table:table-cell office:value-type="float" office:value="0.0000000359999999999989">
                <text:p>0.0000000359999999999989</text:p>
              </table:table-cell>
              <table:table-cell office:value-type="float" office:value="1.00235000000001E+024">
                <text:p>1.00235000000001E+024</text:p>
              </table:table-cell>
              <table:table-cell office:value-type="float" office:value="0.0000000359999999999989">
                <text:p>0.0000000359999999999989</text:p>
              </table:table-cell>
              <table:table-cell office:value-type="float" office:value="1.08055000000001E+024">
                <text:p>1.08055000000001E+0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37">
                <text:p>0.000000037</text:p>
              </table:table-cell>
              <table:table-cell office:value-type="float" office:value="1.23096586142116E+024">
                <text:p>1.23096586142116E+024</text:p>
              </table:table-cell>
              <table:table-cell office:value-type="float" office:value="0.0000000369999999999987">
                <text:p>0.0000000369999999999987</text:p>
              </table:table-cell>
              <table:table-cell office:value-type="float" office:value="1.01925000000001E+024">
                <text:p>1.01925000000001E+024</text:p>
              </table:table-cell>
              <table:table-cell office:value-type="float" office:value="0.0000000369999999999987">
                <text:p>0.0000000369999999999987</text:p>
              </table:table-cell>
              <table:table-cell office:value-type="float" office:value="1.09775000000001E+024">
                <text:p>1.09775000000001E+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38">
                <text:p>0.000000038</text:p>
              </table:table-cell>
              <table:table-cell office:value-type="float" office:value="1.24745051816783E+024">
                <text:p>1.24745051816783E+024</text:p>
              </table:table-cell>
              <table:table-cell office:value-type="float" office:value="0.0000000379999999999985">
                <text:p>0.0000000379999999999985</text:p>
              </table:table-cell>
              <table:table-cell office:value-type="float" office:value="1.03017500000001E+024">
                <text:p>1.03017500000001E+024</text:p>
              </table:table-cell>
              <table:table-cell office:value-type="float" office:value="0.0000000379999999999985">
                <text:p>0.0000000379999999999985</text:p>
              </table:table-cell>
              <table:table-cell office:value-type="float" office:value="1.11162500000001E+024">
                <text:p>1.11162500000001E+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39">
                <text:p>0.000000039</text:p>
              </table:table-cell>
              <table:table-cell office:value-type="float" office:value="1.26371274381347E+024">
                <text:p>1.26371274381347E+024</text:p>
              </table:table-cell>
              <table:table-cell office:value-type="float" office:value="0.0000000389999999999983">
                <text:p>0.0000000389999999999983</text:p>
              </table:table-cell>
              <table:table-cell office:value-type="float" office:value="1.04850000000001E+024">
                <text:p>1.04850000000001E+024</text:p>
              </table:table-cell>
              <table:table-cell office:value-type="float" office:value="0.0000000389999999999983">
                <text:p>0.0000000389999999999983</text:p>
              </table:table-cell>
              <table:table-cell office:value-type="float" office:value="1.12740000000001E+024">
                <text:p>1.12740000000001E+0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4">
                <text:p>0.00000004</text:p>
              </table:table-cell>
              <table:table-cell office:value-type="float" office:value="1.27976023899325E+024">
                <text:p>1.27976023899325E+024</text:p>
              </table:table-cell>
              <table:table-cell office:value-type="float" office:value="0.00000004">
                <text:p>0.00000004</text:p>
              </table:table-cell>
              <table:table-cell office:value-type="float" office:value="1.06495000000001E+024">
                <text:p>1.06495000000001E+024</text:p>
              </table:table-cell>
              <table:table-cell office:value-type="float" office:value="0.00000004">
                <text:p>0.00000004</text:p>
              </table:table-cell>
              <table:table-cell office:value-type="float" office:value="1.14192500000001E+024">
                <text:p>1.14192500000001E+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5">
                <text:p>0.00000005</text:p>
              </table:table-cell>
              <table:table-cell office:value-type="float" office:value="1.42980138902267E+024">
                <text:p>1.42980138902267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06">
                <text:p>0.00000006</text:p>
              </table:table-cell>
              <table:table-cell office:value-type="float" office:value="1.56407581764719E+024">
                <text:p>1.56407581764719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07">
                <text:p>0.00000007</text:p>
              </table:table-cell>
              <table:table-cell office:value-type="float" office:value="1.68570456082101E+024">
                <text:p>1.68570456082101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08">
                <text:p>0.00000008</text:p>
              </table:table-cell>
              <table:table-cell office:value-type="float" office:value="1.79675363458893E+024">
                <text:p>1.79675363458893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9">
                <text:p>0.00000009</text:p>
              </table:table-cell>
              <table:table-cell office:value-type="float" office:value="1.89873104024848E+024">
                <text:p>1.89873104024848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1">
                <text:p>0.0000001</text:p>
              </table:table-cell>
              <table:table-cell office:value-type="float" office:value="1.99281107364271E+024">
                <text:p>1.99281107364271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11">
                <text:p>0.00000011</text:p>
              </table:table-cell>
              <table:table-cell office:value-type="float" office:value="2.07994606958835E+024">
                <text:p>2.07994606958835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12">
                <text:p>0.00000012</text:p>
              </table:table-cell>
              <table:table-cell office:value-type="float" office:value="2.1609281854637E+024">
                <text:p>2.1609281854637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13">
                <text:p>0.00000013</text:p>
              </table:table-cell>
              <table:table-cell office:value-type="float" office:value="2.23642721955046E+024">
                <text:p>2.23642721955046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14">
                <text:p>0.00000014</text:p>
              </table:table-cell>
              <table:table-cell office:value-type="float" office:value="2.30701590612397E+024">
                <text:p>2.30701590612397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15">
                <text:p>0.00000015</text:p>
              </table:table-cell>
              <table:table-cell office:value-type="float" office:value="2.37318804999897E+024">
                <text:p>2.37318804999897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16">
                <text:p>0.00000016</text:p>
              </table:table-cell>
              <table:table-cell office:value-type="float" office:value="2.43537219603647E+024">
                <text:p>2.43537219603647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